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Liberation Serif" svg:font-family="Liberation Serif"/>
  </office:font-face-decls>
  <office:automatic-styles>
    <style:style style:name="P1" style:family="paragraph" style:parent-style-name="Standard" style:master-page-name="Standard">
      <style:paragraph-properties fo:text-align="justify" fo:break-before="auto" fo:text-indent="0cm" fo:line-height="150%" fo:margin-left="2.501cm" fo:margin-right="2.09cm" style:writing-mode="lr-tb"/>
    </style:style>
    <style:style style:name="T1_1" style:family="text">
      <style:text-properties style:font-name="Times New Roman" fo:font-size="9pt" style:font-name-asian="Times New Roman" style:font-size-asian="9pt" style:font-name-complex="Times New Roman" style:font-size-complex="9pt" fo:font-weight="bold" style:font-weight-asian="bold" style:font-weight-complex="bold"/>
    </style:style>
    <style:style style:name="T1_2" style:family="text">
      <style:text-properties style:font-name="Times New Roman" fo:font-size="9pt" style:font-name-asian="Times New Roman" style:font-size-asian="9pt" style:font-name-complex="Times New Roman" style:font-size-complex="9pt" fo:font-weight="bold" style:font-weight-asian="bold" style:font-weight-complex="bold"/>
    </style:style>
    <style:style style:name="T1_3" style:family="text">
      <style:text-properties style:font-name="Times New Roman" fo:font-size="9pt" style:font-name-asian="Times New Roman" style:font-size-asian="9pt" style:font-name-complex="Times New Roman" style:font-size-complex="9pt" fo:font-weight="bold" style:font-weight-asian="bold" style:font-weight-complex="bold"/>
    </style:style>
    <style:style style:name="T1_4" style:family="text">
      <style:text-properties style:font-name="Times New Roman" fo:font-size="9pt" style:font-name-asian="Times New Roman" style:font-size-asian="9pt" style:font-name-complex="Times New Roman" style:font-size-complex="9pt"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text-indent="0cm" fo:line-height="150%" fo:margin-left="2.501cm" fo:margin-right="2.09cm" style:writing-mode="lr-tb"/>
    </style:style>
    <style:style style:name="T2_1" style:family="text">
      <style:text-properties style:font-name="Times New Roman" fo:font-size="9pt" style:font-name-asian="Times New Roman" style:font-size-asian="9pt" style:font-name-complex="Times New Roman" style:font-size-complex="9pt" fo:font-weight="bold" style:font-weight-asian="bold" style:font-weight-complex="bold"/>
    </style:style>
    <style:style style:name="T2_2" style:family="text">
      <style:text-properties style:font-name="Times New Roman" fo:font-size="9pt" style:font-name-asian="Times New Roman" style:font-size-asian="9pt" style:font-name-complex="Times New Roman" style:font-size-complex="9pt" fo:font-weight="bold" style:font-weight-asian="bold" style:font-weight-complex="bold"/>
    </style:style>
    <style:style style:name="T2_3" style:family="text">
      <style:text-properties style:font-name="Times New Roman" fo:font-size="9pt" style:font-name-asian="Times New Roman" style:font-size-asian="9pt" style:font-name-complex="Times New Roman" style:font-size-complex="9pt" fo:font-weight="bold" style:font-weight-asian="bold" style:font-weight-complex="bold"/>
    </style:style>
    <style:style style:name="T2_4" style:family="text">
      <style:text-properties style:font-name="Times New Roman" fo:font-size="9pt" style:font-name-asian="Times New Roman" style:font-size-asian="9pt" style:font-name-complex="Times New Roman" style:font-size-complex="9pt" fo:font-weight="bold" style:font-weight-asian="bold" style:font-weight-complex="bold"/>
    </style:style>
    <style:style style:name="T2_5" style:family="text">
      <style:text-properties style:font-name="Times New Roman" fo:font-size="9pt" style:font-name-asian="Times New Roman" style:font-size-asian="9pt" style:font-name-complex="Times New Roman" style:font-size-complex="9pt" fo:font-weight="bold" style:font-weight-asian="bold" style:font-weight-complex="bold"/>
    </style:style>
    <style:style style:name="P3" style:family="paragraph" style:parent-style-name="Standard">
      <style:paragraph-properties fo:text-align="justify" fo:break-before="auto" fo:text-indent="1.251cm" fo:line-height="150%" fo:margin-left="1.251cm" fo:margin-right="2.09cm" style:writing-mode="lr-tb"/>
    </style:style>
    <style:style style:name="T3_1" style:family="text">
      <style:text-properties fo:color="#c00000" style:font-name="Times New Roman" style:font-name-asian="Times New Roman" style:font-name-complex="Times New Roman"/>
    </style:style>
    <style:style style:name="T3_2" style:family="text">
      <style:text-properties fo:color="#c00000" style:font-name="Times New Roman" style:font-name-asian="Times New Roman" style:font-name-complex="Times New Roman"/>
    </style:style>
    <style:style style:name="T3_3" style:family="text">
      <style:text-properties fo:color="#c00000"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justify" fo:break-before="auto" fo:text-indent="1.27cm" fo:line-height="150%" style:writing-mode="lr-tb"/>
    </style:style>
    <style:style style:name="P5" style:family="paragraph" style:parent-style-name="Standard">
      <style:paragraph-properties fo:text-align="justify" fo:break-before="auto" fo:text-indent="1.251cm" fo:line-height="150%" style:writing-mode="lr-tb"/>
    </style:style>
    <style:style style:name="P6" style:family="paragraph" style:parent-style-name="Standard">
      <style:paragraph-properties fo:text-align="justify" fo:break-before="auto" fo:text-indent="1.251cm" fo:line-height="150%" style:writing-mode="lr-tb"/>
    </style:style>
    <style:style style:name="T6_1" style:family="text">
      <style:text-properties style:font-name="Times New Roman" style:font-name-asian="Times New Roman" style:font-name-complex="Times New Roman"/>
    </style:style>
    <style:style style:name="T6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_9" style:family="text"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justify" fo:break-before="auto" fo:text-indent="1.251cm" fo:line-height="150%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T7_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7_5" style:family="text">
      <style:text-properties style:font-name="Times New Roman" style:font-name-asian="Times New Roman" style:font-name-complex="Times New Roman"/>
    </style:style>
    <style:style style:name="T7_6" style:family="text">
      <style:text-properties style:font-name="Times New Roman" style:font-name-asian="Times New Roman" style:font-name-complex="Times New Roman"/>
    </style:style>
    <style:style style:name="T7_7" style:family="text">
      <style:text-properties style:font-name="Times New Roman" style:font-name-asian="Times New Roman" style:font-name-complex="Times New Roman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T7_12" style:family="text">
      <style:text-properties style:font-name="Times New Roman" style:font-name-asian="Times New Roman" style:font-name-complex="Times New Roman"/>
    </style:style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T7_15" style:family="text">
      <style:text-properties style:font-name="Times New Roman" style:font-name-asian="Times New Roman" style:font-name-complex="Times New Roman"/>
    </style:style>
    <style:style style:name="T7_16" style:family="text">
      <style:text-properties style:font-name="Times New Roman" style:font-name-asian="Times New Roman" style:font-name-complex="Times New Roman"/>
    </style:style>
    <style:style style:name="T7_17" style:family="text">
      <style:text-properties style:font-name="Times New Roman" style:font-name-asian="Times New Roman" style:font-name-complex="Times New Roman"/>
    </style:style>
    <style:style style:name="T7_18" style:family="text">
      <style:text-properties style:font-name="Times New Roman" style:font-name-asian="Times New Roman" style:font-name-complex="Times New Roman"/>
    </style:style>
    <style:style style:name="T7_19" style:family="text">
      <style:text-properties style:font-name="Times New Roman" style:font-name-asian="Times New Roman" style:font-name-complex="Times New Roman"/>
    </style:style>
    <style:style style:name="T7_20" style:family="text">
      <style:text-properties style:font-name="Times New Roman" style:font-name-asian="Times New Roman" style:font-name-complex="Times New Roman"/>
    </style:style>
    <style:style style:name="T7_21" style:family="text">
      <style:text-properties style:font-name="Times New Roman" style:font-name-asian="Times New Roman" style:font-name-complex="Times New Roman"/>
    </style:style>
    <style:style style:name="T7_22" style:family="text">
      <style:text-properties style:font-name="Times New Roman" style:font-name-asian="Times New Roman" style:font-name-complex="Times New Roman"/>
    </style:style>
    <style:style style:name="T7_23" style:family="text">
      <style:text-properties style:font-name="Times New Roman" style:font-name-asian="Times New Roman" style:font-name-complex="Times New Roman"/>
    </style:style>
    <style:style style:name="T7_24" style:family="text">
      <style:text-properties style:font-name="Times New Roman" style:font-name-asian="Times New Roman" style:font-name-complex="Times New Roman"/>
    </style:style>
    <style:style style:name="T7_25" style:family="text">
      <style:text-properties style:font-name="Times New Roman" style:font-name-asian="Times New Roman" style:font-name-complex="Times New Roman"/>
    </style:style>
    <style:style style:name="T7_26" style:family="text">
      <style:text-properties style:font-name="Times New Roman" style:font-name-asian="Times New Roman" style:font-name-complex="Times New Roman"/>
    </style:style>
    <style:style style:name="T7_27" style:family="text">
      <style:text-properties style:font-name="Times New Roman" style:font-name-asian="Times New Roman" style:font-name-complex="Times New Roman"/>
    </style:style>
    <style:style style:name="T7_28" style:family="text">
      <style:text-properties style:font-name="Times New Roman" style:font-name-asian="Times New Roman" style:font-name-complex="Times New Roman"/>
    </style:style>
    <style:style style:name="T7_29" style:family="text">
      <style:text-properties style:font-name="Times New Roman" style:font-name-asian="Times New Roman" style:font-name-complex="Times New Roman"/>
    </style:style>
    <style:style style:name="T7_30" style:family="text">
      <style:text-properties style:font-name="Times New Roman" style:font-name-asian="Times New Roman" style:font-name-complex="Times New Roman"/>
    </style:style>
    <style:style style:name="T7_31" style:family="text">
      <style:text-properties style:font-name="Times New Roman" style:font-name-asian="Times New Roman" style:font-name-complex="Times New Roman"/>
    </style:style>
    <style:style style:name="T7_32" style:family="text">
      <style:text-properties style:font-name="Times New Roman" style:font-name-asian="Times New Roman" style:font-name-complex="Times New Roman"/>
    </style:style>
    <style:style style:name="T7_33" style:family="text">
      <style:text-properties style:font-name="Times New Roman" style:font-name-asian="Times New Roman" style:font-name-complex="Times New Roman"/>
    </style:style>
    <style:style style:name="T7_34" style:family="text">
      <style:text-properties style:font-name="Times New Roman" style:font-name-asian="Times New Roman" style:font-name-complex="Times New Roman"/>
    </style:style>
    <style:style style:name="T7_35" style:family="text">
      <style:text-properties style:font-name="Times New Roman" style:font-name-asian="Times New Roman" style:font-name-complex="Times New Roman"/>
    </style:style>
    <style:style style:name="T7_36" style:family="text">
      <style:text-properties style:font-name="Times New Roman" style:font-name-asian="Times New Roman" style:font-name-complex="Times New Roman"/>
    </style:style>
    <style:style style:name="T7_37" style:family="text">
      <style:text-properties style:font-name="Times New Roman" style:font-name-asian="Times New Roman" style:font-name-complex="Times New Roman"/>
    </style:style>
    <style:style style:name="T7_38" style:family="text">
      <style:text-properties style:font-name="Times New Roman" style:font-name-asian="Times New Roman" style:font-name-complex="Times New Roman"/>
    </style:style>
    <style:style style:name="T7_39" style:family="text">
      <style:text-properties style:font-name="Times New Roman" style:font-name-asian="Times New Roman" style:font-name-complex="Times New Roman"/>
    </style:style>
    <style:style style:name="T7_40" style:family="text">
      <style:text-properties style:font-name="Times New Roman" style:font-name-asian="Times New Roman" style:font-name-complex="Times New Roman"/>
    </style:style>
    <style:style style:name="T7_41" style:family="text">
      <style:text-properties style:font-name="Times New Roman" style:font-name-asian="Times New Roman" style:font-name-complex="Times New Roman"/>
    </style:style>
    <style:style style:name="T7_42" style:family="text">
      <style:text-properties style:font-name="Times New Roman" style:font-name-asian="Times New Roman" style:font-name-complex="Times New Roman"/>
    </style:style>
    <style:style style:name="T7_43" style:family="text">
      <style:text-properties style:font-name="Times New Roman" style:font-name-asian="Times New Roman" style:font-name-complex="Times New Roman"/>
    </style:style>
    <style:style style:name="T7_44" style:family="text">
      <style:text-properties style:font-name="Times New Roman" style:font-name-asian="Times New Roman" style:font-name-complex="Times New Roman"/>
    </style:style>
    <style:style style:name="T7_45" style:family="text">
      <style:text-properties style:font-name="Times New Roman" style:font-name-asian="Times New Roman" style:font-name-complex="Times New Roman"/>
    </style:style>
    <style:style style:name="T7_46" style:family="text">
      <style:text-properties style:font-name="Times New Roman" style:font-name-asian="Times New Roman" style:font-name-complex="Times New Roman"/>
    </style:style>
    <style:style style:name="T7_47" style:family="text">
      <style:text-properties style:font-name="Times New Roman" style:font-name-asian="Times New Roman" style:font-name-complex="Times New Roman"/>
    </style:style>
    <style:style style:name="T7_48" style:family="text">
      <style:text-properties style:font-name="Times New Roman" style:font-name-asian="Times New Roman" style:font-name-complex="Times New Roman"/>
    </style:style>
    <style:style style:name="T7_49" style:family="text">
      <style:text-properties style:font-name="Times New Roman" style:font-name-asian="Times New Roman" style:font-name-complex="Times New Roman"/>
    </style:style>
    <style:style style:name="T7_50" style:family="text">
      <style:text-properties style:font-name="Times New Roman" style:font-name-asian="Times New Roman" style:font-name-complex="Times New Roman"/>
    </style:style>
    <style:style style:name="T7_51" style:family="text">
      <style:text-properties style:font-name="Times New Roman" style:font-name-asian="Times New Roman" style:font-name-complex="Times New Roman"/>
    </style:style>
    <style:style style:name="T7_52" style:family="text">
      <style:text-properties style:font-name="Times New Roman" style:font-name-asian="Times New Roman" style:font-name-complex="Times New Roman"/>
    </style:style>
    <style:style style:name="T7_53" style:family="text" style:parent-style-name="Standard"/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7" style:family="text" style:parent-style-name="Standard"/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 style:parent-style-name="Standard"/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1" style:family="text">
      <style:text-properties style:font-name="Times New Roman" style:font-name-asian="Times New Roman" style:font-name-complex="Times New Roman"/>
    </style:style>
    <style:style style:name="T10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10_33" style:family="text">
      <style:text-properties style:font-name="Times New Roman" style:font-name-asian="Times New Roman" style:font-name-complex="Times New Roman"/>
    </style:style>
    <style:style style:name="T10_34" style:family="text">
      <style:text-properties style:font-name="Times New Roman" style:font-name-asian="Times New Roman" style:font-name-complex="Times New Roman"/>
    </style:style>
    <style:style style:name="T10_35" style:family="text">
      <style:text-properties style:font-name="Times New Roman" style:font-name-asian="Times New Roman" style:font-name-complex="Times New Roman"/>
    </style:style>
    <style:style style:name="T10_36" style:family="text">
      <style:text-properties style:font-name="Times New Roman" style:font-name-asian="Times New Roman" style:font-name-complex="Times New Roman"/>
    </style:style>
    <style:style style:name="T10_37" style:family="text">
      <style:text-properties style:font-name="Times New Roman" style:font-name-asian="Times New Roman" style:font-name-complex="Times New Roman"/>
    </style:style>
    <style:style style:name="T10_38" style:family="text">
      <style:text-properties style:font-name="Times New Roman" style:font-name-asian="Times New Roman" style:font-name-complex="Times New Roman"/>
    </style:style>
    <style:style style:name="T10_39" style:family="text">
      <style:text-properties style:font-name="Times New Roman" style:font-name-asian="Times New Roman" style:font-name-complex="Times New Roman"/>
    </style:style>
    <style:style style:name="T10_40" style:family="text">
      <style:text-properties style:font-name="Times New Roman" style:font-name-asian="Times New Roman" style:font-name-complex="Times New Roman"/>
    </style:style>
    <style:style style:name="T10_41" style:family="text">
      <style:text-properties style:font-name="Times New Roman" style:font-name-asian="Times New Roman" style:font-name-complex="Times New Roman"/>
    </style:style>
    <style:style style:name="T10_42" style:family="text">
      <style:text-properties style:font-name="Times New Roman" style:font-name-asian="Times New Roman" style:font-name-complex="Times New Roman"/>
    </style:style>
    <style:style style:name="T10_43" style:family="text">
      <style:text-properties style:font-name="Times New Roman" style:font-name-asian="Times New Roman" style:font-name-complex="Times New Roman"/>
    </style:style>
    <style:style style:name="T10_44" style:family="text">
      <style:text-properties style:font-name="Times New Roman" style:font-name-asian="Times New Roman" style:font-name-complex="Times New Roman"/>
    </style:style>
    <style:style style:name="T10_45" style:family="text">
      <style:text-properties style:font-name="Times New Roman" style:font-name-asian="Times New Roman" style:font-name-complex="Times New Roman"/>
    </style:style>
    <style:style style:name="T10_46" style:family="text">
      <style:text-properties style:font-name="Times New Roman" style:font-name-asian="Times New Roman" style:font-name-complex="Times New Roman"/>
    </style:style>
    <style:style style:name="T10_47" style:family="text">
      <style:text-properties style:font-name="Times New Roman" style:font-name-asian="Times New Roman" style:font-name-complex="Times New Roman"/>
    </style:style>
    <style:style style:name="T10_48" style:family="text">
      <style:text-properties style:font-name="Times New Roman" style:font-name-asian="Times New Roman" style:font-name-complex="Times New Roman"/>
    </style:style>
    <style:style style:name="T10_49" style:family="text">
      <style:text-properties style:font-name="Times New Roman" style:font-name-asian="Times New Roman" style:font-name-complex="Times New Roman"/>
    </style:style>
    <style:style style:name="T10_50" style:family="text">
      <style:text-properties style:font-name="Times New Roman" style:font-name-asian="Times New Roman" style:font-name-complex="Times New Roman"/>
    </style:style>
    <style:style style:name="T10_51" style:family="text">
      <style:text-properties style:font-name="Times New Roman" style:font-name-asian="Times New Roman" style:font-name-complex="Times New Roman"/>
    </style:style>
    <style:style style:name="T10_52" style:family="text">
      <style:text-properties style:font-name="Times New Roman" style:font-name-asian="Times New Roman" style:font-name-complex="Times New Roman"/>
    </style:style>
    <style:style style:name="T10_53" style:family="text">
      <style:text-properties style:font-name="Times New Roman" style:font-name-asian="Times New Roman" style:font-name-complex="Times New Roman"/>
    </style:style>
    <style:style style:name="T10_54" style:family="text">
      <style:text-properties style:font-name="Times New Roman" style:font-name-asian="Times New Roman" style:font-name-complex="Times New Roman"/>
    </style:style>
    <style:style style:name="T10_55" style:family="text">
      <style:text-properties style:font-name="Times New Roman" style:font-name-asian="Times New Roman" style:font-name-complex="Times New Roman"/>
    </style:style>
    <style:style style:name="T10_56" style:family="text">
      <style:text-properties style:font-name="Times New Roman" style:font-name-asian="Times New Roman" style:font-name-complex="Times New Roman"/>
    </style:style>
    <style:style style:name="T10_57" style:family="text">
      <style:text-properties style:font-name="Times New Roman" style:font-name-asian="Times New Roman" style:font-name-complex="Times New Roman"/>
    </style:style>
    <style:style style:name="T10_58" style:family="text">
      <style:text-properties style:font-name="Times New Roman" style:font-name-asian="Times New Roman" style:font-name-complex="Times New Roman"/>
    </style:style>
    <style:style style:name="T10_59" style:family="text">
      <style:text-properties style:font-name="Times New Roman" style:font-name-asian="Times New Roman" style:font-name-complex="Times New Roman"/>
    </style:style>
    <style:style style:name="T10_60" style:family="text">
      <style:text-properties style:font-name="Times New Roman" style:font-name-asian="Times New Roman" style:font-name-complex="Times New Roman"/>
    </style:style>
    <style:style style:name="T10_61" style:family="text">
      <style:text-properties style:font-name="Times New Roman" style:font-name-asian="Times New Roman" style:font-name-complex="Times New Roman"/>
    </style:style>
    <style:style style:name="T10_62" style:family="text">
      <style:text-properties style:font-name="Times New Roman" style:font-name-asian="Times New Roman" style:font-name-complex="Times New Roman"/>
    </style:style>
    <style:style style:name="T10_63" style:family="text">
      <style:text-properties style:font-name="Times New Roman" style:font-name-asian="Times New Roman" style:font-name-complex="Times New Roman"/>
    </style:style>
    <style:style style:name="T10_64" style:family="text">
      <style:text-properties style:font-name="Times New Roman" style:font-name-asian="Times New Roman" style:font-name-complex="Times New Roman"/>
    </style:style>
    <style:style style:name="T10_65" style:family="text">
      <style:text-properties style:font-name="Times New Roman" style:font-name-asian="Times New Roman" style:font-name-complex="Times New Roman"/>
    </style:style>
    <style:style style:name="T10_66" style:family="text">
      <style:text-properties style:font-name="Times New Roman" style:font-name-asian="Times New Roman" style:font-name-complex="Times New Roman"/>
    </style:style>
    <style:style style:name="T10_67" style:family="text">
      <style:text-properties style:font-name="Times New Roman" style:font-name-asian="Times New Roman" style:font-name-complex="Times New Roman"/>
    </style:style>
    <style:style style:name="T10_68" style:family="text">
      <style:text-properties style:font-name="Times New Roman" style:font-name-asian="Times New Roman" style:font-name-complex="Times New Roman"/>
    </style:style>
    <style:style style:name="T10_69" style:family="text">
      <style:text-properties style:font-name="Times New Roman" style:font-name-asian="Times New Roman" style:font-name-complex="Times New Roman"/>
    </style:style>
    <style:style style:name="T10_70" style:family="text">
      <style:text-properties style:font-name="Times New Roman" style:font-name-asian="Times New Roman" style:font-name-complex="Times New Roman"/>
    </style:style>
    <style:style style:name="T10_71" style:family="text">
      <style:text-properties style:font-name="Times New Roman" style:font-name-asian="Times New Roman" style:font-name-complex="Times New Roman"/>
    </style:style>
    <style:style style:name="T10_72" style:family="text">
      <style:text-properties style:font-name="Times New Roman" style:font-name-asian="Times New Roman" style:font-name-complex="Times New Roman"/>
    </style:style>
    <style:style style:name="T10_73" style:family="text">
      <style:text-properties style:font-name="Times New Roman" style:font-name-asian="Times New Roman" style:font-name-complex="Times New Roman"/>
    </style:style>
    <style:style style:name="T10_74" style:family="text">
      <style:text-properties style:font-name="Times New Roman" style:font-name-asian="Times New Roman" style:font-name-complex="Times New Roman"/>
    </style:style>
    <style:style style:name="T10_75" style:family="text" style:parent-style-name="Standard"/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font-name="Times New Roman" style:font-name-asian="Times New Roman" style:font-name-complex="Times New Roman"/>
    </style:style>
    <style:style style:name="T11_4" style:family="text">
      <style:text-properties style:font-name="Times New Roman" style:font-name-asian="Times New Roman" style:font-name-complex="Times New Roman"/>
    </style:style>
    <style:style style:name="T11_5" style:family="text">
      <style:text-properties style:font-name="Times New Roman" style:font-name-asian="Times New Roman" style:font-name-complex="Times New Roman"/>
    </style:style>
    <style:style style:name="T11_6" style:family="text">
      <style:text-properties style:font-name="Times New Roman" style:font-name-asian="Times New Roman" style:font-name-complex="Times New Roman"/>
    </style:style>
    <style:style style:name="T11_7" style:family="text">
      <style:text-properties style:font-name="Times New Roman" style:font-name-asian="Times New Roman" style:font-name-complex="Times New Roman"/>
    </style:style>
    <style:style style:name="T11_8" style:family="text">
      <style:text-properties style:font-name="Times New Roman" style:font-name-asian="Times New Roman" style:font-name-complex="Times New Roman"/>
    </style:style>
    <style:style style:name="T11_9" style:family="text">
      <style:text-properties style:font-name="Times New Roman" style:font-name-asian="Times New Roman" style:font-name-complex="Times New Roman"/>
    </style:style>
    <style:style style:name="T11_10" style:family="text">
      <style:text-properties style:font-name="Times New Roman" style:font-name-asian="Times New Roman" style:font-name-complex="Times New Roman"/>
    </style:style>
    <style:style style:name="T11_11" style:family="text">
      <style:text-properties style:font-name="Times New Roman" style:font-name-asian="Times New Roman" style:font-name-complex="Times New Roman"/>
    </style:style>
    <style:style style:name="T11_12" style:family="text">
      <style:text-properties style:font-name="Times New Roman" style:font-name-asian="Times New Roman" style:font-name-complex="Times New Roman"/>
    </style:style>
    <style:style style:name="T11_13" style:family="text">
      <style:text-properties style:font-name="Times New Roman" style:font-name-asian="Times New Roman" style:font-name-complex="Times New Roman"/>
    </style:style>
    <style:style style:name="T11_14" style:family="text">
      <style:text-properties style:font-name="Times New Roman" style:font-name-asian="Times New Roman" style:font-name-complex="Times New Roman"/>
    </style:style>
    <style:style style:name="T11_15" style:family="text">
      <style:text-properties style:font-name="Times New Roman" style:font-name-asian="Times New Roman" style:font-name-complex="Times New Roman"/>
    </style:style>
    <style:style style:name="T11_16" style:family="text">
      <style:text-properties style:font-name="Times New Roman" style:font-name-asian="Times New Roman" style:font-name-complex="Times New Roman"/>
    </style:style>
    <style:style style:name="T11_17" style:family="text">
      <style:text-properties style:font-name="Times New Roman" style:font-name-asian="Times New Roman" style:font-name-complex="Times New Roman"/>
    </style:style>
    <style:style style:name="T11_18" style:family="text">
      <style:text-properties style:font-name="Times New Roman" style:font-name-asian="Times New Roman" style:font-name-complex="Times New Roman"/>
    </style:style>
    <style:style style:name="T11_19" style:family="text">
      <style:text-properties style:font-name="Times New Roman" style:font-name-asian="Times New Roman" style:font-name-complex="Times New Roman"/>
    </style:style>
    <style:style style:name="T11_20" style:family="text">
      <style:text-properties style:font-name="Times New Roman" style:font-name-asian="Times New Roman" style:font-name-complex="Times New Roman"/>
    </style:style>
    <style:style style:name="T11_21" style:family="text">
      <style:text-properties style:font-name="Times New Roman" style:font-name-asian="Times New Roman" style:font-name-complex="Times New Roman"/>
    </style:style>
    <style:style style:name="T11_22" style:family="text">
      <style:text-properties style:font-name="Times New Roman" style:font-name-asian="Times New Roman" style:font-name-complex="Times New Roman"/>
    </style:style>
    <style:style style:name="T11_23" style:family="text">
      <style:text-properties style:font-name="Times New Roman" style:font-name-asian="Times New Roman" style:font-name-complex="Times New Roman"/>
    </style:style>
    <style:style style:name="T11_24" style:family="text">
      <style:text-properties style:font-name="Times New Roman" style:font-name-asian="Times New Roman" style:font-name-complex="Times New Roman"/>
    </style:style>
    <style:style style:name="T11_25" style:family="text">
      <style:text-properties style:font-name="Times New Roman" style:font-name-asian="Times New Roman" style:font-name-complex="Times New Roman"/>
    </style:style>
    <style:style style:name="T11_26" style:family="text">
      <style:text-properties style:font-name="Times New Roman" style:font-name-asian="Times New Roman" style:font-name-complex="Times New Roman"/>
    </style:style>
    <style:style style:name="T11_27" style:family="text">
      <style:text-properties style:font-name="Times New Roman" style:font-name-asian="Times New Roman" style:font-name-complex="Times New Roman"/>
    </style:style>
    <style:style style:name="T11_28" style:family="text">
      <style:text-properties style:font-name="Times New Roman" style:font-name-asian="Times New Roman" style:font-name-complex="Times New Roman"/>
    </style:style>
    <style:style style:name="T11_29" style:family="text">
      <style:text-properties style:font-name="Times New Roman" style:font-name-asian="Times New Roman" style:font-name-complex="Times New Roman"/>
    </style:style>
    <style:style style:name="T11_30" style:family="text">
      <style:text-properties style:font-name="Times New Roman" style:font-name-asian="Times New Roman" style:font-name-complex="Times New Roman"/>
    </style:style>
    <style:style style:name="T11_31" style:family="text">
      <style:text-properties style:font-name="Times New Roman" style:font-name-asian="Times New Roman" style:font-name-complex="Times New Roman"/>
    </style:style>
    <style:style style:name="T11_32" style:family="text">
      <style:text-properties style:font-name="Times New Roman" style:font-name-asian="Times New Roman" style:font-name-complex="Times New Roman"/>
    </style:style>
    <style:style style:name="T11_33" style:family="text">
      <style:text-properties style:font-name="Times New Roman" style:font-name-asian="Times New Roman" style:font-name-complex="Times New Roman"/>
    </style:style>
    <style:style style:name="T11_34" style:family="text">
      <style:text-properties style:font-name="Times New Roman" style:font-name-asian="Times New Roman" style:font-name-complex="Times New Roman"/>
    </style:style>
    <style:style style:name="T11_35" style:family="text">
      <style:text-properties style:font-name="Times New Roman" style:font-name-asian="Times New Roman" style:font-name-complex="Times New Roman"/>
    </style:style>
    <style:style style:name="T11_36" style:family="text">
      <style:text-properties style:font-name="Times New Roman" style:font-name-asian="Times New Roman" style:font-name-complex="Times New Roman"/>
    </style:style>
    <style:style style:name="T11_37" style:family="text">
      <style:text-properties style:font-name="Times New Roman" style:font-name-asian="Times New Roman" style:font-name-complex="Times New Roman"/>
    </style:style>
    <style:style style:name="T11_38" style:family="text">
      <style:text-properties style:font-name="Times New Roman" style:font-name-asian="Times New Roman" style:font-name-complex="Times New Roman"/>
    </style:style>
    <style:style style:name="T11_39" style:family="text">
      <style:text-properties style:font-name="Times New Roman" style:font-name-asian="Times New Roman" style:font-name-complex="Times New Roman"/>
    </style:style>
    <style:style style:name="T11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11_41" style:family="text">
      <style:text-properties style:font-name="Times New Roman" style:font-name-asian="Times New Roman" style:font-name-complex="Times New Roman"/>
    </style:style>
    <style:style style:name="T11_42" style:family="text">
      <style:text-properties style:font-name="Times New Roman" style:font-name-asian="Times New Roman" style:font-name-complex="Times New Roman"/>
    </style:style>
    <style:style style:name="T11_43" style:family="text">
      <style:text-properties style:font-name="Times New Roman" style:font-name-asian="Times New Roman" style:font-name-complex="Times New Roman"/>
    </style:style>
    <style:style style:name="T11_44" style:family="text">
      <style:text-properties style:font-name="Times New Roman" style:font-name-asian="Times New Roman" style:font-name-complex="Times New Roman"/>
    </style:style>
    <style:style style:name="T11_45" style:family="text">
      <style:text-properties style:font-name="Times New Roman" style:font-name-asian="Times New Roman" style:font-name-complex="Times New Roman"/>
    </style:style>
    <style:style style:name="T11_46" style:family="text">
      <style:text-properties style:font-name="Times New Roman" style:font-name-asian="Times New Roman" style:font-name-complex="Times New Roman"/>
    </style:style>
    <style:style style:name="T11_47" style:family="text">
      <style:text-properties style:font-name="Times New Roman" style:font-name-asian="Times New Roman" style:font-name-complex="Times New Roman"/>
    </style:style>
    <style:style style:name="T11_48" style:family="text">
      <style:text-properties style:font-name="Times New Roman" style:font-name-asian="Times New Roman" style:font-name-complex="Times New Roman"/>
    </style:style>
    <style:style style:name="T11_49" style:family="text">
      <style:text-properties style:font-name="Times New Roman" style:font-name-asian="Times New Roman" style:font-name-complex="Times New Roman"/>
    </style:style>
    <style:style style:name="T11_50" style:family="text">
      <style:text-properties style:font-name="Times New Roman" style:font-name-asian="Times New Roman" style:font-name-complex="Times New Roman"/>
    </style:style>
    <style:style style:name="T11_51" style:family="text">
      <style:text-properties style:font-name="Times New Roman" style:font-name-asian="Times New Roman" style:font-name-complex="Times New Roman"/>
    </style:style>
    <style:style style:name="T11_52" style:family="text">
      <style:text-properties style:font-name="Times New Roman" style:font-name-asian="Times New Roman" style:font-name-complex="Times New Roman"/>
    </style:style>
    <style:style style:name="T11_53" style:family="text">
      <style:text-properties style:font-name="Times New Roman" style:font-name-asian="Times New Roman" style:font-name-complex="Times New Roman"/>
    </style:style>
    <style:style style:name="T11_54" style:family="text">
      <style:text-properties style:font-name="Times New Roman" style:font-name-asian="Times New Roman" style:font-name-complex="Times New Roman"/>
    </style:style>
    <style:style style:name="T11_55" style:family="text">
      <style:text-properties style:font-name="Times New Roman" style:font-name-asian="Times New Roman" style:font-name-complex="Times New Roman"/>
    </style:style>
    <style:style style:name="T11_56" style:family="text">
      <style:text-properties style:font-name="Times New Roman" style:font-name-asian="Times New Roman" style:font-name-complex="Times New Roman"/>
    </style:style>
    <style:style style:name="T11_57" style:family="text">
      <style:text-properties style:font-name="Times New Roman" style:font-name-asian="Times New Roman" style:font-name-complex="Times New Roman"/>
    </style:style>
    <style:style style:name="T11_58" style:family="text">
      <style:text-properties style:font-name="Times New Roman" style:font-name-asian="Times New Roman" style:font-name-complex="Times New Roman"/>
    </style:style>
    <style:style style:name="T11_59" style:family="text">
      <style:text-properties style:font-name="Times New Roman" style:font-name-asian="Times New Roman" style:font-name-complex="Times New Roman"/>
    </style:style>
    <style:style style:name="T11_60" style:family="text">
      <style:text-properties style:font-name="Times New Roman" style:font-name-asian="Times New Roman" style:font-name-complex="Times New Roman"/>
    </style:style>
    <style:style style:name="T11_61" style:family="text">
      <style:text-properties style:font-name="Times New Roman" style:font-name-asian="Times New Roman" style:font-name-complex="Times New Roman"/>
    </style:style>
    <style:style style:name="T11_62" style:family="text">
      <style:text-properties style:font-name="Times New Roman" style:font-name-asian="Times New Roman" style:font-name-complex="Times New Roman"/>
    </style:style>
    <style:style style:name="T11_63" style:family="text">
      <style:text-properties style:font-name="Times New Roman" style:font-name-asian="Times New Roman" style:font-name-complex="Times New Roman"/>
    </style:style>
    <style:style style:name="T11_64" style:family="text">
      <style:text-properties style:font-name="Times New Roman" style:font-name-asian="Times New Roman" style:font-name-complex="Times New Roman"/>
    </style:style>
    <style:style style:name="T11_65" style:family="text">
      <style:text-properties style:font-name="Times New Roman" style:font-name-asian="Times New Roman" style:font-name-complex="Times New Roman"/>
    </style:style>
    <style:style style:name="T11_66" style:family="text">
      <style:text-properties style:font-name="Times New Roman" style:font-name-asian="Times New Roman" style:font-name-complex="Times New Roman"/>
    </style:style>
    <style:style style:name="T11_67" style:family="text">
      <style:text-properties style:font-name="Times New Roman" style:font-name-asian="Times New Roman" style:font-name-complex="Times New Roman"/>
    </style:style>
    <style:style style:name="T11_68" style:family="text">
      <style:text-properties style:font-name="Times New Roman" style:font-name-asian="Times New Roman" style:font-name-complex="Times New Roman"/>
    </style:style>
    <style:style style:name="T11_69" style:family="text">
      <style:text-properties style:font-name="Times New Roman" style:font-name-asian="Times New Roman" style:font-name-complex="Times New Roman"/>
    </style:style>
    <style:style style:name="T11_70" style:family="text">
      <style:text-properties style:font-name="Times New Roman" style:font-name-asian="Times New Roman" style:font-name-complex="Times New Roman"/>
    </style:style>
    <style:style style:name="T11_71" style:family="text">
      <style:text-properties style:font-name="Times New Roman" style:font-name-asian="Times New Roman" style:font-name-complex="Times New Roman"/>
    </style:style>
    <style:style style:name="T11_72" style:family="text">
      <style:text-properties style:font-name="Times New Roman" style:font-name-asian="Times New Roman" style:font-name-complex="Times New Roman"/>
    </style:style>
    <style:style style:name="T11_73" style:family="text">
      <style:text-properties style:font-name="Times New Roman" style:font-name-asian="Times New Roman" style:font-name-complex="Times New Roman"/>
    </style:style>
    <style:style style:name="T11_74" style:family="text">
      <style:text-properties style:font-name="Times New Roman" style:font-name-asian="Times New Roman" style:font-name-complex="Times New Roman"/>
    </style:style>
    <style:style style:name="T11_75" style:family="text">
      <style:text-properties style:font-name="Times New Roman" style:font-name-asian="Times New Roman" style:font-name-complex="Times New Roman"/>
    </style:style>
    <style:style style:name="T11_76" style:family="text">
      <style:text-properties style:font-name="Times New Roman" style:font-name-asian="Times New Roman" style:font-name-complex="Times New Roman"/>
    </style:style>
    <style:style style:name="T11_77" style:family="text">
      <style:text-properties style:font-name="Times New Roman" style:font-name-asian="Times New Roman" style:font-name-complex="Times New Roman"/>
    </style:style>
    <style:style style:name="T11_78" style:family="text">
      <style:text-properties style:font-name="Times New Roman" style:font-name-asian="Times New Roman" style:font-name-complex="Times New Roman"/>
    </style:style>
    <style:style style:name="T11_79" style:family="text">
      <style:text-properties style:font-name="Times New Roman" style:font-name-asian="Times New Roman" style:font-name-complex="Times New Roman"/>
    </style:style>
    <style:style style:name="T11_80" style:family="text">
      <style:text-properties style:font-name="Times New Roman" style:font-name-asian="Times New Roman" style:font-name-complex="Times New Roman"/>
    </style:style>
    <style:style style:name="T11_81" style:family="text">
      <style:text-properties style:font-name="Times New Roman" style:font-name-asian="Times New Roman" style:font-name-complex="Times New Roman"/>
    </style:style>
    <style:style style:name="T11_82" style:family="text">
      <style:text-properties style:font-name="Times New Roman" style:font-name-asian="Times New Roman" style:font-name-complex="Times New Roman"/>
    </style:style>
    <style:style style:name="T11_83" style:family="text">
      <style:text-properties style:font-name="Times New Roman" style:font-name-asian="Times New Roman" style:font-name-complex="Times New Roman"/>
    </style:style>
    <style:style style:name="T11_84" style:family="text">
      <style:text-properties style:font-name="Times New Roman" style:font-name-asian="Times New Roman" style:font-name-complex="Times New Roman"/>
    </style:style>
    <style:style style:name="T11_85" style:family="text">
      <style:text-properties style:font-name="Times New Roman" style:font-name-asian="Times New Roman" style:font-name-complex="Times New Roman"/>
    </style:style>
    <style:style style:name="T11_86" style:family="text">
      <style:text-properties style:font-name="Times New Roman" style:font-name-asian="Times New Roman" style:font-name-complex="Times New Roman"/>
    </style:style>
    <style:style style:name="T11_87" style:family="text">
      <style:text-properties style:font-name="Times New Roman" style:font-name-asian="Times New Roman" style:font-name-complex="Times New Roman"/>
    </style:style>
    <style:style style:name="T11_88" style:family="text">
      <style:text-properties style:font-name="Times New Roman" style:font-name-asian="Times New Roman" style:font-name-complex="Times New Roman"/>
    </style:style>
    <style:style style:name="T11_89" style:family="text">
      <style:text-properties style:font-name="Times New Roman" style:font-name-asian="Times New Roman" style:font-name-complex="Times New Roman"/>
    </style:style>
    <style:style style:name="T11_90" style:family="text">
      <style:text-properties style:font-name="Times New Roman" style:font-name-asian="Times New Roman" style:font-name-complex="Times New Roman"/>
    </style:style>
    <style:style style:name="T11_91" style:family="text">
      <style:text-properties style:font-name="Times New Roman" style:font-name-asian="Times New Roman" style:font-name-complex="Times New Roman"/>
    </style:style>
    <style:style style:name="T11_92" style:family="text">
      <style:text-properties style:font-name="Times New Roman" style:font-name-asian="Times New Roman" style:font-name-complex="Times New Roman"/>
    </style:style>
    <style:style style:name="T11_93" style:family="text">
      <style:text-properties style:font-name="Times New Roman" style:font-name-asian="Times New Roman" style:font-name-complex="Times New Roman"/>
    </style:style>
    <style:style style:name="T11_94" style:family="text">
      <style:text-properties style:font-name="Times New Roman" style:font-name-asian="Times New Roman" style:font-name-complex="Times New Roman"/>
    </style:style>
    <style:style style:name="T11_95" style:family="text">
      <style:text-properties style:font-name="Times New Roman" style:font-name-asian="Times New Roman" style:font-name-complex="Times New Roman"/>
    </style:style>
    <style:style style:name="T11_96" style:family="text">
      <style:text-properties style:font-name="Times New Roman" style:font-name-asian="Times New Roman" style:font-name-complex="Times New Roman"/>
    </style:style>
    <style:style style:name="T11_97" style:family="text">
      <style:text-properties style:font-name="Times New Roman" style:font-name-asian="Times New Roman" style:font-name-complex="Times New Roman"/>
    </style:style>
    <style:style style:name="T11_98" style:family="text">
      <style:text-properties style:font-name="Times New Roman" style:font-name-asian="Times New Roman" style:font-name-complex="Times New Roman"/>
    </style:style>
    <style:style style:name="T11_99" style:family="text">
      <style:text-properties style:font-name="Times New Roman" style:font-name-asian="Times New Roman" style:font-name-complex="Times New Roman"/>
    </style:style>
    <style:style style:name="T11_100" style:family="text">
      <style:text-properties style:font-name="Times New Roman" style:font-name-asian="Times New Roman" style:font-name-complex="Times New Roman"/>
    </style:style>
    <style:style style:name="T11_101" style:family="text">
      <style:text-properties style:font-name="Times New Roman" style:font-name-asian="Times New Roman" style:font-name-complex="Times New Roman"/>
    </style:style>
    <style:style style:name="T11_102" style:family="text">
      <style:text-properties style:font-name="Times New Roman" style:font-name-asian="Times New Roman" style:font-name-complex="Times New Roman"/>
    </style:style>
    <style:style style:name="T11_103" style:family="text">
      <style:text-properties style:font-name="Times New Roman" style:font-name-asian="Times New Roman" style:font-name-complex="Times New Roman"/>
    </style:style>
    <style:style style:name="T11_104" style:family="text">
      <style:text-properties style:font-name="Times New Roman" style:font-name-asian="Times New Roman" style:font-name-complex="Times New Roman"/>
    </style:style>
    <style:style style:name="T11_105" style:family="text">
      <style:text-properties style:font-name="Times New Roman" style:font-name-asian="Times New Roman" style:font-name-complex="Times New Roman"/>
    </style:style>
    <style:style style:name="T11_106" style:family="text">
      <style:text-properties style:font-name="Times New Roman" style:font-name-asian="Times New Roman" style:font-name-complex="Times New Roman"/>
    </style:style>
    <style:style style:name="T11_107" style:family="text">
      <style:text-properties style:font-name="Times New Roman" style:font-name-asian="Times New Roman" style:font-name-complex="Times New Roman"/>
    </style:style>
    <style:style style:name="T11_108" style:family="text">
      <style:text-properties style:font-name="Times New Roman" style:font-name-asian="Times New Roman" style:font-name-complex="Times New Roman"/>
    </style:style>
    <style:style style:name="T11_109" style:family="text">
      <style:text-properties style:font-name="Times New Roman" style:font-name-asian="Times New Roman" style:font-name-complex="Times New Roman"/>
    </style:style>
    <style:style style:name="T11_110" style:family="text">
      <style:text-properties style:font-name="Times New Roman" style:font-name-asian="Times New Roman" style:font-name-complex="Times New Roman"/>
    </style:style>
    <style:style style:name="T11_111" style:family="text">
      <style:text-properties style:font-name="Times New Roman" style:font-name-asian="Times New Roman" style:font-name-complex="Times New Roman"/>
    </style:style>
    <style:style style:name="T11_112" style:family="text">
      <style:text-properties style:font-name="Times New Roman" style:font-name-asian="Times New Roman" style:font-name-complex="Times New Roman"/>
    </style:style>
    <style:style style:name="T11_113" style:family="text">
      <style:text-properties style:font-name="Times New Roman" style:font-name-asian="Times New Roman" style:font-name-complex="Times New Roman"/>
    </style:style>
    <style:style style:name="T11_114" style:family="text">
      <style:text-properties style:font-name="Times New Roman" style:font-name-asian="Times New Roman" style:font-name-complex="Times New Roman"/>
    </style:style>
    <style:style style:name="T11_115" style:family="text">
      <style:text-properties style:font-name="Times New Roman" style:font-name-asian="Times New Roman" style:font-name-complex="Times New Roman"/>
    </style:style>
    <style:style style:name="T11_116" style:family="text">
      <style:text-properties style:font-name="Times New Roman" style:font-name-asian="Times New Roman" style:font-name-complex="Times New Roman"/>
    </style:style>
    <style:style style:name="T11_117" style:family="text">
      <style:text-properties style:font-name="Times New Roman" style:font-name-asian="Times New Roman" style:font-name-complex="Times New Roman"/>
    </style:style>
    <style:style style:name="T11_118" style:family="text">
      <style:text-properties style:font-name="Times New Roman" style:font-name-asian="Times New Roman" style:font-name-complex="Times New Roman"/>
    </style:style>
    <style:style style:name="T11_119" style:family="text">
      <style:text-properties style:font-name="Times New Roman" style:font-name-asian="Times New Roman" style:font-name-complex="Times New Roman"/>
    </style:style>
    <style:style style:name="T11_120" style:family="text">
      <style:text-properties style:font-name="Times New Roman" style:font-name-asian="Times New Roman" style:font-name-complex="Times New Roman"/>
    </style:style>
    <style:style style:name="T11_121" style:family="text">
      <style:text-properties style:font-name="Times New Roman" style:font-name-asian="Times New Roman" style:font-name-complex="Times New Roman"/>
    </style:style>
    <style:style style:name="T11_122" style:family="text">
      <style:text-properties style:font-name="Times New Roman" style:font-name-asian="Times New Roman" style:font-name-complex="Times New Roman"/>
    </style:style>
    <style:style style:name="T11_123" style:family="text">
      <style:text-properties style:font-name="Times New Roman" style:font-name-asian="Times New Roman" style:font-name-complex="Times New Roman"/>
    </style:style>
    <style:style style:name="T11_124" style:family="text">
      <style:text-properties style:font-name="Times New Roman" style:font-name-asian="Times New Roman" style:font-name-complex="Times New Roman"/>
    </style:style>
    <style:style style:name="T11_125" style:family="text">
      <style:text-properties style:font-name="Times New Roman" style:font-name-asian="Times New Roman" style:font-name-complex="Times New Roman"/>
    </style:style>
    <style:style style:name="T11_126" style:family="text">
      <style:text-properties style:font-name="Times New Roman" style:font-name-asian="Times New Roman" style:font-name-complex="Times New Roman"/>
    </style:style>
    <style:style style:name="T11_127" style:family="text">
      <style:text-properties style:font-name="Times New Roman" style:font-name-asian="Times New Roman" style:font-name-complex="Times New Roman"/>
    </style:style>
    <style:style style:name="T11_128" style:family="text">
      <style:text-properties style:font-name="Times New Roman" style:font-name-asian="Times New Roman" style:font-name-complex="Times New Roman"/>
    </style:style>
    <style:style style:name="T11_129" style:family="text">
      <style:text-properties style:font-name="Times New Roman" style:font-name-asian="Times New Roman" style:font-name-complex="Times New Roman"/>
    </style:style>
    <style:style style:name="T11_130" style:family="text">
      <style:text-properties style:font-name="Times New Roman" style:font-name-asian="Times New Roman" style:font-name-complex="Times New Roman"/>
    </style:style>
    <style:style style:name="T11_131" style:family="text">
      <style:text-properties style:font-name="Times New Roman" style:font-name-asian="Times New Roman" style:font-name-complex="Times New Roman"/>
    </style:style>
    <style:style style:name="T11_132" style:family="text">
      <style:text-properties style:font-name="Times New Roman" style:font-name-asian="Times New Roman" style:font-name-complex="Times New Roman"/>
    </style:style>
    <style:style style:name="T11_133" style:family="text">
      <style:text-properties style:font-name="Times New Roman" style:font-name-asian="Times New Roman" style:font-name-complex="Times New Roman"/>
    </style:style>
    <style:style style:name="T11_134" style:family="text">
      <style:text-properties style:font-name="Times New Roman" style:font-name-asian="Times New Roman" style:font-name-complex="Times New Roman"/>
    </style:style>
    <style:style style:name="T11_135" style:family="text">
      <style:text-properties style:font-name="Times New Roman" style:font-name-asian="Times New Roman" style:font-name-complex="Times New Roman"/>
    </style:style>
    <style:style style:name="T11_136" style:family="text">
      <style:text-properties style:font-name="Times New Roman" style:font-name-asian="Times New Roman" style:font-name-complex="Times New Roman"/>
    </style:style>
    <style:style style:name="T11_137" style:family="text">
      <style:text-properties style:font-name="Times New Roman" style:font-name-asian="Times New Roman" style:font-name-complex="Times New Roman"/>
    </style:style>
    <style:style style:name="T11_138" style:family="text">
      <style:text-properties style:font-name="Times New Roman" style:font-name-asian="Times New Roman" style:font-name-complex="Times New Roman"/>
    </style:style>
    <style:style style:name="T11_139" style:family="text">
      <style:text-properties style:font-name="Times New Roman" style:font-name-asian="Times New Roman" style:font-name-complex="Times New Roman"/>
    </style:style>
    <style:style style:name="T11_140" style:family="text">
      <style:text-properties style:font-name="Times New Roman" style:font-name-asian="Times New Roman" style:font-name-complex="Times New Roman"/>
    </style:style>
    <style:style style:name="T11_141" style:family="text">
      <style:text-properties style:font-name="Times New Roman" style:font-name-asian="Times New Roman" style:font-name-complex="Times New Roman"/>
    </style:style>
    <style:style style:name="T11_142" style:family="text">
      <style:text-properties style:font-name="Times New Roman" style:font-name-asian="Times New Roman" style:font-name-complex="Times New Roman"/>
    </style:style>
    <style:style style:name="T11_143" style:family="text">
      <style:text-properties style:font-name="Times New Roman" style:font-name-asian="Times New Roman" style:font-name-complex="Times New Roman"/>
    </style:style>
    <style:style style:name="T11_144" style:family="text">
      <style:text-properties style:font-name="Times New Roman" style:font-name-asian="Times New Roman" style:font-name-complex="Times New Roman"/>
    </style:style>
    <style:style style:name="T11_145" style:family="text">
      <style:text-properties style:font-name="Times New Roman" style:font-name-asian="Times New Roman" style:font-name-complex="Times New Roman"/>
    </style:style>
    <style:style style:name="T11_146" style:family="text">
      <style:text-properties style:font-name="Times New Roman" style:font-name-asian="Times New Roman" style:font-name-complex="Times New Roman"/>
    </style:style>
    <style:style style:name="T11_147" style:family="text">
      <style:text-properties style:font-name="Times New Roman" style:font-name-asian="Times New Roman" style:font-name-complex="Times New Roman"/>
    </style:style>
    <style:style style:name="T11_148" style:family="text">
      <style:text-properties style:font-name="Times New Roman" style:font-name-asian="Times New Roman" style:font-name-complex="Times New Roman"/>
    </style:style>
    <style:style style:name="T11_149" style:family="text">
      <style:text-properties style:font-name="Times New Roman" style:font-name-asian="Times New Roman" style:font-name-complex="Times New Roman"/>
    </style:style>
    <style:style style:name="T11_150" style:family="text">
      <style:text-properties style:font-name="Times New Roman" style:font-name-asian="Times New Roman" style:font-name-complex="Times New Roman"/>
    </style:style>
    <style:style style:name="T11_151" style:family="text">
      <style:text-properties style:font-name="Times New Roman" style:font-name-asian="Times New Roman" style:font-name-complex="Times New Roman"/>
    </style:style>
    <style:style style:name="T11_152" style:family="text">
      <style:text-properties style:font-name="Times New Roman" style:font-name-asian="Times New Roman" style:font-name-complex="Times New Roman"/>
    </style:style>
    <style:style style:name="T11_153" style:family="text">
      <style:text-properties style:font-name="Times New Roman" style:font-name-asian="Times New Roman" style:font-name-complex="Times New Roman"/>
    </style:style>
    <style:style style:name="T11_154" style:family="text">
      <style:text-properties style:font-name="Times New Roman" style:font-name-asian="Times New Roman" style:font-name-complex="Times New Roman"/>
    </style:style>
    <style:style style:name="T11_155" style:family="text">
      <style:text-properties style:font-name="Times New Roman" style:font-name-asian="Times New Roman" style:font-name-complex="Times New Roman"/>
    </style:style>
    <style:style style:name="T11_156" style:family="text">
      <style:text-properties style:font-name="Times New Roman" style:font-name-asian="Times New Roman" style:font-name-complex="Times New Roman"/>
    </style:style>
    <style:style style:name="T11_157" style:family="text">
      <style:text-properties style:font-name="Times New Roman" style:font-name-asian="Times New Roman" style:font-name-complex="Times New Roman"/>
    </style:style>
    <style:style style:name="T11_158" style:family="text">
      <style:text-properties style:font-name="Times New Roman" style:font-name-asian="Times New Roman" style:font-name-complex="Times New Roman"/>
    </style:style>
    <style:style style:name="T11_159" style:family="text">
      <style:text-properties style:font-name="Times New Roman" style:font-name-asian="Times New Roman" style:font-name-complex="Times New Roman"/>
    </style:style>
    <style:style style:name="T11_160" style:family="text">
      <style:text-properties style:font-name="Times New Roman" style:font-name-asian="Times New Roman" style:font-name-complex="Times New Roman"/>
    </style:style>
    <style:style style:name="T11_161" style:family="text">
      <style:text-properties style:font-name="Times New Roman" style:font-name-asian="Times New Roman" style:font-name-complex="Times New Roman"/>
    </style:style>
    <style:style style:name="T11_162" style:family="text">
      <style:text-properties style:font-name="Times New Roman" style:font-name-asian="Times New Roman" style:font-name-complex="Times New Roman"/>
    </style:style>
    <style:style style:name="T11_163" style:family="text">
      <style:text-properties style:font-name="Times New Roman" style:font-name-asian="Times New Roman" style:font-name-complex="Times New Roman"/>
    </style:style>
    <style:style style:name="T11_164" style:family="text">
      <style:text-properties style:font-name="Times New Roman" style:font-name-asian="Times New Roman" style:font-name-complex="Times New Roman"/>
    </style:style>
    <style:style style:name="T11_165" style:family="text">
      <style:text-properties style:font-name="Times New Roman" style:font-name-asian="Times New Roman" style:font-name-complex="Times New Roman"/>
    </style:style>
    <style:style style:name="T11_166" style:family="text">
      <style:text-properties style:font-name="Times New Roman" style:font-name-asian="Times New Roman" style:font-name-complex="Times New Roman"/>
    </style:style>
    <style:style style:name="T11_167" style:family="text">
      <style:text-properties style:font-name="Times New Roman" style:font-name-asian="Times New Roman" style:font-name-complex="Times New Roman"/>
    </style:style>
    <style:style style:name="T11_168" style:family="text">
      <style:text-properties style:font-name="Times New Roman" style:font-name-asian="Times New Roman" style:font-name-complex="Times New Roman"/>
    </style:style>
    <style:style style:name="T11_169" style:family="text">
      <style:text-properties style:font-name="Times New Roman" style:font-name-asian="Times New Roman" style:font-name-complex="Times New Roman"/>
    </style:style>
    <style:style style:name="T11_170" style:family="text">
      <style:text-properties style:font-name="Times New Roman" style:font-name-asian="Times New Roman" style:font-name-complex="Times New Roman"/>
    </style:style>
    <style:style style:name="T11_171" style:family="text">
      <style:text-properties style:font-name="Times New Roman" style:font-name-asian="Times New Roman" style:font-name-complex="Times New Roman"/>
    </style:style>
    <style:style style:name="T11_172" style:family="text">
      <style:text-properties style:font-name="Times New Roman" style:font-name-asian="Times New Roman" style:font-name-complex="Times New Roman"/>
    </style:style>
    <style:style style:name="T11_173" style:family="text">
      <style:text-properties style:font-name="Times New Roman" style:font-name-asian="Times New Roman" style:font-name-complex="Times New Roman"/>
    </style:style>
    <style:style style:name="T11_174" style:family="text">
      <style:text-properties style:font-name="Times New Roman" style:font-name-asian="Times New Roman" style:font-name-complex="Times New Roman"/>
    </style:style>
    <style:style style:name="T11_175" style:family="text">
      <style:text-properties style:font-name="Times New Roman" style:font-name-asian="Times New Roman" style:font-name-complex="Times New Roman"/>
    </style:style>
    <style:style style:name="T11_176" style:family="text">
      <style:text-properties style:font-name="Times New Roman" style:font-name-asian="Times New Roman" style:font-name-complex="Times New Roman"/>
    </style:style>
    <style:style style:name="T11_177" style:family="text">
      <style:text-properties style:font-name="Times New Roman" style:font-name-asian="Times New Roman" style:font-name-complex="Times New Roman"/>
    </style:style>
    <style:style style:name="T11_178" style:family="text">
      <style:text-properties style:font-name="Times New Roman" style:font-name-asian="Times New Roman" style:font-name-complex="Times New Roman"/>
    </style:style>
    <style:style style:name="T11_179" style:family="text">
      <style:text-properties style:font-name="Times New Roman" style:font-name-asian="Times New Roman" style:font-name-complex="Times New Roman"/>
    </style:style>
    <style:style style:name="T11_180" style:family="text">
      <style:text-properties style:font-name="Times New Roman" style:font-name-asian="Times New Roman" style:font-name-complex="Times New Roman"/>
    </style:style>
    <style:style style:name="T11_181" style:family="text">
      <style:text-properties style:font-name="Times New Roman" style:font-name-asian="Times New Roman" style:font-name-complex="Times New Roman"/>
    </style:style>
    <style:style style:name="T11_182" style:family="text" style:parent-style-name="Standard"/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9" style:family="text">
      <style:text-properties style:font-name="Times New Roman" style:font-name-asian="Times New Roman" style:font-name-complex="Times New Roman"/>
    </style:style>
    <style:style style:name="T12_60" style:family="text">
      <style:text-properties style:font-name="Times New Roman" style:font-name-asian="Times New Roman" style:font-name-complex="Times New Roman"/>
    </style:style>
    <style:style style:name="T12_61" style:family="text">
      <style:text-properties style:font-name="Times New Roman" style:font-name-asian="Times New Roman" style:font-name-complex="Times New Roman"/>
    </style:style>
    <style:style style:name="T12_62" style:family="text">
      <style:text-properties style:font-name="Times New Roman" style:font-name-asian="Times New Roman" style:font-name-complex="Times New Roman"/>
    </style:style>
    <style:style style:name="T12_63" style:family="text">
      <style:text-properties style:font-name="Times New Roman" style:font-name-asian="Times New Roman" style:font-name-complex="Times New Roman"/>
    </style:style>
    <style:style style:name="T12_64" style:family="text">
      <style:text-properties style:font-name="Times New Roman" style:font-name-asian="Times New Roman" style:font-name-complex="Times New Roman"/>
    </style:style>
    <style:style style:name="T12_65" style:family="text">
      <style:text-properties style:font-name="Times New Roman" style:font-name-asian="Times New Roman" style:font-name-complex="Times New Roman"/>
    </style:style>
    <style:style style:name="T12_66" style:family="text">
      <style:text-properties style:font-name="Times New Roman" style:font-name-asian="Times New Roman" style:font-name-complex="Times New Roman"/>
    </style:style>
    <style:style style:name="T12_67" style:family="text">
      <style:text-properties style:font-name="Times New Roman" style:font-name-asian="Times New Roman" style:font-name-complex="Times New Roman"/>
    </style:style>
    <style:style style:name="T12_68" style:family="text">
      <style:text-properties style:font-name="Times New Roman" style:font-name-asian="Times New Roman" style:font-name-complex="Times New Roman"/>
    </style:style>
    <style:style style:name="T12_69" style:family="text">
      <style:text-properties style:font-name="Times New Roman" style:font-name-asian="Times New Roman" style:font-name-complex="Times New Roman"/>
    </style:style>
    <style:style style:name="T12_70" style:family="text">
      <style:text-properties style:font-name="Times New Roman" style:font-name-asian="Times New Roman" style:font-name-complex="Times New Roman"/>
    </style:style>
    <style:style style:name="T12_71" style:family="text">
      <style:text-properties style:font-name="Times New Roman" style:font-name-asian="Times New Roman" style:font-name-complex="Times New Roman"/>
    </style:style>
    <style:style style:name="T12_72" style:family="text">
      <style:text-properties style:font-name="Times New Roman" style:font-name-asian="Times New Roman" style:font-name-complex="Times New Roman"/>
    </style:style>
    <style:style style:name="T12_73" style:family="text">
      <style:text-properties style:font-name="Times New Roman" style:font-name-asian="Times New Roman" style:font-name-complex="Times New Roman"/>
    </style:style>
    <style:style style:name="T12_74" style:family="text">
      <style:text-properties style:font-name="Times New Roman" style:font-name-asian="Times New Roman" style:font-name-complex="Times New Roman"/>
    </style:style>
    <style:style style:name="T12_75" style:family="text">
      <style:text-properties style:font-name="Times New Roman" style:font-name-asian="Times New Roman" style:font-name-complex="Times New Roman"/>
    </style:style>
    <style:style style:name="T12_76" style:family="text">
      <style:text-properties style:font-name="Times New Roman" style:font-name-asian="Times New Roman" style:font-name-complex="Times New Roman"/>
    </style:style>
    <style:style style:name="T12_77" style:family="text">
      <style:text-properties style:font-name="Times New Roman" style:font-name-asian="Times New Roman" style:font-name-complex="Times New Roman"/>
    </style:style>
    <style:style style:name="T12_78" style:family="text">
      <style:text-properties style:font-name="Times New Roman" style:font-name-asian="Times New Roman" style:font-name-complex="Times New Roman"/>
    </style:style>
    <style:style style:name="T12_79" style:family="text">
      <style:text-properties style:font-name="Times New Roman" style:font-name-asian="Times New Roman" style:font-name-complex="Times New Roman"/>
    </style:style>
    <style:style style:name="T12_80" style:family="text">
      <style:text-properties style:font-name="Times New Roman" style:font-name-asian="Times New Roman" style:font-name-complex="Times New Roman"/>
    </style:style>
    <style:style style:name="T12_81" style:family="text">
      <style:text-properties style:font-name="Times New Roman" style:font-name-asian="Times New Roman" style:font-name-complex="Times New Roman"/>
    </style:style>
    <style:style style:name="T12_82" style:family="text">
      <style:text-properties style:font-name="Times New Roman" style:font-name-asian="Times New Roman" style:font-name-complex="Times New Roman"/>
    </style:style>
    <style:style style:name="T12_83" style:family="text">
      <style:text-properties style:font-name="Times New Roman" style:font-name-asian="Times New Roman" style:font-name-complex="Times New Roman"/>
    </style:style>
    <style:style style:name="T12_84" style:family="text">
      <style:text-properties style:font-name="Times New Roman" style:font-name-asian="Times New Roman" style:font-name-complex="Times New Roman"/>
    </style:style>
    <style:style style:name="T12_85" style:family="text">
      <style:text-properties style:font-name="Times New Roman" style:font-name-asian="Times New Roman" style:font-name-complex="Times New Roman"/>
    </style:style>
    <style:style style:name="T12_86" style:family="text">
      <style:text-properties style:font-name="Times New Roman" style:font-name-asian="Times New Roman" style:font-name-complex="Times New Roman"/>
    </style:style>
    <style:style style:name="T12_87" style:family="text">
      <style:text-properties style:font-name="Times New Roman" style:font-name-asian="Times New Roman" style:font-name-complex="Times New Roman"/>
    </style:style>
    <style:style style:name="T12_88" style:family="text">
      <style:text-properties style:font-name="Times New Roman" style:font-name-asian="Times New Roman" style:font-name-complex="Times New Roman"/>
    </style:style>
    <style:style style:name="T12_89" style:family="text">
      <style:text-properties style:font-name="Times New Roman" style:font-name-asian="Times New Roman" style:font-name-complex="Times New Roman"/>
    </style:style>
    <style:style style:name="T12_90" style:family="text">
      <style:text-properties style:font-name="Times New Roman" style:font-name-asian="Times New Roman" style:font-name-complex="Times New Roman"/>
    </style:style>
    <style:style style:name="T12_91" style:family="text">
      <style:text-properties style:font-name="Times New Roman" style:font-name-asian="Times New Roman" style:font-name-complex="Times New Roman"/>
    </style:style>
    <style:style style:name="T12_92" style:family="text">
      <style:text-properties style:font-name="Times New Roman" style:font-name-asian="Times New Roman" style:font-name-complex="Times New Roman"/>
    </style:style>
    <style:style style:name="T12_93" style:family="text">
      <style:text-properties style:font-name="Times New Roman" style:font-name-asian="Times New Roman" style:font-name-complex="Times New Roman"/>
    </style:style>
    <style:style style:name="T12_94" style:family="text">
      <style:text-properties style:font-name="Times New Roman" style:font-name-asian="Times New Roman" style:font-name-complex="Times New Roman"/>
    </style:style>
    <style:style style:name="T12_95" style:family="text">
      <style:text-properties style:font-name="Times New Roman" style:font-name-asian="Times New Roman" style:font-name-complex="Times New Roman"/>
    </style:style>
    <style:style style:name="T12_96" style:family="text">
      <style:text-properties style:font-name="Times New Roman" style:font-name-asian="Times New Roman" style:font-name-complex="Times New Roman"/>
    </style:style>
    <style:style style:name="T12_97" style:family="text">
      <style:text-properties style:font-name="Times New Roman" style:font-name-asian="Times New Roman" style:font-name-complex="Times New Roman"/>
    </style:style>
    <style:style style:name="T12_98" style:family="text">
      <style:text-properties style:font-name="Times New Roman" style:font-name-asian="Times New Roman" style:font-name-complex="Times New Roman"/>
    </style:style>
    <style:style style:name="T12_99" style:family="text">
      <style:text-properties style:font-name="Times New Roman" style:font-name-asian="Times New Roman" style:font-name-complex="Times New Roman"/>
    </style:style>
    <style:style style:name="T12_100" style:family="text">
      <style:text-properties style:font-name="Times New Roman" style:font-name-asian="Times New Roman" style:font-name-complex="Times New Roman"/>
    </style:style>
    <style:style style:name="T12_101" style:family="text">
      <style:text-properties style:font-name="Times New Roman" style:font-name-asian="Times New Roman" style:font-name-complex="Times New Roman"/>
    </style:style>
    <style:style style:name="T12_102" style:family="text">
      <style:text-properties style:font-name="Times New Roman" style:font-name-asian="Times New Roman" style:font-name-complex="Times New Roman"/>
    </style:style>
    <style:style style:name="T12_103" style:family="text">
      <style:text-properties style:font-name="Times New Roman" style:font-name-asian="Times New Roman" style:font-name-complex="Times New Roman"/>
    </style:style>
    <style:style style:name="T12_104" style:family="text">
      <style:text-properties style:font-name="Times New Roman" style:font-name-asian="Times New Roman" style:font-name-complex="Times New Roman"/>
    </style:style>
    <style:style style:name="T12_105" style:family="text">
      <style:text-properties style:font-name="Times New Roman" style:font-name-asian="Times New Roman" style:font-name-complex="Times New Roman"/>
    </style:style>
    <style:style style:name="T12_106" style:family="text">
      <style:text-properties style:font-name="Times New Roman" style:font-name-asian="Times New Roman" style:font-name-complex="Times New Roman"/>
    </style:style>
    <style:style style:name="T12_107" style:family="text">
      <style:text-properties style:font-name="Times New Roman" style:font-name-asian="Times New Roman" style:font-name-complex="Times New Roman"/>
    </style:style>
    <style:style style:name="T12_108" style:family="text">
      <style:text-properties style:font-name="Times New Roman" style:font-name-asian="Times New Roman" style:font-name-complex="Times New Roman"/>
    </style:style>
    <style:style style:name="T12_109" style:family="text">
      <style:text-properties style:font-name="Times New Roman" style:font-name-asian="Times New Roman" style:font-name-complex="Times New Roman"/>
    </style:style>
    <style:style style:name="T12_110" style:family="text">
      <style:text-properties style:font-name="Times New Roman" style:font-name-asian="Times New Roman" style:font-name-complex="Times New Roman"/>
    </style:style>
    <style:style style:name="T12_111" style:family="text">
      <style:text-properties style:font-name="Times New Roman" style:font-name-asian="Times New Roman" style:font-name-complex="Times New Roman"/>
    </style:style>
    <style:style style:name="T12_112" style:family="text">
      <style:text-properties style:font-name="Times New Roman" style:font-name-asian="Times New Roman" style:font-name-complex="Times New Roman"/>
    </style:style>
    <style:style style:name="T12_113" style:family="text">
      <style:text-properties style:font-name="Times New Roman" style:font-name-asian="Times New Roman" style:font-name-complex="Times New Roman"/>
    </style:style>
    <style:style style:name="T12_1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12_115" style:family="text">
      <style:text-properties style:font-name="Times New Roman" style:font-name-asian="Times New Roman" style:font-name-complex="Times New Roman"/>
    </style:style>
    <style:style style:name="T12_116" style:family="text">
      <style:text-properties style:font-name="Times New Roman" style:font-name-asian="Times New Roman" style:font-name-complex="Times New Roman"/>
    </style:style>
    <style:style style:name="T12_117" style:family="text">
      <style:text-properties style:font-name="Times New Roman" style:font-name-asian="Times New Roman" style:font-name-complex="Times New Roman"/>
    </style:style>
    <style:style style:name="T12_118" style:family="text">
      <style:text-properties style:font-name="Times New Roman" style:font-name-asian="Times New Roman" style:font-name-complex="Times New Roman"/>
    </style:style>
    <style:style style:name="T12_119" style:family="text">
      <style:text-properties style:font-name="Times New Roman" style:font-name-asian="Times New Roman" style:font-name-complex="Times New Roman"/>
    </style:style>
    <style:style style:name="T12_120" style:family="text">
      <style:text-properties style:font-name="Times New Roman" style:font-name-asian="Times New Roman" style:font-name-complex="Times New Roman"/>
    </style:style>
    <style:style style:name="T12_121" style:family="text"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text-align="justify" fo:break-before="auto" fo:text-indent="1.251cm" fo:line-height="150%" style:writing-mode="lr-tb"/>
    </style:style>
    <style:style style:name="T13_1" style:family="text">
      <style:text-properties style:font-name="Times New Roman" style:font-name-asian="Times New Roman" style:font-name-complex="Times New Roman"/>
    </style:style>
    <style:style style:name="T13_2" style:family="text">
      <style:text-properties style:font-name="Times New Roman" style:font-name-asian="Times New Roman" style:font-name-complex="Times New Roman"/>
    </style:style>
    <style:style style:name="T13_3" style:family="text">
      <style:text-properties style:font-name="Times New Roman" style:font-name-asian="Times New Roman" style:font-name-complex="Times New Roman"/>
    </style:style>
    <style:style style:name="T13_4" style:family="text">
      <style:text-properties style:font-name="Times New Roman" style:font-name-asian="Times New Roman" style:font-name-complex="Times New Roman"/>
    </style:style>
    <style:style style:name="T13_5" style:family="text">
      <style:text-properties style:font-name="Times New Roman" style:font-name-asian="Times New Roman" style:font-name-complex="Times New Roman"/>
    </style:style>
    <style:style style:name="T13_6" style:family="text">
      <style:text-properties style:font-name="Times New Roman" style:font-name-asian="Times New Roman" style:font-name-complex="Times New Roman"/>
    </style:style>
    <style:style style:name="T13_7" style:family="text">
      <style:text-properties style:font-name="Times New Roman" style:font-name-asian="Times New Roman" style:font-name-complex="Times New Roman"/>
    </style:style>
    <style:style style:name="T13_8" style:family="text">
      <style:text-properties style:font-name="Times New Roman" style:font-name-asian="Times New Roman" style:font-name-complex="Times New Roman"/>
    </style:style>
    <style:style style:name="T13_9" style:family="text">
      <style:text-properties style:font-name="Times New Roman" style:font-name-asian="Times New Roman" style:font-name-complex="Times New Roman"/>
    </style:style>
    <style:style style:name="T13_10" style:family="text">
      <style:text-properties style:font-name="Times New Roman" style:font-name-asian="Times New Roman" style:font-name-complex="Times New Roman"/>
    </style:style>
    <style:style style:name="T13_11" style:family="text">
      <style:text-properties style:font-name="Times New Roman" style:font-name-asian="Times New Roman" style:font-name-complex="Times New Roman"/>
    </style:style>
    <style:style style:name="T13_12" style:family="text">
      <style:text-properties style:font-name="Times New Roman" style:font-name-asian="Times New Roman" style:font-name-complex="Times New Roman"/>
    </style:style>
    <style:style style:name="T13_13" style:family="text">
      <style:text-properties style:font-name="Times New Roman" style:font-name-asian="Times New Roman" style:font-name-complex="Times New Roman"/>
    </style:style>
    <style:style style:name="T13_14" style:family="text">
      <style:text-properties style:font-name="Times New Roman" style:font-name-asian="Times New Roman" style:font-name-complex="Times New Roman"/>
    </style:style>
    <style:style style:name="T13_15" style:family="text">
      <style:text-properties style:font-name="Times New Roman" style:font-name-asian="Times New Roman" style:font-name-complex="Times New Roman"/>
    </style:style>
    <style:style style:name="T13_16" style:family="text">
      <style:text-properties style:font-name="Times New Roman" style:font-name-asian="Times New Roman" style:font-name-complex="Times New Roman"/>
    </style:style>
    <style:style style:name="T13_17" style:family="text">
      <style:text-properties style:font-name="Times New Roman" style:font-name-asian="Times New Roman" style:font-name-complex="Times New Roman"/>
    </style:style>
    <style:style style:name="T13_18" style:family="text">
      <style:text-properties style:font-name="Times New Roman" style:font-name-asian="Times New Roman" style:font-name-complex="Times New Roman"/>
    </style:style>
    <style:style style:name="T13_19" style:family="text">
      <style:text-properties style:font-name="Times New Roman" style:font-name-asian="Times New Roman" style:font-name-complex="Times New Roman"/>
    </style:style>
    <style:style style:name="T13_20" style:family="text">
      <style:text-properties style:font-name="Times New Roman" style:font-name-asian="Times New Roman" style:font-name-complex="Times New Roman"/>
    </style:style>
    <style:style style:name="T13_21" style:family="text">
      <style:text-properties style:font-name="Times New Roman" style:font-name-asian="Times New Roman" style:font-name-complex="Times New Roman"/>
    </style:style>
    <style:style style:name="T13_22" style:family="text">
      <style:text-properties style:font-name="Times New Roman" style:font-name-asian="Times New Roman" style:font-name-complex="Times New Roman"/>
    </style:style>
    <style:style style:name="T13_23" style:family="text">
      <style:text-properties style:font-name="Times New Roman" style:font-name-asian="Times New Roman" style:font-name-complex="Times New Roman"/>
    </style:style>
    <style:style style:name="T13_24" style:family="text">
      <style:text-properties style:font-name="Times New Roman" style:font-name-asian="Times New Roman" style:font-name-complex="Times New Roman"/>
    </style:style>
    <style:style style:name="T13_25" style:family="text">
      <style:text-properties style:font-name="Times New Roman" style:font-name-asian="Times New Roman" style:font-name-complex="Times New Roman"/>
    </style:style>
    <style:style style:name="T13_26" style:family="text">
      <style:text-properties style:font-name="Times New Roman" style:font-name-asian="Times New Roman" style:font-name-complex="Times New Roman"/>
    </style:style>
    <style:style style:name="T13_27" style:family="text">
      <style:text-properties style:font-name="Times New Roman" style:font-name-asian="Times New Roman" style:font-name-complex="Times New Roman"/>
    </style:style>
    <style:style style:name="T13_28" style:family="text">
      <style:text-properties style:font-name="Times New Roman" style:font-name-asian="Times New Roman" style:font-name-complex="Times New Roman"/>
    </style:style>
    <style:style style:name="T13_29" style:family="text">
      <style:text-properties style:font-name="Times New Roman" style:font-name-asian="Times New Roman" style:font-name-complex="Times New Roman"/>
    </style:style>
    <style:style style:name="T13_30" style:family="text">
      <style:text-properties style:font-name="Times New Roman" style:font-name-asian="Times New Roman" style:font-name-complex="Times New Roman"/>
    </style:style>
    <style:style style:name="T13_31" style:family="text">
      <style:text-properties style:font-name="Times New Roman" style:font-name-asian="Times New Roman" style:font-name-complex="Times New Roman"/>
    </style:style>
    <style:style style:name="T13_32" style:family="text">
      <style:text-properties style:font-name="Times New Roman" style:font-name-asian="Times New Roman" style:font-name-complex="Times New Roman"/>
    </style:style>
    <style:style style:name="T13_33" style:family="text">
      <style:text-properties style:font-name="Times New Roman" style:font-name-asian="Times New Roman" style:font-name-complex="Times New Roman"/>
    </style:style>
    <style:style style:name="T13_34" style:family="text">
      <style:text-properties style:font-name="Times New Roman" style:font-name-asian="Times New Roman" style:font-name-complex="Times New Roman"/>
    </style:style>
    <style:style style:name="T13_35" style:family="text">
      <style:text-properties style:font-name="Times New Roman" style:font-name-asian="Times New Roman" style:font-name-complex="Times New Roman"/>
    </style:style>
    <style:style style:name="T13_36" style:family="text">
      <style:text-properties style:font-name="Times New Roman" style:font-name-asian="Times New Roman" style:font-name-complex="Times New Roman"/>
    </style:style>
    <style:style style:name="T13_37" style:family="text">
      <style:text-properties style:font-name="Times New Roman" style:font-name-asian="Times New Roman" style:font-name-complex="Times New Roman"/>
    </style:style>
    <style:style style:name="T13_38" style:family="text">
      <style:text-properties style:font-name="Times New Roman" style:font-name-asian="Times New Roman" style:font-name-complex="Times New Roman"/>
    </style:style>
    <style:style style:name="T13_39" style:family="text">
      <style:text-properties style:font-name="Times New Roman" style:font-name-asian="Times New Roman" style:font-name-complex="Times New Roman"/>
    </style:style>
    <style:style style:name="T13_40" style:family="text">
      <style:text-properties style:font-name="Times New Roman" style:font-name-asian="Times New Roman" style:font-name-complex="Times New Roman"/>
    </style:style>
    <style:style style:name="T13_41" style:family="text">
      <style:text-properties style:font-name="Times New Roman" style:font-name-asian="Times New Roman" style:font-name-complex="Times New Roman"/>
    </style:style>
    <style:style style:name="T13_42" style:family="text">
      <style:text-properties style:font-name="Times New Roman" style:font-name-asian="Times New Roman" style:font-name-complex="Times New Roman"/>
    </style:style>
    <style:style style:name="T13_43" style:family="text">
      <style:text-properties style:font-name="Times New Roman" style:font-name-asian="Times New Roman" style:font-name-complex="Times New Roman"/>
    </style:style>
    <style:style style:name="T13_44" style:family="text">
      <style:text-properties style:font-name="Times New Roman" style:font-name-asian="Times New Roman" style:font-name-complex="Times New Roman"/>
    </style:style>
    <style:style style:name="T13_45" style:family="text">
      <style:text-properties style:font-name="Times New Roman" style:font-name-asian="Times New Roman" style:font-name-complex="Times New Roman"/>
    </style:style>
    <style:style style:name="T13_46" style:family="text">
      <style:text-properties style:font-name="Times New Roman" style:font-name-asian="Times New Roman" style:font-name-complex="Times New Roman"/>
    </style:style>
    <style:style style:name="T13_47" style:family="text">
      <style:text-properties style:font-name="Times New Roman" style:font-name-asian="Times New Roman" style:font-name-complex="Times New Roman"/>
    </style:style>
    <style:style style:name="T13_48" style:family="text">
      <style:text-properties style:font-name="Times New Roman" style:font-name-asian="Times New Roman" style:font-name-complex="Times New Roman"/>
    </style:style>
    <style:style style:name="T13_49" style:family="text">
      <style:text-properties style:font-name="Times New Roman" style:font-name-asian="Times New Roman" style:font-name-complex="Times New Roman"/>
    </style:style>
    <style:style style:name="T13_50" style:family="text">
      <style:text-properties style:font-name="Times New Roman" style:font-name-asian="Times New Roman" style:font-name-complex="Times New Roman"/>
    </style:style>
    <style:style style:name="T13_51" style:family="text">
      <style:text-properties style:font-name="Times New Roman" style:font-name-asian="Times New Roman" style:font-name-complex="Times New Roman"/>
    </style:style>
    <style:style style:name="T13_52" style:family="text">
      <style:text-properties style:font-name="Times New Roman" style:font-name-asian="Times New Roman" style:font-name-complex="Times New Roman"/>
    </style:style>
    <style:style style:name="T13_53" style:family="text">
      <style:text-properties style:font-name="Times New Roman" style:font-name-asian="Times New Roman" style:font-name-complex="Times New Roman"/>
    </style:style>
    <style:style style:name="T13_54" style:family="text">
      <style:text-properties style:font-name="Times New Roman" style:font-name-asian="Times New Roman" style:font-name-complex="Times New Roman"/>
    </style:style>
    <style:style style:name="T13_55" style:family="text">
      <style:text-properties style:font-name="Times New Roman" style:font-name-asian="Times New Roman" style:font-name-complex="Times New Roman"/>
    </style:style>
    <style:style style:name="T13_56" style:family="text">
      <style:text-properties style:font-name="Times New Roman" style:font-name-asian="Times New Roman" style:font-name-complex="Times New Roman"/>
    </style:style>
    <style:style style:name="T13_57" style:family="text">
      <style:text-properties style:font-name="Times New Roman" style:font-name-asian="Times New Roman" style:font-name-complex="Times New Roman"/>
    </style:style>
    <style:style style:name="T13_58" style:family="text">
      <style:text-properties style:font-name="Times New Roman" style:font-name-asian="Times New Roman" style:font-name-complex="Times New Roman"/>
    </style:style>
    <style:style style:name="T13_59" style:family="text">
      <style:text-properties style:font-name="Times New Roman" style:font-name-asian="Times New Roman" style:font-name-complex="Times New Roman"/>
    </style:style>
    <style:style style:name="T13_60" style:family="text">
      <style:text-properties style:font-name="Times New Roman" style:font-name-asian="Times New Roman" style:font-name-complex="Times New Roman"/>
    </style:style>
    <style:style style:name="T13_61" style:family="text">
      <style:text-properties style:font-name="Times New Roman" style:font-name-asian="Times New Roman" style:font-name-complex="Times New Roman"/>
    </style:style>
    <style:style style:name="T13_62" style:family="text">
      <style:text-properties style:font-name="Times New Roman" style:font-name-asian="Times New Roman" style:font-name-complex="Times New Roman"/>
    </style:style>
    <style:style style:name="T13_63" style:family="text">
      <style:text-properties style:font-name="Times New Roman" style:font-name-asian="Times New Roman" style:font-name-complex="Times New Roman"/>
    </style:style>
    <style:style style:name="T13_64" style:family="text">
      <style:text-properties style:font-name="Times New Roman" style:font-name-asian="Times New Roman" style:font-name-complex="Times New Roman"/>
    </style:style>
    <style:style style:name="T13_65" style:family="text">
      <style:text-properties style:font-name="Times New Roman" style:font-name-asian="Times New Roman" style:font-name-complex="Times New Roman"/>
    </style:style>
    <style:style style:name="T13_66" style:family="text">
      <style:text-properties style:font-name="Times New Roman" style:font-name-asian="Times New Roman" style:font-name-complex="Times New Roman"/>
    </style:style>
    <style:style style:name="T13_67" style:family="text">
      <style:text-properties style:font-name="Times New Roman" style:font-name-asian="Times New Roman" style:font-name-complex="Times New Roman"/>
    </style:style>
    <style:style style:name="T13_68" style:family="text">
      <style:text-properties style:font-name="Times New Roman" style:font-name-asian="Times New Roman" style:font-name-complex="Times New Roman"/>
    </style:style>
    <style:style style:name="T13_69" style:family="text">
      <style:text-properties style:font-name="Times New Roman" style:font-name-asian="Times New Roman" style:font-name-complex="Times New Roman"/>
    </style:style>
    <style:style style:name="T13_70" style:family="text">
      <style:text-properties style:font-name="Times New Roman" style:font-name-asian="Times New Roman" style:font-name-complex="Times New Roman"/>
    </style:style>
    <style:style style:name="T13_71" style:family="text">
      <style:text-properties style:font-name="Times New Roman" style:font-name-asian="Times New Roman" style:font-name-complex="Times New Roman"/>
    </style:style>
    <style:style style:name="T13_72" style:family="text">
      <style:text-properties style:font-name="Times New Roman" style:font-name-asian="Times New Roman" style:font-name-complex="Times New Roman"/>
    </style:style>
    <style:style style:name="T13_73" style:family="text">
      <style:text-properties style:font-name="Times New Roman" style:font-name-asian="Times New Roman" style:font-name-complex="Times New Roman"/>
    </style:style>
    <style:style style:name="T13_74" style:family="text">
      <style:text-properties style:font-name="Times New Roman" style:font-name-asian="Times New Roman" style:font-name-complex="Times New Roman"/>
    </style:style>
    <style:style style:name="T13_75" style:family="text">
      <style:text-properties style:font-name="Times New Roman" style:font-name-asian="Times New Roman" style:font-name-complex="Times New Roman"/>
    </style:style>
    <style:style style:name="T13_76" style:family="text">
      <style:text-properties style:font-name="Times New Roman" style:font-name-asian="Times New Roman" style:font-name-complex="Times New Roman"/>
    </style:style>
    <style:style style:name="T13_77" style:family="text">
      <style:text-properties style:font-name="Times New Roman" style:font-name-asian="Times New Roman" style:font-name-complex="Times New Roman"/>
    </style:style>
    <style:style style:name="T13_78" style:family="text">
      <style:text-properties style:font-name="Times New Roman" style:font-name-asian="Times New Roman" style:font-name-complex="Times New Roman"/>
    </style:style>
    <style:style style:name="T13_79" style:family="text">
      <style:text-properties style:font-name="Times New Roman" style:font-name-asian="Times New Roman" style:font-name-complex="Times New Roman"/>
    </style:style>
    <style:style style:name="T13_80" style:family="text">
      <style:text-properties style:font-name="Times New Roman" style:font-name-asian="Times New Roman" style:font-name-complex="Times New Roman"/>
    </style:style>
    <style:style style:name="T13_81" style:family="text">
      <style:text-properties style:font-name="Times New Roman" style:font-name-asian="Times New Roman" style:font-name-complex="Times New Roman"/>
    </style:style>
    <style:style style:name="T13_82" style:family="text">
      <style:text-properties style:font-name="Times New Roman" style:font-name-asian="Times New Roman" style:font-name-complex="Times New Roman"/>
    </style:style>
    <style:style style:name="T13_83" style:family="text">
      <style:text-properties style:font-name="Times New Roman" style:font-name-asian="Times New Roman" style:font-name-complex="Times New Roman"/>
    </style:style>
    <style:style style:name="T13_8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13_85" style:family="text">
      <style:text-properties style:font-name="Times New Roman" style:font-name-asian="Times New Roman" style:font-name-complex="Times New Roman"/>
    </style:style>
    <style:style style:name="T13_86" style:family="text">
      <style:text-properties style:font-name="Times New Roman" style:font-name-asian="Times New Roman" style:font-name-complex="Times New Roman"/>
    </style:style>
    <style:style style:name="T13_87" style:family="text">
      <style:text-properties style:font-name="Times New Roman" style:font-name-asian="Times New Roman" style:font-name-complex="Times New Roman"/>
    </style:style>
    <style:style style:name="T13_88" style:family="text">
      <style:text-properties style:font-name="Times New Roman" style:font-name-asian="Times New Roman" style:font-name-complex="Times New Roman"/>
    </style:style>
    <style:style style:name="T13_89" style:family="text">
      <style:text-properties style:font-name="Times New Roman" style:font-name-asian="Times New Roman" style:font-name-complex="Times New Roman"/>
    </style:style>
    <style:style style:name="T13_90" style:family="text">
      <style:text-properties style:font-name="Times New Roman" style:font-name-asian="Times New Roman" style:font-name-complex="Times New Roman"/>
    </style:style>
    <style:style style:name="T13_91" style:family="text">
      <style:text-properties style:font-name="Times New Roman" style:font-name-asian="Times New Roman" style:font-name-complex="Times New Roman"/>
    </style:style>
    <style:style style:name="T13_92" style:family="text">
      <style:text-properties style:font-name="Times New Roman" style:font-name-asian="Times New Roman" style:font-name-complex="Times New Roman"/>
    </style:style>
    <style:style style:name="T13_93" style:family="text">
      <style:text-properties style:font-name="Times New Roman" style:font-name-asian="Times New Roman" style:font-name-complex="Times New Roman"/>
    </style:style>
    <style:style style:name="T13_94" style:family="text">
      <style:text-properties style:font-name="Times New Roman" style:font-name-asian="Times New Roman" style:font-name-complex="Times New Roman"/>
    </style:style>
    <style:style style:name="T13_95" style:family="text">
      <style:text-properties style:font-name="Times New Roman" style:font-name-asian="Times New Roman" style:font-name-complex="Times New Roman"/>
    </style:style>
    <style:style style:name="T13_96" style:family="text">
      <style:text-properties style:font-name="Times New Roman" style:font-name-asian="Times New Roman" style:font-name-complex="Times New Roman"/>
    </style:style>
    <style:style style:name="T13_97" style:family="text">
      <style:text-properties style:font-name="Times New Roman" style:font-name-asian="Times New Roman" style:font-name-complex="Times New Roman"/>
    </style:style>
    <style:style style:name="T13_98" style:family="text">
      <style:text-properties style:font-name="Times New Roman" style:font-name-asian="Times New Roman" style:font-name-complex="Times New Roman"/>
    </style:style>
    <style:style style:name="T13_99" style:family="text">
      <style:text-properties style:font-name="Times New Roman" style:font-name-asian="Times New Roman" style:font-name-complex="Times New Roman"/>
    </style:style>
    <style:style style:name="T13_100" style:family="text">
      <style:text-properties style:font-name="Times New Roman" style:font-name-asian="Times New Roman" style:font-name-complex="Times New Roman"/>
    </style:style>
    <style:style style:name="T13_101" style:family="text">
      <style:text-properties style:font-name="Times New Roman" style:font-name-asian="Times New Roman" style:font-name-complex="Times New Roman"/>
    </style:style>
    <style:style style:name="T13_102" style:family="text">
      <style:text-properties style:font-name="Times New Roman" style:font-name-asian="Times New Roman" style:font-name-complex="Times New Roman"/>
    </style:style>
    <style:style style:name="T13_103" style:family="text">
      <style:text-properties style:font-name="Times New Roman" style:font-name-asian="Times New Roman" style:font-name-complex="Times New Roman"/>
    </style:style>
    <style:style style:name="T13_104" style:family="text">
      <style:text-properties style:font-name="Times New Roman" style:font-name-asian="Times New Roman" style:font-name-complex="Times New Roman"/>
    </style:style>
    <style:style style:name="T13_105" style:family="text">
      <style:text-properties style:font-name="Times New Roman" style:font-name-asian="Times New Roman" style:font-name-complex="Times New Roman"/>
    </style:style>
    <style:style style:name="T13_106" style:family="text">
      <style:text-properties style:font-name="Times New Roman" style:font-name-asian="Times New Roman" style:font-name-complex="Times New Roman"/>
    </style:style>
    <style:style style:name="T13_107" style:family="text">
      <style:text-properties style:font-name="Times New Roman" style:font-name-asian="Times New Roman" style:font-name-complex="Times New Roman"/>
    </style:style>
    <style:style style:name="T13_108" style:family="text">
      <style:text-properties style:font-name="Times New Roman" style:font-name-asian="Times New Roman" style:font-name-complex="Times New Roman"/>
    </style:style>
    <style:style style:name="T13_109" style:family="text">
      <style:text-properties style:font-name="Times New Roman" style:font-name-asian="Times New Roman" style:font-name-complex="Times New Roman"/>
    </style:style>
    <style:style style:name="T13_110" style:family="text">
      <style:text-properties style:font-name="Times New Roman" style:font-name-asian="Times New Roman" style:font-name-complex="Times New Roman"/>
    </style:style>
    <style:style style:name="T13_111" style:family="text">
      <style:text-properties style:font-name="Times New Roman" style:font-name-asian="Times New Roman" style:font-name-complex="Times New Roman"/>
    </style:style>
    <style:style style:name="T13_112" style:family="text">
      <style:text-properties style:font-name="Times New Roman" style:font-name-asian="Times New Roman" style:font-name-complex="Times New Roman"/>
    </style:style>
    <style:style style:name="T13_113" style:family="text">
      <style:text-properties style:font-name="Times New Roman" style:font-name-asian="Times New Roman" style:font-name-complex="Times New Roman"/>
    </style:style>
    <style:style style:name="T13_114" style:family="text">
      <style:text-properties style:font-name="Times New Roman" style:font-name-asian="Times New Roman" style:font-name-complex="Times New Roman"/>
    </style:style>
    <style:style style:name="T13_115" style:family="text">
      <style:text-properties style:font-name="Times New Roman" style:font-name-asian="Times New Roman" style:font-name-complex="Times New Roman"/>
    </style:style>
    <style:style style:name="T13_116" style:family="text">
      <style:text-properties style:font-name="Times New Roman" style:font-name-asian="Times New Roman" style:font-name-complex="Times New Roman"/>
    </style:style>
    <style:style style:name="T13_117" style:family="text">
      <style:text-properties style:font-name="Times New Roman" style:font-name-asian="Times New Roman" style:font-name-complex="Times New Roman"/>
    </style:style>
    <style:style style:name="T13_118" style:family="text">
      <style:text-properties style:font-name="Times New Roman" style:font-name-asian="Times New Roman" style:font-name-complex="Times New Roman"/>
    </style:style>
    <style:style style:name="T13_119" style:family="text">
      <style:text-properties style:font-name="Times New Roman" style:font-name-asian="Times New Roman" style:font-name-complex="Times New Roman"/>
    </style:style>
    <style:style style:name="T13_120" style:family="text">
      <style:text-properties style:font-name="Times New Roman" style:font-name-asian="Times New Roman" style:font-name-complex="Times New Roman"/>
    </style:style>
    <style:style style:name="T13_121" style:family="text">
      <style:text-properties style:font-name="Times New Roman" style:font-name-asian="Times New Roman" style:font-name-complex="Times New Roman"/>
    </style:style>
    <style:style style:name="T13_122" style:family="text">
      <style:text-properties style:font-name="Times New Roman" style:font-name-asian="Times New Roman" style:font-name-complex="Times New Roman"/>
    </style:style>
    <style:style style:name="T13_123" style:family="text">
      <style:text-properties style:font-name="Times New Roman" style:font-name-asian="Times New Roman" style:font-name-complex="Times New Roman"/>
    </style:style>
    <style:style style:name="T13_124" style:family="text">
      <style:text-properties style:font-name="Times New Roman" style:font-name-asian="Times New Roman" style:font-name-complex="Times New Roman"/>
    </style:style>
    <style:style style:name="T13_125" style:family="text">
      <style:text-properties style:font-name="Times New Roman" style:font-name-asian="Times New Roman" style:font-name-complex="Times New Roman"/>
    </style:style>
    <style:style style:name="T13_126" style:family="text">
      <style:text-properties style:font-name="Times New Roman" style:font-name-asian="Times New Roman" style:font-name-complex="Times New Roman"/>
    </style:style>
    <style:style style:name="T13_127" style:family="text">
      <style:text-properties style:font-name="Times New Roman" style:font-name-asian="Times New Roman" style:font-name-complex="Times New Roman"/>
    </style:style>
    <style:style style:name="T13_128" style:family="text">
      <style:text-properties style:font-name="Times New Roman" style:font-name-asian="Times New Roman" style:font-name-complex="Times New Roman"/>
    </style:style>
    <style:style style:name="T13_129" style:family="text">
      <style:text-properties style:font-name="Times New Roman" style:font-name-asian="Times New Roman" style:font-name-complex="Times New Roman"/>
    </style:style>
    <style:style style:name="T13_130" style:family="text">
      <style:text-properties style:font-name="Times New Roman" style:font-name-asian="Times New Roman" style:font-name-complex="Times New Roman"/>
    </style:style>
    <style:style style:name="T13_131" style:family="text">
      <style:text-properties style:font-name="Times New Roman" style:font-name-asian="Times New Roman" style:font-name-complex="Times New Roman"/>
    </style:style>
    <style:style style:name="T13_132" style:family="text">
      <style:text-properties style:font-name="Times New Roman" style:font-name-asian="Times New Roman" style:font-name-complex="Times New Roman"/>
    </style:style>
    <style:style style:name="T13_133" style:family="text">
      <style:text-properties style:font-name="Times New Roman" style:font-name-asian="Times New Roman" style:font-name-complex="Times New Roman"/>
    </style:style>
    <style:style style:name="T13_134" style:family="text">
      <style:text-properties style:font-name="Times New Roman" style:font-name-asian="Times New Roman" style:font-name-complex="Times New Roman"/>
    </style:style>
    <style:style style:name="T13_135" style:family="text">
      <style:text-properties style:font-name="Times New Roman" style:font-name-asian="Times New Roman" style:font-name-complex="Times New Roman"/>
    </style:style>
    <style:style style:name="T13_136" style:family="text">
      <style:text-properties style:font-name="Times New Roman" style:font-name-asian="Times New Roman" style:font-name-complex="Times New Roman"/>
    </style:style>
    <style:style style:name="T13_137" style:family="text">
      <style:text-properties style:font-name="Times New Roman" style:font-name-asian="Times New Roman" style:font-name-complex="Times New Roman"/>
    </style:style>
    <style:style style:name="T13_138" style:family="text">
      <style:text-properties style:font-name="Times New Roman" style:font-name-asian="Times New Roman" style:font-name-complex="Times New Roman"/>
    </style:style>
    <style:style style:name="T13_139" style:family="text">
      <style:text-properties style:font-name="Times New Roman" style:font-name-asian="Times New Roman" style:font-name-complex="Times New Roman"/>
    </style:style>
    <style:style style:name="T13_140" style:family="text">
      <style:text-properties style:font-name="Times New Roman" style:font-name-asian="Times New Roman" style:font-name-complex="Times New Roman"/>
    </style:style>
    <style:style style:name="T13_141" style:family="text">
      <style:text-properties style:font-name="Times New Roman" style:font-name-asian="Times New Roman" style:font-name-complex="Times New Roman"/>
    </style:style>
    <style:style style:name="T13_142" style:family="text">
      <style:text-properties style:font-name="Times New Roman" style:font-name-asian="Times New Roman" style:font-name-complex="Times New Roman"/>
    </style:style>
    <style:style style:name="T13_143" style:family="text">
      <style:text-properties style:font-name="Times New Roman" style:font-name-asian="Times New Roman" style:font-name-complex="Times New Roman"/>
    </style:style>
    <style:style style:name="T13_144" style:family="text">
      <style:text-properties style:font-name="Times New Roman" style:font-name-asian="Times New Roman" style:font-name-complex="Times New Roman"/>
    </style:style>
    <style:style style:name="T13_145" style:family="text">
      <style:text-properties style:font-name="Times New Roman" style:font-name-asian="Times New Roman" style:font-name-complex="Times New Roman"/>
    </style:style>
    <style:style style:name="T13_146" style:family="text">
      <style:text-properties style:font-name="Times New Roman" style:font-name-asian="Times New Roman" style:font-name-complex="Times New Roman"/>
    </style:style>
    <style:style style:name="T13_147" style:family="text">
      <style:text-properties style:font-name="Times New Roman" style:font-name-asian="Times New Roman" style:font-name-complex="Times New Roman"/>
    </style:style>
    <style:style style:name="T13_148" style:family="text">
      <style:text-properties style:font-name="Times New Roman" style:font-name-asian="Times New Roman" style:font-name-complex="Times New Roman"/>
    </style:style>
    <style:style style:name="T13_149" style:family="text">
      <style:text-properties style:font-name="Times New Roman" style:font-name-asian="Times New Roman" style:font-name-complex="Times New Roman"/>
    </style:style>
    <style:style style:name="T13_150" style:family="text">
      <style:text-properties style:font-name="Times New Roman" style:font-name-asian="Times New Roman" style:font-name-complex="Times New Roman"/>
    </style:style>
    <style:style style:name="T13_151" style:family="text">
      <style:text-properties style:font-name="Times New Roman" style:font-name-asian="Times New Roman" style:font-name-complex="Times New Roman"/>
    </style:style>
    <style:style style:name="T13_152" style:family="text">
      <style:text-properties style:font-name="Times New Roman" style:font-name-asian="Times New Roman" style:font-name-complex="Times New Roman"/>
    </style:style>
    <style:style style:name="T13_153" style:family="text">
      <style:text-properties style:font-name="Times New Roman" style:font-name-asian="Times New Roman" style:font-name-complex="Times New Roman"/>
    </style:style>
    <style:style style:name="T13_154" style:family="text">
      <style:text-properties style:font-name="Times New Roman" style:font-name-asian="Times New Roman" style:font-name-complex="Times New Roman"/>
    </style:style>
    <style:style style:name="T13_155" style:family="text">
      <style:text-properties style:font-name="Times New Roman" style:font-name-asian="Times New Roman" style:font-name-complex="Times New Roman"/>
    </style:style>
    <style:style style:name="T13_156" style:family="text">
      <style:text-properties style:font-name="Times New Roman" style:font-name-asian="Times New Roman" style:font-name-complex="Times New Roman"/>
    </style:style>
    <style:style style:name="T13_157" style:family="text">
      <style:text-properties style:font-name="Times New Roman" style:font-name-asian="Times New Roman" style:font-name-complex="Times New Roman"/>
    </style:style>
    <style:style style:name="T13_158" style:family="text">
      <style:text-properties style:font-name="Times New Roman" style:font-name-asian="Times New Roman" style:font-name-complex="Times New Roman"/>
    </style:style>
    <style:style style:name="T13_159" style:family="text">
      <style:text-properties style:font-name="Times New Roman" style:font-name-asian="Times New Roman" style:font-name-complex="Times New Roman"/>
    </style:style>
    <style:style style:name="T13_160" style:family="text">
      <style:text-properties style:font-name="Times New Roman" style:font-name-asian="Times New Roman" style:font-name-complex="Times New Roman"/>
    </style:style>
    <style:style style:name="T13_161" style:family="text">
      <style:text-properties style:font-name="Times New Roman" style:font-name-asian="Times New Roman" style:font-name-complex="Times New Roman"/>
    </style:style>
    <style:style style:name="T13_162" style:family="text">
      <style:text-properties style:font-name="Times New Roman" style:font-name-asian="Times New Roman" style:font-name-complex="Times New Roman"/>
    </style:style>
    <style:style style:name="T13_163" style:family="text">
      <style:text-properties style:font-name="Times New Roman" style:font-name-asian="Times New Roman" style:font-name-complex="Times New Roman"/>
    </style:style>
    <style:style style:name="T13_164" style:family="text">
      <style:text-properties style:font-name="Times New Roman" style:font-name-asian="Times New Roman" style:font-name-complex="Times New Roman"/>
    </style:style>
    <style:style style:name="T13_165" style:family="text">
      <style:text-properties style:font-name="Times New Roman" style:font-name-asian="Times New Roman" style:font-name-complex="Times New Roman"/>
    </style:style>
    <style:style style:name="T13_166" style:family="text">
      <style:text-properties style:font-name="Times New Roman" style:font-name-asian="Times New Roman" style:font-name-complex="Times New Roman"/>
    </style:style>
    <style:style style:name="T13_167" style:family="text">
      <style:text-properties style:font-name="Times New Roman" style:font-name-asian="Times New Roman" style:font-name-complex="Times New Roman"/>
    </style:style>
    <style:style style:name="T13_168" style:family="text">
      <style:text-properties style:font-name="Times New Roman" style:font-name-asian="Times New Roman" style:font-name-complex="Times New Roman"/>
    </style:style>
    <style:style style:name="T13_169" style:family="text">
      <style:text-properties style:font-name="Times New Roman" style:font-name-asian="Times New Roman" style:font-name-complex="Times New Roman"/>
    </style:style>
    <style:style style:name="T13_170" style:family="text">
      <style:text-properties style:font-name="Times New Roman" style:font-name-asian="Times New Roman" style:font-name-complex="Times New Roman"/>
    </style:style>
    <style:style style:name="T13_171" style:family="text">
      <style:text-properties style:font-name="Times New Roman" style:font-name-asian="Times New Roman" style:font-name-complex="Times New Roman"/>
    </style:style>
    <style:style style:name="T13_172" style:family="text">
      <style:text-properties style:font-name="Times New Roman" style:font-name-asian="Times New Roman" style:font-name-complex="Times New Roman"/>
    </style:style>
    <style:style style:name="T13_173" style:family="text">
      <style:text-properties style:font-name="Times New Roman" style:font-name-asian="Times New Roman" style:font-name-complex="Times New Roman"/>
    </style:style>
    <style:style style:name="T13_174" style:family="text">
      <style:text-properties style:font-name="Times New Roman" style:font-name-asian="Times New Roman" style:font-name-complex="Times New Roman"/>
    </style:style>
    <style:style style:name="T13_175" style:family="text">
      <style:text-properties style:font-name="Times New Roman" style:font-name-asian="Times New Roman" style:font-name-complex="Times New Roman"/>
    </style:style>
    <style:style style:name="T13_176" style:family="text">
      <style:text-properties style:font-name="Times New Roman" style:font-name-asian="Times New Roman" style:font-name-complex="Times New Roman"/>
    </style:style>
    <style:style style:name="T13_177" style:family="text">
      <style:text-properties style:font-name="Times New Roman" style:font-name-asian="Times New Roman" style:font-name-complex="Times New Roman"/>
    </style:style>
    <style:style style:name="T13_178" style:family="text">
      <style:text-properties style:font-name="Times New Roman" style:font-name-asian="Times New Roman" style:font-name-complex="Times New Roman"/>
    </style:style>
    <style:style style:name="T13_179" style:family="text">
      <style:text-properties style:font-name="Times New Roman" style:font-name-asian="Times New Roman" style:font-name-complex="Times New Roman"/>
    </style:style>
    <style:style style:name="T13_180" style:family="text">
      <style:text-properties style:font-name="Times New Roman" style:font-name-asian="Times New Roman" style:font-name-complex="Times New Roman"/>
    </style:style>
    <style:style style:name="T13_181" style:family="text">
      <style:text-properties style:font-name="Times New Roman" style:font-name-asian="Times New Roman" style:font-name-complex="Times New Roman"/>
    </style:style>
    <style:style style:name="T13_182" style:family="text">
      <style:text-properties style:font-name="Times New Roman" style:font-name-asian="Times New Roman" style:font-name-complex="Times New Roman"/>
    </style:style>
    <style:style style:name="T13_183" style:family="text">
      <style:text-properties style:font-name="Times New Roman" style:font-name-asian="Times New Roman" style:font-name-complex="Times New Roman"/>
    </style:style>
    <style:style style:name="T13_184" style:family="text">
      <style:text-properties style:font-name="Times New Roman" style:font-name-asian="Times New Roman" style:font-name-complex="Times New Roman"/>
    </style:style>
    <style:style style:name="T13_185" style:family="text">
      <style:text-properties style:font-name="Times New Roman" style:font-name-asian="Times New Roman" style:font-name-complex="Times New Roman"/>
    </style:style>
    <style:style style:name="T13_186" style:family="text">
      <style:text-properties style:font-name="Times New Roman" style:font-name-asian="Times New Roman" style:font-name-complex="Times New Roman"/>
    </style:style>
    <style:style style:name="T13_187" style:family="text">
      <style:text-properties style:font-name="Times New Roman" style:font-name-asian="Times New Roman" style:font-name-complex="Times New Roman"/>
    </style:style>
    <style:style style:name="T13_188" style:family="text">
      <style:text-properties style:font-name="Times New Roman" style:font-name-asian="Times New Roman" style:font-name-complex="Times New Roman"/>
    </style:style>
    <style:style style:name="T13_189" style:family="text">
      <style:text-properties style:font-name="Times New Roman" style:font-name-asian="Times New Roman" style:font-name-complex="Times New Roman"/>
    </style:style>
    <style:style style:name="T13_190" style:family="text">
      <style:text-properties style:font-name="Times New Roman" style:font-name-asian="Times New Roman" style:font-name-complex="Times New Roman"/>
    </style:style>
    <style:style style:name="T13_191" style:family="text">
      <style:text-properties style:font-name="Times New Roman" style:font-name-asian="Times New Roman" style:font-name-complex="Times New Roman"/>
    </style:style>
    <style:style style:name="T13_192" style:family="text">
      <style:text-properties style:font-name="Times New Roman" style:font-name-asian="Times New Roman" style:font-name-complex="Times New Roman"/>
    </style:style>
    <style:style style:name="T13_193" style:family="text">
      <style:text-properties style:font-name="Times New Roman" style:font-name-asian="Times New Roman" style:font-name-complex="Times New Roman"/>
    </style:style>
    <style:style style:name="T13_194" style:family="text">
      <style:text-properties style:font-name="Times New Roman" style:font-name-asian="Times New Roman" style:font-name-complex="Times New Roman"/>
    </style:style>
    <style:style style:name="T13_195" style:family="text">
      <style:text-properties style:font-name="Times New Roman" style:font-name-asian="Times New Roman" style:font-name-complex="Times New Roman"/>
    </style:style>
    <style:style style:name="T13_196" style:family="text">
      <style:text-properties style:font-name="Times New Roman" style:font-name-asian="Times New Roman" style:font-name-complex="Times New Roman"/>
    </style:style>
    <style:style style:name="T13_197" style:family="text">
      <style:text-properties style:font-name="Times New Roman" style:font-name-asian="Times New Roman" style:font-name-complex="Times New Roman"/>
    </style:style>
    <style:style style:name="T13_198" style:family="text">
      <style:text-properties style:font-name="Times New Roman" style:font-name-asian="Times New Roman" style:font-name-complex="Times New Roman"/>
    </style:style>
    <style:style style:name="T13_199" style:family="text">
      <style:text-properties style:font-name="Times New Roman" style:font-name-asian="Times New Roman" style:font-name-complex="Times New Roman"/>
    </style:style>
    <style:style style:name="T13_200" style:family="text">
      <style:text-properties style:font-name="Times New Roman" style:font-name-asian="Times New Roman" style:font-name-complex="Times New Roman"/>
    </style:style>
    <style:style style:name="T13_201" style:family="text">
      <style:text-properties style:font-name="Times New Roman" style:font-name-asian="Times New Roman" style:font-name-complex="Times New Roman"/>
    </style:style>
    <style:style style:name="T13_202" style:family="text">
      <style:text-properties style:font-name="Times New Roman" style:font-name-asian="Times New Roman" style:font-name-complex="Times New Roman"/>
    </style:style>
    <style:style style:name="T13_203" style:family="text">
      <style:text-properties style:font-name="Times New Roman" style:font-name-asian="Times New Roman" style:font-name-complex="Times New Roman"/>
    </style:style>
    <style:style style:name="T13_204" style:family="text">
      <style:text-properties style:font-name="Times New Roman" style:font-name-asian="Times New Roman" style:font-name-complex="Times New Roman"/>
    </style:style>
    <style:style style:name="T13_205" style:family="text">
      <style:text-properties style:font-name="Times New Roman" style:font-name-asian="Times New Roman" style:font-name-complex="Times New Roman"/>
    </style:style>
    <style:style style:name="T13_206" style:family="text">
      <style:text-properties style:font-name="Times New Roman" style:font-name-asian="Times New Roman" style:font-name-complex="Times New Roman"/>
    </style:style>
    <style:style style:name="T13_207" style:family="text">
      <style:text-properties style:font-name="Times New Roman" style:font-name-asian="Times New Roman" style:font-name-complex="Times New Roman"/>
    </style:style>
    <style:style style:name="T13_208" style:family="text">
      <style:text-properties style:font-name="Times New Roman" style:font-name-asian="Times New Roman" style:font-name-complex="Times New Roman"/>
    </style:style>
    <style:style style:name="T13_209" style:family="text">
      <style:text-properties style:font-name="Times New Roman" style:font-name-asian="Times New Roman" style:font-name-complex="Times New Roman"/>
    </style:style>
    <style:style style:name="T13_210" style:family="text">
      <style:text-properties style:font-name="Times New Roman" style:font-name-asian="Times New Roman" style:font-name-complex="Times New Roman"/>
    </style:style>
    <style:style style:name="T13_211" style:family="text">
      <style:text-properties style:font-name="Times New Roman" style:font-name-asian="Times New Roman" style:font-name-complex="Times New Roman"/>
    </style:style>
    <style:style style:name="T13_212" style:family="text">
      <style:text-properties style:font-name="Times New Roman" style:font-name-asian="Times New Roman" style:font-name-complex="Times New Roman"/>
    </style:style>
    <style:style style:name="T13_213" style:family="text">
      <style:text-properties style:font-name="Times New Roman" style:font-name-asian="Times New Roman" style:font-name-complex="Times New Roman"/>
    </style:style>
    <style:style style:name="T13_2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13_215" style:family="text">
      <style:text-properties style:font-name="Times New Roman" style:font-name-asian="Times New Roman" style:font-name-complex="Times New Roman"/>
    </style:style>
    <style:style style:name="T13_216" style:family="text">
      <style:text-properties style:font-name="Times New Roman" style:font-name-asian="Times New Roman" style:font-name-complex="Times New Roman"/>
    </style:style>
    <style:style style:name="T13_217" style:family="text">
      <style:text-properties style:font-name="Times New Roman" style:font-name-asian="Times New Roman" style:font-name-complex="Times New Roman"/>
    </style:style>
    <style:style style:name="T13_218" style:family="text">
      <style:text-properties style:font-name="Times New Roman" style:font-name-asian="Times New Roman" style:font-name-complex="Times New Roman"/>
    </style:style>
    <style:style style:name="T13_219" style:family="text">
      <style:text-properties style:font-name="Times New Roman" style:font-name-asian="Times New Roman" style:font-name-complex="Times New Roman"/>
    </style:style>
    <style:style style:name="T13_220" style:family="text">
      <style:text-properties style:font-name="Times New Roman" style:font-name-asian="Times New Roman" style:font-name-complex="Times New Roman"/>
    </style:style>
    <style:style style:name="T13_221" style:family="text">
      <style:text-properties style:font-name="Times New Roman" style:font-name-asian="Times New Roman" style:font-name-complex="Times New Roman"/>
    </style:style>
    <style:style style:name="T13_222" style:family="text">
      <style:text-properties style:font-name="Times New Roman" style:font-name-asian="Times New Roman" style:font-name-complex="Times New Roman"/>
    </style:style>
    <style:style style:name="T13_223" style:family="text">
      <style:text-properties style:font-name="Times New Roman" style:font-name-asian="Times New Roman" style:font-name-complex="Times New Roman"/>
    </style:style>
    <style:style style:name="T13_224" style:family="text">
      <style:text-properties style:font-name="Times New Roman" style:font-name-asian="Times New Roman" style:font-name-complex="Times New Roman"/>
    </style:style>
    <style:style style:name="T13_225" style:family="text">
      <style:text-properties style:font-name="Times New Roman" style:font-name-asian="Times New Roman" style:font-name-complex="Times New Roman"/>
    </style:style>
    <style:style style:name="T13_226" style:family="text">
      <style:text-properties style:font-name="Times New Roman" style:font-name-asian="Times New Roman" style:font-name-complex="Times New Roman"/>
    </style:style>
    <style:style style:name="T13_227" style:family="text">
      <style:text-properties style:font-name="Times New Roman" style:font-name-asian="Times New Roman" style:font-name-complex="Times New Roman"/>
    </style:style>
    <style:style style:name="T13_228" style:family="text">
      <style:text-properties style:font-name="Times New Roman" style:font-name-asian="Times New Roman" style:font-name-complex="Times New Roman"/>
    </style:style>
    <style:style style:name="T13_229" style:family="text">
      <style:text-properties style:font-name="Times New Roman" style:font-name-asian="Times New Roman" style:font-name-complex="Times New Roman"/>
    </style:style>
    <style:style style:name="T13_230" style:family="text">
      <style:text-properties style:font-name="Times New Roman" style:font-name-asian="Times New Roman" style:font-name-complex="Times New Roman"/>
    </style:style>
    <style:style style:name="T13_231" style:family="text">
      <style:text-properties style:font-name="Times New Roman" style:font-name-asian="Times New Roman" style:font-name-complex="Times New Roman"/>
    </style:style>
    <style:style style:name="T13_232" style:family="text">
      <style:text-properties style:font-name="Times New Roman" style:font-name-asian="Times New Roman" style:font-name-complex="Times New Roman"/>
    </style:style>
    <style:style style:name="T13_233" style:family="text">
      <style:text-properties style:font-name="Times New Roman" style:font-name-asian="Times New Roman" style:font-name-complex="Times New Roman"/>
    </style:style>
    <style:style style:name="T13_234" style:family="text">
      <style:text-properties style:font-name="Times New Roman" style:font-name-asian="Times New Roman" style:font-name-complex="Times New Roman"/>
    </style:style>
    <style:style style:name="T13_235" style:family="text">
      <style:text-properties style:font-name="Times New Roman" style:font-name-asian="Times New Roman" style:font-name-complex="Times New Roman"/>
    </style:style>
    <style:style style:name="T13_236" style:family="text">
      <style:text-properties style:font-name="Times New Roman" style:font-name-asian="Times New Roman" style:font-name-complex="Times New Roman"/>
    </style:style>
    <style:style style:name="T13_237" style:family="text">
      <style:text-properties style:font-name="Times New Roman" style:font-name-asian="Times New Roman" style:font-name-complex="Times New Roman"/>
    </style:style>
    <style:style style:name="T13_238" style:family="text">
      <style:text-properties style:font-name="Times New Roman" style:font-name-asian="Times New Roman" style:font-name-complex="Times New Roman"/>
    </style:style>
    <style:style style:name="T13_239" style:family="text">
      <style:text-properties style:font-name="Times New Roman" style:font-name-asian="Times New Roman" style:font-name-complex="Times New Roman"/>
    </style:style>
    <style:style style:name="T13_240" style:family="text">
      <style:text-properties style:font-name="Times New Roman" style:font-name-asian="Times New Roman" style:font-name-complex="Times New Roman"/>
    </style:style>
    <style:style style:name="T13_241" style:family="text">
      <style:text-properties style:font-name="Times New Roman" style:font-name-asian="Times New Roman" style:font-name-complex="Times New Roman"/>
    </style:style>
    <style:style style:name="T13_242" style:family="text">
      <style:text-properties style:font-name="Times New Roman" style:font-name-asian="Times New Roman" style:font-name-complex="Times New Roman"/>
    </style:style>
    <style:style style:name="T13_243" style:family="text">
      <style:text-properties style:font-name="Times New Roman" style:font-name-asian="Times New Roman" style:font-name-complex="Times New Roman"/>
    </style:style>
    <style:style style:name="T13_24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3_245" style:family="text">
      <style:text-properties style:font-name="Times New Roman" style:font-name-asian="Times New Roman" style:font-name-complex="Times New Roman"/>
    </style:style>
    <style:style style:name="T13_246" style:family="text">
      <style:text-properties style:font-name="Times New Roman" style:font-name-asian="Times New Roman" style:font-name-complex="Times New Roman"/>
    </style:style>
    <style:style style:name="T13_247" style:family="text">
      <style:text-properties style:font-name="Times New Roman" style:font-name-asian="Times New Roman" style:font-name-complex="Times New Roman"/>
    </style:style>
    <style:style style:name="T13_248" style:family="text">
      <style:text-properties style:font-name="Times New Roman" style:font-name-asian="Times New Roman" style:font-name-complex="Times New Roman"/>
    </style:style>
    <style:style style:name="T13_249" style:family="text">
      <style:text-properties style:font-name="Times New Roman" style:font-name-asian="Times New Roman" style:font-name-complex="Times New Roman"/>
    </style:style>
    <style:style style:name="T13_250" style:family="text">
      <style:text-properties style:font-name="Times New Roman" style:font-name-asian="Times New Roman" style:font-name-complex="Times New Roman"/>
    </style:style>
    <style:style style:name="T13_251" style:family="text">
      <style:text-properties style:font-name="Times New Roman" style:font-name-asian="Times New Roman" style:font-name-complex="Times New Roman"/>
    </style:style>
    <style:style style:name="T13_252" style:family="text">
      <style:text-properties style:font-name="Times New Roman" style:font-name-asian="Times New Roman" style:font-name-complex="Times New Roman"/>
    </style:style>
    <style:style style:name="T13_253" style:family="text">
      <style:text-properties style:font-name="Times New Roman" style:font-name-asian="Times New Roman" style:font-name-complex="Times New Roman"/>
    </style:style>
    <style:style style:name="T13_254" style:family="text">
      <style:text-properties style:font-name="Times New Roman" style:font-name-asian="Times New Roman" style:font-name-complex="Times New Roman"/>
    </style:style>
    <style:style style:name="T13_255" style:family="text">
      <style:text-properties style:font-name="Times New Roman" style:font-name-asian="Times New Roman" style:font-name-complex="Times New Roman"/>
    </style:style>
    <style:style style:name="T13_256" style:family="text">
      <style:text-properties style:font-name="Times New Roman" style:font-name-asian="Times New Roman" style:font-name-complex="Times New Roman"/>
    </style:style>
    <style:style style:name="T13_257" style:family="text">
      <style:text-properties style:font-name="Times New Roman" style:font-name-asian="Times New Roman" style:font-name-complex="Times New Roman"/>
    </style:style>
    <style:style style:name="T13_258" style:family="text">
      <style:text-properties style:font-name="Times New Roman" style:font-name-asian="Times New Roman" style:font-name-complex="Times New Roman"/>
    </style:style>
    <style:style style:name="T13_259" style:family="text">
      <style:text-properties style:font-name="Times New Roman" style:font-name-asian="Times New Roman" style:font-name-complex="Times New Roman"/>
    </style:style>
    <style:style style:name="T13_260" style:family="text">
      <style:text-properties style:font-name="Times New Roman" style:font-name-asian="Times New Roman" style:font-name-complex="Times New Roman"/>
    </style:style>
    <style:style style:name="T13_261" style:family="text">
      <style:text-properties style:font-name="Times New Roman" style:font-name-asian="Times New Roman" style:font-name-complex="Times New Roman"/>
    </style:style>
    <style:style style:name="T13_262" style:family="text">
      <style:text-properties style:font-name="Times New Roman" style:font-name-asian="Times New Roman" style:font-name-complex="Times New Roman"/>
    </style:style>
    <style:style style:name="T13_263" style:family="text">
      <style:text-properties style:font-name="Times New Roman" style:font-name-asian="Times New Roman" style:font-name-complex="Times New Roman"/>
    </style:style>
    <style:style style:name="T13_264" style:family="text">
      <style:text-properties style:font-name="Times New Roman" style:font-name-asian="Times New Roman" style:font-name-complex="Times New Roman"/>
    </style:style>
    <style:style style:name="T13_265" style:family="text">
      <style:text-properties style:font-name="Times New Roman" style:font-name-asian="Times New Roman" style:font-name-complex="Times New Roman"/>
    </style:style>
    <style:style style:name="T13_266" style:family="text">
      <style:text-properties style:font-name="Times New Roman" style:font-name-asian="Times New Roman" style:font-name-complex="Times New Roman"/>
    </style:style>
    <style:style style:name="T13_267" style:family="text">
      <style:text-properties style:font-name="Times New Roman" style:font-name-asian="Times New Roman" style:font-name-complex="Times New Roman"/>
    </style:style>
    <style:style style:name="T13_268" style:family="text">
      <style:text-properties style:font-name="Times New Roman" style:font-name-asian="Times New Roman" style:font-name-complex="Times New Roman"/>
    </style:style>
    <style:style style:name="T13_269" style:family="text">
      <style:text-properties style:font-name="Times New Roman" style:font-name-asian="Times New Roman" style:font-name-complex="Times New Roman"/>
    </style:style>
    <style:style style:name="T13_270" style:family="text">
      <style:text-properties style:font-name="Times New Roman" style:font-name-asian="Times New Roman" style:font-name-complex="Times New Roman"/>
    </style:style>
    <style:style style:name="T13_2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13_272" style:family="text">
      <style:text-properties style:font-name="Times New Roman" style:font-name-asian="Times New Roman" style:font-name-complex="Times New Roman"/>
    </style:style>
    <style:style style:name="T13_273" style:family="text">
      <style:text-properties style:font-name="Times New Roman" style:font-name-asian="Times New Roman" style:font-name-complex="Times New Roman"/>
    </style:style>
    <style:style style:name="T13_274" style:family="text">
      <style:text-properties style:font-name="Times New Roman" style:font-name-asian="Times New Roman" style:font-name-complex="Times New Roman"/>
    </style:style>
    <style:style style:name="T13_275" style:family="text">
      <style:text-properties style:font-name="Times New Roman" style:font-name-asian="Times New Roman" style:font-name-complex="Times New Roman"/>
    </style:style>
    <style:style style:name="T13_276" style:family="text">
      <style:text-properties style:font-name="Times New Roman" style:font-name-asian="Times New Roman" style:font-name-complex="Times New Roman"/>
    </style:style>
    <style:style style:name="T13_277" style:family="text">
      <style:text-properties style:font-name="Times New Roman" style:font-name-asian="Times New Roman" style:font-name-complex="Times New Roman"/>
    </style:style>
    <style:style style:name="T13_278" style:family="text">
      <style:text-properties style:font-name="Times New Roman" style:font-name-asian="Times New Roman" style:font-name-complex="Times New Roman"/>
    </style:style>
    <style:style style:name="T13_279" style:family="text">
      <style:text-properties style:font-name="Times New Roman" style:font-name-asian="Times New Roman" style:font-name-complex="Times New Roman"/>
    </style:style>
    <style:style style:name="T13_280" style:family="text">
      <style:text-properties style:font-name="Times New Roman" style:font-name-asian="Times New Roman" style:font-name-complex="Times New Roman"/>
    </style:style>
    <style:style style:name="T13_281" style:family="text">
      <style:text-properties style:font-name="Times New Roman" style:font-name-asian="Times New Roman" style:font-name-complex="Times New Roman"/>
    </style:style>
    <style:style style:name="T13_282" style:family="text">
      <style:text-properties style:font-name="Times New Roman" style:font-name-asian="Times New Roman" style:font-name-complex="Times New Roman"/>
    </style:style>
    <style:style style:name="T13_283" style:family="text">
      <style:text-properties style:font-name="Times New Roman" style:font-name-asian="Times New Roman" style:font-name-complex="Times New Roman"/>
    </style:style>
    <style:style style:name="T13_284" style:family="text">
      <style:text-properties style:font-name="Times New Roman" style:font-name-asian="Times New Roman" style:font-name-complex="Times New Roman"/>
    </style:style>
    <style:style style:name="T13_285" style:family="text">
      <style:text-properties style:font-name="Times New Roman" style:font-name-asian="Times New Roman" style:font-name-complex="Times New Roman"/>
    </style:style>
    <style:style style:name="T13_286" style:family="text">
      <style:text-properties style:font-name="Times New Roman" style:font-name-asian="Times New Roman" style:font-name-complex="Times New Roman"/>
    </style:style>
    <style:style style:name="T13_287" style:family="text">
      <style:text-properties style:font-name="Times New Roman" style:font-name-asian="Times New Roman" style:font-name-complex="Times New Roman"/>
    </style:style>
    <style:style style:name="T13_288" style:family="text">
      <style:text-properties style:font-name="Times New Roman" style:font-name-asian="Times New Roman" style:font-name-complex="Times New Roman"/>
    </style:style>
    <style:style style:name="T13_289" style:family="text">
      <style:text-properties style:font-name="Times New Roman" style:font-name-asian="Times New Roman" style:font-name-complex="Times New Roman"/>
    </style:style>
    <style:style style:name="T13_290" style:family="text">
      <style:text-properties style:font-name="Times New Roman" style:font-name-asian="Times New Roman" style:font-name-complex="Times New Roman"/>
    </style:style>
    <style:style style:name="T13_291" style:family="text">
      <style:text-properties style:font-name="Times New Roman" style:font-name-asian="Times New Roman" style:font-name-complex="Times New Roman"/>
    </style:style>
    <style:style style:name="T13_292" style:family="text">
      <style:text-properties style:font-name="Times New Roman" style:font-name-asian="Times New Roman" style:font-name-complex="Times New Roman"/>
    </style:style>
    <style:style style:name="T13_293" style:family="text">
      <style:text-properties style:font-name="Times New Roman" style:font-name-asian="Times New Roman" style:font-name-complex="Times New Roman"/>
    </style:style>
    <style:style style:name="T13_294" style:family="text">
      <style:text-properties style:font-name="Times New Roman" style:font-name-asian="Times New Roman" style:font-name-complex="Times New Roman"/>
    </style:style>
    <style:style style:name="T13_295" style:family="text">
      <style:text-properties style:font-name="Times New Roman" style:font-name-asian="Times New Roman" style:font-name-complex="Times New Roman"/>
    </style:style>
    <style:style style:name="T13_29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13_297" style:family="text">
      <style:text-properties style:font-name="Times New Roman" style:font-name-asian="Times New Roman" style:font-name-complex="Times New Roman"/>
    </style:style>
    <style:style style:name="T13_298" style:family="text">
      <style:text-properties style:font-name="Times New Roman" style:font-name-asian="Times New Roman" style:font-name-complex="Times New Roman"/>
    </style:style>
    <style:style style:name="T13_299" style:family="text">
      <style:text-properties style:font-name="Times New Roman" style:font-name-asian="Times New Roman" style:font-name-complex="Times New Roman"/>
    </style:style>
    <style:style style:name="T13_300" style:family="text">
      <style:text-properties style:font-name="Times New Roman" style:font-name-asian="Times New Roman" style:font-name-complex="Times New Roman"/>
    </style:style>
    <style:style style:name="T13_301" style:family="text">
      <style:text-properties style:font-name="Times New Roman" style:font-name-asian="Times New Roman" style:font-name-complex="Times New Roman"/>
    </style:style>
    <style:style style:name="T13_302" style:family="text">
      <style:text-properties style:font-name="Times New Roman" style:font-name-asian="Times New Roman" style:font-name-complex="Times New Roman"/>
    </style:style>
    <style:style style:name="T13_303" style:family="text">
      <style:text-properties style:font-name="Times New Roman" style:font-name-asian="Times New Roman" style:font-name-complex="Times New Roman"/>
    </style:style>
    <style:style style:name="T13_304" style:family="text">
      <style:text-properties style:font-name="Times New Roman" style:font-name-asian="Times New Roman" style:font-name-complex="Times New Roman"/>
    </style:style>
    <style:style style:name="T13_305" style:family="text">
      <style:text-properties style:font-name="Times New Roman" style:font-name-asian="Times New Roman" style:font-name-complex="Times New Roman"/>
    </style:style>
    <style:style style:name="T13_306" style:family="text">
      <style:text-properties style:font-name="Times New Roman" style:font-name-asian="Times New Roman" style:font-name-complex="Times New Roman"/>
    </style:style>
    <style:style style:name="T13_307" style:family="text">
      <style:text-properties style:font-name="Times New Roman" style:font-name-asian="Times New Roman" style:font-name-complex="Times New Roman"/>
    </style:style>
    <style:style style:name="T13_308" style:family="text">
      <style:text-properties style:font-name="Times New Roman" style:font-name-asian="Times New Roman" style:font-name-complex="Times New Roman"/>
    </style:style>
    <style:style style:name="T13_30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13_310" style:family="text">
      <style:text-properties style:font-name="Times New Roman" style:font-name-asian="Times New Roman" style:font-name-complex="Times New Roman"/>
    </style:style>
    <style:style style:name="T13_311" style:family="text">
      <style:text-properties style:font-name="Times New Roman" style:font-name-asian="Times New Roman" style:font-name-complex="Times New Roman"/>
    </style:style>
    <style:style style:name="T13_312" style:family="text">
      <style:text-properties style:font-name="Times New Roman" style:font-name-asian="Times New Roman" style:font-name-complex="Times New Roman"/>
    </style:style>
    <style:style style:name="T13_313" style:family="text">
      <style:text-properties style:font-name="Times New Roman" style:font-name-asian="Times New Roman" style:font-name-complex="Times New Roman"/>
    </style:style>
    <style:style style:name="T13_314" style:family="text">
      <style:text-properties style:font-name="Times New Roman" style:font-name-asian="Times New Roman" style:font-name-complex="Times New Roman"/>
    </style:style>
    <style:style style:name="T13_315" style:family="text">
      <style:text-properties style:font-name="Times New Roman" style:font-name-asian="Times New Roman" style:font-name-complex="Times New Roman"/>
    </style:style>
    <style:style style:name="T13_316" style:family="text">
      <style:text-properties style:font-name="Times New Roman" style:font-name-asian="Times New Roman" style:font-name-complex="Times New Roman"/>
    </style:style>
    <style:style style:name="T13_317" style:family="text">
      <style:text-properties style:font-name="Times New Roman" style:font-name-asian="Times New Roman" style:font-name-complex="Times New Roman"/>
    </style:style>
    <style:style style:name="T13_318" style:family="text">
      <style:text-properties style:font-name="Times New Roman" style:font-name-asian="Times New Roman" style:font-name-complex="Times New Roman"/>
    </style:style>
    <style:style style:name="T13_319" style:family="text">
      <style:text-properties style:font-name="Times New Roman" style:font-name-asian="Times New Roman" style:font-name-complex="Times New Roman"/>
    </style:style>
    <style:style style:name="T13_320" style:family="text">
      <style:text-properties style:font-name="Times New Roman" style:font-name-asian="Times New Roman" style:font-name-complex="Times New Roman"/>
    </style:style>
    <style:style style:name="T13_321" style:family="text">
      <style:text-properties style:font-name="Times New Roman" style:font-name-asian="Times New Roman" style:font-name-complex="Times New Roman"/>
    </style:style>
    <style:style style:name="T13_322" style:family="text">
      <style:text-properties style:font-name="Times New Roman" style:font-name-asian="Times New Roman" style:font-name-complex="Times New Roman"/>
    </style:style>
    <style:style style:name="T13_323" style:family="text">
      <style:text-properties style:font-name="Times New Roman" style:font-name-asian="Times New Roman" style:font-name-complex="Times New Roman"/>
    </style:style>
    <style:style style:name="T13_324" style:family="text">
      <style:text-properties style:font-name="Times New Roman" style:font-name-asian="Times New Roman" style:font-name-complex="Times New Roman"/>
    </style:style>
    <style:style style:name="T13_325" style:family="text">
      <style:text-properties style:font-name="Times New Roman" style:font-name-asian="Times New Roman" style:font-name-complex="Times New Roman"/>
    </style:style>
    <style:style style:name="T13_326" style:family="text">
      <style:text-properties style:font-name="Times New Roman" style:font-name-asian="Times New Roman" style:font-name-complex="Times New Roman"/>
    </style:style>
    <style:style style:name="T13_327" style:family="text">
      <style:text-properties style:font-name="Times New Roman" style:font-name-asian="Times New Roman" style:font-name-complex="Times New Roman"/>
    </style:style>
    <style:style style:name="T13_328" style:family="text">
      <style:text-properties style:font-name="Times New Roman" style:font-name-asian="Times New Roman" style:font-name-complex="Times New Roman"/>
    </style:style>
    <style:style style:name="T13_329" style:family="text">
      <style:text-properties style:font-name="Times New Roman" style:font-name-asian="Times New Roman" style:font-name-complex="Times New Roman"/>
    </style:style>
    <style:style style:name="T13_330" style:family="text">
      <style:text-properties style:font-name="Times New Roman" style:font-name-asian="Times New Roman" style:font-name-complex="Times New Roman"/>
    </style:style>
    <style:style style:name="T13_331" style:family="text">
      <style:text-properties style:font-name="Times New Roman" style:font-name-asian="Times New Roman" style:font-name-complex="Times New Roman"/>
    </style:style>
    <style:style style:name="T13_332" style:family="text">
      <style:text-properties style:font-name="Times New Roman" style:font-name-asian="Times New Roman" style:font-name-complex="Times New Roman"/>
    </style:style>
    <style:style style:name="T13_333" style:family="text">
      <style:text-properties style:font-name="Times New Roman" style:font-name-asian="Times New Roman" style:font-name-complex="Times New Roman"/>
    </style:style>
    <style:style style:name="T13_334" style:family="text">
      <style:text-properties style:font-name="Times New Roman" style:font-name-asian="Times New Roman" style:font-name-complex="Times New Roman"/>
    </style:style>
    <style:style style:name="T13_335" style:family="text">
      <style:text-properties style:font-name="Times New Roman" style:font-name-asian="Times New Roman" style:font-name-complex="Times New Roman"/>
    </style:style>
    <style:style style:name="T13_336" style:family="text">
      <style:text-properties style:font-name="Times New Roman" style:font-name-asian="Times New Roman" style:font-name-complex="Times New Roman"/>
    </style:style>
    <style:style style:name="T13_337" style:family="text">
      <style:text-properties style:font-name="Times New Roman" style:font-name-asian="Times New Roman" style:font-name-complex="Times New Roman"/>
    </style:style>
    <style:style style:name="T13_338" style:family="text">
      <style:text-properties style:font-name="Times New Roman" style:font-name-asian="Times New Roman" style:font-name-complex="Times New Roman"/>
    </style:style>
    <style:style style:name="T13_339" style:family="text">
      <style:text-properties style:font-name="Times New Roman" style:font-name-asian="Times New Roman" style:font-name-complex="Times New Roman"/>
    </style:style>
    <style:style style:name="T13_340" style:family="text">
      <style:text-properties style:font-name="Times New Roman" style:font-name-asian="Times New Roman" style:font-name-complex="Times New Roman"/>
    </style:style>
    <style:style style:name="T13_341" style:family="text">
      <style:text-properties style:font-name="Times New Roman" style:font-name-asian="Times New Roman" style:font-name-complex="Times New Roman"/>
    </style:style>
    <style:style style:name="T13_342" style:family="text">
      <style:text-properties style:font-name="Times New Roman" style:font-name-asian="Times New Roman" style:font-name-complex="Times New Roman"/>
    </style:style>
    <style:style style:name="T13_343" style:family="text">
      <style:text-properties style:font-name="Times New Roman" style:font-name-asian="Times New Roman" style:font-name-complex="Times New Roman"/>
    </style:style>
    <style:style style:name="T13_344" style:family="text">
      <style:text-properties style:font-name="Times New Roman" style:font-name-asian="Times New Roman" style:font-name-complex="Times New Roman"/>
    </style:style>
    <style:style style:name="T13_345" style:family="text">
      <style:text-properties style:font-name="Times New Roman" style:font-name-asian="Times New Roman" style:font-name-complex="Times New Roman"/>
    </style:style>
    <style:style style:name="T13_346" style:family="text">
      <style:text-properties style:font-name="Times New Roman" style:font-name-asian="Times New Roman" style:font-name-complex="Times New Roman"/>
    </style:style>
    <style:style style:name="T13_347" style:family="text">
      <style:text-properties style:font-name="Times New Roman" style:font-name-asian="Times New Roman" style:font-name-complex="Times New Roman"/>
    </style:style>
    <style:style style:name="T13_348" style:family="text">
      <style:text-properties style:font-name="Times New Roman" style:font-name-asian="Times New Roman" style:font-name-complex="Times New Roman"/>
    </style:style>
    <style:style style:name="T13_349" style:family="text">
      <style:text-properties style:font-name="Times New Roman" style:font-name-asian="Times New Roman" style:font-name-complex="Times New Roman"/>
    </style:style>
    <style:style style:name="T13_350" style:family="text">
      <style:text-properties style:font-name="Times New Roman" style:font-name-asian="Times New Roman" style:font-name-complex="Times New Roman"/>
    </style:style>
    <style:style style:name="T13_351" style:family="text">
      <style:text-properties style:font-name="Times New Roman" style:font-name-asian="Times New Roman" style:font-name-complex="Times New Roman"/>
    </style:style>
    <style:style style:name="T13_352" style:family="text">
      <style:text-properties style:font-name="Times New Roman" style:font-name-asian="Times New Roman" style:font-name-complex="Times New Roman"/>
    </style:style>
    <style:style style:name="T13_353" style:family="text">
      <style:text-properties style:font-name="Times New Roman" style:font-name-asian="Times New Roman" style:font-name-complex="Times New Roman"/>
    </style:style>
    <style:style style:name="T13_354" style:family="text">
      <style:text-properties style:font-name="Times New Roman" style:font-name-asian="Times New Roman" style:font-name-complex="Times New Roman"/>
    </style:style>
    <style:style style:name="T13_355" style:family="text"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text-align="justify" fo:break-before="auto" fo:text-indent="1.251cm" fo:line-height="150%" style:writing-mode="lr-tb"/>
    </style:style>
    <style:style style:name="P15" style:family="paragraph" style:parent-style-name="Standard">
      <style:paragraph-properties fo:text-align="justify" fo:break-before="auto" fo:text-indent="1.251cm" fo:line-height="150%" style:writing-mode="lr-tb"/>
    </style:style>
    <style:style style:name="T15_1" style:family="text">
      <style:text-properties style:font-name="Times New Roman" style:font-name-asian="Times New Roman" style:font-name-complex="Times New Roman"/>
    </style:style>
    <style:style style:name="T15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5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5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16" style:family="paragraph" style:parent-style-name="Standard">
      <style:paragraph-properties fo:text-align="justify" fo:break-before="auto" fo:text-indent="1.251cm" fo:line-height="150%" style:writing-mode="lr-tb"/>
    </style:style>
    <style:style style:name="T16_1" style:family="text">
      <style:text-properties style:font-name="Times New Roman" style:font-name-asian="Times New Roman" style:font-name-complex="Times New Roman"/>
    </style:style>
    <style:style style:name="T16_2" style:family="text">
      <style:text-properties style:font-name="Times New Roman" style:font-name-asian="Times New Roman" style:font-name-complex="Times New Roman"/>
    </style:style>
    <style:style style:name="T16_3" style:family="text">
      <style:text-properties style:font-name="Times New Roman" style:font-name-asian="Times New Roman" style:font-name-complex="Times New Roman"/>
    </style:style>
    <style:style style:name="T16_4" style:family="text">
      <style:text-properties style:font-name="Times New Roman" style:font-name-asian="Times New Roman" style:font-name-complex="Times New Roman"/>
    </style:style>
    <style:style style:name="T16_5" style:family="text">
      <style:text-properties style:font-name="Times New Roman" style:font-name-asian="Times New Roman" style:font-name-complex="Times New Roman"/>
    </style:style>
    <style:style style:name="T16_6" style:family="text">
      <style:text-properties style:font-name="Times New Roman" style:font-name-asian="Times New Roman" style:font-name-complex="Times New Roman"/>
    </style:style>
    <style:style style:name="T16_7" style:family="text">
      <style:text-properties style:font-name="Times New Roman" style:font-name-asian="Times New Roman" style:font-name-complex="Times New Roman"/>
    </style:style>
    <style:style style:name="T16_8" style:family="text">
      <style:text-properties style:font-name="Times New Roman" style:font-name-asian="Times New Roman" style:font-name-complex="Times New Roman"/>
    </style:style>
    <style:style style:name="T16_9" style:family="text">
      <style:text-properties style:font-name="Times New Roman" style:font-name-asian="Times New Roman" style:font-name-complex="Times New Roman"/>
    </style:style>
    <style:style style:name="T16_10" style:family="text">
      <style:text-properties style:font-name="Times New Roman" style:font-name-asian="Times New Roman" style:font-name-complex="Times New Roman"/>
    </style:style>
    <style:style style:name="T16_11" style:family="text">
      <style:text-properties style:font-name="Times New Roman" style:font-name-asian="Times New Roman" style:font-name-complex="Times New Roman"/>
    </style:style>
    <style:style style:name="T16_12" style:family="text">
      <style:text-properties style:font-name="Times New Roman" style:font-name-asian="Times New Roman" style:font-name-complex="Times New Roman"/>
    </style:style>
    <style:style style:name="T16_13" style:family="text">
      <style:text-properties style:font-name="Times New Roman" style:font-name-asian="Times New Roman" style:font-name-complex="Times New Roman"/>
    </style:style>
    <style:style style:name="T16_14" style:family="text">
      <style:text-properties style:font-name="Times New Roman" style:font-name-asian="Times New Roman" style:font-name-complex="Times New Roman"/>
    </style:style>
    <style:style style:name="T16_15" style:family="text">
      <style:text-properties style:font-name="Times New Roman" style:font-name-asian="Times New Roman" style:font-name-complex="Times New Roman"/>
    </style:style>
    <style:style style:name="T16_16" style:family="text">
      <style:text-properties style:font-name="Times New Roman" style:font-name-asian="Times New Roman" style:font-name-complex="Times New Roman"/>
    </style:style>
    <style:style style:name="T16_17" style:family="text">
      <style:text-properties style:font-name="Times New Roman" style:font-name-asian="Times New Roman" style:font-name-complex="Times New Roman"/>
    </style:style>
    <style:style style:name="T16_18" style:family="text">
      <style:text-properties style:font-name="Times New Roman" style:font-name-asian="Times New Roman" style:font-name-complex="Times New Roman"/>
    </style:style>
    <style:style style:name="T16_19" style:family="text">
      <style:text-properties style:font-name="Times New Roman" style:font-name-asian="Times New Roman" style:font-name-complex="Times New Roman"/>
    </style:style>
    <style:style style:name="T16_20" style:family="text">
      <style:text-properties style:font-name="Times New Roman" style:font-name-asian="Times New Roman" style:font-name-complex="Times New Roman"/>
    </style:style>
    <style:style style:name="T16_21" style:family="text">
      <style:text-properties style:font-name="Times New Roman" style:font-name-asian="Times New Roman" style:font-name-complex="Times New Roman"/>
    </style:style>
    <style:style style:name="T16_22" style:family="text">
      <style:text-properties style:font-name="Times New Roman" style:font-name-asian="Times New Roman" style:font-name-complex="Times New Roman"/>
    </style:style>
    <style:style style:name="T16_23" style:family="text">
      <style:text-properties style:font-name="Times New Roman" style:font-name-asian="Times New Roman" style:font-name-complex="Times New Roman"/>
    </style:style>
    <style:style style:name="T16_2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_2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_2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_2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_2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2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3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3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3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3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3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3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3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3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3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3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4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4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4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4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4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4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4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4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4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4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5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5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5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5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5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5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5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5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5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5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6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6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6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6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6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6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6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6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6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6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7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_7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7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7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7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7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7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7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7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7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8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8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8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8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8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8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8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8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8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8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9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9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9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9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9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9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9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9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9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9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10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10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10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10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10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10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6_106" style:family="text" style:parent-style-name="Standard"/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1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1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1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1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1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1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1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1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1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1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2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2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2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2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2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2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2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2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2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2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3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3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3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3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3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3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3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3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3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3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4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4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4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4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4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4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4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4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4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4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5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7_51" style:family="text" style:parent-style-name="Standard"/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1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1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1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1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2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2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2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2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2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2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2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2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2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2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3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3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3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3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3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3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8_3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3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3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3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4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4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4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4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4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4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4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4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4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4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5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5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5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5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5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5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5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5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5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8_59" style:family="text" style:parent-style-name="Standard"/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_1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_1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_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_2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_2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_2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2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2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2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2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2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2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2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3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3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3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3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3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3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3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3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3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3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4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4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4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4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4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4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4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4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4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4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5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5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5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5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5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5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5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5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5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5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6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6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6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6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6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6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6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6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6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6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7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7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7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7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7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7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7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7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_78" style:family="text">
      <style:text-properties fo:font-style="normal" style:font-style-asian="normal" style:font-style-complex="normal" style:font-name="Times New Roman" style:font-name-asian="Times New Roman" style:font-name-complex="Times New Roman" fo:font-weight="bold" style:font-weight-asian="bold" style:font-weight-complex="bold"/>
    </style:style>
    <style:style style:name="T19_7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8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8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8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8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8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8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8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8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8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8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9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9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9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9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9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9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9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9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9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9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0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0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0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0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0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0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0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0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0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0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1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1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1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1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1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1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1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1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1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1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2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2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2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2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2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2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2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2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2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2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3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3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3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3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3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3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3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3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3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3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4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41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42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43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4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4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4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4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4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49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50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19_151" style:family="text" style:parent-style-name="Standard"/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_3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_3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_34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20_35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20_36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20_37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20_38" style:family="text">
      <style:text-properties fo:font-style="normal" style:font-style-asian="normal" style:font-style-complex="normal" style:font-name="Times New Roman" style:font-name-asian="Times New Roman" style:font-name-complex="Times New Roman"/>
    </style:style>
    <style:style style:name="T20_3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0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/>
    </style:style>
    <style:style style:name="T20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8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8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8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8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8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8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8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9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9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9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9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9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9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9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9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9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9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0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0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0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0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0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0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0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0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0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0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0_1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P21" style:family="paragraph" style:parent-style-name="Standard">
      <style:paragraph-properties fo:text-align="justify" fo:break-before="auto" fo:text-indent="1.251cm" fo:line-height="150%" style:writing-mode="lr-tb"/>
    </style:style>
    <style:style style:name="T21_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1_81" style:family="text" style:parent-style-name="Standard"/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66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2_67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2_68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2_6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2_70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2_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8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8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8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8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8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8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8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9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9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9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9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9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9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9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9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9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9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0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0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0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0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0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0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0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0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0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0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8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8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8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8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8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8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8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9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9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9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9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9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9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9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9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9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19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0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0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0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0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0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0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0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0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0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0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2_2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P23" style:family="paragraph" style:parent-style-name="Standard">
      <style:paragraph-properties fo:text-align="justify" fo:break-before="auto" fo:text-indent="1.251cm" fo:line-height="150%" style:writing-mode="lr-tb"/>
    </style:style>
    <style:style style:name="T23_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8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9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0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8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19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0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3_2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3_229" style:family="text" style:parent-style-name="Standard"/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4_73" style:family="text" style:parent-style-name="Standard"/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5_59" style:family="text" style:parent-style-name="Standard"/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53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6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6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P27" style:family="paragraph" style:parent-style-name="Standard">
      <style:paragraph-properties fo:text-align="justify" fo:break-before="auto" fo:text-indent="1.27cm" fo:line-height="150%" style:writing-mode="lr-tb"/>
    </style:style>
    <style:style style:name="P28" style:family="paragraph" style:parent-style-name="Standard">
      <style:paragraph-properties fo:text-align="justify" fo:break-before="auto" fo:text-indent="0.635cm" fo:line-height="150%" style:writing-mode="lr-tb"/>
    </style:style>
    <style:style style:name="P29" style:family="paragraph" style:parent-style-name="Standard">
      <style:paragraph-properties fo:text-align="justify" fo:break-before="auto" fo:text-indent="0.635cm" fo:line-height="150%" style:writing-mode="lr-tb"/>
    </style:style>
    <style:style style:name="T29_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29_2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9_3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9_4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9_5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9_6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9_7" style:family="text">
      <style:text-properties fo:background-color="#ffffff" fo:font-style="italic" style:font-style-asian="italic" style:font-style-complex="italic" style:font-name="Times New Roman" style:font-name-asian="Times New Roman" style:font-name-complex="Times New Roman"/>
    </style:style>
    <style:style style:name="T29_8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9_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9_10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9_11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29_12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P30" style:family="paragraph" style:parent-style-name="Standard">
      <style:paragraph-properties fo:text-align="justify" fo:break-before="auto" fo:text-indent="0.635cm" fo:line-height="150%" style:writing-mode="lr-tb"/>
    </style:style>
    <style:style style:name="T30_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/>
    </style:style>
    <style:style style:name="T30_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0_78" style:family="text" style:parent-style-name="Standard"/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1_10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1_11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1_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" style:family="text">
      <style:text-properties fo:background-color="#ffffff" fo:color="#000000" style:font-name="Times New Roman" style:font-name-asian="Times New Roman" style:font-name-complex="Times New Roman"/>
    </style:style>
    <style:style style:name="T31_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8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8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8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8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8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8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8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9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9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9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9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9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9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9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9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9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9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0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0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0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0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0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0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0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0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0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0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1_160" style:family="text" style:parent-style-name="Standard"/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25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2_26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2_27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2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8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8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8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8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8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8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8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9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9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9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9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9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9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9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9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9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9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0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0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0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0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0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0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0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0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0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0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2_1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P33" style:family="paragraph" style:parent-style-name="Standard">
      <style:paragraph-properties fo:text-align="justify" fo:break-before="auto" fo:text-indent="1.251cm" fo:line-height="150%" style:writing-mode="lr-tb"/>
    </style:style>
    <style:style style:name="T33_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4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5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6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7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" style:family="text">
      <style:text-properties fo:background-color="#ffffff" fo:color="#000000" style:font-name="Times New Roman" style:font-name-asian="Times New Roman" style:font-name-complex="Times New Roman"/>
    </style:style>
    <style:style style:name="T33_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40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41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8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8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8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8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8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8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8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9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0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0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0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03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104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105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106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107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10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0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27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128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1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33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134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135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3_1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3_149" style:family="text" style:parent-style-name="Standard"/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" style:family="text" style:parent-style-name="Standard"/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8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8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8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8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8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8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8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9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9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9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9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9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9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9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9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9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9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0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0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0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0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0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0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0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0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0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0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35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6_1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5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5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6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6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6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6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6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6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6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6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6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6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7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7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7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7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7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7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7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7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7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7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8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8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8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8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8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8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8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8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8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6_18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36_19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P37" style:family="paragraph" style:parent-style-name="Standard">
      <style:paragraph-properties fo:text-align="justify" fo:break-before="auto" fo:text-indent="1.27cm" fo:line-height="150%" style:writing-mode="lr-tb"/>
    </style:style>
    <style:style style:name="T37_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1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1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37_17" style:family="text" style:parent-style-name="Standard"/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6" style:family="text" style:parent-style-name="Standard"/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1_31" style:family="text" style:parent-style-name="Standard"/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1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1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1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1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1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1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2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2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2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2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2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2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2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2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2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2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3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3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3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3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3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3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3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3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3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4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4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4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4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4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4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4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4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49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50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5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5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53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5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55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56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5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2_58" style:family="text">
      <style:text-properties style:font-name="Times New Roman" style:font-name-asian="Times New Roman" style:font-name-complex="Times New Roman"/>
    </style:style>
    <style:style style:name="T42_59" style:family="text">
      <style:text-properties style:font-name="Times New Roman" style:font-name-asian="Times New Roman" style:font-name-complex="Times New Roman"/>
    </style:style>
    <style:style style:name="T42_60" style:family="text">
      <style:text-properties style:font-name="Times New Roman" style:font-name-asian="Times New Roman" style:font-name-complex="Times New Roman"/>
    </style:style>
    <style:style style:name="T42_61" style:family="text">
      <style:text-properties style:font-name="Times New Roman" style:font-name-asian="Times New Roman" style:font-name-complex="Times New Roman"/>
    </style:style>
    <style:style style:name="T42_62" style:family="text">
      <style:text-properties style:font-name="Times New Roman" style:font-name-asian="Times New Roman" style:font-name-complex="Times New Roman"/>
    </style:style>
    <style:style style:name="T42_63" style:family="text">
      <style:text-properties style:font-name="Times New Roman" style:font-name-asian="Times New Roman" style:font-name-complex="Times New Roman"/>
    </style:style>
    <style:style style:name="T42_64" style:family="text">
      <style:text-properties style:font-name="Times New Roman" style:font-name-asian="Times New Roman" style:font-name-complex="Times New Roman"/>
    </style:style>
    <style:style style:name="T42_65" style:family="text">
      <style:text-properties style:font-name="Times New Roman" style:font-name-asian="Times New Roman" style:font-name-complex="Times New Roman"/>
    </style:style>
    <style:style style:name="T42_66" style:family="text">
      <style:text-properties style:font-name="Times New Roman" style:font-name-asian="Times New Roman" style:font-name-complex="Times New Roman"/>
    </style:style>
    <style:style style:name="T42_67" style:family="text">
      <style:text-properties style:font-name="Times New Roman" style:font-name-asian="Times New Roman" style:font-name-complex="Times New Roman"/>
    </style:style>
    <style:style style:name="T42_68" style:family="text">
      <style:text-properties style:font-name="Times New Roman" style:font-name-asian="Times New Roman" style:font-name-complex="Times New Roman"/>
    </style:style>
    <style:style style:name="T42_69" style:family="text">
      <style:text-properties style:font-name="Times New Roman" style:font-name-asian="Times New Roman" style:font-name-complex="Times New Roman"/>
    </style:style>
    <style:style style:name="T42_70" style:family="text">
      <style:text-properties style:font-name="Times New Roman" style:font-name-asian="Times New Roman" style:font-name-complex="Times New Roman"/>
    </style:style>
    <style:style style:name="T42_71" style:family="text">
      <style:text-properties style:font-name="Times New Roman" style:font-name-asian="Times New Roman" style:font-name-complex="Times New Roman"/>
    </style:style>
    <style:style style:name="T42_72" style:family="text">
      <style:text-properties style:font-name="Times New Roman" style:font-name-asian="Times New Roman" style:font-name-complex="Times New Roman"/>
    </style:style>
    <style:style style:name="T42_73" style:family="text">
      <style:text-properties style:font-name="Times New Roman" style:font-name-asian="Times New Roman" style:font-name-complex="Times New Roman"/>
    </style:style>
    <style:style style:name="T42_74" style:family="text">
      <style:text-properties style:font-name="Times New Roman" style:font-name-asian="Times New Roman" style:font-name-complex="Times New Roman"/>
    </style:style>
    <style:style style:name="T42_75" style:family="text">
      <style:text-properties style:font-name="Times New Roman" style:font-name-asian="Times New Roman" style:font-name-complex="Times New Roman"/>
    </style:style>
    <style:style style:name="T42_76" style:family="text">
      <style:text-properties style:font-name="Times New Roman" style:font-name-asian="Times New Roman" style:font-name-complex="Times New Roman"/>
    </style:style>
    <style:style style:name="T42_77" style:family="text">
      <style:text-properties style:font-name="Times New Roman" style:font-name-asian="Times New Roman" style:font-name-complex="Times New Roman"/>
    </style:style>
    <style:style style:name="T42_78" style:family="text">
      <style:text-properties style:font-name="Times New Roman" style:font-name-asian="Times New Roman" style:font-name-complex="Times New Roman"/>
    </style:style>
    <style:style style:name="T42_79" style:family="text">
      <style:text-properties style:font-name="Times New Roman" style:font-name-asian="Times New Roman" style:font-name-complex="Times New Roman"/>
    </style:style>
    <style:style style:name="T42_80" style:family="text">
      <style:text-properties style:font-name="Times New Roman" style:font-name-asian="Times New Roman" style:font-name-complex="Times New Roman"/>
    </style:style>
    <style:style style:name="T42_81" style:family="text">
      <style:text-properties style:font-name="Times New Roman" style:font-name-asian="Times New Roman" style:font-name-complex="Times New Roman"/>
    </style:style>
    <style:style style:name="T42_82" style:family="text">
      <style:text-properties style:font-name="Times New Roman" style:font-name-asian="Times New Roman" style:font-name-complex="Times New Roman"/>
    </style:style>
    <style:style style:name="T42_83" style:family="text">
      <style:text-properties style:font-name="Times New Roman" style:font-name-asian="Times New Roman" style:font-name-complex="Times New Roman"/>
    </style:style>
    <style:style style:name="T42_84" style:family="text">
      <style:text-properties style:font-name="Times New Roman" style:font-name-asian="Times New Roman" style:font-name-complex="Times New Roman"/>
    </style:style>
    <style:style style:name="T42_85" style:family="text">
      <style:text-properties style:font-name="Times New Roman" style:font-name-asian="Times New Roman" style:font-name-complex="Times New Roman"/>
    </style:style>
    <style:style style:name="T42_86" style:family="text">
      <style:text-properties style:font-name="Times New Roman" style:font-name-asian="Times New Roman" style:font-name-complex="Times New Roman"/>
    </style:style>
    <style:style style:name="T42_87" style:family="text">
      <style:text-properties style:font-name="Times New Roman" style:font-name-asian="Times New Roman" style:font-name-complex="Times New Roman"/>
    </style:style>
    <style:style style:name="T42_88" style:family="text">
      <style:text-properties style:font-name="Times New Roman" style:font-name-asian="Times New Roman" style:font-name-complex="Times New Roman"/>
    </style:style>
    <style:style style:name="T42_89" style:family="text">
      <style:text-properties style:font-name="Times New Roman" style:font-name-asian="Times New Roman" style:font-name-complex="Times New Roman"/>
    </style:style>
    <style:style style:name="T42_90" style:family="text">
      <style:text-properties style:font-name="Times New Roman" style:font-name-asian="Times New Roman" style:font-name-complex="Times New Roman"/>
    </style:style>
    <style:style style:name="T42_91" style:family="text">
      <style:text-properties style:font-name="Times New Roman" style:font-name-asian="Times New Roman" style:font-name-complex="Times New Roman"/>
    </style:style>
    <style:style style:name="T42_92" style:family="text">
      <style:text-properties style:font-name="Times New Roman" style:font-name-asian="Times New Roman" style:font-name-complex="Times New Roman"/>
    </style:style>
    <style:style style:name="T42_93" style:family="text">
      <style:text-properties style:font-name="Times New Roman" style:font-name-asian="Times New Roman" style:font-name-complex="Times New Roman"/>
    </style:style>
    <style:style style:name="T42_94" style:family="text">
      <style:text-properties style:font-name="Times New Roman" style:font-name-asian="Times New Roman" style:font-name-complex="Times New Roman"/>
    </style:style>
    <style:style style:name="T42_95" style:family="text">
      <style:text-properties style:font-name="Times New Roman" style:font-name-asian="Times New Roman" style:font-name-complex="Times New Roman"/>
    </style:style>
    <style:style style:name="T42_96" style:family="text">
      <style:text-properties style:font-name="Times New Roman" style:font-name-asian="Times New Roman" style:font-name-complex="Times New Roman"/>
    </style:style>
    <style:style style:name="T42_97" style:family="text">
      <style:text-properties style:font-name="Times New Roman" style:font-name-asian="Times New Roman" style:font-name-complex="Times New Roman"/>
    </style:style>
    <style:style style:name="T42_98" style:family="text">
      <style:text-properties style:font-name="Times New Roman" style:font-name-asian="Times New Roman" style:font-name-complex="Times New Roman"/>
    </style:style>
    <style:style style:name="P43" style:family="paragraph" style:parent-style-name="Standard">
      <style:paragraph-properties fo:text-align="justify" fo:break-before="auto" fo:text-indent="1.27cm" fo:line-height="150%" style:writing-mode="lr-tb"/>
    </style:style>
    <style:style style:name="T43_1" style:family="text">
      <style:text-properties style:font-name="Times New Roman" style:font-name-asian="Times New Roman" style:font-name-complex="Times New Roman"/>
    </style:style>
    <style:style style:name="T43_2" style:family="text">
      <style:text-properties style:font-name="Times New Roman" style:font-name-asian="Times New Roman" style:font-name-complex="Times New Roman"/>
    </style:style>
    <style:style style:name="T43_3" style:family="text">
      <style:text-properties style:font-name="Times New Roman" style:font-name-asian="Times New Roman" style:font-name-complex="Times New Roman"/>
    </style:style>
    <style:style style:name="T43_4" style:family="text">
      <style:text-properties style:font-name="Times New Roman" style:font-name-asian="Times New Roman" style:font-name-complex="Times New Roman"/>
    </style:style>
    <style:style style:name="T43_5" style:family="text">
      <style:text-properties style:font-name="Times New Roman" style:font-name-asian="Times New Roman" style:font-name-complex="Times New Roman"/>
    </style:style>
    <style:style style:name="T43_6" style:family="text">
      <style:text-properties style:font-name="Times New Roman" style:font-name-asian="Times New Roman" style:font-name-complex="Times New Roman"/>
    </style:style>
    <style:style style:name="T43_7" style:family="text">
      <style:text-properties style:font-name="Times New Roman" style:font-name-asian="Times New Roman" style:font-name-complex="Times New Roman"/>
    </style:style>
    <style:style style:name="T43_8" style:family="text">
      <style:text-properties style:font-name="Times New Roman" style:font-name-asian="Times New Roman" style:font-name-complex="Times New Roman"/>
    </style:style>
    <style:style style:name="T43_9" style:family="text">
      <style:text-properties style:font-name="Times New Roman" style:font-name-asian="Times New Roman" style:font-name-complex="Times New Roman"/>
    </style:style>
    <style:style style:name="T43_10" style:family="text">
      <style:text-properties style:font-name="Times New Roman" style:font-name-asian="Times New Roman" style:font-name-complex="Times New Roman"/>
    </style:style>
    <style:style style:name="T43_11" style:family="text">
      <style:text-properties style:font-name="Times New Roman" style:font-name-asian="Times New Roman" style:font-name-complex="Times New Roman"/>
    </style:style>
    <style:style style:name="T43_12" style:family="text">
      <style:text-properties style:font-name="Times New Roman" style:font-name-asian="Times New Roman" style:font-name-complex="Times New Roman"/>
    </style:style>
    <style:style style:name="T43_13" style:family="text">
      <style:text-properties style:font-name="Times New Roman" style:font-name-asian="Times New Roman" style:font-name-complex="Times New Roman"/>
    </style:style>
    <style:style style:name="T43_14" style:family="text">
      <style:text-properties style:font-name="Times New Roman" style:font-name-asian="Times New Roman" style:font-name-complex="Times New Roman"/>
    </style:style>
    <style:style style:name="T43_15" style:family="text">
      <style:text-properties style:font-name="Times New Roman" style:font-name-asian="Times New Roman" style:font-name-complex="Times New Roman"/>
    </style:style>
    <style:style style:name="T43_16" style:family="text">
      <style:text-properties style:font-name="Times New Roman" style:font-name-asian="Times New Roman" style:font-name-complex="Times New Roman"/>
    </style:style>
    <style:style style:name="T43_1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3_1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3_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3_2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3_2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3_2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3_2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3_2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3_2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3_2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3_2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3_2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3_29" style:family="text">
      <style:text-properties style:font-name="Times New Roman" style:font-name-asian="Times New Roman" style:font-name-complex="Times New Roman"/>
    </style:style>
    <style:style style:name="T43_30" style:family="text">
      <style:text-properties style:font-name="Times New Roman" style:font-name-asian="Times New Roman" style:font-name-complex="Times New Roman"/>
    </style:style>
    <style:style style:name="T43_31" style:family="text">
      <style:text-properties style:font-name="Times New Roman" style:font-name-asian="Times New Roman" style:font-name-complex="Times New Roman"/>
    </style:style>
    <style:style style:name="T43_32" style:family="text">
      <style:text-properties style:font-name="Times New Roman" style:font-name-asian="Times New Roman" style:font-name-complex="Times New Roman"/>
    </style:style>
    <style:style style:name="T43_33" style:family="text">
      <style:text-properties style:font-name="Times New Roman" style:font-name-asian="Times New Roman" style:font-name-complex="Times New Roman"/>
    </style:style>
    <style:style style:name="T43_34" style:family="text">
      <style:text-properties style:font-name="Times New Roman" style:font-name-asian="Times New Roman" style:font-name-complex="Times New Roman"/>
    </style:style>
    <style:style style:name="T43_35" style:family="text">
      <style:text-properties style:font-name="Times New Roman" style:font-name-asian="Times New Roman" style:font-name-complex="Times New Roman"/>
    </style:style>
    <style:style style:name="T43_36" style:family="text">
      <style:text-properties style:font-name="Times New Roman" style:font-name-asian="Times New Roman" style:font-name-complex="Times New Roman"/>
    </style:style>
    <style:style style:name="T43_37" style:family="text">
      <style:text-properties style:font-name="Times New Roman" style:font-name-asian="Times New Roman" style:font-name-complex="Times New Roman"/>
    </style:style>
    <style:style style:name="T43_38" style:family="text">
      <style:text-properties style:font-name="Times New Roman" style:font-name-asian="Times New Roman" style:font-name-complex="Times New Roman"/>
    </style:style>
    <style:style style:name="T43_39" style:family="text">
      <style:text-properties style:font-name="Times New Roman" style:font-name-asian="Times New Roman" style:font-name-complex="Times New Roman"/>
    </style:style>
    <style:style style:name="T43_40" style:family="text">
      <style:text-properties style:font-name="Times New Roman" style:font-name-asian="Times New Roman" style:font-name-complex="Times New Roman"/>
    </style:style>
    <style:style style:name="T43_41" style:family="text">
      <style:text-properties style:font-name="Times New Roman" style:font-name-asian="Times New Roman" style:font-name-complex="Times New Roman"/>
    </style:style>
    <style:style style:name="T43_42" style:family="text">
      <style:text-properties style:font-name="Times New Roman" style:font-name-asian="Times New Roman" style:font-name-complex="Times New Roman"/>
    </style:style>
    <style:style style:name="T43_43" style:family="text">
      <style:text-properties style:font-name="Times New Roman" style:font-name-asian="Times New Roman" style:font-name-complex="Times New Roman"/>
    </style:style>
    <style:style style:name="T43_44" style:family="text">
      <style:text-properties style:font-name="Times New Roman" style:font-name-asian="Times New Roman" style:font-name-complex="Times New Roman"/>
    </style:style>
    <style:style style:name="T43_45" style:family="text">
      <style:text-properties style:font-name="Times New Roman" style:font-name-asian="Times New Roman" style:font-name-complex="Times New Roman"/>
    </style:style>
    <style:style style:name="T43_46" style:family="text">
      <style:text-properties style:font-name="Times New Roman" style:font-name-asian="Times New Roman" style:font-name-complex="Times New Roman"/>
    </style:style>
    <style:style style:name="T43_47" style:family="text">
      <style:text-properties style:font-name="Times New Roman" style:font-name-asian="Times New Roman" style:font-name-complex="Times New Roman"/>
    </style:style>
    <style:style style:name="T43_48" style:family="text">
      <style:text-properties style:font-name="Times New Roman" style:font-name-asian="Times New Roman" style:font-name-complex="Times New Roman"/>
    </style:style>
    <style:style style:name="T43_49" style:family="text">
      <style:text-properties style:font-name="Times New Roman" style:font-name-asian="Times New Roman" style:font-name-complex="Times New Roman"/>
    </style:style>
    <style:style style:name="T43_50" style:family="text">
      <style:text-properties style:font-name="Times New Roman" style:font-name-asian="Times New Roman" style:font-name-complex="Times New Roman"/>
    </style:style>
    <style:style style:name="T43_51" style:family="text">
      <style:text-properties style:font-name="Times New Roman" style:font-name-asian="Times New Roman" style:font-name-complex="Times New Roman"/>
    </style:style>
    <style:style style:name="T43_52" style:family="text">
      <style:text-properties style:font-name="Times New Roman" style:font-name-asian="Times New Roman" style:font-name-complex="Times New Roman"/>
    </style:style>
    <style:style style:name="T43_53" style:family="text">
      <style:text-properties style:font-name="Times New Roman" style:font-name-asian="Times New Roman" style:font-name-complex="Times New Roman"/>
    </style:style>
    <style:style style:name="T43_54" style:family="text">
      <style:text-properties style:font-name="Times New Roman" style:font-name-asian="Times New Roman" style:font-name-complex="Times New Roman"/>
    </style:style>
    <style:style style:name="T43_55" style:family="text">
      <style:text-properties style:font-name="Times New Roman" style:font-name-asian="Times New Roman" style:font-name-complex="Times New Roman"/>
    </style:style>
    <style:style style:name="T43_56" style:family="text">
      <style:text-properties style:font-name="Times New Roman" style:font-name-asian="Times New Roman" style:font-name-complex="Times New Roman"/>
    </style:style>
    <style:style style:name="T43_57" style:family="text">
      <style:text-properties style:font-name="Times New Roman" style:font-name-asian="Times New Roman" style:font-name-complex="Times New Roman"/>
    </style:style>
    <style:style style:name="T43_58" style:family="text">
      <style:text-properties style:font-name="Times New Roman" style:font-name-asian="Times New Roman" style:font-name-complex="Times New Roman"/>
    </style:style>
    <style:style style:name="T43_59" style:family="text">
      <style:text-properties style:font-name="Times New Roman" style:font-name-asian="Times New Roman" style:font-name-complex="Times New Roman"/>
    </style:style>
    <style:style style:name="T43_60" style:family="text">
      <style:text-properties style:font-name="Times New Roman" style:font-name-asian="Times New Roman" style:font-name-complex="Times New Roman"/>
    </style:style>
    <style:style style:name="T43_61" style:family="text">
      <style:text-properties style:font-name="Times New Roman" style:font-name-asian="Times New Roman" style:font-name-complex="Times New Roman"/>
    </style:style>
    <style:style style:name="T43_62" style:family="text">
      <style:text-properties style:font-name="Times New Roman" style:font-name-asian="Times New Roman" style:font-name-complex="Times New Roman"/>
    </style:style>
    <style:style style:name="T43_63" style:family="text">
      <style:text-properties style:font-name="Times New Roman" style:font-name-asian="Times New Roman" style:font-name-complex="Times New Roman"/>
    </style:style>
    <style:style style:name="T43_64" style:family="text">
      <style:text-properties style:font-name="Times New Roman" style:font-name-asian="Times New Roman" style:font-name-complex="Times New Roman"/>
    </style:style>
    <style:style style:name="T43_65" style:family="text">
      <style:text-properties style:font-name="Times New Roman" style:font-name-asian="Times New Roman" style:font-name-complex="Times New Roman"/>
    </style:style>
    <style:style style:name="T43_66" style:family="text">
      <style:text-properties style:font-name="Times New Roman" style:font-name-asian="Times New Roman" style:font-name-complex="Times New Roman"/>
    </style:style>
    <style:style style:name="T43_67" style:family="text">
      <style:text-properties style:font-name="Times New Roman" style:font-name-asian="Times New Roman" style:font-name-complex="Times New Roman"/>
    </style:style>
    <style:style style:name="T43_68" style:family="text">
      <style:text-properties style:font-name="Times New Roman" style:font-name-asian="Times New Roman" style:font-name-complex="Times New Roman"/>
    </style:style>
    <style:style style:name="T43_69" style:family="text">
      <style:text-properties style:font-name="Times New Roman" style:font-name-asian="Times New Roman" style:font-name-complex="Times New Roman"/>
    </style:style>
    <style:style style:name="T43_70" style:family="text">
      <style:text-properties style:font-name="Times New Roman" style:font-name-asian="Times New Roman" style:font-name-complex="Times New Roman"/>
    </style:style>
    <style:style style:name="T43_71" style:family="text">
      <style:text-properties style:font-name="Times New Roman" style:font-name-asian="Times New Roman" style:font-name-complex="Times New Roman"/>
    </style:style>
    <style:style style:name="T43_72" style:family="text">
      <style:text-properties style:font-name="Times New Roman" style:font-name-asian="Times New Roman" style:font-name-complex="Times New Roman"/>
    </style:style>
    <style:style style:name="T43_73" style:family="text">
      <style:text-properties style:font-name="Times New Roman" style:font-name-asian="Times New Roman" style:font-name-complex="Times New Roman"/>
    </style:style>
    <style:style style:name="T43_74" style:family="text">
      <style:text-properties style:font-name="Times New Roman" style:font-name-asian="Times New Roman" style:font-name-complex="Times New Roman"/>
    </style:style>
    <style:style style:name="T43_75" style:family="text">
      <style:text-properties style:font-name="Times New Roman" style:font-name-asian="Times New Roman" style:font-name-complex="Times New Roman"/>
    </style:style>
    <style:style style:name="T43_76" style:family="text">
      <style:text-properties style:font-name="Times New Roman" style:font-name-asian="Times New Roman" style:font-name-complex="Times New Roman"/>
    </style:style>
    <style:style style:name="T43_77" style:family="text">
      <style:text-properties style:font-name="Times New Roman" style:font-name-asian="Times New Roman" style:font-name-complex="Times New Roman"/>
    </style:style>
    <style:style style:name="T43_78" style:family="text">
      <style:text-properties style:font-name="Times New Roman" style:font-name-asian="Times New Roman" style:font-name-complex="Times New Roman"/>
    </style:style>
    <style:style style:name="T43_79" style:family="text">
      <style:text-properties style:font-name="Times New Roman" style:font-name-asian="Times New Roman" style:font-name-complex="Times New Roman"/>
    </style:style>
    <style:style style:name="T43_80" style:family="text">
      <style:text-properties style:font-name="Times New Roman" style:font-name-asian="Times New Roman" style:font-name-complex="Times New Roman"/>
    </style:style>
    <style:style style:name="T43_81" style:family="text">
      <style:text-properties style:font-name="Times New Roman" style:font-name-asian="Times New Roman" style:font-name-complex="Times New Roman"/>
    </style:style>
    <style:style style:name="T43_82" style:family="text">
      <style:text-properties style:font-name="Times New Roman" style:font-name-asian="Times New Roman" style:font-name-complex="Times New Roman"/>
    </style:style>
    <style:style style:name="T43_83" style:family="text">
      <style:text-properties style:font-name="Times New Roman" style:font-name-asian="Times New Roman" style:font-name-complex="Times New Roman"/>
    </style:style>
    <style:style style:name="T43_84" style:family="text">
      <style:text-properties style:font-name="Times New Roman" style:font-name-asian="Times New Roman" style:font-name-complex="Times New Roman"/>
    </style:style>
    <style:style style:name="T43_85" style:family="text">
      <style:text-properties style:font-name="Times New Roman" style:font-name-asian="Times New Roman" style:font-name-complex="Times New Roman"/>
    </style:style>
    <style:style style:name="T43_86" style:family="text">
      <style:text-properties style:font-name="Times New Roman" style:font-name-asian="Times New Roman" style:font-name-complex="Times New Roman"/>
    </style:style>
    <style:style style:name="T43_87" style:family="text"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text-align="justify" fo:break-before="auto" fo:text-indent="1.27cm" fo:line-height="150%" style:writing-mode="lr-tb"/>
    </style:style>
    <style:style style:name="T44_1" style:family="text">
      <style:text-properties style:font-name="Times New Roman" style:font-name-asian="Times New Roman" style:font-name-complex="Times New Roman"/>
    </style:style>
    <style:style style:name="T44_2" style:family="text">
      <style:text-properties style:font-name="Times New Roman" style:font-name-asian="Times New Roman" style:font-name-complex="Times New Roman"/>
    </style:style>
    <style:style style:name="T44_3" style:family="text">
      <style:text-properties style:font-name="Times New Roman" style:font-name-asian="Times New Roman" style:font-name-complex="Times New Roman"/>
    </style:style>
    <style:style style:name="T44_4" style:family="text">
      <style:text-properties style:font-name="Times New Roman" style:font-name-asian="Times New Roman" style:font-name-complex="Times New Roman"/>
    </style:style>
    <style:style style:name="T44_5" style:family="text">
      <style:text-properties style:font-name="Times New Roman" style:font-name-asian="Times New Roman" style:font-name-complex="Times New Roman"/>
    </style:style>
    <style:style style:name="T44_6" style:family="text">
      <style:text-properties style:font-name="Times New Roman" style:font-name-asian="Times New Roman" style:font-name-complex="Times New Roman"/>
    </style:style>
    <style:style style:name="T44_7" style:family="text">
      <style:text-properties style:font-name="Times New Roman" style:font-name-asian="Times New Roman" style:font-name-complex="Times New Roman"/>
    </style:style>
    <style:style style:name="T44_8" style:family="text">
      <style:text-properties style:font-name="Times New Roman" style:font-name-asian="Times New Roman" style:font-name-complex="Times New Roman"/>
    </style:style>
    <style:style style:name="T44_9" style:family="text">
      <style:text-properties style:font-name="Times New Roman" style:font-name-asian="Times New Roman" style:font-name-complex="Times New Roman"/>
    </style:style>
    <style:style style:name="T44_10" style:family="text">
      <style:text-properties style:font-name="Times New Roman" style:font-name-asian="Times New Roman" style:font-name-complex="Times New Roman"/>
    </style:style>
    <style:style style:name="T44_11" style:family="text">
      <style:text-properties style:font-name="Times New Roman" style:font-name-asian="Times New Roman" style:font-name-complex="Times New Roman"/>
    </style:style>
    <style:style style:name="T44_12" style:family="text">
      <style:text-properties style:font-name="Times New Roman" style:font-name-asian="Times New Roman" style:font-name-complex="Times New Roman"/>
    </style:style>
    <style:style style:name="T44_13" style:family="text">
      <style:text-properties style:font-name="Times New Roman" style:font-name-asian="Times New Roman" style:font-name-complex="Times New Roman"/>
    </style:style>
    <style:style style:name="T44_14" style:family="text">
      <style:text-properties style:font-name="Times New Roman" style:font-name-asian="Times New Roman" style:font-name-complex="Times New Roman"/>
    </style:style>
    <style:style style:name="T44_15" style:family="text">
      <style:text-properties style:font-name="Times New Roman" style:font-name-asian="Times New Roman" style:font-name-complex="Times New Roman"/>
    </style:style>
    <style:style style:name="T44_16" style:family="text">
      <style:text-properties style:font-name="Times New Roman" style:font-name-asian="Times New Roman" style:font-name-complex="Times New Roman"/>
    </style:style>
    <style:style style:name="T44_17" style:family="text">
      <style:text-properties style:font-name="Times New Roman" style:font-name-asian="Times New Roman" style:font-name-complex="Times New Roman"/>
    </style:style>
    <style:style style:name="T44_18" style:family="text">
      <style:text-properties style:font-name="Times New Roman" style:font-name-asian="Times New Roman" style:font-name-complex="Times New Roman"/>
    </style:style>
    <style:style style:name="T44_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20" style:family="text">
      <style:text-properties style:font-name="Times New Roman" style:font-name-asian="Times New Roman" style:font-name-complex="Times New Roman"/>
    </style:style>
    <style:style style:name="T44_2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22" style:family="text">
      <style:text-properties style:font-name="Times New Roman" style:font-name-asian="Times New Roman" style:font-name-complex="Times New Roman"/>
    </style:style>
    <style:style style:name="T44_23" style:family="text">
      <style:text-properties style:font-name="Times New Roman" style:font-name-asian="Times New Roman" style:font-name-complex="Times New Roman"/>
    </style:style>
    <style:style style:name="T44_24" style:family="text">
      <style:text-properties style:font-name="Times New Roman" style:font-name-asian="Times New Roman" style:font-name-complex="Times New Roman"/>
    </style:style>
    <style:style style:name="T44_25" style:family="text">
      <style:text-properties style:font-name="Times New Roman" style:font-name-asian="Times New Roman" style:font-name-complex="Times New Roman"/>
    </style:style>
    <style:style style:name="T44_26" style:family="text">
      <style:text-properties style:font-name="Times New Roman" style:font-name-asian="Times New Roman" style:font-name-complex="Times New Roman"/>
    </style:style>
    <style:style style:name="T44_27" style:family="text">
      <style:text-properties style:font-name="Times New Roman" style:font-name-asian="Times New Roman" style:font-name-complex="Times New Roman"/>
    </style:style>
    <style:style style:name="T44_28" style:family="text">
      <style:text-properties style:font-name="Times New Roman" style:font-name-asian="Times New Roman" style:font-name-complex="Times New Roman"/>
    </style:style>
    <style:style style:name="T44_2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30" style:family="text">
      <style:text-properties style:font-name="Times New Roman" style:font-name-asian="Times New Roman" style:font-name-complex="Times New Roman"/>
    </style:style>
    <style:style style:name="T44_31" style:family="text">
      <style:text-properties style:font-name="Times New Roman" style:font-name-asian="Times New Roman" style:font-name-complex="Times New Roman"/>
    </style:style>
    <style:style style:name="T44_32" style:family="text">
      <style:text-properties style:font-name="Times New Roman" style:font-name-asian="Times New Roman" style:font-name-complex="Times New Roman"/>
    </style:style>
    <style:style style:name="T44_3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34" style:family="text">
      <style:text-properties style:font-name="Times New Roman" style:font-name-asian="Times New Roman" style:font-name-complex="Times New Roman"/>
    </style:style>
    <style:style style:name="T44_35" style:family="text">
      <style:text-properties style:font-name="Times New Roman" style:font-name-asian="Times New Roman" style:font-name-complex="Times New Roman"/>
    </style:style>
    <style:style style:name="T44_36" style:family="text">
      <style:text-properties style:font-name="Times New Roman" style:font-name-asian="Times New Roman" style:font-name-complex="Times New Roman"/>
    </style:style>
    <style:style style:name="T44_37" style:family="text">
      <style:text-properties style:font-name="Times New Roman" style:font-name-asian="Times New Roman" style:font-name-complex="Times New Roman"/>
    </style:style>
    <style:style style:name="T44_38" style:family="text">
      <style:text-properties style:font-name="Times New Roman" style:font-name-asian="Times New Roman" style:font-name-complex="Times New Roman"/>
    </style:style>
    <style:style style:name="T44_39" style:family="text">
      <style:text-properties style:font-name="Times New Roman" style:font-name-asian="Times New Roman" style:font-name-complex="Times New Roman"/>
    </style:style>
    <style:style style:name="T44_40" style:family="text">
      <style:text-properties style:font-name="Times New Roman" style:font-name-asian="Times New Roman" style:font-name-complex="Times New Roman"/>
    </style:style>
    <style:style style:name="T44_41" style:family="text">
      <style:text-properties style:font-name="Times New Roman" style:font-name-asian="Times New Roman" style:font-name-complex="Times New Roman"/>
    </style:style>
    <style:style style:name="T44_42" style:family="text">
      <style:text-properties style:font-name="Times New Roman" style:font-name-asian="Times New Roman" style:font-name-complex="Times New Roman"/>
    </style:style>
    <style:style style:name="T44_43" style:family="text">
      <style:text-properties style:font-name="Times New Roman" style:font-name-asian="Times New Roman" style:font-name-complex="Times New Roman"/>
    </style:style>
    <style:style style:name="T44_44" style:family="text">
      <style:text-properties style:font-name="Times New Roman" style:font-name-asian="Times New Roman" style:font-name-complex="Times New Roman"/>
    </style:style>
    <style:style style:name="T44_45" style:family="text">
      <style:text-properties style:font-name="Times New Roman" style:font-name-asian="Times New Roman" style:font-name-complex="Times New Roman"/>
    </style:style>
    <style:style style:name="T44_46" style:family="text">
      <style:text-properties style:font-name="Times New Roman" style:font-name-asian="Times New Roman" style:font-name-complex="Times New Roman"/>
    </style:style>
    <style:style style:name="T44_47" style:family="text">
      <style:text-properties style:font-name="Times New Roman" style:font-name-asian="Times New Roman" style:font-name-complex="Times New Roman"/>
    </style:style>
    <style:style style:name="T44_48" style:family="text">
      <style:text-properties style:font-name="Times New Roman" style:font-name-asian="Times New Roman" style:font-name-complex="Times New Roman"/>
    </style:style>
    <style:style style:name="T44_49" style:family="text">
      <style:text-properties style:font-name="Times New Roman" style:font-name-asian="Times New Roman" style:font-name-complex="Times New Roman"/>
    </style:style>
    <style:style style:name="T44_50" style:family="text">
      <style:text-properties style:font-name="Times New Roman" style:font-name-asian="Times New Roman" style:font-name-complex="Times New Roman"/>
    </style:style>
    <style:style style:name="T44_51" style:family="text">
      <style:text-properties style:font-name="Times New Roman" style:font-name-asian="Times New Roman" style:font-name-complex="Times New Roman"/>
    </style:style>
    <style:style style:name="T44_52" style:family="text">
      <style:text-properties style:font-name="Times New Roman" style:font-name-asian="Times New Roman" style:font-name-complex="Times New Roman"/>
    </style:style>
    <style:style style:name="T44_53" style:family="text">
      <style:text-properties style:font-name="Times New Roman" style:font-name-asian="Times New Roman" style:font-name-complex="Times New Roman"/>
    </style:style>
    <style:style style:name="T44_54" style:family="text">
      <style:text-properties style:font-name="Times New Roman" style:font-name-asian="Times New Roman" style:font-name-complex="Times New Roman"/>
    </style:style>
    <style:style style:name="T44_55" style:family="text">
      <style:text-properties style:font-name="Times New Roman" style:font-name-asian="Times New Roman" style:font-name-complex="Times New Roman"/>
    </style:style>
    <style:style style:name="T44_56" style:family="text">
      <style:text-properties style:font-name="Times New Roman" style:font-name-asian="Times New Roman" style:font-name-complex="Times New Roman"/>
    </style:style>
    <style:style style:name="T44_57" style:family="text">
      <style:text-properties style:font-name="Times New Roman" style:font-name-asian="Times New Roman" style:font-name-complex="Times New Roman"/>
    </style:style>
    <style:style style:name="T44_58" style:family="text">
      <style:text-properties style:font-name="Times New Roman" style:font-name-asian="Times New Roman" style:font-name-complex="Times New Roman"/>
    </style:style>
    <style:style style:name="T44_59" style:family="text">
      <style:text-properties style:font-name="Times New Roman" style:font-name-asian="Times New Roman" style:font-name-complex="Times New Roman"/>
    </style:style>
    <style:style style:name="T44_60" style:family="text">
      <style:text-properties style:font-name="Times New Roman" style:font-name-asian="Times New Roman" style:font-name-complex="Times New Roman"/>
    </style:style>
    <style:style style:name="T44_61" style:family="text">
      <style:text-properties style:font-name="Times New Roman" style:font-name-asian="Times New Roman" style:font-name-complex="Times New Roman"/>
    </style:style>
    <style:style style:name="T44_62" style:family="text">
      <style:text-properties style:font-name="Times New Roman" style:font-name-asian="Times New Roman" style:font-name-complex="Times New Roman"/>
    </style:style>
    <style:style style:name="T44_63" style:family="text">
      <style:text-properties style:font-name="Times New Roman" style:font-name-asian="Times New Roman" style:font-name-complex="Times New Roman"/>
    </style:style>
    <style:style style:name="T44_64" style:family="text">
      <style:text-properties style:font-name="Times New Roman" style:font-name-asian="Times New Roman" style:font-name-complex="Times New Roman"/>
    </style:style>
    <style:style style:name="T44_65" style:family="text">
      <style:text-properties style:font-name="Times New Roman" style:font-name-asian="Times New Roman" style:font-name-complex="Times New Roman"/>
    </style:style>
    <style:style style:name="T44_66" style:family="text">
      <style:text-properties style:font-name="Times New Roman" style:font-name-asian="Times New Roman" style:font-name-complex="Times New Roman"/>
    </style:style>
    <style:style style:name="T44_67" style:family="text">
      <style:text-properties style:font-name="Times New Roman" style:font-name-asian="Times New Roman" style:font-name-complex="Times New Roman"/>
    </style:style>
    <style:style style:name="T44_68" style:family="text">
      <style:text-properties style:font-name="Times New Roman" style:font-name-asian="Times New Roman" style:font-name-complex="Times New Roman"/>
    </style:style>
    <style:style style:name="T44_69" style:family="text">
      <style:text-properties style:font-name="Times New Roman" style:font-name-asian="Times New Roman" style:font-name-complex="Times New Roman"/>
    </style:style>
    <style:style style:name="T44_70" style:family="text">
      <style:text-properties style:font-name="Times New Roman" style:font-name-asian="Times New Roman" style:font-name-complex="Times New Roman"/>
    </style:style>
    <style:style style:name="T44_71" style:family="text">
      <style:text-properties style:font-name="Times New Roman" style:font-name-asian="Times New Roman" style:font-name-complex="Times New Roman"/>
    </style:style>
    <style:style style:name="T44_72" style:family="text">
      <style:text-properties style:font-name="Times New Roman" style:font-name-asian="Times New Roman" style:font-name-complex="Times New Roman"/>
    </style:style>
    <style:style style:name="T44_73" style:family="text">
      <style:text-properties style:font-name="Times New Roman" style:font-name-asian="Times New Roman" style:font-name-complex="Times New Roman"/>
    </style:style>
    <style:style style:name="T44_74" style:family="text">
      <style:text-properties style:font-name="Times New Roman" style:font-name-asian="Times New Roman" style:font-name-complex="Times New Roman"/>
    </style:style>
    <style:style style:name="T44_75" style:family="text">
      <style:text-properties style:font-name="Times New Roman" style:font-name-asian="Times New Roman" style:font-name-complex="Times New Roman"/>
    </style:style>
    <style:style style:name="T44_76" style:family="text">
      <style:text-properties style:font-name="Times New Roman" style:font-name-asian="Times New Roman" style:font-name-complex="Times New Roman"/>
    </style:style>
    <style:style style:name="T44_77" style:family="text">
      <style:text-properties style:font-name="Times New Roman" style:font-name-asian="Times New Roman" style:font-name-complex="Times New Roman"/>
    </style:style>
    <style:style style:name="T44_78" style:family="text">
      <style:text-properties style:font-name="Times New Roman" style:font-name-asian="Times New Roman" style:font-name-complex="Times New Roman"/>
    </style:style>
    <style:style style:name="T44_79" style:family="text">
      <style:text-properties style:font-name="Times New Roman" style:font-name-asian="Times New Roman" style:font-name-complex="Times New Roman"/>
    </style:style>
    <style:style style:name="T44_80" style:family="text">
      <style:text-properties style:font-name="Times New Roman" style:font-name-asian="Times New Roman" style:font-name-complex="Times New Roman"/>
    </style:style>
    <style:style style:name="T44_81" style:family="text">
      <style:text-properties style:font-name="Times New Roman" style:font-name-asian="Times New Roman" style:font-name-complex="Times New Roman"/>
    </style:style>
    <style:style style:name="T44_82" style:family="text">
      <style:text-properties style:font-name="Times New Roman" style:font-name-asian="Times New Roman" style:font-name-complex="Times New Roman"/>
    </style:style>
    <style:style style:name="T44_83" style:family="text">
      <style:text-properties style:font-name="Times New Roman" style:font-name-asian="Times New Roman" style:font-name-complex="Times New Roman"/>
    </style:style>
    <style:style style:name="T44_8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85" style:family="text">
      <style:text-properties style:font-name="Times New Roman" style:font-name-asian="Times New Roman" style:font-name-complex="Times New Roman"/>
    </style:style>
    <style:style style:name="T44_86" style:family="text">
      <style:text-properties style:font-name="Times New Roman" style:font-name-asian="Times New Roman" style:font-name-complex="Times New Roman"/>
    </style:style>
    <style:style style:name="T44_87" style:family="text">
      <style:text-properties style:font-name="Times New Roman" style:font-name-asian="Times New Roman" style:font-name-complex="Times New Roman"/>
    </style:style>
    <style:style style:name="T44_88" style:family="text">
      <style:text-properties style:font-name="Times New Roman" style:font-name-asian="Times New Roman" style:font-name-complex="Times New Roman"/>
    </style:style>
    <style:style style:name="T44_89" style:family="text">
      <style:text-properties style:font-name="Times New Roman" style:font-name-asian="Times New Roman" style:font-name-complex="Times New Roman"/>
    </style:style>
    <style:style style:name="T44_90" style:family="text">
      <style:text-properties style:font-name="Times New Roman" style:font-name-asian="Times New Roman" style:font-name-complex="Times New Roman"/>
    </style:style>
    <style:style style:name="T44_91" style:family="text">
      <style:text-properties style:font-name="Times New Roman" style:font-name-asian="Times New Roman" style:font-name-complex="Times New Roman"/>
    </style:style>
    <style:style style:name="T44_92" style:family="text">
      <style:text-properties style:font-name="Times New Roman" style:font-name-asian="Times New Roman" style:font-name-complex="Times New Roman"/>
    </style:style>
    <style:style style:name="T44_93" style:family="text">
      <style:text-properties style:font-name="Times New Roman" style:font-name-asian="Times New Roman" style:font-name-complex="Times New Roman"/>
    </style:style>
    <style:style style:name="T44_94" style:family="text">
      <style:text-properties style:font-name="Times New Roman" style:font-name-asian="Times New Roman" style:font-name-complex="Times New Roman"/>
    </style:style>
    <style:style style:name="T44_95" style:family="text">
      <style:text-properties style:font-name="Times New Roman" style:font-name-asian="Times New Roman" style:font-name-complex="Times New Roman"/>
    </style:style>
    <style:style style:name="T44_96" style:family="text">
      <style:text-properties style:font-name="Times New Roman" style:font-name-asian="Times New Roman" style:font-name-complex="Times New Roman"/>
    </style:style>
    <style:style style:name="T44_97" style:family="text">
      <style:text-properties style:font-name="Times New Roman" style:font-name-asian="Times New Roman" style:font-name-complex="Times New Roman"/>
    </style:style>
    <style:style style:name="T44_98" style:family="text">
      <style:text-properties style:font-name="Times New Roman" style:font-name-asian="Times New Roman" style:font-name-complex="Times New Roman"/>
    </style:style>
    <style:style style:name="T44_99" style:family="text">
      <style:text-properties style:font-name="Times New Roman" style:font-name-asian="Times New Roman" style:font-name-complex="Times New Roman"/>
    </style:style>
    <style:style style:name="T44_100" style:family="text">
      <style:text-properties style:font-name="Times New Roman" style:font-name-asian="Times New Roman" style:font-name-complex="Times New Roman"/>
    </style:style>
    <style:style style:name="T44_101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4_102" style:family="text">
      <style:text-properties style:font-name="Times New Roman" style:font-name-asian="Times New Roman" style:font-name-complex="Times New Roman"/>
    </style:style>
    <style:style style:name="T44_103" style:family="text">
      <style:text-properties style:font-name="Times New Roman" style:font-name-asian="Times New Roman" style:font-name-complex="Times New Roman"/>
    </style:style>
    <style:style style:name="T44_104" style:family="text">
      <style:text-properties style:font-name="Times New Roman" style:font-name-asian="Times New Roman" style:font-name-complex="Times New Roman"/>
    </style:style>
    <style:style style:name="T44_105" style:family="text">
      <style:text-properties style:font-name="Times New Roman" style:font-name-asian="Times New Roman" style:font-name-complex="Times New Roman"/>
    </style:style>
    <style:style style:name="T44_106" style:family="text">
      <style:text-properties style:font-name="Times New Roman" style:font-name-asian="Times New Roman" style:font-name-complex="Times New Roman"/>
    </style:style>
    <style:style style:name="T44_107" style:family="text">
      <style:text-properties style:font-name="Times New Roman" style:font-name-asian="Times New Roman" style:font-name-complex="Times New Roman"/>
    </style:style>
    <style:style style:name="T44_108" style:family="text">
      <style:text-properties style:font-name="Times New Roman" style:font-name-asian="Times New Roman" style:font-name-complex="Times New Roman"/>
    </style:style>
    <style:style style:name="T44_109" style:family="text">
      <style:text-properties style:font-name="Times New Roman" style:font-name-asian="Times New Roman" style:font-name-complex="Times New Roman"/>
    </style:style>
    <style:style style:name="T44_110" style:family="text">
      <style:text-properties style:font-name="Times New Roman" style:font-name-asian="Times New Roman" style:font-name-complex="Times New Roman"/>
    </style:style>
    <style:style style:name="T44_111" style:family="text">
      <style:text-properties style:font-name="Times New Roman" style:font-name-asian="Times New Roman" style:font-name-complex="Times New Roman"/>
    </style:style>
    <style:style style:name="T44_112" style:family="text">
      <style:text-properties style:font-name="Times New Roman" style:font-name-asian="Times New Roman" style:font-name-complex="Times New Roman"/>
    </style:style>
    <style:style style:name="T44_113" style:family="text">
      <style:text-properties style:font-name="Times New Roman" style:font-name-asian="Times New Roman" style:font-name-complex="Times New Roman"/>
    </style:style>
    <style:style style:name="T44_114" style:family="text">
      <style:text-properties style:font-name="Times New Roman" style:font-name-asian="Times New Roman" style:font-name-complex="Times New Roman"/>
    </style:style>
    <style:style style:name="T44_115" style:family="text">
      <style:text-properties style:font-name="Times New Roman" style:font-name-asian="Times New Roman" style:font-name-complex="Times New Roman"/>
    </style:style>
    <style:style style:name="T44_116" style:family="text">
      <style:text-properties style:font-name="Times New Roman" style:font-name-asian="Times New Roman" style:font-name-complex="Times New Roman"/>
    </style:style>
    <style:style style:name="T44_117" style:family="text">
      <style:text-properties style:font-name="Times New Roman" style:font-name-asian="Times New Roman" style:font-name-complex="Times New Roman"/>
    </style:style>
    <style:style style:name="T44_118" style:family="text">
      <style:text-properties style:font-name="Times New Roman" style:font-name-asian="Times New Roman" style:font-name-complex="Times New Roman"/>
    </style:style>
    <style:style style:name="T44_119" style:family="text">
      <style:text-properties style:font-name="Times New Roman" style:font-name-asian="Times New Roman" style:font-name-complex="Times New Roman"/>
    </style:style>
    <style:style style:name="T44_120" style:family="text">
      <style:text-properties style:font-name="Times New Roman" style:font-name-asian="Times New Roman" style:font-name-complex="Times New Roman"/>
    </style:style>
    <style:style style:name="T44_121" style:family="text">
      <style:text-properties style:font-name="Times New Roman" style:font-name-asian="Times New Roman" style:font-name-complex="Times New Roman"/>
    </style:style>
    <style:style style:name="T44_122" style:family="text">
      <style:text-properties style:font-name="Times New Roman" style:font-name-asian="Times New Roman" style:font-name-complex="Times New Roman"/>
    </style:style>
    <style:style style:name="T44_123" style:family="text">
      <style:text-properties style:font-name="Times New Roman" style:font-name-asian="Times New Roman" style:font-name-complex="Times New Roman"/>
    </style:style>
    <style:style style:name="T44_124" style:family="text">
      <style:text-properties style:font-name="Times New Roman" style:font-name-asian="Times New Roman" style:font-name-complex="Times New Roman"/>
    </style:style>
    <style:style style:name="T44_125" style:family="text">
      <style:text-properties style:font-name="Times New Roman" style:font-name-asian="Times New Roman" style:font-name-complex="Times New Roman"/>
    </style:style>
    <style:style style:name="T44_126" style:family="text">
      <style:text-properties style:font-name="Times New Roman" style:font-name-asian="Times New Roman" style:font-name-complex="Times New Roman"/>
    </style:style>
    <style:style style:name="T44_127" style:family="text">
      <style:text-properties style:font-name="Times New Roman" style:font-name-asian="Times New Roman" style:font-name-complex="Times New Roman"/>
    </style:style>
    <style:style style:name="T44_128" style:family="text">
      <style:text-properties style:font-name="Times New Roman" style:font-name-asian="Times New Roman" style:font-name-complex="Times New Roman"/>
    </style:style>
    <style:style style:name="T44_129" style:family="text">
      <style:text-properties style:font-name="Times New Roman" style:font-name-asian="Times New Roman" style:font-name-complex="Times New Roman"/>
    </style:style>
    <style:style style:name="T44_130" style:family="text">
      <style:text-properties style:font-name="Times New Roman" style:font-name-asian="Times New Roman" style:font-name-complex="Times New Roman"/>
    </style:style>
    <style:style style:name="T44_131" style:family="text">
      <style:text-properties style:font-name="Times New Roman" style:font-name-asian="Times New Roman" style:font-name-complex="Times New Roman"/>
    </style:style>
    <style:style style:name="T44_132" style:family="text">
      <style:text-properties style:font-name="Times New Roman" style:font-name-asian="Times New Roman" style:font-name-complex="Times New Roman"/>
    </style:style>
    <style:style style:name="T44_133" style:family="text">
      <style:text-properties style:font-name="Times New Roman" style:font-name-asian="Times New Roman" style:font-name-complex="Times New Roman"/>
    </style:style>
    <style:style style:name="T44_134" style:family="text">
      <style:text-properties style:font-name="Times New Roman" style:font-name-asian="Times New Roman" style:font-name-complex="Times New Roman"/>
    </style:style>
    <style:style style:name="T44_135" style:family="text">
      <style:text-properties style:font-name="Times New Roman" style:font-name-asian="Times New Roman" style:font-name-complex="Times New Roman"/>
    </style:style>
    <style:style style:name="T44_136" style:family="text">
      <style:text-properties style:font-name="Times New Roman" style:font-name-asian="Times New Roman" style:font-name-complex="Times New Roman"/>
    </style:style>
    <style:style style:name="T44_137" style:family="text">
      <style:text-properties style:font-name="Times New Roman" style:font-name-asian="Times New Roman" style:font-name-complex="Times New Roman"/>
    </style:style>
    <style:style style:name="T44_138" style:family="text">
      <style:text-properties style:font-name="Times New Roman" style:font-name-asian="Times New Roman" style:font-name-complex="Times New Roman"/>
    </style:style>
    <style:style style:name="T44_139" style:family="text">
      <style:text-properties style:font-name="Times New Roman" style:font-name-asian="Times New Roman" style:font-name-complex="Times New Roman"/>
    </style:style>
    <style:style style:name="T44_140" style:family="text">
      <style:text-properties style:font-name="Times New Roman" style:font-name-asian="Times New Roman" style:font-name-complex="Times New Roman"/>
    </style:style>
    <style:style style:name="T44_141" style:family="text">
      <style:text-properties style:font-name="Times New Roman" style:font-name-asian="Times New Roman" style:font-name-complex="Times New Roman"/>
    </style:style>
    <style:style style:name="T44_142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4_143" style:family="text">
      <style:text-properties style:font-name="Times New Roman" style:font-name-asian="Times New Roman" style:font-name-complex="Times New Roman"/>
    </style:style>
    <style:style style:name="T44_144" style:family="text">
      <style:text-properties style:font-name="Times New Roman" style:font-name-asian="Times New Roman" style:font-name-complex="Times New Roman"/>
    </style:style>
    <style:style style:name="T44_145" style:family="text">
      <style:text-properties style:font-name="Times New Roman" style:font-name-asian="Times New Roman" style:font-name-complex="Times New Roman"/>
    </style:style>
    <style:style style:name="T44_146" style:family="text">
      <style:text-properties style:font-name="Times New Roman" style:font-name-asian="Times New Roman" style:font-name-complex="Times New Roman"/>
    </style:style>
    <style:style style:name="T44_147" style:family="text">
      <style:text-properties style:font-name="Times New Roman" style:font-name-asian="Times New Roman" style:font-name-complex="Times New Roman"/>
    </style:style>
    <style:style style:name="T44_148" style:family="text">
      <style:text-properties style:font-name="Times New Roman" style:font-name-asian="Times New Roman" style:font-name-complex="Times New Roman"/>
    </style:style>
    <style:style style:name="T44_149" style:family="text">
      <style:text-properties style:font-name="Times New Roman" style:font-name-asian="Times New Roman" style:font-name-complex="Times New Roman"/>
    </style:style>
    <style:style style:name="T44_150" style:family="text">
      <style:text-properties style:font-name="Times New Roman" style:font-name-asian="Times New Roman" style:font-name-complex="Times New Roman"/>
    </style:style>
    <style:style style:name="T44_151" style:family="text">
      <style:text-properties style:font-name="Times New Roman" style:font-name-asian="Times New Roman" style:font-name-complex="Times New Roman"/>
    </style:style>
    <style:style style:name="T44_152" style:family="text">
      <style:text-properties style:font-name="Times New Roman" style:font-name-asian="Times New Roman" style:font-name-complex="Times New Roman"/>
    </style:style>
    <style:style style:name="T44_153" style:family="text">
      <style:text-properties style:font-name="Times New Roman" style:font-name-asian="Times New Roman" style:font-name-complex="Times New Roman"/>
    </style:style>
    <style:style style:name="T44_154" style:family="text">
      <style:text-properties style:font-name="Times New Roman" style:font-name-asian="Times New Roman" style:font-name-complex="Times New Roman"/>
    </style:style>
    <style:style style:name="T44_155" style:family="text">
      <style:text-properties style:font-name="Times New Roman" style:font-name-asian="Times New Roman" style:font-name-complex="Times New Roman"/>
    </style:style>
    <style:style style:name="T44_156" style:family="text">
      <style:text-properties style:font-name="Times New Roman" style:font-name-asian="Times New Roman" style:font-name-complex="Times New Roman"/>
    </style:style>
    <style:style style:name="T44_157" style:family="text">
      <style:text-properties style:font-name="Times New Roman" style:font-name-asian="Times New Roman" style:font-name-complex="Times New Roman"/>
    </style:style>
    <style:style style:name="T44_158" style:family="text">
      <style:text-properties style:font-name="Times New Roman" style:font-name-asian="Times New Roman" style:font-name-complex="Times New Roman"/>
    </style:style>
    <style:style style:name="T44_159" style:family="text">
      <style:text-properties style:font-name="Times New Roman" style:font-name-asian="Times New Roman" style:font-name-complex="Times New Roman"/>
    </style:style>
    <style:style style:name="T44_160" style:family="text">
      <style:text-properties style:font-name="Times New Roman" style:font-name-asian="Times New Roman" style:font-name-complex="Times New Roman"/>
    </style:style>
    <style:style style:name="T44_161" style:family="text">
      <style:text-properties style:font-name="Times New Roman" style:font-name-asian="Times New Roman" style:font-name-complex="Times New Roman"/>
    </style:style>
    <style:style style:name="T44_162" style:family="text">
      <style:text-properties style:font-name="Times New Roman" style:font-name-asian="Times New Roman" style:font-name-complex="Times New Roman"/>
    </style:style>
    <style:style style:name="T44_163" style:family="text">
      <style:text-properties style:font-name="Times New Roman" style:font-name-asian="Times New Roman" style:font-name-complex="Times New Roman"/>
    </style:style>
    <style:style style:name="T44_164" style:family="text">
      <style:text-properties style:font-name="Times New Roman" style:font-name-asian="Times New Roman" style:font-name-complex="Times New Roman"/>
    </style:style>
    <style:style style:name="T44_165" style:family="text">
      <style:text-properties style:font-name="Times New Roman" style:font-name-asian="Times New Roman" style:font-name-complex="Times New Roman"/>
    </style:style>
    <style:style style:name="T44_166" style:family="text">
      <style:text-properties style:font-name="Times New Roman" style:font-name-asian="Times New Roman" style:font-name-complex="Times New Roman"/>
    </style:style>
    <style:style style:name="T44_167" style:family="text">
      <style:text-properties style:font-name="Times New Roman" style:font-name-asian="Times New Roman" style:font-name-complex="Times New Roman"/>
    </style:style>
    <style:style style:name="T44_168" style:family="text">
      <style:text-properties style:font-name="Times New Roman" style:font-name-asian="Times New Roman" style:font-name-complex="Times New Roman"/>
    </style:style>
    <style:style style:name="T44_169" style:family="text">
      <style:text-properties style:font-name="Times New Roman" style:font-name-asian="Times New Roman" style:font-name-complex="Times New Roman"/>
    </style:style>
    <style:style style:name="T44_170" style:family="text">
      <style:text-properties style:font-name="Times New Roman" style:font-name-asian="Times New Roman" style:font-name-complex="Times New Roman"/>
    </style:style>
    <style:style style:name="T44_171" style:family="text">
      <style:text-properties style:font-name="Times New Roman" style:font-name-asian="Times New Roman" style:font-name-complex="Times New Roman"/>
    </style:style>
    <style:style style:name="T44_172" style:family="text">
      <style:text-properties style:font-name="Times New Roman" style:font-name-asian="Times New Roman" style:font-name-complex="Times New Roman"/>
    </style:style>
    <style:style style:name="T44_173" style:family="text">
      <style:text-properties style:font-name="Times New Roman" style:font-name-asian="Times New Roman" style:font-name-complex="Times New Roman"/>
    </style:style>
    <style:style style:name="T44_174" style:family="text">
      <style:text-properties style:font-name="Times New Roman" style:font-name-asian="Times New Roman" style:font-name-complex="Times New Roman"/>
    </style:style>
    <style:style style:name="T44_175" style:family="text">
      <style:text-properties style:font-name="Times New Roman" style:font-name-asian="Times New Roman" style:font-name-complex="Times New Roman"/>
    </style:style>
    <style:style style:name="T44_176" style:family="text">
      <style:text-properties style:font-name="Times New Roman" style:font-name-asian="Times New Roman" style:font-name-complex="Times New Roman"/>
    </style:style>
    <style:style style:name="T44_177" style:family="text">
      <style:text-properties style:font-name="Times New Roman" style:font-name-asian="Times New Roman" style:font-name-complex="Times New Roman"/>
    </style:style>
    <style:style style:name="T44_178" style:family="text">
      <style:text-properties style:font-name="Times New Roman" style:font-name-asian="Times New Roman" style:font-name-complex="Times New Roman"/>
    </style:style>
    <style:style style:name="T44_179" style:family="text">
      <style:text-properties style:font-name="Times New Roman" style:font-name-asian="Times New Roman" style:font-name-complex="Times New Roman"/>
    </style:style>
    <style:style style:name="T44_180" style:family="text">
      <style:text-properties style:font-name="Times New Roman" style:font-name-asian="Times New Roman" style:font-name-complex="Times New Roman"/>
    </style:style>
    <style:style style:name="T44_181" style:family="text">
      <style:text-properties style:font-name="Times New Roman" style:font-name-asian="Times New Roman" style:font-name-complex="Times New Roman"/>
    </style:style>
    <style:style style:name="T44_182" style:family="text">
      <style:text-properties style:font-name="Times New Roman" style:font-name-asian="Times New Roman" style:font-name-complex="Times New Roman"/>
    </style:style>
    <style:style style:name="T44_183" style:family="text">
      <style:text-properties style:font-name="Times New Roman" style:font-name-asian="Times New Roman" style:font-name-complex="Times New Roman"/>
    </style:style>
    <style:style style:name="T44_184" style:family="text">
      <style:text-properties style:font-name="Times New Roman" style:font-name-asian="Times New Roman" style:font-name-complex="Times New Roman"/>
    </style:style>
    <style:style style:name="T44_185" style:family="text">
      <style:text-properties style:font-name="Times New Roman" style:font-name-asian="Times New Roman" style:font-name-complex="Times New Roman"/>
    </style:style>
    <style:style style:name="T44_186" style:family="text">
      <style:text-properties style:font-name="Times New Roman" style:font-name-asian="Times New Roman" style:font-name-complex="Times New Roman"/>
    </style:style>
    <style:style style:name="T44_187" style:family="text">
      <style:text-properties style:font-name="Times New Roman" style:font-name-asian="Times New Roman" style:font-name-complex="Times New Roman"/>
    </style:style>
    <style:style style:name="T44_188" style:family="text">
      <style:text-properties style:font-name="Times New Roman" style:font-name-asian="Times New Roman" style:font-name-complex="Times New Roman"/>
    </style:style>
    <style:style style:name="T44_189" style:family="text">
      <style:text-properties style:font-name="Times New Roman" style:font-name-asian="Times New Roman" style:font-name-complex="Times New Roman"/>
    </style:style>
    <style:style style:name="T44_190" style:family="text">
      <style:text-properties style:font-name="Times New Roman" style:font-name-asian="Times New Roman" style:font-name-complex="Times New Roman"/>
    </style:style>
    <style:style style:name="T44_191" style:family="text">
      <style:text-properties style:font-name="Times New Roman" style:font-name-asian="Times New Roman" style:font-name-complex="Times New Roman"/>
    </style:style>
    <style:style style:name="T44_192" style:family="text">
      <style:text-properties style:font-name="Times New Roman" style:font-name-asian="Times New Roman" style:font-name-complex="Times New Roman"/>
    </style:style>
    <style:style style:name="T44_193" style:family="text">
      <style:text-properties style:font-name="Times New Roman" style:font-name-asian="Times New Roman" style:font-name-complex="Times New Roman"/>
    </style:style>
    <style:style style:name="T44_194" style:family="text">
      <style:text-properties style:font-name="Times New Roman" style:font-name-asian="Times New Roman" style:font-name-complex="Times New Roman"/>
    </style:style>
    <style:style style:name="T44_195" style:family="text">
      <style:text-properties style:font-name="Times New Roman" style:font-name-asian="Times New Roman" style:font-name-complex="Times New Roman"/>
    </style:style>
    <style:style style:name="T44_196" style:family="text">
      <style:text-properties style:font-name="Times New Roman" style:font-name-asian="Times New Roman" style:font-name-complex="Times New Roman"/>
    </style:style>
    <style:style style:name="T44_197" style:family="text">
      <style:text-properties style:font-name="Times New Roman" style:font-name-asian="Times New Roman" style:font-name-complex="Times New Roman"/>
    </style:style>
    <style:style style:name="T44_198" style:family="text">
      <style:text-properties style:font-name="Times New Roman" style:font-name-asian="Times New Roman" style:font-name-complex="Times New Roman"/>
    </style:style>
    <style:style style:name="T44_199" style:family="text">
      <style:text-properties style:font-name="Times New Roman" style:font-name-asian="Times New Roman" style:font-name-complex="Times New Roman"/>
    </style:style>
    <style:style style:name="T44_200" style:family="text">
      <style:text-properties style:font-name="Times New Roman" style:font-name-asian="Times New Roman" style:font-name-complex="Times New Roman"/>
    </style:style>
    <style:style style:name="T44_201" style:family="text">
      <style:text-properties style:font-name="Times New Roman" style:font-name-asian="Times New Roman" style:font-name-complex="Times New Roman"/>
    </style:style>
    <style:style style:name="T44_202" style:family="text">
      <style:text-properties style:font-name="Times New Roman" style:font-name-asian="Times New Roman" style:font-name-complex="Times New Roman"/>
    </style:style>
    <style:style style:name="T44_203" style:family="text">
      <style:text-properties style:font-name="Times New Roman" style:font-name-asian="Times New Roman" style:font-name-complex="Times New Roman"/>
    </style:style>
    <style:style style:name="T44_204" style:family="text">
      <style:text-properties style:font-name="Times New Roman" style:font-name-asian="Times New Roman" style:font-name-complex="Times New Roman"/>
    </style:style>
    <style:style style:name="T44_205" style:family="text">
      <style:text-properties style:font-name="Times New Roman" style:font-name-asian="Times New Roman" style:font-name-complex="Times New Roman"/>
    </style:style>
    <style:style style:name="T44_206" style:family="text">
      <style:text-properties style:font-name="Times New Roman" style:font-name-asian="Times New Roman" style:font-name-complex="Times New Roman"/>
    </style:style>
    <style:style style:name="T44_207" style:family="text">
      <style:text-properties style:font-name="Times New Roman" style:font-name-asian="Times New Roman" style:font-name-complex="Times New Roman"/>
    </style:style>
    <style:style style:name="T44_208" style:family="text">
      <style:text-properties style:font-name="Times New Roman" style:font-name-asian="Times New Roman" style:font-name-complex="Times New Roman"/>
    </style:style>
    <style:style style:name="T44_209" style:family="text">
      <style:text-properties style:font-name="Times New Roman" style:font-name-asian="Times New Roman" style:font-name-complex="Times New Roman"/>
    </style:style>
    <style:style style:name="T44_210" style:family="text">
      <style:text-properties style:font-name="Times New Roman" style:font-name-asian="Times New Roman" style:font-name-complex="Times New Roman"/>
    </style:style>
    <style:style style:name="T44_211" style:family="text">
      <style:text-properties style:font-name="Times New Roman" style:font-name-asian="Times New Roman" style:font-name-complex="Times New Roman"/>
    </style:style>
    <style:style style:name="T44_212" style:family="text">
      <style:text-properties style:font-name="Times New Roman" style:font-name-asian="Times New Roman" style:font-name-complex="Times New Roman"/>
    </style:style>
    <style:style style:name="T44_213" style:family="text">
      <style:text-properties style:font-name="Times New Roman" style:font-name-asian="Times New Roman" style:font-name-complex="Times New Roman"/>
    </style:style>
    <style:style style:name="T44_214" style:family="text">
      <style:text-properties style:font-name="Times New Roman" style:font-name-asian="Times New Roman" style:font-name-complex="Times New Roman"/>
    </style:style>
    <style:style style:name="T44_215" style:family="text">
      <style:text-properties style:font-name="Times New Roman" style:font-name-asian="Times New Roman" style:font-name-complex="Times New Roman"/>
    </style:style>
    <style:style style:name="T44_216" style:family="text">
      <style:text-properties style:font-name="Times New Roman" style:font-name-asian="Times New Roman" style:font-name-complex="Times New Roman"/>
    </style:style>
    <style:style style:name="T44_217" style:family="text">
      <style:text-properties style:font-name="Times New Roman" style:font-name-asian="Times New Roman" style:font-name-complex="Times New Roman"/>
    </style:style>
    <style:style style:name="T44_218" style:family="text">
      <style:text-properties style:font-name="Times New Roman" style:font-name-asian="Times New Roman" style:font-name-complex="Times New Roman"/>
    </style:style>
    <style:style style:name="T44_219" style:family="text">
      <style:text-properties style:font-name="Times New Roman" style:font-name-asian="Times New Roman" style:font-name-complex="Times New Roman"/>
    </style:style>
    <style:style style:name="T44_220" style:family="text">
      <style:text-properties style:font-name="Times New Roman" style:font-name-asian="Times New Roman" style:font-name-complex="Times New Roman"/>
    </style:style>
    <style:style style:name="T44_221" style:family="text">
      <style:text-properties style:font-name="Times New Roman" style:font-name-asian="Times New Roman" style:font-name-complex="Times New Roman"/>
    </style:style>
    <style:style style:name="T44_222" style:family="text">
      <style:text-properties style:font-name="Times New Roman" style:font-name-asian="Times New Roman" style:font-name-complex="Times New Roman"/>
    </style:style>
    <style:style style:name="T44_223" style:family="text">
      <style:text-properties style:font-name="Times New Roman" style:font-name-asian="Times New Roman" style:font-name-complex="Times New Roman"/>
    </style:style>
    <style:style style:name="T44_224" style:family="text">
      <style:text-properties style:font-name="Times New Roman" style:font-name-asian="Times New Roman" style:font-name-complex="Times New Roman"/>
    </style:style>
    <style:style style:name="T44_225" style:family="text">
      <style:text-properties style:font-name="Times New Roman" style:font-name-asian="Times New Roman" style:font-name-complex="Times New Roman"/>
    </style:style>
    <style:style style:name="T44_226" style:family="text">
      <style:text-properties style:font-name="Times New Roman" style:font-name-asian="Times New Roman" style:font-name-complex="Times New Roman"/>
    </style:style>
    <style:style style:name="T44_227" style:family="text">
      <style:text-properties style:font-name="Times New Roman" style:font-name-asian="Times New Roman" style:font-name-complex="Times New Roman"/>
    </style:style>
    <style:style style:name="T44_228" style:family="text">
      <style:text-properties style:font-name="Times New Roman" style:font-name-asian="Times New Roman" style:font-name-complex="Times New Roman"/>
    </style:style>
    <style:style style:name="T44_229" style:family="text">
      <style:text-properties style:font-name="Times New Roman" style:font-name-asian="Times New Roman" style:font-name-complex="Times New Roman"/>
    </style:style>
    <style:style style:name="T44_230" style:family="text">
      <style:text-properties style:font-name="Times New Roman" style:font-name-asian="Times New Roman" style:font-name-complex="Times New Roman"/>
    </style:style>
    <style:style style:name="T44_23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23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233" style:family="text">
      <style:text-properties style:font-name="Times New Roman" style:font-name-asian="Times New Roman" style:font-name-complex="Times New Roman"/>
    </style:style>
    <style:style style:name="T44_234" style:family="text">
      <style:text-properties style:font-name="Times New Roman" style:font-name-asian="Times New Roman" style:font-name-complex="Times New Roman"/>
    </style:style>
    <style:style style:name="T44_235" style:family="text">
      <style:text-properties style:font-name="Times New Roman" style:font-name-asian="Times New Roman" style:font-name-complex="Times New Roman"/>
    </style:style>
    <style:style style:name="T44_23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237" style:family="text">
      <style:text-properties style:font-name="Times New Roman" style:font-name-asian="Times New Roman" style:font-name-complex="Times New Roman"/>
    </style:style>
    <style:style style:name="T44_238" style:family="text">
      <style:text-properties style:font-name="Times New Roman" style:font-name-asian="Times New Roman" style:font-name-complex="Times New Roman"/>
    </style:style>
    <style:style style:name="T44_239" style:family="text">
      <style:text-properties style:font-name="Times New Roman" style:font-name-asian="Times New Roman" style:font-name-complex="Times New Roman"/>
    </style:style>
    <style:style style:name="T44_240" style:family="text">
      <style:text-properties style:font-name="Times New Roman" style:font-name-asian="Times New Roman" style:font-name-complex="Times New Roman"/>
    </style:style>
    <style:style style:name="T44_241" style:family="text">
      <style:text-properties style:font-name="Times New Roman" style:font-name-asian="Times New Roman" style:font-name-complex="Times New Roman"/>
    </style:style>
    <style:style style:name="T44_242" style:family="text">
      <style:text-properties style:font-name="Times New Roman" style:font-name-asian="Times New Roman" style:font-name-complex="Times New Roman"/>
    </style:style>
    <style:style style:name="T44_243" style:family="text">
      <style:text-properties style:font-name="Times New Roman" style:font-name-asian="Times New Roman" style:font-name-complex="Times New Roman"/>
    </style:style>
    <style:style style:name="T44_244" style:family="text">
      <style:text-properties style:font-name="Times New Roman" style:font-name-asian="Times New Roman" style:font-name-complex="Times New Roman"/>
    </style:style>
    <style:style style:name="T44_245" style:family="text">
      <style:text-properties style:font-name="Times New Roman" style:font-name-asian="Times New Roman" style:font-name-complex="Times New Roman"/>
    </style:style>
    <style:style style:name="T44_246" style:family="text">
      <style:text-properties style:font-name="Times New Roman" style:font-name-asian="Times New Roman" style:font-name-complex="Times New Roman"/>
    </style:style>
    <style:style style:name="T44_247" style:family="text">
      <style:text-properties style:font-name="Times New Roman" style:font-name-asian="Times New Roman" style:font-name-complex="Times New Roman"/>
    </style:style>
    <style:style style:name="T44_248" style:family="text">
      <style:text-properties style:font-name="Times New Roman" style:font-name-asian="Times New Roman" style:font-name-complex="Times New Roman"/>
    </style:style>
    <style:style style:name="T44_249" style:family="text">
      <style:text-properties style:font-name="Times New Roman" style:font-name-asian="Times New Roman" style:font-name-complex="Times New Roman"/>
    </style:style>
    <style:style style:name="T44_250" style:family="text">
      <style:text-properties style:font-name="Times New Roman" style:font-name-asian="Times New Roman" style:font-name-complex="Times New Roman"/>
    </style:style>
    <style:style style:name="T44_251" style:family="text">
      <style:text-properties style:font-name="Times New Roman" style:font-name-asian="Times New Roman" style:font-name-complex="Times New Roman"/>
    </style:style>
    <style:style style:name="T44_252" style:family="text">
      <style:text-properties style:font-name="Times New Roman" style:font-name-asian="Times New Roman" style:font-name-complex="Times New Roman"/>
    </style:style>
    <style:style style:name="T44_253" style:family="text">
      <style:text-properties style:font-name="Times New Roman" style:font-name-asian="Times New Roman" style:font-name-complex="Times New Roman"/>
    </style:style>
    <style:style style:name="T44_254" style:family="text">
      <style:text-properties style:font-name="Times New Roman" style:font-name-asian="Times New Roman" style:font-name-complex="Times New Roman"/>
    </style:style>
    <style:style style:name="T44_255" style:family="text">
      <style:text-properties style:font-name="Times New Roman" style:font-name-asian="Times New Roman" style:font-name-complex="Times New Roman"/>
    </style:style>
    <style:style style:name="T44_256" style:family="text">
      <style:text-properties style:font-name="Times New Roman" style:font-name-asian="Times New Roman" style:font-name-complex="Times New Roman"/>
    </style:style>
    <style:style style:name="T44_257" style:family="text">
      <style:text-properties style:font-name="Times New Roman" style:font-name-asian="Times New Roman" style:font-name-complex="Times New Roman"/>
    </style:style>
    <style:style style:name="T44_258" style:family="text">
      <style:text-properties style:font-name="Times New Roman" style:font-name-asian="Times New Roman" style:font-name-complex="Times New Roman"/>
    </style:style>
    <style:style style:name="T44_259" style:family="text">
      <style:text-properties style:font-name="Times New Roman" style:font-name-asian="Times New Roman" style:font-name-complex="Times New Roman"/>
    </style:style>
    <style:style style:name="T44_260" style:family="text">
      <style:text-properties style:font-name="Times New Roman" style:font-name-asian="Times New Roman" style:font-name-complex="Times New Roman"/>
    </style:style>
    <style:style style:name="T44_261" style:family="text">
      <style:text-properties style:font-name="Times New Roman" style:font-name-asian="Times New Roman" style:font-name-complex="Times New Roman"/>
    </style:style>
    <style:style style:name="T44_262" style:family="text">
      <style:text-properties style:font-name="Times New Roman" style:font-name-asian="Times New Roman" style:font-name-complex="Times New Roman"/>
    </style:style>
    <style:style style:name="T44_263" style:family="text">
      <style:text-properties style:font-name="Times New Roman" style:font-name-asian="Times New Roman" style:font-name-complex="Times New Roman"/>
    </style:style>
    <style:style style:name="T44_264" style:family="text">
      <style:text-properties style:font-name="Times New Roman" style:font-name-asian="Times New Roman" style:font-name-complex="Times New Roman"/>
    </style:style>
    <style:style style:name="T44_265" style:family="text">
      <style:text-properties style:font-name="Times New Roman" style:font-name-asian="Times New Roman" style:font-name-complex="Times New Roman"/>
    </style:style>
    <style:style style:name="T44_266" style:family="text">
      <style:text-properties style:font-name="Times New Roman" style:font-name-asian="Times New Roman" style:font-name-complex="Times New Roman"/>
    </style:style>
    <style:style style:name="T44_267" style:family="text">
      <style:text-properties style:font-name="Times New Roman" style:font-name-asian="Times New Roman" style:font-name-complex="Times New Roman"/>
    </style:style>
    <style:style style:name="T44_268" style:family="text">
      <style:text-properties style:font-name="Times New Roman" style:font-name-asian="Times New Roman" style:font-name-complex="Times New Roman"/>
    </style:style>
    <style:style style:name="T44_269" style:family="text">
      <style:text-properties style:font-name="Times New Roman" style:font-name-asian="Times New Roman" style:font-name-complex="Times New Roman"/>
    </style:style>
    <style:style style:name="T44_270" style:family="text">
      <style:text-properties style:font-name="Times New Roman" style:font-name-asian="Times New Roman" style:font-name-complex="Times New Roman"/>
    </style:style>
    <style:style style:name="T44_271" style:family="text">
      <style:text-properties style:font-name="Times New Roman" style:font-name-asian="Times New Roman" style:font-name-complex="Times New Roman"/>
    </style:style>
    <style:style style:name="T44_272" style:family="text">
      <style:text-properties style:font-name="Times New Roman" style:font-name-asian="Times New Roman" style:font-name-complex="Times New Roman"/>
    </style:style>
    <style:style style:name="T44_273" style:family="text">
      <style:text-properties style:font-name="Times New Roman" style:font-name-asian="Times New Roman" style:font-name-complex="Times New Roman"/>
    </style:style>
    <style:style style:name="T44_274" style:family="text">
      <style:text-properties style:font-name="Times New Roman" style:font-name-asian="Times New Roman" style:font-name-complex="Times New Roman"/>
    </style:style>
    <style:style style:name="T44_275" style:family="text">
      <style:text-properties style:font-name="Times New Roman" style:font-name-asian="Times New Roman" style:font-name-complex="Times New Roman"/>
    </style:style>
    <style:style style:name="T44_276" style:family="text">
      <style:text-properties style:font-name="Times New Roman" style:font-name-asian="Times New Roman" style:font-name-complex="Times New Roman"/>
    </style:style>
    <style:style style:name="T44_277" style:family="text">
      <style:text-properties style:font-name="Times New Roman" style:font-name-asian="Times New Roman" style:font-name-complex="Times New Roman"/>
    </style:style>
    <style:style style:name="T44_278" style:family="text">
      <style:text-properties style:font-name="Times New Roman" style:font-name-asian="Times New Roman" style:font-name-complex="Times New Roman"/>
    </style:style>
    <style:style style:name="T44_27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280" style:family="text">
      <style:text-properties style:font-name="Times New Roman" style:font-name-asian="Times New Roman" style:font-name-complex="Times New Roman"/>
    </style:style>
    <style:style style:name="T44_281" style:family="text">
      <style:text-properties style:font-name="Times New Roman" style:font-name-asian="Times New Roman" style:font-name-complex="Times New Roman"/>
    </style:style>
    <style:style style:name="T44_282" style:family="text">
      <style:text-properties style:font-name="Times New Roman" style:font-name-asian="Times New Roman" style:font-name-complex="Times New Roman"/>
    </style:style>
    <style:style style:name="T44_283" style:family="text">
      <style:text-properties style:font-name="Times New Roman" style:font-name-asian="Times New Roman" style:font-name-complex="Times New Roman"/>
    </style:style>
    <style:style style:name="T44_284" style:family="text">
      <style:text-properties style:font-name="Times New Roman" style:font-name-asian="Times New Roman" style:font-name-complex="Times New Roman"/>
    </style:style>
    <style:style style:name="T44_285" style:family="text">
      <style:text-properties style:font-name="Times New Roman" style:font-name-asian="Times New Roman" style:font-name-complex="Times New Roman"/>
    </style:style>
    <style:style style:name="T44_286" style:family="text">
      <style:text-properties style:font-name="Times New Roman" style:font-name-asian="Times New Roman" style:font-name-complex="Times New Roman"/>
    </style:style>
    <style:style style:name="T44_287" style:family="text">
      <style:text-properties style:font-name="Times New Roman" style:font-name-asian="Times New Roman" style:font-name-complex="Times New Roman"/>
    </style:style>
    <style:style style:name="T44_288" style:family="text">
      <style:text-properties style:font-name="Times New Roman" style:font-name-asian="Times New Roman" style:font-name-complex="Times New Roman"/>
    </style:style>
    <style:style style:name="T44_289" style:family="text">
      <style:text-properties style:font-name="Times New Roman" style:font-name-asian="Times New Roman" style:font-name-complex="Times New Roman"/>
    </style:style>
    <style:style style:name="T44_290" style:family="text">
      <style:text-properties style:font-name="Times New Roman" style:font-name-asian="Times New Roman" style:font-name-complex="Times New Roman"/>
    </style:style>
    <style:style style:name="T44_291" style:family="text">
      <style:text-properties style:font-name="Times New Roman" style:font-name-asian="Times New Roman" style:font-name-complex="Times New Roman"/>
    </style:style>
    <style:style style:name="T44_29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293" style:family="text">
      <style:text-properties style:font-name="Times New Roman" style:font-name-asian="Times New Roman" style:font-name-complex="Times New Roman"/>
    </style:style>
    <style:style style:name="T44_29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29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29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297" style:family="text">
      <style:text-properties style:font-name="Times New Roman" style:font-name-asian="Times New Roman" style:font-name-complex="Times New Roman"/>
    </style:style>
    <style:style style:name="T44_298" style:family="text">
      <style:text-properties style:font-name="Times New Roman" style:font-name-asian="Times New Roman" style:font-name-complex="Times New Roman"/>
    </style:style>
    <style:style style:name="T44_299" style:family="text">
      <style:text-properties style:font-name="Times New Roman" style:font-name-asian="Times New Roman" style:font-name-complex="Times New Roman"/>
    </style:style>
    <style:style style:name="T44_300" style:family="text">
      <style:text-properties style:font-name="Times New Roman" style:font-name-asian="Times New Roman" style:font-name-complex="Times New Roman"/>
    </style:style>
    <style:style style:name="T44_301" style:family="text">
      <style:text-properties style:font-name="Times New Roman" style:font-name-asian="Times New Roman" style:font-name-complex="Times New Roman"/>
    </style:style>
    <style:style style:name="T44_302" style:family="text">
      <style:text-properties style:font-name="Times New Roman" style:font-name-asian="Times New Roman" style:font-name-complex="Times New Roman"/>
    </style:style>
    <style:style style:name="T44_303" style:family="text">
      <style:text-properties style:font-name="Times New Roman" style:font-name-asian="Times New Roman" style:font-name-complex="Times New Roman"/>
    </style:style>
    <style:style style:name="T44_304" style:family="text">
      <style:text-properties style:font-name="Times New Roman" style:font-name-asian="Times New Roman" style:font-name-complex="Times New Roman"/>
    </style:style>
    <style:style style:name="T44_305" style:family="text">
      <style:text-properties style:font-name="Times New Roman" style:font-name-asian="Times New Roman" style:font-name-complex="Times New Roman"/>
    </style:style>
    <style:style style:name="T44_306" style:family="text">
      <style:text-properties style:font-name="Times New Roman" style:font-name-asian="Times New Roman" style:font-name-complex="Times New Roman"/>
    </style:style>
    <style:style style:name="T44_307" style:family="text">
      <style:text-properties style:font-name="Times New Roman" style:font-name-asian="Times New Roman" style:font-name-complex="Times New Roman"/>
    </style:style>
    <style:style style:name="T44_308" style:family="text">
      <style:text-properties style:font-name="Times New Roman" style:font-name-asian="Times New Roman" style:font-name-complex="Times New Roman"/>
    </style:style>
    <style:style style:name="T44_309" style:family="text">
      <style:text-properties style:font-name="Times New Roman" style:font-name-asian="Times New Roman" style:font-name-complex="Times New Roman"/>
    </style:style>
    <style:style style:name="T44_310" style:family="text">
      <style:text-properties style:font-name="Times New Roman" style:font-name-asian="Times New Roman" style:font-name-complex="Times New Roman"/>
    </style:style>
    <style:style style:name="T44_311" style:family="text">
      <style:text-properties style:font-name="Times New Roman" style:font-name-asian="Times New Roman" style:font-name-complex="Times New Roman"/>
    </style:style>
    <style:style style:name="T44_312" style:family="text">
      <style:text-properties style:font-name="Times New Roman" style:font-name-asian="Times New Roman" style:font-name-complex="Times New Roman"/>
    </style:style>
    <style:style style:name="T44_313" style:family="text">
      <style:text-properties style:font-name="Times New Roman" style:font-name-asian="Times New Roman" style:font-name-complex="Times New Roman"/>
    </style:style>
    <style:style style:name="T44_314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4_315" style:family="text">
      <style:text-properties style:font-name="Times New Roman" style:font-name-asian="Times New Roman" style:font-name-complex="Times New Roman"/>
    </style:style>
    <style:style style:name="T44_316" style:family="text">
      <style:text-properties style:font-name="Times New Roman" style:font-name-asian="Times New Roman" style:font-name-complex="Times New Roman"/>
    </style:style>
    <style:style style:name="T44_317" style:family="text">
      <style:text-properties style:font-name="Times New Roman" style:font-name-asian="Times New Roman" style:font-name-complex="Times New Roman"/>
    </style:style>
    <style:style style:name="T44_318" style:family="text">
      <style:text-properties style:font-name="Times New Roman" style:font-name-asian="Times New Roman" style:font-name-complex="Times New Roman"/>
    </style:style>
    <style:style style:name="T44_319" style:family="text">
      <style:text-properties style:font-name="Times New Roman" style:font-name-asian="Times New Roman" style:font-name-complex="Times New Roman"/>
    </style:style>
    <style:style style:name="T44_320" style:family="text">
      <style:text-properties style:font-name="Times New Roman" style:font-name-asian="Times New Roman" style:font-name-complex="Times New Roman"/>
    </style:style>
    <style:style style:name="T44_32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322" style:family="text">
      <style:text-properties style:font-name="Times New Roman" style:font-name-asian="Times New Roman" style:font-name-complex="Times New Roman"/>
    </style:style>
    <style:style style:name="T44_323" style:family="text">
      <style:text-properties style:font-name="Times New Roman" style:font-name-asian="Times New Roman" style:font-name-complex="Times New Roman"/>
    </style:style>
    <style:style style:name="T44_324" style:family="text">
      <style:text-properties style:font-name="Times New Roman" style:font-name-asian="Times New Roman" style:font-name-complex="Times New Roman"/>
    </style:style>
    <style:style style:name="T44_32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326" style:family="text">
      <style:text-properties style:font-name="Times New Roman" style:font-name-asian="Times New Roman" style:font-name-complex="Times New Roman"/>
    </style:style>
    <style:style style:name="T44_327" style:family="text">
      <style:text-properties style:font-name="Times New Roman" style:font-name-asian="Times New Roman" style:font-name-complex="Times New Roman"/>
    </style:style>
    <style:style style:name="T44_328" style:family="text">
      <style:text-properties style:font-name="Times New Roman" style:font-name-asian="Times New Roman" style:font-name-complex="Times New Roman"/>
    </style:style>
    <style:style style:name="T44_329" style:family="text">
      <style:text-properties style:font-name="Times New Roman" style:font-name-asian="Times New Roman" style:font-name-complex="Times New Roman"/>
    </style:style>
    <style:style style:name="T44_330" style:family="text">
      <style:text-properties style:font-name="Times New Roman" style:font-name-asian="Times New Roman" style:font-name-complex="Times New Roman"/>
    </style:style>
    <style:style style:name="T44_331" style:family="text">
      <style:text-properties style:font-name="Times New Roman" style:font-name-asian="Times New Roman" style:font-name-complex="Times New Roman"/>
    </style:style>
    <style:style style:name="T44_332" style:family="text">
      <style:text-properties style:font-name="Times New Roman" style:font-name-asian="Times New Roman" style:font-name-complex="Times New Roman"/>
    </style:style>
    <style:style style:name="T44_333" style:family="text">
      <style:text-properties style:font-name="Times New Roman" style:font-name-asian="Times New Roman" style:font-name-complex="Times New Roman"/>
    </style:style>
    <style:style style:name="T44_334" style:family="text">
      <style:text-properties style:font-name="Times New Roman" style:font-name-asian="Times New Roman" style:font-name-complex="Times New Roman"/>
    </style:style>
    <style:style style:name="T44_335" style:family="text">
      <style:text-properties style:font-name="Times New Roman" style:font-name-asian="Times New Roman" style:font-name-complex="Times New Roman"/>
    </style:style>
    <style:style style:name="T44_336" style:family="text">
      <style:text-properties style:font-name="Times New Roman" style:font-name-asian="Times New Roman" style:font-name-complex="Times New Roman"/>
    </style:style>
    <style:style style:name="T44_337" style:family="text">
      <style:text-properties style:font-name="Times New Roman" style:font-name-asian="Times New Roman" style:font-name-complex="Times New Roman"/>
    </style:style>
    <style:style style:name="T44_338" style:family="text">
      <style:text-properties style:font-name="Times New Roman" style:font-name-asian="Times New Roman" style:font-name-complex="Times New Roman"/>
    </style:style>
    <style:style style:name="T44_339" style:family="text">
      <style:text-properties style:font-name="Times New Roman" style:font-name-asian="Times New Roman" style:font-name-complex="Times New Roman"/>
    </style:style>
    <style:style style:name="T44_340" style:family="text">
      <style:text-properties style:font-name="Times New Roman" style:font-name-asian="Times New Roman" style:font-name-complex="Times New Roman"/>
    </style:style>
    <style:style style:name="T44_341" style:family="text">
      <style:text-properties style:font-name="Times New Roman" style:font-name-asian="Times New Roman" style:font-name-complex="Times New Roman"/>
    </style:style>
    <style:style style:name="T44_342" style:family="text">
      <style:text-properties style:font-name="Times New Roman" style:font-name-asian="Times New Roman" style:font-name-complex="Times New Roman"/>
    </style:style>
    <style:style style:name="T44_343" style:family="text">
      <style:text-properties style:font-name="Times New Roman" style:font-name-asian="Times New Roman" style:font-name-complex="Times New Roman"/>
    </style:style>
    <style:style style:name="T44_344" style:family="text">
      <style:text-properties style:font-name="Times New Roman" style:font-name-asian="Times New Roman" style:font-name-complex="Times New Roman"/>
    </style:style>
    <style:style style:name="T44_345" style:family="text">
      <style:text-properties style:font-name="Times New Roman" style:font-name-asian="Times New Roman" style:font-name-complex="Times New Roman"/>
    </style:style>
    <style:style style:name="T44_346" style:family="text">
      <style:text-properties style:font-name="Times New Roman" style:font-name-asian="Times New Roman" style:font-name-complex="Times New Roman"/>
    </style:style>
    <style:style style:name="T44_347" style:family="text">
      <style:text-properties style:font-name="Times New Roman" style:font-name-asian="Times New Roman" style:font-name-complex="Times New Roman"/>
    </style:style>
    <style:style style:name="T44_348" style:family="text">
      <style:text-properties style:font-name="Times New Roman" style:font-name-asian="Times New Roman" style:font-name-complex="Times New Roman"/>
    </style:style>
    <style:style style:name="T44_349" style:family="text">
      <style:text-properties style:font-name="Times New Roman" style:font-name-asian="Times New Roman" style:font-name-complex="Times New Roman"/>
    </style:style>
    <style:style style:name="T44_350" style:family="text">
      <style:text-properties style:font-name="Times New Roman" style:font-name-asian="Times New Roman" style:font-name-complex="Times New Roman"/>
    </style:style>
    <style:style style:name="T44_351" style:family="text">
      <style:text-properties style:font-name="Times New Roman" style:font-name-asian="Times New Roman" style:font-name-complex="Times New Roman"/>
    </style:style>
    <style:style style:name="T44_352" style:family="text">
      <style:text-properties style:font-name="Times New Roman" style:font-name-asian="Times New Roman" style:font-name-complex="Times New Roman"/>
    </style:style>
    <style:style style:name="T44_353" style:family="text">
      <style:text-properties style:font-name="Times New Roman" style:font-name-asian="Times New Roman" style:font-name-complex="Times New Roman"/>
    </style:style>
    <style:style style:name="T44_354" style:family="text">
      <style:text-properties style:font-name="Times New Roman" style:font-name-asian="Times New Roman" style:font-name-complex="Times New Roman"/>
    </style:style>
    <style:style style:name="T44_355" style:family="text">
      <style:text-properties style:font-name="Times New Roman" style:font-name-asian="Times New Roman" style:font-name-complex="Times New Roman"/>
    </style:style>
    <style:style style:name="T44_356" style:family="text">
      <style:text-properties style:font-name="Times New Roman" style:font-name-asian="Times New Roman" style:font-name-complex="Times New Roman"/>
    </style:style>
    <style:style style:name="T44_357" style:family="text">
      <style:text-properties style:font-name="Times New Roman" style:font-name-asian="Times New Roman" style:font-name-complex="Times New Roman"/>
    </style:style>
    <style:style style:name="T44_358" style:family="text">
      <style:text-properties style:font-name="Times New Roman" style:font-name-asian="Times New Roman" style:font-name-complex="Times New Roman"/>
    </style:style>
    <style:style style:name="T44_359" style:family="text">
      <style:text-properties style:font-name="Times New Roman" style:font-name-asian="Times New Roman" style:font-name-complex="Times New Roman"/>
    </style:style>
    <style:style style:name="T44_360" style:family="text">
      <style:text-properties style:font-name="Times New Roman" style:font-name-asian="Times New Roman" style:font-name-complex="Times New Roman"/>
    </style:style>
    <style:style style:name="T44_361" style:family="text">
      <style:text-properties style:font-name="Times New Roman" style:font-name-asian="Times New Roman" style:font-name-complex="Times New Roman"/>
    </style:style>
    <style:style style:name="T44_362" style:family="text">
      <style:text-properties style:font-name="Times New Roman" style:font-name-asian="Times New Roman" style:font-name-complex="Times New Roman"/>
    </style:style>
    <style:style style:name="T44_363" style:family="text">
      <style:text-properties style:font-name="Times New Roman" style:font-name-asian="Times New Roman" style:font-name-complex="Times New Roman"/>
    </style:style>
    <style:style style:name="T44_364" style:family="text">
      <style:text-properties style:font-name="Times New Roman" style:font-name-asian="Times New Roman" style:font-name-complex="Times New Roman"/>
    </style:style>
    <style:style style:name="T44_365" style:family="text">
      <style:text-properties style:font-name="Times New Roman" style:font-name-asian="Times New Roman" style:font-name-complex="Times New Roman"/>
    </style:style>
    <style:style style:name="T44_366" style:family="text">
      <style:text-properties style:font-name="Times New Roman" style:font-name-asian="Times New Roman" style:font-name-complex="Times New Roman"/>
    </style:style>
    <style:style style:name="T44_367" style:family="text">
      <style:text-properties style:font-name="Times New Roman" style:font-name-asian="Times New Roman" style:font-name-complex="Times New Roman"/>
    </style:style>
    <style:style style:name="T44_368" style:family="text">
      <style:text-properties style:font-name="Times New Roman" style:font-name-asian="Times New Roman" style:font-name-complex="Times New Roman"/>
    </style:style>
    <style:style style:name="T44_369" style:family="text">
      <style:text-properties style:font-name="Times New Roman" style:font-name-asian="Times New Roman" style:font-name-complex="Times New Roman"/>
    </style:style>
    <style:style style:name="T44_370" style:family="text">
      <style:text-properties style:font-name="Times New Roman" style:font-name-asian="Times New Roman" style:font-name-complex="Times New Roman"/>
    </style:style>
    <style:style style:name="T44_371" style:family="text">
      <style:text-properties style:font-name="Times New Roman" style:font-name-asian="Times New Roman" style:font-name-complex="Times New Roman"/>
    </style:style>
    <style:style style:name="T44_372" style:family="text">
      <style:text-properties style:font-name="Times New Roman" style:font-name-asian="Times New Roman" style:font-name-complex="Times New Roman"/>
    </style:style>
    <style:style style:name="T44_37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37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37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376" style:family="text">
      <style:text-properties style:font-name="Times New Roman" style:font-name-asian="Times New Roman" style:font-name-complex="Times New Roman"/>
    </style:style>
    <style:style style:name="T44_377" style:family="text">
      <style:text-properties style:font-name="Times New Roman" style:font-name-asian="Times New Roman" style:font-name-complex="Times New Roman"/>
    </style:style>
    <style:style style:name="T44_378" style:family="text">
      <style:text-properties style:font-name="Times New Roman" style:font-name-asian="Times New Roman" style:font-name-complex="Times New Roman"/>
    </style:style>
    <style:style style:name="T44_379" style:family="text">
      <style:text-properties style:font-name="Times New Roman" style:font-name-asian="Times New Roman" style:font-name-complex="Times New Roman"/>
    </style:style>
    <style:style style:name="T44_380" style:family="text">
      <style:text-properties style:font-name="Times New Roman" style:font-name-asian="Times New Roman" style:font-name-complex="Times New Roman"/>
    </style:style>
    <style:style style:name="T44_381" style:family="text">
      <style:text-properties style:font-name="Times New Roman" style:font-name-asian="Times New Roman" style:font-name-complex="Times New Roman"/>
    </style:style>
    <style:style style:name="T44_382" style:family="text">
      <style:text-properties style:font-name="Times New Roman" style:font-name-asian="Times New Roman" style:font-name-complex="Times New Roman"/>
    </style:style>
    <style:style style:name="T44_383" style:family="text">
      <style:text-properties style:font-name="Times New Roman" style:font-name-asian="Times New Roman" style:font-name-complex="Times New Roman"/>
    </style:style>
    <style:style style:name="T44_384" style:family="text">
      <style:text-properties style:font-name="Times New Roman" style:font-name-asian="Times New Roman" style:font-name-complex="Times New Roman"/>
    </style:style>
    <style:style style:name="T44_385" style:family="text">
      <style:text-properties style:font-name="Times New Roman" style:font-name-asian="Times New Roman" style:font-name-complex="Times New Roman"/>
    </style:style>
    <style:style style:name="T44_386" style:family="text">
      <style:text-properties style:font-name="Times New Roman" style:font-name-asian="Times New Roman" style:font-name-complex="Times New Roman"/>
    </style:style>
    <style:style style:name="T44_387" style:family="text">
      <style:text-properties style:font-name="Times New Roman" style:font-name-asian="Times New Roman" style:font-name-complex="Times New Roman"/>
    </style:style>
    <style:style style:name="T44_388" style:family="text">
      <style:text-properties style:font-name="Times New Roman" style:font-name-asian="Times New Roman" style:font-name-complex="Times New Roman"/>
    </style:style>
    <style:style style:name="T44_389" style:family="text">
      <style:text-properties style:font-name="Times New Roman" style:font-name-asian="Times New Roman" style:font-name-complex="Times New Roman"/>
    </style:style>
    <style:style style:name="T44_390" style:family="text">
      <style:text-properties style:font-name="Times New Roman" style:font-name-asian="Times New Roman" style:font-name-complex="Times New Roman"/>
    </style:style>
    <style:style style:name="T44_391" style:family="text">
      <style:text-properties style:font-name="Times New Roman" style:font-name-asian="Times New Roman" style:font-name-complex="Times New Roman"/>
    </style:style>
    <style:style style:name="T44_392" style:family="text">
      <style:text-properties style:font-name="Times New Roman" style:font-name-asian="Times New Roman" style:font-name-complex="Times New Roman"/>
    </style:style>
    <style:style style:name="T44_393" style:family="text">
      <style:text-properties style:font-name="Times New Roman" style:font-name-asian="Times New Roman" style:font-name-complex="Times New Roman"/>
    </style:style>
    <style:style style:name="T44_394" style:family="text">
      <style:text-properties style:font-name="Times New Roman" style:font-name-asian="Times New Roman" style:font-name-complex="Times New Roman"/>
    </style:style>
    <style:style style:name="T44_395" style:family="text">
      <style:text-properties style:font-name="Times New Roman" style:font-name-asian="Times New Roman" style:font-name-complex="Times New Roman"/>
    </style:style>
    <style:style style:name="T44_396" style:family="text">
      <style:text-properties style:font-name="Times New Roman" style:font-name-asian="Times New Roman" style:font-name-complex="Times New Roman"/>
    </style:style>
    <style:style style:name="T44_397" style:family="text">
      <style:text-properties style:font-name="Times New Roman" style:font-name-asian="Times New Roman" style:font-name-complex="Times New Roman"/>
    </style:style>
    <style:style style:name="T44_398" style:family="text">
      <style:text-properties style:font-name="Times New Roman" style:font-name-asian="Times New Roman" style:font-name-complex="Times New Roman"/>
    </style:style>
    <style:style style:name="T44_399" style:family="text">
      <style:text-properties style:font-name="Times New Roman" style:font-name-asian="Times New Roman" style:font-name-complex="Times New Roman"/>
    </style:style>
    <style:style style:name="T44_400" style:family="text">
      <style:text-properties style:font-name="Times New Roman" style:font-name-asian="Times New Roman" style:font-name-complex="Times New Roman"/>
    </style:style>
    <style:style style:name="T44_401" style:family="text">
      <style:text-properties style:font-name="Times New Roman" style:font-name-asian="Times New Roman" style:font-name-complex="Times New Roman"/>
    </style:style>
    <style:style style:name="T44_402" style:family="text">
      <style:text-properties style:font-name="Times New Roman" style:font-name-asian="Times New Roman" style:font-name-complex="Times New Roman"/>
    </style:style>
    <style:style style:name="T44_403" style:family="text">
      <style:text-properties style:font-name="Times New Roman" style:font-name-asian="Times New Roman" style:font-name-complex="Times New Roman"/>
    </style:style>
    <style:style style:name="T44_404" style:family="text">
      <style:text-properties style:font-name="Times New Roman" style:font-name-asian="Times New Roman" style:font-name-complex="Times New Roman"/>
    </style:style>
    <style:style style:name="T44_405" style:family="text">
      <style:text-properties style:font-name="Times New Roman" style:font-name-asian="Times New Roman" style:font-name-complex="Times New Roman"/>
    </style:style>
    <style:style style:name="T44_406" style:family="text">
      <style:text-properties style:font-name="Times New Roman" style:font-name-asian="Times New Roman" style:font-name-complex="Times New Roman"/>
    </style:style>
    <style:style style:name="T44_407" style:family="text">
      <style:text-properties style:font-name="Times New Roman" style:font-name-asian="Times New Roman" style:font-name-complex="Times New Roman"/>
    </style:style>
    <style:style style:name="T44_408" style:family="text">
      <style:text-properties style:font-name="Times New Roman" style:font-name-asian="Times New Roman" style:font-name-complex="Times New Roman"/>
    </style:style>
    <style:style style:name="T44_409" style:family="text">
      <style:text-properties style:font-name="Times New Roman" style:font-name-asian="Times New Roman" style:font-name-complex="Times New Roman"/>
    </style:style>
    <style:style style:name="T44_410" style:family="text">
      <style:text-properties style:font-name="Times New Roman" style:font-name-asian="Times New Roman" style:font-name-complex="Times New Roman"/>
    </style:style>
    <style:style style:name="T44_411" style:family="text">
      <style:text-properties style:font-name="Times New Roman" style:font-name-asian="Times New Roman" style:font-name-complex="Times New Roman"/>
    </style:style>
    <style:style style:name="T44_412" style:family="text">
      <style:text-properties style:font-name="Times New Roman" style:font-name-asian="Times New Roman" style:font-name-complex="Times New Roman"/>
    </style:style>
    <style:style style:name="T44_413" style:family="text">
      <style:text-properties style:font-name="Times New Roman" style:font-name-asian="Times New Roman" style:font-name-complex="Times New Roman"/>
    </style:style>
    <style:style style:name="T44_414" style:family="text">
      <style:text-properties style:font-name="Times New Roman" style:font-name-asian="Times New Roman" style:font-name-complex="Times New Roman"/>
    </style:style>
    <style:style style:name="T44_415" style:family="text">
      <style:text-properties style:font-name="Times New Roman" style:font-name-asian="Times New Roman" style:font-name-complex="Times New Roman"/>
    </style:style>
    <style:style style:name="T44_416" style:family="text">
      <style:text-properties style:font-name="Times New Roman" style:font-name-asian="Times New Roman" style:font-name-complex="Times New Roman"/>
    </style:style>
    <style:style style:name="T44_417" style:family="text">
      <style:text-properties style:font-name="Times New Roman" style:font-name-asian="Times New Roman" style:font-name-complex="Times New Roman"/>
    </style:style>
    <style:style style:name="T44_418" style:family="text">
      <style:text-properties style:font-name="Times New Roman" style:font-name-asian="Times New Roman" style:font-name-complex="Times New Roman"/>
    </style:style>
    <style:style style:name="T44_419" style:family="text">
      <style:text-properties style:font-name="Times New Roman" style:font-name-asian="Times New Roman" style:font-name-complex="Times New Roman"/>
    </style:style>
    <style:style style:name="T44_420" style:family="text">
      <style:text-properties style:font-name="Times New Roman" style:font-name-asian="Times New Roman" style:font-name-complex="Times New Roman"/>
    </style:style>
    <style:style style:name="T44_421" style:family="text">
      <style:text-properties style:font-name="Times New Roman" style:font-name-asian="Times New Roman" style:font-name-complex="Times New Roman"/>
    </style:style>
    <style:style style:name="T44_422" style:family="text">
      <style:text-properties style:font-name="Times New Roman" style:font-name-asian="Times New Roman" style:font-name-complex="Times New Roman"/>
    </style:style>
    <style:style style:name="T44_42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42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42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426" style:family="text">
      <style:text-properties style:font-name="Times New Roman" style:font-name-asian="Times New Roman" style:font-name-complex="Times New Roman"/>
    </style:style>
    <style:style style:name="T44_427" style:family="text">
      <style:text-properties style:font-name="Times New Roman" style:font-name-asian="Times New Roman" style:font-name-complex="Times New Roman"/>
    </style:style>
    <style:style style:name="T44_428" style:family="text">
      <style:text-properties style:font-name="Times New Roman" style:font-name-asian="Times New Roman" style:font-name-complex="Times New Roman"/>
    </style:style>
    <style:style style:name="T44_429" style:family="text">
      <style:text-properties style:font-name="Times New Roman" style:font-name-asian="Times New Roman" style:font-name-complex="Times New Roman"/>
    </style:style>
    <style:style style:name="T44_430" style:family="text">
      <style:text-properties style:font-name="Times New Roman" style:font-name-asian="Times New Roman" style:font-name-complex="Times New Roman"/>
    </style:style>
    <style:style style:name="T44_431" style:family="text">
      <style:text-properties style:font-name="Times New Roman" style:font-name-asian="Times New Roman" style:font-name-complex="Times New Roman"/>
    </style:style>
    <style:style style:name="T44_432" style:family="text">
      <style:text-properties style:font-name="Times New Roman" style:font-name-asian="Times New Roman" style:font-name-complex="Times New Roman"/>
    </style:style>
    <style:style style:name="T44_433" style:family="text">
      <style:text-properties style:font-name="Times New Roman" style:font-name-asian="Times New Roman" style:font-name-complex="Times New Roman"/>
    </style:style>
    <style:style style:name="T44_434" style:family="text">
      <style:text-properties style:font-name="Times New Roman" style:font-name-asian="Times New Roman" style:font-name-complex="Times New Roman"/>
    </style:style>
    <style:style style:name="T44_435" style:family="text">
      <style:text-properties style:font-name="Times New Roman" style:font-name-asian="Times New Roman" style:font-name-complex="Times New Roman"/>
    </style:style>
    <style:style style:name="T44_436" style:family="text">
      <style:text-properties style:font-name="Times New Roman" style:font-name-asian="Times New Roman" style:font-name-complex="Times New Roman"/>
    </style:style>
    <style:style style:name="T44_437" style:family="text">
      <style:text-properties style:font-name="Times New Roman" style:font-name-asian="Times New Roman" style:font-name-complex="Times New Roman"/>
    </style:style>
    <style:style style:name="T44_438" style:family="text">
      <style:text-properties style:font-name="Times New Roman" style:font-name-asian="Times New Roman" style:font-name-complex="Times New Roman"/>
    </style:style>
    <style:style style:name="T44_439" style:family="text">
      <style:text-properties style:font-name="Times New Roman" style:font-name-asian="Times New Roman" style:font-name-complex="Times New Roman"/>
    </style:style>
    <style:style style:name="T44_440" style:family="text">
      <style:text-properties style:font-name="Times New Roman" style:font-name-asian="Times New Roman" style:font-name-complex="Times New Roman"/>
    </style:style>
    <style:style style:name="T44_441" style:family="text">
      <style:text-properties style:font-name="Times New Roman" style:font-name-asian="Times New Roman" style:font-name-complex="Times New Roman"/>
    </style:style>
    <style:style style:name="T44_442" style:family="text">
      <style:text-properties style:font-name="Times New Roman" style:font-name-asian="Times New Roman" style:font-name-complex="Times New Roman"/>
    </style:style>
    <style:style style:name="T44_443" style:family="text">
      <style:text-properties style:font-name="Times New Roman" style:font-name-asian="Times New Roman" style:font-name-complex="Times New Roman"/>
    </style:style>
    <style:style style:name="T44_444" style:family="text">
      <style:text-properties style:font-name="Times New Roman" style:font-name-asian="Times New Roman" style:font-name-complex="Times New Roman"/>
    </style:style>
    <style:style style:name="T44_445" style:family="text">
      <style:text-properties style:font-name="Times New Roman" style:font-name-asian="Times New Roman" style:font-name-complex="Times New Roman"/>
    </style:style>
    <style:style style:name="T44_446" style:family="text">
      <style:text-properties style:font-name="Times New Roman" style:font-name-asian="Times New Roman" style:font-name-complex="Times New Roman"/>
    </style:style>
    <style:style style:name="T44_447" style:family="text">
      <style:text-properties style:font-name="Times New Roman" style:font-name-asian="Times New Roman" style:font-name-complex="Times New Roman"/>
    </style:style>
    <style:style style:name="T44_448" style:family="text">
      <style:text-properties style:font-name="Times New Roman" style:font-name-asian="Times New Roman" style:font-name-complex="Times New Roman"/>
    </style:style>
    <style:style style:name="T44_449" style:family="text">
      <style:text-properties style:font-name="Times New Roman" style:font-name-asian="Times New Roman" style:font-name-complex="Times New Roman"/>
    </style:style>
    <style:style style:name="T44_450" style:family="text">
      <style:text-properties style:font-name="Times New Roman" style:font-name-asian="Times New Roman" style:font-name-complex="Times New Roman"/>
    </style:style>
    <style:style style:name="T44_451" style:family="text">
      <style:text-properties style:font-name="Times New Roman" style:font-name-asian="Times New Roman" style:font-name-complex="Times New Roman"/>
    </style:style>
    <style:style style:name="T44_452" style:family="text">
      <style:text-properties style:font-name="Times New Roman" style:font-name-asian="Times New Roman" style:font-name-complex="Times New Roman"/>
    </style:style>
    <style:style style:name="T44_453" style:family="text">
      <style:text-properties style:font-name="Times New Roman" style:font-name-asian="Times New Roman" style:font-name-complex="Times New Roman"/>
    </style:style>
    <style:style style:name="T44_454" style:family="text">
      <style:text-properties style:font-name="Times New Roman" style:font-name-asian="Times New Roman" style:font-name-complex="Times New Roman"/>
    </style:style>
    <style:style style:name="T44_455" style:family="text">
      <style:text-properties style:font-name="Times New Roman" style:font-name-asian="Times New Roman" style:font-name-complex="Times New Roman"/>
    </style:style>
    <style:style style:name="T44_456" style:family="text">
      <style:text-properties style:font-name="Times New Roman" style:font-name-asian="Times New Roman" style:font-name-complex="Times New Roman"/>
    </style:style>
    <style:style style:name="T44_457" style:family="text">
      <style:text-properties style:font-name="Times New Roman" style:font-name-asian="Times New Roman" style:font-name-complex="Times New Roman"/>
    </style:style>
    <style:style style:name="T44_458" style:family="text">
      <style:text-properties style:font-name="Times New Roman" style:font-name-asian="Times New Roman" style:font-name-complex="Times New Roman"/>
    </style:style>
    <style:style style:name="T44_459" style:family="text">
      <style:text-properties style:font-name="Times New Roman" style:font-name-asian="Times New Roman" style:font-name-complex="Times New Roman"/>
    </style:style>
    <style:style style:name="T44_460" style:family="text">
      <style:text-properties style:font-name="Times New Roman" style:font-name-asian="Times New Roman" style:font-name-complex="Times New Roman"/>
    </style:style>
    <style:style style:name="T44_461" style:family="text">
      <style:text-properties style:font-name="Times New Roman" style:font-name-asian="Times New Roman" style:font-name-complex="Times New Roman"/>
    </style:style>
    <style:style style:name="T44_462" style:family="text">
      <style:text-properties style:font-name="Times New Roman" style:font-name-asian="Times New Roman" style:font-name-complex="Times New Roman"/>
    </style:style>
    <style:style style:name="T44_463" style:family="text">
      <style:text-properties style:font-name="Times New Roman" style:font-name-asian="Times New Roman" style:font-name-complex="Times New Roman"/>
    </style:style>
    <style:style style:name="T44_464" style:family="text">
      <style:text-properties style:font-name="Times New Roman" style:font-name-asian="Times New Roman" style:font-name-complex="Times New Roman"/>
    </style:style>
    <style:style style:name="T44_465" style:family="text">
      <style:text-properties style:font-name="Times New Roman" style:font-name-asian="Times New Roman" style:font-name-complex="Times New Roman"/>
    </style:style>
    <style:style style:name="T44_466" style:family="text">
      <style:text-properties style:font-name="Times New Roman" style:font-name-asian="Times New Roman" style:font-name-complex="Times New Roman"/>
    </style:style>
    <style:style style:name="T44_467" style:family="text">
      <style:text-properties style:font-name="Times New Roman" style:font-name-asian="Times New Roman" style:font-name-complex="Times New Roman"/>
    </style:style>
    <style:style style:name="T44_468" style:family="text">
      <style:text-properties style:font-name="Times New Roman" style:font-name-asian="Times New Roman" style:font-name-complex="Times New Roman"/>
    </style:style>
    <style:style style:name="T44_46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47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47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472" style:family="text">
      <style:text-properties style:font-name="Times New Roman" style:font-name-asian="Times New Roman" style:font-name-complex="Times New Roman"/>
    </style:style>
    <style:style style:name="T44_473" style:family="text">
      <style:text-properties style:font-name="Times New Roman" style:font-name-asian="Times New Roman" style:font-name-complex="Times New Roman"/>
    </style:style>
    <style:style style:name="T44_474" style:family="text">
      <style:text-properties style:font-name="Times New Roman" style:font-name-asian="Times New Roman" style:font-name-complex="Times New Roman"/>
    </style:style>
    <style:style style:name="T44_475" style:family="text">
      <style:text-properties style:font-name="Times New Roman" style:font-name-asian="Times New Roman" style:font-name-complex="Times New Roman"/>
    </style:style>
    <style:style style:name="T44_476" style:family="text">
      <style:text-properties style:font-name="Times New Roman" style:font-name-asian="Times New Roman" style:font-name-complex="Times New Roman"/>
    </style:style>
    <style:style style:name="T44_477" style:family="text">
      <style:text-properties style:font-name="Times New Roman" style:font-name-asian="Times New Roman" style:font-name-complex="Times New Roman"/>
    </style:style>
    <style:style style:name="T44_478" style:family="text">
      <style:text-properties style:font-name="Times New Roman" style:font-name-asian="Times New Roman" style:font-name-complex="Times New Roman"/>
    </style:style>
    <style:style style:name="T44_479" style:family="text">
      <style:text-properties style:font-name="Times New Roman" style:font-name-asian="Times New Roman" style:font-name-complex="Times New Roman"/>
    </style:style>
    <style:style style:name="T44_480" style:family="text">
      <style:text-properties style:font-name="Times New Roman" style:font-name-asian="Times New Roman" style:font-name-complex="Times New Roman"/>
    </style:style>
    <style:style style:name="T44_481" style:family="text">
      <style:text-properties style:font-name="Times New Roman" style:font-name-asian="Times New Roman" style:font-name-complex="Times New Roman"/>
    </style:style>
    <style:style style:name="T44_482" style:family="text">
      <style:text-properties style:font-name="Times New Roman" style:font-name-asian="Times New Roman" style:font-name-complex="Times New Roman"/>
    </style:style>
    <style:style style:name="T44_483" style:family="text">
      <style:text-properties style:font-name="Times New Roman" style:font-name-asian="Times New Roman" style:font-name-complex="Times New Roman"/>
    </style:style>
    <style:style style:name="T44_484" style:family="text">
      <style:text-properties style:font-name="Times New Roman" style:font-name-asian="Times New Roman" style:font-name-complex="Times New Roman"/>
    </style:style>
    <style:style style:name="T44_485" style:family="text">
      <style:text-properties style:font-name="Times New Roman" style:font-name-asian="Times New Roman" style:font-name-complex="Times New Roman"/>
    </style:style>
    <style:style style:name="T44_486" style:family="text">
      <style:text-properties style:font-name="Times New Roman" style:font-name-asian="Times New Roman" style:font-name-complex="Times New Roman"/>
    </style:style>
    <style:style style:name="T44_487" style:family="text">
      <style:text-properties style:font-name="Times New Roman" style:font-name-asian="Times New Roman" style:font-name-complex="Times New Roman"/>
    </style:style>
    <style:style style:name="T44_488" style:family="text">
      <style:text-properties style:font-name="Times New Roman" style:font-name-asian="Times New Roman" style:font-name-complex="Times New Roman"/>
    </style:style>
    <style:style style:name="T44_489" style:family="text">
      <style:text-properties style:font-name="Times New Roman" style:font-name-asian="Times New Roman" style:font-name-complex="Times New Roman"/>
    </style:style>
    <style:style style:name="T44_490" style:family="text">
      <style:text-properties style:font-name="Times New Roman" style:font-name-asian="Times New Roman" style:font-name-complex="Times New Roman"/>
    </style:style>
    <style:style style:name="T44_491" style:family="text">
      <style:text-properties style:font-name="Times New Roman" style:font-name-asian="Times New Roman" style:font-name-complex="Times New Roman"/>
    </style:style>
    <style:style style:name="T44_492" style:family="text">
      <style:text-properties style:font-name="Times New Roman" style:font-name-asian="Times New Roman" style:font-name-complex="Times New Roman"/>
    </style:style>
    <style:style style:name="T44_493" style:family="text">
      <style:text-properties style:font-name="Times New Roman" style:font-name-asian="Times New Roman" style:font-name-complex="Times New Roman"/>
    </style:style>
    <style:style style:name="T44_494" style:family="text">
      <style:text-properties style:font-name="Times New Roman" style:font-name-asian="Times New Roman" style:font-name-complex="Times New Roman"/>
    </style:style>
    <style:style style:name="T44_495" style:family="text">
      <style:text-properties style:font-name="Times New Roman" style:font-name-asian="Times New Roman" style:font-name-complex="Times New Roman"/>
    </style:style>
    <style:style style:name="T44_496" style:family="text">
      <style:text-properties style:font-name="Times New Roman" style:font-name-asian="Times New Roman" style:font-name-complex="Times New Roman"/>
    </style:style>
    <style:style style:name="T44_497" style:family="text">
      <style:text-properties style:font-name="Times New Roman" style:font-name-asian="Times New Roman" style:font-name-complex="Times New Roman"/>
    </style:style>
    <style:style style:name="T44_498" style:family="text">
      <style:text-properties style:font-name="Times New Roman" style:font-name-asian="Times New Roman" style:font-name-complex="Times New Roman"/>
    </style:style>
    <style:style style:name="T44_499" style:family="text">
      <style:text-properties style:font-name="Times New Roman" style:font-name-asian="Times New Roman" style:font-name-complex="Times New Roman"/>
    </style:style>
    <style:style style:name="T44_500" style:family="text">
      <style:text-properties style:font-name="Times New Roman" style:font-name-asian="Times New Roman" style:font-name-complex="Times New Roman"/>
    </style:style>
    <style:style style:name="T44_501" style:family="text">
      <style:text-properties style:font-name="Times New Roman" style:font-name-asian="Times New Roman" style:font-name-complex="Times New Roman"/>
    </style:style>
    <style:style style:name="T44_502" style:family="text">
      <style:text-properties style:font-name="Times New Roman" style:font-name-asian="Times New Roman" style:font-name-complex="Times New Roman"/>
    </style:style>
    <style:style style:name="T44_503" style:family="text">
      <style:text-properties style:font-name="Times New Roman" style:font-name-asian="Times New Roman" style:font-name-complex="Times New Roman"/>
    </style:style>
    <style:style style:name="T44_504" style:family="text">
      <style:text-properties style:font-name="Times New Roman" style:font-name-asian="Times New Roman" style:font-name-complex="Times New Roman"/>
    </style:style>
    <style:style style:name="T44_505" style:family="text">
      <style:text-properties style:font-name="Times New Roman" style:font-name-asian="Times New Roman" style:font-name-complex="Times New Roman"/>
    </style:style>
    <style:style style:name="T44_506" style:family="text">
      <style:text-properties style:font-name="Times New Roman" style:font-name-asian="Times New Roman" style:font-name-complex="Times New Roman"/>
    </style:style>
    <style:style style:name="T44_50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508" style:family="text">
      <style:text-properties style:font-name="Times New Roman" style:font-name-asian="Times New Roman" style:font-name-complex="Times New Roman"/>
    </style:style>
    <style:style style:name="T44_509" style:family="text">
      <style:text-properties style:font-name="Times New Roman" style:font-name-asian="Times New Roman" style:font-name-complex="Times New Roman"/>
    </style:style>
    <style:style style:name="T44_510" style:family="text">
      <style:text-properties style:font-name="Times New Roman" style:font-name-asian="Times New Roman" style:font-name-complex="Times New Roman"/>
    </style:style>
    <style:style style:name="T44_511" style:family="text">
      <style:text-properties style:font-name="Times New Roman" style:font-name-asian="Times New Roman" style:font-name-complex="Times New Roman"/>
    </style:style>
    <style:style style:name="T44_512" style:family="text">
      <style:text-properties style:font-name="Times New Roman" style:font-name-asian="Times New Roman" style:font-name-complex="Times New Roman"/>
    </style:style>
    <style:style style:name="T44_513" style:family="text">
      <style:text-properties style:font-name="Times New Roman" style:font-name-asian="Times New Roman" style:font-name-complex="Times New Roman"/>
    </style:style>
    <style:style style:name="T44_514" style:family="text">
      <style:text-properties style:font-name="Times New Roman" style:font-name-asian="Times New Roman" style:font-name-complex="Times New Roman"/>
    </style:style>
    <style:style style:name="T44_515" style:family="text">
      <style:text-properties style:font-name="Times New Roman" style:font-name-asian="Times New Roman" style:font-name-complex="Times New Roman"/>
    </style:style>
    <style:style style:name="T44_516" style:family="text">
      <style:text-properties style:font-name="Times New Roman" style:font-name-asian="Times New Roman" style:font-name-complex="Times New Roman"/>
    </style:style>
    <style:style style:name="T44_517" style:family="text">
      <style:text-properties style:font-name="Times New Roman" style:font-name-asian="Times New Roman" style:font-name-complex="Times New Roman"/>
    </style:style>
    <style:style style:name="T44_518" style:family="text">
      <style:text-properties style:font-name="Times New Roman" style:font-name-asian="Times New Roman" style:font-name-complex="Times New Roman"/>
    </style:style>
    <style:style style:name="T44_519" style:family="text">
      <style:text-properties style:font-name="Times New Roman" style:font-name-asian="Times New Roman" style:font-name-complex="Times New Roman"/>
    </style:style>
    <style:style style:name="T44_520" style:family="text">
      <style:text-properties style:font-name="Times New Roman" style:font-name-asian="Times New Roman" style:font-name-complex="Times New Roman"/>
    </style:style>
    <style:style style:name="T44_521" style:family="text">
      <style:text-properties style:font-name="Times New Roman" style:font-name-asian="Times New Roman" style:font-name-complex="Times New Roman"/>
    </style:style>
    <style:style style:name="T44_522" style:family="text">
      <style:text-properties style:font-name="Times New Roman" style:font-name-asian="Times New Roman" style:font-name-complex="Times New Roman"/>
    </style:style>
    <style:style style:name="T44_523" style:family="text">
      <style:text-properties style:font-name="Times New Roman" style:font-name-asian="Times New Roman" style:font-name-complex="Times New Roman"/>
    </style:style>
    <style:style style:name="T44_524" style:family="text">
      <style:text-properties style:font-name="Times New Roman" style:font-name-asian="Times New Roman" style:font-name-complex="Times New Roman"/>
    </style:style>
    <style:style style:name="T44_525" style:family="text">
      <style:text-properties style:font-name="Times New Roman" style:font-name-asian="Times New Roman" style:font-name-complex="Times New Roman"/>
    </style:style>
    <style:style style:name="T44_526" style:family="text">
      <style:text-properties style:font-name="Times New Roman" style:font-name-asian="Times New Roman" style:font-name-complex="Times New Roman"/>
    </style:style>
    <style:style style:name="T44_527" style:family="text">
      <style:text-properties style:font-name="Times New Roman" style:font-name-asian="Times New Roman" style:font-name-complex="Times New Roman"/>
    </style:style>
    <style:style style:name="T44_528" style:family="text">
      <style:text-properties style:font-name="Times New Roman" style:font-name-asian="Times New Roman" style:font-name-complex="Times New Roman"/>
    </style:style>
    <style:style style:name="T44_529" style:family="text">
      <style:text-properties style:font-name="Times New Roman" style:font-name-asian="Times New Roman" style:font-name-complex="Times New Roman"/>
    </style:style>
    <style:style style:name="T44_530" style:family="text">
      <style:text-properties style:font-name="Times New Roman" style:font-name-asian="Times New Roman" style:font-name-complex="Times New Roman"/>
    </style:style>
    <style:style style:name="T44_531" style:family="text">
      <style:text-properties style:font-name="Times New Roman" style:font-name-asian="Times New Roman" style:font-name-complex="Times New Roman"/>
    </style:style>
    <style:style style:name="T44_532" style:family="text">
      <style:text-properties style:font-name="Times New Roman" style:font-name-asian="Times New Roman" style:font-name-complex="Times New Roman"/>
    </style:style>
    <style:style style:name="T44_533" style:family="text">
      <style:text-properties style:font-name="Times New Roman" style:font-name-asian="Times New Roman" style:font-name-complex="Times New Roman"/>
    </style:style>
    <style:style style:name="T44_534" style:family="text">
      <style:text-properties style:font-name="Times New Roman" style:font-name-asian="Times New Roman" style:font-name-complex="Times New Roman"/>
    </style:style>
    <style:style style:name="T44_535" style:family="text">
      <style:text-properties style:font-name="Times New Roman" style:font-name-asian="Times New Roman" style:font-name-complex="Times New Roman"/>
    </style:style>
    <style:style style:name="T44_536" style:family="text">
      <style:text-properties style:font-name="Times New Roman" style:font-name-asian="Times New Roman" style:font-name-complex="Times New Roman"/>
    </style:style>
    <style:style style:name="T44_537" style:family="text">
      <style:text-properties style:font-name="Times New Roman" style:font-name-asian="Times New Roman" style:font-name-complex="Times New Roman"/>
    </style:style>
    <style:style style:name="T44_538" style:family="text">
      <style:text-properties style:font-name="Times New Roman" style:font-name-asian="Times New Roman" style:font-name-complex="Times New Roman"/>
    </style:style>
    <style:style style:name="T44_539" style:family="text">
      <style:text-properties style:font-name="Times New Roman" style:font-name-asian="Times New Roman" style:font-name-complex="Times New Roman"/>
    </style:style>
    <style:style style:name="T44_540" style:family="text">
      <style:text-properties style:font-name="Times New Roman" style:font-name-asian="Times New Roman" style:font-name-complex="Times New Roman"/>
    </style:style>
    <style:style style:name="T44_54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542" style:family="text">
      <style:text-properties style:font-name="Times New Roman" style:font-name-asian="Times New Roman" style:font-name-complex="Times New Roman"/>
    </style:style>
    <style:style style:name="T44_543" style:family="text">
      <style:text-properties style:font-name="Times New Roman" style:font-name-asian="Times New Roman" style:font-name-complex="Times New Roman"/>
    </style:style>
    <style:style style:name="T44_544" style:family="text">
      <style:text-properties style:font-name="Times New Roman" style:font-name-asian="Times New Roman" style:font-name-complex="Times New Roman"/>
    </style:style>
    <style:style style:name="T44_545" style:family="text">
      <style:text-properties style:font-name="Times New Roman" style:font-name-asian="Times New Roman" style:font-name-complex="Times New Roman"/>
    </style:style>
    <style:style style:name="T44_546" style:family="text">
      <style:text-properties style:font-name="Times New Roman" style:font-name-asian="Times New Roman" style:font-name-complex="Times New Roman"/>
    </style:style>
    <style:style style:name="T44_547" style:family="text">
      <style:text-properties style:font-name="Times New Roman" style:font-name-asian="Times New Roman" style:font-name-complex="Times New Roman"/>
    </style:style>
    <style:style style:name="T44_548" style:family="text">
      <style:text-properties style:font-name="Times New Roman" style:font-name-asian="Times New Roman" style:font-name-complex="Times New Roman"/>
    </style:style>
    <style:style style:name="T44_549" style:family="text">
      <style:text-properties style:font-name="Times New Roman" style:font-name-asian="Times New Roman" style:font-name-complex="Times New Roman"/>
    </style:style>
    <style:style style:name="T44_550" style:family="text">
      <style:text-properties style:font-name="Times New Roman" style:font-name-asian="Times New Roman" style:font-name-complex="Times New Roman"/>
    </style:style>
    <style:style style:name="T44_55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552" style:family="text">
      <style:text-properties style:font-name="Times New Roman" style:font-name-asian="Times New Roman" style:font-name-complex="Times New Roman"/>
    </style:style>
    <style:style style:name="T44_553" style:family="text">
      <style:text-properties style:font-name="Times New Roman" style:font-name-asian="Times New Roman" style:font-name-complex="Times New Roman"/>
    </style:style>
    <style:style style:name="T44_554" style:family="text">
      <style:text-properties style:font-name="Times New Roman" style:font-name-asian="Times New Roman" style:font-name-complex="Times New Roman"/>
    </style:style>
    <style:style style:name="T44_555" style:family="text">
      <style:text-properties style:font-name="Times New Roman" style:font-name-asian="Times New Roman" style:font-name-complex="Times New Roman"/>
    </style:style>
    <style:style style:name="T44_556" style:family="text">
      <style:text-properties style:font-name="Times New Roman" style:font-name-asian="Times New Roman" style:font-name-complex="Times New Roman"/>
    </style:style>
    <style:style style:name="T44_557" style:family="text">
      <style:text-properties style:font-name="Times New Roman" style:font-name-asian="Times New Roman" style:font-name-complex="Times New Roman"/>
    </style:style>
    <style:style style:name="T44_558" style:family="text">
      <style:text-properties style:font-name="Times New Roman" style:font-name-asian="Times New Roman" style:font-name-complex="Times New Roman"/>
    </style:style>
    <style:style style:name="T44_559" style:family="text">
      <style:text-properties style:font-name="Times New Roman" style:font-name-asian="Times New Roman" style:font-name-complex="Times New Roman"/>
    </style:style>
    <style:style style:name="T44_560" style:family="text">
      <style:text-properties style:font-name="Times New Roman" style:font-name-asian="Times New Roman" style:font-name-complex="Times New Roman"/>
    </style:style>
    <style:style style:name="T44_561" style:family="text">
      <style:text-properties style:font-name="Times New Roman" style:font-name-asian="Times New Roman" style:font-name-complex="Times New Roman"/>
    </style:style>
    <style:style style:name="T44_562" style:family="text">
      <style:text-properties style:font-name="Times New Roman" style:font-name-asian="Times New Roman" style:font-name-complex="Times New Roman"/>
    </style:style>
    <style:style style:name="T44_563" style:family="text">
      <style:text-properties style:font-name="Times New Roman" style:font-name-asian="Times New Roman" style:font-name-complex="Times New Roman"/>
    </style:style>
    <style:style style:name="T44_564" style:family="text">
      <style:text-properties style:font-name="Times New Roman" style:font-name-asian="Times New Roman" style:font-name-complex="Times New Roman"/>
    </style:style>
    <style:style style:name="T44_56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566" style:family="text">
      <style:text-properties style:font-name="Times New Roman" style:font-name-asian="Times New Roman" style:font-name-complex="Times New Roman"/>
    </style:style>
    <style:style style:name="T44_567" style:family="text">
      <style:text-properties style:font-name="Times New Roman" style:font-name-asian="Times New Roman" style:font-name-complex="Times New Roman"/>
    </style:style>
    <style:style style:name="T44_568" style:family="text">
      <style:text-properties style:font-name="Times New Roman" style:font-name-asian="Times New Roman" style:font-name-complex="Times New Roman"/>
    </style:style>
    <style:style style:name="T44_569" style:family="text">
      <style:text-properties style:font-name="Times New Roman" style:font-name-asian="Times New Roman" style:font-name-complex="Times New Roman"/>
    </style:style>
    <style:style style:name="T44_570" style:family="text">
      <style:text-properties style:font-name="Times New Roman" style:font-name-asian="Times New Roman" style:font-name-complex="Times New Roman"/>
    </style:style>
    <style:style style:name="T44_571" style:family="text">
      <style:text-properties style:font-name="Times New Roman" style:font-name-asian="Times New Roman" style:font-name-complex="Times New Roman"/>
    </style:style>
    <style:style style:name="T44_572" style:family="text">
      <style:text-properties style:font-name="Times New Roman" style:font-name-asian="Times New Roman" style:font-name-complex="Times New Roman"/>
    </style:style>
    <style:style style:name="T44_573" style:family="text">
      <style:text-properties style:font-name="Times New Roman" style:font-name-asian="Times New Roman" style:font-name-complex="Times New Roman"/>
    </style:style>
    <style:style style:name="T44_574" style:family="text">
      <style:text-properties style:font-name="Times New Roman" style:font-name-asian="Times New Roman" style:font-name-complex="Times New Roman"/>
    </style:style>
    <style:style style:name="T44_575" style:family="text">
      <style:text-properties style:font-name="Times New Roman" style:font-name-asian="Times New Roman" style:font-name-complex="Times New Roman"/>
    </style:style>
    <style:style style:name="T44_576" style:family="text">
      <style:text-properties style:font-name="Times New Roman" style:font-name-asian="Times New Roman" style:font-name-complex="Times New Roman"/>
    </style:style>
    <style:style style:name="T44_577" style:family="text">
      <style:text-properties style:font-name="Times New Roman" style:font-name-asian="Times New Roman" style:font-name-complex="Times New Roman"/>
    </style:style>
    <style:style style:name="T44_578" style:family="text">
      <style:text-properties style:font-name="Times New Roman" style:font-name-asian="Times New Roman" style:font-name-complex="Times New Roman"/>
    </style:style>
    <style:style style:name="T44_579" style:family="text">
      <style:text-properties style:font-name="Times New Roman" style:font-name-asian="Times New Roman" style:font-name-complex="Times New Roman"/>
    </style:style>
    <style:style style:name="T44_580" style:family="text">
      <style:text-properties style:font-name="Times New Roman" style:font-name-asian="Times New Roman" style:font-name-complex="Times New Roman"/>
    </style:style>
    <style:style style:name="T44_581" style:family="text">
      <style:text-properties style:font-name="Times New Roman" style:font-name-asian="Times New Roman" style:font-name-complex="Times New Roman"/>
    </style:style>
    <style:style style:name="T44_582" style:family="text">
      <style:text-properties style:font-name="Times New Roman" style:font-name-asian="Times New Roman" style:font-name-complex="Times New Roman"/>
    </style:style>
    <style:style style:name="T44_583" style:family="text">
      <style:text-properties style:font-name="Times New Roman" style:font-name-asian="Times New Roman" style:font-name-complex="Times New Roman"/>
    </style:style>
    <style:style style:name="T44_584" style:family="text">
      <style:text-properties style:font-name="Times New Roman" style:font-name-asian="Times New Roman" style:font-name-complex="Times New Roman"/>
    </style:style>
    <style:style style:name="T44_585" style:family="text">
      <style:text-properties style:font-name="Times New Roman" style:font-name-asian="Times New Roman" style:font-name-complex="Times New Roman"/>
    </style:style>
    <style:style style:name="T44_586" style:family="text">
      <style:text-properties style:font-name="Times New Roman" style:font-name-asian="Times New Roman" style:font-name-complex="Times New Roman"/>
    </style:style>
    <style:style style:name="T44_587" style:family="text">
      <style:text-properties style:font-name="Times New Roman" style:font-name-asian="Times New Roman" style:font-name-complex="Times New Roman"/>
    </style:style>
    <style:style style:name="T44_588" style:family="text">
      <style:text-properties style:font-name="Times New Roman" style:font-name-asian="Times New Roman" style:font-name-complex="Times New Roman"/>
    </style:style>
    <style:style style:name="T44_589" style:family="text">
      <style:text-properties style:font-name="Times New Roman" style:font-name-asian="Times New Roman" style:font-name-complex="Times New Roman"/>
    </style:style>
    <style:style style:name="T44_59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59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59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59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594" style:family="text">
      <style:text-properties style:font-name="Times New Roman" style:font-name-asian="Times New Roman" style:font-name-complex="Times New Roman"/>
    </style:style>
    <style:style style:name="T44_595" style:family="text">
      <style:text-properties style:font-name="Times New Roman" style:font-name-asian="Times New Roman" style:font-name-complex="Times New Roman"/>
    </style:style>
    <style:style style:name="T44_596" style:family="text">
      <style:text-properties style:font-name="Times New Roman" style:font-name-asian="Times New Roman" style:font-name-complex="Times New Roman"/>
    </style:style>
    <style:style style:name="T44_597" style:family="text">
      <style:text-properties style:font-name="Times New Roman" style:font-name-asian="Times New Roman" style:font-name-complex="Times New Roman"/>
    </style:style>
    <style:style style:name="T44_598" style:family="text">
      <style:text-properties style:font-name="Times New Roman" style:font-name-asian="Times New Roman" style:font-name-complex="Times New Roman"/>
    </style:style>
    <style:style style:name="T44_59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60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601" style:family="text">
      <style:text-properties style:font-name="Times New Roman" style:font-name-asian="Times New Roman" style:font-name-complex="Times New Roman"/>
    </style:style>
    <style:style style:name="T44_602" style:family="text">
      <style:text-properties style:font-name="Times New Roman" style:font-name-asian="Times New Roman" style:font-name-complex="Times New Roman"/>
    </style:style>
    <style:style style:name="T44_603" style:family="text">
      <style:text-properties style:font-name="Times New Roman" style:font-name-asian="Times New Roman" style:font-name-complex="Times New Roman"/>
    </style:style>
    <style:style style:name="T44_604" style:family="text">
      <style:text-properties style:font-name="Times New Roman" style:font-name-asian="Times New Roman" style:font-name-complex="Times New Roman"/>
    </style:style>
    <style:style style:name="T44_605" style:family="text">
      <style:text-properties style:font-name="Times New Roman" style:font-name-asian="Times New Roman" style:font-name-complex="Times New Roman"/>
    </style:style>
    <style:style style:name="T44_606" style:family="text">
      <style:text-properties style:font-name="Times New Roman" style:font-name-asian="Times New Roman" style:font-name-complex="Times New Roman"/>
    </style:style>
    <style:style style:name="T44_607" style:family="text">
      <style:text-properties style:font-name="Times New Roman" style:font-name-asian="Times New Roman" style:font-name-complex="Times New Roman"/>
    </style:style>
    <style:style style:name="T44_608" style:family="text">
      <style:text-properties style:font-name="Times New Roman" style:font-name-asian="Times New Roman" style:font-name-complex="Times New Roman"/>
    </style:style>
    <style:style style:name="T44_609" style:family="text">
      <style:text-properties style:font-name="Times New Roman" style:font-name-asian="Times New Roman" style:font-name-complex="Times New Roman"/>
    </style:style>
    <style:style style:name="T44_610" style:family="text">
      <style:text-properties style:font-name="Times New Roman" style:font-name-asian="Times New Roman" style:font-name-complex="Times New Roman"/>
    </style:style>
    <style:style style:name="T44_611" style:family="text">
      <style:text-properties style:font-name="Times New Roman" style:font-name-asian="Times New Roman" style:font-name-complex="Times New Roman"/>
    </style:style>
    <style:style style:name="T44_612" style:family="text">
      <style:text-properties style:font-name="Times New Roman" style:font-name-asian="Times New Roman" style:font-name-complex="Times New Roman"/>
    </style:style>
    <style:style style:name="T44_613" style:family="text">
      <style:text-properties style:font-name="Times New Roman" style:font-name-asian="Times New Roman" style:font-name-complex="Times New Roman"/>
    </style:style>
    <style:style style:name="T44_614" style:family="text">
      <style:text-properties style:font-name="Times New Roman" style:font-name-asian="Times New Roman" style:font-name-complex="Times New Roman"/>
    </style:style>
    <style:style style:name="T44_615" style:family="text">
      <style:text-properties style:font-name="Times New Roman" style:font-name-asian="Times New Roman" style:font-name-complex="Times New Roman"/>
    </style:style>
    <style:style style:name="T44_616" style:family="text">
      <style:text-properties style:font-name="Times New Roman" style:font-name-asian="Times New Roman" style:font-name-complex="Times New Roman"/>
    </style:style>
    <style:style style:name="T44_617" style:family="text">
      <style:text-properties style:font-name="Times New Roman" style:font-name-asian="Times New Roman" style:font-name-complex="Times New Roman"/>
    </style:style>
    <style:style style:name="T44_618" style:family="text">
      <style:text-properties style:font-name="Times New Roman" style:font-name-asian="Times New Roman" style:font-name-complex="Times New Roman"/>
    </style:style>
    <style:style style:name="T44_619" style:family="text">
      <style:text-properties style:font-name="Times New Roman" style:font-name-asian="Times New Roman" style:font-name-complex="Times New Roman"/>
    </style:style>
    <style:style style:name="T44_620" style:family="text">
      <style:text-properties style:font-name="Times New Roman" style:font-name-asian="Times New Roman" style:font-name-complex="Times New Roman"/>
    </style:style>
    <style:style style:name="T44_621" style:family="text">
      <style:text-properties style:font-name="Times New Roman" style:font-name-asian="Times New Roman" style:font-name-complex="Times New Roman"/>
    </style:style>
    <style:style style:name="T44_622" style:family="text">
      <style:text-properties style:font-name="Times New Roman" style:font-name-asian="Times New Roman" style:font-name-complex="Times New Roman"/>
    </style:style>
    <style:style style:name="T44_623" style:family="text">
      <style:text-properties style:font-name="Times New Roman" style:font-name-asian="Times New Roman" style:font-name-complex="Times New Roman"/>
    </style:style>
    <style:style style:name="T44_624" style:family="text">
      <style:text-properties style:font-name="Times New Roman" style:font-name-asian="Times New Roman" style:font-name-complex="Times New Roman"/>
    </style:style>
    <style:style style:name="T44_625" style:family="text">
      <style:text-properties style:font-name="Times New Roman" style:font-name-asian="Times New Roman" style:font-name-complex="Times New Roman"/>
    </style:style>
    <style:style style:name="T44_626" style:family="text">
      <style:text-properties style:font-name="Times New Roman" style:font-name-asian="Times New Roman" style:font-name-complex="Times New Roman"/>
    </style:style>
    <style:style style:name="T44_627" style:family="text">
      <style:text-properties style:font-name="Times New Roman" style:font-name-asian="Times New Roman" style:font-name-complex="Times New Roman"/>
    </style:style>
    <style:style style:name="T44_628" style:family="text">
      <style:text-properties style:font-name="Times New Roman" style:font-name-asian="Times New Roman" style:font-name-complex="Times New Roman"/>
    </style:style>
    <style:style style:name="T44_629" style:family="text">
      <style:text-properties style:font-name="Times New Roman" style:font-name-asian="Times New Roman" style:font-name-complex="Times New Roman"/>
    </style:style>
    <style:style style:name="T44_630" style:family="text">
      <style:text-properties style:font-name="Times New Roman" style:font-name-asian="Times New Roman" style:font-name-complex="Times New Roman"/>
    </style:style>
    <style:style style:name="T44_631" style:family="text">
      <style:text-properties style:font-name="Times New Roman" style:font-name-asian="Times New Roman" style:font-name-complex="Times New Roman"/>
    </style:style>
    <style:style style:name="T44_632" style:family="text">
      <style:text-properties style:font-name="Times New Roman" style:font-name-asian="Times New Roman" style:font-name-complex="Times New Roman"/>
    </style:style>
    <style:style style:name="T44_633" style:family="text">
      <style:text-properties style:font-name="Times New Roman" style:font-name-asian="Times New Roman" style:font-name-complex="Times New Roman"/>
    </style:style>
    <style:style style:name="T44_634" style:family="text">
      <style:text-properties style:font-name="Times New Roman" style:font-name-asian="Times New Roman" style:font-name-complex="Times New Roman"/>
    </style:style>
    <style:style style:name="T44_635" style:family="text">
      <style:text-properties style:font-name="Times New Roman" style:font-name-asian="Times New Roman" style:font-name-complex="Times New Roman"/>
    </style:style>
    <style:style style:name="T44_636" style:family="text">
      <style:text-properties style:font-name="Times New Roman" style:font-name-asian="Times New Roman" style:font-name-complex="Times New Roman"/>
    </style:style>
    <style:style style:name="T44_637" style:family="text">
      <style:text-properties style:font-name="Times New Roman" style:font-name-asian="Times New Roman" style:font-name-complex="Times New Roman"/>
    </style:style>
    <style:style style:name="T44_638" style:family="text">
      <style:text-properties style:font-name="Times New Roman" style:font-name-asian="Times New Roman" style:font-name-complex="Times New Roman"/>
    </style:style>
    <style:style style:name="T44_639" style:family="text">
      <style:text-properties style:font-name="Times New Roman" style:font-name-asian="Times New Roman" style:font-name-complex="Times New Roman"/>
    </style:style>
    <style:style style:name="T44_640" style:family="text">
      <style:text-properties style:font-name="Times New Roman" style:font-name-asian="Times New Roman" style:font-name-complex="Times New Roman"/>
    </style:style>
    <style:style style:name="T44_641" style:family="text">
      <style:text-properties style:font-name="Times New Roman" style:font-name-asian="Times New Roman" style:font-name-complex="Times New Roman"/>
    </style:style>
    <style:style style:name="T44_642" style:family="text">
      <style:text-properties style:font-name="Times New Roman" style:font-name-asian="Times New Roman" style:font-name-complex="Times New Roman"/>
    </style:style>
    <style:style style:name="T44_643" style:family="text">
      <style:text-properties style:font-name="Times New Roman" style:font-name-asian="Times New Roman" style:font-name-complex="Times New Roman"/>
    </style:style>
    <style:style style:name="T44_644" style:family="text">
      <style:text-properties style:font-name="Times New Roman" style:font-name-asian="Times New Roman" style:font-name-complex="Times New Roman"/>
    </style:style>
    <style:style style:name="T44_645" style:family="text">
      <style:text-properties style:font-name="Times New Roman" style:font-name-asian="Times New Roman" style:font-name-complex="Times New Roman"/>
    </style:style>
    <style:style style:name="T44_646" style:family="text">
      <style:text-properties style:font-name="Times New Roman" style:font-name-asian="Times New Roman" style:font-name-complex="Times New Roman"/>
    </style:style>
    <style:style style:name="T44_647" style:family="text">
      <style:text-properties style:font-name="Times New Roman" style:font-name-asian="Times New Roman" style:font-name-complex="Times New Roman"/>
    </style:style>
    <style:style style:name="T44_648" style:family="text">
      <style:text-properties style:font-name="Times New Roman" style:font-name-asian="Times New Roman" style:font-name-complex="Times New Roman"/>
    </style:style>
    <style:style style:name="T44_649" style:family="text">
      <style:text-properties style:font-name="Times New Roman" style:font-name-asian="Times New Roman" style:font-name-complex="Times New Roman"/>
    </style:style>
    <style:style style:name="T44_650" style:family="text">
      <style:text-properties style:font-name="Times New Roman" style:font-name-asian="Times New Roman" style:font-name-complex="Times New Roman"/>
    </style:style>
    <style:style style:name="T44_651" style:family="text">
      <style:text-properties style:font-name="Times New Roman" style:font-name-asian="Times New Roman" style:font-name-complex="Times New Roman"/>
    </style:style>
    <style:style style:name="T44_652" style:family="text">
      <style:text-properties style:font-name="Times New Roman" style:font-name-asian="Times New Roman" style:font-name-complex="Times New Roman"/>
    </style:style>
    <style:style style:name="T44_653" style:family="text">
      <style:text-properties style:font-name="Times New Roman" style:font-name-asian="Times New Roman" style:font-name-complex="Times New Roman"/>
    </style:style>
    <style:style style:name="T44_654" style:family="text">
      <style:text-properties style:font-name="Times New Roman" style:font-name-asian="Times New Roman" style:font-name-complex="Times New Roman"/>
    </style:style>
    <style:style style:name="T44_655" style:family="text">
      <style:text-properties style:font-name="Times New Roman" style:font-name-asian="Times New Roman" style:font-name-complex="Times New Roman"/>
    </style:style>
    <style:style style:name="T44_656" style:family="text">
      <style:text-properties style:font-name="Times New Roman" style:font-name-asian="Times New Roman" style:font-name-complex="Times New Roman"/>
    </style:style>
    <style:style style:name="T44_657" style:family="text">
      <style:text-properties style:font-name="Times New Roman" style:font-name-asian="Times New Roman" style:font-name-complex="Times New Roman"/>
    </style:style>
    <style:style style:name="T44_658" style:family="text">
      <style:text-properties style:font-name="Times New Roman" style:font-name-asian="Times New Roman" style:font-name-complex="Times New Roman"/>
    </style:style>
    <style:style style:name="T44_659" style:family="text">
      <style:text-properties style:font-name="Times New Roman" style:font-name-asian="Times New Roman" style:font-name-complex="Times New Roman"/>
    </style:style>
    <style:style style:name="T44_660" style:family="text">
      <style:text-properties style:font-name="Times New Roman" style:font-name-asian="Times New Roman" style:font-name-complex="Times New Roman"/>
    </style:style>
    <style:style style:name="T44_661" style:family="text">
      <style:text-properties style:font-name="Times New Roman" style:font-name-asian="Times New Roman" style:font-name-complex="Times New Roman"/>
    </style:style>
    <style:style style:name="T44_662" style:family="text">
      <style:text-properties style:font-name="Times New Roman" style:font-name-asian="Times New Roman" style:font-name-complex="Times New Roman"/>
    </style:style>
    <style:style style:name="T44_663" style:family="text">
      <style:text-properties style:font-name="Times New Roman" style:font-name-asian="Times New Roman" style:font-name-complex="Times New Roman"/>
    </style:style>
    <style:style style:name="T44_664" style:family="text">
      <style:text-properties style:font-name="Times New Roman" style:font-name-asian="Times New Roman" style:font-name-complex="Times New Roman"/>
    </style:style>
    <style:style style:name="T44_665" style:family="text">
      <style:text-properties style:font-name="Times New Roman" style:font-name-asian="Times New Roman" style:font-name-complex="Times New Roman"/>
    </style:style>
    <style:style style:name="T44_666" style:family="text">
      <style:text-properties style:font-name="Times New Roman" style:font-name-asian="Times New Roman" style:font-name-complex="Times New Roman"/>
    </style:style>
    <style:style style:name="T44_667" style:family="text">
      <style:text-properties style:font-name="Times New Roman" style:font-name-asian="Times New Roman" style:font-name-complex="Times New Roman"/>
    </style:style>
    <style:style style:name="T44_668" style:family="text">
      <style:text-properties style:font-name="Times New Roman" style:font-name-asian="Times New Roman" style:font-name-complex="Times New Roman"/>
    </style:style>
    <style:style style:name="T44_669" style:family="text">
      <style:text-properties style:font-name="Times New Roman" style:font-name-asian="Times New Roman" style:font-name-complex="Times New Roman"/>
    </style:style>
    <style:style style:name="T44_670" style:family="text">
      <style:text-properties style:font-name="Times New Roman" style:font-name-asian="Times New Roman" style:font-name-complex="Times New Roman"/>
    </style:style>
    <style:style style:name="T44_671" style:family="text">
      <style:text-properties style:font-name="Times New Roman" style:font-name-asian="Times New Roman" style:font-name-complex="Times New Roman"/>
    </style:style>
    <style:style style:name="T44_672" style:family="text">
      <style:text-properties style:font-name="Times New Roman" style:font-name-asian="Times New Roman" style:font-name-complex="Times New Roman"/>
    </style:style>
    <style:style style:name="T44_673" style:family="text">
      <style:text-properties style:font-name="Times New Roman" style:font-name-asian="Times New Roman" style:font-name-complex="Times New Roman"/>
    </style:style>
    <style:style style:name="T44_674" style:family="text">
      <style:text-properties style:font-name="Times New Roman" style:font-name-asian="Times New Roman" style:font-name-complex="Times New Roman"/>
    </style:style>
    <style:style style:name="T44_675" style:family="text">
      <style:text-properties style:font-name="Times New Roman" style:font-name-asian="Times New Roman" style:font-name-complex="Times New Roman"/>
    </style:style>
    <style:style style:name="T44_676" style:family="text">
      <style:text-properties style:font-name="Times New Roman" style:font-name-asian="Times New Roman" style:font-name-complex="Times New Roman"/>
    </style:style>
    <style:style style:name="T44_677" style:family="text">
      <style:text-properties style:font-name="Times New Roman" style:font-name-asian="Times New Roman" style:font-name-complex="Times New Roman"/>
    </style:style>
    <style:style style:name="T44_678" style:family="text">
      <style:text-properties style:font-name="Times New Roman" style:font-name-asian="Times New Roman" style:font-name-complex="Times New Roman"/>
    </style:style>
    <style:style style:name="T44_679" style:family="text">
      <style:text-properties style:font-name="Times New Roman" style:font-name-asian="Times New Roman" style:font-name-complex="Times New Roman"/>
    </style:style>
    <style:style style:name="T44_680" style:family="text">
      <style:text-properties style:font-name="Times New Roman" style:font-name-asian="Times New Roman" style:font-name-complex="Times New Roman"/>
    </style:style>
    <style:style style:name="T44_681" style:family="text">
      <style:text-properties style:font-name="Times New Roman" style:font-name-asian="Times New Roman" style:font-name-complex="Times New Roman"/>
    </style:style>
    <style:style style:name="T44_682" style:family="text">
      <style:text-properties style:font-name="Times New Roman" style:font-name-asian="Times New Roman" style:font-name-complex="Times New Roman"/>
    </style:style>
    <style:style style:name="T44_683" style:family="text">
      <style:text-properties style:font-name="Times New Roman" style:font-name-asian="Times New Roman" style:font-name-complex="Times New Roman"/>
    </style:style>
    <style:style style:name="T44_684" style:family="text">
      <style:text-properties style:font-name="Times New Roman" style:font-name-asian="Times New Roman" style:font-name-complex="Times New Roman"/>
    </style:style>
    <style:style style:name="T44_685" style:family="text">
      <style:text-properties style:font-name="Times New Roman" style:font-name-asian="Times New Roman" style:font-name-complex="Times New Roman"/>
    </style:style>
    <style:style style:name="T44_686" style:family="text">
      <style:text-properties style:font-name="Times New Roman" style:font-name-asian="Times New Roman" style:font-name-complex="Times New Roman"/>
    </style:style>
    <style:style style:name="T44_687" style:family="text">
      <style:text-properties style:font-name="Times New Roman" style:font-name-asian="Times New Roman" style:font-name-complex="Times New Roman"/>
    </style:style>
    <style:style style:name="T44_688" style:family="text">
      <style:text-properties style:font-name="Times New Roman" style:font-name-asian="Times New Roman" style:font-name-complex="Times New Roman"/>
    </style:style>
    <style:style style:name="T44_689" style:family="text">
      <style:text-properties style:font-name="Times New Roman" style:font-name-asian="Times New Roman" style:font-name-complex="Times New Roman"/>
    </style:style>
    <style:style style:name="T44_690" style:family="text">
      <style:text-properties style:font-name="Times New Roman" style:font-name-asian="Times New Roman" style:font-name-complex="Times New Roman"/>
    </style:style>
    <style:style style:name="T44_69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692" style:family="text">
      <style:text-properties style:font-name="Times New Roman" style:font-name-asian="Times New Roman" style:font-name-complex="Times New Roman"/>
    </style:style>
    <style:style style:name="T44_693" style:family="text">
      <style:text-properties style:font-name="Times New Roman" style:font-name-asian="Times New Roman" style:font-name-complex="Times New Roman"/>
    </style:style>
    <style:style style:name="T44_694" style:family="text">
      <style:text-properties style:font-name="Times New Roman" style:font-name-asian="Times New Roman" style:font-name-complex="Times New Roman"/>
    </style:style>
    <style:style style:name="T44_695" style:family="text">
      <style:text-properties style:font-name="Times New Roman" style:font-name-asian="Times New Roman" style:font-name-complex="Times New Roman"/>
    </style:style>
    <style:style style:name="T44_696" style:family="text">
      <style:text-properties style:font-name="Times New Roman" style:font-name-asian="Times New Roman" style:font-name-complex="Times New Roman"/>
    </style:style>
    <style:style style:name="T44_697" style:family="text">
      <style:text-properties style:font-name="Times New Roman" style:font-name-asian="Times New Roman" style:font-name-complex="Times New Roman"/>
    </style:style>
    <style:style style:name="T44_698" style:family="text">
      <style:text-properties style:font-name="Times New Roman" style:font-name-asian="Times New Roman" style:font-name-complex="Times New Roman"/>
    </style:style>
    <style:style style:name="T44_699" style:family="text">
      <style:text-properties style:font-name="Times New Roman" style:font-name-asian="Times New Roman" style:font-name-complex="Times New Roman"/>
    </style:style>
    <style:style style:name="T44_700" style:family="text">
      <style:text-properties style:font-name="Times New Roman" style:font-name-asian="Times New Roman" style:font-name-complex="Times New Roman"/>
    </style:style>
    <style:style style:name="T44_701" style:family="text">
      <style:text-properties style:font-name="Times New Roman" style:font-name-asian="Times New Roman" style:font-name-complex="Times New Roman"/>
    </style:style>
    <style:style style:name="T44_702" style:family="text">
      <style:text-properties style:font-name="Times New Roman" style:font-name-asian="Times New Roman" style:font-name-complex="Times New Roman"/>
    </style:style>
    <style:style style:name="T44_703" style:family="text">
      <style:text-properties style:font-name="Times New Roman" style:font-name-asian="Times New Roman" style:font-name-complex="Times New Roman"/>
    </style:style>
    <style:style style:name="T44_704" style:family="text">
      <style:text-properties style:font-name="Times New Roman" style:font-name-asian="Times New Roman" style:font-name-complex="Times New Roman"/>
    </style:style>
    <style:style style:name="T44_705" style:family="text">
      <style:text-properties style:font-name="Times New Roman" style:font-name-asian="Times New Roman" style:font-name-complex="Times New Roman"/>
    </style:style>
    <style:style style:name="T44_706" style:family="text">
      <style:text-properties style:font-name="Times New Roman" style:font-name-asian="Times New Roman" style:font-name-complex="Times New Roman"/>
    </style:style>
    <style:style style:name="T44_707" style:family="text">
      <style:text-properties style:font-name="Times New Roman" style:font-name-asian="Times New Roman" style:font-name-complex="Times New Roman"/>
    </style:style>
    <style:style style:name="T44_708" style:family="text">
      <style:text-properties style:font-name="Times New Roman" style:font-name-asian="Times New Roman" style:font-name-complex="Times New Roman"/>
    </style:style>
    <style:style style:name="T44_709" style:family="text">
      <style:text-properties style:font-name="Times New Roman" style:font-name-asian="Times New Roman" style:font-name-complex="Times New Roman"/>
    </style:style>
    <style:style style:name="T44_710" style:family="text">
      <style:text-properties style:font-name="Times New Roman" style:font-name-asian="Times New Roman" style:font-name-complex="Times New Roman"/>
    </style:style>
    <style:style style:name="T44_711" style:family="text">
      <style:text-properties style:font-name="Times New Roman" style:font-name-asian="Times New Roman" style:font-name-complex="Times New Roman"/>
    </style:style>
    <style:style style:name="T44_71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713" style:family="text">
      <style:text-properties style:font-name="Times New Roman" style:font-name-asian="Times New Roman" style:font-name-complex="Times New Roman"/>
    </style:style>
    <style:style style:name="T44_714" style:family="text">
      <style:text-properties style:font-name="Times New Roman" style:font-name-asian="Times New Roman" style:font-name-complex="Times New Roman"/>
    </style:style>
    <style:style style:name="T44_715" style:family="text">
      <style:text-properties style:font-name="Times New Roman" style:font-name-asian="Times New Roman" style:font-name-complex="Times New Roman"/>
    </style:style>
    <style:style style:name="T44_716" style:family="text">
      <style:text-properties style:font-name="Times New Roman" style:font-name-asian="Times New Roman" style:font-name-complex="Times New Roman"/>
    </style:style>
    <style:style style:name="T44_717" style:family="text">
      <style:text-properties style:font-name="Times New Roman" style:font-name-asian="Times New Roman" style:font-name-complex="Times New Roman"/>
    </style:style>
    <style:style style:name="T44_718" style:family="text">
      <style:text-properties style:font-name="Times New Roman" style:font-name-asian="Times New Roman" style:font-name-complex="Times New Roman"/>
    </style:style>
    <style:style style:name="T44_719" style:family="text">
      <style:text-properties style:font-name="Times New Roman" style:font-name-asian="Times New Roman" style:font-name-complex="Times New Roman"/>
    </style:style>
    <style:style style:name="T44_720" style:family="text">
      <style:text-properties style:font-name="Times New Roman" style:font-name-asian="Times New Roman" style:font-name-complex="Times New Roman"/>
    </style:style>
    <style:style style:name="T44_721" style:family="text">
      <style:text-properties style:font-name="Times New Roman" style:font-name-asian="Times New Roman" style:font-name-complex="Times New Roman"/>
    </style:style>
    <style:style style:name="T44_722" style:family="text">
      <style:text-properties style:font-name="Times New Roman" style:font-name-asian="Times New Roman" style:font-name-complex="Times New Roman"/>
    </style:style>
    <style:style style:name="T44_723" style:family="text">
      <style:text-properties style:font-name="Times New Roman" style:font-name-asian="Times New Roman" style:font-name-complex="Times New Roman"/>
    </style:style>
    <style:style style:name="T44_724" style:family="text">
      <style:text-properties style:font-name="Times New Roman" style:font-name-asian="Times New Roman" style:font-name-complex="Times New Roman"/>
    </style:style>
    <style:style style:name="T44_725" style:family="text">
      <style:text-properties style:font-name="Times New Roman" style:font-name-asian="Times New Roman" style:font-name-complex="Times New Roman"/>
    </style:style>
    <style:style style:name="T44_726" style:family="text">
      <style:text-properties style:font-name="Times New Roman" style:font-name-asian="Times New Roman" style:font-name-complex="Times New Roman"/>
    </style:style>
    <style:style style:name="T44_72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728" style:family="text">
      <style:text-properties style:font-name="Times New Roman" style:font-name-asian="Times New Roman" style:font-name-complex="Times New Roman"/>
    </style:style>
    <style:style style:name="T44_729" style:family="text">
      <style:text-properties style:font-name="Times New Roman" style:font-name-asian="Times New Roman" style:font-name-complex="Times New Roman"/>
    </style:style>
    <style:style style:name="T44_730" style:family="text">
      <style:text-properties style:font-name="Times New Roman" style:font-name-asian="Times New Roman" style:font-name-complex="Times New Roman"/>
    </style:style>
    <style:style style:name="T44_731" style:family="text">
      <style:text-properties style:font-name="Times New Roman" style:font-name-asian="Times New Roman" style:font-name-complex="Times New Roman"/>
    </style:style>
    <style:style style:name="T44_732" style:family="text">
      <style:text-properties style:font-name="Times New Roman" style:font-name-asian="Times New Roman" style:font-name-complex="Times New Roman"/>
    </style:style>
    <style:style style:name="T44_733" style:family="text">
      <style:text-properties style:font-name="Times New Roman" style:font-name-asian="Times New Roman" style:font-name-complex="Times New Roman"/>
    </style:style>
    <style:style style:name="T44_734" style:family="text">
      <style:text-properties style:font-name="Times New Roman" style:font-name-asian="Times New Roman" style:font-name-complex="Times New Roman"/>
    </style:style>
    <style:style style:name="T44_735" style:family="text">
      <style:text-properties style:font-name="Times New Roman" style:font-name-asian="Times New Roman" style:font-name-complex="Times New Roman"/>
    </style:style>
    <style:style style:name="T44_736" style:family="text">
      <style:text-properties style:font-name="Times New Roman" style:font-name-asian="Times New Roman" style:font-name-complex="Times New Roman"/>
    </style:style>
    <style:style style:name="T44_737" style:family="text">
      <style:text-properties style:font-name="Times New Roman" style:font-name-asian="Times New Roman" style:font-name-complex="Times New Roman"/>
    </style:style>
    <style:style style:name="T44_738" style:family="text">
      <style:text-properties style:font-name="Times New Roman" style:font-name-asian="Times New Roman" style:font-name-complex="Times New Roman"/>
    </style:style>
    <style:style style:name="T44_739" style:family="text">
      <style:text-properties style:font-name="Times New Roman" style:font-name-asian="Times New Roman" style:font-name-complex="Times New Roman"/>
    </style:style>
    <style:style style:name="T44_740" style:family="text">
      <style:text-properties style:font-name="Times New Roman" style:font-name-asian="Times New Roman" style:font-name-complex="Times New Roman"/>
    </style:style>
    <style:style style:name="T44_741" style:family="text">
      <style:text-properties style:font-name="Times New Roman" style:font-name-asian="Times New Roman" style:font-name-complex="Times New Roman"/>
    </style:style>
    <style:style style:name="T44_742" style:family="text">
      <style:text-properties style:font-name="Times New Roman" style:font-name-asian="Times New Roman" style:font-name-complex="Times New Roman"/>
    </style:style>
    <style:style style:name="T44_743" style:family="text">
      <style:text-properties style:font-name="Times New Roman" style:font-name-asian="Times New Roman" style:font-name-complex="Times New Roman"/>
    </style:style>
    <style:style style:name="T44_744" style:family="text">
      <style:text-properties style:font-name="Times New Roman" style:font-name-asian="Times New Roman" style:font-name-complex="Times New Roman"/>
    </style:style>
    <style:style style:name="T44_745" style:family="text">
      <style:text-properties style:font-name="Times New Roman" style:font-name-asian="Times New Roman" style:font-name-complex="Times New Roman"/>
    </style:style>
    <style:style style:name="T44_746" style:family="text">
      <style:text-properties style:font-name="Times New Roman" style:font-name-asian="Times New Roman" style:font-name-complex="Times New Roman"/>
    </style:style>
    <style:style style:name="T44_747" style:family="text">
      <style:text-properties style:font-name="Times New Roman" style:font-name-asian="Times New Roman" style:font-name-complex="Times New Roman"/>
    </style:style>
    <style:style style:name="T44_748" style:family="text">
      <style:text-properties style:font-name="Times New Roman" style:font-name-asian="Times New Roman" style:font-name-complex="Times New Roman"/>
    </style:style>
    <style:style style:name="T44_749" style:family="text">
      <style:text-properties style:font-name="Times New Roman" style:font-name-asian="Times New Roman" style:font-name-complex="Times New Roman"/>
    </style:style>
    <style:style style:name="T44_750" style:family="text">
      <style:text-properties style:font-name="Times New Roman" style:font-name-asian="Times New Roman" style:font-name-complex="Times New Roman"/>
    </style:style>
    <style:style style:name="T44_751" style:family="text">
      <style:text-properties style:font-name="Times New Roman" style:font-name-asian="Times New Roman" style:font-name-complex="Times New Roman"/>
    </style:style>
    <style:style style:name="T44_752" style:family="text">
      <style:text-properties style:font-name="Times New Roman" style:font-name-asian="Times New Roman" style:font-name-complex="Times New Roman"/>
    </style:style>
    <style:style style:name="T44_753" style:family="text">
      <style:text-properties style:font-name="Times New Roman" style:font-name-asian="Times New Roman" style:font-name-complex="Times New Roman"/>
    </style:style>
    <style:style style:name="T44_754" style:family="text">
      <style:text-properties style:font-name="Times New Roman" style:font-name-asian="Times New Roman" style:font-name-complex="Times New Roman"/>
    </style:style>
    <style:style style:name="T44_75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756" style:family="text">
      <style:text-properties style:font-name="Times New Roman" style:font-name-asian="Times New Roman" style:font-name-complex="Times New Roman"/>
    </style:style>
    <style:style style:name="T44_757" style:family="text">
      <style:text-properties style:font-name="Times New Roman" style:font-name-asian="Times New Roman" style:font-name-complex="Times New Roman"/>
    </style:style>
    <style:style style:name="T44_758" style:family="text">
      <style:text-properties style:font-name="Times New Roman" style:font-name-asian="Times New Roman" style:font-name-complex="Times New Roman"/>
    </style:style>
    <style:style style:name="T44_759" style:family="text">
      <style:text-properties style:font-name="Times New Roman" style:font-name-asian="Times New Roman" style:font-name-complex="Times New Roman"/>
    </style:style>
    <style:style style:name="T44_760" style:family="text">
      <style:text-properties style:font-name="Times New Roman" style:font-name-asian="Times New Roman" style:font-name-complex="Times New Roman"/>
    </style:style>
    <style:style style:name="T44_761" style:family="text">
      <style:text-properties style:font-name="Times New Roman" style:font-name-asian="Times New Roman" style:font-name-complex="Times New Roman"/>
    </style:style>
    <style:style style:name="T44_762" style:family="text">
      <style:text-properties style:font-name="Times New Roman" style:font-name-asian="Times New Roman" style:font-name-complex="Times New Roman"/>
    </style:style>
    <style:style style:name="T44_763" style:family="text">
      <style:text-properties style:font-name="Times New Roman" style:font-name-asian="Times New Roman" style:font-name-complex="Times New Roman"/>
    </style:style>
    <style:style style:name="T44_764" style:family="text">
      <style:text-properties style:font-name="Times New Roman" style:font-name-asian="Times New Roman" style:font-name-complex="Times New Roman"/>
    </style:style>
    <style:style style:name="T44_765" style:family="text">
      <style:text-properties style:font-name="Times New Roman" style:font-name-asian="Times New Roman" style:font-name-complex="Times New Roman"/>
    </style:style>
    <style:style style:name="T44_766" style:family="text">
      <style:text-properties style:font-name="Times New Roman" style:font-name-asian="Times New Roman" style:font-name-complex="Times New Roman"/>
    </style:style>
    <style:style style:name="T44_767" style:family="text">
      <style:text-properties style:font-name="Times New Roman" style:font-name-asian="Times New Roman" style:font-name-complex="Times New Roman"/>
    </style:style>
    <style:style style:name="T44_768" style:family="text">
      <style:text-properties style:font-name="Times New Roman" style:font-name-asian="Times New Roman" style:font-name-complex="Times New Roman"/>
    </style:style>
    <style:style style:name="T44_769" style:family="text">
      <style:text-properties style:font-name="Times New Roman" style:font-name-asian="Times New Roman" style:font-name-complex="Times New Roman"/>
    </style:style>
    <style:style style:name="T44_770" style:family="text">
      <style:text-properties style:font-name="Times New Roman" style:font-name-asian="Times New Roman" style:font-name-complex="Times New Roman"/>
    </style:style>
    <style:style style:name="T44_771" style:family="text">
      <style:text-properties style:font-name="Times New Roman" style:font-name-asian="Times New Roman" style:font-name-complex="Times New Roman"/>
    </style:style>
    <style:style style:name="T44_772" style:family="text">
      <style:text-properties style:font-name="Times New Roman" style:font-name-asian="Times New Roman" style:font-name-complex="Times New Roman"/>
    </style:style>
    <style:style style:name="T44_773" style:family="text">
      <style:text-properties style:font-name="Times New Roman" style:font-name-asian="Times New Roman" style:font-name-complex="Times New Roman"/>
    </style:style>
    <style:style style:name="T44_774" style:family="text">
      <style:text-properties style:font-name="Times New Roman" style:font-name-asian="Times New Roman" style:font-name-complex="Times New Roman"/>
    </style:style>
    <style:style style:name="T44_775" style:family="text">
      <style:text-properties style:font-name="Times New Roman" style:font-name-asian="Times New Roman" style:font-name-complex="Times New Roman"/>
    </style:style>
    <style:style style:name="T44_776" style:family="text">
      <style:text-properties style:font-name="Times New Roman" style:font-name-asian="Times New Roman" style:font-name-complex="Times New Roman"/>
    </style:style>
    <style:style style:name="T44_777" style:family="text">
      <style:text-properties style:font-name="Times New Roman" style:font-name-asian="Times New Roman" style:font-name-complex="Times New Roman"/>
    </style:style>
    <style:style style:name="T44_778" style:family="text">
      <style:text-properties style:font-name="Times New Roman" style:font-name-asian="Times New Roman" style:font-name-complex="Times New Roman"/>
    </style:style>
    <style:style style:name="T44_779" style:family="text">
      <style:text-properties style:font-name="Times New Roman" style:font-name-asian="Times New Roman" style:font-name-complex="Times New Roman"/>
    </style:style>
    <style:style style:name="T44_780" style:family="text">
      <style:text-properties style:font-name="Times New Roman" style:font-name-asian="Times New Roman" style:font-name-complex="Times New Roman"/>
    </style:style>
    <style:style style:name="T44_781" style:family="text">
      <style:text-properties style:font-name="Times New Roman" style:font-name-asian="Times New Roman" style:font-name-complex="Times New Roman"/>
    </style:style>
    <style:style style:name="T44_782" style:family="text">
      <style:text-properties style:font-name="Times New Roman" style:font-name-asian="Times New Roman" style:font-name-complex="Times New Roman"/>
    </style:style>
    <style:style style:name="T44_783" style:family="text">
      <style:text-properties style:font-name="Times New Roman" style:font-name-asian="Times New Roman" style:font-name-complex="Times New Roman"/>
    </style:style>
    <style:style style:name="T44_784" style:family="text">
      <style:text-properties style:font-name="Times New Roman" style:font-name-asian="Times New Roman" style:font-name-complex="Times New Roman"/>
    </style:style>
    <style:style style:name="T44_785" style:family="text">
      <style:text-properties style:font-name="Times New Roman" style:font-name-asian="Times New Roman" style:font-name-complex="Times New Roman"/>
    </style:style>
    <style:style style:name="T44_78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78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4_78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78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790" style:family="text">
      <style:text-properties style:font-name="Times New Roman" style:font-name-asian="Times New Roman" style:font-name-complex="Times New Roman"/>
    </style:style>
    <style:style style:name="T44_791" style:family="text">
      <style:text-properties style:font-name="Times New Roman" style:font-name-asian="Times New Roman" style:font-name-complex="Times New Roman"/>
    </style:style>
    <style:style style:name="T44_792" style:family="text">
      <style:text-properties style:font-name="Times New Roman" style:font-name-asian="Times New Roman" style:font-name-complex="Times New Roman"/>
    </style:style>
    <style:style style:name="T44_793" style:family="text">
      <style:text-properties style:font-name="Times New Roman" style:font-name-asian="Times New Roman" style:font-name-complex="Times New Roman"/>
    </style:style>
    <style:style style:name="T44_794" style:family="text">
      <style:text-properties style:font-name="Times New Roman" style:font-name-asian="Times New Roman" style:font-name-complex="Times New Roman"/>
    </style:style>
    <style:style style:name="T44_795" style:family="text">
      <style:text-properties style:font-name="Times New Roman" style:font-name-asian="Times New Roman" style:font-name-complex="Times New Roman"/>
    </style:style>
    <style:style style:name="T44_796" style:family="text">
      <style:text-properties style:font-name="Times New Roman" style:font-name-asian="Times New Roman" style:font-name-complex="Times New Roman"/>
    </style:style>
    <style:style style:name="T44_797" style:family="text">
      <style:text-properties style:font-name="Times New Roman" style:font-name-asian="Times New Roman" style:font-name-complex="Times New Roman"/>
    </style:style>
    <style:style style:name="T44_798" style:family="text">
      <style:text-properties style:font-name="Times New Roman" style:font-name-asian="Times New Roman" style:font-name-complex="Times New Roman"/>
    </style:style>
    <style:style style:name="T44_799" style:family="text">
      <style:text-properties style:font-name="Times New Roman" style:font-name-asian="Times New Roman" style:font-name-complex="Times New Roman"/>
    </style:style>
    <style:style style:name="T44_800" style:family="text">
      <style:text-properties style:font-name="Times New Roman" style:font-name-asian="Times New Roman" style:font-name-complex="Times New Roman"/>
    </style:style>
    <style:style style:name="T44_801" style:family="text">
      <style:text-properties style:font-name="Times New Roman" style:font-name-asian="Times New Roman" style:font-name-complex="Times New Roman"/>
    </style:style>
    <style:style style:name="T44_802" style:family="text">
      <style:text-properties style:font-name="Times New Roman" style:font-name-asian="Times New Roman" style:font-name-complex="Times New Roman"/>
    </style:style>
    <style:style style:name="T44_803" style:family="text">
      <style:text-properties style:font-name="Times New Roman" style:font-name-asian="Times New Roman" style:font-name-complex="Times New Roman"/>
    </style:style>
    <style:style style:name="T44_804" style:family="text">
      <style:text-properties style:font-name="Times New Roman" style:font-name-asian="Times New Roman" style:font-name-complex="Times New Roman"/>
    </style:style>
    <style:style style:name="T44_805" style:family="text">
      <style:text-properties style:font-name="Times New Roman" style:font-name-asian="Times New Roman" style:font-name-complex="Times New Roman"/>
    </style:style>
    <style:style style:name="T44_806" style:family="text">
      <style:text-properties style:font-name="Times New Roman" style:font-name-asian="Times New Roman" style:font-name-complex="Times New Roman"/>
    </style:style>
    <style:style style:name="T44_807" style:family="text">
      <style:text-properties style:font-name="Times New Roman" style:font-name-asian="Times New Roman" style:font-name-complex="Times New Roman"/>
    </style:style>
    <style:style style:name="T44_808" style:family="text">
      <style:text-properties style:font-name="Times New Roman" style:font-name-asian="Times New Roman" style:font-name-complex="Times New Roman"/>
    </style:style>
    <style:style style:name="T44_809" style:family="text">
      <style:text-properties style:font-name="Times New Roman" style:font-name-asian="Times New Roman" style:font-name-complex="Times New Roman"/>
    </style:style>
    <style:style style:name="T44_810" style:family="text">
      <style:text-properties style:font-name="Times New Roman" style:font-name-asian="Times New Roman" style:font-name-complex="Times New Roman"/>
    </style:style>
    <style:style style:name="T44_811" style:family="text">
      <style:text-properties style:font-name="Times New Roman" style:font-name-asian="Times New Roman" style:font-name-complex="Times New Roman"/>
    </style:style>
    <style:style style:name="T44_812" style:family="text">
      <style:text-properties style:font-name="Times New Roman" style:font-name-asian="Times New Roman" style:font-name-complex="Times New Roman"/>
    </style:style>
    <style:style style:name="T44_813" style:family="text">
      <style:text-properties style:font-name="Times New Roman" style:font-name-asian="Times New Roman" style:font-name-complex="Times New Roman"/>
    </style:style>
    <style:style style:name="T44_814" style:family="text">
      <style:text-properties style:font-name="Times New Roman" style:font-name-asian="Times New Roman" style:font-name-complex="Times New Roman"/>
    </style:style>
    <style:style style:name="T44_815" style:family="text">
      <style:text-properties style:font-name="Times New Roman" style:font-name-asian="Times New Roman" style:font-name-complex="Times New Roman"/>
    </style:style>
    <style:style style:name="T44_816" style:family="text">
      <style:text-properties style:font-name="Times New Roman" style:font-name-asian="Times New Roman" style:font-name-complex="Times New Roman"/>
    </style:style>
    <style:style style:name="T44_817" style:family="text">
      <style:text-properties style:font-name="Times New Roman" style:font-name-asian="Times New Roman" style:font-name-complex="Times New Roman"/>
    </style:style>
    <style:style style:name="T44_818" style:family="text">
      <style:text-properties style:font-name="Times New Roman" style:font-name-asian="Times New Roman" style:font-name-complex="Times New Roman"/>
    </style:style>
    <style:style style:name="T44_819" style:family="text">
      <style:text-properties style:font-name="Times New Roman" style:font-name-asian="Times New Roman" style:font-name-complex="Times New Roman"/>
    </style:style>
    <style:style style:name="T44_820" style:family="text">
      <style:text-properties style:font-name="Times New Roman" style:font-name-asian="Times New Roman" style:font-name-complex="Times New Roman"/>
    </style:style>
    <style:style style:name="T44_821" style:family="text">
      <style:text-properties style:font-name="Times New Roman" style:font-name-asian="Times New Roman" style:font-name-complex="Times New Roman"/>
    </style:style>
    <style:style style:name="T44_822" style:family="text">
      <style:text-properties style:font-name="Times New Roman" style:font-name-asian="Times New Roman" style:font-name-complex="Times New Roman"/>
    </style:style>
    <style:style style:name="T44_823" style:family="text">
      <style:text-properties style:font-name="Times New Roman" style:font-name-asian="Times New Roman" style:font-name-complex="Times New Roman"/>
    </style:style>
    <style:style style:name="T44_824" style:family="text">
      <style:text-properties style:font-name="Times New Roman" style:font-name-asian="Times New Roman" style:font-name-complex="Times New Roman"/>
    </style:style>
    <style:style style:name="T44_825" style:family="text">
      <style:text-properties style:font-name="Times New Roman" style:font-name-asian="Times New Roman" style:font-name-complex="Times New Roman"/>
    </style:style>
    <style:style style:name="T44_826" style:family="text">
      <style:text-properties style:font-name="Times New Roman" style:font-name-asian="Times New Roman" style:font-name-complex="Times New Roman"/>
    </style:style>
    <style:style style:name="T44_827" style:family="text">
      <style:text-properties style:font-name="Times New Roman" style:font-name-asian="Times New Roman" style:font-name-complex="Times New Roman"/>
    </style:style>
    <style:style style:name="T44_828" style:family="text">
      <style:text-properties style:font-name="Times New Roman" style:font-name-asian="Times New Roman" style:font-name-complex="Times New Roman"/>
    </style:style>
    <style:style style:name="T44_829" style:family="text">
      <style:text-properties style:font-name="Times New Roman" style:font-name-asian="Times New Roman" style:font-name-complex="Times New Roman"/>
    </style:style>
    <style:style style:name="T44_830" style:family="text">
      <style:text-properties style:font-name="Times New Roman" style:font-name-asian="Times New Roman" style:font-name-complex="Times New Roman"/>
    </style:style>
    <style:style style:name="T44_831" style:family="text">
      <style:text-properties style:font-name="Times New Roman" style:font-name-asian="Times New Roman" style:font-name-complex="Times New Roman"/>
    </style:style>
    <style:style style:name="T44_832" style:family="text">
      <style:text-properties style:font-name="Times New Roman" style:font-name-asian="Times New Roman" style:font-name-complex="Times New Roman"/>
    </style:style>
    <style:style style:name="T44_833" style:family="text">
      <style:text-properties style:font-name="Times New Roman" style:font-name-asian="Times New Roman" style:font-name-complex="Times New Roman"/>
    </style:style>
    <style:style style:name="T44_834" style:family="text">
      <style:text-properties style:font-name="Times New Roman" style:font-name-asian="Times New Roman" style:font-name-complex="Times New Roman"/>
    </style:style>
    <style:style style:name="T44_835" style:family="text">
      <style:text-properties style:font-name="Times New Roman" style:font-name-asian="Times New Roman" style:font-name-complex="Times New Roman"/>
    </style:style>
    <style:style style:name="T44_836" style:family="text">
      <style:text-properties style:font-name="Times New Roman" style:font-name-asian="Times New Roman" style:font-name-complex="Times New Roman"/>
    </style:style>
    <style:style style:name="T44_837" style:family="text">
      <style:text-properties style:font-name="Times New Roman" style:font-name-asian="Times New Roman" style:font-name-complex="Times New Roman"/>
    </style:style>
    <style:style style:name="T44_838" style:family="text">
      <style:text-properties style:font-name="Times New Roman" style:font-name-asian="Times New Roman" style:font-name-complex="Times New Roman"/>
    </style:style>
    <style:style style:name="T44_839" style:family="text">
      <style:text-properties style:font-name="Times New Roman" style:font-name-asian="Times New Roman" style:font-name-complex="Times New Roman"/>
    </style:style>
    <style:style style:name="T44_840" style:family="text">
      <style:text-properties style:font-name="Times New Roman" style:font-name-asian="Times New Roman" style:font-name-complex="Times New Roman"/>
    </style:style>
    <style:style style:name="T44_841" style:family="text">
      <style:text-properties style:font-name="Times New Roman" style:font-name-asian="Times New Roman" style:font-name-complex="Times New Roman"/>
    </style:style>
    <style:style style:name="T44_842" style:family="text">
      <style:text-properties style:font-name="Times New Roman" style:font-name-asian="Times New Roman" style:font-name-complex="Times New Roman"/>
    </style:style>
    <style:style style:name="T44_843" style:family="text">
      <style:text-properties style:font-name="Times New Roman" style:font-name-asian="Times New Roman" style:font-name-complex="Times New Roman"/>
    </style:style>
    <style:style style:name="T44_844" style:family="text">
      <style:text-properties style:font-name="Times New Roman" style:font-name-asian="Times New Roman" style:font-name-complex="Times New Roman"/>
    </style:style>
    <style:style style:name="T44_845" style:family="text">
      <style:text-properties style:font-name="Times New Roman" style:font-name-asian="Times New Roman" style:font-name-complex="Times New Roman"/>
    </style:style>
    <style:style style:name="T44_846" style:family="text">
      <style:text-properties style:font-name="Times New Roman" style:font-name-asian="Times New Roman" style:font-name-complex="Times New Roman"/>
    </style:style>
    <style:style style:name="T44_847" style:family="text">
      <style:text-properties style:font-name="Times New Roman" style:font-name-asian="Times New Roman" style:font-name-complex="Times New Roman"/>
    </style:style>
    <style:style style:name="T44_848" style:family="text">
      <style:text-properties style:font-name="Times New Roman" style:font-name-asian="Times New Roman" style:font-name-complex="Times New Roman"/>
    </style:style>
    <style:style style:name="T44_849" style:family="text">
      <style:text-properties style:font-name="Times New Roman" style:font-name-asian="Times New Roman" style:font-name-complex="Times New Roman"/>
    </style:style>
    <style:style style:name="T44_850" style:family="text">
      <style:text-properties style:font-name="Times New Roman" style:font-name-asian="Times New Roman" style:font-name-complex="Times New Roman"/>
    </style:style>
    <style:style style:name="T44_851" style:family="text">
      <style:text-properties style:font-name="Times New Roman" style:font-name-asian="Times New Roman" style:font-name-complex="Times New Roman"/>
    </style:style>
    <style:style style:name="T44_852" style:family="text">
      <style:text-properties style:font-name="Times New Roman" style:font-name-asian="Times New Roman" style:font-name-complex="Times New Roman"/>
    </style:style>
    <style:style style:name="T44_853" style:family="text">
      <style:text-properties style:font-name="Times New Roman" style:font-name-asian="Times New Roman" style:font-name-complex="Times New Roman"/>
    </style:style>
    <style:style style:name="T44_854" style:family="text">
      <style:text-properties style:font-name="Times New Roman" style:font-name-asian="Times New Roman" style:font-name-complex="Times New Roman"/>
    </style:style>
    <style:style style:name="T44_855" style:family="text">
      <style:text-properties style:font-name="Times New Roman" style:font-name-asian="Times New Roman" style:font-name-complex="Times New Roman"/>
    </style:style>
    <style:style style:name="T44_85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4_857" style:family="text">
      <style:text-properties style:font-name="Times New Roman" style:font-name-asian="Times New Roman" style:font-name-complex="Times New Roman"/>
    </style:style>
    <style:style style:name="P45" style:family="paragraph" style:parent-style-name="Standard">
      <style:paragraph-properties fo:text-align="justify" fo:break-before="auto" fo:text-indent="1.27cm" fo:line-height="150%" style:writing-mode="lr-tb"/>
    </style:style>
    <style:style style:name="T45_1" style:family="text">
      <style:text-properties style:font-name="Times New Roman" style:font-name-asian="Times New Roman" style:font-name-complex="Times New Roman"/>
    </style:style>
    <style:style style:name="T45_2" style:family="text">
      <style:text-properties style:font-name="Times New Roman" style:font-name-asian="Times New Roman" style:font-name-complex="Times New Roman"/>
    </style:style>
    <style:style style:name="T45_3" style:family="text">
      <style:text-properties style:font-name="Times New Roman" style:font-name-asian="Times New Roman" style:font-name-complex="Times New Roman"/>
    </style:style>
    <style:style style:name="T45_4" style:family="text">
      <style:text-properties style:font-name="Times New Roman" style:font-name-asian="Times New Roman" style:font-name-complex="Times New Roman"/>
    </style:style>
    <style:style style:name="T45_5" style:family="text">
      <style:text-properties style:font-name="Times New Roman" style:font-name-asian="Times New Roman" style:font-name-complex="Times New Roman"/>
    </style:style>
    <style:style style:name="T45_6" style:family="text">
      <style:text-properties style:font-name="Times New Roman" style:font-name-asian="Times New Roman" style:font-name-complex="Times New Roman"/>
    </style:style>
    <style:style style:name="T45_7" style:family="text">
      <style:text-properties style:font-name="Times New Roman" style:font-name-asian="Times New Roman" style:font-name-complex="Times New Roman"/>
    </style:style>
    <style:style style:name="T45_8" style:family="text">
      <style:text-properties style:font-name="Times New Roman" style:font-name-asian="Times New Roman" style:font-name-complex="Times New Roman"/>
    </style:style>
    <style:style style:name="T45_9" style:family="text">
      <style:text-properties style:font-name="Times New Roman" style:font-name-asian="Times New Roman" style:font-name-complex="Times New Roman"/>
    </style:style>
    <style:style style:name="T45_10" style:family="text">
      <style:text-properties style:font-name="Times New Roman" style:font-name-asian="Times New Roman" style:font-name-complex="Times New Roman"/>
    </style:style>
    <style:style style:name="T45_11" style:family="text">
      <style:text-properties style:font-name="Times New Roman" style:font-name-asian="Times New Roman" style:font-name-complex="Times New Roman"/>
    </style:style>
    <style:style style:name="T45_12" style:family="text">
      <style:text-properties style:font-name="Times New Roman" style:font-name-asian="Times New Roman" style:font-name-complex="Times New Roman"/>
    </style:style>
    <style:style style:name="T45_13" style:family="text">
      <style:text-properties style:font-name="Times New Roman" style:font-name-asian="Times New Roman" style:font-name-complex="Times New Roman"/>
    </style:style>
    <style:style style:name="T45_14" style:family="text">
      <style:text-properties style:font-name="Times New Roman" style:font-name-asian="Times New Roman" style:font-name-complex="Times New Roman"/>
    </style:style>
    <style:style style:name="T45_15" style:family="text">
      <style:text-properties style:font-name="Times New Roman" style:font-name-asian="Times New Roman" style:font-name-complex="Times New Roman"/>
    </style:style>
    <style:style style:name="T45_16" style:family="text">
      <style:text-properties style:font-name="Times New Roman" style:font-name-asian="Times New Roman" style:font-name-complex="Times New Roman"/>
    </style:style>
    <style:style style:name="T45_17" style:family="text">
      <style:text-properties style:font-name="Times New Roman" style:font-name-asian="Times New Roman" style:font-name-complex="Times New Roman"/>
    </style:style>
    <style:style style:name="T45_18" style:family="text">
      <style:text-properties style:font-name="Times New Roman" style:font-name-asian="Times New Roman" style:font-name-complex="Times New Roman"/>
    </style:style>
    <style:style style:name="T45_19" style:family="text">
      <style:text-properties style:font-name="Times New Roman" style:font-name-asian="Times New Roman" style:font-name-complex="Times New Roman"/>
    </style:style>
    <style:style style:name="T45_20" style:family="text">
      <style:text-properties style:font-name="Times New Roman" style:font-name-asian="Times New Roman" style:font-name-complex="Times New Roman"/>
    </style:style>
    <style:style style:name="T45_21" style:family="text">
      <style:text-properties style:font-name="Times New Roman" style:font-name-asian="Times New Roman" style:font-name-complex="Times New Roman"/>
    </style:style>
    <style:style style:name="T45_22" style:family="text">
      <style:text-properties style:font-name="Times New Roman" style:font-name-asian="Times New Roman" style:font-name-complex="Times New Roman"/>
    </style:style>
    <style:style style:name="T45_23" style:family="text">
      <style:text-properties style:font-name="Times New Roman" style:font-name-asian="Times New Roman" style:font-name-complex="Times New Roman"/>
    </style:style>
    <style:style style:name="T45_24" style:family="text">
      <style:text-properties style:font-name="Times New Roman" style:font-name-asian="Times New Roman" style:font-name-complex="Times New Roman"/>
    </style:style>
    <style:style style:name="T45_2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26" style:family="text">
      <style:text-properties style:font-name="Times New Roman" style:font-name-asian="Times New Roman" style:font-name-complex="Times New Roman"/>
    </style:style>
    <style:style style:name="T45_27" style:family="text">
      <style:text-properties style:font-name="Times New Roman" style:font-name-asian="Times New Roman" style:font-name-complex="Times New Roman"/>
    </style:style>
    <style:style style:name="T45_28" style:family="text">
      <style:text-properties style:font-name="Times New Roman" style:font-name-asian="Times New Roman" style:font-name-complex="Times New Roman"/>
    </style:style>
    <style:style style:name="T45_29" style:family="text">
      <style:text-properties style:font-name="Times New Roman" style:font-name-asian="Times New Roman" style:font-name-complex="Times New Roman"/>
    </style:style>
    <style:style style:name="T45_30" style:family="text">
      <style:text-properties style:font-name="Times New Roman" style:font-name-asian="Times New Roman" style:font-name-complex="Times New Roman"/>
    </style:style>
    <style:style style:name="T45_31" style:family="text">
      <style:text-properties style:font-name="Times New Roman" style:font-name-asian="Times New Roman" style:font-name-complex="Times New Roman"/>
    </style:style>
    <style:style style:name="T45_32" style:family="text">
      <style:text-properties style:font-name="Times New Roman" style:font-name-asian="Times New Roman" style:font-name-complex="Times New Roman"/>
    </style:style>
    <style:style style:name="T45_33" style:family="text">
      <style:text-properties style:font-name="Times New Roman" style:font-name-asian="Times New Roman" style:font-name-complex="Times New Roman"/>
    </style:style>
    <style:style style:name="T45_34" style:family="text">
      <style:text-properties style:font-name="Times New Roman" style:font-name-asian="Times New Roman" style:font-name-complex="Times New Roman"/>
    </style:style>
    <style:style style:name="T45_35" style:family="text">
      <style:text-properties style:font-name="Times New Roman" style:font-name-asian="Times New Roman" style:font-name-complex="Times New Roman"/>
    </style:style>
    <style:style style:name="T45_36" style:family="text">
      <style:text-properties style:font-name="Times New Roman" style:font-name-asian="Times New Roman" style:font-name-complex="Times New Roman"/>
    </style:style>
    <style:style style:name="T45_37" style:family="text">
      <style:text-properties style:font-name="Times New Roman" style:font-name-asian="Times New Roman" style:font-name-complex="Times New Roman"/>
    </style:style>
    <style:style style:name="T45_38" style:family="text">
      <style:text-properties style:font-name="Times New Roman" style:font-name-asian="Times New Roman" style:font-name-complex="Times New Roman"/>
    </style:style>
    <style:style style:name="T45_39" style:family="text">
      <style:text-properties style:font-name="Times New Roman" style:font-name-asian="Times New Roman" style:font-name-complex="Times New Roman"/>
    </style:style>
    <style:style style:name="T45_40" style:family="text">
      <style:text-properties style:font-name="Times New Roman" style:font-name-asian="Times New Roman" style:font-name-complex="Times New Roman"/>
    </style:style>
    <style:style style:name="T45_41" style:family="text">
      <style:text-properties style:font-name="Times New Roman" style:font-name-asian="Times New Roman" style:font-name-complex="Times New Roman"/>
    </style:style>
    <style:style style:name="T45_42" style:family="text">
      <style:text-properties style:font-name="Times New Roman" style:font-name-asian="Times New Roman" style:font-name-complex="Times New Roman"/>
    </style:style>
    <style:style style:name="T45_43" style:family="text">
      <style:text-properties style:font-name="Times New Roman" style:font-name-asian="Times New Roman" style:font-name-complex="Times New Roman"/>
    </style:style>
    <style:style style:name="T45_44" style:family="text">
      <style:text-properties style:font-name="Times New Roman" style:font-name-asian="Times New Roman" style:font-name-complex="Times New Roman"/>
    </style:style>
    <style:style style:name="T45_45" style:family="text">
      <style:text-properties style:font-name="Times New Roman" style:font-name-asian="Times New Roman" style:font-name-complex="Times New Roman"/>
    </style:style>
    <style:style style:name="T45_46" style:family="text">
      <style:text-properties style:font-name="Times New Roman" style:font-name-asian="Times New Roman" style:font-name-complex="Times New Roman"/>
    </style:style>
    <style:style style:name="T45_47" style:family="text">
      <style:text-properties style:font-name="Times New Roman" style:font-name-asian="Times New Roman" style:font-name-complex="Times New Roman"/>
    </style:style>
    <style:style style:name="T45_48" style:family="text">
      <style:text-properties style:font-name="Times New Roman" style:font-name-asian="Times New Roman" style:font-name-complex="Times New Roman"/>
    </style:style>
    <style:style style:name="T45_49" style:family="text">
      <style:text-properties style:font-name="Times New Roman" style:font-name-asian="Times New Roman" style:font-name-complex="Times New Roman"/>
    </style:style>
    <style:style style:name="T45_50" style:family="text">
      <style:text-properties style:font-name="Times New Roman" style:font-name-asian="Times New Roman" style:font-name-complex="Times New Roman"/>
    </style:style>
    <style:style style:name="T45_51" style:family="text">
      <style:text-properties style:font-name="Times New Roman" style:font-name-asian="Times New Roman" style:font-name-complex="Times New Roman"/>
    </style:style>
    <style:style style:name="T45_52" style:family="text">
      <style:text-properties style:font-name="Times New Roman" style:font-name-asian="Times New Roman" style:font-name-complex="Times New Roman"/>
    </style:style>
    <style:style style:name="T45_53" style:family="text">
      <style:text-properties style:font-name="Times New Roman" style:font-name-asian="Times New Roman" style:font-name-complex="Times New Roman"/>
    </style:style>
    <style:style style:name="T45_54" style:family="text">
      <style:text-properties style:font-name="Times New Roman" style:font-name-asian="Times New Roman" style:font-name-complex="Times New Roman"/>
    </style:style>
    <style:style style:name="T45_55" style:family="text">
      <style:text-properties style:font-name="Times New Roman" style:font-name-asian="Times New Roman" style:font-name-complex="Times New Roman"/>
    </style:style>
    <style:style style:name="T45_56" style:family="text">
      <style:text-properties style:font-name="Times New Roman" style:font-name-asian="Times New Roman" style:font-name-complex="Times New Roman"/>
    </style:style>
    <style:style style:name="T45_57" style:family="text">
      <style:text-properties style:font-name="Times New Roman" style:font-name-asian="Times New Roman" style:font-name-complex="Times New Roman"/>
    </style:style>
    <style:style style:name="T45_58" style:family="text">
      <style:text-properties style:font-name="Times New Roman" style:font-name-asian="Times New Roman" style:font-name-complex="Times New Roman"/>
    </style:style>
    <style:style style:name="T45_59" style:family="text">
      <style:text-properties style:font-name="Times New Roman" style:font-name-asian="Times New Roman" style:font-name-complex="Times New Roman"/>
    </style:style>
    <style:style style:name="T45_60" style:family="text">
      <style:text-properties style:font-name="Times New Roman" style:font-name-asian="Times New Roman" style:font-name-complex="Times New Roman"/>
    </style:style>
    <style:style style:name="T45_61" style:family="text">
      <style:text-properties style:font-name="Times New Roman" style:font-name-asian="Times New Roman" style:font-name-complex="Times New Roman"/>
    </style:style>
    <style:style style:name="T45_62" style:family="text">
      <style:text-properties style:font-name="Times New Roman" style:font-name-asian="Times New Roman" style:font-name-complex="Times New Roman"/>
    </style:style>
    <style:style style:name="T45_63" style:family="text">
      <style:text-properties style:font-name="Times New Roman" style:font-name-asian="Times New Roman" style:font-name-complex="Times New Roman"/>
    </style:style>
    <style:style style:name="T45_64" style:family="text">
      <style:text-properties style:font-name="Times New Roman" style:font-name-asian="Times New Roman" style:font-name-complex="Times New Roman"/>
    </style:style>
    <style:style style:name="T45_65" style:family="text">
      <style:text-properties style:font-name="Times New Roman" style:font-name-asian="Times New Roman" style:font-name-complex="Times New Roman"/>
    </style:style>
    <style:style style:name="T45_66" style:family="text">
      <style:text-properties style:font-name="Times New Roman" style:font-name-asian="Times New Roman" style:font-name-complex="Times New Roman"/>
    </style:style>
    <style:style style:name="T45_67" style:family="text">
      <style:text-properties style:font-name="Times New Roman" style:font-name-asian="Times New Roman" style:font-name-complex="Times New Roman"/>
    </style:style>
    <style:style style:name="T45_68" style:family="text">
      <style:text-properties style:font-name="Times New Roman" style:font-name-asian="Times New Roman" style:font-name-complex="Times New Roman"/>
    </style:style>
    <style:style style:name="T45_69" style:family="text">
      <style:text-properties style:font-name="Times New Roman" style:font-name-asian="Times New Roman" style:font-name-complex="Times New Roman"/>
    </style:style>
    <style:style style:name="T45_70" style:family="text">
      <style:text-properties style:font-name="Times New Roman" style:font-name-asian="Times New Roman" style:font-name-complex="Times New Roman"/>
    </style:style>
    <style:style style:name="T45_71" style:family="text">
      <style:text-properties style:font-name="Times New Roman" style:font-name-asian="Times New Roman" style:font-name-complex="Times New Roman"/>
    </style:style>
    <style:style style:name="T45_72" style:family="text">
      <style:text-properties style:font-name="Times New Roman" style:font-name-asian="Times New Roman" style:font-name-complex="Times New Roman"/>
    </style:style>
    <style:style style:name="T45_73" style:family="text">
      <style:text-properties style:font-name="Times New Roman" style:font-name-asian="Times New Roman" style:font-name-complex="Times New Roman"/>
    </style:style>
    <style:style style:name="T45_74" style:family="text">
      <style:text-properties style:font-name="Times New Roman" style:font-name-asian="Times New Roman" style:font-name-complex="Times New Roman"/>
    </style:style>
    <style:style style:name="T45_75" style:family="text">
      <style:text-properties style:font-name="Times New Roman" style:font-name-asian="Times New Roman" style:font-name-complex="Times New Roman"/>
    </style:style>
    <style:style style:name="T45_76" style:family="text">
      <style:text-properties style:font-name="Times New Roman" style:font-name-asian="Times New Roman" style:font-name-complex="Times New Roman"/>
    </style:style>
    <style:style style:name="T45_77" style:family="text">
      <style:text-properties style:font-name="Times New Roman" style:font-name-asian="Times New Roman" style:font-name-complex="Times New Roman"/>
    </style:style>
    <style:style style:name="T45_78" style:family="text">
      <style:text-properties style:font-name="Times New Roman" style:font-name-asian="Times New Roman" style:font-name-complex="Times New Roman"/>
    </style:style>
    <style:style style:name="T45_79" style:family="text">
      <style:text-properties style:font-name="Times New Roman" style:font-name-asian="Times New Roman" style:font-name-complex="Times New Roman"/>
    </style:style>
    <style:style style:name="T45_80" style:family="text">
      <style:text-properties style:font-name="Times New Roman" style:font-name-asian="Times New Roman" style:font-name-complex="Times New Roman"/>
    </style:style>
    <style:style style:name="T45_81" style:family="text">
      <style:text-properties style:font-name="Times New Roman" style:font-name-asian="Times New Roman" style:font-name-complex="Times New Roman"/>
    </style:style>
    <style:style style:name="T45_82" style:family="text">
      <style:text-properties style:font-name="Times New Roman" style:font-name-asian="Times New Roman" style:font-name-complex="Times New Roman"/>
    </style:style>
    <style:style style:name="T45_83" style:family="text">
      <style:text-properties style:font-name="Times New Roman" style:font-name-asian="Times New Roman" style:font-name-complex="Times New Roman"/>
    </style:style>
    <style:style style:name="T45_84" style:family="text">
      <style:text-properties style:font-name="Times New Roman" style:font-name-asian="Times New Roman" style:font-name-complex="Times New Roman"/>
    </style:style>
    <style:style style:name="T45_85" style:family="text">
      <style:text-properties style:font-name="Times New Roman" style:font-name-asian="Times New Roman" style:font-name-complex="Times New Roman"/>
    </style:style>
    <style:style style:name="T45_86" style:family="text">
      <style:text-properties style:font-name="Times New Roman" style:font-name-asian="Times New Roman" style:font-name-complex="Times New Roman"/>
    </style:style>
    <style:style style:name="T45_87" style:family="text">
      <style:text-properties style:font-name="Times New Roman" style:font-name-asian="Times New Roman" style:font-name-complex="Times New Roman"/>
    </style:style>
    <style:style style:name="T45_88" style:family="text">
      <style:text-properties style:font-name="Times New Roman" style:font-name-asian="Times New Roman" style:font-name-complex="Times New Roman"/>
    </style:style>
    <style:style style:name="T45_89" style:family="text">
      <style:text-properties style:font-name="Times New Roman" style:font-name-asian="Times New Roman" style:font-name-complex="Times New Roman"/>
    </style:style>
    <style:style style:name="T45_90" style:family="text">
      <style:text-properties style:font-name="Times New Roman" style:font-name-asian="Times New Roman" style:font-name-complex="Times New Roman"/>
    </style:style>
    <style:style style:name="T45_91" style:family="text">
      <style:text-properties style:font-name="Times New Roman" style:font-name-asian="Times New Roman" style:font-name-complex="Times New Roman"/>
    </style:style>
    <style:style style:name="T45_92" style:family="text">
      <style:text-properties style:font-name="Times New Roman" style:font-name-asian="Times New Roman" style:font-name-complex="Times New Roman"/>
    </style:style>
    <style:style style:name="T45_93" style:family="text">
      <style:text-properties style:font-name="Times New Roman" style:font-name-asian="Times New Roman" style:font-name-complex="Times New Roman"/>
    </style:style>
    <style:style style:name="T45_94" style:family="text">
      <style:text-properties style:font-name="Times New Roman" style:font-name-asian="Times New Roman" style:font-name-complex="Times New Roman"/>
    </style:style>
    <style:style style:name="T45_95" style:family="text">
      <style:text-properties style:font-name="Times New Roman" style:font-name-asian="Times New Roman" style:font-name-complex="Times New Roman"/>
    </style:style>
    <style:style style:name="T45_96" style:family="text">
      <style:text-properties style:font-name="Times New Roman" style:font-name-asian="Times New Roman" style:font-name-complex="Times New Roman"/>
    </style:style>
    <style:style style:name="T45_97" style:family="text">
      <style:text-properties style:font-name="Times New Roman" style:font-name-asian="Times New Roman" style:font-name-complex="Times New Roman"/>
    </style:style>
    <style:style style:name="T45_9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9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10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10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10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10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10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10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10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10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10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109" style:family="text">
      <style:text-properties style:font-name="Times New Roman" style:font-name-asian="Times New Roman" style:font-name-complex="Times New Roman"/>
    </style:style>
    <style:style style:name="T45_110" style:family="text">
      <style:text-properties style:font-name="Times New Roman" style:font-name-asian="Times New Roman" style:font-name-complex="Times New Roman"/>
    </style:style>
    <style:style style:name="T45_111" style:family="text">
      <style:text-properties style:font-name="Times New Roman" style:font-name-asian="Times New Roman" style:font-name-complex="Times New Roman"/>
    </style:style>
    <style:style style:name="T45_112" style:family="text">
      <style:text-properties style:font-name="Times New Roman" style:font-name-asian="Times New Roman" style:font-name-complex="Times New Roman"/>
    </style:style>
    <style:style style:name="T45_113" style:family="text">
      <style:text-properties style:font-name="Times New Roman" style:font-name-asian="Times New Roman" style:font-name-complex="Times New Roman"/>
    </style:style>
    <style:style style:name="T45_114" style:family="text">
      <style:text-properties style:font-name="Times New Roman" style:font-name-asian="Times New Roman" style:font-name-complex="Times New Roman"/>
    </style:style>
    <style:style style:name="T45_115" style:family="text">
      <style:text-properties style:font-name="Times New Roman" style:font-name-asian="Times New Roman" style:font-name-complex="Times New Roman"/>
    </style:style>
    <style:style style:name="T45_116" style:family="text">
      <style:text-properties style:font-name="Times New Roman" style:font-name-asian="Times New Roman" style:font-name-complex="Times New Roman"/>
    </style:style>
    <style:style style:name="T45_117" style:family="text">
      <style:text-properties style:font-name="Times New Roman" style:font-name-asian="Times New Roman" style:font-name-complex="Times New Roman"/>
    </style:style>
    <style:style style:name="T45_118" style:family="text">
      <style:text-properties style:font-name="Times New Roman" style:font-name-asian="Times New Roman" style:font-name-complex="Times New Roman"/>
    </style:style>
    <style:style style:name="T45_119" style:family="text">
      <style:text-properties style:font-name="Times New Roman" style:font-name-asian="Times New Roman" style:font-name-complex="Times New Roman"/>
    </style:style>
    <style:style style:name="T45_120" style:family="text">
      <style:text-properties style:font-name="Times New Roman" style:font-name-asian="Times New Roman" style:font-name-complex="Times New Roman"/>
    </style:style>
    <style:style style:name="T45_121" style:family="text">
      <style:text-properties style:font-name="Times New Roman" style:font-name-asian="Times New Roman" style:font-name-complex="Times New Roman"/>
    </style:style>
    <style:style style:name="T45_122" style:family="text">
      <style:text-properties style:font-name="Times New Roman" style:font-name-asian="Times New Roman" style:font-name-complex="Times New Roman"/>
    </style:style>
    <style:style style:name="T45_123" style:family="text">
      <style:text-properties style:font-name="Times New Roman" style:font-name-asian="Times New Roman" style:font-name-complex="Times New Roman"/>
    </style:style>
    <style:style style:name="T45_124" style:family="text">
      <style:text-properties style:font-name="Times New Roman" style:font-name-asian="Times New Roman" style:font-name-complex="Times New Roman"/>
    </style:style>
    <style:style style:name="T45_125" style:family="text">
      <style:text-properties style:font-name="Times New Roman" style:font-name-asian="Times New Roman" style:font-name-complex="Times New Roman"/>
    </style:style>
    <style:style style:name="T45_126" style:family="text">
      <style:text-properties style:font-name="Times New Roman" style:font-name-asian="Times New Roman" style:font-name-complex="Times New Roman"/>
    </style:style>
    <style:style style:name="T45_127" style:family="text">
      <style:text-properties style:font-name="Times New Roman" style:font-name-asian="Times New Roman" style:font-name-complex="Times New Roman"/>
    </style:style>
    <style:style style:name="T45_128" style:family="text">
      <style:text-properties style:font-name="Times New Roman" style:font-name-asian="Times New Roman" style:font-name-complex="Times New Roman"/>
    </style:style>
    <style:style style:name="T45_129" style:family="text">
      <style:text-properties style:font-name="Times New Roman" style:font-name-asian="Times New Roman" style:font-name-complex="Times New Roman"/>
    </style:style>
    <style:style style:name="T45_130" style:family="text">
      <style:text-properties style:font-name="Times New Roman" style:font-name-asian="Times New Roman" style:font-name-complex="Times New Roman"/>
    </style:style>
    <style:style style:name="T45_131" style:family="text">
      <style:text-properties style:font-name="Times New Roman" style:font-name-asian="Times New Roman" style:font-name-complex="Times New Roman"/>
    </style:style>
    <style:style style:name="T45_132" style:family="text">
      <style:text-properties style:font-name="Times New Roman" style:font-name-asian="Times New Roman" style:font-name-complex="Times New Roman"/>
    </style:style>
    <style:style style:name="T45_133" style:family="text">
      <style:text-properties style:font-name="Times New Roman" style:font-name-asian="Times New Roman" style:font-name-complex="Times New Roman"/>
    </style:style>
    <style:style style:name="T45_134" style:family="text">
      <style:text-properties style:font-name="Times New Roman" style:font-name-asian="Times New Roman" style:font-name-complex="Times New Roman"/>
    </style:style>
    <style:style style:name="T45_135" style:family="text">
      <style:text-properties style:font-name="Times New Roman" style:font-name-asian="Times New Roman" style:font-name-complex="Times New Roman"/>
    </style:style>
    <style:style style:name="T45_136" style:family="text">
      <style:text-properties style:font-name="Times New Roman" style:font-name-asian="Times New Roman" style:font-name-complex="Times New Roman"/>
    </style:style>
    <style:style style:name="T45_137" style:family="text">
      <style:text-properties style:font-name="Times New Roman" style:font-name-asian="Times New Roman" style:font-name-complex="Times New Roman"/>
    </style:style>
    <style:style style:name="T45_138" style:family="text">
      <style:text-properties style:font-name="Times New Roman" style:font-name-asian="Times New Roman" style:font-name-complex="Times New Roman"/>
    </style:style>
    <style:style style:name="T45_139" style:family="text">
      <style:text-properties style:font-name="Times New Roman" style:font-name-asian="Times New Roman" style:font-name-complex="Times New Roman"/>
    </style:style>
    <style:style style:name="T45_140" style:family="text">
      <style:text-properties style:font-name="Times New Roman" style:font-name-asian="Times New Roman" style:font-name-complex="Times New Roman"/>
    </style:style>
    <style:style style:name="T45_141" style:family="text">
      <style:text-properties style:font-name="Times New Roman" style:font-name-asian="Times New Roman" style:font-name-complex="Times New Roman"/>
    </style:style>
    <style:style style:name="T45_142" style:family="text">
      <style:text-properties style:font-name="Times New Roman" style:font-name-asian="Times New Roman" style:font-name-complex="Times New Roman"/>
    </style:style>
    <style:style style:name="T45_143" style:family="text">
      <style:text-properties style:font-name="Times New Roman" style:font-name-asian="Times New Roman" style:font-name-complex="Times New Roman"/>
    </style:style>
    <style:style style:name="T45_144" style:family="text">
      <style:text-properties style:font-name="Times New Roman" style:font-name-asian="Times New Roman" style:font-name-complex="Times New Roman"/>
    </style:style>
    <style:style style:name="T45_145" style:family="text">
      <style:text-properties style:font-name="Times New Roman" style:font-name-asian="Times New Roman" style:font-name-complex="Times New Roman"/>
    </style:style>
    <style:style style:name="T45_146" style:family="text">
      <style:text-properties style:font-name="Times New Roman" style:font-name-asian="Times New Roman" style:font-name-complex="Times New Roman"/>
    </style:style>
    <style:style style:name="T45_147" style:family="text">
      <style:text-properties style:font-name="Times New Roman" style:font-name-asian="Times New Roman" style:font-name-complex="Times New Roman"/>
    </style:style>
    <style:style style:name="T45_148" style:family="text">
      <style:text-properties style:font-name="Times New Roman" style:font-name-asian="Times New Roman" style:font-name-complex="Times New Roman"/>
    </style:style>
    <style:style style:name="T45_149" style:family="text">
      <style:text-properties style:font-name="Times New Roman" style:font-name-asian="Times New Roman" style:font-name-complex="Times New Roman"/>
    </style:style>
    <style:style style:name="T45_150" style:family="text">
      <style:text-properties style:font-name="Times New Roman" style:font-name-asian="Times New Roman" style:font-name-complex="Times New Roman"/>
    </style:style>
    <style:style style:name="T45_151" style:family="text">
      <style:text-properties style:font-name="Times New Roman" style:font-name-asian="Times New Roman" style:font-name-complex="Times New Roman"/>
    </style:style>
    <style:style style:name="T45_152" style:family="text">
      <style:text-properties style:font-name="Times New Roman" style:font-name-asian="Times New Roman" style:font-name-complex="Times New Roman"/>
    </style:style>
    <style:style style:name="T45_153" style:family="text">
      <style:text-properties style:font-name="Times New Roman" style:font-name-asian="Times New Roman" style:font-name-complex="Times New Roman"/>
    </style:style>
    <style:style style:name="T45_154" style:family="text">
      <style:text-properties style:font-name="Times New Roman" style:font-name-asian="Times New Roman" style:font-name-complex="Times New Roman"/>
    </style:style>
    <style:style style:name="T45_155" style:family="text">
      <style:text-properties style:font-name="Times New Roman" style:font-name-asian="Times New Roman" style:font-name-complex="Times New Roman"/>
    </style:style>
    <style:style style:name="T45_156" style:family="text">
      <style:text-properties style:font-name="Times New Roman" style:font-name-asian="Times New Roman" style:font-name-complex="Times New Roman"/>
    </style:style>
    <style:style style:name="T45_157" style:family="text">
      <style:text-properties style:font-name="Times New Roman" style:font-name-asian="Times New Roman" style:font-name-complex="Times New Roman"/>
    </style:style>
    <style:style style:name="T45_158" style:family="text">
      <style:text-properties style:font-name="Times New Roman" style:font-name-asian="Times New Roman" style:font-name-complex="Times New Roman"/>
    </style:style>
    <style:style style:name="T45_159" style:family="text">
      <style:text-properties style:font-name="Times New Roman" style:font-name-asian="Times New Roman" style:font-name-complex="Times New Roman"/>
    </style:style>
    <style:style style:name="T45_160" style:family="text">
      <style:text-properties style:font-name="Times New Roman" style:font-name-asian="Times New Roman" style:font-name-complex="Times New Roman"/>
    </style:style>
    <style:style style:name="T45_161" style:family="text">
      <style:text-properties style:font-name="Times New Roman" style:font-name-asian="Times New Roman" style:font-name-complex="Times New Roman"/>
    </style:style>
    <style:style style:name="T45_162" style:family="text">
      <style:text-properties style:font-name="Times New Roman" style:font-name-asian="Times New Roman" style:font-name-complex="Times New Roman"/>
    </style:style>
    <style:style style:name="T45_163" style:family="text">
      <style:text-properties style:font-name="Times New Roman" style:font-name-asian="Times New Roman" style:font-name-complex="Times New Roman"/>
    </style:style>
    <style:style style:name="T45_164" style:family="text">
      <style:text-properties style:font-name="Times New Roman" style:font-name-asian="Times New Roman" style:font-name-complex="Times New Roman"/>
    </style:style>
    <style:style style:name="T45_165" style:family="text">
      <style:text-properties style:font-name="Times New Roman" style:font-name-asian="Times New Roman" style:font-name-complex="Times New Roman"/>
    </style:style>
    <style:style style:name="T45_166" style:family="text">
      <style:text-properties style:font-name="Times New Roman" style:font-name-asian="Times New Roman" style:font-name-complex="Times New Roman"/>
    </style:style>
    <style:style style:name="T45_167" style:family="text">
      <style:text-properties style:font-name="Times New Roman" style:font-name-asian="Times New Roman" style:font-name-complex="Times New Roman"/>
    </style:style>
    <style:style style:name="T45_168" style:family="text">
      <style:text-properties style:font-name="Times New Roman" style:font-name-asian="Times New Roman" style:font-name-complex="Times New Roman"/>
    </style:style>
    <style:style style:name="T45_169" style:family="text">
      <style:text-properties style:font-name="Times New Roman" style:font-name-asian="Times New Roman" style:font-name-complex="Times New Roman"/>
    </style:style>
    <style:style style:name="T45_17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17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17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17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17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17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17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177" style:family="text">
      <style:text-properties style:font-name="Times New Roman" style:font-name-asian="Times New Roman" style:font-name-complex="Times New Roman"/>
    </style:style>
    <style:style style:name="T45_178" style:family="text">
      <style:text-properties style:font-name="Times New Roman" style:font-name-asian="Times New Roman" style:font-name-complex="Times New Roman"/>
    </style:style>
    <style:style style:name="T45_179" style:family="text">
      <style:text-properties style:font-name="Times New Roman" style:font-name-asian="Times New Roman" style:font-name-complex="Times New Roman"/>
    </style:style>
    <style:style style:name="T45_180" style:family="text">
      <style:text-properties style:font-name="Times New Roman" style:font-name-asian="Times New Roman" style:font-name-complex="Times New Roman"/>
    </style:style>
    <style:style style:name="T45_181" style:family="text">
      <style:text-properties style:font-name="Times New Roman" style:font-name-asian="Times New Roman" style:font-name-complex="Times New Roman"/>
    </style:style>
    <style:style style:name="T45_182" style:family="text">
      <style:text-properties style:font-name="Times New Roman" style:font-name-asian="Times New Roman" style:font-name-complex="Times New Roman"/>
    </style:style>
    <style:style style:name="T45_183" style:family="text">
      <style:text-properties style:font-name="Times New Roman" style:font-name-asian="Times New Roman" style:font-name-complex="Times New Roman"/>
    </style:style>
    <style:style style:name="T45_184" style:family="text">
      <style:text-properties style:font-name="Times New Roman" style:font-name-asian="Times New Roman" style:font-name-complex="Times New Roman"/>
    </style:style>
    <style:style style:name="T45_185" style:family="text">
      <style:text-properties style:font-name="Times New Roman" style:font-name-asian="Times New Roman" style:font-name-complex="Times New Roman"/>
    </style:style>
    <style:style style:name="T45_186" style:family="text">
      <style:text-properties style:font-name="Times New Roman" style:font-name-asian="Times New Roman" style:font-name-complex="Times New Roman"/>
    </style:style>
    <style:style style:name="T45_187" style:family="text">
      <style:text-properties style:font-name="Times New Roman" style:font-name-asian="Times New Roman" style:font-name-complex="Times New Roman"/>
    </style:style>
    <style:style style:name="T45_188" style:family="text">
      <style:text-properties style:font-name="Times New Roman" style:font-name-asian="Times New Roman" style:font-name-complex="Times New Roman"/>
    </style:style>
    <style:style style:name="T45_189" style:family="text">
      <style:text-properties style:font-name="Times New Roman" style:font-name-asian="Times New Roman" style:font-name-complex="Times New Roman"/>
    </style:style>
    <style:style style:name="T45_190" style:family="text">
      <style:text-properties style:font-name="Times New Roman" style:font-name-asian="Times New Roman" style:font-name-complex="Times New Roman"/>
    </style:style>
    <style:style style:name="T45_191" style:family="text">
      <style:text-properties style:font-name="Times New Roman" style:font-name-asian="Times New Roman" style:font-name-complex="Times New Roman"/>
    </style:style>
    <style:style style:name="T45_192" style:family="text">
      <style:text-properties style:font-name="Times New Roman" style:font-name-asian="Times New Roman" style:font-name-complex="Times New Roman"/>
    </style:style>
    <style:style style:name="T45_193" style:family="text">
      <style:text-properties style:font-name="Times New Roman" style:font-name-asian="Times New Roman" style:font-name-complex="Times New Roman"/>
    </style:style>
    <style:style style:name="T45_194" style:family="text">
      <style:text-properties style:font-name="Times New Roman" style:font-name-asian="Times New Roman" style:font-name-complex="Times New Roman"/>
    </style:style>
    <style:style style:name="T45_195" style:family="text">
      <style:text-properties style:font-name="Times New Roman" style:font-name-asian="Times New Roman" style:font-name-complex="Times New Roman"/>
    </style:style>
    <style:style style:name="T45_196" style:family="text">
      <style:text-properties style:font-name="Times New Roman" style:font-name-asian="Times New Roman" style:font-name-complex="Times New Roman"/>
    </style:style>
    <style:style style:name="T45_197" style:family="text">
      <style:text-properties style:font-name="Times New Roman" style:font-name-asian="Times New Roman" style:font-name-complex="Times New Roman"/>
    </style:style>
    <style:style style:name="T45_198" style:family="text">
      <style:text-properties style:font-name="Times New Roman" style:font-name-asian="Times New Roman" style:font-name-complex="Times New Roman"/>
    </style:style>
    <style:style style:name="T45_199" style:family="text">
      <style:text-properties style:font-name="Times New Roman" style:font-name-asian="Times New Roman" style:font-name-complex="Times New Roman"/>
    </style:style>
    <style:style style:name="T45_200" style:family="text">
      <style:text-properties style:font-name="Times New Roman" style:font-name-asian="Times New Roman" style:font-name-complex="Times New Roman"/>
    </style:style>
    <style:style style:name="T45_201" style:family="text">
      <style:text-properties style:font-name="Times New Roman" style:font-name-asian="Times New Roman" style:font-name-complex="Times New Roman"/>
    </style:style>
    <style:style style:name="T45_202" style:family="text">
      <style:text-properties style:font-name="Times New Roman" style:font-name-asian="Times New Roman" style:font-name-complex="Times New Roman"/>
    </style:style>
    <style:style style:name="T45_203" style:family="text">
      <style:text-properties style:font-name="Times New Roman" style:font-name-asian="Times New Roman" style:font-name-complex="Times New Roman"/>
    </style:style>
    <style:style style:name="T45_204" style:family="text">
      <style:text-properties style:font-name="Times New Roman" style:font-name-asian="Times New Roman" style:font-name-complex="Times New Roman"/>
    </style:style>
    <style:style style:name="T45_205" style:family="text">
      <style:text-properties style:font-name="Times New Roman" style:font-name-asian="Times New Roman" style:font-name-complex="Times New Roman"/>
    </style:style>
    <style:style style:name="T45_206" style:family="text">
      <style:text-properties style:font-name="Times New Roman" style:font-name-asian="Times New Roman" style:font-name-complex="Times New Roman"/>
    </style:style>
    <style:style style:name="T45_207" style:family="text">
      <style:text-properties style:font-name="Times New Roman" style:font-name-asian="Times New Roman" style:font-name-complex="Times New Roman"/>
    </style:style>
    <style:style style:name="T45_208" style:family="text">
      <style:text-properties style:font-name="Times New Roman" style:font-name-asian="Times New Roman" style:font-name-complex="Times New Roman"/>
    </style:style>
    <style:style style:name="T45_20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210" style:family="text">
      <style:text-properties style:font-name="Times New Roman" style:font-name-asian="Times New Roman" style:font-name-complex="Times New Roman"/>
    </style:style>
    <style:style style:name="T45_211" style:family="text">
      <style:text-properties style:font-name="Times New Roman" style:font-name-asian="Times New Roman" style:font-name-complex="Times New Roman"/>
    </style:style>
    <style:style style:name="T45_212" style:family="text">
      <style:text-properties style:font-name="Times New Roman" style:font-name-asian="Times New Roman" style:font-name-complex="Times New Roman"/>
    </style:style>
    <style:style style:name="T45_213" style:family="text">
      <style:text-properties style:font-name="Times New Roman" style:font-name-asian="Times New Roman" style:font-name-complex="Times New Roman"/>
    </style:style>
    <style:style style:name="T45_214" style:family="text">
      <style:text-properties style:font-name="Times New Roman" style:font-name-asian="Times New Roman" style:font-name-complex="Times New Roman"/>
    </style:style>
    <style:style style:name="T45_21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_216" style:family="text">
      <style:text-properties style:font-name="Times New Roman" style:font-name-asian="Times New Roman" style:font-name-complex="Times New Roman"/>
    </style:style>
    <style:style style:name="T45_217" style:family="text">
      <style:text-properties style:font-name="Times New Roman" style:font-name-asian="Times New Roman" style:font-name-complex="Times New Roman"/>
    </style:style>
    <style:style style:name="T45_218" style:family="text">
      <style:text-properties style:font-name="Times New Roman" style:font-name-asian="Times New Roman" style:font-name-complex="Times New Roman"/>
    </style:style>
    <style:style style:name="T45_219" style:family="text">
      <style:text-properties style:font-name="Times New Roman" style:font-name-asian="Times New Roman" style:font-name-complex="Times New Roman"/>
    </style:style>
    <style:style style:name="T45_220" style:family="text">
      <style:text-properties style:font-name="Times New Roman" style:font-name-asian="Times New Roman" style:font-name-complex="Times New Roman"/>
    </style:style>
    <style:style style:name="T45_221" style:family="text">
      <style:text-properties style:font-name="Times New Roman" style:font-name-asian="Times New Roman" style:font-name-complex="Times New Roman"/>
    </style:style>
    <style:style style:name="T45_222" style:family="text">
      <style:text-properties style:font-name="Times New Roman" style:font-name-asian="Times New Roman" style:font-name-complex="Times New Roman"/>
    </style:style>
    <style:style style:name="T45_223" style:family="text">
      <style:text-properties style:font-name="Times New Roman" style:font-name-asian="Times New Roman" style:font-name-complex="Times New Roman"/>
    </style:style>
    <style:style style:name="T45_224" style:family="text">
      <style:text-properties style:font-name="Times New Roman" style:font-name-asian="Times New Roman" style:font-name-complex="Times New Roman"/>
    </style:style>
    <style:style style:name="T45_225" style:family="text">
      <style:text-properties style:font-name="Times New Roman" style:font-name-asian="Times New Roman" style:font-name-complex="Times New Roman"/>
    </style:style>
    <style:style style:name="T45_226" style:family="text">
      <style:text-properties style:font-name="Times New Roman" style:font-name-asian="Times New Roman" style:font-name-complex="Times New Roman"/>
    </style:style>
    <style:style style:name="T45_227" style:family="text">
      <style:text-properties style:font-name="Times New Roman" style:font-name-asian="Times New Roman" style:font-name-complex="Times New Roman"/>
    </style:style>
    <style:style style:name="T45_228" style:family="text">
      <style:text-properties style:font-name="Times New Roman" style:font-name-asian="Times New Roman" style:font-name-complex="Times New Roman"/>
    </style:style>
    <style:style style:name="T45_229" style:family="text">
      <style:text-properties style:font-name="Times New Roman" style:font-name-asian="Times New Roman" style:font-name-complex="Times New Roman"/>
    </style:style>
    <style:style style:name="T45_230" style:family="text">
      <style:text-properties style:font-name="Times New Roman" style:font-name-asian="Times New Roman" style:font-name-complex="Times New Roman"/>
    </style:style>
    <style:style style:name="T45_231" style:family="text">
      <style:text-properties style:font-name="Times New Roman" style:font-name-asian="Times New Roman" style:font-name-complex="Times New Roman"/>
    </style:style>
    <style:style style:name="T45_232" style:family="text">
      <style:text-properties style:font-name="Times New Roman" style:font-name-asian="Times New Roman" style:font-name-complex="Times New Roman"/>
    </style:style>
    <style:style style:name="T45_233" style:family="text">
      <style:text-properties style:font-name="Times New Roman" style:font-name-asian="Times New Roman" style:font-name-complex="Times New Roman"/>
    </style:style>
    <style:style style:name="T45_234" style:family="text">
      <style:text-properties style:font-name="Times New Roman" style:font-name-asian="Times New Roman" style:font-name-complex="Times New Roman"/>
    </style:style>
    <style:style style:name="T45_235" style:family="text">
      <style:text-properties style:font-name="Times New Roman" style:font-name-asian="Times New Roman" style:font-name-complex="Times New Roman"/>
    </style:style>
    <style:style style:name="T45_236" style:family="text">
      <style:text-properties style:font-name="Times New Roman" style:font-name-asian="Times New Roman" style:font-name-complex="Times New Roman"/>
    </style:style>
    <style:style style:name="T45_237" style:family="text">
      <style:text-properties style:font-name="Times New Roman" style:font-name-asian="Times New Roman" style:font-name-complex="Times New Roman"/>
    </style:style>
    <style:style style:name="T45_238" style:family="text">
      <style:text-properties style:font-name="Times New Roman" style:font-name-asian="Times New Roman" style:font-name-complex="Times New Roman"/>
    </style:style>
    <style:style style:name="T45_239" style:family="text">
      <style:text-properties style:font-name="Times New Roman" style:font-name-asian="Times New Roman" style:font-name-complex="Times New Roman"/>
    </style:style>
    <style:style style:name="T45_240" style:family="text">
      <style:text-properties style:font-name="Times New Roman" style:font-name-asian="Times New Roman" style:font-name-complex="Times New Roman"/>
    </style:style>
    <style:style style:name="T45_241" style:family="text">
      <style:text-properties style:font-name="Times New Roman" style:font-name-asian="Times New Roman" style:font-name-complex="Times New Roman"/>
    </style:style>
    <style:style style:name="T45_242" style:family="text">
      <style:text-properties style:font-name="Times New Roman" style:font-name-asian="Times New Roman" style:font-name-complex="Times New Roman"/>
    </style:style>
    <style:style style:name="T45_243" style:family="text" style:parent-style-name="Standard"/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font-name="Times New Roman" style:font-name-asian="Times New Roman" style:font-name-complex="Times New Roman"/>
    </style:style>
    <style:style style:name="T46_8" style:family="text">
      <style:text-properties style:font-name="Times New Roman" style:font-name-asian="Times New Roman" style:font-name-complex="Times New Roman"/>
    </style:style>
    <style:style style:name="T46_9" style:family="text">
      <style:text-properties style:font-name="Times New Roman" style:font-name-asian="Times New Roman" style:font-name-complex="Times New Roman"/>
    </style:style>
    <style:style style:name="T46_10" style:family="text">
      <style:text-properties style:font-name="Times New Roman" style:font-name-asian="Times New Roman" style:font-name-complex="Times New Roman"/>
    </style:style>
    <style:style style:name="T46_11" style:family="text">
      <style:text-properties style:font-name="Times New Roman" style:font-name-asian="Times New Roman" style:font-name-complex="Times New Roman"/>
    </style:style>
    <style:style style:name="T46_12" style:family="text">
      <style:text-properties style:font-name="Times New Roman" style:font-name-asian="Times New Roman" style:font-name-complex="Times New Roman"/>
    </style:style>
    <style:style style:name="T46_13" style:family="text">
      <style:text-properties style:font-name="Times New Roman" style:font-name-asian="Times New Roman" style:font-name-complex="Times New Roman"/>
    </style:style>
    <style:style style:name="T46_14" style:family="text">
      <style:text-properties style:font-name="Times New Roman" style:font-name-asian="Times New Roman" style:font-name-complex="Times New Roman"/>
    </style:style>
    <style:style style:name="T46_15" style:family="text">
      <style:text-properties style:font-name="Times New Roman" style:font-name-asian="Times New Roman" style:font-name-complex="Times New Roman"/>
    </style:style>
    <style:style style:name="T46_16" style:family="text">
      <style:text-properties style:font-name="Times New Roman" style:font-name-asian="Times New Roman" style:font-name-complex="Times New Roman"/>
    </style:style>
    <style:style style:name="T46_17" style:family="text">
      <style:text-properties style:font-name="Times New Roman" style:font-name-asian="Times New Roman" style:font-name-complex="Times New Roman"/>
    </style:style>
    <style:style style:name="T46_18" style:family="text">
      <style:text-properties style:font-name="Times New Roman" style:font-name-asian="Times New Roman" style:font-name-complex="Times New Roman"/>
    </style:style>
    <style:style style:name="T46_19" style:family="text">
      <style:text-properties style:font-name="Times New Roman" style:font-name-asian="Times New Roman" style:font-name-complex="Times New Roman"/>
    </style:style>
    <style:style style:name="T46_20" style:family="text">
      <style:text-properties style:font-name="Times New Roman" style:font-name-asian="Times New Roman" style:font-name-complex="Times New Roman"/>
    </style:style>
    <style:style style:name="T46_21" style:family="text">
      <style:text-properties style:font-name="Times New Roman" style:font-name-asian="Times New Roman" style:font-name-complex="Times New Roman"/>
    </style:style>
    <style:style style:name="T46_22" style:family="text">
      <style:text-properties style:font-name="Times New Roman" style:font-name-asian="Times New Roman" style:font-name-complex="Times New Roman"/>
    </style:style>
    <style:style style:name="T46_23" style:family="text">
      <style:text-properties style:font-name="Times New Roman" style:font-name-asian="Times New Roman" style:font-name-complex="Times New Roman"/>
    </style:style>
    <style:style style:name="T46_24" style:family="text">
      <style:text-properties style:font-name="Times New Roman" style:font-name-asian="Times New Roman" style:font-name-complex="Times New Roman"/>
    </style:style>
    <style:style style:name="T46_25" style:family="text">
      <style:text-properties style:font-name="Times New Roman" style:font-name-asian="Times New Roman" style:font-name-complex="Times New Roman"/>
    </style:style>
    <style:style style:name="T46_26" style:family="text">
      <style:text-properties style:font-name="Times New Roman" style:font-name-asian="Times New Roman" style:font-name-complex="Times New Roman"/>
    </style:style>
    <style:style style:name="T46_27" style:family="text">
      <style:text-properties style:font-name="Times New Roman" style:font-name-asian="Times New Roman" style:font-name-complex="Times New Roman"/>
    </style:style>
    <style:style style:name="T46_28" style:family="text">
      <style:text-properties style:font-name="Times New Roman" style:font-name-asian="Times New Roman" style:font-name-complex="Times New Roman"/>
    </style:style>
    <style:style style:name="T46_29" style:family="text">
      <style:text-properties style:font-name="Times New Roman" style:font-name-asian="Times New Roman" style:font-name-complex="Times New Roman"/>
    </style:style>
    <style:style style:name="T46_30" style:family="text">
      <style:text-properties style:font-name="Times New Roman" style:font-name-asian="Times New Roman" style:font-name-complex="Times New Roman"/>
    </style:style>
    <style:style style:name="T46_31" style:family="text">
      <style:text-properties style:font-name="Times New Roman" style:font-name-asian="Times New Roman" style:font-name-complex="Times New Roman"/>
    </style:style>
    <style:style style:name="T46_32" style:family="text">
      <style:text-properties style:font-name="Times New Roman" style:font-name-asian="Times New Roman" style:font-name-complex="Times New Roman"/>
    </style:style>
    <style:style style:name="T46_33" style:family="text">
      <style:text-properties style:font-name="Times New Roman" style:font-name-asian="Times New Roman" style:font-name-complex="Times New Roman"/>
    </style:style>
    <style:style style:name="T46_34" style:family="text">
      <style:text-properties style:font-name="Times New Roman" style:font-name-asian="Times New Roman" style:font-name-complex="Times New Roman"/>
    </style:style>
    <style:style style:name="T46_35" style:family="text">
      <style:text-properties style:font-name="Times New Roman" style:font-name-asian="Times New Roman" style:font-name-complex="Times New Roman"/>
    </style:style>
    <style:style style:name="T46_36" style:family="text">
      <style:text-properties style:font-name="Times New Roman" style:font-name-asian="Times New Roman" style:font-name-complex="Times New Roman"/>
    </style:style>
    <style:style style:name="T46_37" style:family="text">
      <style:text-properties style:font-name="Times New Roman" style:font-name-asian="Times New Roman" style:font-name-complex="Times New Roman"/>
    </style:style>
    <style:style style:name="T46_38" style:family="text">
      <style:text-properties style:font-name="Times New Roman" style:font-name-asian="Times New Roman" style:font-name-complex="Times New Roman"/>
    </style:style>
    <style:style style:name="T46_39" style:family="text">
      <style:text-properties style:font-name="Times New Roman" style:font-name-asian="Times New Roman" style:font-name-complex="Times New Roman"/>
    </style:style>
    <style:style style:name="T46_40" style:family="text">
      <style:text-properties style:font-name="Times New Roman" style:font-name-asian="Times New Roman" style:font-name-complex="Times New Roman"/>
    </style:style>
    <style:style style:name="T46_41" style:family="text">
      <style:text-properties style:font-name="Times New Roman" style:font-name-asian="Times New Roman" style:font-name-complex="Times New Roman"/>
    </style:style>
    <style:style style:name="T46_42" style:family="text">
      <style:text-properties style:font-name="Times New Roman" style:font-name-asian="Times New Roman" style:font-name-complex="Times New Roman"/>
    </style:style>
    <style:style style:name="T46_43" style:family="text">
      <style:text-properties style:font-name="Times New Roman" style:font-name-asian="Times New Roman" style:font-name-complex="Times New Roman"/>
    </style:style>
    <style:style style:name="T46_44" style:family="text">
      <style:text-properties style:font-name="Times New Roman" style:font-name-asian="Times New Roman" style:font-name-complex="Times New Roman"/>
    </style:style>
    <style:style style:name="T46_45" style:family="text">
      <style:text-properties style:font-name="Times New Roman" style:font-name-asian="Times New Roman" style:font-name-complex="Times New Roman"/>
    </style:style>
    <style:style style:name="T46_46" style:family="text">
      <style:text-properties style:font-name="Times New Roman" style:font-name-asian="Times New Roman" style:font-name-complex="Times New Roman"/>
    </style:style>
    <style:style style:name="T46_47" style:family="text">
      <style:text-properties style:font-name="Times New Roman" style:font-name-asian="Times New Roman" style:font-name-complex="Times New Roman"/>
    </style:style>
    <style:style style:name="T46_48" style:family="text">
      <style:text-properties style:font-name="Times New Roman" style:font-name-asian="Times New Roman" style:font-name-complex="Times New Roman"/>
    </style:style>
    <style:style style:name="T46_49" style:family="text">
      <style:text-properties style:font-name="Times New Roman" style:font-name-asian="Times New Roman" style:font-name-complex="Times New Roman"/>
    </style:style>
    <style:style style:name="T46_50" style:family="text">
      <style:text-properties style:font-name="Times New Roman" style:font-name-asian="Times New Roman" style:font-name-complex="Times New Roman"/>
    </style:style>
    <style:style style:name="T46_51" style:family="text">
      <style:text-properties style:font-name="Times New Roman" style:font-name-asian="Times New Roman" style:font-name-complex="Times New Roman"/>
    </style:style>
    <style:style style:name="T46_52" style:family="text">
      <style:text-properties style:font-name="Times New Roman" style:font-name-asian="Times New Roman" style:font-name-complex="Times New Roman"/>
    </style:style>
    <style:style style:name="T46_53" style:family="text">
      <style:text-properties style:font-name="Times New Roman" style:font-name-asian="Times New Roman" style:font-name-complex="Times New Roman"/>
    </style:style>
    <style:style style:name="T46_54" style:family="text">
      <style:text-properties style:font-name="Times New Roman" style:font-name-asian="Times New Roman" style:font-name-complex="Times New Roman"/>
    </style:style>
    <style:style style:name="T46_55" style:family="text">
      <style:text-properties style:font-name="Times New Roman" style:font-name-asian="Times New Roman" style:font-name-complex="Times New Roman"/>
    </style:style>
    <style:style style:name="T46_56" style:family="text">
      <style:text-properties style:font-name="Times New Roman" style:font-name-asian="Times New Roman" style:font-name-complex="Times New Roman"/>
    </style:style>
    <style:style style:name="T46_57" style:family="text">
      <style:text-properties style:font-name="Times New Roman" style:font-name-asian="Times New Roman" style:font-name-complex="Times New Roman"/>
    </style:style>
    <style:style style:name="T46_58" style:family="text">
      <style:text-properties style:font-name="Times New Roman" style:font-name-asian="Times New Roman" style:font-name-complex="Times New Roman"/>
    </style:style>
    <style:style style:name="P47" style:family="paragraph" style:parent-style-name="Standard">
      <style:paragraph-properties fo:text-align="justify" fo:break-before="auto" fo:text-indent="1.27cm" fo:line-height="150%" style:writing-mode="lr-tb"/>
    </style:style>
    <style:style style:name="T47_1" style:family="text" style:parent-style-name="Standard"/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font-name="Times New Roman" style:font-name-asian="Times New Roman" style:font-name-complex="Times New Roman"/>
    </style:style>
    <style:style style:name="T48_14" style:family="text">
      <style:text-properties style:font-name="Times New Roman" style:font-name-asian="Times New Roman" style:font-name-complex="Times New Roman"/>
    </style:style>
    <style:style style:name="T48_15" style:family="text">
      <style:text-properties style:font-name="Times New Roman" style:font-name-asian="Times New Roman" style:font-name-complex="Times New Roman"/>
    </style:style>
    <style:style style:name="T48_16" style:family="text">
      <style:text-properties style:font-name="Times New Roman" style:font-name-asian="Times New Roman" style:font-name-complex="Times New Roman"/>
    </style:style>
    <style:style style:name="T48_17" style:family="text">
      <style:text-properties style:font-name="Times New Roman" style:font-name-asian="Times New Roman" style:font-name-complex="Times New Roman"/>
    </style:style>
    <style:style style:name="T48_18" style:family="text">
      <style:text-properties style:font-name="Times New Roman" style:font-name-asian="Times New Roman" style:font-name-complex="Times New Roman"/>
    </style:style>
    <style:style style:name="T48_19" style:family="text">
      <style:text-properties style:font-name="Times New Roman" style:font-name-asian="Times New Roman" style:font-name-complex="Times New Roman"/>
    </style:style>
    <style:style style:name="T48_20" style:family="text">
      <style:text-properties style:font-name="Times New Roman" style:font-name-asian="Times New Roman" style:font-name-complex="Times New Roman"/>
    </style:style>
    <style:style style:name="T48_21" style:family="text">
      <style:text-properties style:font-name="Times New Roman" style:font-name-asian="Times New Roman" style:font-name-complex="Times New Roman"/>
    </style:style>
    <style:style style:name="T48_22" style:family="text">
      <style:text-properties style:font-name="Times New Roman" style:font-name-asian="Times New Roman" style:font-name-complex="Times New Roman"/>
    </style:style>
    <style:style style:name="T48_23" style:family="text">
      <style:text-properties style:font-name="Times New Roman" style:font-name-asian="Times New Roman" style:font-name-complex="Times New Roman"/>
    </style:style>
    <style:style style:name="T48_24" style:family="text">
      <style:text-properties style:font-name="Times New Roman" style:font-name-asian="Times New Roman" style:font-name-complex="Times New Roman"/>
    </style:style>
    <style:style style:name="T48_25" style:family="text">
      <style:text-properties style:font-name="Times New Roman" style:font-name-asian="Times New Roman" style:font-name-complex="Times New Roman"/>
    </style:style>
    <style:style style:name="T48_26" style:family="text">
      <style:text-properties style:font-name="Times New Roman" style:font-name-asian="Times New Roman" style:font-name-complex="Times New Roman"/>
    </style:style>
    <style:style style:name="T48_27" style:family="text">
      <style:text-properties style:font-name="Times New Roman" style:font-name-asian="Times New Roman" style:font-name-complex="Times New Roman"/>
    </style:style>
    <style:style style:name="T48_28" style:family="text">
      <style:text-properties style:font-name="Times New Roman" style:font-name-asian="Times New Roman" style:font-name-complex="Times New Roman"/>
    </style:style>
    <style:style style:name="T48_29" style:family="text">
      <style:text-properties style:font-name="Times New Roman" style:font-name-asian="Times New Roman" style:font-name-complex="Times New Roman"/>
    </style:style>
    <style:style style:name="T48_30" style:family="text">
      <style:text-properties style:font-name="Times New Roman" style:font-name-asian="Times New Roman" style:font-name-complex="Times New Roman"/>
    </style:style>
    <style:style style:name="T48_31" style:family="text">
      <style:text-properties style:font-name="Times New Roman" style:font-name-asian="Times New Roman" style:font-name-complex="Times New Roman"/>
    </style:style>
    <style:style style:name="T48_32" style:family="text">
      <style:text-properties style:font-name="Times New Roman" style:font-name-asian="Times New Roman" style:font-name-complex="Times New Roman"/>
    </style:style>
    <style:style style:name="T48_33" style:family="text">
      <style:text-properties style:font-name="Times New Roman" style:font-name-asian="Times New Roman" style:font-name-complex="Times New Roman"/>
    </style:style>
    <style:style style:name="T48_34" style:family="text">
      <style:text-properties style:font-name="Times New Roman" style:font-name-asian="Times New Roman" style:font-name-complex="Times New Roman"/>
    </style:style>
    <style:style style:name="T48_35" style:family="text">
      <style:text-properties style:font-name="Times New Roman" style:font-name-asian="Times New Roman" style:font-name-complex="Times New Roman"/>
    </style:style>
    <style:style style:name="T48_36" style:family="text">
      <style:text-properties style:font-name="Times New Roman" style:font-name-asian="Times New Roman" style:font-name-complex="Times New Roman"/>
    </style:style>
    <style:style style:name="T48_37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8_38" style:family="text">
      <style:text-properties style:font-name="Times New Roman" style:font-name-asian="Times New Roman" style:font-name-complex="Times New Roman"/>
    </style:style>
    <style:style style:name="T48_39" style:family="text">
      <style:text-properties style:font-name="Times New Roman" style:font-name-asian="Times New Roman" style:font-name-complex="Times New Roman"/>
    </style:style>
    <style:style style:name="T48_40" style:family="text">
      <style:text-properties style:font-name="Times New Roman" style:font-name-asian="Times New Roman" style:font-name-complex="Times New Roman"/>
    </style:style>
    <style:style style:name="T48_41" style:family="text">
      <style:text-properties style:font-name="Times New Roman" style:font-name-asian="Times New Roman" style:font-name-complex="Times New Roman"/>
    </style:style>
    <style:style style:name="T48_42" style:family="text" style:parent-style-name="Standard"/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font-name="Times New Roman" style:font-name-asian="Times New Roman" style:font-name-complex="Times New Roman"/>
    </style:style>
    <style:style style:name="T49_8" style:family="text">
      <style:text-properties fo:background-color="#ffffff" fo:font-style="normal" style:font-style-asian="normal" style:font-style-complex="normal" fo:color="#000000" style:font-name="Times New Roman" style:font-name-asian="Times New Roman" style:font-name-complex="Times New Roman"/>
    </style:style>
    <style:style style:name="T49_9" style:family="text">
      <style:text-properties style:font-name="Times New Roman" style:font-name-asian="Times New Roman" style:font-name-complex="Times New Roman"/>
    </style:style>
    <style:style style:name="T49_10" style:family="text">
      <style:text-properties style:font-name="Times New Roman" style:font-name-asian="Times New Roman" style:font-name-complex="Times New Roman"/>
    </style:style>
    <style:style style:name="T49_11" style:family="text">
      <style:text-properties style:font-name="Times New Roman" style:font-name-asian="Times New Roman" style:font-name-complex="Times New Roman"/>
    </style:style>
    <style:style style:name="T49_12" style:family="text">
      <style:text-properties style:font-name="Times New Roman" style:font-name-asian="Times New Roman" style:font-name-complex="Times New Roman"/>
    </style:style>
    <style:style style:name="T49_13" style:family="text">
      <style:text-properties style:font-name="Times New Roman" style:font-name-asian="Times New Roman" style:font-name-complex="Times New Roman"/>
    </style:style>
    <style:style style:name="T49_14" style:family="text">
      <style:text-properties style:font-name="Times New Roman" style:font-name-asian="Times New Roman" style:font-name-complex="Times New Roman"/>
    </style:style>
    <style:style style:name="T49_15" style:family="text">
      <style:text-properties style:font-name="Times New Roman" style:font-name-asian="Times New Roman" style:font-name-complex="Times New Roman"/>
    </style:style>
    <style:style style:name="T49_16" style:family="text">
      <style:text-properties style:font-name="Times New Roman" style:font-name-asian="Times New Roman" style:font-name-complex="Times New Roman"/>
    </style:style>
    <style:style style:name="T49_17" style:family="text">
      <style:text-properties style:font-name="Times New Roman" style:font-name-asian="Times New Roman" style:font-name-complex="Times New Roman"/>
    </style:style>
    <style:style style:name="T49_18" style:family="text">
      <style:text-properties style:font-name="Times New Roman" style:font-name-asian="Times New Roman" style:font-name-complex="Times New Roman"/>
    </style:style>
    <style:style style:name="T49_19" style:family="text">
      <style:text-properties style:font-name="Times New Roman" style:font-name-asian="Times New Roman" style:font-name-complex="Times New Roman"/>
    </style:style>
    <style:style style:name="T49_20" style:family="text">
      <style:text-properties style:font-name="Times New Roman" style:font-name-asian="Times New Roman" style:font-name-complex="Times New Roman"/>
    </style:style>
    <style:style style:name="T49_21" style:family="text">
      <style:text-properties style:font-name="Times New Roman" style:font-name-asian="Times New Roman" style:font-name-complex="Times New Roman"/>
    </style:style>
    <style:style style:name="T49_22" style:family="text">
      <style:text-properties style:font-name="Times New Roman" style:font-name-asian="Times New Roman" style:font-name-complex="Times New Roman"/>
    </style:style>
    <style:style style:name="T49_23" style:family="text">
      <style:text-properties style:font-name="Times New Roman" style:font-name-asian="Times New Roman" style:font-name-complex="Times New Roman"/>
    </style:style>
    <style:style style:name="T49_24" style:family="text">
      <style:text-properties style:font-name="Times New Roman" style:font-name-asian="Times New Roman" style:font-name-complex="Times New Roman"/>
    </style:style>
    <style:style style:name="T49_25" style:family="text">
      <style:text-properties style:font-name="Times New Roman" style:font-name-asian="Times New Roman" style:font-name-complex="Times New Roman"/>
    </style:style>
    <style:style style:name="T49_2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9_2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9_2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9_2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9_3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9_3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9_3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9_3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9_34" style:family="text">
      <style:text-properties style:font-name="Times New Roman" style:font-name-asian="Times New Roman" style:font-name-complex="Times New Roman"/>
    </style:style>
    <style:style style:name="T49_35" style:family="text">
      <style:text-properties style:font-name="Times New Roman" style:font-name-asian="Times New Roman" style:font-name-complex="Times New Roman"/>
    </style:style>
    <style:style style:name="T49_36" style:family="text">
      <style:text-properties style:font-name="Times New Roman" style:font-name-asian="Times New Roman" style:font-name-complex="Times New Roman"/>
    </style:style>
    <style:style style:name="T49_37" style:family="text">
      <style:text-properties style:font-name="Times New Roman" style:font-name-asian="Times New Roman" style:font-name-complex="Times New Roman"/>
    </style:style>
    <style:style style:name="T49_38" style:family="text">
      <style:text-properties style:font-name="Times New Roman" style:font-name-asian="Times New Roman" style:font-name-complex="Times New Roman"/>
    </style:style>
    <style:style style:name="T49_39" style:family="text">
      <style:text-properties style:font-name="Times New Roman" style:font-name-asian="Times New Roman" style:font-name-complex="Times New Roman"/>
    </style:style>
    <style:style style:name="T49_40" style:family="text">
      <style:text-properties style:font-name="Times New Roman" style:font-name-asian="Times New Roman" style:font-name-complex="Times New Roman"/>
    </style:style>
    <style:style style:name="T49_41" style:family="text">
      <style:text-properties style:font-name="Times New Roman" style:font-name-asian="Times New Roman" style:font-name-complex="Times New Roman"/>
    </style:style>
    <style:style style:name="T49_42" style:family="text">
      <style:text-properties style:font-name="Times New Roman" style:font-name-asian="Times New Roman" style:font-name-complex="Times New Roman"/>
    </style:style>
    <style:style style:name="T49_43" style:family="text">
      <style:text-properties style:font-name="Times New Roman" style:font-name-asian="Times New Roman" style:font-name-complex="Times New Roman"/>
    </style:style>
    <style:style style:name="T49_44" style:family="text">
      <style:text-properties style:font-name="Times New Roman" style:font-name-asian="Times New Roman" style:font-name-complex="Times New Roman"/>
    </style:style>
    <style:style style:name="T49_45" style:family="text">
      <style:text-properties style:font-name="Times New Roman" style:font-name-asian="Times New Roman" style:font-name-complex="Times New Roman"/>
    </style:style>
    <style:style style:name="T49_46" style:family="text">
      <style:text-properties style:font-name="Times New Roman" style:font-name-asian="Times New Roman" style:font-name-complex="Times New Roman"/>
    </style:style>
    <style:style style:name="T49_47" style:family="text">
      <style:text-properties style:font-name="Times New Roman" style:font-name-asian="Times New Roman" style:font-name-complex="Times New Roman"/>
    </style:style>
    <style:style style:name="T49_48" style:family="text">
      <style:text-properties style:font-name="Times New Roman" style:font-name-asian="Times New Roman" style:font-name-complex="Times New Roman"/>
    </style:style>
    <style:style style:name="T49_49" style:family="text">
      <style:text-properties style:font-name="Times New Roman" style:font-name-asian="Times New Roman" style:font-name-complex="Times New Roman"/>
    </style:style>
    <style:style style:name="T49_50" style:family="text">
      <style:text-properties style:font-name="Times New Roman" style:font-name-asian="Times New Roman" style:font-name-complex="Times New Roman"/>
    </style:style>
    <style:style style:name="T49_51" style:family="text">
      <style:text-properties style:font-name="Times New Roman" style:font-name-asian="Times New Roman" style:font-name-complex="Times New Roman"/>
    </style:style>
    <style:style style:name="T49_52" style:family="text">
      <style:text-properties style:font-name="Times New Roman" style:font-name-asian="Times New Roman" style:font-name-complex="Times New Roman"/>
    </style:style>
    <style:style style:name="T49_53" style:family="text">
      <style:text-properties style:font-name="Times New Roman" style:font-name-asian="Times New Roman" style:font-name-complex="Times New Roman"/>
    </style:style>
    <style:style style:name="T49_54" style:family="text">
      <style:text-properties style:font-name="Times New Roman" style:font-name-asian="Times New Roman" style:font-name-complex="Times New Roman"/>
    </style:style>
    <style:style style:name="T49_55" style:family="text">
      <style:text-properties style:font-name="Times New Roman" style:font-name-asian="Times New Roman" style:font-name-complex="Times New Roman"/>
    </style:style>
    <style:style style:name="T49_56" style:family="text">
      <style:text-properties style:font-name="Times New Roman" style:font-name-asian="Times New Roman" style:font-name-complex="Times New Roman"/>
    </style:style>
    <style:style style:name="T49_57" style:family="text">
      <style:text-properties style:font-name="Times New Roman" style:font-name-asian="Times New Roman" style:font-name-complex="Times New Roman"/>
    </style:style>
    <style:style style:name="T49_58" style:family="text">
      <style:text-properties style:font-name="Times New Roman" style:font-name-asian="Times New Roman" style:font-name-complex="Times New Roman"/>
    </style:style>
    <style:style style:name="T49_59" style:family="text">
      <style:text-properties style:font-name="Times New Roman" style:font-name-asian="Times New Roman" style:font-name-complex="Times New Roman"/>
    </style:style>
    <style:style style:name="T49_60" style:family="text">
      <style:text-properties style:font-name="Times New Roman" style:font-name-asian="Times New Roman" style:font-name-complex="Times New Roman"/>
    </style:style>
    <style:style style:name="T49_61" style:family="text">
      <style:text-properties style:font-name="Times New Roman" style:font-name-asian="Times New Roman" style:font-name-complex="Times New Roman"/>
    </style:style>
    <style:style style:name="T49_62" style:family="text">
      <style:text-properties style:font-name="Times New Roman" style:font-name-asian="Times New Roman" style:font-name-complex="Times New Roman"/>
    </style:style>
    <style:style style:name="T49_63" style:family="text">
      <style:text-properties style:font-name="Times New Roman" style:font-name-asian="Times New Roman" style:font-name-complex="Times New Roman"/>
    </style:style>
    <style:style style:name="T49_64" style:family="text">
      <style:text-properties style:font-name="Times New Roman" style:font-name-asian="Times New Roman" style:font-name-complex="Times New Roman"/>
    </style:style>
    <style:style style:name="T49_65" style:family="text">
      <style:text-properties style:font-name="Times New Roman" style:font-name-asian="Times New Roman" style:font-name-complex="Times New Roman"/>
    </style:style>
    <style:style style:name="T49_66" style:family="text">
      <style:text-properties style:font-name="Times New Roman" style:font-name-asian="Times New Roman" style:font-name-complex="Times New Roman"/>
    </style:style>
    <style:style style:name="T49_67" style:family="text">
      <style:text-properties style:font-name="Times New Roman" style:font-name-asian="Times New Roman" style:font-name-complex="Times New Roman"/>
    </style:style>
    <style:style style:name="T49_68" style:family="text">
      <style:text-properties style:font-name="Times New Roman" style:font-name-asian="Times New Roman" style:font-name-complex="Times New Roman"/>
    </style:style>
    <style:style style:name="T49_69" style:family="text">
      <style:text-properties style:font-name="Times New Roman" style:font-name-asian="Times New Roman" style:font-name-complex="Times New Roman"/>
    </style:style>
    <style:style style:name="T49_70" style:family="text">
      <style:text-properties style:font-name="Times New Roman" style:font-name-asian="Times New Roman" style:font-name-complex="Times New Roman"/>
    </style:style>
    <style:style style:name="T49_71" style:family="text">
      <style:text-properties style:font-name="Times New Roman" style:font-name-asian="Times New Roman" style:font-name-complex="Times New Roman"/>
    </style:style>
    <style:style style:name="T49_72" style:family="text">
      <style:text-properties style:font-name="Times New Roman" style:font-name-asian="Times New Roman" style:font-name-complex="Times New Roman"/>
    </style:style>
    <style:style style:name="T49_73" style:family="text">
      <style:text-properties style:font-name="Times New Roman" style:font-name-asian="Times New Roman" style:font-name-complex="Times New Roman"/>
    </style:style>
    <style:style style:name="T49_74" style:family="text">
      <style:text-properties style:font-name="Times New Roman" style:font-name-asian="Times New Roman" style:font-name-complex="Times New Roman"/>
    </style:style>
    <style:style style:name="T49_75" style:family="text">
      <style:text-properties style:font-name="Times New Roman" style:font-name-asian="Times New Roman" style:font-name-complex="Times New Roman"/>
    </style:style>
    <style:style style:name="T49_76" style:family="text">
      <style:text-properties style:font-name="Times New Roman" style:font-name-asian="Times New Roman" style:font-name-complex="Times New Roman"/>
    </style:style>
    <style:style style:name="T49_77" style:family="text">
      <style:text-properties style:font-name="Times New Roman" style:font-name-asian="Times New Roman" style:font-name-complex="Times New Roman"/>
    </style:style>
    <style:style style:name="T49_78" style:family="text">
      <style:text-properties style:font-name="Times New Roman" style:font-name-asian="Times New Roman" style:font-name-complex="Times New Roman"/>
    </style:style>
    <style:style style:name="T49_79" style:family="text">
      <style:text-properties style:font-name="Times New Roman" style:font-name-asian="Times New Roman" style:font-name-complex="Times New Roman"/>
    </style:style>
    <style:style style:name="T49_80" style:family="text">
      <style:text-properties style:font-name="Times New Roman" style:font-name-asian="Times New Roman" style:font-name-complex="Times New Roman"/>
    </style:style>
    <style:style style:name="T49_81" style:family="text">
      <style:text-properties style:font-name="Times New Roman" style:font-name-asian="Times New Roman" style:font-name-complex="Times New Roman"/>
    </style:style>
    <style:style style:name="T49_82" style:family="text">
      <style:text-properties style:font-name="Times New Roman" style:font-name-asian="Times New Roman" style:font-name-complex="Times New Roman"/>
    </style:style>
    <style:style style:name="T49_83" style:family="text">
      <style:text-properties style:font-name="Times New Roman" style:font-name-asian="Times New Roman" style:font-name-complex="Times New Roman"/>
    </style:style>
    <style:style style:name="T49_84" style:family="text">
      <style:text-properties style:font-name="Times New Roman" style:font-name-asian="Times New Roman" style:font-name-complex="Times New Roman"/>
    </style:style>
    <style:style style:name="T49_85" style:family="text">
      <style:text-properties style:font-name="Times New Roman" style:font-name-asian="Times New Roman" style:font-name-complex="Times New Roman"/>
    </style:style>
    <style:style style:name="T49_86" style:family="text">
      <style:text-properties style:font-name="Times New Roman" style:font-name-asian="Times New Roman" style:font-name-complex="Times New Roman"/>
    </style:style>
    <style:style style:name="T49_87" style:family="text">
      <style:text-properties style:font-name="Times New Roman" style:font-name-asian="Times New Roman" style:font-name-complex="Times New Roman"/>
    </style:style>
    <style:style style:name="T49_88" style:family="text">
      <style:text-properties style:font-name="Times New Roman" style:font-name-asian="Times New Roman" style:font-name-complex="Times New Roman"/>
    </style:style>
    <style:style style:name="T49_89" style:family="text">
      <style:text-properties style:font-name="Times New Roman" style:font-name-asian="Times New Roman" style:font-name-complex="Times New Roman"/>
    </style:style>
    <style:style style:name="T49_90" style:family="text">
      <style:text-properties style:font-name="Times New Roman" style:font-name-asian="Times New Roman" style:font-name-complex="Times New Roman"/>
    </style:style>
    <style:style style:name="T49_91" style:family="text">
      <style:text-properties style:font-name="Times New Roman" style:font-name-asian="Times New Roman" style:font-name-complex="Times New Roman"/>
    </style:style>
    <style:style style:name="T49_92" style:family="text">
      <style:text-properties style:font-name="Times New Roman" style:font-name-asian="Times New Roman" style:font-name-complex="Times New Roman"/>
    </style:style>
    <style:style style:name="T49_93" style:family="text">
      <style:text-properties style:font-name="Times New Roman" style:font-name-asian="Times New Roman" style:font-name-complex="Times New Roman"/>
    </style:style>
    <style:style style:name="T49_94" style:family="text">
      <style:text-properties style:font-name="Times New Roman" style:font-name-asian="Times New Roman" style:font-name-complex="Times New Roman"/>
    </style:style>
    <style:style style:name="T49_95" style:family="text">
      <style:text-properties style:font-name="Times New Roman" style:font-name-asian="Times New Roman" style:font-name-complex="Times New Roman"/>
    </style:style>
    <style:style style:name="T49_96" style:family="text">
      <style:text-properties style:font-name="Times New Roman" style:font-name-asian="Times New Roman" style:font-name-complex="Times New Roman"/>
    </style:style>
    <style:style style:name="T49_9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9_98" style:family="text">
      <style:text-properties style:font-name="Times New Roman" style:font-name-asian="Times New Roman" style:font-name-complex="Times New Roman"/>
    </style:style>
    <style:style style:name="T49_99" style:family="text">
      <style:text-properties style:font-name="Times New Roman" style:font-name-asian="Times New Roman" style:font-name-complex="Times New Roman"/>
    </style:style>
    <style:style style:name="T49_100" style:family="text">
      <style:text-properties style:font-name="Times New Roman" style:font-name-asian="Times New Roman" style:font-name-complex="Times New Roman"/>
    </style:style>
    <style:style style:name="T49_101" style:family="text">
      <style:text-properties style:font-name="Times New Roman" style:font-name-asian="Times New Roman" style:font-name-complex="Times New Roman"/>
    </style:style>
    <style:style style:name="T49_102" style:family="text">
      <style:text-properties style:font-name="Times New Roman" style:font-name-asian="Times New Roman" style:font-name-complex="Times New Roman"/>
    </style:style>
    <style:style style:name="T49_103" style:family="text">
      <style:text-properties style:font-name="Times New Roman" style:font-name-asian="Times New Roman" style:font-name-complex="Times New Roman"/>
    </style:style>
    <style:style style:name="T49_104" style:family="text">
      <style:text-properties style:font-name="Times New Roman" style:font-name-asian="Times New Roman" style:font-name-complex="Times New Roman"/>
    </style:style>
    <style:style style:name="T49_105" style:family="text">
      <style:text-properties style:font-name="Times New Roman" style:font-name-asian="Times New Roman" style:font-name-complex="Times New Roman"/>
    </style:style>
    <style:style style:name="T49_106" style:family="text">
      <style:text-properties style:font-name="Times New Roman" style:font-name-asian="Times New Roman" style:font-name-complex="Times New Roman"/>
    </style:style>
    <style:style style:name="T49_107" style:family="text">
      <style:text-properties style:font-name="Times New Roman" style:font-name-asian="Times New Roman" style:font-name-complex="Times New Roman"/>
    </style:style>
    <style:style style:name="T49_108" style:family="text">
      <style:text-properties style:font-name="Times New Roman" style:font-name-asian="Times New Roman" style:font-name-complex="Times New Roman"/>
    </style:style>
    <style:style style:name="T49_109" style:family="text">
      <style:text-properties style:font-name="Times New Roman" style:font-name-asian="Times New Roman" style:font-name-complex="Times New Roman"/>
    </style:style>
    <style:style style:name="T49_110" style:family="text">
      <style:text-properties style:font-name="Times New Roman" style:font-name-asian="Times New Roman" style:font-name-complex="Times New Roman"/>
    </style:style>
    <style:style style:name="T49_111" style:family="text">
      <style:text-properties style:font-name="Times New Roman" style:font-name-asian="Times New Roman" style:font-name-complex="Times New Roman"/>
    </style:style>
    <style:style style:name="T49_112" style:family="text">
      <style:text-properties style:font-name="Times New Roman" style:font-name-asian="Times New Roman" style:font-name-complex="Times New Roman"/>
    </style:style>
    <style:style style:name="T49_113" style:family="text">
      <style:text-properties style:font-name="Times New Roman" style:font-name-asian="Times New Roman" style:font-name-complex="Times New Roman"/>
    </style:style>
    <style:style style:name="T49_114" style:family="text">
      <style:text-properties style:font-name="Times New Roman" style:font-name-asian="Times New Roman" style:font-name-complex="Times New Roman"/>
    </style:style>
    <style:style style:name="T49_115" style:family="text">
      <style:text-properties style:font-name="Times New Roman" style:font-name-asian="Times New Roman" style:font-name-complex="Times New Roman"/>
    </style:style>
    <style:style style:name="T49_116" style:family="text">
      <style:text-properties style:font-name="Times New Roman" style:font-name-asian="Times New Roman" style:font-name-complex="Times New Roman"/>
    </style:style>
    <style:style style:name="T49_117" style:family="text">
      <style:text-properties style:font-name="Times New Roman" style:font-name-asian="Times New Roman" style:font-name-complex="Times New Roman"/>
    </style:style>
    <style:style style:name="T49_118" style:family="text">
      <style:text-properties style:font-name="Times New Roman" style:font-name-asian="Times New Roman" style:font-name-complex="Times New Roman"/>
    </style:style>
    <style:style style:name="T49_119" style:family="text">
      <style:text-properties style:font-name="Times New Roman" style:font-name-asian="Times New Roman" style:font-name-complex="Times New Roman"/>
    </style:style>
    <style:style style:name="T49_120" style:family="text">
      <style:text-properties style:font-name="Times New Roman" style:font-name-asian="Times New Roman" style:font-name-complex="Times New Roman"/>
    </style:style>
    <style:style style:name="T49_121" style:family="text">
      <style:text-properties style:font-name="Times New Roman" style:font-name-asian="Times New Roman" style:font-name-complex="Times New Roman"/>
    </style:style>
    <style:style style:name="T49_122" style:family="text">
      <style:text-properties style:font-name="Times New Roman" style:font-name-asian="Times New Roman" style:font-name-complex="Times New Roman"/>
    </style:style>
    <style:style style:name="T49_123" style:family="text">
      <style:text-properties style:font-name="Times New Roman" style:font-name-asian="Times New Roman" style:font-name-complex="Times New Roman"/>
    </style:style>
    <style:style style:name="T49_124" style:family="text">
      <style:text-properties style:font-name="Times New Roman" style:font-name-asian="Times New Roman" style:font-name-complex="Times New Roman"/>
    </style:style>
    <style:style style:name="T49_125" style:family="text">
      <style:text-properties style:font-name="Times New Roman" style:font-name-asian="Times New Roman" style:font-name-complex="Times New Roman"/>
    </style:style>
    <style:style style:name="T49_126" style:family="text">
      <style:text-properties style:font-name="Times New Roman" style:font-name-asian="Times New Roman" style:font-name-complex="Times New Roman"/>
    </style:style>
    <style:style style:name="T49_127" style:family="text">
      <style:text-properties style:font-name="Times New Roman" style:font-name-asian="Times New Roman" style:font-name-complex="Times New Roman"/>
    </style:style>
    <style:style style:name="T49_128" style:family="text">
      <style:text-properties style:font-name="Times New Roman" style:font-name-asian="Times New Roman" style:font-name-complex="Times New Roman"/>
    </style:style>
    <style:style style:name="T49_129" style:family="text">
      <style:text-properties style:font-name="Times New Roman" style:font-name-asian="Times New Roman" style:font-name-complex="Times New Roman"/>
    </style:style>
    <style:style style:name="T49_130" style:family="text">
      <style:text-properties style:font-name="Times New Roman" style:font-name-asian="Times New Roman" style:font-name-complex="Times New Roman"/>
    </style:style>
    <style:style style:name="T49_131" style:family="text">
      <style:text-properties style:font-name="Times New Roman" style:font-name-asian="Times New Roman" style:font-name-complex="Times New Roman"/>
    </style:style>
    <style:style style:name="T49_132" style:family="text">
      <style:text-properties style:font-name="Times New Roman" style:font-name-asian="Times New Roman" style:font-name-complex="Times New Roman"/>
    </style:style>
    <style:style style:name="T49_133" style:family="text">
      <style:text-properties style:font-name="Times New Roman" style:font-name-asian="Times New Roman" style:font-name-complex="Times New Roman"/>
    </style:style>
    <style:style style:name="T49_134" style:family="text">
      <style:text-properties style:font-name="Times New Roman" style:font-name-asian="Times New Roman" style:font-name-complex="Times New Roman"/>
    </style:style>
    <style:style style:name="T49_135" style:family="text">
      <style:text-properties style:font-name="Times New Roman" style:font-name-asian="Times New Roman" style:font-name-complex="Times New Roman"/>
    </style:style>
    <style:style style:name="T49_136" style:family="text">
      <style:text-properties style:font-name="Times New Roman" style:font-name-asian="Times New Roman" style:font-name-complex="Times New Roman"/>
    </style:style>
    <style:style style:name="T49_137" style:family="text">
      <style:text-properties style:font-name="Times New Roman" style:font-name-asian="Times New Roman" style:font-name-complex="Times New Roman"/>
    </style:style>
    <style:style style:name="T49_138" style:family="text">
      <style:text-properties style:font-name="Times New Roman" style:font-name-asian="Times New Roman" style:font-name-complex="Times New Roman"/>
    </style:style>
    <style:style style:name="T49_139" style:family="text">
      <style:text-properties style:font-name="Times New Roman" style:font-name-asian="Times New Roman" style:font-name-complex="Times New Roman"/>
    </style:style>
    <style:style style:name="T49_140" style:family="text">
      <style:text-properties style:font-name="Times New Roman" style:font-name-asian="Times New Roman" style:font-name-complex="Times New Roman"/>
    </style:style>
    <style:style style:name="T49_141" style:family="text">
      <style:text-properties style:font-name="Times New Roman" style:font-name-asian="Times New Roman" style:font-name-complex="Times New Roman"/>
    </style:style>
    <style:style style:name="T49_142" style:family="text">
      <style:text-properties style:font-name="Times New Roman" style:font-name-asian="Times New Roman" style:font-name-complex="Times New Roman"/>
    </style:style>
    <style:style style:name="T49_143" style:family="text">
      <style:text-properties style:font-name="Times New Roman" style:font-name-asian="Times New Roman" style:font-name-complex="Times New Roman"/>
    </style:style>
    <style:style style:name="T49_144" style:family="text">
      <style:text-properties style:font-name="Times New Roman" style:font-name-asian="Times New Roman" style:font-name-complex="Times New Roman"/>
    </style:style>
    <style:style style:name="T49_145" style:family="text">
      <style:text-properties style:font-name="Times New Roman" style:font-name-asian="Times New Roman" style:font-name-complex="Times New Roman"/>
    </style:style>
    <style:style style:name="T49_146" style:family="text">
      <style:text-properties style:font-name="Times New Roman" style:font-name-asian="Times New Roman" style:font-name-complex="Times New Roman"/>
    </style:style>
    <style:style style:name="T49_147" style:family="text">
      <style:text-properties style:font-name="Times New Roman" style:font-name-asian="Times New Roman" style:font-name-complex="Times New Roman"/>
    </style:style>
    <style:style style:name="T49_148" style:family="text">
      <style:text-properties style:font-name="Times New Roman" style:font-name-asian="Times New Roman" style:font-name-complex="Times New Roman"/>
    </style:style>
    <style:style style:name="T49_149" style:family="text">
      <style:text-properties style:font-name="Times New Roman" style:font-name-asian="Times New Roman" style:font-name-complex="Times New Roman"/>
    </style:style>
    <style:style style:name="T49_150" style:family="text">
      <style:text-properties style:font-name="Times New Roman" style:font-name-asian="Times New Roman" style:font-name-complex="Times New Roman"/>
    </style:style>
    <style:style style:name="T49_151" style:family="text">
      <style:text-properties style:font-name="Times New Roman" style:font-name-asian="Times New Roman" style:font-name-complex="Times New Roman"/>
    </style:style>
    <style:style style:name="T49_152" style:family="text">
      <style:text-properties style:font-name="Times New Roman" style:font-name-asian="Times New Roman" style:font-name-complex="Times New Roman"/>
    </style:style>
    <style:style style:name="T49_153" style:family="text">
      <style:text-properties style:font-name="Times New Roman" style:font-name-asian="Times New Roman" style:font-name-complex="Times New Roman"/>
    </style:style>
    <style:style style:name="T49_154" style:family="text">
      <style:text-properties style:font-name="Times New Roman" style:font-name-asian="Times New Roman" style:font-name-complex="Times New Roman"/>
    </style:style>
    <style:style style:name="T49_155" style:family="text">
      <style:text-properties style:font-name="Times New Roman" style:font-name-asian="Times New Roman" style:font-name-complex="Times New Roman"/>
    </style:style>
    <style:style style:name="T49_156" style:family="text">
      <style:text-properties style:font-name="Times New Roman" style:font-name-asian="Times New Roman" style:font-name-complex="Times New Roman"/>
    </style:style>
    <style:style style:name="T49_157" style:family="text">
      <style:text-properties style:font-name="Times New Roman" style:font-name-asian="Times New Roman" style:font-name-complex="Times New Roman"/>
    </style:style>
    <style:style style:name="T49_158" style:family="text">
      <style:text-properties style:font-name="Times New Roman" style:font-name-asian="Times New Roman" style:font-name-complex="Times New Roman"/>
    </style:style>
    <style:style style:name="T49_159" style:family="text">
      <style:text-properties style:font-name="Times New Roman" style:font-name-asian="Times New Roman" style:font-name-complex="Times New Roman"/>
    </style:style>
    <style:style style:name="T49_160" style:family="text">
      <style:text-properties style:font-name="Times New Roman" style:font-name-asian="Times New Roman" style:font-name-complex="Times New Roman"/>
    </style:style>
    <style:style style:name="T49_161" style:family="text">
      <style:text-properties style:font-name="Times New Roman" style:font-name-asian="Times New Roman" style:font-name-complex="Times New Roman"/>
    </style:style>
    <style:style style:name="T49_162" style:family="text">
      <style:text-properties style:font-name="Times New Roman" style:font-name-asian="Times New Roman" style:font-name-complex="Times New Roman"/>
    </style:style>
    <style:style style:name="T49_163" style:family="text">
      <style:text-properties style:font-name="Times New Roman" style:font-name-asian="Times New Roman" style:font-name-complex="Times New Roman"/>
    </style:style>
    <style:style style:name="T49_164" style:family="text">
      <style:text-properties style:font-name="Times New Roman" style:font-name-asian="Times New Roman" style:font-name-complex="Times New Roman"/>
    </style:style>
    <style:style style:name="T49_165" style:family="text">
      <style:text-properties style:font-name="Times New Roman" style:font-name-asian="Times New Roman" style:font-name-complex="Times New Roman"/>
    </style:style>
    <style:style style:name="T49_166" style:family="text">
      <style:text-properties style:font-name="Times New Roman" style:font-name-asian="Times New Roman" style:font-name-complex="Times New Roman"/>
    </style:style>
    <style:style style:name="T49_167" style:family="text">
      <style:text-properties style:font-name="Times New Roman" style:font-name-asian="Times New Roman" style:font-name-complex="Times New Roman"/>
    </style:style>
    <style:style style:name="T49_168" style:family="text">
      <style:text-properties style:font-name="Times New Roman" style:font-name-asian="Times New Roman" style:font-name-complex="Times New Roman"/>
    </style:style>
    <style:style style:name="T49_169" style:family="text">
      <style:text-properties style:font-name="Times New Roman" style:font-name-asian="Times New Roman" style:font-name-complex="Times New Roman"/>
    </style:style>
    <style:style style:name="T49_170" style:family="text">
      <style:text-properties style:font-name="Times New Roman" style:font-name-asian="Times New Roman" style:font-name-complex="Times New Roman"/>
    </style:style>
    <style:style style:name="T49_171" style:family="text">
      <style:text-properties style:font-name="Times New Roman" style:font-name-asian="Times New Roman" style:font-name-complex="Times New Roman"/>
    </style:style>
    <style:style style:name="T49_172" style:family="text">
      <style:text-properties style:font-name="Times New Roman" style:font-name-asian="Times New Roman" style:font-name-complex="Times New Roman"/>
    </style:style>
    <style:style style:name="T49_173" style:family="text">
      <style:text-properties style:font-name="Times New Roman" style:font-name-asian="Times New Roman" style:font-name-complex="Times New Roman"/>
    </style:style>
    <style:style style:name="T49_174" style:family="text">
      <style:text-properties style:font-name="Times New Roman" style:font-name-asian="Times New Roman" style:font-name-complex="Times New Roman"/>
    </style:style>
    <style:style style:name="T49_175" style:family="text">
      <style:text-properties style:font-name="Times New Roman" style:font-name-asian="Times New Roman" style:font-name-complex="Times New Roman"/>
    </style:style>
    <style:style style:name="T49_176" style:family="text">
      <style:text-properties style:font-name="Times New Roman" style:font-name-asian="Times New Roman" style:font-name-complex="Times New Roman"/>
    </style:style>
    <style:style style:name="T49_177" style:family="text">
      <style:text-properties style:font-name="Times New Roman" style:font-name-asian="Times New Roman" style:font-name-complex="Times New Roman"/>
    </style:style>
    <style:style style:name="P50" style:family="paragraph" style:parent-style-name="Standard">
      <style:paragraph-properties fo:text-align="justify" fo:break-before="auto" fo:text-indent="1.27cm" fo:line-height="150%" style:writing-mode="lr-tb"/>
    </style:style>
    <style:style style:name="T50_1" style:family="text">
      <style:text-properties style:font-name="Times New Roman" style:font-name-asian="Times New Roman" style:font-name-complex="Times New Roman"/>
    </style:style>
    <style:style style:name="T50_2" style:family="text">
      <style:text-properties style:font-name="Times New Roman" style:font-name-asian="Times New Roman" style:font-name-complex="Times New Roman"/>
    </style:style>
    <style:style style:name="T50_3" style:family="text">
      <style:text-properties style:font-name="Times New Roman" style:font-name-asian="Times New Roman" style:font-name-complex="Times New Roman"/>
    </style:style>
    <style:style style:name="T50_4" style:family="text">
      <style:text-properties style:font-name="Times New Roman" style:font-name-asian="Times New Roman" style:font-name-complex="Times New Roman"/>
    </style:style>
    <style:style style:name="T50_5" style:family="text">
      <style:text-properties style:font-name="Times New Roman" style:font-name-asian="Times New Roman" style:font-name-complex="Times New Roman"/>
    </style:style>
    <style:style style:name="T50_6" style:family="text">
      <style:text-properties style:font-name="Times New Roman" style:font-name-asian="Times New Roman" style:font-name-complex="Times New Roman"/>
    </style:style>
    <style:style style:name="T50_7" style:family="text">
      <style:text-properties style:font-name="Times New Roman" style:font-name-asian="Times New Roman" style:font-name-complex="Times New Roman"/>
    </style:style>
    <style:style style:name="T50_8" style:family="text">
      <style:text-properties style:font-name="Times New Roman" style:font-name-asian="Times New Roman" style:font-name-complex="Times New Roman"/>
    </style:style>
    <style:style style:name="T50_9" style:family="text">
      <style:text-properties style:font-name="Times New Roman" style:font-name-asian="Times New Roman" style:font-name-complex="Times New Roman"/>
    </style:style>
    <style:style style:name="T50_10" style:family="text">
      <style:text-properties style:font-name="Times New Roman" style:font-name-asian="Times New Roman" style:font-name-complex="Times New Roman"/>
    </style:style>
    <style:style style:name="T50_11" style:family="text">
      <style:text-properties style:font-name="Times New Roman" style:font-name-asian="Times New Roman" style:font-name-complex="Times New Roman"/>
    </style:style>
    <style:style style:name="T50_12" style:family="text">
      <style:text-properties style:font-name="Times New Roman" style:font-name-asian="Times New Roman" style:font-name-complex="Times New Roman"/>
    </style:style>
    <style:style style:name="T50_13" style:family="text">
      <style:text-properties style:font-name="Times New Roman" style:font-name-asian="Times New Roman" style:font-name-complex="Times New Roman"/>
    </style:style>
    <style:style style:name="T50_14" style:family="text">
      <style:text-properties style:font-name="Times New Roman" style:font-name-asian="Times New Roman" style:font-name-complex="Times New Roman"/>
    </style:style>
    <style:style style:name="T50_15" style:family="text">
      <style:text-properties style:font-name="Times New Roman" style:font-name-asian="Times New Roman" style:font-name-complex="Times New Roman"/>
    </style:style>
    <style:style style:name="T50_16" style:family="text">
      <style:text-properties style:font-name="Times New Roman" style:font-name-asian="Times New Roman" style:font-name-complex="Times New Roman"/>
    </style:style>
    <style:style style:name="T50_17" style:family="text">
      <style:text-properties style:font-name="Times New Roman" style:font-name-asian="Times New Roman" style:font-name-complex="Times New Roman"/>
    </style:style>
    <style:style style:name="T50_18" style:family="text">
      <style:text-properties style:font-name="Times New Roman" style:font-name-asian="Times New Roman" style:font-name-complex="Times New Roman"/>
    </style:style>
    <style:style style:name="T50_19" style:family="text">
      <style:text-properties style:font-name="Times New Roman" style:font-name-asian="Times New Roman" style:font-name-complex="Times New Roman"/>
    </style:style>
    <style:style style:name="T50_20" style:family="text">
      <style:text-properties style:font-name="Times New Roman" style:font-name-asian="Times New Roman" style:font-name-complex="Times New Roman"/>
    </style:style>
    <style:style style:name="T50_21" style:family="text">
      <style:text-properties style:font-name="Times New Roman" style:font-name-asian="Times New Roman" style:font-name-complex="Times New Roman"/>
    </style:style>
    <style:style style:name="T50_22" style:family="text">
      <style:text-properties style:font-name="Times New Roman" style:font-name-asian="Times New Roman" style:font-name-complex="Times New Roman"/>
    </style:style>
    <style:style style:name="T50_23" style:family="text">
      <style:text-properties style:font-name="Times New Roman" style:font-name-asian="Times New Roman" style:font-name-complex="Times New Roman"/>
    </style:style>
    <style:style style:name="T50_24" style:family="text">
      <style:text-properties style:font-name="Times New Roman" style:font-name-asian="Times New Roman" style:font-name-complex="Times New Roman"/>
    </style:style>
    <style:style style:name="T50_25" style:family="text">
      <style:text-properties style:font-name="Times New Roman" style:font-name-asian="Times New Roman" style:font-name-complex="Times New Roman"/>
    </style:style>
    <style:style style:name="T50_26" style:family="text">
      <style:text-properties style:font-name="Times New Roman" style:font-name-asian="Times New Roman" style:font-name-complex="Times New Roman"/>
    </style:style>
    <style:style style:name="T50_27" style:family="text">
      <style:text-properties style:font-name="Times New Roman" style:font-name-asian="Times New Roman" style:font-name-complex="Times New Roman"/>
    </style:style>
    <style:style style:name="T50_28" style:family="text">
      <style:text-properties style:font-name="Times New Roman" style:font-name-asian="Times New Roman" style:font-name-complex="Times New Roman"/>
    </style:style>
    <style:style style:name="T50_29" style:family="text">
      <style:text-properties style:font-name="Times New Roman" style:font-name-asian="Times New Roman" style:font-name-complex="Times New Roman"/>
    </style:style>
    <style:style style:name="T50_30" style:family="text">
      <style:text-properties style:font-name="Times New Roman" style:font-name-asian="Times New Roman" style:font-name-complex="Times New Roman"/>
    </style:style>
    <style:style style:name="T50_31" style:family="text">
      <style:text-properties style:font-name="Times New Roman" style:font-name-asian="Times New Roman" style:font-name-complex="Times New Roman"/>
    </style:style>
    <style:style style:name="T50_32" style:family="text">
      <style:text-properties style:font-name="Times New Roman" style:font-name-asian="Times New Roman" style:font-name-complex="Times New Roman"/>
    </style:style>
    <style:style style:name="T50_33" style:family="text">
      <style:text-properties style:font-name="Times New Roman" style:font-name-asian="Times New Roman" style:font-name-complex="Times New Roman"/>
    </style:style>
    <style:style style:name="T50_34" style:family="text">
      <style:text-properties style:font-name="Times New Roman" style:font-name-asian="Times New Roman" style:font-name-complex="Times New Roman"/>
    </style:style>
    <style:style style:name="T50_35" style:family="text">
      <style:text-properties style:font-name="Times New Roman" style:font-name-asian="Times New Roman" style:font-name-complex="Times New Roman"/>
    </style:style>
    <style:style style:name="T50_36" style:family="text">
      <style:text-properties style:font-name="Times New Roman" style:font-name-asian="Times New Roman" style:font-name-complex="Times New Roman"/>
    </style:style>
    <style:style style:name="T50_37" style:family="text">
      <style:text-properties style:font-name="Times New Roman" style:font-name-asian="Times New Roman" style:font-name-complex="Times New Roman"/>
    </style:style>
    <style:style style:name="T50_38" style:family="text">
      <style:text-properties style:font-name="Times New Roman" style:font-name-asian="Times New Roman" style:font-name-complex="Times New Roman"/>
    </style:style>
    <style:style style:name="T50_39" style:family="text">
      <style:text-properties style:font-name="Times New Roman" style:font-name-asian="Times New Roman" style:font-name-complex="Times New Roman"/>
    </style:style>
    <style:style style:name="T50_40" style:family="text">
      <style:text-properties style:font-name="Times New Roman" style:font-name-asian="Times New Roman" style:font-name-complex="Times New Roman"/>
    </style:style>
    <style:style style:name="T50_41" style:family="text">
      <style:text-properties style:font-name="Times New Roman" style:font-name-asian="Times New Roman" style:font-name-complex="Times New Roman"/>
    </style:style>
    <style:style style:name="T50_42" style:family="text">
      <style:text-properties style:font-name="Times New Roman" style:font-name-asian="Times New Roman" style:font-name-complex="Times New Roman"/>
    </style:style>
    <style:style style:name="T50_43" style:family="text">
      <style:text-properties style:font-name="Times New Roman" style:font-name-asian="Times New Roman" style:font-name-complex="Times New Roman"/>
    </style:style>
    <style:style style:name="T50_44" style:family="text">
      <style:text-properties style:font-name="Times New Roman" style:font-name-asian="Times New Roman" style:font-name-complex="Times New Roman"/>
    </style:style>
    <style:style style:name="T50_45" style:family="text">
      <style:text-properties style:font-name="Times New Roman" style:font-name-asian="Times New Roman" style:font-name-complex="Times New Roman"/>
    </style:style>
    <style:style style:name="T50_46" style:family="text">
      <style:text-properties style:font-name="Times New Roman" style:font-name-asian="Times New Roman" style:font-name-complex="Times New Roman"/>
    </style:style>
    <style:style style:name="T50_47" style:family="text">
      <style:text-properties style:font-name="Times New Roman" style:font-name-asian="Times New Roman" style:font-name-complex="Times New Roman"/>
    </style:style>
    <style:style style:name="T50_48" style:family="text">
      <style:text-properties style:font-name="Times New Roman" style:font-name-asian="Times New Roman" style:font-name-complex="Times New Roman"/>
    </style:style>
    <style:style style:name="T50_49" style:family="text">
      <style:text-properties style:font-name="Times New Roman" style:font-name-asian="Times New Roman" style:font-name-complex="Times New Roman"/>
    </style:style>
    <style:style style:name="T50_50" style:family="text">
      <style:text-properties style:font-name="Times New Roman" style:font-name-asian="Times New Roman" style:font-name-complex="Times New Roman"/>
    </style:style>
    <style:style style:name="T50_51" style:family="text">
      <style:text-properties style:font-name="Times New Roman" style:font-name-asian="Times New Roman" style:font-name-complex="Times New Roman"/>
    </style:style>
    <style:style style:name="T50_52" style:family="text">
      <style:text-properties style:font-name="Times New Roman" style:font-name-asian="Times New Roman" style:font-name-complex="Times New Roman"/>
    </style:style>
    <style:style style:name="T50_53" style:family="text">
      <style:text-properties style:font-name="Times New Roman" style:font-name-asian="Times New Roman" style:font-name-complex="Times New Roman"/>
    </style:style>
    <style:style style:name="T50_54" style:family="text">
      <style:text-properties style:font-name="Times New Roman" style:font-name-asian="Times New Roman" style:font-name-complex="Times New Roman"/>
    </style:style>
    <style:style style:name="T50_55" style:family="text">
      <style:text-properties style:font-name="Times New Roman" style:font-name-asian="Times New Roman" style:font-name-complex="Times New Roman"/>
    </style:style>
    <style:style style:name="T50_56" style:family="text">
      <style:text-properties style:font-name="Times New Roman" style:font-name-asian="Times New Roman" style:font-name-complex="Times New Roman"/>
    </style:style>
    <style:style style:name="T50_57" style:family="text">
      <style:text-properties style:font-name="Times New Roman" style:font-name-asian="Times New Roman" style:font-name-complex="Times New Roman"/>
    </style:style>
    <style:style style:name="T50_58" style:family="text">
      <style:text-properties style:font-name="Times New Roman" style:font-name-asian="Times New Roman" style:font-name-complex="Times New Roman"/>
    </style:style>
    <style:style style:name="T50_59" style:family="text">
      <style:text-properties style:font-name="Times New Roman" style:font-name-asian="Times New Roman" style:font-name-complex="Times New Roman"/>
    </style:style>
    <style:style style:name="T50_60" style:family="text">
      <style:text-properties style:font-name="Times New Roman" style:font-name-asian="Times New Roman" style:font-name-complex="Times New Roman"/>
    </style:style>
    <style:style style:name="T50_61" style:family="text">
      <style:text-properties style:font-name="Times New Roman" style:font-name-asian="Times New Roman" style:font-name-complex="Times New Roman"/>
    </style:style>
    <style:style style:name="T50_62" style:family="text">
      <style:text-properties style:font-name="Times New Roman" style:font-name-asian="Times New Roman" style:font-name-complex="Times New Roman"/>
    </style:style>
    <style:style style:name="T50_63" style:family="text">
      <style:text-properties style:font-name="Times New Roman" style:font-name-asian="Times New Roman" style:font-name-complex="Times New Roman"/>
    </style:style>
    <style:style style:name="T50_64" style:family="text">
      <style:text-properties style:font-name="Times New Roman" style:font-name-asian="Times New Roman" style:font-name-complex="Times New Roman"/>
    </style:style>
    <style:style style:name="T50_65" style:family="text">
      <style:text-properties style:font-name="Times New Roman" style:font-name-asian="Times New Roman" style:font-name-complex="Times New Roman"/>
    </style:style>
    <style:style style:name="T50_66" style:family="text">
      <style:text-properties style:font-name="Times New Roman" style:font-name-asian="Times New Roman" style:font-name-complex="Times New Roman"/>
    </style:style>
    <style:style style:name="T50_67" style:family="text">
      <style:text-properties style:font-name="Times New Roman" style:font-name-asian="Times New Roman" style:font-name-complex="Times New Roman"/>
    </style:style>
    <style:style style:name="T50_68" style:family="text">
      <style:text-properties style:font-name="Times New Roman" style:font-name-asian="Times New Roman" style:font-name-complex="Times New Roman"/>
    </style:style>
    <style:style style:name="T50_69" style:family="text">
      <style:text-properties style:font-name="Times New Roman" style:font-name-asian="Times New Roman" style:font-name-complex="Times New Roman"/>
    </style:style>
    <style:style style:name="T50_70" style:family="text">
      <style:text-properties style:font-name="Times New Roman" style:font-name-asian="Times New Roman" style:font-name-complex="Times New Roman"/>
    </style:style>
    <style:style style:name="T50_71" style:family="text">
      <style:text-properties style:font-name="Times New Roman" style:font-name-asian="Times New Roman" style:font-name-complex="Times New Roman"/>
    </style:style>
    <style:style style:name="T50_72" style:family="text">
      <style:text-properties style:font-name="Times New Roman" style:font-name-asian="Times New Roman" style:font-name-complex="Times New Roman"/>
    </style:style>
    <style:style style:name="T50_73" style:family="text">
      <style:text-properties style:font-name="Times New Roman" style:font-name-asian="Times New Roman" style:font-name-complex="Times New Roman"/>
    </style:style>
    <style:style style:name="T50_74" style:family="text">
      <style:text-properties style:font-name="Times New Roman" style:font-name-asian="Times New Roman" style:font-name-complex="Times New Roman"/>
    </style:style>
    <style:style style:name="T50_75" style:family="text">
      <style:text-properties style:font-name="Times New Roman" style:font-name-asian="Times New Roman" style:font-name-complex="Times New Roman"/>
    </style:style>
    <style:style style:name="T50_76" style:family="text">
      <style:text-properties style:font-name="Times New Roman" style:font-name-asian="Times New Roman" style:font-name-complex="Times New Roman"/>
    </style:style>
    <style:style style:name="T50_77" style:family="text">
      <style:text-properties style:font-name="Times New Roman" style:font-name-asian="Times New Roman" style:font-name-complex="Times New Roman"/>
    </style:style>
    <style:style style:name="T50_78" style:family="text">
      <style:text-properties style:font-name="Times New Roman" style:font-name-asian="Times New Roman" style:font-name-complex="Times New Roman"/>
    </style:style>
    <style:style style:name="T50_79" style:family="text">
      <style:text-properties style:font-name="Times New Roman" style:font-name-asian="Times New Roman" style:font-name-complex="Times New Roman"/>
    </style:style>
    <style:style style:name="T50_80" style:family="text">
      <style:text-properties style:font-name="Times New Roman" style:font-name-asian="Times New Roman" style:font-name-complex="Times New Roman"/>
    </style:style>
    <style:style style:name="T50_81" style:family="text">
      <style:text-properties style:font-name="Times New Roman" style:font-name-asian="Times New Roman" style:font-name-complex="Times New Roman"/>
    </style:style>
    <style:style style:name="T50_8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0_8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0_8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0_85" style:family="text">
      <style:text-properties style:font-name="Times New Roman" style:font-name-asian="Times New Roman" style:font-name-complex="Times New Roman"/>
    </style:style>
    <style:style style:name="T50_86" style:family="text">
      <style:text-properties style:font-name="Times New Roman" style:font-name-asian="Times New Roman" style:font-name-complex="Times New Roman"/>
    </style:style>
    <style:style style:name="T50_87" style:family="text">
      <style:text-properties style:font-name="Times New Roman" style:font-name-asian="Times New Roman" style:font-name-complex="Times New Roman"/>
    </style:style>
    <style:style style:name="T50_88" style:family="text">
      <style:text-properties style:font-name="Times New Roman" style:font-name-asian="Times New Roman" style:font-name-complex="Times New Roman"/>
    </style:style>
    <style:style style:name="T50_89" style:family="text">
      <style:text-properties style:font-name="Times New Roman" style:font-name-asian="Times New Roman" style:font-name-complex="Times New Roman"/>
    </style:style>
    <style:style style:name="T50_90" style:family="text">
      <style:text-properties style:font-name="Times New Roman" style:font-name-asian="Times New Roman" style:font-name-complex="Times New Roman"/>
    </style:style>
    <style:style style:name="T50_91" style:family="text">
      <style:text-properties style:font-name="Times New Roman" style:font-name-asian="Times New Roman" style:font-name-complex="Times New Roman"/>
    </style:style>
    <style:style style:name="T50_92" style:family="text">
      <style:text-properties style:font-name="Times New Roman" style:font-name-asian="Times New Roman" style:font-name-complex="Times New Roman"/>
    </style:style>
    <style:style style:name="T50_93" style:family="text">
      <style:text-properties style:font-name="Times New Roman" style:font-name-asian="Times New Roman" style:font-name-complex="Times New Roman"/>
    </style:style>
    <style:style style:name="T50_94" style:family="text">
      <style:text-properties style:font-name="Times New Roman" style:font-name-asian="Times New Roman" style:font-name-complex="Times New Roman"/>
    </style:style>
    <style:style style:name="T50_95" style:family="text">
      <style:text-properties style:font-name="Times New Roman" style:font-name-asian="Times New Roman" style:font-name-complex="Times New Roman"/>
    </style:style>
    <style:style style:name="T50_96" style:family="text">
      <style:text-properties style:font-name="Times New Roman" style:font-name-asian="Times New Roman" style:font-name-complex="Times New Roman"/>
    </style:style>
    <style:style style:name="T50_97" style:family="text">
      <style:text-properties style:font-name="Times New Roman" style:font-name-asian="Times New Roman" style:font-name-complex="Times New Roman"/>
    </style:style>
    <style:style style:name="T50_98" style:family="text">
      <style:text-properties style:font-name="Times New Roman" style:font-name-asian="Times New Roman" style:font-name-complex="Times New Roman"/>
    </style:style>
    <style:style style:name="T50_99" style:family="text">
      <style:text-properties style:font-name="Times New Roman" style:font-name-asian="Times New Roman" style:font-name-complex="Times New Roman"/>
    </style:style>
    <style:style style:name="T50_100" style:family="text">
      <style:text-properties style:font-name="Times New Roman" style:font-name-asian="Times New Roman" style:font-name-complex="Times New Roman"/>
    </style:style>
    <style:style style:name="T50_101" style:family="text">
      <style:text-properties style:font-name="Times New Roman" style:font-name-asian="Times New Roman" style:font-name-complex="Times New Roman"/>
    </style:style>
    <style:style style:name="T50_10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0_103" style:family="text">
      <style:text-properties style:font-name="Times New Roman" style:font-name-asian="Times New Roman" style:font-name-complex="Times New Roman"/>
    </style:style>
    <style:style style:name="T50_104" style:family="text">
      <style:text-properties style:font-name="Times New Roman" style:font-name-asian="Times New Roman" style:font-name-complex="Times New Roman"/>
    </style:style>
    <style:style style:name="T50_105" style:family="text">
      <style:text-properties style:font-name="Times New Roman" style:font-name-asian="Times New Roman" style:font-name-complex="Times New Roman"/>
    </style:style>
    <style:style style:name="T50_106" style:family="text">
      <style:text-properties style:font-name="Times New Roman" style:font-name-asian="Times New Roman" style:font-name-complex="Times New Roman"/>
    </style:style>
    <style:style style:name="T50_107" style:family="text">
      <style:text-properties style:font-name="Times New Roman" style:font-name-asian="Times New Roman" style:font-name-complex="Times New Roman"/>
    </style:style>
    <style:style style:name="T50_108" style:family="text">
      <style:text-properties style:font-name="Times New Roman" style:font-name-asian="Times New Roman" style:font-name-complex="Times New Roman"/>
    </style:style>
    <style:style style:name="T50_109" style:family="text">
      <style:text-properties style:font-name="Times New Roman" style:font-name-asian="Times New Roman" style:font-name-complex="Times New Roman"/>
    </style:style>
    <style:style style:name="T50_110" style:family="text">
      <style:text-properties style:font-name="Times New Roman" style:font-name-asian="Times New Roman" style:font-name-complex="Times New Roman"/>
    </style:style>
    <style:style style:name="T50_111" style:family="text">
      <style:text-properties style:font-name="Times New Roman" style:font-name-asian="Times New Roman" style:font-name-complex="Times New Roman"/>
    </style:style>
    <style:style style:name="T50_112" style:family="text">
      <style:text-properties style:font-name="Times New Roman" style:font-name-asian="Times New Roman" style:font-name-complex="Times New Roman"/>
    </style:style>
    <style:style style:name="T50_113" style:family="text">
      <style:text-properties style:font-name="Times New Roman" style:font-name-asian="Times New Roman" style:font-name-complex="Times New Roman"/>
    </style:style>
    <style:style style:name="T50_114" style:family="text">
      <style:text-properties style:font-name="Times New Roman" style:font-name-asian="Times New Roman" style:font-name-complex="Times New Roman"/>
    </style:style>
    <style:style style:name="T50_115" style:family="text">
      <style:text-properties style:font-name="Times New Roman" style:font-name-asian="Times New Roman" style:font-name-complex="Times New Roman"/>
    </style:style>
    <style:style style:name="T50_116" style:family="text">
      <style:text-properties style:font-name="Times New Roman" style:font-name-asian="Times New Roman" style:font-name-complex="Times New Roman"/>
    </style:style>
    <style:style style:name="T50_117" style:family="text">
      <style:text-properties style:font-name="Times New Roman" style:font-name-asian="Times New Roman" style:font-name-complex="Times New Roman"/>
    </style:style>
    <style:style style:name="T50_118" style:family="text">
      <style:text-properties style:font-name="Times New Roman" style:font-name-asian="Times New Roman" style:font-name-complex="Times New Roman"/>
    </style:style>
    <style:style style:name="T50_119" style:family="text">
      <style:text-properties style:font-name="Times New Roman" style:font-name-asian="Times New Roman" style:font-name-complex="Times New Roman"/>
    </style:style>
    <style:style style:name="T50_120" style:family="text">
      <style:text-properties style:font-name="Times New Roman" style:font-name-asian="Times New Roman" style:font-name-complex="Times New Roman"/>
    </style:style>
    <style:style style:name="T50_121" style:family="text">
      <style:text-properties style:font-name="Times New Roman" style:font-name-asian="Times New Roman" style:font-name-complex="Times New Roman"/>
    </style:style>
    <style:style style:name="T50_122" style:family="text">
      <style:text-properties style:font-name="Times New Roman" style:font-name-asian="Times New Roman" style:font-name-complex="Times New Roman"/>
    </style:style>
    <style:style style:name="T50_123" style:family="text">
      <style:text-properties style:font-name="Times New Roman" style:font-name-asian="Times New Roman" style:font-name-complex="Times New Roman"/>
    </style:style>
    <style:style style:name="T50_124" style:family="text">
      <style:text-properties style:font-name="Times New Roman" style:font-name-asian="Times New Roman" style:font-name-complex="Times New Roman"/>
    </style:style>
    <style:style style:name="T50_125" style:family="text">
      <style:text-properties style:font-name="Times New Roman" style:font-name-asian="Times New Roman" style:font-name-complex="Times New Roman"/>
    </style:style>
    <style:style style:name="T50_126" style:family="text">
      <style:text-properties style:font-name="Times New Roman" style:font-name-asian="Times New Roman" style:font-name-complex="Times New Roman"/>
    </style:style>
    <style:style style:name="T50_127" style:family="text">
      <style:text-properties style:font-name="Times New Roman" style:font-name-asian="Times New Roman" style:font-name-complex="Times New Roman"/>
    </style:style>
    <style:style style:name="T50_128" style:family="text">
      <style:text-properties style:font-name="Times New Roman" style:font-name-asian="Times New Roman" style:font-name-complex="Times New Roman"/>
    </style:style>
    <style:style style:name="T50_129" style:family="text">
      <style:text-properties style:font-name="Times New Roman" style:font-name-asian="Times New Roman" style:font-name-complex="Times New Roman"/>
    </style:style>
    <style:style style:name="T50_130" style:family="text">
      <style:text-properties style:font-name="Times New Roman" style:font-name-asian="Times New Roman" style:font-name-complex="Times New Roman"/>
    </style:style>
    <style:style style:name="T50_131" style:family="text">
      <style:text-properties style:font-name="Times New Roman" style:font-name-asian="Times New Roman" style:font-name-complex="Times New Roman"/>
    </style:style>
    <style:style style:name="T50_132" style:family="text">
      <style:text-properties style:font-name="Times New Roman" style:font-name-asian="Times New Roman" style:font-name-complex="Times New Roman"/>
    </style:style>
    <style:style style:name="T50_133" style:family="text">
      <style:text-properties style:font-name="Times New Roman" style:font-name-asian="Times New Roman" style:font-name-complex="Times New Roman"/>
    </style:style>
    <style:style style:name="T50_134" style:family="text">
      <style:text-properties style:font-name="Times New Roman" style:font-name-asian="Times New Roman" style:font-name-complex="Times New Roman"/>
    </style:style>
    <style:style style:name="T50_135" style:family="text">
      <style:text-properties style:font-name="Times New Roman" style:font-name-asian="Times New Roman" style:font-name-complex="Times New Roman"/>
    </style:style>
    <style:style style:name="T50_136" style:family="text">
      <style:text-properties style:font-name="Times New Roman" style:font-name-asian="Times New Roman" style:font-name-complex="Times New Roman"/>
    </style:style>
    <style:style style:name="T50_137" style:family="text">
      <style:text-properties style:font-name="Times New Roman" style:font-name-asian="Times New Roman" style:font-name-complex="Times New Roman"/>
    </style:style>
    <style:style style:name="T50_138" style:family="text">
      <style:text-properties style:font-name="Times New Roman" style:font-name-asian="Times New Roman" style:font-name-complex="Times New Roman"/>
    </style:style>
    <style:style style:name="T50_139" style:family="text">
      <style:text-properties style:font-name="Times New Roman" style:font-name-asian="Times New Roman" style:font-name-complex="Times New Roman"/>
    </style:style>
    <style:style style:name="T50_140" style:family="text">
      <style:text-properties style:font-name="Times New Roman" style:font-name-asian="Times New Roman" style:font-name-complex="Times New Roman"/>
    </style:style>
    <style:style style:name="T50_141" style:family="text">
      <style:text-properties style:font-name="Times New Roman" style:font-name-asian="Times New Roman" style:font-name-complex="Times New Roman"/>
    </style:style>
    <style:style style:name="T50_142" style:family="text">
      <style:text-properties style:font-name="Times New Roman" style:font-name-asian="Times New Roman" style:font-name-complex="Times New Roman"/>
    </style:style>
    <style:style style:name="T50_143" style:family="text">
      <style:text-properties style:font-name="Times New Roman" style:font-name-asian="Times New Roman" style:font-name-complex="Times New Roman"/>
    </style:style>
    <style:style style:name="T50_144" style:family="text">
      <style:text-properties style:font-name="Times New Roman" style:font-name-asian="Times New Roman" style:font-name-complex="Times New Roman"/>
    </style:style>
    <style:style style:name="T50_145" style:family="text">
      <style:text-properties style:font-name="Times New Roman" style:font-name-asian="Times New Roman" style:font-name-complex="Times New Roman"/>
    </style:style>
    <style:style style:name="T50_146" style:family="text">
      <style:text-properties style:font-name="Times New Roman" style:font-name-asian="Times New Roman" style:font-name-complex="Times New Roman"/>
    </style:style>
    <style:style style:name="T50_147" style:family="text">
      <style:text-properties style:font-name="Times New Roman" style:font-name-asian="Times New Roman" style:font-name-complex="Times New Roman"/>
    </style:style>
    <style:style style:name="T50_148" style:family="text">
      <style:text-properties style:font-name="Times New Roman" style:font-name-asian="Times New Roman" style:font-name-complex="Times New Roman"/>
    </style:style>
    <style:style style:name="T50_149" style:family="text">
      <style:text-properties style:font-name="Times New Roman" style:font-name-asian="Times New Roman" style:font-name-complex="Times New Roman"/>
    </style:style>
    <style:style style:name="T50_150" style:family="text">
      <style:text-properties style:font-name="Times New Roman" style:font-name-asian="Times New Roman" style:font-name-complex="Times New Roman"/>
    </style:style>
    <style:style style:name="T50_151" style:family="text">
      <style:text-properties style:font-name="Times New Roman" style:font-name-asian="Times New Roman" style:font-name-complex="Times New Roman"/>
    </style:style>
    <style:style style:name="T50_152" style:family="text">
      <style:text-properties style:font-name="Times New Roman" style:font-name-asian="Times New Roman" style:font-name-complex="Times New Roman"/>
    </style:style>
    <style:style style:name="T50_153" style:family="text">
      <style:text-properties style:font-name="Times New Roman" style:font-name-asian="Times New Roman" style:font-name-complex="Times New Roman"/>
    </style:style>
    <style:style style:name="T50_154" style:family="text">
      <style:text-properties style:font-name="Times New Roman" style:font-name-asian="Times New Roman" style:font-name-complex="Times New Roman"/>
    </style:style>
    <style:style style:name="T50_155" style:family="text">
      <style:text-properties style:font-name="Times New Roman" style:font-name-asian="Times New Roman" style:font-name-complex="Times New Roman"/>
    </style:style>
    <style:style style:name="T50_156" style:family="text">
      <style:text-properties style:font-name="Times New Roman" style:font-name-asian="Times New Roman" style:font-name-complex="Times New Roman"/>
    </style:style>
    <style:style style:name="T50_157" style:family="text">
      <style:text-properties style:font-name="Times New Roman" style:font-name-asian="Times New Roman" style:font-name-complex="Times New Roman"/>
    </style:style>
    <style:style style:name="T50_158" style:family="text">
      <style:text-properties style:font-name="Times New Roman" style:font-name-asian="Times New Roman" style:font-name-complex="Times New Roman"/>
    </style:style>
    <style:style style:name="T50_159" style:family="text">
      <style:text-properties style:font-name="Times New Roman" style:font-name-asian="Times New Roman" style:font-name-complex="Times New Roman"/>
    </style:style>
    <style:style style:name="T50_160" style:family="text">
      <style:text-properties style:font-name="Times New Roman" style:font-name-asian="Times New Roman" style:font-name-complex="Times New Roman"/>
    </style:style>
    <style:style style:name="T50_16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0_162" style:family="text">
      <style:text-properties style:font-name="Times New Roman" style:font-name-asian="Times New Roman" style:font-name-complex="Times New Roman"/>
    </style:style>
    <style:style style:name="T50_163" style:family="text">
      <style:text-properties style:font-name="Times New Roman" style:font-name-asian="Times New Roman" style:font-name-complex="Times New Roman"/>
    </style:style>
    <style:style style:name="T50_164" style:family="text">
      <style:text-properties style:font-name="Times New Roman" style:font-name-asian="Times New Roman" style:font-name-complex="Times New Roman"/>
    </style:style>
    <style:style style:name="T50_165" style:family="text">
      <style:text-properties style:font-name="Times New Roman" style:font-name-asian="Times New Roman" style:font-name-complex="Times New Roman"/>
    </style:style>
    <style:style style:name="T50_166" style:family="text">
      <style:text-properties style:font-name="Times New Roman" style:font-name-asian="Times New Roman" style:font-name-complex="Times New Roman"/>
    </style:style>
    <style:style style:name="T50_167" style:family="text">
      <style:text-properties style:font-name="Times New Roman" style:font-name-asian="Times New Roman" style:font-name-complex="Times New Roman"/>
    </style:style>
    <style:style style:name="T50_168" style:family="text">
      <style:text-properties style:font-name="Times New Roman" style:font-name-asian="Times New Roman" style:font-name-complex="Times New Roman"/>
    </style:style>
    <style:style style:name="T50_16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0_170" style:family="text">
      <style:text-properties style:font-name="Times New Roman" style:font-name-asian="Times New Roman" style:font-name-complex="Times New Roman"/>
    </style:style>
    <style:style style:name="T50_171" style:family="text">
      <style:text-properties style:font-name="Times New Roman" style:font-name-asian="Times New Roman" style:font-name-complex="Times New Roman"/>
    </style:style>
    <style:style style:name="T50_172" style:family="text">
      <style:text-properties style:font-name="Times New Roman" style:font-name-asian="Times New Roman" style:font-name-complex="Times New Roman"/>
    </style:style>
    <style:style style:name="T50_173" style:family="text">
      <style:text-properties style:font-name="Times New Roman" style:font-name-asian="Times New Roman" style:font-name-complex="Times New Roman"/>
    </style:style>
    <style:style style:name="T50_174" style:family="text">
      <style:text-properties style:font-name="Times New Roman" style:font-name-asian="Times New Roman" style:font-name-complex="Times New Roman"/>
    </style:style>
    <style:style style:name="T50_175" style:family="text">
      <style:text-properties style:font-name="Times New Roman" style:font-name-asian="Times New Roman" style:font-name-complex="Times New Roman"/>
    </style:style>
    <style:style style:name="T50_176" style:family="text">
      <style:text-properties style:font-name="Times New Roman" style:font-name-asian="Times New Roman" style:font-name-complex="Times New Roman"/>
    </style:style>
    <style:style style:name="T50_177" style:family="text">
      <style:text-properties style:font-name="Times New Roman" style:font-name-asian="Times New Roman" style:font-name-complex="Times New Roman"/>
    </style:style>
    <style:style style:name="T50_178" style:family="text">
      <style:text-properties style:font-name="Times New Roman" style:font-name-asian="Times New Roman" style:font-name-complex="Times New Roman"/>
    </style:style>
    <style:style style:name="T50_179" style:family="text">
      <style:text-properties style:font-name="Times New Roman" style:font-name-asian="Times New Roman" style:font-name-complex="Times New Roman"/>
    </style:style>
    <style:style style:name="T50_180" style:family="text">
      <style:text-properties style:font-name="Times New Roman" style:font-name-asian="Times New Roman" style:font-name-complex="Times New Roman"/>
    </style:style>
    <style:style style:name="T50_181" style:family="text">
      <style:text-properties style:font-name="Times New Roman" style:font-name-asian="Times New Roman" style:font-name-complex="Times New Roman"/>
    </style:style>
    <style:style style:name="T50_182" style:family="text">
      <style:text-properties style:font-name="Times New Roman" style:font-name-asian="Times New Roman" style:font-name-complex="Times New Roman"/>
    </style:style>
    <style:style style:name="T50_183" style:family="text">
      <style:text-properties style:font-name="Times New Roman" style:font-name-asian="Times New Roman" style:font-name-complex="Times New Roman"/>
    </style:style>
    <style:style style:name="T50_184" style:family="text">
      <style:text-properties style:font-name="Times New Roman" style:font-name-asian="Times New Roman" style:font-name-complex="Times New Roman"/>
    </style:style>
    <style:style style:name="T50_185" style:family="text">
      <style:text-properties style:font-name="Times New Roman" style:font-name-asian="Times New Roman" style:font-name-complex="Times New Roman"/>
    </style:style>
    <style:style style:name="T50_186" style:family="text">
      <style:text-properties style:font-name="Times New Roman" style:font-name-asian="Times New Roman" style:font-name-complex="Times New Roman"/>
    </style:style>
    <style:style style:name="T50_187" style:family="text">
      <style:text-properties style:font-name="Times New Roman" style:font-name-asian="Times New Roman" style:font-name-complex="Times New Roman"/>
    </style:style>
    <style:style style:name="T50_188" style:family="text">
      <style:text-properties style:font-name="Times New Roman" style:font-name-asian="Times New Roman" style:font-name-complex="Times New Roman"/>
    </style:style>
    <style:style style:name="T50_189" style:family="text">
      <style:text-properties style:font-name="Times New Roman" style:font-name-asian="Times New Roman" style:font-name-complex="Times New Roman"/>
    </style:style>
    <style:style style:name="T50_190" style:family="text">
      <style:text-properties style:font-name="Times New Roman" style:font-name-asian="Times New Roman" style:font-name-complex="Times New Roman"/>
    </style:style>
    <style:style style:name="T50_191" style:family="text">
      <style:text-properties style:font-name="Times New Roman" style:font-name-asian="Times New Roman" style:font-name-complex="Times New Roman"/>
    </style:style>
    <style:style style:name="T50_192" style:family="text">
      <style:text-properties style:font-name="Times New Roman" style:font-name-asian="Times New Roman" style:font-name-complex="Times New Roman"/>
    </style:style>
    <style:style style:name="T50_193" style:family="text">
      <style:text-properties style:font-name="Times New Roman" style:font-name-asian="Times New Roman" style:font-name-complex="Times New Roman"/>
    </style:style>
    <style:style style:name="T50_194" style:family="text">
      <style:text-properties style:font-name="Times New Roman" style:font-name-asian="Times New Roman" style:font-name-complex="Times New Roman"/>
    </style:style>
    <style:style style:name="T50_195" style:family="text">
      <style:text-properties style:font-name="Times New Roman" style:font-name-asian="Times New Roman" style:font-name-complex="Times New Roman"/>
    </style:style>
    <style:style style:name="T50_196" style:family="text">
      <style:text-properties style:font-name="Times New Roman" style:font-name-asian="Times New Roman" style:font-name-complex="Times New Roman"/>
    </style:style>
    <style:style style:name="T50_197" style:family="text">
      <style:text-properties style:font-name="Times New Roman" style:font-name-asian="Times New Roman" style:font-name-complex="Times New Roman"/>
    </style:style>
    <style:style style:name="T50_198" style:family="text">
      <style:text-properties style:font-name="Times New Roman" style:font-name-asian="Times New Roman" style:font-name-complex="Times New Roman"/>
    </style:style>
    <style:style style:name="T50_199" style:family="text">
      <style:text-properties style:font-name="Times New Roman" style:font-name-asian="Times New Roman" style:font-name-complex="Times New Roman"/>
    </style:style>
    <style:style style:name="T50_200" style:family="text">
      <style:text-properties style:font-name="Times New Roman" style:font-name-asian="Times New Roman" style:font-name-complex="Times New Roman"/>
    </style:style>
    <style:style style:name="T50_201" style:family="text">
      <style:text-properties style:font-name="Times New Roman" style:font-name-asian="Times New Roman" style:font-name-complex="Times New Roman"/>
    </style:style>
    <style:style style:name="T50_202" style:family="text">
      <style:text-properties style:font-name="Times New Roman" style:font-name-asian="Times New Roman" style:font-name-complex="Times New Roman"/>
    </style:style>
    <style:style style:name="T50_203" style:family="text">
      <style:text-properties style:font-name="Times New Roman" style:font-name-asian="Times New Roman" style:font-name-complex="Times New Roman"/>
    </style:style>
    <style:style style:name="T50_204" style:family="text">
      <style:text-properties style:font-name="Times New Roman" style:font-name-asian="Times New Roman" style:font-name-complex="Times New Roman"/>
    </style:style>
    <style:style style:name="T50_205" style:family="text">
      <style:text-properties style:font-name="Times New Roman" style:font-name-asian="Times New Roman" style:font-name-complex="Times New Roman"/>
    </style:style>
    <style:style style:name="T50_206" style:family="text">
      <style:text-properties style:font-name="Times New Roman" style:font-name-asian="Times New Roman" style:font-name-complex="Times New Roman"/>
    </style:style>
    <style:style style:name="T50_207" style:family="text">
      <style:text-properties style:font-name="Times New Roman" style:font-name-asian="Times New Roman" style:font-name-complex="Times New Roman"/>
    </style:style>
    <style:style style:name="T50_208" style:family="text">
      <style:text-properties style:font-name="Times New Roman" style:font-name-asian="Times New Roman" style:font-name-complex="Times New Roman"/>
    </style:style>
    <style:style style:name="T50_209" style:family="text">
      <style:text-properties style:font-name="Times New Roman" style:font-name-asian="Times New Roman" style:font-name-complex="Times New Roman"/>
    </style:style>
    <style:style style:name="T50_210" style:family="text">
      <style:text-properties style:font-name="Times New Roman" style:font-name-asian="Times New Roman" style:font-name-complex="Times New Roman"/>
    </style:style>
    <style:style style:name="T50_21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0_21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0_21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0_21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0_21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0_216" style:family="text">
      <style:text-properties style:font-name="Times New Roman" style:font-name-asian="Times New Roman" style:font-name-complex="Times New Roman"/>
    </style:style>
    <style:style style:name="T50_217" style:family="text">
      <style:text-properties style:font-name="Times New Roman" style:font-name-asian="Times New Roman" style:font-name-complex="Times New Roman"/>
    </style:style>
    <style:style style:name="T50_218" style:family="text">
      <style:text-properties style:font-name="Times New Roman" style:font-name-asian="Times New Roman" style:font-name-complex="Times New Roman"/>
    </style:style>
    <style:style style:name="T50_219" style:family="text">
      <style:text-properties style:font-name="Times New Roman" style:font-name-asian="Times New Roman" style:font-name-complex="Times New Roman"/>
    </style:style>
    <style:style style:name="T50_220" style:family="text">
      <style:text-properties style:font-name="Times New Roman" style:font-name-asian="Times New Roman" style:font-name-complex="Times New Roman"/>
    </style:style>
    <style:style style:name="T50_221" style:family="text">
      <style:text-properties style:font-name="Times New Roman" style:font-name-asian="Times New Roman" style:font-name-complex="Times New Roman"/>
    </style:style>
    <style:style style:name="T50_222" style:family="text">
      <style:text-properties style:font-name="Times New Roman" style:font-name-asian="Times New Roman" style:font-name-complex="Times New Roman"/>
    </style:style>
    <style:style style:name="T50_223" style:family="text">
      <style:text-properties style:font-name="Times New Roman" style:font-name-asian="Times New Roman" style:font-name-complex="Times New Roman"/>
    </style:style>
    <style:style style:name="T50_224" style:family="text">
      <style:text-properties style:font-name="Times New Roman" style:font-name-asian="Times New Roman" style:font-name-complex="Times New Roman"/>
    </style:style>
    <style:style style:name="T50_225" style:family="text">
      <style:text-properties style:font-name="Times New Roman" style:font-name-asian="Times New Roman" style:font-name-complex="Times New Roman"/>
    </style:style>
    <style:style style:name="T50_226" style:family="text">
      <style:text-properties style:font-name="Times New Roman" style:font-name-asian="Times New Roman" style:font-name-complex="Times New Roman"/>
    </style:style>
    <style:style style:name="T50_227" style:family="text">
      <style:text-properties style:font-name="Times New Roman" style:font-name-asian="Times New Roman" style:font-name-complex="Times New Roman"/>
    </style:style>
    <style:style style:name="T50_228" style:family="text">
      <style:text-properties style:font-name="Times New Roman" style:font-name-asian="Times New Roman" style:font-name-complex="Times New Roman"/>
    </style:style>
    <style:style style:name="T50_229" style:family="text">
      <style:text-properties style:font-name="Times New Roman" style:font-name-asian="Times New Roman" style:font-name-complex="Times New Roman"/>
    </style:style>
    <style:style style:name="T50_230" style:family="text">
      <style:text-properties style:font-name="Times New Roman" style:font-name-asian="Times New Roman" style:font-name-complex="Times New Roman"/>
    </style:style>
    <style:style style:name="T50_231" style:family="text">
      <style:text-properties style:font-name="Times New Roman" style:font-name-asian="Times New Roman" style:font-name-complex="Times New Roman"/>
    </style:style>
    <style:style style:name="T50_232" style:family="text">
      <style:text-properties style:font-name="Times New Roman" style:font-name-asian="Times New Roman" style:font-name-complex="Times New Roman"/>
    </style:style>
    <style:style style:name="P51" style:family="paragraph" style:parent-style-name="Standard">
      <style:paragraph-properties fo:text-align="justify" fo:break-before="auto" fo:text-indent="1.251cm" fo:line-height="150%" style:writing-mode="lr-tb"/>
    </style:style>
    <style:style style:name="P52" style:family="paragraph" style:parent-style-name="Standard">
      <style:paragraph-properties fo:text-align="justify" fo:break-before="auto" fo:text-indent="1.251cm" fo:line-height="150%" style:writing-mode="lr-tb"/>
    </style:style>
    <style:style style:name="T52_1" style:family="text">
      <style:text-properties style:font-name="Times New Roman" style:font-name-asian="Times New Roman" style:font-name-complex="Times New Roman"/>
    </style:style>
    <style:style style:name="T52_2" style:family="text">
      <style:text-properties style:font-name="Times New Roman" style:font-name-asian="Times New Roman" style:font-name-complex="Times New Roman"/>
    </style:style>
    <style:style style:name="T52_3" style:family="text">
      <style:text-properties style:font-name="Times New Roman" style:font-name-asian="Times New Roman" style:font-name-complex="Times New Roman"/>
    </style:style>
    <style:style style:name="T52_4" style:family="text">
      <style:text-properties fo:background-color="#ffffff" fo:color="#000000" style:font-name="Times New Roman" style:font-name-asian="Times New Roman" style:font-name-complex="Times New Roman"/>
    </style:style>
    <style:style style:name="T52_5" style:family="text">
      <style:text-properties fo:background-color="#ffffff" fo:color="#000000" style:font-name="Times New Roman" style:font-name-asian="Times New Roman" style:font-name-complex="Times New Roman"/>
    </style:style>
    <style:style style:name="T52_6" style:family="text">
      <style:text-properties fo:background-color="#ffffff" fo:color="#000000" style:font-name="Times New Roman" style:font-name-asian="Times New Roman" style:font-name-complex="Times New Roman"/>
    </style:style>
    <style:style style:name="T52_7" style:family="text">
      <style:text-properties fo:background-color="#ffffff" fo:color="#000000" style:font-name="Times New Roman" style:font-name-asian="Times New Roman" style:font-name-complex="Times New Roman"/>
    </style:style>
    <style:style style:name="T52_8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2_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2_10" style:family="text">
      <style:text-properties fo:background-color="#ffffff" fo:color="#000000" style:font-name="Times New Roman" style:font-name-asian="Times New Roman" style:font-name-complex="Times New Roman"/>
    </style:style>
    <style:style style:name="T52_11" style:family="text">
      <style:text-properties fo:background-color="#ffffff" fo:color="#000000" style:font-name="Times New Roman" style:font-name-asian="Times New Roman" style:font-name-complex="Times New Roman"/>
    </style:style>
    <style:style style:name="T52_12" style:family="text">
      <style:text-properties fo:background-color="#ffffff" fo:color="#000000" style:font-name="Times New Roman" style:font-name-asian="Times New Roman" style:font-name-complex="Times New Roman"/>
    </style:style>
    <style:style style:name="T52_13" style:family="text">
      <style:text-properties fo:background-color="#ffffff" fo:color="#000000" style:font-name="Times New Roman" style:font-name-asian="Times New Roman" style:font-name-complex="Times New Roman"/>
    </style:style>
    <style:style style:name="T52_14" style:family="text">
      <style:text-properties fo:background-color="#ffffff" fo:color="#000000" style:font-name="Times New Roman" style:font-name-asian="Times New Roman" style:font-name-complex="Times New Roman"/>
    </style:style>
    <style:style style:name="T52_15" style:family="text">
      <style:text-properties fo:background-color="#ffffff" fo:color="#000000" style:font-name="Times New Roman" style:font-name-asian="Times New Roman" style:font-name-complex="Times New Roman"/>
    </style:style>
    <style:style style:name="T52_16" style:family="text">
      <style:text-properties fo:background-color="#ffffff" fo:color="#000000" style:font-name="Times New Roman" style:font-name-asian="Times New Roman" style:font-name-complex="Times New Roman"/>
    </style:style>
    <style:style style:name="T52_17" style:family="text">
      <style:text-properties fo:background-color="#ffffff" fo:color="#000000" style:font-name="Times New Roman" style:font-name-asian="Times New Roman" style:font-name-complex="Times New Roman"/>
    </style:style>
    <style:style style:name="T52_18" style:family="text">
      <style:text-properties fo:background-color="#ffffff" fo:color="#000000" style:font-name="Times New Roman" style:font-name-asian="Times New Roman" style:font-name-complex="Times New Roman"/>
    </style:style>
    <style:style style:name="T52_19" style:family="text">
      <style:text-properties fo:background-color="#ffffff" fo:color="#000000" style:font-name="Times New Roman" style:font-name-asian="Times New Roman" style:font-name-complex="Times New Roman"/>
    </style:style>
    <style:style style:name="T52_20" style:family="text">
      <style:text-properties fo:background-color="#ffffff" fo:color="#000000" style:font-name="Times New Roman" style:font-name-asian="Times New Roman" style:font-name-complex="Times New Roman"/>
    </style:style>
    <style:style style:name="T52_21" style:family="text">
      <style:text-properties fo:background-color="#ffffff" fo:color="#000000" style:font-name="Times New Roman" style:font-name-asian="Times New Roman" style:font-name-complex="Times New Roman"/>
    </style:style>
    <style:style style:name="T52_22" style:family="text">
      <style:text-properties fo:background-color="#ffffff" fo:color="#000000" style:font-name="Times New Roman" style:font-name-asian="Times New Roman" style:font-name-complex="Times New Roman"/>
    </style:style>
    <style:style style:name="T52_23" style:family="text">
      <style:text-properties fo:background-color="#ffffff" fo:color="#000000" style:font-name="Times New Roman" style:font-name-asian="Times New Roman" style:font-name-complex="Times New Roman"/>
    </style:style>
    <style:style style:name="T52_24" style:family="text">
      <style:text-properties fo:background-color="#ffffff" fo:color="#000000" style:font-name="Times New Roman" style:font-name-asian="Times New Roman" style:font-name-complex="Times New Roman"/>
    </style:style>
    <style:style style:name="T52_25" style:family="text">
      <style:text-properties fo:background-color="#ffffff" fo:color="#000000" style:font-name="Times New Roman" style:font-name-asian="Times New Roman" style:font-name-complex="Times New Roman"/>
    </style:style>
    <style:style style:name="T52_26" style:family="text">
      <style:text-properties fo:background-color="#ffffff" fo:color="#000000" style:font-name="Times New Roman" style:font-name-asian="Times New Roman" style:font-name-complex="Times New Roman"/>
    </style:style>
    <style:style style:name="T52_27" style:family="text">
      <style:text-properties fo:background-color="#ffffff" fo:color="#000000" style:font-name="Times New Roman" style:font-name-asian="Times New Roman" style:font-name-complex="Times New Roman"/>
    </style:style>
    <style:style style:name="T52_28" style:family="text">
      <style:text-properties fo:background-color="#ffffff" fo:color="#000000" style:font-name="Times New Roman" style:font-name-asian="Times New Roman" style:font-name-complex="Times New Roman"/>
    </style:style>
    <style:style style:name="T52_29" style:family="text">
      <style:text-properties fo:background-color="#ffffff" fo:color="#000000" style:font-name="Times New Roman" style:font-name-asian="Times New Roman" style:font-name-complex="Times New Roman"/>
    </style:style>
    <style:style style:name="T52_30" style:family="text">
      <style:text-properties fo:background-color="#ffffff" fo:color="#000000" style:font-name="Times New Roman" style:font-name-asian="Times New Roman" style:font-name-complex="Times New Roman"/>
    </style:style>
    <style:style style:name="T52_31" style:family="text">
      <style:text-properties fo:background-color="#ffffff" fo:color="#000000" style:font-name="Times New Roman" style:font-name-asian="Times New Roman" style:font-name-complex="Times New Roman"/>
    </style:style>
    <style:style style:name="T52_32" style:family="text">
      <style:text-properties fo:background-color="#ffffff" fo:color="#000000" style:font-name="Times New Roman" style:font-name-asian="Times New Roman" style:font-name-complex="Times New Roman"/>
    </style:style>
    <style:style style:name="T52_33" style:family="text">
      <style:text-properties fo:background-color="#ffffff" fo:color="#000000" style:font-name="Times New Roman" style:font-name-asian="Times New Roman" style:font-name-complex="Times New Roman"/>
    </style:style>
    <style:style style:name="T52_34" style:family="text">
      <style:text-properties fo:background-color="#ffffff" fo:color="#000000" style:font-name="Times New Roman" style:font-name-asian="Times New Roman" style:font-name-complex="Times New Roman"/>
    </style:style>
    <style:style style:name="T52_35" style:family="text">
      <style:text-properties fo:background-color="#ffffff" fo:color="#000000" style:font-name="Times New Roman" style:font-name-asian="Times New Roman" style:font-name-complex="Times New Roman"/>
    </style:style>
    <style:style style:name="T52_36" style:family="text">
      <style:text-properties fo:background-color="#ffffff" fo:color="#000000" style:font-name="Times New Roman" style:font-name-asian="Times New Roman" style:font-name-complex="Times New Roman"/>
    </style:style>
    <style:style style:name="T52_37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2_38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2_3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2_40" style:family="text">
      <style:text-properties fo:background-color="#ffffff" fo:color="#000000" style:font-name="Times New Roman" style:font-name-asian="Times New Roman" style:font-name-complex="Times New Roman"/>
    </style:style>
    <style:style style:name="T52_41" style:family="text">
      <style:text-properties fo:background-color="#ffffff" fo:color="#000000" style:font-name="Times New Roman" style:font-name-asian="Times New Roman" style:font-name-complex="Times New Roman"/>
    </style:style>
    <style:style style:name="T52_42" style:family="text">
      <style:text-properties fo:background-color="#ffffff" fo:color="#000000" style:font-name="Times New Roman" style:font-name-asian="Times New Roman" style:font-name-complex="Times New Roman"/>
    </style:style>
    <style:style style:name="T52_43" style:family="text">
      <style:text-properties fo:background-color="#ffffff" fo:color="#000000" style:font-name="Times New Roman" style:font-name-asian="Times New Roman" style:font-name-complex="Times New Roman"/>
    </style:style>
    <style:style style:name="T52_44" style:family="text">
      <style:text-properties fo:background-color="#ffffff" fo:color="#000000" style:font-name="Times New Roman" style:font-name-asian="Times New Roman" style:font-name-complex="Times New Roman"/>
    </style:style>
    <style:style style:name="T52_45" style:family="text">
      <style:text-properties fo:background-color="#ffffff" fo:color="#000000" style:font-name="Times New Roman" style:font-name-asian="Times New Roman" style:font-name-complex="Times New Roman"/>
    </style:style>
    <style:style style:name="T52_46" style:family="text">
      <style:text-properties fo:background-color="#ffffff" fo:color="#000000" style:font-name="Times New Roman" style:font-name-asian="Times New Roman" style:font-name-complex="Times New Roman"/>
    </style:style>
    <style:style style:name="T52_47" style:family="text">
      <style:text-properties fo:background-color="#ffffff" fo:color="#000000" style:font-name="Times New Roman" style:font-name-asian="Times New Roman" style:font-name-complex="Times New Roman"/>
    </style:style>
    <style:style style:name="T52_48" style:family="text">
      <style:text-properties fo:background-color="#ffffff" fo:color="#000000" style:font-name="Times New Roman" style:font-name-asian="Times New Roman" style:font-name-complex="Times New Roman"/>
    </style:style>
    <style:style style:name="T52_49" style:family="text">
      <style:text-properties fo:background-color="#ffffff" fo:color="#000000" style:font-name="Times New Roman" style:font-name-asian="Times New Roman" style:font-name-complex="Times New Roman"/>
    </style:style>
    <style:style style:name="T52_50" style:family="text">
      <style:text-properties fo:background-color="#ffffff" fo:color="#000000" style:font-name="Times New Roman" style:font-name-asian="Times New Roman" style:font-name-complex="Times New Roman"/>
    </style:style>
    <style:style style:name="T52_51" style:family="text">
      <style:text-properties fo:background-color="#ffffff" fo:color="#000000" style:font-name="Times New Roman" style:font-name-asian="Times New Roman" style:font-name-complex="Times New Roman"/>
    </style:style>
    <style:style style:name="T52_52" style:family="text">
      <style:text-properties fo:background-color="#ffffff" fo:color="#000000" style:font-name="Times New Roman" style:font-name-asian="Times New Roman" style:font-name-complex="Times New Roman"/>
    </style:style>
    <style:style style:name="T52_53" style:family="text">
      <style:text-properties fo:background-color="#ffffff" fo:color="#000000" style:font-name="Times New Roman" style:font-name-asian="Times New Roman" style:font-name-complex="Times New Roman"/>
    </style:style>
    <style:style style:name="T52_54" style:family="text">
      <style:text-properties fo:background-color="#ffffff" fo:color="#000000" style:font-name="Times New Roman" style:font-name-asian="Times New Roman" style:font-name-complex="Times New Roman"/>
    </style:style>
    <style:style style:name="T52_55" style:family="text">
      <style:text-properties fo:background-color="#ffffff" fo:color="#000000" style:font-name="Times New Roman" style:font-name-asian="Times New Roman" style:font-name-complex="Times New Roman"/>
    </style:style>
    <style:style style:name="T52_56" style:family="text">
      <style:text-properties fo:background-color="#ffffff" fo:color="#000000" style:font-name="Times New Roman" style:font-name-asian="Times New Roman" style:font-name-complex="Times New Roman"/>
    </style:style>
    <style:style style:name="T52_57" style:family="text">
      <style:text-properties fo:background-color="#ffffff" fo:color="#000000" style:font-name="Times New Roman" style:font-name-asian="Times New Roman" style:font-name-complex="Times New Roman"/>
    </style:style>
    <style:style style:name="T52_58" style:family="text">
      <style:text-properties fo:background-color="#ffffff" fo:color="#000000" style:font-name="Times New Roman" style:font-name-asian="Times New Roman" style:font-name-complex="Times New Roman"/>
    </style:style>
    <style:style style:name="T52_59" style:family="text">
      <style:text-properties fo:background-color="#ffffff" fo:color="#000000" style:font-name="Times New Roman" style:font-name-asian="Times New Roman" style:font-name-complex="Times New Roman"/>
    </style:style>
    <style:style style:name="T52_60" style:family="text">
      <style:text-properties fo:background-color="#ffffff" fo:color="#000000" style:font-name="Times New Roman" style:font-name-asian="Times New Roman" style:font-name-complex="Times New Roman"/>
    </style:style>
    <style:style style:name="T52_61" style:family="text">
      <style:text-properties fo:background-color="#ffffff" fo:color="#000000" style:font-name="Times New Roman" style:font-name-asian="Times New Roman" style:font-name-complex="Times New Roman"/>
    </style:style>
    <style:style style:name="T52_62" style:family="text">
      <style:text-properties fo:background-color="#ffffff" fo:color="#000000" style:font-name="Times New Roman" style:font-name-asian="Times New Roman" style:font-name-complex="Times New Roman"/>
    </style:style>
    <style:style style:name="T52_63" style:family="text">
      <style:text-properties fo:background-color="#ffffff" fo:color="#000000" style:font-name="Times New Roman" style:font-name-asian="Times New Roman" style:font-name-complex="Times New Roman"/>
    </style:style>
    <style:style style:name="T52_64" style:family="text">
      <style:text-properties fo:background-color="#ffffff" fo:color="#000000" style:font-name="Times New Roman" style:font-name-asian="Times New Roman" style:font-name-complex="Times New Roman"/>
    </style:style>
    <style:style style:name="T52_65" style:family="text">
      <style:text-properties fo:background-color="#ffffff" fo:color="#000000" style:font-name="Times New Roman" style:font-name-asian="Times New Roman" style:font-name-complex="Times New Roman"/>
    </style:style>
    <style:style style:name="T52_66" style:family="text">
      <style:text-properties fo:background-color="#ffffff" fo:color="#000000" style:font-name="Times New Roman" style:font-name-asian="Times New Roman" style:font-name-complex="Times New Roman"/>
    </style:style>
    <style:style style:name="T52_67" style:family="text">
      <style:text-properties fo:background-color="#ffffff" fo:color="#000000" style:font-name="Times New Roman" style:font-name-asian="Times New Roman" style:font-name-complex="Times New Roman"/>
    </style:style>
    <style:style style:name="T52_68" style:family="text">
      <style:text-properties fo:background-color="#ffffff" fo:color="#000000" style:font-name="Times New Roman" style:font-name-asian="Times New Roman" style:font-name-complex="Times New Roman"/>
    </style:style>
    <style:style style:name="T52_69" style:family="text">
      <style:text-properties fo:background-color="#ffffff" style:font-name="Times New Roman" style:font-name-asian="Times New Roman" style:font-name-complex="Times New Roman"/>
    </style:style>
    <style:style style:name="T52_70" style:family="text">
      <style:text-properties fo:background-color="#ffffff" fo:color="#000000" style:font-name="Times New Roman" style:font-name-asian="Times New Roman" style:font-name-complex="Times New Roman"/>
    </style:style>
    <style:style style:name="T52_71" style:family="text">
      <style:text-properties fo:background-color="#ffffff" fo:color="#000000" style:font-name="Times New Roman" style:font-name-asian="Times New Roman" style:font-name-complex="Times New Roman"/>
    </style:style>
    <style:style style:name="T52_72" style:family="text">
      <style:text-properties fo:background-color="#ffffff" style:font-name="Times New Roman" style:font-name-asian="Times New Roman" style:font-name-complex="Times New Roman"/>
    </style:style>
    <style:style style:name="T52_73" style:family="text">
      <style:text-properties fo:background-color="#ffffff" fo:color="#000000" style:font-name="Times New Roman" style:font-name-asian="Times New Roman" style:font-name-complex="Times New Roman"/>
    </style:style>
    <style:style style:name="T52_74" style:family="text">
      <style:text-properties fo:background-color="#ffffff" style:font-name="Times New Roman" style:font-name-asian="Times New Roman" style:font-name-complex="Times New Roman"/>
    </style:style>
    <style:style style:name="T52_75" style:family="text">
      <style:text-properties fo:background-color="#ffffff" fo:color="#000000" style:font-name="Times New Roman" style:font-name-asian="Times New Roman" style:font-name-complex="Times New Roman"/>
    </style:style>
    <style:style style:name="T52_76" style:family="text">
      <style:text-properties fo:background-color="#ffffff" fo:color="#000000" style:font-name="Times New Roman" style:font-name-asian="Times New Roman" style:font-name-complex="Times New Roman"/>
    </style:style>
    <style:style style:name="T52_77" style:family="text">
      <style:text-properties fo:background-color="#ffffff" fo:color="#000000" style:font-name="Times New Roman" style:font-name-asian="Times New Roman" style:font-name-complex="Times New Roman"/>
    </style:style>
    <style:style style:name="T52_78" style:family="text">
      <style:text-properties fo:background-color="#ffffff" fo:color="#000000" style:font-name="Times New Roman" style:font-name-asian="Times New Roman" style:font-name-complex="Times New Roman"/>
    </style:style>
    <style:style style:name="T52_79" style:family="text">
      <style:text-properties fo:background-color="#ffffff" fo:color="#000000" style:font-name="Times New Roman" style:font-name-asian="Times New Roman" style:font-name-complex="Times New Roman"/>
    </style:style>
    <style:style style:name="T52_80" style:family="text">
      <style:text-properties fo:background-color="#ffffff" fo:color="#000000" style:font-name="Times New Roman" style:font-name-asian="Times New Roman" style:font-name-complex="Times New Roman"/>
    </style:style>
    <style:style style:name="T52_81" style:family="text">
      <style:text-properties fo:background-color="#ffffff" fo:color="#000000" style:font-name="Times New Roman" style:font-name-asian="Times New Roman" style:font-name-complex="Times New Roman"/>
    </style:style>
    <style:style style:name="T52_82" style:family="text">
      <style:text-properties fo:background-color="#ffffff" fo:color="#000000" style:font-name="Times New Roman" style:font-name-asian="Times New Roman" style:font-name-complex="Times New Roman"/>
    </style:style>
    <style:style style:name="T52_83" style:family="text">
      <style:text-properties fo:background-color="#ffffff" fo:color="#000000" style:font-name="Times New Roman" style:font-name-asian="Times New Roman" style:font-name-complex="Times New Roman"/>
    </style:style>
    <style:style style:name="T52_84" style:family="text">
      <style:text-properties fo:background-color="#ffffff" fo:color="#000000" style:font-name="Times New Roman" style:font-name-asian="Times New Roman" style:font-name-complex="Times New Roman"/>
    </style:style>
    <style:style style:name="T52_85" style:family="text">
      <style:text-properties fo:background-color="#ffffff" fo:color="#000000" style:font-name="Times New Roman" style:font-name-asian="Times New Roman" style:font-name-complex="Times New Roman"/>
    </style:style>
    <style:style style:name="T52_86" style:family="text">
      <style:text-properties fo:background-color="#ffffff" fo:color="#000000" style:font-name="Times New Roman" style:font-name-asian="Times New Roman" style:font-name-complex="Times New Roman"/>
    </style:style>
    <style:style style:name="T52_87" style:family="text">
      <style:text-properties fo:background-color="#ffffff" fo:color="#000000" style:font-name="Times New Roman" style:font-name-asian="Times New Roman" style:font-name-complex="Times New Roman"/>
    </style:style>
    <style:style style:name="T52_88" style:family="text">
      <style:text-properties fo:background-color="#ffffff" fo:color="#000000" style:font-name="Times New Roman" style:font-name-asian="Times New Roman" style:font-name-complex="Times New Roman"/>
    </style:style>
    <style:style style:name="T52_89" style:family="text">
      <style:text-properties fo:background-color="#ffffff" fo:color="#000000" style:font-name="Times New Roman" style:font-name-asian="Times New Roman" style:font-name-complex="Times New Roman"/>
    </style:style>
    <style:style style:name="T52_90" style:family="text">
      <style:text-properties fo:background-color="#ffffff" fo:color="#000000" style:font-name="Times New Roman" style:font-name-asian="Times New Roman" style:font-name-complex="Times New Roman"/>
    </style:style>
    <style:style style:name="T52_91" style:family="text">
      <style:text-properties fo:background-color="#ffffff" fo:color="#000000" style:font-name="Times New Roman" style:font-name-asian="Times New Roman" style:font-name-complex="Times New Roman"/>
    </style:style>
    <style:style style:name="T52_92" style:family="text">
      <style:text-properties fo:background-color="#ffffff" fo:color="#000000" style:font-name="Times New Roman" style:font-name-asian="Times New Roman" style:font-name-complex="Times New Roman"/>
    </style:style>
    <style:style style:name="T52_93" style:family="text">
      <style:text-properties fo:background-color="#ffffff" fo:color="#000000" style:font-name="Times New Roman" style:font-name-asian="Times New Roman" style:font-name-complex="Times New Roman"/>
    </style:style>
    <style:style style:name="T52_94" style:family="text">
      <style:text-properties fo:background-color="#ffffff" fo:color="#000000" style:font-name="Times New Roman" style:font-name-asian="Times New Roman" style:font-name-complex="Times New Roman"/>
    </style:style>
    <style:style style:name="T52_95" style:family="text">
      <style:text-properties fo:background-color="#ffffff" fo:color="#000000" style:font-name="Times New Roman" style:font-name-asian="Times New Roman" style:font-name-complex="Times New Roman"/>
    </style:style>
    <style:style style:name="T52_96" style:family="text">
      <style:text-properties fo:background-color="#ffffff" fo:color="#000000" style:font-name="Times New Roman" style:font-name-asian="Times New Roman" style:font-name-complex="Times New Roman"/>
    </style:style>
    <style:style style:name="T52_97" style:family="text">
      <style:text-properties fo:background-color="#ffffff" fo:color="#000000" style:font-name="Times New Roman" style:font-name-asian="Times New Roman" style:font-name-complex="Times New Roman"/>
    </style:style>
    <style:style style:name="T52_98" style:family="text">
      <style:text-properties fo:background-color="#ffffff" fo:color="#000000" style:font-name="Times New Roman" style:font-name-asian="Times New Roman" style:font-name-complex="Times New Roman"/>
    </style:style>
    <style:style style:name="T52_99" style:family="text">
      <style:text-properties fo:background-color="#ffffff" fo:color="#000000" style:font-name="Times New Roman" style:font-name-asian="Times New Roman" style:font-name-complex="Times New Roman"/>
    </style:style>
    <style:style style:name="T52_100" style:family="text">
      <style:text-properties fo:background-color="#ffffff" fo:color="#000000" style:font-name="Times New Roman" style:font-name-asian="Times New Roman" style:font-name-complex="Times New Roman"/>
    </style:style>
    <style:style style:name="T52_101" style:family="text">
      <style:text-properties fo:background-color="#ffffff" fo:color="#000000" style:font-name="Times New Roman" style:font-name-asian="Times New Roman" style:font-name-complex="Times New Roman"/>
    </style:style>
    <style:style style:name="T52_102" style:family="text">
      <style:text-properties fo:background-color="#ffffff" fo:color="#000000" style:font-name="Times New Roman" style:font-name-asian="Times New Roman" style:font-name-complex="Times New Roman"/>
    </style:style>
    <style:style style:name="T52_103" style:family="text">
      <style:text-properties fo:background-color="#ffffff" fo:color="#000000" style:font-name="Times New Roman" style:font-name-asian="Times New Roman" style:font-name-complex="Times New Roman"/>
    </style:style>
    <style:style style:name="T52_104" style:family="text">
      <style:text-properties fo:background-color="#ffffff" fo:color="#000000" style:font-name="Times New Roman" style:font-name-asian="Times New Roman" style:font-name-complex="Times New Roman"/>
    </style:style>
    <style:style style:name="T52_105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2_106" style:family="text">
      <style:text-properties fo:background-color="#ffffff" fo:color="#000000" style:font-name="Times New Roman" style:font-name-asian="Times New Roman" style:font-name-complex="Times New Roman" fo:font-weight="bold" style:font-weight-asian="bold" style:font-weight-complex="bold"/>
    </style:style>
    <style:style style:name="T52_107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2_108" style:family="text">
      <style:text-properties fo:background-color="#ffffff" fo:color="#000000" style:font-name="Times New Roman" style:font-name-asian="Times New Roman" style:font-name-complex="Times New Roman" fo:font-weight="bold" style:font-weight-asian="bold" style:font-weight-complex="bold"/>
    </style:style>
    <style:style style:name="T52_109" style:family="text">
      <style:text-properties fo:background-color="#ffffff" fo:color="#000000" style:font-name="Times New Roman" style:font-name-asian="Times New Roman" style:font-name-complex="Times New Roman"/>
    </style:style>
    <style:style style:name="T52_110" style:family="text">
      <style:text-properties fo:background-color="#ffffff" fo:color="#000000" style:font-name="Times New Roman" style:font-name-asian="Times New Roman" style:font-name-complex="Times New Roman"/>
    </style:style>
    <style:style style:name="T52_111" style:family="text">
      <style:text-properties fo:background-color="#ffffff" fo:color="#000000" style:font-name="Times New Roman" style:font-name-asian="Times New Roman" style:font-name-complex="Times New Roman"/>
    </style:style>
    <style:style style:name="T52_112" style:family="text">
      <style:text-properties fo:background-color="#ffffff" fo:color="#000000" style:font-name="Times New Roman" style:font-name-asian="Times New Roman" style:font-name-complex="Times New Roman"/>
    </style:style>
    <style:style style:name="T52_113" style:family="text">
      <style:text-properties fo:background-color="#ffffff" fo:color="#000000" style:font-name="Times New Roman" style:font-name-asian="Times New Roman" style:font-name-complex="Times New Roman"/>
    </style:style>
    <style:style style:name="T52_114" style:family="text">
      <style:text-properties fo:background-color="#ffffff" fo:color="#000000" style:font-name="Times New Roman" style:font-name-asian="Times New Roman" style:font-name-complex="Times New Roman"/>
    </style:style>
    <style:style style:name="T52_115" style:family="text">
      <style:text-properties fo:background-color="#ffffff" fo:color="#000000" style:font-name="Times New Roman" style:font-name-asian="Times New Roman" style:font-name-complex="Times New Roman"/>
    </style:style>
    <style:style style:name="T52_116" style:family="text">
      <style:text-properties fo:background-color="#ffffff" fo:color="#000000" style:font-name="Times New Roman" style:font-name-asian="Times New Roman" style:font-name-complex="Times New Roman"/>
    </style:style>
    <style:style style:name="T52_117" style:family="text">
      <style:text-properties fo:background-color="#ffffff" fo:color="#000000" style:font-name="Times New Roman" style:font-name-asian="Times New Roman" style:font-name-complex="Times New Roman"/>
    </style:style>
    <style:style style:name="T52_118" style:family="text">
      <style:text-properties fo:background-color="#ffffff" fo:color="#000000" style:font-name="Times New Roman" style:font-name-asian="Times New Roman" style:font-name-complex="Times New Roman"/>
    </style:style>
    <style:style style:name="T52_11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2_120" style:family="text">
      <style:text-properties fo:background-color="#ffffff" fo:color="#000000" style:font-name="Times New Roman" style:font-name-asian="Times New Roman" style:font-name-complex="Times New Roman"/>
    </style:style>
    <style:style style:name="T52_121" style:family="text">
      <style:text-properties fo:background-color="#ffffff" fo:color="#000000" style:font-name="Times New Roman" style:font-name-asian="Times New Roman" style:font-name-complex="Times New Roman"/>
    </style:style>
    <style:style style:name="T52_122" style:family="text">
      <style:text-properties fo:background-color="#ffffff" fo:color="#000000" style:font-name="Times New Roman" style:font-name-asian="Times New Roman" style:font-name-complex="Times New Roman"/>
    </style:style>
    <style:style style:name="T52_123" style:family="text">
      <style:text-properties fo:background-color="#ffffff" fo:color="#000000" style:font-name="Times New Roman" style:font-name-asian="Times New Roman" style:font-name-complex="Times New Roman"/>
    </style:style>
    <style:style style:name="T52_124" style:family="text">
      <style:text-properties fo:background-color="#ffffff" fo:color="#000000" style:font-name="Times New Roman" style:font-name-asian="Times New Roman" style:font-name-complex="Times New Roman"/>
    </style:style>
    <style:style style:name="T52_125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2_126" style:family="text">
      <style:text-properties fo:background-color="#ffffff" fo:color="#000000" style:font-name="Times New Roman" style:font-name-asian="Times New Roman" style:font-name-complex="Times New Roman"/>
    </style:style>
    <style:style style:name="T52_127" style:family="text">
      <style:text-properties fo:background-color="#ffffff" fo:color="#000000" style:font-name="Times New Roman" style:font-name-asian="Times New Roman" style:font-name-complex="Times New Roman"/>
    </style:style>
    <style:style style:name="T52_128" style:family="text">
      <style:text-properties fo:background-color="#ffffff" fo:color="#000000" style:font-name="Times New Roman" style:font-name-asian="Times New Roman" style:font-name-complex="Times New Roman"/>
    </style:style>
    <style:style style:name="T52_129" style:family="text">
      <style:text-properties fo:background-color="#ffffff" fo:color="#000000" style:font-name="Times New Roman" style:font-name-asian="Times New Roman" style:font-name-complex="Times New Roman"/>
    </style:style>
    <style:style style:name="T52_130" style:family="text">
      <style:text-properties fo:background-color="#ffffff" fo:color="#000000" style:font-name="Times New Roman" style:font-name-asian="Times New Roman" style:font-name-complex="Times New Roman"/>
    </style:style>
    <style:style style:name="T52_131" style:family="text">
      <style:text-properties fo:background-color="#ffffff" fo:color="#000000" style:font-name="Times New Roman" style:font-name-asian="Times New Roman" style:font-name-complex="Times New Roman"/>
    </style:style>
    <style:style style:name="T52_132" style:family="text">
      <style:text-properties fo:background-color="#ffffff" fo:color="#000000" style:font-name="Times New Roman" style:font-name-asian="Times New Roman" style:font-name-complex="Times New Roman"/>
    </style:style>
    <style:style style:name="T52_133" style:family="text">
      <style:text-properties fo:background-color="#ffffff" fo:color="#000000" style:font-name="Times New Roman" style:font-name-asian="Times New Roman" style:font-name-complex="Times New Roman"/>
    </style:style>
    <style:style style:name="T52_134" style:family="text">
      <style:text-properties fo:background-color="#ffffff" fo:color="#000000" style:font-name="Times New Roman" style:font-name-asian="Times New Roman" style:font-name-complex="Times New Roman"/>
    </style:style>
    <style:style style:name="T52_135" style:family="text">
      <style:text-properties fo:background-color="#ffffff" fo:color="#000000" style:font-name="Times New Roman" style:font-name-asian="Times New Roman" style:font-name-complex="Times New Roman"/>
    </style:style>
    <style:style style:name="T52_136" style:family="text">
      <style:text-properties fo:background-color="#ffffff" fo:color="#000000" style:font-name="Times New Roman" style:font-name-asian="Times New Roman" style:font-name-complex="Times New Roman"/>
    </style:style>
    <style:style style:name="T52_137" style:family="text">
      <style:text-properties fo:background-color="#ffffff" fo:color="#000000" style:font-name="Times New Roman" style:font-name-asian="Times New Roman" style:font-name-complex="Times New Roman"/>
    </style:style>
    <style:style style:name="T52_138" style:family="text">
      <style:text-properties fo:background-color="#ffffff" fo:color="#000000" style:font-name="Times New Roman" style:font-name-asian="Times New Roman" style:font-name-complex="Times New Roman"/>
    </style:style>
    <style:style style:name="T52_139" style:family="text">
      <style:text-properties fo:background-color="#ffffff" fo:color="#000000" style:font-name="Times New Roman" style:font-name-asian="Times New Roman" style:font-name-complex="Times New Roman"/>
    </style:style>
    <style:style style:name="T52_140" style:family="text">
      <style:text-properties fo:background-color="#ffffff" fo:color="#000000" style:font-name="Times New Roman" style:font-name-asian="Times New Roman" style:font-name-complex="Times New Roman"/>
    </style:style>
    <style:style style:name="T52_141" style:family="text">
      <style:text-properties fo:background-color="#ffffff" fo:color="#000000" style:font-name="Times New Roman" style:font-name-asian="Times New Roman" style:font-name-complex="Times New Roman"/>
    </style:style>
    <style:style style:name="T52_142" style:family="text">
      <style:text-properties fo:background-color="#ffffff" fo:color="#000000" style:font-name="Times New Roman" style:font-name-asian="Times New Roman" style:font-name-complex="Times New Roman"/>
    </style:style>
    <style:style style:name="T52_143" style:family="text">
      <style:text-properties fo:background-color="#ffffff" fo:color="#000000" style:font-name="Times New Roman" style:font-name-asian="Times New Roman" style:font-name-complex="Times New Roman"/>
    </style:style>
    <style:style style:name="T52_144" style:family="text">
      <style:text-properties fo:background-color="#ffffff" fo:color="#000000" style:font-name="Times New Roman" style:font-name-asian="Times New Roman" style:font-name-complex="Times New Roman"/>
    </style:style>
    <style:style style:name="T52_145" style:family="text">
      <style:text-properties fo:background-color="#ffffff" fo:color="#000000" style:font-name="Times New Roman" style:font-name-asian="Times New Roman" style:font-name-complex="Times New Roman"/>
    </style:style>
    <style:style style:name="T52_146" style:family="text">
      <style:text-properties fo:background-color="#ffffff" fo:color="#000000" style:font-name="Times New Roman" style:font-name-asian="Times New Roman" style:font-name-complex="Times New Roman"/>
    </style:style>
    <style:style style:name="T52_147" style:family="text">
      <style:text-properties fo:background-color="#ffffff" fo:color="#000000" style:font-name="Times New Roman" style:font-name-asian="Times New Roman" style:font-name-complex="Times New Roman"/>
    </style:style>
    <style:style style:name="T52_148" style:family="text">
      <style:text-properties fo:background-color="#ffffff" fo:color="#000000" style:font-name="Times New Roman" style:font-name-asian="Times New Roman" style:font-name-complex="Times New Roman"/>
    </style:style>
    <style:style style:name="T52_149" style:family="text">
      <style:text-properties fo:background-color="#ffffff" fo:color="#000000" style:font-name="Times New Roman" style:font-name-asian="Times New Roman" style:font-name-complex="Times New Roman"/>
    </style:style>
    <style:style style:name="T52_150" style:family="text">
      <style:text-properties fo:background-color="#ffffff" fo:color="#000000" style:font-name="Times New Roman" style:font-name-asian="Times New Roman" style:font-name-complex="Times New Roman"/>
    </style:style>
    <style:style style:name="T52_151" style:family="text">
      <style:text-properties fo:background-color="#ffffff" fo:color="#000000" style:font-name="Times New Roman" style:font-name-asian="Times New Roman" style:font-name-complex="Times New Roman"/>
    </style:style>
    <style:style style:name="T52_152" style:family="text">
      <style:text-properties fo:background-color="#ffffff" fo:color="#000000" style:font-name="Times New Roman" style:font-name-asian="Times New Roman" style:font-name-complex="Times New Roman"/>
    </style:style>
    <style:style style:name="T52_153" style:family="text">
      <style:text-properties fo:background-color="#ffffff" fo:color="#000000" style:font-name="Times New Roman" style:font-name-asian="Times New Roman" style:font-name-complex="Times New Roman"/>
    </style:style>
    <style:style style:name="T52_154" style:family="text">
      <style:text-properties fo:background-color="#ffffff" fo:color="#000000" style:font-name="Times New Roman" style:font-name-asian="Times New Roman" style:font-name-complex="Times New Roman"/>
    </style:style>
    <style:style style:name="T52_155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2_156" style:family="text">
      <style:text-properties fo:background-color="#ffffff" fo:color="#000000" style:font-name="Times New Roman" style:font-name-asian="Times New Roman" style:font-name-complex="Times New Roman"/>
    </style:style>
    <style:style style:name="T52_157" style:family="text">
      <style:text-properties fo:background-color="#ffffff" fo:color="#000000" style:font-name="Times New Roman" style:font-name-asian="Times New Roman" style:font-name-complex="Times New Roman"/>
    </style:style>
    <style:style style:name="T52_158" style:family="text">
      <style:text-properties fo:background-color="#ffffff" fo:color="#000000" style:font-name="Times New Roman" style:font-name-asian="Times New Roman" style:font-name-complex="Times New Roman"/>
    </style:style>
    <style:style style:name="T52_159" style:family="text">
      <style:text-properties fo:background-color="#ffffff" fo:color="#000000" style:font-name="Times New Roman" style:font-name-asian="Times New Roman" style:font-name-complex="Times New Roman"/>
    </style:style>
    <style:style style:name="T52_160" style:family="text">
      <style:text-properties fo:background-color="#ffffff" fo:color="#000000" style:font-name="Times New Roman" style:font-name-asian="Times New Roman" style:font-name-complex="Times New Roman"/>
    </style:style>
    <style:style style:name="T52_161" style:family="text">
      <style:text-properties fo:background-color="#ffffff" fo:color="#000000" style:font-name="Times New Roman" style:font-name-asian="Times New Roman" style:font-name-complex="Times New Roman"/>
    </style:style>
    <style:style style:name="T52_162" style:family="text">
      <style:text-properties fo:background-color="#ffffff" fo:color="#000000" style:font-name="Times New Roman" style:font-name-asian="Times New Roman" style:font-name-complex="Times New Roman"/>
    </style:style>
    <style:style style:name="T52_163" style:family="text">
      <style:text-properties fo:background-color="#ffffff" fo:color="#000000" style:font-name="Times New Roman" style:font-name-asian="Times New Roman" style:font-name-complex="Times New Roman"/>
    </style:style>
    <style:style style:name="T52_164" style:family="text">
      <style:text-properties fo:background-color="#ffffff" fo:color="#000000" style:font-name="Times New Roman" style:font-name-asian="Times New Roman" style:font-name-complex="Times New Roman"/>
    </style:style>
    <style:style style:name="T52_165" style:family="text">
      <style:text-properties fo:background-color="#ffffff" fo:color="#000000" style:font-name="Times New Roman" style:font-name-asian="Times New Roman" style:font-name-complex="Times New Roman"/>
    </style:style>
    <style:style style:name="T52_166" style:family="text">
      <style:text-properties fo:background-color="#ffffff" fo:color="#000000" style:font-name="Times New Roman" style:font-name-asian="Times New Roman" style:font-name-complex="Times New Roman"/>
    </style:style>
    <style:style style:name="P53" style:family="paragraph" style:parent-style-name="Standard">
      <style:paragraph-properties fo:text-align="justify" fo:break-before="auto" fo:text-indent="1.251cm" fo:line-height="150%" style:writing-mode="lr-tb"/>
    </style:style>
    <style:style style:name="T53_1" style:family="text">
      <style:text-properties style:font-name="Times New Roman" style:font-name-asian="Times New Roman" style:font-name-complex="Times New Roman"/>
    </style:style>
    <style:style style:name="T53_2" style:family="text">
      <style:text-properties style:font-name="Times New Roman" style:font-name-asian="Times New Roman" style:font-name-complex="Times New Roman"/>
    </style:style>
    <style:style style:name="T53_3" style:family="text">
      <style:text-properties style:font-name="Times New Roman" style:font-name-asian="Times New Roman" style:font-name-complex="Times New Roman"/>
    </style:style>
    <style:style style:name="T53_4" style:family="text">
      <style:text-properties style:font-name="Times New Roman" style:font-name-asian="Times New Roman" style:font-name-complex="Times New Roman"/>
    </style:style>
    <style:style style:name="T53_5" style:family="text">
      <style:text-properties style:font-name="Times New Roman" style:font-name-asian="Times New Roman" style:font-name-complex="Times New Roman"/>
    </style:style>
    <style:style style:name="T53_6" style:family="text">
      <style:text-properties style:font-name="Times New Roman" style:font-name-asian="Times New Roman" style:font-name-complex="Times New Roman"/>
    </style:style>
    <style:style style:name="T53_7" style:family="text">
      <style:text-properties style:font-name="Times New Roman" style:font-name-asian="Times New Roman" style:font-name-complex="Times New Roman"/>
    </style:style>
    <style:style style:name="T53_8" style:family="text">
      <style:text-properties style:font-name="Times New Roman" style:font-name-asian="Times New Roman" style:font-name-complex="Times New Roman"/>
    </style:style>
    <style:style style:name="T53_9" style:family="text">
      <style:text-properties style:font-name="Times New Roman" style:font-name-asian="Times New Roman" style:font-name-complex="Times New Roman"/>
    </style:style>
    <style:style style:name="T53_10" style:family="text">
      <style:text-properties style:font-name="Times New Roman" style:font-name-asian="Times New Roman" style:font-name-complex="Times New Roman"/>
    </style:style>
    <style:style style:name="T53_11" style:family="text">
      <style:text-properties style:font-name="Times New Roman" style:font-name-asian="Times New Roman" style:font-name-complex="Times New Roman"/>
    </style:style>
    <style:style style:name="T53_12" style:family="text">
      <style:text-properties style:font-name="Times New Roman" style:font-name-asian="Times New Roman" style:font-name-complex="Times New Roman"/>
    </style:style>
    <style:style style:name="T53_13" style:family="text">
      <style:text-properties style:font-name="Times New Roman" style:font-name-asian="Times New Roman" style:font-name-complex="Times New Roman"/>
    </style:style>
    <style:style style:name="T53_14" style:family="text">
      <style:text-properties style:font-name="Times New Roman" style:font-name-asian="Times New Roman" style:font-name-complex="Times New Roman"/>
    </style:style>
    <style:style style:name="T53_15" style:family="text">
      <style:text-properties style:font-name="Times New Roman" style:font-name-asian="Times New Roman" style:font-name-complex="Times New Roman"/>
    </style:style>
    <style:style style:name="T53_16" style:family="text">
      <style:text-properties style:font-name="Times New Roman" style:font-name-asian="Times New Roman" style:font-name-complex="Times New Roman"/>
    </style:style>
    <style:style style:name="T53_17" style:family="text">
      <style:text-properties style:font-name="Times New Roman" style:font-name-asian="Times New Roman" style:font-name-complex="Times New Roman"/>
    </style:style>
    <style:style style:name="T53_18" style:family="text">
      <style:text-properties style:font-name="Times New Roman" style:font-name-asian="Times New Roman" style:font-name-complex="Times New Roman"/>
    </style:style>
    <style:style style:name="T53_19" style:family="text">
      <style:text-properties style:font-name="Times New Roman" style:font-name-asian="Times New Roman" style:font-name-complex="Times New Roman"/>
    </style:style>
    <style:style style:name="T53_20" style:family="text">
      <style:text-properties style:font-name="Times New Roman" style:font-name-asian="Times New Roman" style:font-name-complex="Times New Roman"/>
    </style:style>
    <style:style style:name="T53_21" style:family="text">
      <style:text-properties style:font-name="Times New Roman" style:font-name-asian="Times New Roman" style:font-name-complex="Times New Roman"/>
    </style:style>
    <style:style style:name="T53_22" style:family="text">
      <style:text-properties style:font-name="Times New Roman" style:font-name-asian="Times New Roman" style:font-name-complex="Times New Roman"/>
    </style:style>
    <style:style style:name="T53_23" style:family="text">
      <style:text-properties style:font-name="Times New Roman" style:font-name-asian="Times New Roman" style:font-name-complex="Times New Roman"/>
    </style:style>
    <style:style style:name="T53_24" style:family="text">
      <style:text-properties style:font-name="Times New Roman" style:font-name-asian="Times New Roman" style:font-name-complex="Times New Roman"/>
    </style:style>
    <style:style style:name="T53_25" style:family="text">
      <style:text-properties style:font-name="Times New Roman" style:font-name-asian="Times New Roman" style:font-name-complex="Times New Roman"/>
    </style:style>
    <style:style style:name="T53_26" style:family="text">
      <style:text-properties style:font-name="Times New Roman" style:font-name-asian="Times New Roman" style:font-name-complex="Times New Roman"/>
    </style:style>
    <style:style style:name="T53_27" style:family="text">
      <style:text-properties style:font-name="Times New Roman" style:font-name-asian="Times New Roman" style:font-name-complex="Times New Roman"/>
    </style:style>
    <style:style style:name="T53_28" style:family="text">
      <style:text-properties style:font-name="Times New Roman" style:font-name-asian="Times New Roman" style:font-name-complex="Times New Roman"/>
    </style:style>
    <style:style style:name="T53_29" style:family="text">
      <style:text-properties style:font-name="Times New Roman" style:font-name-asian="Times New Roman" style:font-name-complex="Times New Roman"/>
    </style:style>
    <style:style style:name="T53_30" style:family="text">
      <style:text-properties style:font-name="Times New Roman" style:font-name-asian="Times New Roman" style:font-name-complex="Times New Roman"/>
    </style:style>
    <style:style style:name="T53_31" style:family="text">
      <style:text-properties style:font-name="Times New Roman" style:font-name-asian="Times New Roman" style:font-name-complex="Times New Roman"/>
    </style:style>
    <style:style style:name="T53_32" style:family="text">
      <style:text-properties style:font-name="Times New Roman" style:font-name-asian="Times New Roman" style:font-name-complex="Times New Roman"/>
    </style:style>
    <style:style style:name="T53_33" style:family="text">
      <style:text-properties style:font-name="Times New Roman" style:font-name-asian="Times New Roman" style:font-name-complex="Times New Roman"/>
    </style:style>
    <style:style style:name="T53_34" style:family="text">
      <style:text-properties style:font-name="Times New Roman" style:font-name-asian="Times New Roman" style:font-name-complex="Times New Roman"/>
    </style:style>
    <style:style style:name="T53_35" style:family="text">
      <style:text-properties style:font-name="Times New Roman" style:font-name-asian="Times New Roman" style:font-name-complex="Times New Roman"/>
    </style:style>
    <style:style style:name="T53_36" style:family="text">
      <style:text-properties style:font-name="Times New Roman" style:font-name-asian="Times New Roman" style:font-name-complex="Times New Roman"/>
    </style:style>
    <style:style style:name="T53_37" style:family="text">
      <style:text-properties style:font-name="Times New Roman" style:font-name-asian="Times New Roman" style:font-name-complex="Times New Roman"/>
    </style:style>
    <style:style style:name="T53_38" style:family="text">
      <style:text-properties style:font-name="Times New Roman" style:font-name-asian="Times New Roman" style:font-name-complex="Times New Roman"/>
    </style:style>
    <style:style style:name="T53_39" style:family="text">
      <style:text-properties style:font-name="Times New Roman" style:font-name-asian="Times New Roman" style:font-name-complex="Times New Roman"/>
    </style:style>
    <style:style style:name="T53_40" style:family="text">
      <style:text-properties style:font-name="Times New Roman" style:font-name-asian="Times New Roman" style:font-name-complex="Times New Roman"/>
    </style:style>
    <style:style style:name="T53_41" style:family="text">
      <style:text-properties style:font-name="Times New Roman" style:font-name-asian="Times New Roman" style:font-name-complex="Times New Roman"/>
    </style:style>
    <style:style style:name="T53_42" style:family="text">
      <style:text-properties style:font-name="Times New Roman" style:font-name-asian="Times New Roman" style:font-name-complex="Times New Roman"/>
    </style:style>
    <style:style style:name="T53_43" style:family="text">
      <style:text-properties style:font-name="Times New Roman" style:font-name-asian="Times New Roman" style:font-name-complex="Times New Roman"/>
    </style:style>
    <style:style style:name="T53_44" style:family="text">
      <style:text-properties style:font-name="Times New Roman" style:font-name-asian="Times New Roman" style:font-name-complex="Times New Roman"/>
    </style:style>
    <style:style style:name="T53_45" style:family="text">
      <style:text-properties style:font-name="Times New Roman" style:font-name-asian="Times New Roman" style:font-name-complex="Times New Roman"/>
    </style:style>
    <style:style style:name="T53_46" style:family="text">
      <style:text-properties style:font-name="Times New Roman" style:font-name-asian="Times New Roman" style:font-name-complex="Times New Roman"/>
    </style:style>
    <style:style style:name="T53_47" style:family="text">
      <style:text-properties style:font-name="Times New Roman" style:font-name-asian="Times New Roman" style:font-name-complex="Times New Roman"/>
    </style:style>
    <style:style style:name="T53_48" style:family="text">
      <style:text-properties style:font-name="Times New Roman" style:font-name-asian="Times New Roman" style:font-name-complex="Times New Roman"/>
    </style:style>
    <style:style style:name="T53_49" style:family="text">
      <style:text-properties style:font-name="Times New Roman" style:font-name-asian="Times New Roman" style:font-name-complex="Times New Roman"/>
    </style:style>
    <style:style style:name="T53_50" style:family="text">
      <style:text-properties style:font-name="Times New Roman" style:font-name-asian="Times New Roman" style:font-name-complex="Times New Roman"/>
    </style:style>
    <style:style style:name="T53_51" style:family="text">
      <style:text-properties style:font-name="Times New Roman" style:font-name-asian="Times New Roman" style:font-name-complex="Times New Roman"/>
    </style:style>
    <style:style style:name="T53_52" style:family="text">
      <style:text-properties style:font-name="Times New Roman" style:font-name-asian="Times New Roman" style:font-name-complex="Times New Roman"/>
    </style:style>
    <style:style style:name="T53_53" style:family="text">
      <style:text-properties style:font-name="Times New Roman" style:font-name-asian="Times New Roman" style:font-name-complex="Times New Roman"/>
    </style:style>
    <style:style style:name="T53_54" style:family="text">
      <style:text-properties style:font-name="Times New Roman" style:font-name-asian="Times New Roman" style:font-name-complex="Times New Roman"/>
    </style:style>
    <style:style style:name="T53_55" style:family="text">
      <style:text-properties style:font-name="Times New Roman" style:font-name-asian="Times New Roman" style:font-name-complex="Times New Roman"/>
    </style:style>
    <style:style style:name="T53_56" style:family="text">
      <style:text-properties style:font-name="Times New Roman" style:font-name-asian="Times New Roman" style:font-name-complex="Times New Roman"/>
    </style:style>
    <style:style style:name="T53_57" style:family="text">
      <style:text-properties style:font-name="Times New Roman" style:font-name-asian="Times New Roman" style:font-name-complex="Times New Roman"/>
    </style:style>
    <style:style style:name="T53_58" style:family="text">
      <style:text-properties style:font-name="Times New Roman" style:font-name-asian="Times New Roman" style:font-name-complex="Times New Roman"/>
    </style:style>
    <style:style style:name="T53_59" style:family="text">
      <style:text-properties style:font-name="Times New Roman" style:font-name-asian="Times New Roman" style:font-name-complex="Times New Roman"/>
    </style:style>
    <style:style style:name="T53_60" style:family="text">
      <style:text-properties style:font-name="Times New Roman" style:font-name-asian="Times New Roman" style:font-name-complex="Times New Roman"/>
    </style:style>
    <style:style style:name="T53_61" style:family="text">
      <style:text-properties style:font-name="Times New Roman" style:font-name-asian="Times New Roman" style:font-name-complex="Times New Roman"/>
    </style:style>
    <style:style style:name="T53_62" style:family="text">
      <style:text-properties style:font-name="Times New Roman" style:font-name-asian="Times New Roman" style:font-name-complex="Times New Roman"/>
    </style:style>
    <style:style style:name="T53_63" style:family="text">
      <style:text-properties style:font-name="Times New Roman" style:font-name-asian="Times New Roman" style:font-name-complex="Times New Roman"/>
    </style:style>
    <style:style style:name="T53_64" style:family="text">
      <style:text-properties style:font-name="Times New Roman" style:font-name-asian="Times New Roman" style:font-name-complex="Times New Roman"/>
    </style:style>
    <style:style style:name="T53_65" style:family="text">
      <style:text-properties style:font-name="Times New Roman" style:font-name-asian="Times New Roman" style:font-name-complex="Times New Roman"/>
    </style:style>
    <style:style style:name="T53_66" style:family="text">
      <style:text-properties style:font-name="Times New Roman" style:font-name-asian="Times New Roman" style:font-name-complex="Times New Roman"/>
    </style:style>
    <style:style style:name="T53_67" style:family="text">
      <style:text-properties style:font-name="Times New Roman" style:font-name-asian="Times New Roman" style:font-name-complex="Times New Roman"/>
    </style:style>
    <style:style style:name="T53_68" style:family="text">
      <style:text-properties style:font-name="Times New Roman" style:font-name-asian="Times New Roman" style:font-name-complex="Times New Roman"/>
    </style:style>
    <style:style style:name="T53_69" style:family="text">
      <style:text-properties style:font-name="Times New Roman" style:font-name-asian="Times New Roman" style:font-name-complex="Times New Roman"/>
    </style:style>
    <style:style style:name="T53_70" style:family="text">
      <style:text-properties style:font-name="Times New Roman" style:font-name-asian="Times New Roman" style:font-name-complex="Times New Roman"/>
    </style:style>
    <style:style style:name="T53_71" style:family="text">
      <style:text-properties style:font-name="Times New Roman" style:font-name-asian="Times New Roman" style:font-name-complex="Times New Roman"/>
    </style:style>
    <style:style style:name="T53_72" style:family="text">
      <style:text-properties style:font-name="Times New Roman" style:font-name-asian="Times New Roman" style:font-name-complex="Times New Roman"/>
    </style:style>
    <style:style style:name="T53_73" style:family="text">
      <style:text-properties style:font-name="Times New Roman" style:font-name-asian="Times New Roman" style:font-name-complex="Times New Roman"/>
    </style:style>
    <style:style style:name="T53_74" style:family="text">
      <style:text-properties style:font-name="Times New Roman" style:font-name-asian="Times New Roman" style:font-name-complex="Times New Roman"/>
    </style:style>
    <style:style style:name="T53_75" style:family="text">
      <style:text-properties style:font-name="Times New Roman" style:font-name-asian="Times New Roman" style:font-name-complex="Times New Roman"/>
    </style:style>
    <style:style style:name="T53_76" style:family="text">
      <style:text-properties style:font-name="Times New Roman" style:font-name-asian="Times New Roman" style:font-name-complex="Times New Roman"/>
    </style:style>
    <style:style style:name="T53_77" style:family="text">
      <style:text-properties style:font-name="Times New Roman" style:font-name-asian="Times New Roman" style:font-name-complex="Times New Roman"/>
    </style:style>
    <style:style style:name="T53_78" style:family="text">
      <style:text-properties style:font-name="Times New Roman" style:font-name-asian="Times New Roman" style:font-name-complex="Times New Roman"/>
    </style:style>
    <style:style style:name="T53_79" style:family="text">
      <style:text-properties style:font-name="Times New Roman" style:font-name-asian="Times New Roman" style:font-name-complex="Times New Roman"/>
    </style:style>
    <style:style style:name="T53_80" style:family="text">
      <style:text-properties style:font-name="Times New Roman" style:font-name-asian="Times New Roman" style:font-name-complex="Times New Roman"/>
    </style:style>
    <style:style style:name="T53_81" style:family="text">
      <style:text-properties style:font-name="Times New Roman" style:font-name-asian="Times New Roman" style:font-name-complex="Times New Roman"/>
    </style:style>
    <style:style style:name="T53_82" style:family="text">
      <style:text-properties style:font-name="Times New Roman" style:font-name-asian="Times New Roman" style:font-name-complex="Times New Roman"/>
    </style:style>
    <style:style style:name="T53_83" style:family="text">
      <style:text-properties style:font-name="Times New Roman" style:font-name-asian="Times New Roman" style:font-name-complex="Times New Roman"/>
    </style:style>
    <style:style style:name="T53_84" style:family="text">
      <style:text-properties style:font-name="Times New Roman" style:font-name-asian="Times New Roman" style:font-name-complex="Times New Roman"/>
    </style:style>
    <style:style style:name="T53_85" style:family="text">
      <style:text-properties style:font-name="Times New Roman" style:font-name-asian="Times New Roman" style:font-name-complex="Times New Roman"/>
    </style:style>
    <style:style style:name="T53_86" style:family="text">
      <style:text-properties style:font-name="Times New Roman" style:font-name-asian="Times New Roman" style:font-name-complex="Times New Roman"/>
    </style:style>
    <style:style style:name="T53_87" style:family="text">
      <style:text-properties style:font-name="Times New Roman" style:font-name-asian="Times New Roman" style:font-name-complex="Times New Roman"/>
    </style:style>
    <style:style style:name="T53_88" style:family="text">
      <style:text-properties style:font-name="Times New Roman" style:font-name-asian="Times New Roman" style:font-name-complex="Times New Roman"/>
    </style:style>
    <style:style style:name="T53_89" style:family="text">
      <style:text-properties style:font-name="Times New Roman" style:font-name-asian="Times New Roman" style:font-name-complex="Times New Roman"/>
    </style:style>
    <style:style style:name="T53_90" style:family="text">
      <style:text-properties style:font-name="Times New Roman" style:font-name-asian="Times New Roman" style:font-name-complex="Times New Roman"/>
    </style:style>
    <style:style style:name="T53_91" style:family="text">
      <style:text-properties style:font-name="Times New Roman" style:font-name-asian="Times New Roman" style:font-name-complex="Times New Roman"/>
    </style:style>
    <style:style style:name="T53_92" style:family="text">
      <style:text-properties style:font-name="Times New Roman" style:font-name-asian="Times New Roman" style:font-name-complex="Times New Roman"/>
    </style:style>
    <style:style style:name="T53_93" style:family="text">
      <style:text-properties style:font-name="Times New Roman" style:font-name-asian="Times New Roman" style:font-name-complex="Times New Roman"/>
    </style:style>
    <style:style style:name="T53_94" style:family="text">
      <style:text-properties style:font-name="Times New Roman" style:font-name-asian="Times New Roman" style:font-name-complex="Times New Roman"/>
    </style:style>
    <style:style style:name="T53_95" style:family="text">
      <style:text-properties style:font-name="Times New Roman" style:font-name-asian="Times New Roman" style:font-name-complex="Times New Roman"/>
    </style:style>
    <style:style style:name="T53_96" style:family="text">
      <style:text-properties style:font-name="Times New Roman" style:font-name-asian="Times New Roman" style:font-name-complex="Times New Roman"/>
    </style:style>
    <style:style style:name="T53_97" style:family="text">
      <style:text-properties style:font-name="Times New Roman" style:font-name-asian="Times New Roman" style:font-name-complex="Times New Roman"/>
    </style:style>
    <style:style style:name="T53_98" style:family="text">
      <style:text-properties style:font-name="Times New Roman" style:font-name-asian="Times New Roman" style:font-name-complex="Times New Roman"/>
    </style:style>
    <style:style style:name="T53_99" style:family="text">
      <style:text-properties style:font-name="Times New Roman" style:font-name-asian="Times New Roman" style:font-name-complex="Times New Roman"/>
    </style:style>
    <style:style style:name="T53_100" style:family="text">
      <style:text-properties style:font-name="Times New Roman" style:font-name-asian="Times New Roman" style:font-name-complex="Times New Roman"/>
    </style:style>
    <style:style style:name="T53_101" style:family="text">
      <style:text-properties style:font-name="Times New Roman" style:font-name-asian="Times New Roman" style:font-name-complex="Times New Roman"/>
    </style:style>
    <style:style style:name="T53_102" style:family="text">
      <style:text-properties style:font-name="Times New Roman" style:font-name-asian="Times New Roman" style:font-name-complex="Times New Roman"/>
    </style:style>
    <style:style style:name="T53_103" style:family="text">
      <style:text-properties style:font-name="Times New Roman" style:font-name-asian="Times New Roman" style:font-name-complex="Times New Roman"/>
    </style:style>
    <style:style style:name="T53_104" style:family="text">
      <style:text-properties style:font-name="Times New Roman" style:font-name-asian="Times New Roman" style:font-name-complex="Times New Roman"/>
    </style:style>
    <style:style style:name="T53_105" style:family="text">
      <style:text-properties style:font-name="Times New Roman" style:font-name-asian="Times New Roman" style:font-name-complex="Times New Roman"/>
    </style:style>
    <style:style style:name="T53_106" style:family="text">
      <style:text-properties style:font-name="Times New Roman" style:font-name-asian="Times New Roman" style:font-name-complex="Times New Roman"/>
    </style:style>
    <style:style style:name="T53_107" style:family="text">
      <style:text-properties style:font-name="Times New Roman" style:font-name-asian="Times New Roman" style:font-name-complex="Times New Roman"/>
    </style:style>
    <style:style style:name="T53_108" style:family="text">
      <style:text-properties style:font-name="Times New Roman" style:font-name-asian="Times New Roman" style:font-name-complex="Times New Roman"/>
    </style:style>
    <style:style style:name="T53_109" style:family="text">
      <style:text-properties style:font-name="Times New Roman" style:font-name-asian="Times New Roman" style:font-name-complex="Times New Roman"/>
    </style:style>
    <style:style style:name="T53_110" style:family="text">
      <style:text-properties style:font-name="Times New Roman" style:font-name-asian="Times New Roman" style:font-name-complex="Times New Roman"/>
    </style:style>
    <style:style style:name="T53_111" style:family="text">
      <style:text-properties style:font-name="Times New Roman" style:font-name-asian="Times New Roman" style:font-name-complex="Times New Roman"/>
    </style:style>
    <style:style style:name="T53_112" style:family="text">
      <style:text-properties style:font-name="Times New Roman" style:font-name-asian="Times New Roman" style:font-name-complex="Times New Roman"/>
    </style:style>
    <style:style style:name="T53_113" style:family="text">
      <style:text-properties style:font-name="Times New Roman" style:font-name-asian="Times New Roman" style:font-name-complex="Times New Roman"/>
    </style:style>
    <style:style style:name="T53_114" style:family="text">
      <style:text-properties style:font-name="Times New Roman" style:font-name-asian="Times New Roman" style:font-name-complex="Times New Roman"/>
    </style:style>
    <style:style style:name="T53_115" style:family="text">
      <style:text-properties style:font-name="Times New Roman" style:font-name-asian="Times New Roman" style:font-name-complex="Times New Roman"/>
    </style:style>
    <style:style style:name="T53_116" style:family="text">
      <style:text-properties style:font-name="Times New Roman" style:font-name-asian="Times New Roman" style:font-name-complex="Times New Roman"/>
    </style:style>
    <style:style style:name="T53_117" style:family="text">
      <style:text-properties style:font-name="Times New Roman" style:font-name-asian="Times New Roman" style:font-name-complex="Times New Roman"/>
    </style:style>
    <style:style style:name="T53_118" style:family="text">
      <style:text-properties style:font-name="Times New Roman" style:font-name-asian="Times New Roman" style:font-name-complex="Times New Roman"/>
    </style:style>
    <style:style style:name="T53_119" style:family="text">
      <style:text-properties style:font-name="Times New Roman" style:font-name-asian="Times New Roman" style:font-name-complex="Times New Roman"/>
    </style:style>
    <style:style style:name="T53_120" style:family="text">
      <style:text-properties style:font-name="Times New Roman" style:font-name-asian="Times New Roman" style:font-name-complex="Times New Roman"/>
    </style:style>
    <style:style style:name="T53_121" style:family="text">
      <style:text-properties style:font-name="Times New Roman" style:font-name-asian="Times New Roman" style:font-name-complex="Times New Roman"/>
    </style:style>
    <style:style style:name="T53_122" style:family="text">
      <style:text-properties style:font-name="Times New Roman" style:font-name-asian="Times New Roman" style:font-name-complex="Times New Roman"/>
    </style:style>
    <style:style style:name="T53_123" style:family="text">
      <style:text-properties style:font-name="Times New Roman" style:font-name-asian="Times New Roman" style:font-name-complex="Times New Roman"/>
    </style:style>
    <style:style style:name="T53_124" style:family="text">
      <style:text-properties style:font-name="Times New Roman" style:font-name-asian="Times New Roman" style:font-name-complex="Times New Roman"/>
    </style:style>
    <style:style style:name="T53_125" style:family="text">
      <style:text-properties style:font-name="Times New Roman" style:font-name-asian="Times New Roman" style:font-name-complex="Times New Roman"/>
    </style:style>
    <style:style style:name="T53_126" style:family="text">
      <style:text-properties style:font-name="Times New Roman" style:font-name-asian="Times New Roman" style:font-name-complex="Times New Roman"/>
    </style:style>
    <style:style style:name="T53_127" style:family="text">
      <style:text-properties style:font-name="Times New Roman" style:font-name-asian="Times New Roman" style:font-name-complex="Times New Roman"/>
    </style:style>
    <style:style style:name="T53_128" style:family="text">
      <style:text-properties style:font-name="Times New Roman" style:font-name-asian="Times New Roman" style:font-name-complex="Times New Roman"/>
    </style:style>
    <style:style style:name="T53_129" style:family="text">
      <style:text-properties style:font-name="Times New Roman" style:font-name-asian="Times New Roman" style:font-name-complex="Times New Roman"/>
    </style:style>
    <style:style style:name="T53_130" style:family="text">
      <style:text-properties style:font-name="Times New Roman" style:font-name-asian="Times New Roman" style:font-name-complex="Times New Roman"/>
    </style:style>
    <style:style style:name="T53_13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3_132" style:family="text">
      <style:text-properties style:font-name="Times New Roman" style:font-name-asian="Times New Roman" style:font-name-complex="Times New Roman"/>
    </style:style>
    <style:style style:name="T53_133" style:family="text">
      <style:text-properties style:font-name="Times New Roman" style:font-name-asian="Times New Roman" style:font-name-complex="Times New Roman"/>
    </style:style>
    <style:style style:name="T53_134" style:family="text">
      <style:text-properties style:font-name="Times New Roman" style:font-name-asian="Times New Roman" style:font-name-complex="Times New Roman"/>
    </style:style>
    <style:style style:name="T53_135" style:family="text">
      <style:text-properties style:font-name="Times New Roman" style:font-name-asian="Times New Roman" style:font-name-complex="Times New Roman"/>
    </style:style>
    <style:style style:name="T53_136" style:family="text">
      <style:text-properties style:font-name="Times New Roman" style:font-name-asian="Times New Roman" style:font-name-complex="Times New Roman"/>
    </style:style>
    <style:style style:name="T53_137" style:family="text">
      <style:text-properties style:font-name="Times New Roman" style:font-name-asian="Times New Roman" style:font-name-complex="Times New Roman"/>
    </style:style>
    <style:style style:name="T53_138" style:family="text">
      <style:text-properties style:font-name="Times New Roman" style:font-name-asian="Times New Roman" style:font-name-complex="Times New Roman"/>
    </style:style>
    <style:style style:name="T53_139" style:family="text">
      <style:text-properties style:font-name="Times New Roman" style:font-name-asian="Times New Roman" style:font-name-complex="Times New Roman"/>
    </style:style>
    <style:style style:name="T53_140" style:family="text">
      <style:text-properties style:font-name="Times New Roman" style:font-name-asian="Times New Roman" style:font-name-complex="Times New Roman"/>
    </style:style>
    <style:style style:name="T53_141" style:family="text">
      <style:text-properties style:font-name="Times New Roman" style:font-name-asian="Times New Roman" style:font-name-complex="Times New Roman"/>
    </style:style>
    <style:style style:name="T53_142" style:family="text">
      <style:text-properties style:font-name="Times New Roman" style:font-name-asian="Times New Roman" style:font-name-complex="Times New Roman"/>
    </style:style>
    <style:style style:name="T53_143" style:family="text">
      <style:text-properties style:font-name="Times New Roman" style:font-name-asian="Times New Roman" style:font-name-complex="Times New Roman"/>
    </style:style>
    <style:style style:name="T53_144" style:family="text">
      <style:text-properties style:font-name="Times New Roman" style:font-name-asian="Times New Roman" style:font-name-complex="Times New Roman"/>
    </style:style>
    <style:style style:name="T53_145" style:family="text">
      <style:text-properties style:font-name="Times New Roman" style:font-name-asian="Times New Roman" style:font-name-complex="Times New Roman"/>
    </style:style>
    <style:style style:name="T53_146" style:family="text">
      <style:text-properties style:font-name="Times New Roman" style:font-name-asian="Times New Roman" style:font-name-complex="Times New Roman"/>
    </style:style>
    <style:style style:name="T53_147" style:family="text">
      <style:text-properties style:font-name="Times New Roman" style:font-name-asian="Times New Roman" style:font-name-complex="Times New Roman"/>
    </style:style>
    <style:style style:name="T53_148" style:family="text">
      <style:text-properties style:font-name="Times New Roman" style:font-name-asian="Times New Roman" style:font-name-complex="Times New Roman"/>
    </style:style>
    <style:style style:name="T53_149" style:family="text">
      <style:text-properties style:font-name="Times New Roman" style:font-name-asian="Times New Roman" style:font-name-complex="Times New Roman"/>
    </style:style>
    <style:style style:name="T53_150" style:family="text">
      <style:text-properties style:font-name="Times New Roman" style:font-name-asian="Times New Roman" style:font-name-complex="Times New Roman"/>
    </style:style>
    <style:style style:name="T53_151" style:family="text">
      <style:text-properties style:font-name="Times New Roman" style:font-name-asian="Times New Roman" style:font-name-complex="Times New Roman"/>
    </style:style>
    <style:style style:name="T53_152" style:family="text">
      <style:text-properties style:font-name="Times New Roman" style:font-name-asian="Times New Roman" style:font-name-complex="Times New Roman"/>
    </style:style>
    <style:style style:name="T53_153" style:family="text">
      <style:text-properties style:font-name="Times New Roman" style:font-name-asian="Times New Roman" style:font-name-complex="Times New Roman"/>
    </style:style>
    <style:style style:name="T53_154" style:family="text">
      <style:text-properties style:font-name="Times New Roman" style:font-name-asian="Times New Roman" style:font-name-complex="Times New Roman"/>
    </style:style>
    <style:style style:name="T53_155" style:family="text">
      <style:text-properties style:font-name="Times New Roman" style:font-name-asian="Times New Roman" style:font-name-complex="Times New Roman"/>
    </style:style>
    <style:style style:name="T53_156" style:family="text">
      <style:text-properties style:font-name="Times New Roman" style:font-name-asian="Times New Roman" style:font-name-complex="Times New Roman"/>
    </style:style>
    <style:style style:name="T53_15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3_158" style:family="text">
      <style:text-properties style:font-name="Times New Roman" style:font-name-asian="Times New Roman" style:font-name-complex="Times New Roman"/>
    </style:style>
    <style:style style:name="T53_159" style:family="text">
      <style:text-properties style:font-name="Times New Roman" style:font-name-asian="Times New Roman" style:font-name-complex="Times New Roman"/>
    </style:style>
    <style:style style:name="T53_160" style:family="text">
      <style:text-properties style:font-name="Times New Roman" style:font-name-asian="Times New Roman" style:font-name-complex="Times New Roman"/>
    </style:style>
    <style:style style:name="T53_161" style:family="text">
      <style:text-properties style:font-name="Times New Roman" style:font-name-asian="Times New Roman" style:font-name-complex="Times New Roman"/>
    </style:style>
    <style:style style:name="T53_162" style:family="text">
      <style:text-properties style:font-name="Times New Roman" style:font-name-asian="Times New Roman" style:font-name-complex="Times New Roman"/>
    </style:style>
    <style:style style:name="T53_163" style:family="text">
      <style:text-properties style:font-name="Times New Roman" style:font-name-asian="Times New Roman" style:font-name-complex="Times New Roman"/>
    </style:style>
    <style:style style:name="T53_164" style:family="text">
      <style:text-properties style:font-name="Times New Roman" style:font-name-asian="Times New Roman" style:font-name-complex="Times New Roman"/>
    </style:style>
    <style:style style:name="T53_165" style:family="text">
      <style:text-properties style:font-name="Times New Roman" style:font-name-asian="Times New Roman" style:font-name-complex="Times New Roman"/>
    </style:style>
    <style:style style:name="T53_166" style:family="text">
      <style:text-properties style:font-name="Times New Roman" style:font-name-asian="Times New Roman" style:font-name-complex="Times New Roman"/>
    </style:style>
    <style:style style:name="T53_167" style:family="text">
      <style:text-properties style:font-name="Times New Roman" style:font-name-asian="Times New Roman" style:font-name-complex="Times New Roman"/>
    </style:style>
    <style:style style:name="T53_168" style:family="text">
      <style:text-properties style:font-name="Times New Roman" style:font-name-asian="Times New Roman" style:font-name-complex="Times New Roman"/>
    </style:style>
    <style:style style:name="T53_169" style:family="text">
      <style:text-properties style:font-name="Times New Roman" style:font-name-asian="Times New Roman" style:font-name-complex="Times New Roman"/>
    </style:style>
    <style:style style:name="T53_170" style:family="text">
      <style:text-properties style:font-name="Times New Roman" style:font-name-asian="Times New Roman" style:font-name-complex="Times New Roman"/>
    </style:style>
    <style:style style:name="T53_171" style:family="text">
      <style:text-properties style:font-name="Times New Roman" style:font-name-asian="Times New Roman" style:font-name-complex="Times New Roman"/>
    </style:style>
    <style:style style:name="T53_172" style:family="text">
      <style:text-properties style:font-name="Times New Roman" style:font-name-asian="Times New Roman" style:font-name-complex="Times New Roman"/>
    </style:style>
    <style:style style:name="T53_173" style:family="text">
      <style:text-properties fo:color="#000000" style:font-name="Times New Roman" style:font-name-asian="Times New Roman" style:font-name-complex="Times New Roman"/>
    </style:style>
    <style:style style:name="T53_174" style:family="text">
      <style:text-properties fo:color="#000000" style:font-name="Times New Roman" style:font-name-asian="Times New Roman" style:font-name-complex="Times New Roman"/>
    </style:style>
    <style:style style:name="T53_175" style:family="text">
      <style:text-properties fo:color="#000000" style:font-name="Times New Roman" style:font-name-asian="Times New Roman" style:font-name-complex="Times New Roman"/>
    </style:style>
    <style:style style:name="T53_176" style:family="text">
      <style:text-properties fo:color="#000000" style:font-name="Times New Roman" style:font-name-asian="Times New Roman" style:font-name-complex="Times New Roman"/>
    </style:style>
    <style:style style:name="T53_177" style:family="text">
      <style:text-properties fo:color="#000000" style:font-name="Times New Roman" style:font-name-asian="Times New Roman" style:font-name-complex="Times New Roman"/>
    </style:style>
    <style:style style:name="T53_178" style:family="text">
      <style:text-properties fo:color="#000000" style:font-name="Times New Roman" style:font-name-asian="Times New Roman" style:font-name-complex="Times New Roman"/>
    </style:style>
    <style:style style:name="T53_179" style:family="text">
      <style:text-properties fo:color="#000000" style:font-name="Times New Roman" style:font-name-asian="Times New Roman" style:font-name-complex="Times New Roman"/>
    </style:style>
    <style:style style:name="T53_180" style:family="text">
      <style:text-properties fo:color="#000000" style:font-name="Times New Roman" style:font-name-asian="Times New Roman" style:font-name-complex="Times New Roman"/>
    </style:style>
    <style:style style:name="T53_181" style:family="text">
      <style:text-properties fo:color="#000000" style:font-name="Times New Roman" style:font-name-asian="Times New Roman" style:font-name-complex="Times New Roman"/>
    </style:style>
    <style:style style:name="T53_182" style:family="text">
      <style:text-properties fo:color="#000000" style:font-name="Times New Roman" style:font-name-asian="Times New Roman" style:font-name-complex="Times New Roman"/>
    </style:style>
    <style:style style:name="T53_183" style:family="text">
      <style:text-properties fo:color="#000000" style:font-name="Times New Roman" style:font-name-asian="Times New Roman" style:font-name-complex="Times New Roman"/>
    </style:style>
    <style:style style:name="T53_184" style:family="text">
      <style:text-properties fo:color="#000000" style:font-name="Times New Roman" style:font-name-asian="Times New Roman" style:font-name-complex="Times New Roman"/>
    </style:style>
    <style:style style:name="T53_185" style:family="text">
      <style:text-properties fo:color="#000000" style:font-name="Times New Roman" style:font-name-asian="Times New Roman" style:font-name-complex="Times New Roman"/>
    </style:style>
    <style:style style:name="T53_186" style:family="text">
      <style:text-properties fo:color="#000000" style:font-name="Times New Roman" style:font-name-asian="Times New Roman" style:font-name-complex="Times New Roman"/>
    </style:style>
    <style:style style:name="T53_187" style:family="text">
      <style:text-properties fo:color="#000000" style:font-name="Times New Roman" style:font-name-asian="Times New Roman" style:font-name-complex="Times New Roman"/>
    </style:style>
    <style:style style:name="T53_188" style:family="text">
      <style:text-properties fo:color="#000000" style:font-name="Times New Roman" style:font-name-asian="Times New Roman" style:font-name-complex="Times New Roman"/>
    </style:style>
    <style:style style:name="T53_189" style:family="text">
      <style:text-properties fo:color="#000000" style:font-name="Times New Roman" style:font-name-asian="Times New Roman" style:font-name-complex="Times New Roman"/>
    </style:style>
    <style:style style:name="T53_190" style:family="text">
      <style:text-properties fo:color="#000000" style:font-name="Times New Roman" style:font-name-asian="Times New Roman" style:font-name-complex="Times New Roman"/>
    </style:style>
    <style:style style:name="T53_191" style:family="text">
      <style:text-properties fo:color="#000000" style:font-name="Times New Roman" style:font-name-asian="Times New Roman" style:font-name-complex="Times New Roman"/>
    </style:style>
    <style:style style:name="T53_192" style:family="text">
      <style:text-properties fo:color="#000000" style:font-name="Times New Roman" style:font-name-asian="Times New Roman" style:font-name-complex="Times New Roman"/>
    </style:style>
    <style:style style:name="T53_193" style:family="text">
      <style:text-properties fo:color="#000000" style:font-name="Times New Roman" style:font-name-asian="Times New Roman" style:font-name-complex="Times New Roman"/>
    </style:style>
    <style:style style:name="T53_194" style:family="text">
      <style:text-properties fo:color="#000000" style:font-name="Times New Roman" style:font-name-asian="Times New Roman" style:font-name-complex="Times New Roman"/>
    </style:style>
    <style:style style:name="T53_195" style:family="text">
      <style:text-properties fo:color="#000000" style:font-name="Times New Roman" style:font-name-asian="Times New Roman" style:font-name-complex="Times New Roman"/>
    </style:style>
    <style:style style:name="T53_196" style:family="text">
      <style:text-properties fo:color="#000000" style:font-name="Times New Roman" style:font-name-asian="Times New Roman" style:font-name-complex="Times New Roman"/>
    </style:style>
    <style:style style:name="T53_197" style:family="text">
      <style:text-properties fo:color="#000000" style:font-name="Times New Roman" style:font-name-asian="Times New Roman" style:font-name-complex="Times New Roman"/>
    </style:style>
    <style:style style:name="T53_198" style:family="text">
      <style:text-properties fo:color="#000000" style:font-name="Times New Roman" style:font-name-asian="Times New Roman" style:font-name-complex="Times New Roman"/>
    </style:style>
    <style:style style:name="T53_199" style:family="text">
      <style:text-properties fo:color="#000000" style:font-name="Times New Roman" style:font-name-asian="Times New Roman" style:font-name-complex="Times New Roman"/>
    </style:style>
    <style:style style:name="T53_200" style:family="text">
      <style:text-properties fo:color="#000000" style:font-name="Times New Roman" style:font-name-asian="Times New Roman" style:font-name-complex="Times New Roman"/>
    </style:style>
    <style:style style:name="T53_201" style:family="text">
      <style:text-properties style:font-name="Times New Roman" style:font-name-asian="Times New Roman" style:font-name-complex="Times New Roman"/>
    </style:style>
    <style:style style:name="T53_202" style:family="text">
      <style:text-properties style:font-name="Times New Roman" style:font-name-asian="Times New Roman" style:font-name-complex="Times New Roman"/>
    </style:style>
    <style:style style:name="T53_203" style:family="text">
      <style:text-properties style:font-name="Times New Roman" style:font-name-asian="Times New Roman" style:font-name-complex="Times New Roman"/>
    </style:style>
    <style:style style:name="T53_204" style:family="text">
      <style:text-properties style:font-name="Times New Roman" style:font-name-asian="Times New Roman" style:font-name-complex="Times New Roman"/>
    </style:style>
    <style:style style:name="T53_205" style:family="text">
      <style:text-properties style:font-name="Times New Roman" style:font-name-asian="Times New Roman" style:font-name-complex="Times New Roman"/>
    </style:style>
    <style:style style:name="T53_206" style:family="text">
      <style:text-properties style:font-name="Times New Roman" style:font-name-asian="Times New Roman" style:font-name-complex="Times New Roman"/>
    </style:style>
    <style:style style:name="T53_207" style:family="text">
      <style:text-properties style:font-name="Times New Roman" style:font-name-asian="Times New Roman" style:font-name-complex="Times New Roman"/>
    </style:style>
    <style:style style:name="T53_208" style:family="text">
      <style:text-properties style:font-name="Times New Roman" style:font-name-asian="Times New Roman" style:font-name-complex="Times New Roman"/>
    </style:style>
    <style:style style:name="T53_209" style:family="text">
      <style:text-properties style:font-name="Times New Roman" style:font-name-asian="Times New Roman" style:font-name-complex="Times New Roman"/>
    </style:style>
    <style:style style:name="T53_210" style:family="text">
      <style:text-properties style:font-name="Times New Roman" style:font-name-asian="Times New Roman" style:font-name-complex="Times New Roman"/>
    </style:style>
    <style:style style:name="T53_211" style:family="text">
      <style:text-properties style:font-name="Times New Roman" style:font-name-asian="Times New Roman" style:font-name-complex="Times New Roman"/>
    </style:style>
    <style:style style:name="T53_212" style:family="text">
      <style:text-properties style:font-name="Times New Roman" style:font-name-asian="Times New Roman" style:font-name-complex="Times New Roman"/>
    </style:style>
    <style:style style:name="T53_213" style:family="text">
      <style:text-properties style:font-name="Times New Roman" style:font-name-asian="Times New Roman" style:font-name-complex="Times New Roman"/>
    </style:style>
    <style:style style:name="T53_214" style:family="text">
      <style:text-properties style:font-name="Times New Roman" style:font-name-asian="Times New Roman" style:font-name-complex="Times New Roman"/>
    </style:style>
    <style:style style:name="T53_215" style:family="text">
      <style:text-properties style:font-name="Times New Roman" style:font-name-asian="Times New Roman" style:font-name-complex="Times New Roman"/>
    </style:style>
    <style:style style:name="T53_216" style:family="text">
      <style:text-properties style:font-name="Times New Roman" style:font-name-asian="Times New Roman" style:font-name-complex="Times New Roman"/>
    </style:style>
    <style:style style:name="T53_217" style:family="text">
      <style:text-properties style:font-name="Times New Roman" style:font-name-asian="Times New Roman" style:font-name-complex="Times New Roman"/>
    </style:style>
    <style:style style:name="T53_218" style:family="text">
      <style:text-properties style:font-name="Times New Roman" style:font-name-asian="Times New Roman" style:font-name-complex="Times New Roman"/>
    </style:style>
    <style:style style:name="T53_219" style:family="text">
      <style:text-properties style:font-name="Times New Roman" style:font-name-asian="Times New Roman" style:font-name-complex="Times New Roman"/>
    </style:style>
    <style:style style:name="T53_220" style:family="text">
      <style:text-properties style:font-name="Times New Roman" style:font-name-asian="Times New Roman" style:font-name-complex="Times New Roman"/>
    </style:style>
    <style:style style:name="T53_221" style:family="text">
      <style:text-properties style:font-name="Times New Roman" style:font-name-asian="Times New Roman" style:font-name-complex="Times New Roman"/>
    </style:style>
    <style:style style:name="T53_222" style:family="text">
      <style:text-properties style:font-name="Times New Roman" style:font-name-asian="Times New Roman" style:font-name-complex="Times New Roman"/>
    </style:style>
    <style:style style:name="T53_223" style:family="text">
      <style:text-properties style:font-name="Times New Roman" style:font-name-asian="Times New Roman" style:font-name-complex="Times New Roman"/>
    </style:style>
    <style:style style:name="T53_224" style:family="text">
      <style:text-properties style:font-name="Times New Roman" style:font-name-asian="Times New Roman" style:font-name-complex="Times New Roman"/>
    </style:style>
    <style:style style:name="T53_225" style:family="text">
      <style:text-properties style:font-name="Times New Roman" style:font-name-asian="Times New Roman" style:font-name-complex="Times New Roman"/>
    </style:style>
    <style:style style:name="T53_226" style:family="text">
      <style:text-properties style:font-name="Times New Roman" style:font-name-asian="Times New Roman" style:font-name-complex="Times New Roman"/>
    </style:style>
    <style:style style:name="T53_227" style:family="text">
      <style:text-properties style:font-name="Times New Roman" style:font-name-asian="Times New Roman" style:font-name-complex="Times New Roman"/>
    </style:style>
    <style:style style:name="T53_228" style:family="text">
      <style:text-properties style:font-name="Times New Roman" style:font-name-asian="Times New Roman" style:font-name-complex="Times New Roman"/>
    </style:style>
    <style:style style:name="T53_229" style:family="text">
      <style:text-properties style:font-name="Times New Roman" style:font-name-asian="Times New Roman" style:font-name-complex="Times New Roman"/>
    </style:style>
    <style:style style:name="T53_230" style:family="text">
      <style:text-properties style:font-name="Times New Roman" style:font-name-asian="Times New Roman" style:font-name-complex="Times New Roman"/>
    </style:style>
    <style:style style:name="T53_231" style:family="text">
      <style:text-properties style:font-name="Times New Roman" style:font-name-asian="Times New Roman" style:font-name-complex="Times New Roman"/>
    </style:style>
    <style:style style:name="T53_232" style:family="text">
      <style:text-properties style:font-name="Times New Roman" style:font-name-asian="Times New Roman" style:font-name-complex="Times New Roman"/>
    </style:style>
    <style:style style:name="T53_233" style:family="text">
      <style:text-properties style:font-name="Times New Roman" style:font-name-asian="Times New Roman" style:font-name-complex="Times New Roman"/>
    </style:style>
    <style:style style:name="T53_234" style:family="text">
      <style:text-properties style:font-name="Times New Roman" style:font-name-asian="Times New Roman" style:font-name-complex="Times New Roman"/>
    </style:style>
    <style:style style:name="T53_235" style:family="text">
      <style:text-properties style:font-name="Times New Roman" style:font-name-asian="Times New Roman" style:font-name-complex="Times New Roman"/>
    </style:style>
    <style:style style:name="T53_236" style:family="text">
      <style:text-properties style:font-name="Times New Roman" style:font-name-asian="Times New Roman" style:font-name-complex="Times New Roman"/>
    </style:style>
    <style:style style:name="T53_237" style:family="text">
      <style:text-properties style:font-name="Times New Roman" style:font-name-asian="Times New Roman" style:font-name-complex="Times New Roman"/>
    </style:style>
    <style:style style:name="T53_238" style:family="text">
      <style:text-properties style:font-name="Times New Roman" style:font-name-asian="Times New Roman" style:font-name-complex="Times New Roman"/>
    </style:style>
    <style:style style:name="T53_239" style:family="text">
      <style:text-properties style:font-name="Times New Roman" style:font-name-asian="Times New Roman" style:font-name-complex="Times New Roman"/>
    </style:style>
    <style:style style:name="T53_240" style:family="text">
      <style:text-properties style:font-name="Times New Roman" style:font-name-asian="Times New Roman" style:font-name-complex="Times New Roman"/>
    </style:style>
    <style:style style:name="T53_241" style:family="text">
      <style:text-properties style:font-name="Times New Roman" style:font-name-asian="Times New Roman" style:font-name-complex="Times New Roman"/>
    </style:style>
    <style:style style:name="T53_242" style:family="text">
      <style:text-properties style:font-name="Times New Roman" style:font-name-asian="Times New Roman" style:font-name-complex="Times New Roman"/>
    </style:style>
    <style:style style:name="T53_243" style:family="text">
      <style:text-properties style:font-name="Times New Roman" style:font-name-asian="Times New Roman" style:font-name-complex="Times New Roman"/>
    </style:style>
    <style:style style:name="T53_244" style:family="text">
      <style:text-properties style:font-name="Times New Roman" style:font-name-asian="Times New Roman" style:font-name-complex="Times New Roman"/>
    </style:style>
    <style:style style:name="T53_245" style:family="text">
      <style:text-properties style:font-name="Times New Roman" style:font-name-asian="Times New Roman" style:font-name-complex="Times New Roman"/>
    </style:style>
    <style:style style:name="T53_246" style:family="text">
      <style:text-properties style:font-name="Times New Roman" style:font-name-asian="Times New Roman" style:font-name-complex="Times New Roman"/>
    </style:style>
    <style:style style:name="T53_247" style:family="text">
      <style:text-properties style:font-name="Times New Roman" style:font-name-asian="Times New Roman" style:font-name-complex="Times New Roman"/>
    </style:style>
    <style:style style:name="T53_248" style:family="text">
      <style:text-properties style:font-name="Times New Roman" style:font-name-asian="Times New Roman" style:font-name-complex="Times New Roman"/>
    </style:style>
    <style:style style:name="T53_249" style:family="text">
      <style:text-properties style:font-name="Times New Roman" style:font-name-asian="Times New Roman" style:font-name-complex="Times New Roman"/>
    </style:style>
    <style:style style:name="T53_250" style:family="text">
      <style:text-properties style:font-name="Times New Roman" style:font-name-asian="Times New Roman" style:font-name-complex="Times New Roman"/>
    </style:style>
    <style:style style:name="T53_251" style:family="text">
      <style:text-properties style:font-name="Times New Roman" style:font-name-asian="Times New Roman" style:font-name-complex="Times New Roman"/>
    </style:style>
    <style:style style:name="T53_252" style:family="text">
      <style:text-properties style:font-name="Times New Roman" style:font-name-asian="Times New Roman" style:font-name-complex="Times New Roman"/>
    </style:style>
    <style:style style:name="T53_253" style:family="text">
      <style:text-properties style:font-name="Times New Roman" style:font-name-asian="Times New Roman" style:font-name-complex="Times New Roman"/>
    </style:style>
    <style:style style:name="T53_254" style:family="text">
      <style:text-properties style:font-name="Times New Roman" style:font-name-asian="Times New Roman" style:font-name-complex="Times New Roman"/>
    </style:style>
    <style:style style:name="T53_255" style:family="text">
      <style:text-properties style:font-name="Times New Roman" style:font-name-asian="Times New Roman" style:font-name-complex="Times New Roman"/>
    </style:style>
    <style:style style:name="T53_256" style:family="text">
      <style:text-properties style:font-name="Times New Roman" style:font-name-asian="Times New Roman" style:font-name-complex="Times New Roman"/>
    </style:style>
    <style:style style:name="T53_257" style:family="text">
      <style:text-properties style:font-name="Times New Roman" style:font-name-asian="Times New Roman" style:font-name-complex="Times New Roman"/>
    </style:style>
    <style:style style:name="T53_258" style:family="text">
      <style:text-properties style:font-name="Times New Roman" style:font-name-asian="Times New Roman" style:font-name-complex="Times New Roman"/>
    </style:style>
    <style:style style:name="T53_259" style:family="text">
      <style:text-properties style:font-name="Times New Roman" style:font-name-asian="Times New Roman" style:font-name-complex="Times New Roman"/>
    </style:style>
    <style:style style:name="T53_260" style:family="text">
      <style:text-properties style:font-name="Times New Roman" style:font-name-asian="Times New Roman" style:font-name-complex="Times New Roman"/>
    </style:style>
    <style:style style:name="T53_261" style:family="text">
      <style:text-properties style:font-name="Times New Roman" style:font-name-asian="Times New Roman" style:font-name-complex="Times New Roman"/>
    </style:style>
    <style:style style:name="T53_262" style:family="text">
      <style:text-properties style:font-name="Times New Roman" style:font-name-asian="Times New Roman" style:font-name-complex="Times New Roman"/>
    </style:style>
    <style:style style:name="T53_263" style:family="text">
      <style:text-properties style:font-name="Times New Roman" style:font-name-asian="Times New Roman" style:font-name-complex="Times New Roman"/>
    </style:style>
    <style:style style:name="T53_264" style:family="text">
      <style:text-properties style:font-name="Times New Roman" style:font-name-asian="Times New Roman" style:font-name-complex="Times New Roman"/>
    </style:style>
    <style:style style:name="T53_265" style:family="text">
      <style:text-properties style:font-name="Times New Roman" style:font-name-asian="Times New Roman" style:font-name-complex="Times New Roman"/>
    </style:style>
    <style:style style:name="T53_266" style:family="text">
      <style:text-properties style:font-name="Times New Roman" style:font-name-asian="Times New Roman" style:font-name-complex="Times New Roman"/>
    </style:style>
    <style:style style:name="T53_267" style:family="text">
      <style:text-properties style:font-name="Times New Roman" style:font-name-asian="Times New Roman" style:font-name-complex="Times New Roman"/>
    </style:style>
    <style:style style:name="T53_268" style:family="text">
      <style:text-properties style:font-name="Times New Roman" style:font-name-asian="Times New Roman" style:font-name-complex="Times New Roman"/>
    </style:style>
    <style:style style:name="T53_269" style:family="text">
      <style:text-properties style:font-name="Times New Roman" style:font-name-asian="Times New Roman" style:font-name-complex="Times New Roman"/>
    </style:style>
    <style:style style:name="T53_270" style:family="text">
      <style:text-properties style:font-name="Times New Roman" style:font-name-asian="Times New Roman" style:font-name-complex="Times New Roman"/>
    </style:style>
    <style:style style:name="T53_271" style:family="text">
      <style:text-properties style:font-name="Times New Roman" style:font-name-asian="Times New Roman" style:font-name-complex="Times New Roman"/>
    </style:style>
    <style:style style:name="T53_272" style:family="text">
      <style:text-properties style:font-name="Times New Roman" style:font-name-asian="Times New Roman" style:font-name-complex="Times New Roman"/>
    </style:style>
    <style:style style:name="T53_273" style:family="text">
      <style:text-properties style:font-name="Times New Roman" style:font-name-asian="Times New Roman" style:font-name-complex="Times New Roman"/>
    </style:style>
    <style:style style:name="T53_274" style:family="text">
      <style:text-properties style:font-name="Times New Roman" style:font-name-asian="Times New Roman" style:font-name-complex="Times New Roman"/>
    </style:style>
    <style:style style:name="T53_275" style:family="text">
      <style:text-properties style:font-name="Times New Roman" style:font-name-asian="Times New Roman" style:font-name-complex="Times New Roman"/>
    </style:style>
    <style:style style:name="T53_276" style:family="text">
      <style:text-properties style:font-name="Times New Roman" style:font-name-asian="Times New Roman" style:font-name-complex="Times New Roman"/>
    </style:style>
    <style:style style:name="T53_277" style:family="text">
      <style:text-properties style:font-name="Times New Roman" style:font-name-asian="Times New Roman" style:font-name-complex="Times New Roman"/>
    </style:style>
    <style:style style:name="T53_278" style:family="text">
      <style:text-properties style:font-name="Times New Roman" style:font-name-asian="Times New Roman" style:font-name-complex="Times New Roman"/>
    </style:style>
    <style:style style:name="T53_279" style:family="text">
      <style:text-properties style:font-name="Times New Roman" style:font-name-asian="Times New Roman" style:font-name-complex="Times New Roman"/>
    </style:style>
    <style:style style:name="T53_280" style:family="text">
      <style:text-properties style:font-name="Times New Roman" style:font-name-asian="Times New Roman" style:font-name-complex="Times New Roman"/>
    </style:style>
    <style:style style:name="T53_281" style:family="text">
      <style:text-properties style:font-name="Times New Roman" style:font-name-asian="Times New Roman" style:font-name-complex="Times New Roman"/>
    </style:style>
    <style:style style:name="T53_282" style:family="text">
      <style:text-properties style:font-name="Times New Roman" style:font-name-asian="Times New Roman" style:font-name-complex="Times New Roman"/>
    </style:style>
    <style:style style:name="T53_283" style:family="text">
      <style:text-properties style:font-name="Times New Roman" style:font-name-asian="Times New Roman" style:font-name-complex="Times New Roman"/>
    </style:style>
    <style:style style:name="T53_284" style:family="text">
      <style:text-properties style:font-name="Times New Roman" style:font-name-asian="Times New Roman" style:font-name-complex="Times New Roman"/>
    </style:style>
    <style:style style:name="T53_285" style:family="text">
      <style:text-properties style:font-name="Times New Roman" style:font-name-asian="Times New Roman" style:font-name-complex="Times New Roman"/>
    </style:style>
    <style:style style:name="T53_286" style:family="text">
      <style:text-properties style:font-name="Times New Roman" style:font-name-asian="Times New Roman" style:font-name-complex="Times New Roman"/>
    </style:style>
    <style:style style:name="T53_287" style:family="text">
      <style:text-properties style:font-name="Times New Roman" style:font-name-asian="Times New Roman" style:font-name-complex="Times New Roman"/>
    </style:style>
    <style:style style:name="T53_288" style:family="text">
      <style:text-properties style:font-name="Times New Roman" style:font-name-asian="Times New Roman" style:font-name-complex="Times New Roman"/>
    </style:style>
    <style:style style:name="T53_289" style:family="text">
      <style:text-properties style:font-name="Times New Roman" style:font-name-asian="Times New Roman" style:font-name-complex="Times New Roman"/>
    </style:style>
    <style:style style:name="P54" style:family="paragraph" style:parent-style-name="Standard">
      <style:paragraph-properties fo:text-align="justify" fo:break-before="auto" fo:text-indent="1.27cm" fo:line-height="150%" style:writing-mode="lr-tb"/>
    </style:style>
    <style:style style:name="T54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54_2" style:family="text">
      <style:text-properties style:font-name="Times New Roman" style:font-name-asian="Times New Roman" style:font-name-complex="Times New Roman"/>
    </style:style>
    <style:style style:name="T54_3" style:family="text">
      <style:text-properties style:font-name="Times New Roman" style:font-name-asian="Times New Roman" style:font-name-complex="Times New Roman"/>
    </style:style>
    <style:style style:name="T54_4" style:family="text">
      <style:text-properties style:font-name="Times New Roman" style:font-name-asian="Times New Roman" style:font-name-complex="Times New Roman"/>
    </style:style>
    <style:style style:name="T54_5" style:family="text">
      <style:text-properties style:font-name="Times New Roman" style:font-name-asian="Times New Roman" style:font-name-complex="Times New Roman"/>
    </style:style>
    <style:style style:name="T54_6" style:family="text">
      <style:text-properties style:font-name="Times New Roman" style:font-name-asian="Times New Roman" style:font-name-complex="Times New Roman"/>
    </style:style>
    <style:style style:name="T54_7" style:family="text">
      <style:text-properties style:font-name="Times New Roman" style:font-name-asian="Times New Roman" style:font-name-complex="Times New Roman"/>
    </style:style>
    <style:style style:name="T54_8" style:family="text">
      <style:text-properties style:font-name="Times New Roman" style:font-name-asian="Times New Roman" style:font-name-complex="Times New Roman"/>
    </style:style>
    <style:style style:name="T54_9" style:family="text">
      <style:text-properties style:font-name="Times New Roman" style:font-name-asian="Times New Roman" style:font-name-complex="Times New Roman"/>
    </style:style>
    <style:style style:name="T54_10" style:family="text">
      <style:text-properties style:font-name="Times New Roman" style:font-name-asian="Times New Roman" style:font-name-complex="Times New Roman"/>
    </style:style>
    <style:style style:name="T54_11" style:family="text">
      <style:text-properties style:font-name="Times New Roman" style:font-name-asian="Times New Roman" style:font-name-complex="Times New Roman"/>
    </style:style>
    <style:style style:name="T54_12" style:family="text">
      <style:text-properties style:font-name="Times New Roman" style:font-name-asian="Times New Roman" style:font-name-complex="Times New Roman"/>
    </style:style>
    <style:style style:name="T54_13" style:family="text">
      <style:text-properties style:font-name="Times New Roman" style:font-name-asian="Times New Roman" style:font-name-complex="Times New Roman"/>
    </style:style>
    <style:style style:name="T54_14" style:family="text">
      <style:text-properties style:font-name="Times New Roman" style:font-name-asian="Times New Roman" style:font-name-complex="Times New Roman"/>
    </style:style>
    <style:style style:name="T54_15" style:family="text">
      <style:text-properties style:font-name="Times New Roman" style:font-name-asian="Times New Roman" style:font-name-complex="Times New Roman"/>
    </style:style>
    <style:style style:name="T54_16" style:family="text">
      <style:text-properties style:font-name="Times New Roman" style:font-name-asian="Times New Roman" style:font-name-complex="Times New Roman"/>
    </style:style>
    <style:style style:name="T54_17" style:family="text">
      <style:text-properties style:font-name="Times New Roman" style:font-name-asian="Times New Roman" style:font-name-complex="Times New Roman"/>
    </style:style>
    <style:style style:name="T54_18" style:family="text">
      <style:text-properties style:font-name="Times New Roman" style:font-name-asian="Times New Roman" style:font-name-complex="Times New Roman"/>
    </style:style>
    <style:style style:name="T54_19" style:family="text">
      <style:text-properties style:font-name="Times New Roman" style:font-name-asian="Times New Roman" style:font-name-complex="Times New Roman"/>
    </style:style>
    <style:style style:name="T54_20" style:family="text">
      <style:text-properties style:font-name="Times New Roman" style:font-name-asian="Times New Roman" style:font-name-complex="Times New Roman"/>
    </style:style>
    <style:style style:name="T54_21" style:family="text">
      <style:text-properties style:font-name="Times New Roman" style:font-name-asian="Times New Roman" style:font-name-complex="Times New Roman"/>
    </style:style>
    <style:style style:name="T54_22" style:family="text">
      <style:text-properties style:font-name="Times New Roman" style:font-name-asian="Times New Roman" style:font-name-complex="Times New Roman"/>
    </style:style>
    <style:style style:name="T54_23" style:family="text">
      <style:text-properties style:font-name="Times New Roman" style:font-name-asian="Times New Roman" style:font-name-complex="Times New Roman"/>
    </style:style>
    <style:style style:name="T54_24" style:family="text">
      <style:text-properties style:font-name="Times New Roman" style:font-name-asian="Times New Roman" style:font-name-complex="Times New Roman"/>
    </style:style>
    <style:style style:name="T54_25" style:family="text">
      <style:text-properties style:font-name="Times New Roman" style:font-name-asian="Times New Roman" style:font-name-complex="Times New Roman"/>
    </style:style>
    <style:style style:name="T54_26" style:family="text">
      <style:text-properties style:font-name="Times New Roman" style:font-name-asian="Times New Roman" style:font-name-complex="Times New Roman"/>
    </style:style>
    <style:style style:name="T54_27" style:family="text">
      <style:text-properties style:font-name="Times New Roman" style:font-name-asian="Times New Roman" style:font-name-complex="Times New Roman"/>
    </style:style>
    <style:style style:name="T54_28" style:family="text">
      <style:text-properties style:font-name="Times New Roman" style:font-name-asian="Times New Roman" style:font-name-complex="Times New Roman"/>
    </style:style>
    <style:style style:name="T54_29" style:family="text">
      <style:text-properties style:font-name="Times New Roman" style:font-name-asian="Times New Roman" style:font-name-complex="Times New Roman"/>
    </style:style>
    <style:style style:name="T54_30" style:family="text">
      <style:text-properties style:font-name="Times New Roman" style:font-name-asian="Times New Roman" style:font-name-complex="Times New Roman"/>
    </style:style>
    <style:style style:name="T54_31" style:family="text">
      <style:text-properties style:font-name="Times New Roman" style:font-name-asian="Times New Roman" style:font-name-complex="Times New Roman"/>
    </style:style>
    <style:style style:name="T54_32" style:family="text">
      <style:text-properties style:font-name="Times New Roman" style:font-name-asian="Times New Roman" style:font-name-complex="Times New Roman"/>
    </style:style>
    <style:style style:name="T54_33" style:family="text">
      <style:text-properties style:font-name="Times New Roman" style:font-name-asian="Times New Roman" style:font-name-complex="Times New Roman"/>
    </style:style>
    <style:style style:name="T54_34" style:family="text">
      <style:text-properties style:font-name="Times New Roman" style:font-name-asian="Times New Roman" style:font-name-complex="Times New Roman"/>
    </style:style>
    <style:style style:name="T54_35" style:family="text">
      <style:text-properties style:font-name="Times New Roman" style:font-name-asian="Times New Roman" style:font-name-complex="Times New Roman"/>
    </style:style>
    <style:style style:name="T54_36" style:family="text">
      <style:text-properties style:font-name="Times New Roman" style:font-name-asian="Times New Roman" style:font-name-complex="Times New Roman"/>
    </style:style>
    <style:style style:name="T54_37" style:family="text">
      <style:text-properties style:font-name="Times New Roman" style:font-name-asian="Times New Roman" style:font-name-complex="Times New Roman"/>
    </style:style>
    <style:style style:name="T54_38" style:family="text">
      <style:text-properties style:font-name="Times New Roman" style:font-name-asian="Times New Roman" style:font-name-complex="Times New Roman"/>
    </style:style>
    <style:style style:name="T54_39" style:family="text">
      <style:text-properties style:font-name="Times New Roman" style:font-name-asian="Times New Roman" style:font-name-complex="Times New Roman"/>
    </style:style>
    <style:style style:name="T54_40" style:family="text">
      <style:text-properties style:font-name="Times New Roman" style:font-name-asian="Times New Roman" style:font-name-complex="Times New Roman"/>
    </style:style>
    <style:style style:name="T54_41" style:family="text">
      <style:text-properties style:font-name="Times New Roman" style:font-name-asian="Times New Roman" style:font-name-complex="Times New Roman"/>
    </style:style>
    <style:style style:name="T54_42" style:family="text">
      <style:text-properties style:font-name="Times New Roman" style:font-name-asian="Times New Roman" style:font-name-complex="Times New Roman"/>
    </style:style>
    <style:style style:name="T54_43" style:family="text">
      <style:text-properties style:font-name="Times New Roman" style:font-name-asian="Times New Roman" style:font-name-complex="Times New Roman"/>
    </style:style>
    <style:style style:name="T54_44" style:family="text">
      <style:text-properties style:font-name="Times New Roman" style:font-name-asian="Times New Roman" style:font-name-complex="Times New Roman"/>
    </style:style>
    <style:style style:name="T54_45" style:family="text">
      <style:text-properties fo:background-color="#ffffff" fo:color="#000000" style:font-name="Times New Roman" style:font-name-asian="Times New Roman" style:font-name-complex="Times New Roman"/>
    </style:style>
    <style:style style:name="T54_46" style:family="text">
      <style:text-properties fo:background-color="#ffffff" fo:color="#000000" style:font-name="Times New Roman" style:font-name-asian="Times New Roman" style:font-name-complex="Times New Roman"/>
    </style:style>
    <style:style style:name="T54_47" style:family="text">
      <style:text-properties fo:background-color="#ffffff" fo:color="#000000" style:font-name="Times New Roman" style:font-name-asian="Times New Roman" style:font-name-complex="Times New Roman"/>
    </style:style>
    <style:style style:name="T54_48" style:family="text">
      <style:text-properties fo:background-color="#ffffff" fo:color="#000000" style:font-name="Times New Roman" style:font-name-asian="Times New Roman" style:font-name-complex="Times New Roman"/>
    </style:style>
    <style:style style:name="T54_49" style:family="text">
      <style:text-properties fo:background-color="#ffffff" fo:color="#000000" style:font-name="Times New Roman" style:font-name-asian="Times New Roman" style:font-name-complex="Times New Roman"/>
    </style:style>
    <style:style style:name="T54_50" style:family="text">
      <style:text-properties fo:background-color="#ffffff" fo:color="#000000" style:font-name="Times New Roman" style:font-name-asian="Times New Roman" style:font-name-complex="Times New Roman"/>
    </style:style>
    <style:style style:name="T54_51" style:family="text">
      <style:text-properties fo:background-color="#ffffff" fo:color="#000000" style:font-name="Times New Roman" style:font-name-asian="Times New Roman" style:font-name-complex="Times New Roman"/>
    </style:style>
    <style:style style:name="T54_52" style:family="text">
      <style:text-properties fo:background-color="#ffffff" fo:color="#000000" style:font-name="Times New Roman" style:font-name-asian="Times New Roman" style:font-name-complex="Times New Roman"/>
    </style:style>
    <style:style style:name="T54_53" style:family="text">
      <style:text-properties fo:background-color="#ffffff" fo:color="#000000" style:font-name="Times New Roman" style:font-name-asian="Times New Roman" style:font-name-complex="Times New Roman"/>
    </style:style>
    <style:style style:name="T54_54" style:family="text">
      <style:text-properties fo:background-color="#ffffff" fo:color="#000000" style:font-name="Times New Roman" style:font-name-asian="Times New Roman" style:font-name-complex="Times New Roman"/>
    </style:style>
    <style:style style:name="T54_55" style:family="text">
      <style:text-properties fo:background-color="#ffffff" fo:color="#000000" style:font-name="Times New Roman" style:font-name-asian="Times New Roman" style:font-name-complex="Times New Roman"/>
    </style:style>
    <style:style style:name="T54_56" style:family="text">
      <style:text-properties fo:background-color="#ffffff" fo:color="#000000" style:font-name="Times New Roman" style:font-name-asian="Times New Roman" style:font-name-complex="Times New Roman"/>
    </style:style>
    <style:style style:name="T54_57" style:family="text">
      <style:text-properties fo:background-color="#ffffff" fo:color="#000000" style:font-name="Times New Roman" style:font-name-asian="Times New Roman" style:font-name-complex="Times New Roman"/>
    </style:style>
    <style:style style:name="T54_58" style:family="text">
      <style:text-properties fo:background-color="#ffffff" fo:color="#000000" style:font-name="Times New Roman" style:font-name-asian="Times New Roman" style:font-name-complex="Times New Roman"/>
    </style:style>
    <style:style style:name="T54_59" style:family="text">
      <style:text-properties fo:background-color="#ffffff" fo:color="#000000" style:font-name="Times New Roman" style:font-name-asian="Times New Roman" style:font-name-complex="Times New Roman"/>
    </style:style>
    <style:style style:name="T54_60" style:family="text">
      <style:text-properties fo:background-color="#ffffff" fo:color="#000000" style:font-name="Times New Roman" style:font-name-asian="Times New Roman" style:font-name-complex="Times New Roman"/>
    </style:style>
    <style:style style:name="T54_61" style:family="text">
      <style:text-properties fo:background-color="#ffffff" fo:color="#000000" style:font-name="Times New Roman" style:font-name-asian="Times New Roman" style:font-name-complex="Times New Roman"/>
    </style:style>
    <style:style style:name="T54_62" style:family="text">
      <style:text-properties fo:background-color="#ffffff" fo:color="#000000" style:font-name="Times New Roman" style:font-name-asian="Times New Roman" style:font-name-complex="Times New Roman"/>
    </style:style>
    <style:style style:name="T54_63" style:family="text">
      <style:text-properties fo:background-color="#ffffff" fo:color="#000000" style:font-name="Times New Roman" style:font-name-asian="Times New Roman" style:font-name-complex="Times New Roman"/>
    </style:style>
    <style:style style:name="T54_64" style:family="text">
      <style:text-properties fo:background-color="#ffffff" fo:color="#000000" style:font-name="Times New Roman" style:font-name-asian="Times New Roman" style:font-name-complex="Times New Roman"/>
    </style:style>
    <style:style style:name="T54_65" style:family="text">
      <style:text-properties fo:background-color="#ffffff" fo:color="#000000" style:font-name="Times New Roman" style:font-name-asian="Times New Roman" style:font-name-complex="Times New Roman"/>
    </style:style>
    <style:style style:name="T54_66" style:family="text">
      <style:text-properties fo:background-color="#ffffff" fo:color="#000000" style:font-name="Times New Roman" style:font-name-asian="Times New Roman" style:font-name-complex="Times New Roman"/>
    </style:style>
    <style:style style:name="T54_67" style:family="text">
      <style:text-properties fo:background-color="#ffffff" fo:color="#000000" style:font-name="Times New Roman" style:font-name-asian="Times New Roman" style:font-name-complex="Times New Roman"/>
    </style:style>
    <style:style style:name="T54_68" style:family="text">
      <style:text-properties fo:background-color="#ffffff" fo:color="#000000" style:font-name="Times New Roman" style:font-name-asian="Times New Roman" style:font-name-complex="Times New Roman"/>
    </style:style>
    <style:style style:name="T54_69" style:family="text">
      <style:text-properties fo:background-color="#ffffff" fo:color="#000000" style:font-name="Times New Roman" style:font-name-asian="Times New Roman" style:font-name-complex="Times New Roman"/>
    </style:style>
    <style:style style:name="T54_70" style:family="text">
      <style:text-properties fo:background-color="#ffffff" fo:color="#000000" style:font-name="Times New Roman" style:font-name-asian="Times New Roman" style:font-name-complex="Times New Roman"/>
    </style:style>
    <style:style style:name="T54_71" style:family="text">
      <style:text-properties fo:background-color="#ffffff" fo:color="#000000" style:font-name="Times New Roman" style:font-name-asian="Times New Roman" style:font-name-complex="Times New Roman"/>
    </style:style>
    <style:style style:name="T54_72" style:family="text">
      <style:text-properties fo:background-color="#ffffff" fo:color="#000000" style:font-name="Times New Roman" style:font-name-asian="Times New Roman" style:font-name-complex="Times New Roman"/>
    </style:style>
    <style:style style:name="T54_73" style:family="text">
      <style:text-properties fo:background-color="#ffffff" fo:color="#000000" style:font-name="Times New Roman" style:font-name-asian="Times New Roman" style:font-name-complex="Times New Roman"/>
    </style:style>
    <style:style style:name="T54_74" style:family="text">
      <style:text-properties fo:background-color="#ffffff" fo:color="#000000" style:font-name="Times New Roman" style:font-name-asian="Times New Roman" style:font-name-complex="Times New Roman"/>
    </style:style>
    <style:style style:name="T54_75" style:family="text">
      <style:text-properties fo:background-color="#ffffff" fo:color="#000000" style:font-name="Times New Roman" style:font-name-asian="Times New Roman" style:font-name-complex="Times New Roman"/>
    </style:style>
    <style:style style:name="T54_76" style:family="text">
      <style:text-properties fo:background-color="#ffffff" fo:color="#000000" style:font-name="Times New Roman" style:font-name-asian="Times New Roman" style:font-name-complex="Times New Roman"/>
    </style:style>
    <style:style style:name="T54_77" style:family="text">
      <style:text-properties fo:background-color="#ffffff" fo:color="#000000" style:font-name="Times New Roman" style:font-name-asian="Times New Roman" style:font-name-complex="Times New Roman"/>
    </style:style>
    <style:style style:name="T54_78" style:family="text">
      <style:text-properties fo:background-color="#ffffff" fo:color="#000000" style:font-name="Times New Roman" style:font-name-asian="Times New Roman" style:font-name-complex="Times New Roman"/>
    </style:style>
    <style:style style:name="T54_79" style:family="text">
      <style:text-properties fo:background-color="#ffffff" fo:color="#000000" style:font-name="Times New Roman" style:font-name-asian="Times New Roman" style:font-name-complex="Times New Roman"/>
    </style:style>
    <style:style style:name="T54_80" style:family="text">
      <style:text-properties fo:background-color="#ffffff" fo:color="#000000" style:font-name="Times New Roman" style:font-name-asian="Times New Roman" style:font-name-complex="Times New Roman"/>
    </style:style>
    <style:style style:name="T54_81" style:family="text">
      <style:text-properties fo:background-color="#ffffff" fo:color="#000000" style:font-name="Times New Roman" style:font-name-asian="Times New Roman" style:font-name-complex="Times New Roman"/>
    </style:style>
    <style:style style:name="T54_82" style:family="text">
      <style:text-properties fo:background-color="#ffffff" fo:color="#000000" style:font-name="Times New Roman" style:font-name-asian="Times New Roman" style:font-name-complex="Times New Roman"/>
    </style:style>
    <style:style style:name="T54_83" style:family="text">
      <style:text-properties fo:background-color="#ffffff" fo:color="#000000" style:font-name="Times New Roman" style:font-name-asian="Times New Roman" style:font-name-complex="Times New Roman"/>
    </style:style>
    <style:style style:name="T54_84" style:family="text">
      <style:text-properties fo:background-color="#ffffff" fo:color="#000000" style:font-name="Times New Roman" style:font-name-asian="Times New Roman" style:font-name-complex="Times New Roman"/>
    </style:style>
    <style:style style:name="T54_85" style:family="text">
      <style:text-properties fo:background-color="#ffffff" fo:color="#000000" style:font-name="Times New Roman" style:font-name-asian="Times New Roman" style:font-name-complex="Times New Roman"/>
    </style:style>
    <style:style style:name="T54_86" style:family="text">
      <style:text-properties fo:background-color="#ffffff" fo:color="#000000" style:font-name="Times New Roman" style:font-name-asian="Times New Roman" style:font-name-complex="Times New Roman"/>
    </style:style>
    <style:style style:name="T54_87" style:family="text">
      <style:text-properties fo:background-color="#ffffff" fo:color="#000000" style:font-name="Times New Roman" style:font-name-asian="Times New Roman" style:font-name-complex="Times New Roman"/>
    </style:style>
    <style:style style:name="T54_88" style:family="text">
      <style:text-properties fo:background-color="#ffffff" fo:color="#000000" style:font-name="Times New Roman" style:font-name-asian="Times New Roman" style:font-name-complex="Times New Roman"/>
    </style:style>
    <style:style style:name="T54_89" style:family="text">
      <style:text-properties fo:background-color="#ffffff" fo:color="#000000" style:font-name="Times New Roman" style:font-name-asian="Times New Roman" style:font-name-complex="Times New Roman"/>
    </style:style>
    <style:style style:name="T54_90" style:family="text">
      <style:text-properties fo:background-color="#ffffff" fo:color="#000000" style:font-name="Times New Roman" style:font-name-asian="Times New Roman" style:font-name-complex="Times New Roman"/>
    </style:style>
    <style:style style:name="T54_91" style:family="text">
      <style:text-properties fo:background-color="#ffffff" fo:color="#000000" style:font-name="Times New Roman" style:font-name-asian="Times New Roman" style:font-name-complex="Times New Roman"/>
    </style:style>
    <style:style style:name="T54_92" style:family="text">
      <style:text-properties fo:background-color="#ffffff" fo:color="#000000" style:font-name="Times New Roman" style:font-name-asian="Times New Roman" style:font-name-complex="Times New Roman"/>
    </style:style>
    <style:style style:name="T54_93" style:family="text">
      <style:text-properties fo:background-color="#ffffff" fo:color="#000000" style:font-name="Times New Roman" style:font-name-asian="Times New Roman" style:font-name-complex="Times New Roman"/>
    </style:style>
    <style:style style:name="T54_94" style:family="text">
      <style:text-properties fo:background-color="#ffffff" fo:color="#000000" style:font-name="Times New Roman" style:font-name-asian="Times New Roman" style:font-name-complex="Times New Roman"/>
    </style:style>
    <style:style style:name="T54_95" style:family="text">
      <style:text-properties fo:background-color="#ffffff" fo:color="#000000" style:font-name="Times New Roman" style:font-name-asian="Times New Roman" style:font-name-complex="Times New Roman"/>
    </style:style>
    <style:style style:name="T54_96" style:family="text">
      <style:text-properties fo:background-color="#ffffff" fo:color="#000000" style:font-name="Times New Roman" style:font-name-asian="Times New Roman" style:font-name-complex="Times New Roman"/>
    </style:style>
    <style:style style:name="T54_97" style:family="text">
      <style:text-properties fo:background-color="#ffffff" fo:color="#000000" style:font-name="Times New Roman" style:font-name-asian="Times New Roman" style:font-name-complex="Times New Roman"/>
    </style:style>
    <style:style style:name="T54_98" style:family="text">
      <style:text-properties fo:background-color="#ffffff" fo:color="#000000" style:font-name="Times New Roman" style:font-name-asian="Times New Roman" style:font-name-complex="Times New Roman"/>
    </style:style>
    <style:style style:name="T54_99" style:family="text">
      <style:text-properties fo:background-color="#ffffff" fo:color="#000000" style:font-name="Times New Roman" style:font-name-asian="Times New Roman" style:font-name-complex="Times New Roman"/>
    </style:style>
    <style:style style:name="T54_100" style:family="text">
      <style:text-properties fo:background-color="#ffffff" fo:color="#000000" style:font-name="Times New Roman" style:font-name-asian="Times New Roman" style:font-name-complex="Times New Roman"/>
    </style:style>
    <style:style style:name="T54_101" style:family="text">
      <style:text-properties fo:background-color="#ffffff" fo:color="#000000" style:font-name="Times New Roman" style:font-name-asian="Times New Roman" style:font-name-complex="Times New Roman"/>
    </style:style>
    <style:style style:name="T54_102" style:family="text">
      <style:text-properties fo:background-color="#ffffff" fo:color="#000000" style:font-name="Times New Roman" style:font-name-asian="Times New Roman" style:font-name-complex="Times New Roman"/>
    </style:style>
    <style:style style:name="T54_103" style:family="text">
      <style:text-properties fo:background-color="#ffffff" fo:color="#000000" style:font-name="Times New Roman" style:font-name-asian="Times New Roman" style:font-name-complex="Times New Roman"/>
    </style:style>
    <style:style style:name="T54_104" style:family="text">
      <style:text-properties fo:background-color="#ffffff" fo:color="#000000" style:font-name="Times New Roman" style:font-name-asian="Times New Roman" style:font-name-complex="Times New Roman"/>
    </style:style>
    <style:style style:name="T54_105" style:family="text">
      <style:text-properties fo:background-color="#ffffff" fo:color="#000000" style:font-name="Times New Roman" style:font-name-asian="Times New Roman" style:font-name-complex="Times New Roman"/>
    </style:style>
    <style:style style:name="T54_106" style:family="text">
      <style:text-properties fo:background-color="#ffffff" fo:color="#000000" style:font-name="Times New Roman" style:font-name-asian="Times New Roman" style:font-name-complex="Times New Roman"/>
    </style:style>
    <style:style style:name="P55" style:family="paragraph" style:parent-style-name="Standard">
      <style:paragraph-properties fo:text-align="justify" fo:break-before="auto" fo:text-indent="1.251cm" fo:line-height="150%" style:writing-mode="lr-tb"/>
    </style:style>
    <style:style style:name="T55_1" style:family="text">
      <style:text-properties fo:background-color="#ffffff" fo:color="#000000" style:font-name="Times New Roman" style:font-name-asian="Times New Roman" style:font-name-complex="Times New Roman"/>
    </style:style>
    <style:style style:name="T55_2" style:family="text">
      <style:text-properties fo:background-color="#ffffff" fo:color="#000000" style:font-name="Times New Roman" style:font-name-asian="Times New Roman" style:font-name-complex="Times New Roman"/>
    </style:style>
    <style:style style:name="T55_3" style:family="text">
      <style:text-properties fo:background-color="#ffffff" fo:color="#000000" style:font-name="Times New Roman" style:font-name-asian="Times New Roman" style:font-name-complex="Times New Roman"/>
    </style:style>
    <style:style style:name="T55_4" style:family="text">
      <style:text-properties fo:background-color="#ffffff" fo:color="#000000" style:font-name="Times New Roman" style:font-name-asian="Times New Roman" style:font-name-complex="Times New Roman"/>
    </style:style>
    <style:style style:name="T55_5" style:family="text">
      <style:text-properties fo:background-color="#ffffff" fo:color="#000000" style:font-name="Times New Roman" style:font-name-asian="Times New Roman" style:font-name-complex="Times New Roman"/>
    </style:style>
    <style:style style:name="T55_6" style:family="text">
      <style:text-properties fo:background-color="#ffffff" fo:color="#000000" style:font-name="Times New Roman" style:font-name-asian="Times New Roman" style:font-name-complex="Times New Roman"/>
    </style:style>
    <style:style style:name="T55_7" style:family="text">
      <style:text-properties fo:background-color="#ffffff" fo:color="#000000" style:font-name="Times New Roman" style:font-name-asian="Times New Roman" style:font-name-complex="Times New Roman"/>
    </style:style>
    <style:style style:name="T55_8" style:family="text">
      <style:text-properties fo:background-color="#ffffff" fo:color="#000000" style:font-name="Times New Roman" style:font-name-asian="Times New Roman" style:font-name-complex="Times New Roman"/>
    </style:style>
    <style:style style:name="T55_9" style:family="text" style:parent-style-name="Standard"/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fo:background-color="#ffffff" fo:color="#000000" style:font-name="Times New Roman" style:font-name-asian="Times New Roman" style:font-name-complex="Times New Roman"/>
    </style:style>
    <style:style style:name="T56_8" style:family="text">
      <style:text-properties fo:background-color="#ffffff" fo:color="#000000" style:font-name="Times New Roman" style:font-name-asian="Times New Roman" style:font-name-complex="Times New Roman"/>
    </style:style>
    <style:style style:name="T56_9" style:family="text">
      <style:text-properties fo:background-color="#ffffff" fo:color="#000000" style:font-name="Times New Roman" style:font-name-asian="Times New Roman" style:font-name-complex="Times New Roman"/>
    </style:style>
    <style:style style:name="T56_10" style:family="text">
      <style:text-properties fo:background-color="#ffffff" fo:color="#000000" style:font-name="Times New Roman" style:font-name-asian="Times New Roman" style:font-name-complex="Times New Roman"/>
    </style:style>
    <style:style style:name="T56_11" style:family="text">
      <style:text-properties fo:background-color="#ffffff" fo:color="#000000" style:font-name="Times New Roman" style:font-name-asian="Times New Roman" style:font-name-complex="Times New Roman"/>
    </style:style>
    <style:style style:name="T56_12" style:family="text">
      <style:text-properties fo:background-color="#ffffff" fo:color="#000000" style:font-name="Times New Roman" style:font-name-asian="Times New Roman" style:font-name-complex="Times New Roman"/>
    </style:style>
    <style:style style:name="T56_13" style:family="text">
      <style:text-properties fo:background-color="#ffffff" fo:color="#000000" style:font-name="Times New Roman" style:font-name-asian="Times New Roman" style:font-name-complex="Times New Roman"/>
    </style:style>
    <style:style style:name="T56_14" style:family="text">
      <style:text-properties fo:background-color="#ffffff" fo:color="#000000" style:font-name="Times New Roman" style:font-name-asian="Times New Roman" style:font-name-complex="Times New Roman"/>
    </style:style>
    <style:style style:name="T56_15" style:family="text">
      <style:text-properties fo:background-color="#ffffff" fo:color="#000000" style:font-name="Times New Roman" style:font-name-asian="Times New Roman" style:font-name-complex="Times New Roman"/>
    </style:style>
    <style:style style:name="T56_16" style:family="text">
      <style:text-properties fo:background-color="#ffffff" fo:color="#000000" style:font-name="Times New Roman" style:font-name-asian="Times New Roman" style:font-name-complex="Times New Roman"/>
    </style:style>
    <style:style style:name="T56_17" style:family="text">
      <style:text-properties fo:background-color="#ffffff" fo:color="#000000" style:font-name="Times New Roman" style:font-name-asian="Times New Roman" style:font-name-complex="Times New Roman"/>
    </style:style>
    <style:style style:name="T56_18" style:family="text">
      <style:text-properties fo:background-color="#ffffff" fo:color="#000000" style:font-name="Times New Roman" style:font-name-asian="Times New Roman" style:font-name-complex="Times New Roman"/>
    </style:style>
    <style:style style:name="T56_19" style:family="text">
      <style:text-properties fo:background-color="#ffffff" fo:color="#000000" style:font-name="Times New Roman" style:font-name-asian="Times New Roman" style:font-name-complex="Times New Roman"/>
    </style:style>
    <style:style style:name="T56_20" style:family="text">
      <style:text-properties fo:background-color="#ffffff" fo:color="#000000" style:font-name="Times New Roman" style:font-name-asian="Times New Roman" style:font-name-complex="Times New Roman"/>
    </style:style>
    <style:style style:name="T56_21" style:family="text">
      <style:text-properties fo:background-color="#ffffff" fo:color="#000000" style:font-name="Times New Roman" style:font-name-asian="Times New Roman" style:font-name-complex="Times New Roman"/>
    </style:style>
    <style:style style:name="T56_22" style:family="text">
      <style:text-properties fo:background-color="#ffffff" fo:color="#000000" style:font-name="Times New Roman" style:font-name-asian="Times New Roman" style:font-name-complex="Times New Roman"/>
    </style:style>
    <style:style style:name="T56_23" style:family="text">
      <style:text-properties fo:background-color="#ffffff" fo:color="#000000" style:font-name="Times New Roman" style:font-name-asian="Times New Roman" style:font-name-complex="Times New Roman"/>
    </style:style>
    <style:style style:name="T56_24" style:family="text">
      <style:text-properties fo:background-color="#ffffff" fo:color="#000000" style:font-name="Times New Roman" style:font-name-asian="Times New Roman" style:font-name-complex="Times New Roman"/>
    </style:style>
    <style:style style:name="T56_25" style:family="text">
      <style:text-properties fo:background-color="#ffffff" fo:color="#000000" style:font-name="Times New Roman" style:font-name-asian="Times New Roman" style:font-name-complex="Times New Roman"/>
    </style:style>
    <style:style style:name="T56_26" style:family="text">
      <style:text-properties fo:background-color="#ffffff" fo:color="#000000" style:font-name="Times New Roman" style:font-name-asian="Times New Roman" style:font-name-complex="Times New Roman"/>
    </style:style>
    <style:style style:name="T56_27" style:family="text">
      <style:text-properties fo:background-color="#ffffff" fo:color="#000000" style:font-name="Times New Roman" style:font-name-asian="Times New Roman" style:font-name-complex="Times New Roman"/>
    </style:style>
    <style:style style:name="T56_28" style:family="text">
      <style:text-properties fo:background-color="#ffffff" fo:color="#000000" style:font-name="Times New Roman" style:font-name-asian="Times New Roman" style:font-name-complex="Times New Roman"/>
    </style:style>
    <style:style style:name="T56_29" style:family="text">
      <style:text-properties fo:background-color="#ffffff" fo:color="#000000" style:font-name="Times New Roman" style:font-name-asian="Times New Roman" style:font-name-complex="Times New Roman"/>
    </style:style>
    <style:style style:name="T56_30" style:family="text">
      <style:text-properties fo:background-color="#ffffff" fo:color="#000000" style:font-name="Times New Roman" style:font-name-asian="Times New Roman" style:font-name-complex="Times New Roman"/>
    </style:style>
    <style:style style:name="T56_31" style:family="text">
      <style:text-properties fo:background-color="#ffffff" fo:color="#000000" style:font-name="Times New Roman" style:font-name-asian="Times New Roman" style:font-name-complex="Times New Roman"/>
    </style:style>
    <style:style style:name="T56_32" style:family="text">
      <style:text-properties fo:background-color="#ffffff" fo:color="#000000" style:font-name="Times New Roman" style:font-name-asian="Times New Roman" style:font-name-complex="Times New Roman"/>
    </style:style>
    <style:style style:name="T56_33" style:family="text">
      <style:text-properties fo:background-color="#ffffff" fo:color="#000000" style:font-name="Times New Roman" style:font-name-asian="Times New Roman" style:font-name-complex="Times New Roman"/>
    </style:style>
    <style:style style:name="T56_34" style:family="text">
      <style:text-properties fo:background-color="#ffffff" fo:color="#000000" style:font-name="Times New Roman" style:font-name-asian="Times New Roman" style:font-name-complex="Times New Roman"/>
    </style:style>
    <style:style style:name="T56_35" style:family="text">
      <style:text-properties fo:background-color="#ffffff" fo:color="#000000" style:font-name="Times New Roman" style:font-name-asian="Times New Roman" style:font-name-complex="Times New Roman"/>
    </style:style>
    <style:style style:name="T56_36" style:family="text">
      <style:text-properties fo:background-color="#ffffff" fo:color="#000000" style:font-name="Times New Roman" style:font-name-asian="Times New Roman" style:font-name-complex="Times New Roman"/>
    </style:style>
    <style:style style:name="T56_37" style:family="text">
      <style:text-properties fo:background-color="#ffffff" fo:color="#000000" style:font-name="Times New Roman" style:font-name-asian="Times New Roman" style:font-name-complex="Times New Roman"/>
    </style:style>
    <style:style style:name="T56_38" style:family="text">
      <style:text-properties fo:background-color="#ffffff" fo:color="#000000" style:font-name="Times New Roman" style:font-name-asian="Times New Roman" style:font-name-complex="Times New Roman"/>
    </style:style>
    <style:style style:name="T56_39" style:family="text">
      <style:text-properties fo:background-color="#ffffff" fo:color="#000000" style:font-name="Times New Roman" style:font-name-asian="Times New Roman" style:font-name-complex="Times New Roman"/>
    </style:style>
    <style:style style:name="T56_40" style:family="text">
      <style:text-properties fo:background-color="#ffffff" fo:color="#000000" style:font-name="Times New Roman" style:font-name-asian="Times New Roman" style:font-name-complex="Times New Roman"/>
    </style:style>
    <style:style style:name="T56_41" style:family="text">
      <style:text-properties fo:background-color="#ffffff" fo:color="#000000" style:font-name="Times New Roman" style:font-name-asian="Times New Roman" style:font-name-complex="Times New Roman"/>
    </style:style>
    <style:style style:name="T56_42" style:family="text">
      <style:text-properties fo:background-color="#ffffff" fo:color="#000000" style:font-name="Times New Roman" style:font-name-asian="Times New Roman" style:font-name-complex="Times New Roman"/>
    </style:style>
    <style:style style:name="T56_43" style:family="text">
      <style:text-properties fo:background-color="#ffffff" fo:color="#000000" style:font-name="Times New Roman" style:font-name-asian="Times New Roman" style:font-name-complex="Times New Roman"/>
    </style:style>
    <style:style style:name="T56_44" style:family="text">
      <style:text-properties fo:background-color="#ffffff" fo:color="#000000" style:font-name="Times New Roman" style:font-name-asian="Times New Roman" style:font-name-complex="Times New Roman"/>
    </style:style>
    <style:style style:name="T56_45" style:family="text">
      <style:text-properties fo:background-color="#ffffff" fo:color="#000000" style:font-name="Times New Roman" style:font-name-asian="Times New Roman" style:font-name-complex="Times New Roman"/>
    </style:style>
    <style:style style:name="T56_46" style:family="text">
      <style:text-properties fo:background-color="#ffffff" fo:color="#000000" style:font-name="Times New Roman" style:font-name-asian="Times New Roman" style:font-name-complex="Times New Roman"/>
    </style:style>
    <style:style style:name="T56_47" style:family="text">
      <style:text-properties fo:background-color="#ffffff" fo:color="#000000" style:font-name="Times New Roman" style:font-name-asian="Times New Roman" style:font-name-complex="Times New Roman"/>
    </style:style>
    <style:style style:name="T56_48" style:family="text">
      <style:text-properties fo:background-color="#ffffff" fo:color="#000000" style:font-name="Times New Roman" style:font-name-asian="Times New Roman" style:font-name-complex="Times New Roman"/>
    </style:style>
    <style:style style:name="T56_49" style:family="text">
      <style:text-properties fo:background-color="#ffffff" fo:color="#000000" style:font-name="Times New Roman" style:font-name-asian="Times New Roman" style:font-name-complex="Times New Roman"/>
    </style:style>
    <style:style style:name="T56_50" style:family="text">
      <style:text-properties fo:background-color="#ffffff" fo:color="#000000" style:font-name="Times New Roman" style:font-name-asian="Times New Roman" style:font-name-complex="Times New Roman"/>
    </style:style>
    <style:style style:name="T56_51" style:family="text">
      <style:text-properties fo:background-color="#ffffff" fo:color="#000000" style:font-name="Times New Roman" style:font-name-asian="Times New Roman" style:font-name-complex="Times New Roman"/>
    </style:style>
    <style:style style:name="T56_52" style:family="text">
      <style:text-properties fo:background-color="#ffffff" fo:color="#000000" style:font-name="Times New Roman" style:font-name-asian="Times New Roman" style:font-name-complex="Times New Roman"/>
    </style:style>
    <style:style style:name="T56_53" style:family="text">
      <style:text-properties fo:background-color="#ffffff" fo:color="#000000" style:font-name="Times New Roman" style:font-name-asian="Times New Roman" style:font-name-complex="Times New Roman"/>
    </style:style>
    <style:style style:name="T56_54" style:family="text">
      <style:text-properties fo:background-color="#ffffff" fo:color="#000000" style:font-name="Times New Roman" style:font-name-asian="Times New Roman" style:font-name-complex="Times New Roman"/>
    </style:style>
    <style:style style:name="T56_55" style:family="text">
      <style:text-properties fo:background-color="#ffffff" fo:color="#000000" style:font-name="Times New Roman" style:font-name-asian="Times New Roman" style:font-name-complex="Times New Roman"/>
    </style:style>
    <style:style style:name="T56_56" style:family="text">
      <style:text-properties fo:background-color="#ffffff" fo:color="#000000" style:font-name="Times New Roman" style:font-name-asian="Times New Roman" style:font-name-complex="Times New Roman"/>
    </style:style>
    <style:style style:name="T56_57" style:family="text">
      <style:text-properties fo:background-color="#ffffff" fo:color="#000000" style:font-name="Times New Roman" style:font-name-asian="Times New Roman" style:font-name-complex="Times New Roman"/>
    </style:style>
    <style:style style:name="T56_58" style:family="text">
      <style:text-properties fo:background-color="#ffffff" fo:color="#000000" style:font-name="Times New Roman" style:font-name-asian="Times New Roman" style:font-name-complex="Times New Roman"/>
    </style:style>
    <style:style style:name="T56_59" style:family="text">
      <style:text-properties fo:background-color="#ffffff" fo:color="#000000" style:font-name="Times New Roman" style:font-name-asian="Times New Roman" style:font-name-complex="Times New Roman"/>
    </style:style>
    <style:style style:name="T56_60" style:family="text">
      <style:text-properties fo:background-color="#ffffff" fo:color="#000000" style:font-name="Times New Roman" style:font-name-asian="Times New Roman" style:font-name-complex="Times New Roman"/>
    </style:style>
    <style:style style:name="T56_61" style:family="text">
      <style:text-properties fo:background-color="#ffffff" fo:color="#000000" style:font-name="Times New Roman" style:font-name-asian="Times New Roman" style:font-name-complex="Times New Roman"/>
    </style:style>
    <style:style style:name="T56_62" style:family="text">
      <style:text-properties fo:background-color="#ffffff" fo:color="#000000" style:font-name="Times New Roman" style:font-name-asian="Times New Roman" style:font-name-complex="Times New Roman"/>
    </style:style>
    <style:style style:name="T56_63" style:family="text">
      <style:text-properties fo:background-color="#ffffff" fo:color="#000000" style:font-name="Times New Roman" style:font-name-asian="Times New Roman" style:font-name-complex="Times New Roman"/>
    </style:style>
    <style:style style:name="T56_64" style:family="text">
      <style:text-properties fo:background-color="#ffffff" fo:color="#000000" style:font-name="Times New Roman" style:font-name-asian="Times New Roman" style:font-name-complex="Times New Roman"/>
    </style:style>
    <style:style style:name="T56_65" style:family="text">
      <style:text-properties fo:background-color="#ffffff" fo:color="#000000" style:font-name="Times New Roman" style:font-name-asian="Times New Roman" style:font-name-complex="Times New Roman"/>
    </style:style>
    <style:style style:name="T56_66" style:family="text">
      <style:text-properties fo:background-color="#ffffff" fo:color="#000000" style:font-name="Times New Roman" style:font-name-asian="Times New Roman" style:font-name-complex="Times New Roman"/>
    </style:style>
    <style:style style:name="T56_67" style:family="text">
      <style:text-properties fo:background-color="#ffffff" fo:color="#000000" style:font-name="Times New Roman" style:font-name-asian="Times New Roman" style:font-name-complex="Times New Roman"/>
    </style:style>
    <style:style style:name="T56_68" style:family="text">
      <style:text-properties fo:background-color="#ffffff" fo:color="#000000" style:font-name="Times New Roman" style:font-name-asian="Times New Roman" style:font-name-complex="Times New Roman"/>
    </style:style>
    <style:style style:name="T56_69" style:family="text">
      <style:text-properties fo:background-color="#ffffff" fo:color="#000000" style:font-name="Times New Roman" style:font-name-asian="Times New Roman" style:font-name-complex="Times New Roman"/>
    </style:style>
    <style:style style:name="T56_70" style:family="text">
      <style:text-properties fo:background-color="#ffffff" fo:color="#000000" style:font-name="Times New Roman" style:font-name-asian="Times New Roman" style:font-name-complex="Times New Roman"/>
    </style:style>
    <style:style style:name="T56_71" style:family="text">
      <style:text-properties fo:background-color="#ffffff" fo:color="#000000" style:font-name="Times New Roman" style:font-name-asian="Times New Roman" style:font-name-complex="Times New Roman"/>
    </style:style>
    <style:style style:name="T56_72" style:family="text">
      <style:text-properties fo:background-color="#ffffff" fo:color="#000000" style:font-name="Times New Roman" style:font-name-asian="Times New Roman" style:font-name-complex="Times New Roman"/>
    </style:style>
    <style:style style:name="T56_73" style:family="text">
      <style:text-properties fo:background-color="#ffffff" fo:color="#000000" style:font-name="Times New Roman" style:font-name-asian="Times New Roman" style:font-name-complex="Times New Roman"/>
    </style:style>
    <style:style style:name="T56_74" style:family="text">
      <style:text-properties fo:background-color="#ffffff" fo:color="#000000" style:font-name="Times New Roman" style:font-name-asian="Times New Roman" style:font-name-complex="Times New Roman"/>
    </style:style>
    <style:style style:name="T56_75" style:family="text">
      <style:text-properties fo:background-color="#ffffff" fo:color="#000000" style:font-name="Times New Roman" style:font-name-asian="Times New Roman" style:font-name-complex="Times New Roman"/>
    </style:style>
    <style:style style:name="T56_76" style:family="text">
      <style:text-properties fo:background-color="#ffffff" fo:color="#000000" style:font-name="Times New Roman" style:font-name-asian="Times New Roman" style:font-name-complex="Times New Roman"/>
    </style:style>
    <style:style style:name="T56_77" style:family="text">
      <style:text-properties fo:background-color="#ffffff" fo:color="#000000" style:font-name="Times New Roman" style:font-name-asian="Times New Roman" style:font-name-complex="Times New Roman"/>
    </style:style>
    <style:style style:name="T56_78" style:family="text">
      <style:text-properties fo:background-color="#ffffff" fo:color="#000000" style:font-name="Times New Roman" style:font-name-asian="Times New Roman" style:font-name-complex="Times New Roman"/>
    </style:style>
    <style:style style:name="T56_79" style:family="text">
      <style:text-properties fo:background-color="#ffffff" fo:color="#000000" style:font-name="Times New Roman" style:font-name-asian="Times New Roman" style:font-name-complex="Times New Roman"/>
    </style:style>
    <style:style style:name="T56_80" style:family="text">
      <style:text-properties fo:background-color="#ffffff" fo:color="#000000" style:font-name="Times New Roman" style:font-name-asian="Times New Roman" style:font-name-complex="Times New Roman"/>
    </style:style>
    <style:style style:name="T56_81" style:family="text">
      <style:text-properties fo:background-color="#ffffff" fo:color="#000000" style:font-name="Times New Roman" style:font-name-asian="Times New Roman" style:font-name-complex="Times New Roman"/>
    </style:style>
    <style:style style:name="T56_82" style:family="text">
      <style:text-properties fo:background-color="#ffffff" fo:color="#000000" style:font-name="Times New Roman" style:font-name-asian="Times New Roman" style:font-name-complex="Times New Roman"/>
    </style:style>
    <style:style style:name="T56_83" style:family="text">
      <style:text-properties fo:background-color="#ffffff" fo:color="#000000" style:font-name="Times New Roman" style:font-name-asian="Times New Roman" style:font-name-complex="Times New Roman"/>
    </style:style>
    <style:style style:name="T56_84" style:family="text">
      <style:text-properties fo:background-color="#ffffff" fo:color="#000000" style:font-name="Times New Roman" style:font-name-asian="Times New Roman" style:font-name-complex="Times New Roman"/>
    </style:style>
    <style:style style:name="T56_85" style:family="text">
      <style:text-properties fo:background-color="#ffffff" fo:color="#000000" style:font-name="Times New Roman" style:font-name-asian="Times New Roman" style:font-name-complex="Times New Roman"/>
    </style:style>
    <style:style style:name="T56_86" style:family="text">
      <style:text-properties fo:background-color="#ffffff" fo:color="#000000" style:font-name="Times New Roman" style:font-name-asian="Times New Roman" style:font-name-complex="Times New Roman"/>
    </style:style>
    <style:style style:name="T56_87" style:family="text">
      <style:text-properties fo:background-color="#ffffff" fo:color="#000000" style:font-name="Times New Roman" style:font-name-asian="Times New Roman" style:font-name-complex="Times New Roman"/>
    </style:style>
    <style:style style:name="T56_88" style:family="text">
      <style:text-properties fo:background-color="#ffffff" fo:color="#000000" style:font-name="Times New Roman" style:font-name-asian="Times New Roman" style:font-name-complex="Times New Roman"/>
    </style:style>
    <style:style style:name="T56_89" style:family="text">
      <style:text-properties fo:background-color="#ffffff" fo:color="#000000" style:font-name="Times New Roman" style:font-name-asian="Times New Roman" style:font-name-complex="Times New Roman"/>
    </style:style>
    <style:style style:name="T56_90" style:family="text">
      <style:text-properties fo:background-color="#ffffff" fo:color="#000000" style:font-name="Times New Roman" style:font-name-asian="Times New Roman" style:font-name-complex="Times New Roman"/>
    </style:style>
    <style:style style:name="T56_91" style:family="text">
      <style:text-properties fo:background-color="#ffffff" fo:color="#000000" style:font-name="Times New Roman" style:font-name-asian="Times New Roman" style:font-name-complex="Times New Roman"/>
    </style:style>
    <style:style style:name="T56_92" style:family="text">
      <style:text-properties fo:background-color="#ffffff" fo:color="#000000" style:font-name="Times New Roman" style:font-name-asian="Times New Roman" style:font-name-complex="Times New Roman"/>
    </style:style>
    <style:style style:name="T56_93" style:family="text">
      <style:text-properties fo:background-color="#ffffff" fo:color="#000000" style:font-name="Times New Roman" style:font-name-asian="Times New Roman" style:font-name-complex="Times New Roman"/>
    </style:style>
    <style:style style:name="T56_94" style:family="text">
      <style:text-properties fo:background-color="#ffffff" fo:color="#000000" style:font-name="Times New Roman" style:font-name-asian="Times New Roman" style:font-name-complex="Times New Roman"/>
    </style:style>
    <style:style style:name="T56_95" style:family="text">
      <style:text-properties fo:background-color="#ffffff" fo:color="#000000" style:font-name="Times New Roman" style:font-name-asian="Times New Roman" style:font-name-complex="Times New Roman"/>
    </style:style>
    <style:style style:name="T56_96" style:family="text">
      <style:text-properties fo:background-color="#ffffff" fo:color="#000000" style:font-name="Times New Roman" style:font-name-asian="Times New Roman" style:font-name-complex="Times New Roman"/>
    </style:style>
    <style:style style:name="T56_97" style:family="text">
      <style:text-properties fo:background-color="#ffffff" fo:color="#000000" style:font-name="Times New Roman" style:font-name-asian="Times New Roman" style:font-name-complex="Times New Roman"/>
    </style:style>
    <style:style style:name="T56_98" style:family="text">
      <style:text-properties fo:background-color="#ffffff" fo:color="#000000" style:font-name="Times New Roman" style:font-name-asian="Times New Roman" style:font-name-complex="Times New Roman"/>
    </style:style>
    <style:style style:name="T56_99" style:family="text">
      <style:text-properties fo:background-color="#ffffff" fo:color="#000000" style:font-name="Times New Roman" style:font-name-asian="Times New Roman" style:font-name-complex="Times New Roman"/>
    </style:style>
    <style:style style:name="T56_100" style:family="text">
      <style:text-properties fo:background-color="#ffffff" fo:color="#000000" style:font-name="Times New Roman" style:font-name-asian="Times New Roman" style:font-name-complex="Times New Roman"/>
    </style:style>
    <style:style style:name="T56_101" style:family="text">
      <style:text-properties fo:background-color="#ffffff" fo:color="#000000" style:font-name="Times New Roman" style:font-name-asian="Times New Roman" style:font-name-complex="Times New Roman"/>
    </style:style>
    <style:style style:name="T56_102" style:family="text">
      <style:text-properties fo:background-color="#ffffff" fo:color="#000000" style:font-name="Times New Roman" style:font-name-asian="Times New Roman" style:font-name-complex="Times New Roman"/>
    </style:style>
    <style:style style:name="T56_103" style:family="text">
      <style:text-properties fo:background-color="#ffffff" fo:color="#000000" style:font-name="Times New Roman" style:font-name-asian="Times New Roman" style:font-name-complex="Times New Roman"/>
    </style:style>
    <style:style style:name="T56_104" style:family="text">
      <style:text-properties fo:background-color="#ffffff" fo:color="#000000" style:font-name="Times New Roman" style:font-name-asian="Times New Roman" style:font-name-complex="Times New Roman"/>
    </style:style>
    <style:style style:name="T56_105" style:family="text">
      <style:text-properties fo:background-color="#ffffff" fo:color="#000000" style:font-name="Times New Roman" style:font-name-asian="Times New Roman" style:font-name-complex="Times New Roman"/>
    </style:style>
    <style:style style:name="T56_106" style:family="text">
      <style:text-properties fo:background-color="#ffffff" fo:color="#000000" style:font-name="Times New Roman" style:font-name-asian="Times New Roman" style:font-name-complex="Times New Roman"/>
    </style:style>
    <style:style style:name="T56_107" style:family="text">
      <style:text-properties fo:background-color="#ffffff" fo:color="#000000" style:font-name="Times New Roman" style:font-name-asian="Times New Roman" style:font-name-complex="Times New Roman"/>
    </style:style>
    <style:style style:name="T56_108" style:family="text">
      <style:text-properties fo:background-color="#ffffff" fo:color="#000000" style:font-name="Times New Roman" style:font-name-asian="Times New Roman" style:font-name-complex="Times New Roman"/>
    </style:style>
    <style:style style:name="T56_109" style:family="text">
      <style:text-properties fo:background-color="#ffffff" fo:color="#000000" style:font-name="Times New Roman" style:font-name-asian="Times New Roman" style:font-name-complex="Times New Roman"/>
    </style:style>
    <style:style style:name="T56_110" style:family="text">
      <style:text-properties fo:background-color="#ffffff" fo:color="#000000" style:font-name="Times New Roman" style:font-name-asian="Times New Roman" style:font-name-complex="Times New Roman"/>
    </style:style>
    <style:style style:name="T56_111" style:family="text">
      <style:text-properties fo:background-color="#ffffff" fo:color="#000000" style:font-name="Times New Roman" style:font-name-asian="Times New Roman" style:font-name-complex="Times New Roman"/>
    </style:style>
    <style:style style:name="T56_112" style:family="text">
      <style:text-properties fo:background-color="#ffffff" fo:color="#000000" style:font-name="Times New Roman" style:font-name-asian="Times New Roman" style:font-name-complex="Times New Roman"/>
    </style:style>
    <style:style style:name="T56_113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6_114" style:family="text">
      <style:text-properties fo:background-color="#ffffff" fo:color="#000000" style:font-name="Times New Roman" style:font-name-asian="Times New Roman" style:font-name-complex="Times New Roman"/>
    </style:style>
    <style:style style:name="T56_115" style:family="text">
      <style:text-properties fo:background-color="#ffffff" fo:color="#000000" style:font-name="Times New Roman" style:font-name-asian="Times New Roman" style:font-name-complex="Times New Roman"/>
    </style:style>
    <style:style style:name="T56_116" style:family="text">
      <style:text-properties fo:background-color="#ffffff" fo:color="#000000" style:font-name="Times New Roman" style:font-name-asian="Times New Roman" style:font-name-complex="Times New Roman"/>
    </style:style>
    <style:style style:name="T56_117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6_118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6_11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6_120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6_121" style:family="text">
      <style:text-properties fo:background-color="#ffffff" fo:color="#000000" style:font-name="Times New Roman" style:font-name-asian="Times New Roman" style:font-name-complex="Times New Roman"/>
    </style:style>
    <style:style style:name="T56_122" style:family="text">
      <style:text-properties fo:background-color="#ffffff" fo:color="#000000" style:font-name="Times New Roman" style:font-name-asian="Times New Roman" style:font-name-complex="Times New Roman"/>
    </style:style>
    <style:style style:name="T56_123" style:family="text">
      <style:text-properties fo:background-color="#ffffff" fo:color="#000000" style:font-name="Times New Roman" style:font-name-asian="Times New Roman" style:font-name-complex="Times New Roman"/>
    </style:style>
    <style:style style:name="T56_124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6_125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6_126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6_127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6_128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6_129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6_130" style:family="text">
      <style:text-properties fo:background-color="#ffffff" fo:color="#000000" style:font-name="Times New Roman" style:font-name-asian="Times New Roman" style:font-name-complex="Times New Roman"/>
    </style:style>
    <style:style style:name="T56_131" style:family="text">
      <style:text-properties fo:background-color="#ffffff" fo:color="#000000" style:font-name="Times New Roman" style:font-name-asian="Times New Roman" style:font-name-complex="Times New Roman"/>
    </style:style>
    <style:style style:name="T56_132" style:family="text">
      <style:text-properties fo:background-color="#ffffff" fo:color="#000000" style:font-name="Times New Roman" style:font-name-asian="Times New Roman" style:font-name-complex="Times New Roman"/>
    </style:style>
    <style:style style:name="T56_133" style:family="text">
      <style:text-properties fo:background-color="#ffffff" fo:color="#000000" style:font-name="Times New Roman" style:font-name-asian="Times New Roman" style:font-name-complex="Times New Roman"/>
    </style:style>
    <style:style style:name="T56_134" style:family="text">
      <style:text-properties fo:background-color="#ffffff" fo:color="#000000" style:font-name="Times New Roman" style:font-name-asian="Times New Roman" style:font-name-complex="Times New Roman"/>
    </style:style>
    <style:style style:name="P57" style:family="paragraph" style:parent-style-name="Standard">
      <style:paragraph-properties fo:text-align="justify" fo:break-before="auto" fo:text-indent="1.251cm" fo:line-height="150%" style:writing-mode="lr-tb"/>
    </style:style>
    <style:style style:name="T57_1" style:family="text">
      <style:text-properties fo:background-color="#ffffff" fo:color="#000000" style:font-name="Times New Roman" style:font-name-asian="Times New Roman" style:font-name-complex="Times New Roman"/>
    </style:style>
    <style:style style:name="T57_2" style:family="text">
      <style:text-properties fo:background-color="#ffffff" fo:color="#000000" style:font-name="Times New Roman" style:font-name-asian="Times New Roman" style:font-name-complex="Times New Roman"/>
    </style:style>
    <style:style style:name="T57_3" style:family="text">
      <style:text-properties fo:background-color="#ffffff" fo:color="#000000" style:font-name="Times New Roman" style:font-name-asian="Times New Roman" style:font-name-complex="Times New Roman"/>
    </style:style>
    <style:style style:name="T57_4" style:family="text">
      <style:text-properties fo:background-color="#ffffff" fo:color="#000000" style:font-name="Times New Roman" style:font-name-asian="Times New Roman" style:font-name-complex="Times New Roman"/>
    </style:style>
    <style:style style:name="T57_5" style:family="text">
      <style:text-properties fo:background-color="#ffffff" fo:color="#000000" style:font-name="Times New Roman" style:font-name-asian="Times New Roman" style:font-name-complex="Times New Roman"/>
    </style:style>
    <style:style style:name="T57_6" style:family="text">
      <style:text-properties fo:background-color="#ffffff" fo:color="#000000" style:font-name="Times New Roman" style:font-name-asian="Times New Roman" style:font-name-complex="Times New Roman"/>
    </style:style>
    <style:style style:name="T57_7" style:family="text">
      <style:text-properties fo:background-color="#ffffff" fo:color="#000000" style:font-name="Times New Roman" style:font-name-asian="Times New Roman" style:font-name-complex="Times New Roman"/>
    </style:style>
    <style:style style:name="T57_8" style:family="text">
      <style:text-properties fo:background-color="#ffffff" fo:color="#000000" style:font-name="Times New Roman" style:font-name-asian="Times New Roman" style:font-name-complex="Times New Roman"/>
    </style:style>
    <style:style style:name="T57_9" style:family="text">
      <style:text-properties fo:background-color="#ffffff" fo:color="#000000" style:font-name="Times New Roman" style:font-name-asian="Times New Roman" style:font-name-complex="Times New Roman"/>
    </style:style>
    <style:style style:name="T57_10" style:family="text">
      <style:text-properties fo:background-color="#ffffff" fo:color="#000000" style:font-name="Times New Roman" style:font-name-asian="Times New Roman" style:font-name-complex="Times New Roman"/>
    </style:style>
    <style:style style:name="T57_11" style:family="text">
      <style:text-properties fo:background-color="#ffffff" fo:color="#000000" style:font-name="Times New Roman" style:font-name-asian="Times New Roman" style:font-name-complex="Times New Roman"/>
    </style:style>
    <style:style style:name="T57_12" style:family="text">
      <style:text-properties fo:background-color="#ffffff" fo:color="#000000" style:font-name="Times New Roman" style:font-name-asian="Times New Roman" style:font-name-complex="Times New Roman"/>
    </style:style>
    <style:style style:name="T57_13" style:family="text">
      <style:text-properties fo:background-color="#ffffff" fo:color="#000000" style:font-name="Times New Roman" style:font-name-asian="Times New Roman" style:font-name-complex="Times New Roman"/>
    </style:style>
    <style:style style:name="T57_14" style:family="text">
      <style:text-properties fo:background-color="#ffffff" fo:color="#000000" style:font-name="Times New Roman" style:font-name-asian="Times New Roman" style:font-name-complex="Times New Roman"/>
    </style:style>
    <style:style style:name="T57_15" style:family="text">
      <style:text-properties fo:background-color="#ffffff" fo:color="#000000" style:font-name="Times New Roman" style:font-name-asian="Times New Roman" style:font-name-complex="Times New Roman"/>
    </style:style>
    <style:style style:name="T57_16" style:family="text">
      <style:text-properties fo:background-color="#ffffff" fo:color="#000000" style:font-name="Times New Roman" style:font-name-asian="Times New Roman" style:font-name-complex="Times New Roman"/>
    </style:style>
    <style:style style:name="T57_17" style:family="text">
      <style:text-properties fo:background-color="#ffffff" fo:color="#000000" style:font-name="Times New Roman" style:font-name-asian="Times New Roman" style:font-name-complex="Times New Roman"/>
    </style:style>
    <style:style style:name="T57_18" style:family="text">
      <style:text-properties fo:background-color="#ffffff" fo:color="#000000" style:font-name="Times New Roman" style:font-name-asian="Times New Roman" style:font-name-complex="Times New Roman"/>
    </style:style>
    <style:style style:name="T57_19" style:family="text">
      <style:text-properties fo:background-color="#ffffff" fo:color="#000000" style:font-name="Times New Roman" style:font-name-asian="Times New Roman" style:font-name-complex="Times New Roman"/>
    </style:style>
    <style:style style:name="T57_20" style:family="text">
      <style:text-properties fo:background-color="#ffffff" fo:color="#000000" style:font-name="Times New Roman" style:font-name-asian="Times New Roman" style:font-name-complex="Times New Roman"/>
    </style:style>
    <style:style style:name="T57_21" style:family="text">
      <style:text-properties fo:background-color="#ffffff" fo:color="#000000" style:font-name="Times New Roman" style:font-name-asian="Times New Roman" style:font-name-complex="Times New Roman"/>
    </style:style>
    <style:style style:name="T57_22" style:family="text">
      <style:text-properties fo:background-color="#ffffff" fo:color="#000000" style:font-name="Times New Roman" style:font-name-asian="Times New Roman" style:font-name-complex="Times New Roman"/>
    </style:style>
    <style:style style:name="T57_23" style:family="text">
      <style:text-properties fo:background-color="#ffffff" fo:color="#000000" style:font-name="Times New Roman" style:font-name-asian="Times New Roman" style:font-name-complex="Times New Roman"/>
    </style:style>
    <style:style style:name="T57_24" style:family="text">
      <style:text-properties fo:background-color="#ffffff" fo:color="#000000" style:font-name="Times New Roman" style:font-name-asian="Times New Roman" style:font-name-complex="Times New Roman"/>
    </style:style>
    <style:style style:name="T57_25" style:family="text">
      <style:text-properties fo:background-color="#ffffff" fo:color="#000000" style:font-name="Times New Roman" style:font-name-asian="Times New Roman" style:font-name-complex="Times New Roman"/>
    </style:style>
    <style:style style:name="T57_26" style:family="text">
      <style:text-properties fo:background-color="#ffffff" fo:color="#000000" style:font-name="Times New Roman" style:font-name-asian="Times New Roman" style:font-name-complex="Times New Roman"/>
    </style:style>
    <style:style style:name="T57_27" style:family="text">
      <style:text-properties fo:background-color="#ffffff" fo:color="#000000" style:font-name="Times New Roman" style:font-name-asian="Times New Roman" style:font-name-complex="Times New Roman"/>
    </style:style>
    <style:style style:name="T57_28" style:family="text">
      <style:text-properties fo:background-color="#ffffff" fo:color="#000000" style:font-name="Times New Roman" style:font-name-asian="Times New Roman" style:font-name-complex="Times New Roman"/>
    </style:style>
    <style:style style:name="T57_29" style:family="text">
      <style:text-properties fo:background-color="#ffffff" fo:color="#000000" style:font-name="Times New Roman" style:font-name-asian="Times New Roman" style:font-name-complex="Times New Roman"/>
    </style:style>
    <style:style style:name="T57_30" style:family="text">
      <style:text-properties fo:background-color="#ffffff" fo:color="#000000" style:font-name="Times New Roman" style:font-name-asian="Times New Roman" style:font-name-complex="Times New Roman"/>
    </style:style>
    <style:style style:name="T57_31" style:family="text">
      <style:text-properties fo:background-color="#ffffff" fo:color="#000000" style:font-name="Times New Roman" style:font-name-asian="Times New Roman" style:font-name-complex="Times New Roman"/>
    </style:style>
    <style:style style:name="T57_32" style:family="text">
      <style:text-properties fo:background-color="#ffffff" fo:color="#000000" style:font-name="Times New Roman" style:font-name-asian="Times New Roman" style:font-name-complex="Times New Roman"/>
    </style:style>
    <style:style style:name="T57_33" style:family="text">
      <style:text-properties fo:background-color="#ffffff" fo:color="#000000" style:font-name="Times New Roman" style:font-name-asian="Times New Roman" style:font-name-complex="Times New Roman"/>
    </style:style>
    <style:style style:name="T57_34" style:family="text">
      <style:text-properties fo:background-color="#ffffff" fo:color="#000000" style:font-name="Times New Roman" style:font-name-asian="Times New Roman" style:font-name-complex="Times New Roman"/>
    </style:style>
    <style:style style:name="T57_35" style:family="text">
      <style:text-properties fo:background-color="#ffffff" fo:color="#000000" style:font-name="Times New Roman" style:font-name-asian="Times New Roman" style:font-name-complex="Times New Roman"/>
    </style:style>
    <style:style style:name="T57_36" style:family="text">
      <style:text-properties fo:background-color="#ffffff" style:font-name="Times New Roman" style:font-name-asian="Times New Roman" style:font-name-complex="Times New Roman"/>
    </style:style>
    <style:style style:name="T57_37" style:family="text">
      <style:text-properties fo:background-color="#ffffff" fo:color="#000000" style:font-name="Times New Roman" style:font-name-asian="Times New Roman" style:font-name-complex="Times New Roman"/>
    </style:style>
    <style:style style:name="T57_38" style:family="text">
      <style:text-properties fo:background-color="#ffffff" fo:color="#000000" style:font-name="Times New Roman" style:font-name-asian="Times New Roman" style:font-name-complex="Times New Roman"/>
    </style:style>
    <style:style style:name="T57_39" style:family="text">
      <style:text-properties fo:background-color="#ffffff" fo:color="#000000" style:font-name="Times New Roman" style:font-name-asian="Times New Roman" style:font-name-complex="Times New Roman"/>
    </style:style>
    <style:style style:name="T57_40" style:family="text">
      <style:text-properties fo:background-color="#ffffff" style:font-name="Times New Roman" style:font-name-asian="Times New Roman" style:font-name-complex="Times New Roman"/>
    </style:style>
    <style:style style:name="T57_41" style:family="text">
      <style:text-properties fo:background-color="#ffffff" fo:color="#000000" style:font-name="Times New Roman" style:font-name-asian="Times New Roman" style:font-name-complex="Times New Roman"/>
    </style:style>
    <style:style style:name="T57_42" style:family="text">
      <style:text-properties fo:background-color="#ffffff" fo:color="#000000" style:font-name="Times New Roman" style:font-name-asian="Times New Roman" style:font-name-complex="Times New Roman"/>
    </style:style>
    <style:style style:name="T57_43" style:family="text">
      <style:text-properties fo:background-color="#ffffff" fo:color="#000000" style:font-name="Times New Roman" style:font-name-asian="Times New Roman" style:font-name-complex="Times New Roman"/>
    </style:style>
    <style:style style:name="T57_44" style:family="text">
      <style:text-properties fo:background-color="#ffffff" fo:color="#000000" style:font-name="Times New Roman" style:font-name-asian="Times New Roman" style:font-name-complex="Times New Roman"/>
    </style:style>
    <style:style style:name="T57_45" style:family="text">
      <style:text-properties fo:background-color="#ffffff" fo:color="#000000" style:font-name="Times New Roman" style:font-name-asian="Times New Roman" style:font-name-complex="Times New Roman"/>
    </style:style>
    <style:style style:name="T57_46" style:family="text">
      <style:text-properties fo:background-color="#ffffff" fo:color="#000000" style:font-name="Times New Roman" style:font-name-asian="Times New Roman" style:font-name-complex="Times New Roman"/>
    </style:style>
    <style:style style:name="T57_47" style:family="text">
      <style:text-properties fo:background-color="#ffffff" fo:color="#000000" style:font-name="Times New Roman" style:font-name-asian="Times New Roman" style:font-name-complex="Times New Roman"/>
    </style:style>
    <style:style style:name="T57_48" style:family="text">
      <style:text-properties fo:background-color="#ffffff" fo:color="#000000" style:font-name="Times New Roman" style:font-name-asian="Times New Roman" style:font-name-complex="Times New Roman"/>
    </style:style>
    <style:style style:name="T57_49" style:family="text">
      <style:text-properties fo:background-color="#ffffff" fo:color="#000000" style:font-name="Times New Roman" style:font-name-asian="Times New Roman" style:font-name-complex="Times New Roman"/>
    </style:style>
    <style:style style:name="T57_50" style:family="text">
      <style:text-properties fo:background-color="#ffffff" fo:color="#000000" style:font-name="Times New Roman" style:font-name-asian="Times New Roman" style:font-name-complex="Times New Roman"/>
    </style:style>
    <style:style style:name="T57_51" style:family="text">
      <style:text-properties fo:background-color="#ffffff" fo:color="#000000" style:font-name="Times New Roman" style:font-name-asian="Times New Roman" style:font-name-complex="Times New Roman"/>
    </style:style>
    <style:style style:name="T57_52" style:family="text">
      <style:text-properties fo:background-color="#ffffff" fo:color="#000000" style:font-name="Times New Roman" style:font-name-asian="Times New Roman" style:font-name-complex="Times New Roman"/>
    </style:style>
    <style:style style:name="T57_53" style:family="text">
      <style:text-properties fo:background-color="#ffffff" fo:color="#000000" style:font-name="Times New Roman" style:font-name-asian="Times New Roman" style:font-name-complex="Times New Roman"/>
    </style:style>
    <style:style style:name="T57_54" style:family="text">
      <style:text-properties fo:background-color="#ffffff" fo:color="#000000" style:font-name="Times New Roman" style:font-name-asian="Times New Roman" style:font-name-complex="Times New Roman"/>
    </style:style>
    <style:style style:name="T57_55" style:family="text">
      <style:text-properties fo:background-color="#ffffff" fo:color="#000000" style:font-name="Times New Roman" style:font-name-asian="Times New Roman" style:font-name-complex="Times New Roman"/>
    </style:style>
    <style:style style:name="T57_56" style:family="text">
      <style:text-properties fo:background-color="#ffffff" fo:color="#000000" style:font-name="Times New Roman" style:font-name-asian="Times New Roman" style:font-name-complex="Times New Roman"/>
    </style:style>
    <style:style style:name="T57_57" style:family="text">
      <style:text-properties fo:background-color="#ffffff" fo:color="#000000" style:font-name="Times New Roman" style:font-name-asian="Times New Roman" style:font-name-complex="Times New Roman"/>
    </style:style>
    <style:style style:name="T57_58" style:family="text">
      <style:text-properties fo:background-color="#ffffff" fo:color="#000000" style:font-name="Times New Roman" style:font-name-asian="Times New Roman" style:font-name-complex="Times New Roman"/>
    </style:style>
    <style:style style:name="T57_59" style:family="text">
      <style:text-properties fo:background-color="#ffffff" fo:color="#000000" style:font-name="Times New Roman" style:font-name-asian="Times New Roman" style:font-name-complex="Times New Roman"/>
    </style:style>
    <style:style style:name="T57_60" style:family="text">
      <style:text-properties fo:background-color="#ffffff" fo:color="#000000" style:font-name="Times New Roman" style:font-name-asian="Times New Roman" style:font-name-complex="Times New Roman"/>
    </style:style>
    <style:style style:name="T57_61" style:family="text">
      <style:text-properties fo:background-color="#ffffff" fo:color="#000000" style:font-name="Times New Roman" style:font-name-asian="Times New Roman" style:font-name-complex="Times New Roman"/>
    </style:style>
    <style:style style:name="T57_62" style:family="text">
      <style:text-properties fo:background-color="#ffffff" fo:color="#000000" style:font-name="Times New Roman" style:font-name-asian="Times New Roman" style:font-name-complex="Times New Roman"/>
    </style:style>
    <style:style style:name="T57_63" style:family="text">
      <style:text-properties fo:background-color="#ffffff" fo:color="#000000" style:font-name="Times New Roman" style:font-name-asian="Times New Roman" style:font-name-complex="Times New Roman"/>
    </style:style>
    <style:style style:name="T57_64" style:family="text">
      <style:text-properties fo:background-color="#ffffff" fo:color="#000000" style:font-name="Times New Roman" style:font-name-asian="Times New Roman" style:font-name-complex="Times New Roman"/>
    </style:style>
    <style:style style:name="T57_65" style:family="text">
      <style:text-properties fo:background-color="#ffffff" fo:color="#000000" style:font-name="Times New Roman" style:font-name-asian="Times New Roman" style:font-name-complex="Times New Roman"/>
    </style:style>
    <style:style style:name="T57_66" style:family="text">
      <style:text-properties fo:background-color="#ffffff" fo:color="#000000" style:font-name="Times New Roman" style:font-name-asian="Times New Roman" style:font-name-complex="Times New Roman"/>
    </style:style>
    <style:style style:name="T57_67" style:family="text">
      <style:text-properties fo:background-color="#ffffff" fo:color="#000000" style:font-name="Times New Roman" style:font-name-asian="Times New Roman" style:font-name-complex="Times New Roman"/>
    </style:style>
    <style:style style:name="T57_68" style:family="text">
      <style:text-properties fo:background-color="#ffffff" fo:color="#000000" style:font-name="Times New Roman" style:font-name-asian="Times New Roman" style:font-name-complex="Times New Roman"/>
    </style:style>
    <style:style style:name="T57_69" style:family="text">
      <style:text-properties fo:background-color="#ffffff" fo:color="#000000" style:font-name="Times New Roman" style:font-name-asian="Times New Roman" style:font-name-complex="Times New Roman"/>
    </style:style>
    <style:style style:name="T57_70" style:family="text">
      <style:text-properties fo:background-color="#ffffff" fo:color="#000000" style:font-name="Times New Roman" style:font-name-asian="Times New Roman" style:font-name-complex="Times New Roman"/>
    </style:style>
    <style:style style:name="T57_71" style:family="text">
      <style:text-properties fo:background-color="#ffffff" fo:color="#000000" style:font-name="Times New Roman" style:font-name-asian="Times New Roman" style:font-name-complex="Times New Roman"/>
    </style:style>
    <style:style style:name="T57_72" style:family="text">
      <style:text-properties fo:background-color="#ffffff" fo:color="#000000" style:font-name="Times New Roman" style:font-name-asian="Times New Roman" style:font-name-complex="Times New Roman"/>
    </style:style>
    <style:style style:name="T57_73" style:family="text">
      <style:text-properties fo:background-color="#ffffff" fo:color="#000000" style:font-name="Times New Roman" style:font-name-asian="Times New Roman" style:font-name-complex="Times New Roman"/>
    </style:style>
    <style:style style:name="T57_74" style:family="text">
      <style:text-properties fo:background-color="#ffffff" fo:color="#000000" style:font-name="Times New Roman" style:font-name-asian="Times New Roman" style:font-name-complex="Times New Roman"/>
    </style:style>
    <style:style style:name="T57_75" style:family="text">
      <style:text-properties fo:background-color="#ffffff" fo:color="#000000" style:font-name="Times New Roman" style:font-name-asian="Times New Roman" style:font-name-complex="Times New Roman"/>
    </style:style>
    <style:style style:name="T57_76" style:family="text">
      <style:text-properties fo:background-color="#ffffff" fo:color="#000000" style:font-name="Times New Roman" style:font-name-asian="Times New Roman" style:font-name-complex="Times New Roman"/>
    </style:style>
    <style:style style:name="T57_77" style:family="text">
      <style:text-properties fo:background-color="#ffffff" fo:color="#000000" style:font-name="Times New Roman" style:font-name-asian="Times New Roman" style:font-name-complex="Times New Roman"/>
    </style:style>
    <style:style style:name="T57_78" style:family="text">
      <style:text-properties fo:background-color="#ffffff" fo:color="#000000" style:font-name="Times New Roman" style:font-name-asian="Times New Roman" style:font-name-complex="Times New Roman"/>
    </style:style>
    <style:style style:name="T57_79" style:family="text">
      <style:text-properties fo:background-color="#ffffff" fo:color="#000000" style:font-name="Times New Roman" style:font-name-asian="Times New Roman" style:font-name-complex="Times New Roman"/>
    </style:style>
    <style:style style:name="T57_80" style:family="text">
      <style:text-properties fo:background-color="#ffffff" fo:color="#000000" style:font-name="Times New Roman" style:font-name-asian="Times New Roman" style:font-name-complex="Times New Roman"/>
    </style:style>
    <style:style style:name="T57_81" style:family="text">
      <style:text-properties fo:background-color="#ffffff" fo:color="#000000" style:font-name="Times New Roman" style:font-name-asian="Times New Roman" style:font-name-complex="Times New Roman"/>
    </style:style>
    <style:style style:name="T57_82" style:family="text">
      <style:text-properties fo:background-color="#ffffff" fo:color="#000000" style:font-name="Times New Roman" style:font-name-asian="Times New Roman" style:font-name-complex="Times New Roman"/>
    </style:style>
    <style:style style:name="T57_83" style:family="text">
      <style:text-properties fo:background-color="#ffffff" fo:color="#000000" style:font-name="Times New Roman" style:font-name-asian="Times New Roman" style:font-name-complex="Times New Roman"/>
    </style:style>
    <style:style style:name="T57_84" style:family="text">
      <style:text-properties fo:background-color="#ffffff" fo:color="#000000" style:font-name="Times New Roman" style:font-name-asian="Times New Roman" style:font-name-complex="Times New Roman"/>
    </style:style>
    <style:style style:name="T57_85" style:family="text">
      <style:text-properties fo:background-color="#ffffff" fo:color="#000000" style:font-name="Times New Roman" style:font-name-asian="Times New Roman" style:font-name-complex="Times New Roman"/>
    </style:style>
    <style:style style:name="T57_86" style:family="text">
      <style:text-properties fo:background-color="#ffffff" fo:color="#000000" style:font-name="Times New Roman" style:font-name-asian="Times New Roman" style:font-name-complex="Times New Roman"/>
    </style:style>
    <style:style style:name="T57_87" style:family="text">
      <style:text-properties fo:background-color="#ffffff" fo:color="#000000" style:font-name="Times New Roman" style:font-name-asian="Times New Roman" style:font-name-complex="Times New Roman"/>
    </style:style>
    <style:style style:name="T57_88" style:family="text">
      <style:text-properties fo:background-color="#ffffff" fo:color="#000000" style:font-name="Times New Roman" style:font-name-asian="Times New Roman" style:font-name-complex="Times New Roman"/>
    </style:style>
    <style:style style:name="T57_89" style:family="text">
      <style:text-properties fo:background-color="#ffffff" fo:color="#000000" style:font-name="Times New Roman" style:font-name-asian="Times New Roman" style:font-name-complex="Times New Roman"/>
    </style:style>
    <style:style style:name="T57_90" style:family="text">
      <style:text-properties fo:background-color="#ffffff" fo:color="#000000" style:font-name="Times New Roman" style:font-name-asian="Times New Roman" style:font-name-complex="Times New Roman"/>
    </style:style>
    <style:style style:name="T57_91" style:family="text">
      <style:text-properties fo:background-color="#ffffff" fo:color="#000000" style:font-name="Times New Roman" style:font-name-asian="Times New Roman" style:font-name-complex="Times New Roman"/>
    </style:style>
    <style:style style:name="T57_92" style:family="text">
      <style:text-properties fo:background-color="#ffffff" fo:color="#000000" style:font-name="Times New Roman" style:font-name-asian="Times New Roman" style:font-name-complex="Times New Roman"/>
    </style:style>
    <style:style style:name="T57_93" style:family="text">
      <style:text-properties fo:background-color="#ffffff" fo:color="#000000" style:font-name="Times New Roman" style:font-name-asian="Times New Roman" style:font-name-complex="Times New Roman"/>
    </style:style>
    <style:style style:name="T57_94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7_95" style:family="text">
      <style:text-properties fo:background-color="#ffffff" fo:color="#000000" style:font-name="Times New Roman" style:font-name-asian="Times New Roman" style:font-name-complex="Times New Roman"/>
    </style:style>
    <style:style style:name="T57_96" style:family="text">
      <style:text-properties fo:background-color="#ffffff" fo:color="#000000" style:font-name="Times New Roman" style:font-name-asian="Times New Roman" style:font-name-complex="Times New Roman"/>
    </style:style>
    <style:style style:name="T57_97" style:family="text">
      <style:text-properties fo:background-color="#ffffff" fo:color="#000000" style:font-name="Times New Roman" style:font-name-asian="Times New Roman" style:font-name-complex="Times New Roman"/>
    </style:style>
    <style:style style:name="T57_98" style:family="text">
      <style:text-properties fo:background-color="#ffffff" fo:color="#000000" style:font-name="Times New Roman" style:font-name-asian="Times New Roman" style:font-name-complex="Times New Roman"/>
    </style:style>
    <style:style style:name="T57_99" style:family="text">
      <style:text-properties fo:background-color="#ffffff" fo:color="#000000" style:font-name="Times New Roman" style:font-name-asian="Times New Roman" style:font-name-complex="Times New Roman"/>
    </style:style>
    <style:style style:name="T57_100" style:family="text">
      <style:text-properties fo:background-color="#ffffff" fo:color="#000000" style:font-name="Times New Roman" style:font-name-asian="Times New Roman" style:font-name-complex="Times New Roman"/>
    </style:style>
    <style:style style:name="T57_101" style:family="text">
      <style:text-properties fo:background-color="#ffffff" fo:color="#000000" style:font-name="Times New Roman" style:font-name-asian="Times New Roman" style:font-name-complex="Times New Roman"/>
    </style:style>
    <style:style style:name="T57_102" style:family="text">
      <style:text-properties fo:background-color="#ffffff" fo:color="#000000" style:font-name="Times New Roman" style:font-name-asian="Times New Roman" style:font-name-complex="Times New Roman"/>
    </style:style>
    <style:style style:name="T57_103" style:family="text">
      <style:text-properties fo:background-color="#ffffff" fo:color="#000000" style:font-name="Times New Roman" style:font-name-asian="Times New Roman" style:font-name-complex="Times New Roman"/>
    </style:style>
    <style:style style:name="T57_104" style:family="text">
      <style:text-properties fo:background-color="#ffffff" fo:color="#000000" style:font-name="Times New Roman" style:font-name-asian="Times New Roman" style:font-name-complex="Times New Roman"/>
    </style:style>
    <style:style style:name="T57_105" style:family="text">
      <style:text-properties fo:background-color="#ffffff" fo:color="#000000" style:font-name="Times New Roman" style:font-name-asian="Times New Roman" style:font-name-complex="Times New Roman"/>
    </style:style>
    <style:style style:name="T57_106" style:family="text">
      <style:text-properties fo:background-color="#ffffff" fo:color="#000000" style:font-name="Times New Roman" style:font-name-asian="Times New Roman" style:font-name-complex="Times New Roman"/>
    </style:style>
    <style:style style:name="T57_107" style:family="text">
      <style:text-properties fo:background-color="#ffffff" fo:color="#000000" style:font-name="Times New Roman" style:font-name-asian="Times New Roman" style:font-name-complex="Times New Roman"/>
    </style:style>
    <style:style style:name="T57_108" style:family="text">
      <style:text-properties fo:background-color="#ffffff" fo:color="#000000" style:font-name="Times New Roman" style:font-name-asian="Times New Roman" style:font-name-complex="Times New Roman"/>
    </style:style>
    <style:style style:name="T57_109" style:family="text">
      <style:text-properties fo:background-color="#ffffff" fo:color="#000000" style:font-name="Times New Roman" style:font-name-asian="Times New Roman" style:font-name-complex="Times New Roman"/>
    </style:style>
    <style:style style:name="T57_110" style:family="text">
      <style:text-properties fo:background-color="#ffffff" fo:color="#000000" style:font-name="Times New Roman" style:font-name-asian="Times New Roman" style:font-name-complex="Times New Roman"/>
    </style:style>
    <style:style style:name="T57_111" style:family="text">
      <style:text-properties fo:background-color="#ffffff" fo:color="#000000" style:font-name="Times New Roman" style:font-name-asian="Times New Roman" style:font-name-complex="Times New Roman"/>
    </style:style>
    <style:style style:name="T57_112" style:family="text">
      <style:text-properties fo:background-color="#ffffff" fo:color="#000000" style:font-name="Times New Roman" style:font-name-asian="Times New Roman" style:font-name-complex="Times New Roman"/>
    </style:style>
    <style:style style:name="T57_113" style:family="text">
      <style:text-properties fo:background-color="#ffffff" fo:color="#000000" style:font-name="Times New Roman" style:font-name-asian="Times New Roman" style:font-name-complex="Times New Roman"/>
    </style:style>
    <style:style style:name="T57_114" style:family="text">
      <style:text-properties fo:background-color="#ffffff" fo:color="#000000" style:font-name="Times New Roman" style:font-name-asian="Times New Roman" style:font-name-complex="Times New Roman"/>
    </style:style>
    <style:style style:name="T57_115" style:family="text">
      <style:text-properties fo:background-color="#ffffff" fo:color="#000000" style:font-name="Times New Roman" style:font-name-asian="Times New Roman" style:font-name-complex="Times New Roman"/>
    </style:style>
    <style:style style:name="T57_116" style:family="text">
      <style:text-properties fo:background-color="#ffffff" fo:color="#000000" style:font-name="Times New Roman" style:font-name-asian="Times New Roman" style:font-name-complex="Times New Roman"/>
    </style:style>
    <style:style style:name="T57_117" style:family="text">
      <style:text-properties fo:background-color="#ffffff" fo:color="#000000" style:font-name="Times New Roman" style:font-name-asian="Times New Roman" style:font-name-complex="Times New Roman"/>
    </style:style>
    <style:style style:name="T57_118" style:family="text">
      <style:text-properties fo:background-color="#ffffff" fo:color="#000000" style:font-name="Times New Roman" style:font-name-asian="Times New Roman" style:font-name-complex="Times New Roman"/>
    </style:style>
    <style:style style:name="T57_119" style:family="text">
      <style:text-properties fo:background-color="#ffffff" fo:color="#000000" style:font-name="Times New Roman" style:font-name-asian="Times New Roman" style:font-name-complex="Times New Roman"/>
    </style:style>
    <style:style style:name="T57_120" style:family="text">
      <style:text-properties fo:background-color="#ffffff" fo:color="#000000" style:font-name="Times New Roman" style:font-name-asian="Times New Roman" style:font-name-complex="Times New Roman"/>
    </style:style>
    <style:style style:name="T57_121" style:family="text">
      <style:text-properties fo:background-color="#ffffff" fo:color="#000000" style:font-name="Times New Roman" style:font-name-asian="Times New Roman" style:font-name-complex="Times New Roman"/>
    </style:style>
    <style:style style:name="T57_122" style:family="text">
      <style:text-properties fo:background-color="#ffffff" fo:color="#000000" style:font-name="Times New Roman" style:font-name-asian="Times New Roman" style:font-name-complex="Times New Roman"/>
    </style:style>
    <style:style style:name="T57_123" style:family="text">
      <style:text-properties fo:background-color="#ffffff" fo:color="#000000" style:font-name="Times New Roman" style:font-name-asian="Times New Roman" style:font-name-complex="Times New Roman"/>
    </style:style>
    <style:style style:name="T57_124" style:family="text">
      <style:text-properties fo:background-color="#ffffff" fo:color="#000000" style:font-name="Times New Roman" style:font-name-asian="Times New Roman" style:font-name-complex="Times New Roman"/>
    </style:style>
    <style:style style:name="T57_125" style:family="text">
      <style:text-properties fo:background-color="#ffffff" fo:color="#000000" style:font-name="Times New Roman" style:font-name-asian="Times New Roman" style:font-name-complex="Times New Roman"/>
    </style:style>
    <style:style style:name="T57_126" style:family="text">
      <style:text-properties fo:background-color="#ffffff" fo:color="#000000" style:font-name="Times New Roman" style:font-name-asian="Times New Roman" style:font-name-complex="Times New Roman"/>
    </style:style>
    <style:style style:name="T57_127" style:family="text">
      <style:text-properties fo:background-color="#ffffff" fo:color="#000000" style:font-name="Times New Roman" style:font-name-asian="Times New Roman" style:font-name-complex="Times New Roman"/>
    </style:style>
    <style:style style:name="T57_128" style:family="text">
      <style:text-properties fo:background-color="#ffffff" fo:color="#000000" style:font-name="Times New Roman" style:font-name-asian="Times New Roman" style:font-name-complex="Times New Roman"/>
    </style:style>
    <style:style style:name="T57_129" style:family="text">
      <style:text-properties fo:background-color="#ffffff" fo:color="#000000" style:font-name="Times New Roman" style:font-name-asian="Times New Roman" style:font-name-complex="Times New Roman"/>
    </style:style>
    <style:style style:name="T57_130" style:family="text">
      <style:text-properties fo:background-color="#ffffff" fo:color="#000000" style:font-name="Times New Roman" style:font-name-asian="Times New Roman" style:font-name-complex="Times New Roman"/>
    </style:style>
    <style:style style:name="T57_131" style:family="text">
      <style:text-properties fo:background-color="#ffffff" fo:color="#000000" style:font-name="Times New Roman" style:font-name-asian="Times New Roman" style:font-name-complex="Times New Roman"/>
    </style:style>
    <style:style style:name="T57_132" style:family="text">
      <style:text-properties fo:background-color="#ffffff" fo:color="#000000" style:font-name="Times New Roman" style:font-name-asian="Times New Roman" style:font-name-complex="Times New Roman"/>
    </style:style>
    <style:style style:name="T57_133" style:family="text">
      <style:text-properties fo:background-color="#ffffff" fo:color="#000000" style:font-name="Times New Roman" style:font-name-asian="Times New Roman" style:font-name-complex="Times New Roman"/>
    </style:style>
    <style:style style:name="T57_134" style:family="text">
      <style:text-properties fo:background-color="#ffffff" fo:color="#000000" style:font-name="Times New Roman" style:font-name-asian="Times New Roman" style:font-name-complex="Times New Roman"/>
    </style:style>
    <style:style style:name="T57_135" style:family="text">
      <style:text-properties fo:background-color="#ffffff" fo:color="#000000" style:font-name="Times New Roman" style:font-name-asian="Times New Roman" style:font-name-complex="Times New Roman"/>
    </style:style>
    <style:style style:name="T57_136" style:family="text">
      <style:text-properties fo:background-color="#ffffff" fo:color="#000000" style:font-name="Times New Roman" style:font-name-asian="Times New Roman" style:font-name-complex="Times New Roman"/>
    </style:style>
    <style:style style:name="T57_137" style:family="text">
      <style:text-properties fo:background-color="#ffffff" fo:color="#000000" style:font-name="Times New Roman" style:font-name-asian="Times New Roman" style:font-name-complex="Times New Roman"/>
    </style:style>
    <style:style style:name="T57_138" style:family="text">
      <style:text-properties fo:background-color="#ffffff" fo:color="#000000" style:font-name="Times New Roman" style:font-name-asian="Times New Roman" style:font-name-complex="Times New Roman"/>
    </style:style>
    <style:style style:name="T57_139" style:family="text">
      <style:text-properties fo:background-color="#ffffff" fo:color="#000000" style:font-name="Times New Roman" style:font-name-asian="Times New Roman" style:font-name-complex="Times New Roman"/>
    </style:style>
    <style:style style:name="T57_140" style:family="text">
      <style:text-properties fo:background-color="#ffffff" fo:color="#000000" style:font-name="Times New Roman" style:font-name-asian="Times New Roman" style:font-name-complex="Times New Roman"/>
    </style:style>
    <style:style style:name="T57_141" style:family="text">
      <style:text-properties fo:background-color="#ffffff" fo:color="#000000" style:font-name="Times New Roman" style:font-name-asian="Times New Roman" style:font-name-complex="Times New Roman"/>
    </style:style>
    <style:style style:name="T57_142" style:family="text">
      <style:text-properties fo:background-color="#ffffff" fo:color="#000000" style:font-name="Times New Roman" style:font-name-asian="Times New Roman" style:font-name-complex="Times New Roman"/>
    </style:style>
    <style:style style:name="T57_143" style:family="text">
      <style:text-properties fo:background-color="#ffffff" fo:color="#000000" style:font-name="Times New Roman" style:font-name-asian="Times New Roman" style:font-name-complex="Times New Roman"/>
    </style:style>
    <style:style style:name="T57_144" style:family="text">
      <style:text-properties fo:background-color="#ffffff" fo:color="#000000" style:font-name="Times New Roman" style:font-name-asian="Times New Roman" style:font-name-complex="Times New Roman"/>
    </style:style>
    <style:style style:name="T57_145" style:family="text">
      <style:text-properties fo:background-color="#ffffff" fo:color="#000000" style:font-name="Times New Roman" style:font-name-asian="Times New Roman" style:font-name-complex="Times New Roman"/>
    </style:style>
    <style:style style:name="T57_146" style:family="text">
      <style:text-properties fo:background-color="#ffffff" fo:color="#000000" style:font-name="Times New Roman" style:font-name-asian="Times New Roman" style:font-name-complex="Times New Roman"/>
    </style:style>
    <style:style style:name="T57_147" style:family="text">
      <style:text-properties fo:background-color="#ffffff" fo:color="#000000" style:font-name="Times New Roman" style:font-name-asian="Times New Roman" style:font-name-complex="Times New Roman"/>
    </style:style>
    <style:style style:name="T57_148" style:family="text">
      <style:text-properties fo:background-color="#ffffff" fo:color="#000000" style:font-name="Times New Roman" style:font-name-asian="Times New Roman" style:font-name-complex="Times New Roman"/>
    </style:style>
    <style:style style:name="T57_149" style:family="text">
      <style:text-properties fo:background-color="#ffffff" fo:color="#000000" style:font-name="Times New Roman" style:font-name-asian="Times New Roman" style:font-name-complex="Times New Roman"/>
    </style:style>
    <style:style style:name="T57_150" style:family="text">
      <style:text-properties fo:background-color="#ffffff" fo:color="#000000" style:font-name="Times New Roman" style:font-name-asian="Times New Roman" style:font-name-complex="Times New Roman"/>
    </style:style>
    <style:style style:name="T57_151" style:family="text">
      <style:text-properties fo:background-color="#ffffff" fo:color="#000000" style:font-name="Times New Roman" style:font-name-asian="Times New Roman" style:font-name-complex="Times New Roman"/>
    </style:style>
    <style:style style:name="T57_152" style:family="text">
      <style:text-properties fo:background-color="#ffffff" fo:color="#000000" style:font-name="Times New Roman" style:font-name-asian="Times New Roman" style:font-name-complex="Times New Roman"/>
    </style:style>
    <style:style style:name="T57_153" style:family="text">
      <style:text-properties fo:background-color="#ffffff" fo:color="#000000" style:font-name="Times New Roman" style:font-name-asian="Times New Roman" style:font-name-complex="Times New Roman"/>
    </style:style>
    <style:style style:name="T57_154" style:family="text">
      <style:text-properties fo:background-color="#ffffff" fo:color="#000000" style:font-name="Times New Roman" style:font-name-asian="Times New Roman" style:font-name-complex="Times New Roman"/>
    </style:style>
    <style:style style:name="T57_155" style:family="text">
      <style:text-properties fo:background-color="#ffffff" fo:color="#000000" style:font-name="Times New Roman" style:font-name-asian="Times New Roman" style:font-name-complex="Times New Roman"/>
    </style:style>
    <style:style style:name="T57_156" style:family="text">
      <style:text-properties fo:background-color="#ffffff" fo:color="#000000" style:font-name="Times New Roman" style:font-name-asian="Times New Roman" style:font-name-complex="Times New Roman"/>
    </style:style>
    <style:style style:name="T57_157" style:family="text">
      <style:text-properties fo:background-color="#ffffff" fo:color="#000000" style:font-name="Times New Roman" style:font-name-asian="Times New Roman" style:font-name-complex="Times New Roman"/>
    </style:style>
    <style:style style:name="T57_158" style:family="text">
      <style:text-properties fo:background-color="#ffffff" fo:color="#000000" style:font-name="Times New Roman" style:font-name-asian="Times New Roman" style:font-name-complex="Times New Roman"/>
    </style:style>
    <style:style style:name="T57_159" style:family="text">
      <style:text-properties fo:background-color="#ffffff" fo:color="#000000" style:font-name="Times New Roman" style:font-name-asian="Times New Roman" style:font-name-complex="Times New Roman"/>
    </style:style>
    <style:style style:name="T57_160" style:family="text">
      <style:text-properties fo:background-color="#ffffff" fo:color="#000000" style:font-name="Times New Roman" style:font-name-asian="Times New Roman" style:font-name-complex="Times New Roman"/>
    </style:style>
    <style:style style:name="T57_161" style:family="text">
      <style:text-properties fo:background-color="#ffffff" fo:color="#000000" style:font-name="Times New Roman" style:font-name-asian="Times New Roman" style:font-name-complex="Times New Roman"/>
    </style:style>
    <style:style style:name="T57_162" style:family="text">
      <style:text-properties fo:background-color="#ffffff" fo:color="#000000" style:font-name="Times New Roman" style:font-name-asian="Times New Roman" style:font-name-complex="Times New Roman"/>
    </style:style>
    <style:style style:name="T57_163" style:family="text">
      <style:text-properties fo:background-color="#ffffff" fo:color="#000000" style:font-name="Times New Roman" style:font-name-asian="Times New Roman" style:font-name-complex="Times New Roman"/>
    </style:style>
    <style:style style:name="T57_164" style:family="text">
      <style:text-properties fo:background-color="#ffffff" fo:color="#000000" style:font-name="Times New Roman" style:font-name-asian="Times New Roman" style:font-name-complex="Times New Roman"/>
    </style:style>
    <style:style style:name="T57_165" style:family="text">
      <style:text-properties fo:background-color="#ffffff" fo:color="#000000" style:font-name="Times New Roman" style:font-name-asian="Times New Roman" style:font-name-complex="Times New Roman"/>
    </style:style>
    <style:style style:name="T57_166" style:family="text">
      <style:text-properties fo:background-color="#ffffff" fo:color="#000000" style:font-name="Times New Roman" style:font-name-asian="Times New Roman" style:font-name-complex="Times New Roman"/>
    </style:style>
    <style:style style:name="T57_167" style:family="text">
      <style:text-properties fo:background-color="#ffffff" fo:color="#000000" style:font-name="Times New Roman" style:font-name-asian="Times New Roman" style:font-name-complex="Times New Roman"/>
    </style:style>
    <style:style style:name="T57_168" style:family="text">
      <style:text-properties fo:background-color="#ffffff" fo:color="#000000" style:font-name="Times New Roman" style:font-name-asian="Times New Roman" style:font-name-complex="Times New Roman"/>
    </style:style>
    <style:style style:name="T57_169" style:family="text">
      <style:text-properties fo:background-color="#ffffff" fo:color="#000000" style:font-name="Times New Roman" style:font-name-asian="Times New Roman" style:font-name-complex="Times New Roman"/>
    </style:style>
    <style:style style:name="T57_170" style:family="text">
      <style:text-properties fo:background-color="#ffffff" fo:font-style="italic" style:font-style-asian="italic" style:font-style-complex="italic" fo:color="#000000" style:font-name="Times New Roman" style:font-name-asian="Times New Roman" style:font-name-complex="Times New Roman"/>
    </style:style>
    <style:style style:name="T57_171" style:family="text">
      <style:text-properties fo:background-color="#ffffff" fo:color="#000000" style:font-name="Times New Roman" style:font-name-asian="Times New Roman" style:font-name-complex="Times New Roman"/>
    </style:style>
    <style:style style:name="T57_172" style:family="text">
      <style:text-properties fo:background-color="#ffffff" fo:color="#000000" style:font-name="Times New Roman" style:font-name-asian="Times New Roman" style:font-name-complex="Times New Roman"/>
    </style:style>
    <style:style style:name="T57_173" style:family="text">
      <style:text-properties fo:background-color="#ffffff" fo:color="#000000" style:font-name="Times New Roman" style:font-name-asian="Times New Roman" style:font-name-complex="Times New Roman"/>
    </style:style>
    <style:style style:name="T57_174" style:family="text">
      <style:text-properties fo:background-color="#ffffff" fo:color="#000000" style:font-name="Times New Roman" style:font-name-asian="Times New Roman" style:font-name-complex="Times New Roman"/>
    </style:style>
    <style:style style:name="T57_175" style:family="text">
      <style:text-properties fo:background-color="#ffffff" fo:color="#000000" style:font-name="Times New Roman" style:font-name-asian="Times New Roman" style:font-name-complex="Times New Roman"/>
    </style:style>
    <style:style style:name="T57_176" style:family="text">
      <style:text-properties fo:background-color="#ffffff" fo:color="#000000" style:font-name="Times New Roman" style:font-name-asian="Times New Roman" style:font-name-complex="Times New Roman"/>
    </style:style>
    <style:style style:name="T57_177" style:family="text">
      <style:text-properties fo:background-color="#ffffff" fo:color="#000000" style:font-name="Times New Roman" style:font-name-asian="Times New Roman" style:font-name-complex="Times New Roman"/>
    </style:style>
    <style:style style:name="T57_178" style:family="text">
      <style:text-properties fo:background-color="#ffffff" fo:color="#000000" style:font-name="Times New Roman" style:font-name-asian="Times New Roman" style:font-name-complex="Times New Roman"/>
    </style:style>
    <style:style style:name="T57_179" style:family="text">
      <style:text-properties fo:background-color="#ffffff" fo:color="#000000" style:font-name="Times New Roman" style:font-name-asian="Times New Roman" style:font-name-complex="Times New Roman"/>
    </style:style>
    <style:style style:name="T57_180" style:family="text">
      <style:text-properties fo:background-color="#ffffff" fo:color="#000000" style:font-name="Times New Roman" style:font-name-asian="Times New Roman" style:font-name-complex="Times New Roman"/>
    </style:style>
    <style:style style:name="T57_181" style:family="text">
      <style:text-properties fo:background-color="#ffffff" fo:color="#000000" style:font-name="Times New Roman" style:font-name-asian="Times New Roman" style:font-name-complex="Times New Roman"/>
    </style:style>
    <style:style style:name="T57_182" style:family="text">
      <style:text-properties fo:background-color="#ffffff" fo:color="#000000" style:font-name="Times New Roman" style:font-name-asian="Times New Roman" style:font-name-complex="Times New Roman"/>
    </style:style>
    <style:style style:name="T57_183" style:family="text">
      <style:text-properties fo:background-color="#ffffff" fo:color="#000000" style:font-name="Times New Roman" style:font-name-asian="Times New Roman" style:font-name-complex="Times New Roman"/>
    </style:style>
    <style:style style:name="T57_184" style:family="text">
      <style:text-properties fo:background-color="#ffffff" fo:color="#000000" style:font-name="Times New Roman" style:font-name-asian="Times New Roman" style:font-name-complex="Times New Roman"/>
    </style:style>
    <style:style style:name="T57_185" style:family="text">
      <style:text-properties fo:background-color="#ffffff" fo:color="#000000" style:font-name="Times New Roman" style:font-name-asian="Times New Roman" style:font-name-complex="Times New Roman"/>
    </style:style>
    <style:style style:name="T57_186" style:family="text">
      <style:text-properties fo:background-color="#ffffff" fo:color="#000000" style:font-name="Times New Roman" style:font-name-asian="Times New Roman" style:font-name-complex="Times New Roman"/>
    </style:style>
    <style:style style:name="T57_187" style:family="text">
      <style:text-properties fo:background-color="#ffffff" fo:color="#000000" style:font-name="Times New Roman" style:font-name-asian="Times New Roman" style:font-name-complex="Times New Roman"/>
    </style:style>
    <style:style style:name="T57_188" style:family="text">
      <style:text-properties fo:background-color="#ffffff" fo:color="#000000" style:font-name="Times New Roman" style:font-name-asian="Times New Roman" style:font-name-complex="Times New Roman"/>
    </style:style>
    <style:style style:name="T57_189" style:family="text">
      <style:text-properties fo:background-color="#ffffff" fo:color="#000000" style:font-name="Times New Roman" style:font-name-asian="Times New Roman" style:font-name-complex="Times New Roman"/>
    </style:style>
    <style:style style:name="T57_190" style:family="text">
      <style:text-properties fo:background-color="#ffffff" fo:color="#000000" style:font-name="Times New Roman" style:font-name-asian="Times New Roman" style:font-name-complex="Times New Roman"/>
    </style:style>
    <style:style style:name="T57_191" style:family="text">
      <style:text-properties fo:background-color="#ffffff" fo:color="#000000" style:font-name="Times New Roman" style:font-name-asian="Times New Roman" style:font-name-complex="Times New Roman"/>
    </style:style>
    <style:style style:name="T57_192" style:family="text">
      <style:text-properties fo:background-color="#ffffff" fo:color="#000000" style:font-name="Times New Roman" style:font-name-asian="Times New Roman" style:font-name-complex="Times New Roman"/>
    </style:style>
    <style:style style:name="T57_193" style:family="text">
      <style:text-properties fo:background-color="#ffffff" fo:color="#000000" style:font-name="Times New Roman" style:font-name-asian="Times New Roman" style:font-name-complex="Times New Roman"/>
    </style:style>
    <style:style style:name="T57_194" style:family="text">
      <style:text-properties fo:background-color="#ffffff" fo:color="#000000" style:font-name="Times New Roman" style:font-name-asian="Times New Roman" style:font-name-complex="Times New Roman"/>
    </style:style>
    <style:style style:name="T57_195" style:family="text">
      <style:text-properties fo:background-color="#ffffff" fo:color="#000000" style:font-name="Times New Roman" style:font-name-asian="Times New Roman" style:font-name-complex="Times New Roman"/>
    </style:style>
    <style:style style:name="T57_196" style:family="text">
      <style:text-properties fo:background-color="#ffffff" fo:color="#000000" style:font-name="Times New Roman" style:font-name-asian="Times New Roman" style:font-name-complex="Times New Roman"/>
    </style:style>
    <style:style style:name="T57_197" style:family="text">
      <style:text-properties fo:background-color="#ffffff" fo:color="#000000" style:font-name="Times New Roman" style:font-name-asian="Times New Roman" style:font-name-complex="Times New Roman"/>
    </style:style>
    <style:style style:name="T57_198" style:family="text">
      <style:text-properties fo:background-color="#ffffff" fo:color="#000000" style:font-name="Times New Roman" style:font-name-asian="Times New Roman" style:font-name-complex="Times New Roman"/>
    </style:style>
    <style:style style:name="T57_199" style:family="text">
      <style:text-properties fo:background-color="#ffffff" fo:color="#000000" style:font-name="Times New Roman" style:font-name-asian="Times New Roman" style:font-name-complex="Times New Roman"/>
    </style:style>
    <style:style style:name="T57_200" style:family="text">
      <style:text-properties fo:background-color="#ffffff" fo:color="#000000" style:font-name="Times New Roman" style:font-name-asian="Times New Roman" style:font-name-complex="Times New Roman"/>
    </style:style>
    <style:style style:name="T57_201" style:family="text">
      <style:text-properties fo:background-color="#ffffff" fo:color="#000000" style:font-name="Times New Roman" style:font-name-asian="Times New Roman" style:font-name-complex="Times New Roman"/>
    </style:style>
    <style:style style:name="T57_202" style:family="text">
      <style:text-properties fo:background-color="#ffffff" fo:color="#000000" style:font-name="Times New Roman" style:font-name-asian="Times New Roman" style:font-name-complex="Times New Roman"/>
    </style:style>
    <style:style style:name="T57_203" style:family="text">
      <style:text-properties fo:background-color="#ffffff" fo:color="#000000" style:font-name="Times New Roman" style:font-name-asian="Times New Roman" style:font-name-complex="Times New Roman"/>
    </style:style>
    <style:style style:name="T57_204" style:family="text">
      <style:text-properties fo:background-color="#ffffff" fo:color="#000000" style:font-name="Times New Roman" style:font-name-asian="Times New Roman" style:font-name-complex="Times New Roman"/>
    </style:style>
    <style:style style:name="T57_205" style:family="text">
      <style:text-properties fo:background-color="#ffffff" fo:color="#000000" style:font-name="Times New Roman" style:font-name-asian="Times New Roman" style:font-name-complex="Times New Roman"/>
    </style:style>
    <style:style style:name="T57_206" style:family="text">
      <style:text-properties fo:background-color="#ffffff" fo:color="#000000" style:font-name="Times New Roman" style:font-name-asian="Times New Roman" style:font-name-complex="Times New Roman"/>
    </style:style>
    <style:style style:name="T57_207" style:family="text">
      <style:text-properties fo:background-color="#ffffff" fo:color="#000000" style:font-name="Times New Roman" style:font-name-asian="Times New Roman" style:font-name-complex="Times New Roman"/>
    </style:style>
    <style:style style:name="T57_208" style:family="text">
      <style:text-properties fo:background-color="#ffffff" fo:color="#000000" style:font-name="Times New Roman" style:font-name-asian="Times New Roman" style:font-name-complex="Times New Roman"/>
    </style:style>
    <style:style style:name="T57_209" style:family="text">
      <style:text-properties fo:background-color="#ffffff" fo:color="#000000" style:font-name="Times New Roman" style:font-name-asian="Times New Roman" style:font-name-complex="Times New Roman"/>
    </style:style>
    <style:style style:name="T57_210" style:family="text">
      <style:text-properties fo:background-color="#ffffff" fo:color="#000000" style:font-name="Times New Roman" style:font-name-asian="Times New Roman" style:font-name-complex="Times New Roman"/>
    </style:style>
    <style:style style:name="T57_211" style:family="text">
      <style:text-properties fo:background-color="#ffffff" fo:color="#000000" style:font-name="Times New Roman" style:font-name-asian="Times New Roman" style:font-name-complex="Times New Roman"/>
    </style:style>
    <style:style style:name="T57_212" style:family="text">
      <style:text-properties fo:background-color="#ffffff" fo:color="#000000" style:font-name="Times New Roman" style:font-name-asian="Times New Roman" style:font-name-complex="Times New Roman"/>
    </style:style>
    <style:style style:name="T57_213" style:family="text">
      <style:text-properties fo:background-color="#ffffff" fo:color="#000000" style:font-name="Times New Roman" style:font-name-asian="Times New Roman" style:font-name-complex="Times New Roman"/>
    </style:style>
    <style:style style:name="T57_214" style:family="text">
      <style:text-properties fo:background-color="#ffffff" fo:color="#000000" style:font-name="Times New Roman" style:font-name-asian="Times New Roman" style:font-name-complex="Times New Roman"/>
    </style:style>
    <style:style style:name="T57_215" style:family="text">
      <style:text-properties fo:background-color="#ffffff" fo:color="#000000" style:font-name="Times New Roman" style:font-name-asian="Times New Roman" style:font-name-complex="Times New Roman"/>
    </style:style>
    <style:style style:name="T57_216" style:family="text">
      <style:text-properties fo:background-color="#ffffff" fo:color="#000000" style:font-name="Times New Roman" style:font-name-asian="Times New Roman" style:font-name-complex="Times New Roman"/>
    </style:style>
    <style:style style:name="T57_217" style:family="text">
      <style:text-properties fo:background-color="#ffffff" fo:color="#000000" style:font-name="Times New Roman" style:font-name-asian="Times New Roman" style:font-name-complex="Times New Roman"/>
    </style:style>
    <style:style style:name="T57_218" style:family="text">
      <style:text-properties fo:background-color="#ffffff" fo:color="#000000" style:font-name="Times New Roman" style:font-name-asian="Times New Roman" style:font-name-complex="Times New Roman"/>
    </style:style>
    <style:style style:name="T57_219" style:family="text">
      <style:text-properties fo:background-color="#ffffff" fo:color="#000000" style:font-name="Times New Roman" style:font-name-asian="Times New Roman" style:font-name-complex="Times New Roman"/>
    </style:style>
    <style:style style:name="T57_220" style:family="text">
      <style:text-properties fo:background-color="#ffffff" fo:color="#000000" style:font-name="Times New Roman" style:font-name-asian="Times New Roman" style:font-name-complex="Times New Roman"/>
    </style:style>
    <style:style style:name="T57_221" style:family="text">
      <style:text-properties fo:background-color="#ffffff" fo:color="#000000" style:font-name="Times New Roman" style:font-name-asian="Times New Roman" style:font-name-complex="Times New Roman"/>
    </style:style>
    <style:style style:name="T57_222" style:family="text">
      <style:text-properties fo:background-color="#ffffff" fo:color="#000000" style:font-name="Times New Roman" style:font-name-asian="Times New Roman" style:font-name-complex="Times New Roman"/>
    </style:style>
    <style:style style:name="T57_223" style:family="text">
      <style:text-properties fo:background-color="#ffffff" fo:color="#000000" style:font-name="Times New Roman" style:font-name-asian="Times New Roman" style:font-name-complex="Times New Roman"/>
    </style:style>
    <style:style style:name="T57_224" style:family="text">
      <style:text-properties fo:background-color="#ffffff" fo:color="#000000" style:font-name="Times New Roman" style:font-name-asian="Times New Roman" style:font-name-complex="Times New Roman"/>
    </style:style>
    <style:style style:name="T57_225" style:family="text">
      <style:text-properties fo:background-color="#ffffff" fo:color="#000000" style:font-name="Times New Roman" style:font-name-asian="Times New Roman" style:font-name-complex="Times New Roman"/>
    </style:style>
    <style:style style:name="T57_226" style:family="text">
      <style:text-properties fo:background-color="#ffffff" fo:color="#000000" style:font-name="Times New Roman" style:font-name-asian="Times New Roman" style:font-name-complex="Times New Roman"/>
    </style:style>
    <style:style style:name="T57_227" style:family="text">
      <style:text-properties fo:background-color="#ffffff" fo:color="#000000" style:font-name="Times New Roman" style:font-name-asian="Times New Roman" style:font-name-complex="Times New Roman"/>
    </style:style>
    <style:style style:name="T57_228" style:family="text">
      <style:text-properties fo:background-color="#ffffff" fo:color="#000000" style:font-name="Times New Roman" style:font-name-asian="Times New Roman" style:font-name-complex="Times New Roman"/>
    </style:style>
    <style:style style:name="T57_229" style:family="text">
      <style:text-properties fo:background-color="#ffffff" fo:color="#000000" style:font-name="Times New Roman" style:font-name-asian="Times New Roman" style:font-name-complex="Times New Roman"/>
    </style:style>
    <style:style style:name="T57_230" style:family="text">
      <style:text-properties fo:background-color="#ffffff" fo:color="#000000" style:font-name="Times New Roman" style:font-name-asian="Times New Roman" style:font-name-complex="Times New Roman"/>
    </style:style>
    <style:style style:name="T57_231" style:family="text">
      <style:text-properties fo:background-color="#ffffff" fo:color="#000000" style:font-name="Times New Roman" style:font-name-asian="Times New Roman" style:font-name-complex="Times New Roman"/>
    </style:style>
    <style:style style:name="T57_232" style:family="text">
      <style:text-properties fo:background-color="#ffffff" fo:color="#000000" style:font-name="Times New Roman" style:font-name-asian="Times New Roman" style:font-name-complex="Times New Roman"/>
    </style:style>
    <style:style style:name="T57_233" style:family="text">
      <style:text-properties fo:background-color="#ffffff" fo:color="#000000" style:font-name="Times New Roman" style:font-name-asian="Times New Roman" style:font-name-complex="Times New Roman"/>
    </style:style>
    <style:style style:name="T57_234" style:family="text">
      <style:text-properties fo:background-color="#ffffff" fo:color="#000000" style:font-name="Times New Roman" style:font-name-asian="Times New Roman" style:font-name-complex="Times New Roman"/>
    </style:style>
    <style:style style:name="T57_235" style:family="text">
      <style:text-properties fo:background-color="#ffffff" fo:color="#000000" style:font-name="Times New Roman" style:font-name-asian="Times New Roman" style:font-name-complex="Times New Roman"/>
    </style:style>
    <style:style style:name="T57_236" style:family="text">
      <style:text-properties fo:background-color="#ffffff" fo:color="#000000" style:font-name="Times New Roman" style:font-name-asian="Times New Roman" style:font-name-complex="Times New Roman"/>
    </style:style>
    <style:style style:name="T57_237" style:family="text">
      <style:text-properties fo:background-color="#ffffff" fo:color="#000000" style:font-name="Times New Roman" style:font-name-asian="Times New Roman" style:font-name-complex="Times New Roman"/>
    </style:style>
    <style:style style:name="T57_238" style:family="text">
      <style:text-properties fo:background-color="#ffffff" fo:color="#000000" style:font-name="Times New Roman" style:font-name-asian="Times New Roman" style:font-name-complex="Times New Roman"/>
    </style:style>
    <style:style style:name="T57_239" style:family="text">
      <style:text-properties fo:background-color="#ffffff" fo:color="#000000" style:font-name="Times New Roman" style:font-name-asian="Times New Roman" style:font-name-complex="Times New Roman"/>
    </style:style>
    <style:style style:name="T57_240" style:family="text">
      <style:text-properties fo:background-color="#ffffff" fo:color="#000000" style:font-name="Times New Roman" style:font-name-asian="Times New Roman" style:font-name-complex="Times New Roman"/>
    </style:style>
    <style:style style:name="T57_241" style:family="text">
      <style:text-properties fo:background-color="#ffffff" fo:color="#000000" style:font-name="Times New Roman" style:font-name-asian="Times New Roman" style:font-name-complex="Times New Roman"/>
    </style:style>
    <style:style style:name="T57_242" style:family="text">
      <style:text-properties fo:background-color="#ffffff" fo:color="#000000" style:font-name="Times New Roman" style:font-name-asian="Times New Roman" style:font-name-complex="Times New Roman"/>
    </style:style>
    <style:style style:name="T57_243" style:family="text">
      <style:text-properties fo:background-color="#ffffff" fo:color="#000000" style:font-name="Times New Roman" style:font-name-asian="Times New Roman" style:font-name-complex="Times New Roman"/>
    </style:style>
    <style:style style:name="T57_244" style:family="text">
      <style:text-properties fo:background-color="#ffffff" fo:color="#000000" style:font-name="Times New Roman" style:font-name-asian="Times New Roman" style:font-name-complex="Times New Roman"/>
    </style:style>
    <style:style style:name="T57_245" style:family="text">
      <style:text-properties fo:background-color="#ffffff" fo:color="#000000" style:font-name="Times New Roman" style:font-name-asian="Times New Roman" style:font-name-complex="Times New Roman"/>
    </style:style>
    <style:style style:name="T57_246" style:family="text">
      <style:text-properties fo:background-color="#ffffff" fo:color="#000000" style:font-name="Times New Roman" style:font-name-asian="Times New Roman" style:font-name-complex="Times New Roman"/>
    </style:style>
    <style:style style:name="T57_247" style:family="text">
      <style:text-properties fo:background-color="#ffffff" fo:color="#000000" style:font-name="Times New Roman" style:font-name-asian="Times New Roman" style:font-name-complex="Times New Roman"/>
    </style:style>
    <style:style style:name="T57_248" style:family="text">
      <style:text-properties fo:background-color="#ffffff" fo:color="#000000" style:font-name="Times New Roman" style:font-name-asian="Times New Roman" style:font-name-complex="Times New Roman"/>
    </style:style>
    <style:style style:name="T57_249" style:family="text">
      <style:text-properties fo:background-color="#ffffff" fo:color="#000000" style:font-name="Times New Roman" style:font-name-asian="Times New Roman" style:font-name-complex="Times New Roman"/>
    </style:style>
    <style:style style:name="T57_250" style:family="text">
      <style:text-properties fo:background-color="#ffffff" fo:color="#000000" style:font-name="Times New Roman" style:font-name-asian="Times New Roman" style:font-name-complex="Times New Roman"/>
    </style:style>
    <style:style style:name="T57_251" style:family="text">
      <style:text-properties fo:background-color="#ffffff" fo:color="#000000" style:font-name="Times New Roman" style:font-name-asian="Times New Roman" style:font-name-complex="Times New Roman"/>
    </style:style>
    <style:style style:name="T57_252" style:family="text">
      <style:text-properties fo:background-color="#ffffff" fo:color="#000000" style:font-name="Times New Roman" style:font-name-asian="Times New Roman" style:font-name-complex="Times New Roman"/>
    </style:style>
    <style:style style:name="T57_253" style:family="text">
      <style:text-properties fo:background-color="#ffffff" fo:color="#000000" style:font-name="Times New Roman" style:font-name-asian="Times New Roman" style:font-name-complex="Times New Roman"/>
    </style:style>
    <style:style style:name="T57_254" style:family="text">
      <style:text-properties fo:background-color="#ffffff" fo:color="#000000" style:font-name="Times New Roman" style:font-name-asian="Times New Roman" style:font-name-complex="Times New Roman"/>
    </style:style>
    <style:style style:name="T57_255" style:family="text">
      <style:text-properties fo:background-color="#ffffff" fo:color="#000000" style:font-name="Times New Roman" style:font-name-asian="Times New Roman" style:font-name-complex="Times New Roman"/>
    </style:style>
    <style:style style:name="T57_256" style:family="text" style:parent-style-name="Standard"/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fo:background-color="#ffffff" fo:color="#000000" style:font-name="Times New Roman" style:font-name-asian="Times New Roman" style:font-name-complex="Times New Roman"/>
    </style:style>
    <style:style style:name="T58_4" style:family="text">
      <style:text-properties fo:background-color="#ffffff" fo:color="#000000" style:font-name="Times New Roman" style:font-name-asian="Times New Roman" style:font-name-complex="Times New Roman"/>
    </style:style>
    <style:style style:name="T58_5" style:family="text">
      <style:text-properties fo:background-color="#ffffff" fo:color="#000000" style:font-name="Times New Roman" style:font-name-asian="Times New Roman" style:font-name-complex="Times New Roman"/>
    </style:style>
    <style:style style:name="T58_6" style:family="text">
      <style:text-properties fo:background-color="#ffffff" fo:color="#000000" style:font-name="Times New Roman" style:font-name-asian="Times New Roman" style:font-name-complex="Times New Roman"/>
    </style:style>
    <style:style style:name="T58_7" style:family="text">
      <style:text-properties fo:background-color="#ffffff" fo:color="#000000" style:font-name="Times New Roman" style:font-name-asian="Times New Roman" style:font-name-complex="Times New Roman"/>
    </style:style>
    <style:style style:name="T58_8" style:family="text">
      <style:text-properties fo:background-color="#ffffff" fo:color="#000000" style:font-name="Times New Roman" style:font-name-asian="Times New Roman" style:font-name-complex="Times New Roman"/>
    </style:style>
    <style:style style:name="T58_9" style:family="text">
      <style:text-properties fo:background-color="#ffffff" fo:color="#000000" style:font-name="Times New Roman" style:font-name-asian="Times New Roman" style:font-name-complex="Times New Roman"/>
    </style:style>
    <style:style style:name="T58_10" style:family="text">
      <style:text-properties fo:background-color="#ffffff" fo:color="#000000" style:font-name="Times New Roman" style:font-name-asian="Times New Roman" style:font-name-complex="Times New Roman"/>
    </style:style>
    <style:style style:name="P59" style:family="paragraph" style:parent-style-name="Standard">
      <style:paragraph-properties fo:text-align="justify" fo:break-before="auto" fo:line-height="150%" style:writing-mode="lr-tb"/>
    </style:style>
    <style:style style:name="P60" style:family="paragraph" style:parent-style-name="Standard">
      <style:paragraph-properties fo:text-align="justify" fo:break-before="auto" fo:line-height="150%" style:writing-mode="lr-tb"/>
    </style:style>
    <style:style style:name="P61" style:family="paragraph" style:parent-style-name="Standard">
      <style:paragraph-properties fo:text-align="justify" fo:break-before="auto" fo:line-height="150%" style:writing-mode="lr-tb"/>
    </style:style>
    <style:style style:name="T61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61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61_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61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1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1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1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1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1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1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1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1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1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2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2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2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2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2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2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2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2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2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2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3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3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3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3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3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3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3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3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3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3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4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4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4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4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4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4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4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4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4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4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5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5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5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5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5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5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5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5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5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5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6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6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6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6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6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6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6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6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6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6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7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7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7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7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7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7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7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7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7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7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1_8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62" style:family="paragraph" style:parent-style-name="Standard">
      <style:paragraph-properties fo:text-align="justify" fo:break-before="auto" fo:line-height="150%" style:writing-mode="lr-tb"/>
    </style:style>
    <style:style style:name="P63" style:family="paragraph" style:parent-style-name="Standard">
      <style:paragraph-properties fo:text-align="justify" fo:break-before="auto" fo:line-height="150%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T63_5" style:family="text">
      <style:text-properties fo:font-weight="bold" style:font-weight-asian="bold" style:font-weight-complex="bold"/>
    </style:style>
    <style:style style:name="T63_6" style:family="text">
      <style:text-properties fo:font-weight="bold" style:font-weight-asian="bold" style:font-weight-complex="bold"/>
    </style:style>
    <style:style style:name="T63_7" style:family="text">
      <style:text-properties fo:font-weight="bold" style:font-weight-asian="bold" style:font-weight-complex="bold"/>
    </style:style>
    <style:style style:name="P64" style:family="paragraph" style:parent-style-name="Standard">
      <style:paragraph-properties fo:text-align="justify" fo:break-before="auto" fo:line-height="150%" style:writing-mode="lr-tb"/>
    </style:style>
    <style:style style:name="T64_1" style:family="text">
      <style:text-properties style:font-name="Times New Roman" style:font-name-asian="Times New Roman" style:font-name-complex="Times New Roman"/>
    </style:style>
    <style:style style:name="T64_2" style:family="text">
      <style:text-properties style:font-name="Times New Roman" style:font-name-asian="Times New Roman" style:font-name-complex="Times New Roman"/>
    </style:style>
    <style:style style:name="T64_3" style:family="text">
      <style:text-properties style:font-name="Times New Roman" style:font-name-asian="Times New Roman" style:font-name-complex="Times New Roman"/>
    </style:style>
    <style:style style:name="T64_4" style:family="text">
      <style:text-properties style:font-name="Times New Roman" style:font-name-asian="Times New Roman" style:font-name-complex="Times New Roman"/>
    </style:style>
    <style:style style:name="T64_5" style:family="text">
      <style:text-properties style:font-name="Times New Roman" style:font-name-asian="Times New Roman" style:font-name-complex="Times New Roman"/>
    </style:style>
    <style:style style:name="T64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4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4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4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4_1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4_11" style:family="text">
      <style:text-properties style:font-name="Times New Roman" style:font-name-asian="Times New Roman" style:font-name-complex="Times New Roman"/>
    </style:style>
    <style:style style:name="T64_12" style:family="text">
      <style:text-properties style:font-name="Times New Roman" style:font-name-asian="Times New Roman" style:font-name-complex="Times New Roman"/>
    </style:style>
    <style:style style:name="T64_13" style:family="text">
      <style:text-properties style:font-name="Times New Roman" style:font-name-asian="Times New Roman" style:font-name-complex="Times New Roman"/>
    </style:style>
    <style:style style:name="T64_14" style:family="text">
      <style:text-properties style:font-name="Times New Roman" style:font-name-asian="Times New Roman" style:font-name-complex="Times New Roman"/>
    </style:style>
    <style:style style:name="T64_15" style:family="text">
      <style:text-properties style:font-name="Times New Roman" style:font-name-asian="Times New Roman" style:font-name-complex="Times New Roman"/>
    </style:style>
    <style:style style:name="T64_16" style:family="text">
      <style:text-properties style:font-name="Times New Roman" style:font-name-asian="Times New Roman" style:font-name-complex="Times New Roman"/>
    </style:style>
    <style:style style:name="T64_17" style:family="text">
      <style:text-properties style:font-name="Times New Roman" style:font-name-asian="Times New Roman" style:font-name-complex="Times New Roman"/>
    </style:style>
    <style:style style:name="P65" style:family="paragraph" style:parent-style-name="Standard">
      <style:paragraph-properties fo:text-align="justify" fo:break-before="auto" fo:line-height="150%" style:writing-mode="lr-tb"/>
    </style:style>
    <style:style style:name="T65_1" style:family="text">
      <style:text-properties style:font-name="Times New Roman" style:font-name-asian="Times New Roman" style:font-name-complex="Times New Roman"/>
    </style:style>
    <style:style style:name="T65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5_3" style:family="text">
      <style:text-properties style:font-name="Times New Roman" style:font-name-asian="Times New Roman" style:font-name-complex="Times New Roman"/>
    </style:style>
    <style:style style:name="T65_4" style:family="text">
      <style:text-properties style:font-name="Times New Roman" style:font-name-asian="Times New Roman" style:font-name-complex="Times New Roman"/>
    </style:style>
    <style:style style:name="T65_5" style:family="text">
      <style:text-properties style:font-name="Times New Roman" style:font-name-asian="Times New Roman" style:font-name-complex="Times New Roman"/>
    </style:style>
    <style:style style:name="T65_6" style:family="text">
      <style:text-properties style:font-name="Times New Roman" style:font-name-asian="Times New Roman" style:font-name-complex="Times New Roman"/>
    </style:style>
    <style:style style:name="T65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5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5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5_10" style:family="text">
      <style:text-properties style:font-name="Times New Roman" style:font-name-asian="Times New Roman" style:font-name-complex="Times New Roman"/>
    </style:style>
    <style:style style:name="T65_11" style:family="text">
      <style:text-properties style:font-name="Times New Roman" style:font-name-asian="Times New Roman" style:font-name-complex="Times New Roman"/>
    </style:style>
    <style:style style:name="T65_12" style:family="text">
      <style:text-properties style:font-name="Times New Roman" style:font-name-asian="Times New Roman" style:font-name-complex="Times New Roman"/>
    </style:style>
    <style:style style:name="T65_13" style:family="text">
      <style:text-properties style:font-name="Times New Roman" style:font-name-asian="Times New Roman" style:font-name-complex="Times New Roman"/>
    </style:style>
    <style:style style:name="T65_14" style:family="text">
      <style:text-properties style:font-name="Times New Roman" style:font-name-asian="Times New Roman" style:font-name-complex="Times New Roman"/>
    </style:style>
    <style:style style:name="T65_15" style:family="text">
      <style:text-properties style:font-name="Times New Roman" style:font-name-asian="Times New Roman" style:font-name-complex="Times New Roman"/>
    </style:style>
    <style:style style:name="T65_16" style:family="text">
      <style:text-properties style:font-name="Times New Roman" style:font-name-asian="Times New Roman" style:font-name-complex="Times New Roman"/>
    </style:style>
    <style:style style:name="P66" style:family="paragraph" style:parent-style-name="Standard">
      <style:paragraph-properties fo:text-align="justify" fo:break-before="auto" fo:line-height="150%" style:writing-mode="lr-tb"/>
    </style:style>
    <style:style style:name="T66_1" style:family="text">
      <style:text-properties style:font-name="Times New Roman" style:font-name-asian="Times New Roman" style:font-name-complex="Times New Roman"/>
    </style:style>
    <style:style style:name="T66_2" style:family="text">
      <style:text-properties style:font-name="Times New Roman" style:font-name-asian="Times New Roman" style:font-name-complex="Times New Roman"/>
    </style:style>
    <style:style style:name="T66_3" style:family="text">
      <style:text-properties style:font-name="Times New Roman" style:font-name-asian="Times New Roman" style:font-name-complex="Times New Roman"/>
    </style:style>
    <style:style style:name="T66_4" style:family="text">
      <style:text-properties style:font-name="Times New Roman" style:font-name-asian="Times New Roman" style:font-name-complex="Times New Roman"/>
    </style:style>
    <style:style style:name="T66_5" style:family="text">
      <style:text-properties style:font-name="Times New Roman" style:font-name-asian="Times New Roman" style:font-name-complex="Times New Roman"/>
    </style:style>
    <style:style style:name="T66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66_9" style:family="text">
      <style:text-properties style:font-name="Times New Roman" style:font-name-asian="Times New Roman" style:font-name-complex="Times New Roman"/>
    </style:style>
    <style:style style:name="T66_10" style:family="text">
      <style:text-properties style:font-name="Times New Roman" style:font-name-asian="Times New Roman" style:font-name-complex="Times New Roman"/>
    </style:style>
    <style:style style:name="T66_11" style:family="text">
      <style:text-properties style:font-name="Times New Roman" style:font-name-asian="Times New Roman" style:font-name-complex="Times New Roman"/>
    </style:style>
    <style:style style:name="T66_12" style:family="text">
      <style:text-properties style:font-name="Times New Roman" style:font-name-asian="Times New Roman" style:font-name-complex="Times New Roman"/>
    </style:style>
    <style:style style:name="T66_13" style:family="text">
      <style:text-properties style:font-name="Times New Roman" style:font-name-asian="Times New Roman" style:font-name-complex="Times New Roman"/>
    </style:style>
    <style:style style:name="P67" style:family="paragraph" style:parent-style-name="Standard">
      <style:paragraph-properties fo:text-align="justify" fo:break-before="auto" fo:text-indent="-0.499cm" fo:line-height="150%" fo:margin-top="0cm" fo:margin-left="0.499cm" fo:margin-right="0cm" style:writing-mode="lr-tb"/>
    </style:style>
    <style:style style:name="T6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1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1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1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7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8" style:family="paragraph" style:parent-style-name="Standard">
      <style:paragraph-properties fo:text-align="justify" fo:break-before="auto" fo:text-indent="-0.499cm" fo:line-height="150%" fo:margin-top="0cm" fo:margin-left="0.499cm" fo:margin-right="0cm" style:writing-mode="lr-tb"/>
    </style:style>
    <style:style style:name="T68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1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8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9" style:family="paragraph" style:parent-style-name="Standard">
      <style:paragraph-properties fo:text-align="justify" fo:break-before="auto" fo:text-indent="-0.499cm" fo:line-height="150%" fo:margin-top="0cm" fo:margin-bottom="0cm" fo:margin-left="0.499cm" fo:margin-right="0cm" style:writing-mode="lr-tb"/>
    </style:style>
    <style:style style:name="T6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1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2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2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2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2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2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2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2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9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0" style:family="paragraph" style:parent-style-name="Standard">
      <style:paragraph-properties fo:text-align="justify" fo:break-before="auto" fo:line-height="150%" style:writing-mode="lr-tb"/>
    </style:style>
    <style:style style:name="T70_1" style:family="text">
      <style:text-properties style:font-name="Times New Roman" style:font-name-asian="Times New Roman" style:font-name-complex="Times New Roman"/>
    </style:style>
    <style:style style:name="T70_2" style:family="text">
      <style:text-properties style:font-name="Times New Roman" style:font-name-asian="Times New Roman" style:font-name-complex="Times New Roman"/>
    </style:style>
    <style:style style:name="T70_3" style:family="text">
      <style:text-properties style:font-name="Times New Roman" style:font-name-asian="Times New Roman" style:font-name-complex="Times New Roman"/>
    </style:style>
    <style:style style:name="T70_4" style:family="text">
      <style:text-properties style:font-name="Times New Roman" style:font-name-asian="Times New Roman" style:font-name-complex="Times New Roman"/>
    </style:style>
    <style:style style:name="T70_5" style:family="text">
      <style:text-properties style:font-name="Times New Roman" style:font-name-asian="Times New Roman" style:font-name-complex="Times New Roman"/>
    </style:style>
    <style:style style:name="T70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1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1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1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1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1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1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1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1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1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1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2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2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2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2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2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2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2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2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2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2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3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3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3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3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3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3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3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3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3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3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4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4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4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4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4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4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4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4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4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4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5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5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5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5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5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5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70_56" style:family="text">
      <style:text-properties style:font-name="Times New Roman" style:font-name-asian="Times New Roman" style:font-name-complex="Times New Roman"/>
    </style:style>
    <style:style style:name="T70_57" style:family="text">
      <style:text-properties style:font-name="Times New Roman" style:font-name-asian="Times New Roman" style:font-name-complex="Times New Roman"/>
    </style:style>
    <style:style style:name="T70_58" style:family="text">
      <style:text-properties style:font-name="Times New Roman" style:font-name-asian="Times New Roman" style:font-name-complex="Times New Roman"/>
    </style:style>
    <style:style style:name="T70_59" style:family="text">
      <style:text-properties style:font-name="Times New Roman" style:font-name-asian="Times New Roman" style:font-name-complex="Times New Roman"/>
    </style:style>
    <style:style style:name="T70_60" style:family="text">
      <style:text-properties style:font-name="Times New Roman" style:font-name-asian="Times New Roman" style:font-name-complex="Times New Roman"/>
    </style:style>
    <style:style style:name="T70_61" style:family="text">
      <style:text-properties style:font-name="Times New Roman" style:font-name-asian="Times New Roman" style:font-name-complex="Times New Roman"/>
    </style:style>
    <style:style style:name="T70_62" style:family="text">
      <style:text-properties style:font-name="Times New Roman" style:font-name-asian="Times New Roman" style:font-name-complex="Times New Roman"/>
    </style:style>
    <style:style style:name="T70_63" style:family="text">
      <style:text-properties style:font-name="Times New Roman" style:font-name-asian="Times New Roman" style:font-name-complex="Times New Roman"/>
    </style:style>
    <style:style style:name="T70_64" style:family="text">
      <style:text-properties style:font-name="Times New Roman" style:font-name-asian="Times New Roman" style:font-name-complex="Times New Roman"/>
    </style:style>
    <style:style style:name="T70_65" style:family="text">
      <style:text-properties style:font-name="Times New Roman" style:font-name-asian="Times New Roman" style:font-name-complex="Times New Roman"/>
    </style:style>
    <style:style style:name="P71" style:family="paragraph" style:parent-style-name="Standard">
      <style:paragraph-properties fo:text-align="justify" fo:break-before="auto" fo:line-height="150%" style:writing-mode="lr-tb"/>
    </style:style>
    <style:style style:name="P72" style:family="paragraph" style:parent-style-name="Standard">
      <style:paragraph-properties fo:text-align="justify" fo:break-before="auto" fo:line-height="150%" style:writing-mode="lr-tb"/>
    </style:style>
  </office:automatic-styles>
  <office:body>
    <office:text>
      <text:p text:style-name="P1"><text:span text:style-name="T1_1">GREGORY</text:span><text:span text:style-name="T1_2"><text:s/></text:span><text:span text:style-name="T1_3">BATESON</text:span><text:span text:style-name="T1_4"><text:s/></text:span></text:p>
      <text:p text:style-name="P2"><text:span text:style-name="T2_1">ANTROPOLOGIA</text:span><text:span text:style-name="T2_2">,<text:s text:c="2"/></text:span><text:span text:style-name="T2_3">PSICANÁLISE</text:span><text:span text:style-name="T2_4">,<text:s text:c="2"/></text:span><text:span text:style-name="T2_5">COMUNICAÇÃO</text:span></text:p>
      <text:p text:style-name="P3"><text:span text:style-name="T3_1">Massimo</text:span><text:span text:style-name="T3_2"><text:s/></text:span><text:span text:style-name="T3_3">Canevacci</text:span></text:p>
      <text:p text:style-name="P4"/>
      <text:p text:style-name="P5"/>
      <text:p text:style-name="P6"><text:span text:style-name="T6_1">-<text:s/></text:span><text:span text:style-name="T6_2">Uma</text:span><text:span text:style-name="T6_3"><text:s/></text:span><text:span text:style-name="T6_4">breve</text:span><text:span text:style-name="T6_5"><text:s/></text:span><text:span text:style-name="T6_6">introduç</text:span><text:span text:style-name="T6_7">ã</text:span><text:span text:style-name="T6_8">o</text:span><text:span text:style-name="T6_9">.</text:span></text:p>
      <text:p text:style-name="P7"><text:span text:style-name="T7_1">A</text:span><text:span text:style-name="T7_2"><text:s/></text:span><text:span text:style-name="T7_3">relaç</text:span><text:span text:style-name="T7_4">ão</text:span><text:span text:style-name="T7_5"><text:s/></text:span><text:span text:style-name="T7_6">entre</text:span><text:span text:style-name="T7_7"><text:s/></text:span><text:span text:style-name="T7_8">antropologia</text:span><text:span text:style-name="T7_9"><text:s/></text:span><text:span text:style-name="T7_10">e</text:span><text:span text:style-name="T7_11"><text:s/></text:span><text:span text:style-name="T7_12">psicologia</text:span><text:span text:style-name="T7_13"><text:s/>(</text:span><text:span text:style-name="T7_14">ou</text:span><text:span text:style-name="T7_15"><text:s/></text:span><text:span text:style-name="T7_16">psicoan</text:span><text:span text:style-name="T7_17">á</text:span><text:span text:style-name="T7_18">lis</text:span><text:span text:style-name="T7_19">e</text:span><text:span text:style-name="T7_20">)<text:s/></text:span><text:span text:style-name="T7_21">inicia</text:span><text:span text:style-name="T7_22"><text:s/></text:span><text:span text:style-name="T7_23">com</text:span><text:span text:style-name="T7_24"><text:s/></text:span><text:span text:style-name="T7_25">Malinowski</text:span><text:span text:style-name="T7_26">,<text:s/></text:span><text:span text:style-name="T7_27">fundador</text:span><text:span text:style-name="T7_28"><text:s/></text:span><text:span text:style-name="T7_29">do</text:span><text:span text:style-name="T7_30"><text:s/></text:span><text:span text:style-name="T7_31">m</text:span><text:span text:style-name="T7_32">é</text:span><text:span text:style-name="T7_33">todo</text:span><text:span text:style-name="T7_34"><text:s/></text:span><text:span text:style-name="T7_35">etnogr</text:span><text:span text:style-name="T7_36">á</text:span><text:span text:style-name="T7_37">fico</text:span><text:span text:style-name="T7_38"><text:s/></text:span><text:span text:style-name="T7_39">baseado</text:span><text:span text:style-name="T7_40"><text:s/></text:span><text:span text:style-name="T7_41">sobre</text:span><text:span text:style-name="T7_42"><text:s/></text:span><text:span text:style-name="T7_43">a</text:span><text:span text:style-name="T7_44"><text:s/></text:span><text:span text:style-name="T7_45">pesquisa</text:span><text:span text:style-name="T7_46"><text:s/></text:span><text:span text:style-name="T7_47">direta</text:span><text:span text:style-name="T7_48"><text:s/></text:span><text:span text:style-name="T7_49">no</text:span><text:span text:style-name="T7_50"><text:s/></text:span><text:span text:style-name="T7_51">campo</text:span><text:span text:style-name="T7_52">,<text:s/></text:span><text:span text:style-name="T7_53"><office:annotation><dc:creator/><text:p text:style-name="P8"><text:span text:style-name="T8_1">conceito</text:span><text:span text:style-name="T8_2"><text:s/></text:span><text:span text:style-name="T8_3">importante</text:span><text:span text:style-name="T8_4"><text:s/></text:span><text:span text:style-name="T8_5">para</text:span><text:span text:style-name="T8_6"><text:s/></text:span><text:span text:style-name="T8_7">os</text:span><text:span text:style-name="T8_8"><text:s/></text:span><text:span text:style-name="T8_9">propósitos</text:span><text:span text:style-name="T8_10"><text:s/></text:span><text:span text:style-name="T8_11">da</text:span><text:span text:style-name="T8_12"><text:s/></text:span><text:span text:style-name="T8_13">pesquisa</text:span><text:span text:style-name="T8_14">.<text:s/></text:span><text:span text:style-name="T8_15">Faz</text:span><text:span text:style-name="T8_16"><text:s/></text:span><text:span text:style-name="T8_17">ponte</text:span><text:span text:style-name="T8_18"><text:s/></text:span><text:span text:style-name="T8_19">com</text:span><text:span text:style-name="T8_20"><text:s/></text:span><text:span text:style-name="T8_21">participação</text:span><text:span text:style-name="T8_22"><text:s/></text:span><text:span text:style-name="T8_23">social</text:span><text:span text:style-name="T8_24"><text:s/></text:span><text:span text:style-name="T8_25">e</text:span><text:span text:style-name="T8_26"><text:s/></text:span><text:span text:style-name="T8_27">formas</text:span><text:span text:style-name="T8_28"><text:s/></text:span><text:span text:style-name="T8_29">de</text:span><text:span text:style-name="T8_30"><text:s/></text:span><text:span text:style-name="T8_31">análise</text:span><text:span text:style-name="T8_32"><text:s/></text:span><text:span text:style-name="T8_33">das</text:span><text:span text:style-name="T8_34"><text:s/></text:span><text:span text:style-name="T8_35">participações</text:span><text:span text:style-name="T8_36"><text:s/></text:span><text:span text:style-name="T8_37">e</text:span><text:span text:style-name="T8_38"><text:s/></text:span><text:span text:style-name="T8_39">de</text:span><text:span text:style-name="T8_40"><text:s/></text:span><text:span text:style-name="T8_41">sua</text:span><text:span text:style-name="T8_42"><text:s/></text:span><text:span text:style-name="T8_43">própria</text:span><text:span text:style-name="T8_44"><text:s/></text:span><text:span text:style-name="T8_45">participação</text:span><text:span text:style-name="T8_46">.</text:span></text:p></office:annotation></text:span><text:span text:style-name="T8_47"><office:annotation><dc:creator/><text:p text:style-name="P9"><text:span text:style-name="T9_1">sim</text:span><text:span text:style-name="T9_2">,<text:s/></text:span><text:span text:style-name="T9_3">aqui</text:span><text:span text:style-name="T9_4"><text:s/></text:span><text:span text:style-name="T9_5">parece</text:span><text:span text:style-name="T9_6"><text:s/></text:span><text:span text:style-name="T9_7">estar</text:span><text:span text:style-name="T9_8"><text:s/></text:span><text:span text:style-name="T9_9">teu</text:span><text:span text:style-name="T9_10"><text:s/></text:span><text:span text:style-name="T9_11">ponto</text:span><text:span text:style-name="T9_12"><text:s/></text:span><text:span text:style-name="T9_13">né</text:span><text:span text:style-name="T9_14"><text:s/>;)</text:span></text:p></office:annotation></text:span><text:span text:style-name="T9_15"><office:annotation><dc:creator/><text:p text:style-name="P10"><text:span text:style-name="T10_1">isso</text:span><text:span text:style-name="T10_2">.<text:s/></text:span><text:span text:style-name="T10_3">É</text:span><text:span text:style-name="T10_4"><text:s/></text:span><text:span text:style-name="T10_5">um</text:span><text:span text:style-name="T10_6"><text:s/></text:span><text:span text:style-name="T10_7">aproveitamento</text:span><text:span text:style-name="T10_8"><text:s/></text:span><text:span text:style-name="T10_9">organico</text:span><text:span text:style-name="T10_10"><text:s/></text:span><text:span text:style-name="T10_11">da</text:span><text:span text:style-name="T10_12"><text:s/></text:span><text:span text:style-name="T10_13">vivêcia</text:span><text:span text:style-name="T10_14"><text:s/></text:span><text:span text:style-name="T10_15">através</text:span><text:span text:style-name="T10_16"><text:s/></text:span><text:span text:style-name="T10_17">da</text:span><text:span text:style-name="T10_18"><text:s/></text:span><text:span text:style-name="T10_19">observação</text:span><text:span text:style-name="T10_20"><text:s/></text:span><text:span text:style-name="T10_21">e</text:span><text:span text:style-name="T10_22"><text:s/></text:span><text:span text:style-name="T10_23">participação</text:span><text:span text:style-name="T10_24">.<text:s/></text:span><text:span text:style-name="T10_25">Análise</text:span><text:span text:style-name="T10_26"><text:s/></text:span><text:span text:style-name="T10_27">e</text:span><text:span text:style-name="T10_28"><text:s/></text:span><text:span text:style-name="T10_29">Aproveitamento</text:span><text:span text:style-name="T10_30">.</text:span></text:p></office:annotation></text:span><text:span text:style-name="T10_31">observaç</text:span><text:span text:style-name="T10_32">ão</text:span><text:span text:style-name="T10_33"><text:s/></text:span><text:span text:style-name="T10_34">part</text:span><text:span text:style-name="T10_35">i</text:span><text:span text:style-name="T10_36">cipante</text:span><text:span text:style-name="T10_37">,<text:s/></text:span><text:span text:style-name="T10_38">colher</text:span><text:span text:style-name="T10_39"><text:s/></text:span><text:span text:style-name="T10_40">o</text:span><text:span text:style-name="T10_41"><text:s/></text:span><text:span text:style-name="T10_42">ponto</text:span><text:span text:style-name="T10_43"><text:s/></text:span><text:span text:style-name="T10_44">de</text:span><text:span text:style-name="T10_45"><text:s/></text:span><text:span text:style-name="T10_46">vista</text:span><text:span text:style-name="T10_47"><text:s/></text:span><text:span text:style-name="T10_48">nativo</text:span><text:span text:style-name="T10_49">.<text:s/></text:span><text:span text:style-name="T10_50">Ele</text:span><text:span text:style-name="T10_51"><text:s/></text:span><text:span text:style-name="T10_52">elabora</text:span><text:span text:style-name="T10_53"><text:s/></text:span><text:span text:style-name="T10_54">o</text:span><text:span text:style-name="T10_55"><text:s/></text:span><text:span text:style-name="T10_56">m</text:span><text:span text:style-name="T10_57">é</text:span><text:span text:style-name="T10_58">todo</text:span><text:span text:style-name="T10_59"><text:s/></text:span><text:span text:style-name="T10_60">do</text:span><text:span text:style-name="T10_61"><text:s/></text:span><text:span text:style-name="T10_62">funcionalismo</text:span><text:span text:style-name="T10_63">,<text:s/></text:span><text:span text:style-name="T10_64">através</text:span><text:span text:style-name="T10_65"><text:s text:c="2"/></text:span><text:span text:style-name="T10_66">d</text:span><text:span text:style-name="T10_67">o</text:span><text:span text:style-name="T10_68"><text:s/></text:span><text:span text:style-name="T10_69">qual</text:span><text:span text:style-name="T10_70"><text:s/></text:span><text:span text:style-name="T10_71">critica</text:span><text:span text:style-name="T10_72"><text:s/></text:span><text:span text:style-name="T10_73">alguns</text:span><text:span text:style-name="T10_74"><text:s/></text:span><text:span text:style-name="T10_75"><office:annotation><dc:creator/><text:p text:style-name="P11"><text:span text:style-name="T11_1">Quais</text:span><text:span text:style-name="T11_2">?</text:span></text:p></office:annotation></text:span><text:span text:style-name="T11_3">importantes</text:span><text:span text:style-name="T11_4"><text:s/></text:span><text:span text:style-name="T11_5">paradigmas</text:span><text:span text:style-name="T11_6"><text:s/></text:span><text:span text:style-name="T11_7">de</text:span><text:span text:style-name="T11_8"><text:s/></text:span><text:span text:style-name="T11_9">Marx</text:span><text:span text:style-name="T11_10"><text:s/></text:span><text:span text:style-name="T11_11">e</text:span><text:span text:style-name="T11_12"><text:s/></text:span><text:span text:style-name="T11_13">Freud</text:span><text:span text:style-name="T11_14">.<text:s/></text:span><text:span text:style-name="T11_15">Sobre</text:span><text:span text:style-name="T11_16"><text:s/></text:span><text:span text:style-name="T11_17">este</text:span><text:span text:style-name="T11_18"><text:s/></text:span><text:span text:style-name="T11_19">ú</text:span><text:span text:style-name="T11_20">ltimo</text:span><text:span text:style-name="T11_21">,<text:s/></text:span><text:span text:style-name="T11_22">ele</text:span><text:span text:style-name="T11_23"><text:s/></text:span><text:span text:style-name="T11_24">monstra</text:span><text:span text:style-name="T11_25"><text:s/></text:span><text:span text:style-name="T11_26">como</text:span><text:span text:style-name="T11_27"><text:s/></text:span><text:span text:style-name="T11_28">numa</text:span><text:span text:style-name="T11_29"><text:s/></text:span><text:span text:style-name="T11_30">societade</text:span><text:span text:style-name="T11_31"><text:s/></text:span><text:span text:style-name="T11_32">matrilinear</text:span><text:span text:style-name="T11_33">,<text:s/></text:span><text:span text:style-name="T11_34">onde</text:span><text:span text:style-name="T11_35"><text:s/></text:span><text:span text:style-name="T11_36">a</text:span><text:span text:style-name="T11_37"><text:s/></text:span><text:span text:style-name="T11_38">transmi</text:span><text:span text:style-name="T11_39">ss</text:span><text:span text:style-name="T11_40">ão</text:span><text:span text:style-name="T11_41"><text:s/></text:span><text:span text:style-name="T11_42">geracional</text:span><text:span text:style-name="T11_43"><text:s/></text:span><text:span text:style-name="T11_44">é</text:span><text:span text:style-name="T11_45"><text:s text:c="2"/></text:span><text:span text:style-name="T11_46">por</text:span><text:span text:style-name="T11_47"><text:s/></text:span><text:span text:style-name="T11_48">linha</text:span><text:span text:style-name="T11_49"><text:s/></text:span><text:span text:style-name="T11_50">materna</text:span><text:span text:style-name="T11_51">,<text:s text:c="2"/></text:span><text:span text:style-name="T11_52">a</text:span><text:span text:style-name="T11_53"><text:s/></text:span><text:span text:style-name="T11_54">autoridade</text:span><text:span text:style-name="T11_55"><text:s/></text:span><text:span text:style-name="T11_56">se</text:span><text:span text:style-name="T11_57"><text:s/></text:span><text:span text:style-name="T11_58">base</text:span><text:span text:style-name="T11_59">i</text:span><text:span text:style-name="T11_60">a</text:span><text:span text:style-name="T11_61"><text:s/></text:span><text:span text:style-name="T11_62">n</text:span><text:span text:style-name="T11_63">o</text:span><text:span text:style-name="T11_64"><text:s/></text:span><text:span text:style-name="T11_65">tio</text:span><text:span text:style-name="T11_66"><text:s/></text:span><text:span text:style-name="T11_67">materno</text:span><text:span text:style-name="T11_68">,<text:s/></text:span><text:span text:style-name="T11_69">de</text:span><text:span text:style-name="T11_70"><text:s/></text:span><text:span text:style-name="T11_71">conse</text:span><text:span text:style-name="T11_72">qu</text:span><text:span text:style-name="T11_73">ê</text:span><text:span text:style-name="T11_74">ncia</text:span><text:span text:style-name="T11_75"><text:s/></text:span><text:span text:style-name="T11_76">o</text:span><text:span text:style-name="T11_77"><text:s/></text:span><text:span text:style-name="T11_78">complexo</text:span><text:span text:style-name="T11_79"><text:s/></text:span><text:span text:style-name="T11_80">de</text:span><text:span text:style-name="T11_81"><text:s/></text:span><text:span text:style-name="T11_82">É</text:span><text:span text:style-name="T11_83">dipo</text:span><text:span text:style-name="T11_84"><text:s/></text:span><text:span text:style-name="T11_85">no</text:span><text:span text:style-name="T11_86"><text:s/></text:span><text:span text:style-name="T11_87">sentido</text:span><text:span text:style-name="T11_88"><text:s/></text:span><text:span text:style-name="T11_89">universal</text:span><text:span text:style-name="T11_90"><text:s/></text:span><text:span text:style-name="T11_91">n</text:span><text:span text:style-name="T11_92">ã</text:span><text:span text:style-name="T11_93">o</text:span><text:span text:style-name="T11_94"><text:s/></text:span><text:span text:style-name="T11_95">funciona</text:span><text:span text:style-name="T11_96">.<text:s/></text:span><text:span text:style-name="T11_97">É</text:span><text:span text:style-name="T11_98"><text:s text:c="2"/></text:span><text:span text:style-name="T11_99">u</text:span><text:span text:style-name="T11_100">m</text:span><text:span text:style-name="T11_101"><text:s/></text:span><text:span text:style-name="T11_102">tipo</text:span><text:span text:style-name="T11_103"><text:s/></text:span><text:span text:style-name="T11_104">de</text:span><text:span text:style-name="T11_105"><text:s/></text:span><text:span text:style-name="T11_106">leitura</text:span><text:span text:style-name="T11_107"><text:s/></text:span><text:span text:style-name="T11_108">aquela</text:span><text:span text:style-name="T11_109"><text:s/></text:span><text:span text:style-name="T11_110">freudiana</text:span><text:span text:style-name="T11_111"><text:s/></text:span><text:span text:style-name="T11_112">relativa</text:span><text:span text:style-name="T11_113"><text:s/></text:span><text:span text:style-name="T11_114">ao</text:span><text:span text:style-name="T11_115"><text:s/></text:span><text:span text:style-name="T11_116">contexto</text:span><text:span text:style-name="T11_117"><text:s/></text:span><text:span text:style-name="T11_118">europe</text:span><text:span text:style-name="T11_119">u</text:span><text:span text:style-name="T11_120"><text:s/></text:span><text:span text:style-name="T11_121">e</text:span><text:span text:style-name="T11_122"><text:s/></text:span><text:span text:style-name="T11_123">a</text:span><text:span text:style-name="T11_124"><text:s/></text:span><text:span text:style-name="T11_125">um</text:span><text:span text:style-name="T11_126"><text:s/></text:span><text:span text:style-name="T11_127">tipo</text:span><text:span text:style-name="T11_128"><text:s/></text:span><text:span text:style-name="T11_129">de</text:span><text:span text:style-name="T11_130"><text:s/></text:span><text:span text:style-name="T11_131">fam</text:span><text:span text:style-name="T11_132">í</text:span><text:span text:style-name="T11_133">lia</text:span><text:span text:style-name="T11_134"><text:s/></text:span><text:span text:style-name="T11_135">patrilinear</text:span><text:span text:style-name="T11_136"><text:s/></text:span><text:span text:style-name="T11_137">e</text:span><text:span text:style-name="T11_138"><text:s/></text:span><text:span text:style-name="T11_139">patriarcal</text:span><text:span text:style-name="T11_140">.<text:s/></text:span><text:span text:style-name="T11_141">Nas</text:span><text:span text:style-name="T11_142"><text:s/></text:span><text:span text:style-name="T11_143">ilhas</text:span><text:span text:style-name="T11_144"><text:s/></text:span><text:span text:style-name="T11_145">Trobriand</text:span><text:span text:style-name="T11_146"><text:s/>(</text:span><text:span text:style-name="T11_147">onde</text:span><text:span text:style-name="T11_148"><text:s/></text:span><text:span text:style-name="T11_149">ele</text:span><text:span text:style-name="T11_150"><text:s/></text:span><text:span text:style-name="T11_151">fiz</text:span><text:span text:style-name="T11_152"><text:s/></text:span><text:span text:style-name="T11_153">a</text:span><text:span text:style-name="T11_154"><text:s/></text:span><text:span text:style-name="T11_155">celebre</text:span><text:span text:style-name="T11_156"><text:s/></text:span><text:span text:style-name="T11_157">pesquisa</text:span><text:span text:style-name="T11_158">)<text:s/></text:span><text:span text:style-name="T11_159">o</text:span><text:span text:style-name="T11_160"><text:s/></text:span><text:span text:style-name="T11_161">mecanismo</text:span><text:span text:style-name="T11_162"><text:s/></text:span><text:span text:style-name="T11_163">psicol</text:span><text:span text:style-name="T11_164">ó</text:span><text:span text:style-name="T11_165">gico</text:span><text:span text:style-name="T11_166"><text:s/></text:span><text:span text:style-name="T11_167">funciona</text:span><text:span text:style-name="T11_168"><text:s/></text:span><text:span text:style-name="T11_169">numa</text:span><text:span text:style-name="T11_170"><text:s/></text:span><text:span text:style-name="T11_171">maneira</text:span><text:span text:style-name="T11_172"><text:s/></text:span><text:span text:style-name="T11_173">be</text:span><text:span text:style-name="T11_174">m</text:span><text:span text:style-name="T11_175"><text:s/></text:span><text:span text:style-name="T11_176">diversa</text:span><text:span text:style-name="T11_177">.<text:s/></text:span><text:span text:style-name="T11_178">Nasce</text:span><text:span text:style-name="T11_179"><text:s/></text:span><text:span text:style-name="T11_180">o</text:span><text:span text:style-name="T11_181"><text:s/></text:span><text:span text:style-name="T11_182"><office:annotation><dc:creator/><text:p text:style-name="P12"><text:span text:style-name="T12_1">Outro</text:span><text:span text:style-name="T12_2"><text:s/></text:span><text:span text:style-name="T12_3">conceito</text:span><text:span text:style-name="T12_4"><text:s/></text:span><text:span text:style-name="T12_5">importante</text:span><text:span text:style-name="T12_6"><text:s/></text:span><text:span text:style-name="T12_7">para</text:span><text:span text:style-name="T12_8"><text:s/></text:span><text:span text:style-name="T12_9">a</text:span><text:span text:style-name="T12_10"><text:s/></text:span><text:span text:style-name="T12_11">abertura</text:span><text:span text:style-name="T12_12"><text:s/></text:span><text:span text:style-name="T12_13">da</text:span><text:span text:style-name="T12_14"><text:s/></text:span><text:span text:style-name="T12_15">participação</text:span><text:span text:style-name="T12_16"><text:s/></text:span><text:span text:style-name="T12_17">social</text:span><text:span text:style-name="T12_18"><text:s/></text:span><text:span text:style-name="T12_19">e</text:span><text:span text:style-name="T12_20"><text:s/></text:span><text:span text:style-name="T12_21">acolhimento</text:span><text:span text:style-name="T12_22"><text:s/></text:span><text:span text:style-name="T12_23">de</text:span><text:span text:style-name="T12_24"><text:s/></text:span><text:span text:style-name="T12_25">anonimato</text:span><text:span text:style-name="T12_26">.<text:s/></text:span><text:span text:style-name="T12_27">As</text:span><text:span text:style-name="T12_28"><text:s/></text:span><text:span text:style-name="T12_29">diferentes</text:span><text:span text:style-name="T12_30"><text:s/></text:span><text:span text:style-name="T12_31">formas</text:span><text:span text:style-name="T12_32"><text:s/></text:span><text:span text:style-name="T12_33">de</text:span><text:span text:style-name="T12_34"><text:s/></text:span><text:span text:style-name="T12_35">expressar</text:span><text:span text:style-name="T12_36"><text:s/></text:span><text:span text:style-name="T12_37">as</text:span><text:span text:style-name="T12_38"><text:s/></text:span><text:span text:style-name="T12_39">questões</text:span><text:span text:style-name="T12_40"><text:s/></text:span><text:span text:style-name="T12_41">e</text:span><text:span text:style-name="T12_42"><text:s/></text:span><text:span text:style-name="T12_43">as</text:span><text:span text:style-name="T12_44"><text:s/></text:span><text:span text:style-name="T12_45">diferentes</text:span><text:span text:style-name="T12_46"><text:s/></text:span><text:span text:style-name="T12_47">questões</text:span><text:span text:style-name="T12_48"><text:s/></text:span><text:span text:style-name="T12_49">envolvidas</text:span><text:span text:style-name="T12_50"><text:s/></text:span><text:span text:style-name="T12_51">emanam</text:span><text:span text:style-name="T12_52"><text:s/></text:span><text:span text:style-name="T12_53">tabus</text:span><text:span text:style-name="T12_54"><text:s/></text:span><text:span text:style-name="T12_55">e</text:span><text:span text:style-name="T12_56"><text:s/></text:span><text:span text:style-name="T12_57">atritos</text:span><text:span text:style-name="T12_58">.</text:span></text:p></office:annotation></text:span><text:span text:style-name="T12_59">relativismo</text:span><text:span text:style-name="T12_60"><text:s/></text:span><text:span text:style-name="T12_61">cultural</text:span><text:span text:style-name="T12_62">,<text:s/></text:span><text:span text:style-name="T12_63">outro</text:span><text:span text:style-name="T12_64"><text:s/></text:span><text:span text:style-name="T12_65">conceito</text:span><text:span text:style-name="T12_66"><text:s/></text:span><text:span text:style-name="T12_67">b</text:span><text:span text:style-name="T12_68">á</text:span><text:span text:style-name="T12_69">sico</text:span><text:span text:style-name="T12_70"><text:s/></text:span><text:span text:style-name="T12_71">da</text:span><text:span text:style-name="T12_72"><text:s/></text:span><text:span text:style-name="T12_73">antropologia</text:span><text:span text:style-name="T12_74">.<text:s/></text:span><text:span text:style-name="T12_75">Cada</text:span><text:span text:style-name="T12_76"><text:s/></text:span><text:span text:style-name="T12_77">elemento</text:span><text:span text:style-name="T12_78"><text:s/></text:span><text:span text:style-name="T12_79">cultural</text:span><text:span text:style-name="T12_80"><text:s/></text:span><text:span text:style-name="T12_81">precisa</text:span><text:span text:style-name="T12_82"><text:s/></text:span><text:span text:style-name="T12_83">de</text:span><text:span text:style-name="T12_84"><text:s/></text:span><text:span text:style-name="T12_85">ser</text:span><text:span text:style-name="T12_86"><text:s/></text:span><text:span text:style-name="T12_87">colocado</text:span><text:span text:style-name="T12_88"><text:s/></text:span><text:span text:style-name="T12_89">no</text:span><text:span text:style-name="T12_90"><text:s/></text:span><text:span text:style-name="T12_91">interior</text:span><text:span text:style-name="T12_92"><text:s/></text:span><text:span text:style-name="T12_93">spec</text:span><text:span text:style-name="T12_94">í</text:span><text:span text:style-name="T12_95">fico</text:span><text:span text:style-name="T12_96"><text:s/></text:span><text:span text:style-name="T12_97">da</text:span><text:span text:style-name="T12_98"><text:s/></text:span><text:span text:style-name="T12_99">sociedade</text:span><text:span text:style-name="T12_100"><text:s/></text:span><text:span text:style-name="T12_101">e</text:span><text:span text:style-name="T12_102"><text:s/></text:span><text:span text:style-name="T12_103">os</text:span><text:span text:style-name="T12_104"><text:s/></text:span><text:span text:style-name="T12_105">conceitos</text:span><text:span text:style-name="T12_106"><text:s/></text:span><text:span text:style-name="T12_107">universais</text:span><text:span text:style-name="T12_108">,<text:s/></text:span><text:span text:style-name="T12_109">nesse</text:span><text:span text:style-name="T12_110"><text:s/></text:span><text:span text:style-name="T12_111">sentido</text:span><text:span text:style-name="T12_112">,<text:s/></text:span><text:span text:style-name="T12_113">s</text:span><text:span text:style-name="T12_114">ão</text:span><text:span text:style-name="T12_115"><text:s/></text:span><text:span text:style-name="T12_116">muitos</text:span><text:span text:style-name="T12_117"><text:s/></text:span><text:span text:style-name="T12_118">problem</text:span><text:span text:style-name="T12_119">á</text:span><text:span text:style-name="T12_120">ticos</text:span><text:span text:style-name="T12_121">.<text:s/></text:span></text:p>
      <text:p text:style-name="P13"><text:span text:style-name="T13_1">A</text:span><text:span text:style-name="T13_2">o</text:span><text:span text:style-name="T13_3"><text:s/></text:span><text:span text:style-name="T13_4">mesmo</text:span><text:span text:style-name="T13_5"><text:s/></text:span><text:span text:style-name="T13_6">tempo</text:span><text:span text:style-name="T13_7">,<text:s/></text:span><text:span text:style-name="T13_8">numa</text:span><text:span text:style-name="T13_9"><text:s/></text:span><text:span text:style-name="T13_10">c</text:span><text:span text:style-name="T13_11">é</text:span><text:span text:style-name="T13_12">lebre</text:span><text:span text:style-name="T13_13"><text:s/></text:span><text:span text:style-name="T13_14">fotografia</text:span><text:span text:style-name="T13_15">,<text:s/></text:span><text:span text:style-name="T13_16">Malinowski</text:span><text:span text:style-name="T13_17"><text:s/></text:span><text:span text:style-name="T13_18">se</text:span><text:span text:style-name="T13_19"><text:s/></text:span><text:span text:style-name="T13_20">coloca</text:span><text:span text:style-name="T13_21"><text:s/></text:span><text:span text:style-name="T13_22">em</text:span><text:span text:style-name="T13_23"><text:s/></text:span><text:span text:style-name="T13_24">p</text:span><text:span text:style-name="T13_25">é</text:span><text:span text:style-name="T13_26">,<text:s/></text:span><text:span text:style-name="T13_27">na</text:span><text:span text:style-name="T13_28"><text:s/></text:span><text:span text:style-name="T13_29">frente</text:span><text:span text:style-name="T13_30"><text:s/></text:span><text:span text:style-name="T13_31">do</text:span><text:span text:style-name="T13_32"><text:s/></text:span><text:span text:style-name="T13_33">s</text:span><text:span text:style-name="T13_34">e</text:span><text:span text:style-name="T13_35">u</text:span><text:span text:style-name="T13_36"><text:s/>“</text:span><text:span text:style-name="T13_37">objeto</text:span><text:span text:style-name="T13_38">”<text:s/></text:span><text:span text:style-name="T13_39">de</text:span><text:span text:style-name="T13_40"><text:s/></text:span><text:span text:style-name="T13_41">pesquisa</text:span><text:span text:style-name="T13_42"><text:s/>(</text:span><text:span text:style-name="T13_43">um</text:span><text:span text:style-name="T13_44"><text:s/></text:span><text:span text:style-name="T13_45">jovem</text:span><text:span text:style-name="T13_46"><text:s/></text:span><text:span text:style-name="T13_47">trobriand</text:span><text:span text:style-name="T13_48">ê</text:span><text:span text:style-name="T13_49">s</text:span><text:span text:style-name="T13_50">),<text:s/></text:span><text:span text:style-name="T13_51">as</text:span><text:span text:style-name="T13_52"><text:s/></text:span><text:span text:style-name="T13_53">m</text:span><text:span text:style-name="T13_54">ã</text:span><text:span text:style-name="T13_55">os</text:span><text:span text:style-name="T13_56"><text:s/></text:span><text:span text:style-name="T13_57">no</text:span><text:span text:style-name="T13_58"><text:s/></text:span><text:span text:style-name="T13_59">cinto</text:span><text:span text:style-name="T13_60">,<text:s/></text:span><text:span text:style-name="T13_61">ó</text:span><text:span text:style-name="T13_62">culos</text:span><text:span text:style-name="T13_63"><text:s/></text:span><text:span text:style-name="T13_64">e</text:span><text:span text:style-name="T13_65">scuro</text:span><text:span text:style-name="T13_66">,<text:s/></text:span><text:span text:style-name="T13_67">olhar</text:span><text:span text:style-name="T13_68"><text:s/></text:span><text:span text:style-name="T13_69">direito</text:span><text:span text:style-name="T13_70"><text:s/></text:span><text:span text:style-name="T13_71">com</text:span><text:span text:style-name="T13_72"><text:s/></text:span><text:span text:style-name="T13_73">que</text:span><text:span text:style-name="T13_74"><text:s/></text:span><text:span text:style-name="T13_75">prende</text:span><text:span text:style-name="T13_76"><text:s/></text:span><text:span text:style-name="T13_77">o</text:span><text:span text:style-name="T13_78"><text:s/></text:span><text:span text:style-name="T13_79">dominio</text:span><text:span text:style-name="T13_80"><text:s/></text:span><text:span text:style-name="T13_81">da</text:span><text:span text:style-name="T13_82"><text:s/></text:span><text:span text:style-name="T13_83">situaç</text:span><text:span text:style-name="T13_84">ão</text:span><text:span text:style-name="T13_85">.<text:s/></text:span><text:span text:style-name="T13_86">Claramente</text:span><text:span text:style-name="T13_87"><text:s/></text:span><text:span text:style-name="T13_88">ele</text:span><text:span text:style-name="T13_89"><text:s/></text:span><text:span text:style-name="T13_90">nunca</text:span><text:span text:style-name="T13_91"><text:s/></text:span><text:span text:style-name="T13_92">foi</text:span><text:span text:style-name="T13_93"><text:s/></text:span><text:span text:style-name="T13_94">um</text:span><text:span text:style-name="T13_95"><text:s/></text:span><text:span text:style-name="T13_96">colonialista</text:span><text:span text:style-name="T13_97">,<text:s/></text:span><text:span text:style-name="T13_98">mas</text:span><text:span text:style-name="T13_99"><text:s/></text:span><text:span text:style-name="T13_100">a</text:span><text:span text:style-name="T13_101">o</text:span><text:span text:style-name="T13_102"><text:s/></text:span><text:span text:style-name="T13_103">mesmo</text:span><text:span text:style-name="T13_104"><text:s/></text:span><text:span text:style-name="T13_105">tempo</text:span><text:span text:style-name="T13_106"><text:s/></text:span><text:span text:style-name="T13_107">a</text:span><text:span text:style-name="T13_108"><text:s/></text:span><text:span text:style-name="T13_109">inteira</text:span><text:span text:style-name="T13_110"><text:s/></text:span><text:span text:style-name="T13_111">disciplina</text:span><text:span text:style-name="T13_112"><text:s/></text:span><text:span text:style-name="T13_113">da</text:span><text:span text:style-name="T13_114"><text:s/></text:span><text:span text:style-name="T13_115">antropologia</text:span><text:span text:style-name="T13_116"><text:s/>(</text:span><text:span text:style-name="T13_117">e</text:span><text:span text:style-name="T13_118"><text:s/></text:span><text:span text:style-name="T13_119">diria</text:span><text:span text:style-name="T13_120"><text:s/></text:span><text:span text:style-name="T13_121">das</text:span><text:span text:style-name="T13_122"><text:s/></text:span><text:span text:style-name="T13_123">ci</text:span><text:span text:style-name="T13_124">ê</text:span><text:span text:style-name="T13_125">ncias</text:span><text:span text:style-name="T13_126"><text:s/></text:span><text:span text:style-name="T13_127">humanas</text:span><text:span text:style-name="T13_128"><text:s/></text:span><text:span text:style-name="T13_129">em</text:span><text:span text:style-name="T13_130"><text:s/></text:span><text:span text:style-name="T13_131">geral</text:span><text:span text:style-name="T13_132">)<text:s/></text:span><text:span text:style-name="T13_133">pertenecem</text:span><text:span text:style-name="T13_134"><text:s/></text:span><text:span text:style-name="T13_135">a</text:span><text:span text:style-name="T13_136"><text:s/></text:span><text:span text:style-name="T13_137">um</text:span><text:span text:style-name="T13_138"><text:s/></text:span><text:span text:style-name="T13_139">contexto</text:span><text:span text:style-name="T13_140"><text:s/></text:span><text:span text:style-name="T13_141">hist</text:span><text:span text:style-name="T13_142">ó</text:span><text:span text:style-name="T13_143">rico</text:span><text:span text:style-name="T13_144"><text:s/></text:span><text:span text:style-name="T13_145">caracterizado</text:span><text:span text:style-name="T13_146"><text:s/></text:span><text:span text:style-name="T13_147">pelo</text:span><text:span text:style-name="T13_148"><text:s/></text:span><text:span text:style-name="T13_149">colonialismo</text:span><text:span text:style-name="T13_150">.<text:s/></text:span><text:span text:style-name="T13_151">Assim</text:span><text:span text:style-name="T13_152">,<text:s/></text:span><text:span text:style-name="T13_153">esta</text:span><text:span text:style-name="T13_154"><text:s/></text:span><text:span text:style-name="T13_155">foto</text:span><text:span text:style-name="T13_156"><text:s/></text:span><text:span text:style-name="T13_157">nos</text:span><text:span text:style-name="T13_158"><text:s/></text:span><text:span text:style-name="T13_159">sugere</text:span><text:span text:style-name="T13_160"><text:s/></text:span><text:span text:style-name="T13_161">que</text:span><text:span text:style-name="T13_162"><text:s/></text:span><text:span text:style-name="T13_163">as</text:span><text:span text:style-name="T13_164"><text:s/></text:span><text:span text:style-name="T13_165">din</text:span><text:span text:style-name="T13_166">â</text:span><text:span text:style-name="T13_167">micas</text:span><text:span text:style-name="T13_168"><text:s/></text:span><text:span text:style-name="T13_169">psicol</text:span><text:span text:style-name="T13_170">ó</text:span><text:span text:style-name="T13_171">gicas</text:span><text:span text:style-name="T13_172"><text:s/></text:span><text:span text:style-name="T13_173">no</text:span><text:span text:style-name="T13_174"><text:s/></text:span><text:span text:style-name="T13_175">interior</text:span><text:span text:style-name="T13_176"><text:s/></text:span><text:span text:style-name="T13_177">do</text:span><text:span text:style-name="T13_178"><text:s/></text:span><text:span text:style-name="T13_179">pesquisador</text:span><text:span text:style-name="T13_180"><text:s/></text:span><text:span text:style-name="T13_181">s</text:span><text:span text:style-name="T13_182">ã</text:span><text:span text:style-name="T13_183">o</text:span><text:span text:style-name="T13_184"><text:s/></text:span><text:span text:style-name="T13_185">t</text:span><text:span text:style-name="T13_186">ão</text:span><text:span text:style-name="T13_187"><text:s/></text:span><text:span text:style-name="T13_188">importante</text:span><text:span text:style-name="T13_189">s</text:span><text:span text:style-name="T13_190"><text:s text:c="2"/></text:span><text:span text:style-name="T13_191">quanto</text:span><text:span text:style-name="T13_192"><text:s/></text:span><text:span text:style-name="T13_193">as</text:span><text:span text:style-name="T13_194"><text:s/></text:span><text:span text:style-name="T13_195">relaç</text:span><text:span text:style-name="T13_196">õe</text:span><text:span text:style-name="T13_197">s</text:span><text:span text:style-name="T13_198"><text:s/></text:span><text:span text:style-name="T13_199">psicol</text:span><text:span text:style-name="T13_200">ó</text:span><text:span text:style-name="T13_201">gicas</text:span><text:span text:style-name="T13_202"><text:s/></text:span><text:span text:style-name="T13_203">dos</text:span><text:span text:style-name="T13_204"><text:s/></text:span><text:span text:style-name="T13_205">sujetos</text:span><text:span text:style-name="T13_206"><text:s/>“</text:span><text:span text:style-name="T13_207">pesquisados</text:span><text:span text:style-name="T13_208">”.<text:s/></text:span><text:span text:style-name="T13_209">E</text:span><text:span text:style-name="T13_210"><text:s/></text:span><text:span text:style-name="T13_211">a</text:span><text:span text:style-name="T13_212"><text:s/></text:span><text:span text:style-name="T13_213">relaç</text:span><text:span text:style-name="T13_214">ão</text:span><text:span text:style-name="T13_215"><text:s/></text:span><text:span text:style-name="T13_216">dial</text:span><text:span text:style-name="T13_217">ó</text:span><text:span text:style-name="T13_218">gica</text:span><text:span text:style-name="T13_219"><text:s/></text:span><text:span text:style-name="T13_220">e</text:span><text:span text:style-name="T13_221"><text:s/></text:span><text:span text:style-name="T13_222">conflitual</text:span><text:span text:style-name="T13_223"><text:s/></text:span><text:span text:style-name="T13_224">entre</text:span><text:span text:style-name="T13_225"><text:s/></text:span><text:span text:style-name="T13_226">os</text:span><text:span text:style-name="T13_227"><text:s/></text:span><text:span text:style-name="T13_228">dois</text:span><text:span text:style-name="T13_229"><text:s/></text:span><text:span text:style-name="T13_230">n</text:span><text:span text:style-name="T13_231">í</text:span><text:span text:style-name="T13_232">veis</text:span><text:span text:style-name="T13_233">,<text:s/></text:span><text:span text:style-name="T13_234">assim</text:span><text:span text:style-name="T13_235"><text:s/></text:span><text:span text:style-name="T13_236">como</text:span><text:span text:style-name="T13_237"><text:s/></text:span><text:span text:style-name="T13_238">se</text:span><text:span text:style-name="T13_239"><text:s/></text:span><text:span text:style-name="T13_240">manifesta</text:span><text:span text:style-name="T13_241"><text:s/></text:span><text:span text:style-name="T13_242">no</text:span><text:span text:style-name="T13_243"><text:s/></text:span><text:span text:style-name="T13_244">fieldwork</text:span><text:span text:style-name="T13_245">,<text:s/></text:span><text:span text:style-name="T13_246">é</text:span><text:span text:style-name="T13_247"><text:s text:c="2"/></text:span><text:span text:style-name="T13_248">parte</text:span><text:span text:style-name="T13_249"><text:s/></text:span><text:span text:style-name="T13_250">constitutiva</text:span><text:span text:style-name="T13_251"><text:s/></text:span><text:span text:style-name="T13_252">do</text:span><text:span text:style-name="T13_253"><text:s/></text:span><text:span text:style-name="T13_254">proces</text:span><text:span text:style-name="T13_255">s</text:span><text:span text:style-name="T13_256">o</text:span><text:span text:style-name="T13_257"><text:s/></text:span><text:span text:style-name="T13_258">de</text:span><text:span text:style-name="T13_259"><text:s/></text:span><text:span text:style-name="T13_260">conhecimento</text:span><text:span text:style-name="T13_261">.<text:s/></text:span><text:span text:style-name="T13_262">Neste</text:span><text:span text:style-name="T13_263"><text:s/></text:span><text:span text:style-name="T13_264">campo</text:span><text:span text:style-name="T13_265"><text:s/></text:span><text:span text:style-name="T13_266">fluido</text:span><text:span text:style-name="T13_267"><text:s/></text:span><text:span text:style-name="T13_268">de</text:span><text:span text:style-name="T13_269"><text:s/></text:span><text:span text:style-name="T13_270">interaç</text:span><text:span text:style-name="T13_271">ão</text:span><text:span text:style-name="T13_272"><text:s/></text:span><text:span text:style-name="T13_273">h</text:span><text:span text:style-name="T13_274">í</text:span><text:span text:style-name="T13_275">brida</text:span><text:span text:style-name="T13_276"><text:s/></text:span><text:span text:style-name="T13_277">se</text:span><text:span text:style-name="T13_278"><text:s/></text:span><text:span text:style-name="T13_279">coloca</text:span><text:span text:style-name="T13_280"><text:s/></text:span><text:span text:style-name="T13_281">a</text:span><text:span text:style-name="T13_282"><text:s/></text:span><text:span text:style-name="T13_283">aliança</text:span><text:span text:style-name="T13_284"><text:s/></text:span><text:span text:style-name="T13_285">entre</text:span><text:span text:style-name="T13_286"><text:s/></text:span><text:span text:style-name="T13_287">etnografia</text:span><text:span text:style-name="T13_288"><text:s/></text:span><text:span text:style-name="T13_289">e</text:span><text:span text:style-name="T13_290"><text:s/></text:span><text:span text:style-name="T13_291">psicologia</text:span><text:span text:style-name="T13_292">.<text:s/></text:span><text:span text:style-name="T13_293">A</text:span><text:span text:style-name="T13_294"><text:s/></text:span><text:span text:style-name="T13_295">geraç</text:span><text:span text:style-name="T13_296">ão</text:span><text:span text:style-name="T13_297"><text:s/></text:span><text:span text:style-name="T13_298">seguinte</text:span><text:span text:style-name="T13_299"><text:s/></text:span><text:span text:style-name="T13_300">a</text:span><text:span text:style-name="T13_301">presenta</text:span><text:span text:style-name="T13_302"><text:s/></text:span><text:span text:style-name="T13_303">um</text:span><text:span text:style-name="T13_304">a</text:span><text:span text:style-name="T13_305"><text:s/></text:span><text:span text:style-name="T13_306">determinante</text:span><text:span text:style-name="T13_307"><text:s/></text:span><text:span text:style-name="T13_308">mutaç</text:span><text:span text:style-name="T13_309">ão</text:span><text:span text:style-name="T13_310">,<text:s/></text:span><text:span text:style-name="T13_311">assume</text:span><text:span text:style-name="T13_312">m</text:span><text:span text:style-name="T13_313"><text:s/></text:span><text:span text:style-name="T13_314">como</text:span><text:span text:style-name="T13_315"><text:s/></text:span><text:span text:style-name="T13_316">figura</text:span><text:span text:style-name="T13_317"><text:s/></text:span><text:span text:style-name="T13_318">emergente</text:span><text:span text:style-name="T13_319"><text:s/></text:span><text:span text:style-name="T13_320">um</text:span><text:span text:style-name="T13_321"><text:s/></text:span><text:span text:style-name="T13_322">jove</text:span><text:span text:style-name="T13_323">m</text:span><text:span text:style-name="T13_324"><text:s/></text:span><text:span text:style-name="T13_325">antrop</text:span><text:span text:style-name="T13_326">ó</text:span><text:span text:style-name="T13_327">logo</text:span><text:span text:style-name="T13_328"><text:s/></text:span><text:span text:style-name="T13_329">brit</text:span><text:span text:style-name="T13_330">â</text:span><text:span text:style-name="T13_331">nico</text:span><text:span text:style-name="T13_332"><text:s/></text:span><text:span text:style-name="T13_333">que</text:span><text:span text:style-name="T13_334"><text:s/></text:span><text:span text:style-name="T13_335">entra</text:span><text:span text:style-name="T13_336"><text:s/></text:span><text:span text:style-name="T13_337">em</text:span><text:span text:style-name="T13_338"><text:s/></text:span><text:span text:style-name="T13_339">cris</text:span><text:span text:style-name="T13_340">e</text:span><text:span text:style-name="T13_341"><text:s/></text:span><text:span text:style-name="T13_342">vertical</text:span><text:span text:style-name="T13_343"><text:s/></text:span><text:span text:style-name="T13_344">com</text:span><text:span text:style-name="T13_345"><text:s/></text:span><text:span text:style-name="T13_346">o</text:span><text:span text:style-name="T13_347"><text:s/></text:span><text:span text:style-name="T13_348">funcionalismo</text:span><text:span text:style-name="T13_349"><text:s/></text:span><text:span text:style-name="T13_350">malinowskiano</text:span><text:span text:style-name="T13_351"><text:s/></text:span><text:span text:style-name="T13_352">hegem</text:span><text:span text:style-name="T13_353">ô</text:span><text:span text:style-name="T13_354">nico</text:span><text:span text:style-name="T13_355">.</text:span></text:p>
      <text:p text:style-name="P14"/>
      <text:p text:style-name="P15"><text:span text:style-name="T15_1">-<text:s/></text:span><text:span text:style-name="T15_2">itinerarios</text:span><text:span text:style-name="T15_3"><text:s/></text:span><text:span text:style-name="T15_4">obliquos</text:span></text:p>
      <text:p text:style-name="P16"><text:span text:style-name="T16_1"><text:s/></text:span><text:span text:style-name="T16_2">O</text:span><text:span text:style-name="T16_3"><text:s/></text:span><text:span text:style-name="T16_4">meu</text:span><text:span text:style-name="T16_5"><text:s/></text:span><text:span text:style-name="T16_6">itinerário</text:span><text:span text:style-name="T16_7"><text:s/></text:span><text:span text:style-name="T16_8">na</text:span><text:span text:style-name="T16_9"><text:s/></text:span><text:span text:style-name="T16_10">antropologia</text:span><text:span text:style-name="T16_11"><text:s/></text:span><text:span text:style-name="T16_12">cultural</text:span><text:span text:style-name="T16_13"><text:s/></text:span><text:span text:style-name="T16_14">é</text:span><text:span text:style-name="T16_15"><text:s/></text:span><text:span text:style-name="T16_16">oblíquo</text:span><text:span text:style-name="T16_17">.<text:s/></text:span><text:span text:style-name="T16_18">Formei</text:span><text:span text:style-name="T16_19">-</text:span><text:span text:style-name="T16_20">me</text:span><text:span text:style-name="T16_21"><text:s/></text:span><text:span text:style-name="T16_22">na</text:span><text:span text:style-name="T16_23"><text:s/></text:span><text:span text:style-name="T16_24">Escola</text:span><text:span text:style-name="T16_25"><text:s/></text:span><text:span text:style-name="T16_26">de</text:span><text:span text:style-name="T16_27"><text:s/></text:span><text:span text:style-name="T16_28">Frankfurt</text:span><text:span text:style-name="T16_29">,<text:s/></text:span><text:span text:style-name="T16_30">com</text:span><text:span text:style-name="T16_31"><text:s/></text:span><text:span text:style-name="T16_32">dedicação</text:span><text:span text:style-name="T16_33"><text:s/></text:span><text:span text:style-name="T16_34">particular</text:span><text:span text:style-name="T16_35"><text:s/></text:span><text:span text:style-name="T16_36">à</text:span><text:span text:style-name="T16_37"><text:s/>“</text:span><text:span text:style-name="T16_38">dialética</text:span><text:span text:style-name="T16_39"><text:s/></text:span><text:span text:style-name="T16_40">do</text:span><text:span text:style-name="T16_41"><text:s/></text:span><text:span text:style-name="T16_42">Iluminismo</text:span><text:span text:style-name="T16_43">”.<text:s/></text:span><text:span text:style-name="T16_44">Neste</text:span><text:span text:style-name="T16_45"><text:s/></text:span><text:span text:style-name="T16_46">sentido</text:span><text:span text:style-name="T16_47">,<text:s/></text:span><text:span text:style-name="T16_48">o</text:span><text:span text:style-name="T16_49"><text:s/></text:span><text:span text:style-name="T16_50">conceito</text:span><text:span text:style-name="T16_51"><text:s/></text:span><text:span text:style-name="T16_52">de</text:span><text:span text:style-name="T16_53"><text:s/></text:span><text:span text:style-name="T16_54">cultura</text:span><text:span text:style-name="T16_55">,<text:s/></text:span><text:span text:style-name="T16_56">no</text:span><text:span text:style-name="T16_57"><text:s/></text:span><text:span text:style-name="T16_58">qual</text:span><text:span text:style-name="T16_59"><text:s/></text:span><text:span text:style-name="T16_60">me</text:span><text:span text:style-name="T16_61"><text:s/></text:span><text:span text:style-name="T16_62">iniciei</text:span><text:span text:style-name="T16_63">,<text:s/></text:span><text:span text:style-name="T16_64">é</text:span><text:span text:style-name="T16_65"><text:s/></text:span><text:span text:style-name="T16_66">aquele</text:span><text:span text:style-name="T16_67"><text:s/></text:span><text:span text:style-name="T16_68">de</text:span><text:span text:style-name="T16_69"><text:s/></text:span><text:span text:style-name="T16_70">Kultur</text:span><text:span text:style-name="T16_71">,<text:s/></text:span><text:span text:style-name="T16_72">isto</text:span><text:span text:style-name="T16_73"><text:s/></text:span><text:span text:style-name="T16_74">é</text:span><text:span text:style-name="T16_75">,<text:s/></text:span><text:span text:style-name="T16_76">a</text:span><text:span text:style-name="T16_77"><text:s/></text:span><text:span text:style-name="T16_78">cultura</text:span><text:span text:style-name="T16_79"><text:s/></text:span><text:span text:style-name="T16_80">humanística</text:span><text:span text:style-name="T16_81">,<text:s/></text:span><text:span text:style-name="T16_82">eurocêntrica</text:span><text:span text:style-name="T16_83">,<text:s/></text:span><text:span text:style-name="T16_84">aquela</text:span><text:span text:style-name="T16_85"><text:s/></text:span><text:span text:style-name="T16_86">que</text:span><text:span text:style-name="T16_87"><text:s/></text:span><text:span text:style-name="T16_88">se</text:span><text:span text:style-name="T16_89"><text:s/></text:span><text:span text:style-name="T16_90">inicia</text:span><text:span text:style-name="T16_91"><text:s/></text:span><text:span text:style-name="T16_92">com</text:span><text:span text:style-name="T16_93"><text:s/></text:span><text:span text:style-name="T16_94">a</text:span><text:span text:style-name="T16_95"><text:s/></text:span><text:span text:style-name="T16_96">filosofia</text:span><text:span text:style-name="T16_97"><text:s/></text:span><text:span text:style-name="T16_98">grega</text:span><text:span text:style-name="T16_99"><text:s/></text:span><text:span text:style-name="T16_100">e</text:span><text:span text:style-name="T16_101"><text:s/></text:span><text:span text:style-name="T16_102">chega</text:span><text:span text:style-name="T16_103"><text:s/></text:span><text:span text:style-name="T16_104">à</text:span><text:span text:style-name="T16_105"><text:s/></text:span><text:span text:style-name="T16_106"><office:annotation><dc:creator/><text:p text:style-name="P17"><text:span text:style-name="T17_1">procurarei</text:span><text:span text:style-name="T17_2"><text:s/></text:span><text:span text:style-name="T17_3">melhor</text:span><text:span text:style-name="T17_4"><text:s/></text:span><text:span text:style-name="T17_5">sobre</text:span><text:span text:style-name="T17_6"><text:s/></text:span><text:span text:style-name="T17_7">isso</text:span><text:span text:style-name="T17_8">.</text:span></text:p></office:annotation></text:span><text:span text:style-name="T17_9">catástrofe</text:span><text:span text:style-name="T17_10"><text:s/></text:span><text:span text:style-name="T17_11">dos</text:span><text:span text:style-name="T17_12"><text:s/></text:span><text:span text:style-name="T17_13">Estados</text:span><text:span text:style-name="T17_14"><text:s/></text:span><text:span text:style-name="T17_15">autoritários</text:span><text:span text:style-name="T17_16">.<text:s/></text:span><text:span text:style-name="T17_17">Uma</text:span><text:span text:style-name="T17_18"><text:s/></text:span><text:span text:style-name="T17_19">cultura</text:span><text:span text:style-name="T17_20"><text:s/></text:span><text:span text:style-name="T17_21">que</text:span><text:span text:style-name="T17_22"><text:s/></text:span><text:span text:style-name="T17_23">tem</text:span><text:span text:style-name="T17_24"><text:s/></text:span><text:span text:style-name="T17_25">necessidade</text:span><text:span text:style-name="T17_26"><text:s/></text:span><text:span text:style-name="T17_27">de</text:span><text:span text:style-name="T17_28"><text:s/></text:span><text:span text:style-name="T17_29">misturar</text:span><text:span text:style-name="T17_30"><text:s/></text:span><text:span text:style-name="T17_31">diversas</text:span><text:span text:style-name="T17_32"><text:s/></text:span><text:span text:style-name="T17_33">disciplinas</text:span><text:span text:style-name="T17_34"><text:s/></text:span><text:span text:style-name="T17_35">e</text:span><text:span text:style-name="T17_36"><text:s/></text:span><text:span text:style-name="T17_37">que</text:span><text:span text:style-name="T17_38"><text:s/></text:span><text:span text:style-name="T17_39">apresentava</text:span><text:span text:style-name="T17_40"><text:s/></text:span><text:span text:style-name="T17_41">então</text:span><text:span text:style-name="T17_42"><text:s/></text:span><text:span text:style-name="T17_43">uma</text:span><text:span text:style-name="T17_44"><text:s/></text:span><text:span text:style-name="T17_45">novidade</text:span><text:span text:style-name="T17_46"><text:s/></text:span><text:span text:style-name="T17_47">fundamental</text:span><text:span text:style-name="T17_48">:<text:s/></text:span><text:span text:style-name="T17_49">a</text:span><text:span text:style-name="T17_50"><text:s/></text:span><text:span text:style-name="T17_51"><office:annotation><dc:creator/><text:p text:style-name="P18"><text:span text:style-name="T18_1">pertinente</text:span><text:span text:style-name="T18_2"><text:s/></text:span><text:span text:style-name="T18_3">como</text:span><text:span text:style-name="T18_4"><text:s/></text:span><text:span text:style-name="T18_5">antecedente</text:span><text:span text:style-name="T18_6"><text:s/></text:span><text:span text:style-name="T18_7">academico</text:span><text:span text:style-name="T18_8"><text:s/></text:span><text:span text:style-name="T18_9">para</text:span><text:span text:style-name="T18_10"><text:s/></text:span><text:span text:style-name="T18_11">o</text:span><text:span text:style-name="T18_12"><text:s/></text:span><text:span text:style-name="T18_13">doc</text:span><text:span text:style-name="T18_14">.</text:span></text:p></office:annotation></text:span><text:span text:style-name="T18_15">reflexão</text:span><text:span text:style-name="T18_16"><text:s/></text:span><text:span text:style-name="T18_17">filosófica</text:span><text:span text:style-name="T18_18"><text:s/></text:span><text:span text:style-name="T18_19">aplicada</text:span><text:span text:style-name="T18_20"><text:s/></text:span><text:span text:style-name="T18_21">na</text:span><text:span text:style-name="T18_22"><text:s/></text:span><text:span text:style-name="T18_23">pesquisa</text:span><text:span text:style-name="T18_24"><text:s/></text:span><text:span text:style-name="T18_25">empírica</text:span><text:span text:style-name="T18_26">.<text:s/></text:span><text:span text:style-name="T18_27">Uma</text:span><text:span text:style-name="T18_28"><text:s/></text:span><text:span text:style-name="T18_29">filosofia</text:span><text:span text:style-name="T18_30"><text:s/></text:span><text:span text:style-name="T18_31">social</text:span><text:span text:style-name="T18_32"><text:s/></text:span><text:span text:style-name="T18_33">cujo</text:span><text:span text:style-name="T18_34"><text:s/></text:span><text:span text:style-name="T18_35">telos</text:span><text:span text:style-name="T18_36"><text:s/>–<text:s/></text:span><text:span text:style-name="T18_37">o</text:span><text:span text:style-name="T18_38"><text:s/></text:span><text:span text:style-name="T18_39">escopo</text:span><text:span text:style-name="T18_40"><text:s/></text:span><text:span text:style-name="T18_41">final</text:span><text:span text:style-name="T18_42"><text:s/>–<text:s/></text:span><text:span text:style-name="T18_43">consistia</text:span><text:span text:style-name="T18_44"><text:s/></text:span><text:span text:style-name="T18_45">em</text:span><text:span text:style-name="T18_46"><text:s/></text:span><text:span text:style-name="T18_47">transformar</text:span><text:span text:style-name="T18_48"><text:s/></text:span><text:span text:style-name="T18_49">o</text:span><text:span text:style-name="T18_50"><text:s/></text:span><text:span text:style-name="T18_51">mundo</text:span><text:span text:style-name="T18_52"><text:s/></text:span><text:span text:style-name="T18_53">segundo</text:span><text:span text:style-name="T18_54"><text:s/></text:span><text:span text:style-name="T18_55">a</text:span><text:span text:style-name="T18_56"><text:s/></text:span><text:span text:style-name="T18_57">célebre</text:span><text:span text:style-name="T18_58"><text:s/></text:span><text:span text:style-name="T18_59"><office:annotation><dc:creator/><text:p text:style-name="P19"><text:span text:style-name="T19_1">dá</text:span><text:span text:style-name="T19_2"><text:s/></text:span><text:span text:style-name="T19_3">uma</text:span><text:span text:style-name="T19_4"><text:s/></text:span><text:span text:style-name="T19_5">bela</text:span><text:span text:style-name="T19_6"><text:s/></text:span><text:span text:style-name="T19_7">citação</text:span><text:span text:style-name="T19_8"><text:s/></text:span><text:span text:style-name="T19_9">para</text:span><text:span text:style-name="T19_10"><text:s/></text:span><text:span text:style-name="T19_11">a</text:span><text:span text:style-name="T19_12"><text:s/></text:span><text:span text:style-name="T19_13">tese</text:span><text:span text:style-name="T19_14">.</text:span></text:p></office:annotation></text:span><text:span text:style-name="T19_15">XI</text:span><text:span text:style-name="T19_16"><text:s/></text:span><text:span text:style-name="T19_17">tese</text:span><text:span text:style-name="T19_18"><text:s/></text:span><text:span text:style-name="T19_19">sobre</text:span><text:span text:style-name="T19_20"><text:s/></text:span><text:span text:style-name="T19_21">Feuerbach</text:span><text:span text:style-name="T19_22">,<text:s/></text:span><text:span text:style-name="T19_23">de</text:span><text:span text:style-name="T19_24"><text:s/></text:span><text:span text:style-name="T19_25">Marx</text:span><text:span text:style-name="T19_26">.<text:s/></text:span><text:span text:style-name="T19_27">Depois</text:span><text:span text:style-name="T19_28">,<text:s/></text:span><text:span text:style-name="T19_29">por</text:span><text:span text:style-name="T19_30"><text:s/></text:span><text:span text:style-name="T19_31">um</text:span><text:span text:style-name="T19_32"><text:s/></text:span><text:span text:style-name="T19_33">acaso</text:span><text:span text:style-name="T19_34">,<text:s/></text:span><text:span text:style-name="T19_35">logo</text:span><text:span text:style-name="T19_36"><text:s/></text:span><text:span text:style-name="T19_37">que</text:span><text:span text:style-name="T19_38"><text:s/></text:span><text:span text:style-name="T19_39">me</text:span><text:span text:style-name="T19_40"><text:s/></text:span><text:span text:style-name="T19_41">formei</text:span><text:span text:style-name="T19_42">,<text:s/></text:span><text:span text:style-name="T19_43">o</text:span><text:span text:style-name="T19_44"><text:s/></text:span><text:span text:style-name="T19_45">professor</text:span><text:span text:style-name="T19_46"><text:s/></text:span><text:span text:style-name="T19_47">de</text:span><text:span text:style-name="T19_48"><text:s/></text:span><text:span text:style-name="T19_49">Antropologia</text:span><text:span text:style-name="T19_50"><text:s/></text:span><text:span text:style-name="T19_51">Cultural</text:span><text:span text:style-name="T19_52"><text:s/></text:span><text:span text:style-name="T19_53">me</text:span><text:span text:style-name="T19_54"><text:s/></text:span><text:span text:style-name="T19_55">chamou</text:span><text:span text:style-name="T19_56"><text:s/></text:span><text:span text:style-name="T19_57">para</text:span><text:span text:style-name="T19_58"><text:s/></text:span><text:span text:style-name="T19_59">colaborar</text:span><text:span text:style-name="T19_60"><text:s/></text:span><text:span text:style-name="T19_61">na</text:span><text:span text:style-name="T19_62"><text:s/></text:span><text:span text:style-name="T19_63">Faculdade</text:span><text:span text:style-name="T19_64"><text:s/></text:span><text:span text:style-name="T19_65">de</text:span><text:span text:style-name="T19_66"><text:s/></text:span><text:span text:style-name="T19_67">Sociologia</text:span><text:span text:style-name="T19_68">,<text:s/></text:span><text:span text:style-name="T19_69">pois</text:span><text:span text:style-name="T19_70"><text:s/></text:span><text:span text:style-name="T19_71">queria</text:span><text:span text:style-name="T19_72"><text:s/></text:span><text:span text:style-name="T19_73">conhecer</text:span><text:span text:style-name="T19_74"><text:s/></text:span><text:span text:style-name="T19_75">a</text:span><text:span text:style-name="T19_76"><text:s/></text:span><text:span text:style-name="T19_77">nossa</text:span><text:span text:style-name="T19_78"><text:s/></text:span><text:span text:style-name="T19_79">cultura</text:span><text:span text:style-name="T19_80"><text:s/></text:span><text:span text:style-name="T19_81">antes</text:span><text:span text:style-name="T19_82"><text:s/></text:span><text:span text:style-name="T19_83">de</text:span><text:span text:style-name="T19_84"><text:s/></text:span><text:span text:style-name="T19_85">estudar</text:span><text:span text:style-name="T19_86"><text:s/></text:span><text:span text:style-name="T19_87">a</text:span><text:span text:style-name="T19_88"><text:s/></text:span><text:span text:style-name="T19_89">cultura</text:span><text:span text:style-name="T19_90"><text:s/></text:span><text:span text:style-name="T19_91">dos</text:span><text:span text:style-name="T19_92"><text:s/>“</text:span><text:span text:style-name="T19_93">outros</text:span><text:span text:style-name="T19_94">”.<text:s/></text:span><text:span text:style-name="T19_95">Nesse</text:span><text:span text:style-name="T19_96"><text:s/></text:span><text:span text:style-name="T19_97">começo</text:span><text:span text:style-name="T19_98">,<text:s/></text:span><text:span text:style-name="T19_99">e</text:span><text:span text:style-name="T19_100"><text:s/></text:span><text:span text:style-name="T19_101">devido</text:span><text:span text:style-name="T19_102"><text:s/></text:span><text:span text:style-name="T19_103">a</text:span><text:span text:style-name="T19_104"><text:s/></text:span><text:span text:style-name="T19_105">um</text:span><text:span text:style-name="T19_106"><text:s/></text:span><text:span text:style-name="T19_107">novo</text:span><text:span text:style-name="T19_108"><text:s/></text:span><text:span text:style-name="T19_109">acaso</text:span><text:span text:style-name="T19_110">,<text:s/></text:span><text:span text:style-name="T19_111">fui</text:span><text:span text:style-name="T19_112"><text:s/></text:span><text:span text:style-name="T19_113">convidado</text:span><text:span text:style-name="T19_114"><text:s/></text:span><text:span text:style-name="T19_115">a</text:span><text:span text:style-name="T19_116"><text:s/></text:span><text:span text:style-name="T19_117">ensinar</text:span><text:span text:style-name="T19_118"><text:s/></text:span><text:span text:style-name="T19_119">no</text:span><text:span text:style-name="T19_120"><text:s/></text:span><text:span text:style-name="T19_121">Brasil</text:span><text:span text:style-name="T19_122">,<text:s/></text:span><text:span text:style-name="T19_123">em</text:span><text:span text:style-name="T19_124"><text:s/>1984,<text:s/></text:span><text:span text:style-name="T19_125">e</text:span><text:span text:style-name="T19_126"><text:s/></text:span><text:span text:style-name="T19_127">o</text:span><text:span text:style-name="T19_128"><text:s/></text:span><text:span text:style-name="T19_129">meu</text:span><text:span text:style-name="T19_130"><text:s/></text:span><text:span text:style-name="T19_131">ponto</text:span><text:span text:style-name="T19_132"><text:s/></text:span><text:span text:style-name="T19_133">de</text:span><text:span text:style-name="T19_134"><text:s/></text:span><text:span text:style-name="T19_135">vista</text:span><text:span text:style-name="T19_136"><text:s/></text:span><text:span text:style-name="T19_137">começou</text:span><text:span text:style-name="T19_138"><text:s/></text:span><text:span text:style-name="T19_139">a</text:span><text:span text:style-name="T19_140"><text:s/></text:span><text:span text:style-name="T19_141">mudar</text:span><text:span text:style-name="T19_142"><text:s/></text:span><text:span text:style-name="T19_143">profundamente</text:span><text:span text:style-name="T19_144">.<text:s/></text:span><text:span text:style-name="T19_145">Eu</text:span><text:span text:style-name="T19_146"><text:s/></text:span><text:span text:style-name="T19_147">descentralizei</text:span><text:span text:style-name="T19_148"><text:s/></text:span><text:span text:style-name="T19_149">a</text:span><text:span text:style-name="T19_150"><text:s/></text:span><text:span text:style-name="T19_151"><office:annotation><dc:creator/><text:p text:style-name="P20"><text:span text:style-name="T20_1">bom</text:span><text:span text:style-name="T20_2"><text:s/></text:span><text:span text:style-name="T20_3">para</text:span><text:span text:style-name="T20_4"><text:s/></text:span><text:span text:style-name="T20_5">citação</text:span><text:span text:style-name="T20_6"><text:s/></text:span><text:span text:style-name="T20_7">e</text:span><text:span text:style-name="T20_8"><text:s/></text:span><text:span text:style-name="T20_9">para</text:span><text:span text:style-name="T20_10"><text:s/></text:span><text:span text:style-name="T20_11">facilitar</text:span><text:span text:style-name="T20_12"><text:s/></text:span><text:span text:style-name="T20_13">a</text:span><text:span text:style-name="T20_14"><text:s/></text:span><text:span text:style-name="T20_15">absorção</text:span><text:span text:style-name="T20_16"><text:s/></text:span><text:span text:style-name="T20_17">de</text:span><text:span text:style-name="T20_18"><text:s/></text:span><text:span text:style-name="T20_19">conceitos</text:span><text:span text:style-name="T20_20"><text:s/></text:span><text:span text:style-name="T20_21">novos</text:span><text:span text:style-name="T20_22"><text:s/></text:span><text:span text:style-name="T20_23">ou</text:span><text:span text:style-name="T20_24"><text:s/></text:span><text:span text:style-name="T20_25">de</text:span><text:span text:style-name="T20_26"><text:s/></text:span><text:span text:style-name="T20_27">áreas</text:span><text:span text:style-name="T20_28"><text:s/></text:span><text:span text:style-name="T20_29">diferentes</text:span><text:span text:style-name="T20_30">.</text:span></text:p></office:annotation></text:span><text:span text:style-name="T20_31">grande</text:span><text:span text:style-name="T20_32"><text:s/></text:span><text:span text:style-name="T20_33">cultura</text:span><text:span text:style-name="T20_34"><text:s/></text:span><text:span text:style-name="T20_35">ocidental</text:span><text:span text:style-name="T20_36"><text:s/></text:span><text:span text:style-name="T20_37">como</text:span><text:span text:style-name="T20_38"><text:s/></text:span><text:span text:style-name="T20_39">uma</text:span><text:span text:style-name="T20_40"><text:s/></text:span><text:span text:style-name="T20_41">das</text:span><text:span text:style-name="T20_42"><text:s/></text:span><text:span text:style-name="T20_43">culturas</text:span><text:span text:style-name="T20_44"><text:s/></text:span><text:span text:style-name="T20_45">e</text:span><text:span text:style-name="T20_46"><text:s/></text:span><text:span text:style-name="T20_47">filosofias</text:span><text:span text:style-name="T20_48"><text:s/></text:span><text:span text:style-name="T20_49">possíveis</text:span><text:span text:style-name="T20_50">.<text:s/></text:span><text:span text:style-name="T20_51">Deixei</text:span><text:span text:style-name="T20_52"><text:s/></text:span><text:span text:style-name="T20_53">dolorosamente</text:span><text:span text:style-name="T20_54">,<text:s/></text:span><text:span text:style-name="T20_55">diria</text:span><text:span text:style-name="T20_56"><text:s/></text:span><text:span text:style-name="T20_57">traumaticamente</text:span><text:span text:style-name="T20_58">,<text:s/></text:span><text:span text:style-name="T20_59">a</text:span><text:span text:style-name="T20_60"><text:s/></text:span><text:span text:style-name="T20_61">minha</text:span><text:span text:style-name="T20_62"><text:s/></text:span><text:span text:style-name="T20_63">formação</text:span><text:span text:style-name="T20_64"><text:s/></text:span><text:span text:style-name="T20_65">clássica</text:span><text:span text:style-name="T20_66">:<text:s/></text:span><text:span text:style-name="T20_67">foi</text:span><text:span text:style-name="T20_68"><text:s/></text:span><text:span text:style-name="T20_69">um</text:span><text:span text:style-name="T20_70"><text:s/></text:span><text:span text:style-name="T20_71">presente</text:span><text:span text:style-name="T20_72"><text:s/></text:span><text:span text:style-name="T20_73">precioso</text:span><text:span text:style-name="T20_74"><text:s/></text:span><text:span text:style-name="T20_75">que</text:span><text:span text:style-name="T20_76"><text:s/></text:span><text:span text:style-name="T20_77">o</text:span><text:span text:style-name="T20_78"><text:s/></text:span><text:span text:style-name="T20_79">Brasil</text:span><text:span text:style-name="T20_80"><text:s/></text:span><text:span text:style-name="T20_81">me</text:span><text:span text:style-name="T20_82"><text:s/></text:span><text:span text:style-name="T20_83">deu</text:span><text:span text:style-name="T20_84">.<text:s/></text:span><text:span text:style-name="T20_85">Assim</text:span><text:span text:style-name="T20_86"><text:s/></text:span><text:span text:style-name="T20_87">dei</text:span><text:span text:style-name="T20_88"><text:s/></text:span><text:span text:style-name="T20_89">início</text:span><text:span text:style-name="T20_90"><text:s/></text:span><text:span text:style-name="T20_91">a</text:span><text:span text:style-name="T20_92"><text:s/></text:span><text:span text:style-name="T20_93">uma</text:span><text:span text:style-name="T20_94"><text:s/></text:span><text:span text:style-name="T20_95">pesquisa</text:span><text:span text:style-name="T20_96"><text:s/></text:span><text:span text:style-name="T20_97">espontânea</text:span><text:span text:style-name="T20_98">,<text:s/></text:span><text:span text:style-name="T20_99">e</text:span><text:span text:style-name="T20_100"><text:s/></text:span><text:span text:style-name="T20_101">depois</text:span><text:span text:style-name="T20_102"><text:s/></text:span><text:span text:style-name="T20_103">mais</text:span><text:span text:style-name="T20_104"><text:s/></text:span><text:span text:style-name="T20_105">metodológica</text:span><text:span text:style-name="T20_106">,<text:s/></text:span><text:span text:style-name="T20_107">sobre</text:span><text:span text:style-name="T20_108"><text:s/></text:span><text:span text:style-name="T20_109">São</text:span><text:span text:style-name="T20_110"><text:s/></text:span><text:span text:style-name="T20_111">Paulo</text:span><text:span text:style-name="T20_112">.<text:s/></text:span></text:p>
      <text:p text:style-name="P21"><text:span text:style-name="T21_1">Sempre</text:span><text:span text:style-name="T21_2"><text:s/></text:span><text:span text:style-name="T21_3">tive</text:span><text:span text:style-name="T21_4"><text:s/></text:span><text:span text:style-name="T21_5">uma</text:span><text:span text:style-name="T21_6"><text:s/></text:span><text:span text:style-name="T21_7">paixão</text:span><text:span text:style-name="T21_8"><text:s/></text:span><text:span text:style-name="T21_9">irrefreável</text:span><text:span text:style-name="T21_10"><text:s/></text:span><text:span text:style-name="T21_11">pelo</text:span><text:span text:style-name="T21_12"><text:s/></text:span><text:span text:style-name="T21_13">cinema</text:span><text:span text:style-name="T21_14"><text:s/></text:span><text:span text:style-name="T21_15">em</text:span><text:span text:style-name="T21_16"><text:s/></text:span><text:span text:style-name="T21_17">particular</text:span><text:span text:style-name="T21_18"><text:s/></text:span><text:span text:style-name="T21_19">e</text:span><text:span text:style-name="T21_20"><text:s/></text:span><text:span text:style-name="T21_21">pela</text:span><text:span text:style-name="T21_22"><text:s/></text:span><text:span text:style-name="T21_23">comunicação</text:span><text:span text:style-name="T21_24"><text:s/></text:span><text:span text:style-name="T21_25">e</text:span><text:span text:style-name="T21_26"><text:s/></text:span><text:span text:style-name="T21_27">as</text:span><text:span text:style-name="T21_28"><text:s/></text:span><text:span text:style-name="T21_29">artes</text:span><text:span text:style-name="T21_30"><text:s/></text:span><text:span text:style-name="T21_31">visuais</text:span><text:span text:style-name="T21_32"><text:s/></text:span><text:span text:style-name="T21_33">em</text:span><text:span text:style-name="T21_34"><text:s/></text:span><text:span text:style-name="T21_35">geral</text:span><text:span text:style-name="T21_36">.<text:s/></text:span><text:span text:style-name="T21_37">Por</text:span><text:span text:style-name="T21_38"><text:s/></text:span><text:span text:style-name="T21_39">isso</text:span><text:span text:style-name="T21_40">,<text:s/></text:span><text:span text:style-name="T21_41">decidi</text:span><text:span text:style-name="T21_42"><text:s/></text:span><text:span text:style-name="T21_43">realizar</text:span><text:span text:style-name="T21_44">,<text:s/></text:span><text:span text:style-name="T21_45">fazendo</text:span><text:span text:style-name="T21_46"><text:s/></text:span><text:span text:style-name="T21_47">uso</text:span><text:span text:style-name="T21_48"><text:s/></text:span><text:span text:style-name="T21_49">de</text:span><text:span text:style-name="T21_50"><text:s/></text:span><text:span text:style-name="T21_51">diversos</text:span><text:span text:style-name="T21_52"><text:s/></text:span><text:span text:style-name="T21_53">métodos</text:span><text:span text:style-name="T21_54">,<text:s/></text:span><text:span text:style-name="T21_55">uma</text:span><text:span text:style-name="T21_56"><text:s/></text:span><text:span text:style-name="T21_57">pesquisa</text:span><text:span text:style-name="T21_58"><text:s/></text:span><text:span text:style-name="T21_59">empírica</text:span><text:span text:style-name="T21_60"><text:s/></text:span><text:span text:style-name="T21_61">sobre</text:span><text:span text:style-name="T21_62"><text:s/></text:span><text:span text:style-name="T21_63">a</text:span><text:span text:style-name="T21_64"><text:s/></text:span><text:span text:style-name="T21_65">comunicação</text:span><text:span text:style-name="T21_66"><text:s/></text:span><text:span text:style-name="T21_67">visual</text:span><text:span text:style-name="T21_68"><text:s/></text:span><text:span text:style-name="T21_69">acerca</text:span><text:span text:style-name="T21_70"><text:s/></text:span><text:span text:style-name="T21_71">da</text:span><text:span text:style-name="T21_72"><text:s/></text:span><text:span text:style-name="T21_73">metrópole</text:span><text:span text:style-name="T21_74"><text:s/></text:span><text:span text:style-name="T21_75">de</text:span><text:span text:style-name="T21_76"><text:s/></text:span><text:span text:style-name="T21_77">São</text:span><text:span text:style-name="T21_78"><text:s/></text:span><text:span text:style-name="T21_79">Paulo</text:span><text:span text:style-name="T21_80">.<text:s/></text:span><text:span text:style-name="T21_81"><office:annotation><dc:creator/><text:p text:style-name="P22"><text:span text:style-name="T22_1">De</text:span><text:span text:style-name="T22_2"><text:s/></text:span><text:span text:style-name="T22_3">onde</text:span><text:span text:style-name="T22_4"><text:s/></text:span><text:span text:style-name="T22_5">vc</text:span><text:span text:style-name="T22_6"><text:s/></text:span><text:span text:style-name="T22_7">tirou</text:span><text:span text:style-name="T22_8"><text:s/></text:span><text:span text:style-name="T22_9">isso</text:span><text:span text:style-name="T22_10">,<text:s/></text:span><text:span text:style-name="T22_11">diretamente</text:span><text:span text:style-name="T22_12"><text:s/></text:span><text:span text:style-name="T22_13">da</text:span><text:span text:style-name="T22_14"><text:s/></text:span><text:span text:style-name="T22_15">música</text:span><text:span text:style-name="T22_16"><text:s/></text:span><text:span text:style-name="T22_17">ou</text:span><text:span text:style-name="T22_18"><text:s/></text:span><text:span text:style-name="T22_19">algum</text:span><text:span text:style-name="T22_20"><text:s/></text:span><text:span text:style-name="T22_21">outro</text:span><text:span text:style-name="T22_22"><text:s/></text:span><text:span text:style-name="T22_23">autor</text:span><text:span text:style-name="T22_24"><text:s/></text:span><text:span text:style-name="T22_25">já</text:span><text:span text:style-name="T22_26"><text:s/></text:span><text:span text:style-name="T22_27">usava</text:span><text:span text:style-name="T22_28"><text:s/></text:span><text:span text:style-name="T22_29">ou</text:span><text:span text:style-name="T22_30"><text:s/></text:span><text:span text:style-name="T22_31">já</text:span><text:span text:style-name="T22_32"><text:s/></text:span><text:span text:style-name="T22_33">conceitua</text:span><text:span text:style-name="T22_34">?</text:span></text:p></office:annotation></text:span><text:span text:style-name="T22_35">Utilizei</text:span><text:span text:style-name="T22_36"><text:s/></text:span><text:span text:style-name="T22_37">para</text:span><text:span text:style-name="T22_38"><text:s/></text:span><text:span text:style-name="T22_39">isso</text:span><text:span text:style-name="T22_40"><text:s/></text:span><text:span text:style-name="T22_41">o</text:span><text:span text:style-name="T22_42"><text:s/></text:span><text:span text:style-name="T22_43">conceito</text:span><text:span text:style-name="T22_44"><text:s/></text:span><text:span text:style-name="T22_45">de</text:span><text:span text:style-name="T22_46"><text:s/></text:span><text:span text:style-name="T22_47">polifoni</text:span><text:span text:style-name="T22_48">a</text:span><text:span text:style-name="T22_49">,<text:s/></text:span><text:span text:style-name="T22_50">que</text:span><text:span text:style-name="T22_51"><text:s/></text:span><text:span text:style-name="T22_52">integrei</text:span><text:span text:style-name="T22_53"><text:s/></text:span><text:span text:style-name="T22_54">ao</text:span><text:span text:style-name="T22_55"><text:s/></text:span><text:span text:style-name="T22_56">título</text:span><text:span text:style-name="T22_57"><text:s/></text:span><text:span text:style-name="T22_58">final</text:span><text:span text:style-name="T22_59"><text:s/></text:span><text:span text:style-name="T22_60">de</text:span><text:span text:style-name="T22_61"><text:s/></text:span><text:span text:style-name="T22_62">minha</text:span><text:span text:style-name="T22_63"><text:s/></text:span><text:span text:style-name="T22_64">pesquisa</text:span><text:span text:style-name="T22_65">:<text:s/></text:span><text:span text:style-name="T22_66">A</text:span><text:span text:style-name="T22_67"><text:s/></text:span><text:span text:style-name="T22_68">cidade</text:span><text:span text:style-name="T22_69"><text:s/></text:span><text:span text:style-name="T22_70">polifônica</text:span><text:span text:style-name="T22_71"><text:s/>(1)<text:s/>–<text:s/></text:span><text:span text:style-name="T22_72">uma</text:span><text:span text:style-name="T22_73"><text:s/></text:span><text:span text:style-name="T22_74">miscelânea</text:span><text:span text:style-name="T22_75"><text:s/></text:span><text:span text:style-name="T22_76">de</text:span><text:span text:style-name="T22_77"><text:s/></text:span><text:span text:style-name="T22_78">escrita</text:span><text:span text:style-name="T22_79"><text:s/></text:span><text:span text:style-name="T22_80">ensaísta</text:span><text:span text:style-name="T22_81">,<text:s/></text:span><text:span text:style-name="T22_82">narrativa</text:span><text:span text:style-name="T22_83">,<text:s/></text:span><text:span text:style-name="T22_84">etnopoética</text:span><text:span text:style-name="T22_85"><text:s/></text:span><text:span text:style-name="T22_86">e</text:span><text:span text:style-name="T22_87"><text:s/></text:span><text:span text:style-name="T22_88">imagens</text:span><text:span text:style-name="T22_89">.<text:s/></text:span><text:span text:style-name="T22_90">Comecei</text:span><text:span text:style-name="T22_91"><text:s/></text:span><text:span text:style-name="T22_92">essa</text:span><text:span text:style-name="T22_93"><text:s/></text:span><text:span text:style-name="T22_94">pesquisa</text:span><text:span text:style-name="T22_95"><text:s/></text:span><text:span text:style-name="T22_96">fotografando</text:span><text:span text:style-name="T22_97"><text:s/></text:span><text:span text:style-name="T22_98">alguns</text:span><text:span text:style-name="T22_99"><text:s/></text:span><text:span text:style-name="T22_100">lugares</text:span><text:span text:style-name="T22_101"><text:s/></text:span><text:span text:style-name="T22_102">de</text:span><text:span text:style-name="T22_103"><text:s/></text:span><text:span text:style-name="T22_104">São</text:span><text:span text:style-name="T22_105"><text:s/></text:span><text:span text:style-name="T22_106">Paulo</text:span><text:span text:style-name="T22_107">,<text:s/></text:span><text:span text:style-name="T22_108">seguindo</text:span><text:span text:style-name="T22_109"><text:s/></text:span><text:span text:style-name="T22_110">a</text:span><text:span text:style-name="T22_111"><text:s/></text:span><text:span text:style-name="T22_112">hipótese</text:span><text:span text:style-name="T22_113"><text:s/></text:span><text:span text:style-name="T22_114">de</text:span><text:span text:style-name="T22_115"><text:s/></text:span><text:span text:style-name="T22_116">quatro</text:span><text:span text:style-name="T22_117"><text:s/></text:span><text:span text:style-name="T22_118">centros</text:span><text:span text:style-name="T22_119">:<text:s/></text:span><text:span text:style-name="T22_120">a</text:span><text:span text:style-name="T22_121"><text:s/></text:span><text:span text:style-name="T22_122">Faria</text:span><text:span text:style-name="T22_123"><text:s/></text:span><text:span text:style-name="T22_124">Lima</text:span><text:span text:style-name="T22_125"><text:s/></text:span><text:span text:style-name="T22_126">chegando</text:span><text:span text:style-name="T22_127"><text:s/></text:span><text:span text:style-name="T22_128">à</text:span><text:span text:style-name="T22_129"><text:s/></text:span><text:span text:style-name="T22_130">avenida</text:span><text:span text:style-name="T22_131"><text:s/></text:span><text:span text:style-name="T22_132">Berrini</text:span><text:span text:style-name="T22_133"><text:s/></text:span><text:span text:style-name="T22_134">era</text:span><text:span text:style-name="T22_135"><text:s/></text:span><text:span text:style-name="T22_136">uma</text:span><text:span text:style-name="T22_137"><text:s/></text:span><text:span text:style-name="T22_138">possibilidade</text:span><text:span text:style-name="T22_139"><text:s/></text:span><text:span text:style-name="T22_140">distante</text:span><text:span text:style-name="T22_141"><text:s/></text:span><text:span text:style-name="T22_142">e</text:span><text:span text:style-name="T22_143"><text:s/></text:span><text:span text:style-name="T22_144">de</text:span><text:span text:style-name="T22_145"><text:s/></text:span><text:span text:style-name="T22_146">interconexão</text:span><text:span text:style-name="T22_147"><text:s/></text:span><text:span text:style-name="T22_148">necessária</text:span><text:span text:style-name="T22_149"><text:s/></text:span><text:span text:style-name="T22_150">e</text:span><text:span text:style-name="T22_151">,<text:s/></text:span><text:span text:style-name="T22_152">para</text:span><text:span text:style-name="T22_153"><text:s/></text:span><text:span text:style-name="T22_154">mim</text:span><text:span text:style-name="T22_155">,<text:s/></text:span><text:span text:style-name="T22_156">ali</text:span><text:span text:style-name="T22_157"><text:s/></text:span><text:span text:style-name="T22_158">emergia</text:span><text:span text:style-name="T22_159"><text:s/></text:span><text:span text:style-name="T22_160">outro</text:span><text:span text:style-name="T22_161"><text:s/></text:span><text:span text:style-name="T22_162">centro</text:span><text:span text:style-name="T22_163"><text:s/></text:span><text:span text:style-name="T22_164">de</text:span><text:span text:style-name="T22_165"><text:s/></text:span><text:span text:style-name="T22_166">estilo</text:span><text:span text:style-name="T22_167"><text:s/></text:span><text:span text:style-name="T22_168">pós</text:span><text:span text:style-name="T22_169">-</text:span><text:span text:style-name="T22_170">industrial</text:span><text:span text:style-name="T22_171">.<text:s/></text:span><text:span text:style-name="T22_172">Depois</text:span><text:span text:style-name="T22_173"><text:s/></text:span><text:span text:style-name="T22_174">de</text:span><text:span text:style-name="T22_175"><text:s/></text:span><text:span text:style-name="T22_176">fotografar</text:span><text:span text:style-name="T22_177"><text:s/></text:span><text:span text:style-name="T22_178">alegorias</text:span><text:span text:style-name="T22_179">,<text:s/></text:span><text:span text:style-name="T22_180">estátuas</text:span><text:span text:style-name="T22_181"><text:s/></text:span><text:span text:style-name="T22_182">de</text:span><text:span text:style-name="T22_183"><text:s/></text:span><text:span text:style-name="T22_184">pedra</text:span><text:span text:style-name="T22_185">,<text:s/></text:span><text:span text:style-name="T22_186">seringueiras</text:span><text:span text:style-name="T22_187">,<text:s/></text:span><text:span text:style-name="T22_188">trabalhadores</text:span><text:span text:style-name="T22_189"><text:s/></text:span><text:span text:style-name="T22_190">da</text:span><text:span text:style-name="T22_191"><text:s/></text:span><text:span text:style-name="T22_192">construção</text:span><text:span text:style-name="T22_193"><text:s/></text:span><text:span text:style-name="T22_194">suspensos</text:span><text:span text:style-name="T22_195"><text:s/></text:span><text:span text:style-name="T22_196">em</text:span><text:span text:style-name="T22_197"><text:s/></text:span><text:span text:style-name="T22_198">andaimes</text:span><text:span text:style-name="T22_199">,<text:s/></text:span><text:span text:style-name="T22_200">evangélicos</text:span><text:span text:style-name="T22_201"><text:s/></text:span><text:span text:style-name="T22_202">pregando</text:span><text:span text:style-name="T22_203"><text:s/></text:span><text:span text:style-name="T22_204">na</text:span><text:span text:style-name="T22_205"><text:s/></text:span><text:span text:style-name="T22_206">rua</text:span><text:span text:style-name="T22_207">,<text:s/></text:span><text:span text:style-name="T22_208">elegi</text:span><text:span text:style-name="T22_209"><text:s/></text:span><text:span text:style-name="T22_210">os</text:span><text:span text:style-name="T22_211"><text:s/></text:span><text:span text:style-name="T22_212">grandes</text:span><text:span text:style-name="T22_213"><text:s/></text:span><text:span text:style-name="T22_214">edifícios</text:span><text:span text:style-name="T22_215"><text:s/></text:span><text:span text:style-name="T22_216">modernistas</text:span><text:span text:style-name="T22_217">,<text:s/></text:span><text:span text:style-name="T22_218">aqueles</text:span><text:span text:style-name="T22_219"><text:s/></text:span><text:span text:style-name="T22_220">de</text:span><text:span text:style-name="T22_221"><text:s/></text:span><text:span text:style-name="T22_222">Lina</text:span><text:span text:style-name="T22_223"><text:s/></text:span><text:span text:style-name="T22_224">Bo</text:span><text:span text:style-name="T22_225"><text:s/></text:span><text:span text:style-name="T22_226">Bardi</text:span><text:span text:style-name="T22_227">,<text:s/></text:span><text:span text:style-name="T22_228">que</text:span><text:span text:style-name="T22_229"><text:s/></text:span><text:span text:style-name="T22_230">amo</text:span><text:span text:style-name="T22_231">,<text:s/></text:span><text:span text:style-name="T22_232">desmistificando</text:span><text:span text:style-name="T22_233"><text:s/></text:span><text:span text:style-name="T22_234">a</text:span><text:span text:style-name="T22_235"><text:s/></text:span><text:span text:style-name="T22_236">pirâmide</text:span><text:span text:style-name="T22_237"><text:s/></text:span><text:span text:style-name="T22_238">da</text:span><text:span text:style-name="T22_239"><text:s/></text:span><text:span text:style-name="T22_240">Fiesp</text:span><text:span text:style-name="T22_241"><text:s/></text:span><text:span text:style-name="T22_242">na</text:span><text:span text:style-name="T22_243"><text:s/></text:span><text:span text:style-name="T22_244">Paulista</text:span><text:span text:style-name="T22_245">.<text:s/></text:span><text:span text:style-name="T22_246">Em</text:span><text:span text:style-name="T22_247"><text:s/></text:span><text:span text:style-name="T22_248">suma</text:span><text:span text:style-name="T22_249">,<text:s/></text:span><text:span text:style-name="T22_250">os</text:span><text:span text:style-name="T22_251"><text:s/></text:span><text:span text:style-name="T22_252">trabalhos</text:span><text:span text:style-name="T22_253"><text:s/></text:span><text:span text:style-name="T22_254">sobre</text:span><text:span text:style-name="T22_255"><text:s/></text:span><text:span text:style-name="T22_256">e</text:span><text:span text:style-name="T22_257"><text:s/></text:span><text:span text:style-name="T22_258">com</text:span><text:span text:style-name="T22_259"><text:s/></text:span><text:span text:style-name="T22_260">as</text:span><text:span text:style-name="T22_261"><text:s/></text:span><text:span text:style-name="T22_262">imagens</text:span><text:span text:style-name="T22_263"><text:s/></text:span><text:span text:style-name="T22_264">eram</text:span><text:span text:style-name="T22_265"><text:s/></text:span><text:span text:style-name="T22_266">dialógicos</text:span><text:span text:style-name="T22_267"><text:s/></text:span><text:span text:style-name="T22_268">com</text:span><text:span text:style-name="T22_269"><text:s/></text:span><text:span text:style-name="T22_270">a</text:span><text:span text:style-name="T22_271"><text:s/></text:span><text:span text:style-name="T22_272">escrita</text:span><text:span text:style-name="T22_273">.<text:s/></text:span></text:p>
      <text:p text:style-name="P23"><text:span text:style-name="T23_1">Posteriormente</text:span><text:span text:style-name="T23_2">,<text:s/></text:span><text:span text:style-name="T23_3">e</text:span><text:span text:style-name="T23_4"><text:s/></text:span><text:span text:style-name="T23_5">de</text:span><text:span text:style-name="T23_6"><text:s/></text:span><text:span text:style-name="T23_7">novo</text:span><text:span text:style-name="T23_8"><text:s/></text:span><text:span text:style-name="T23_9">por</text:span><text:span text:style-name="T23_10"><text:s/></text:span><text:span text:style-name="T23_11">acaso</text:span><text:span text:style-name="T23_12">,<text:s/></text:span><text:span text:style-name="T23_13">encontrei</text:span><text:span text:style-name="T23_14"><text:s/></text:span><text:span text:style-name="T23_15">um</text:span><text:span text:style-name="T23_16"><text:s/></text:span><text:span text:style-name="T23_17">cacique</text:span><text:span text:style-name="T23_18"><text:s/></text:span><text:span text:style-name="T23_19">xavante</text:span><text:span text:style-name="T23_20"><text:s/>–<text:s/></text:span><text:span text:style-name="T23_21">Domingos</text:span><text:span text:style-name="T23_22"><text:s/></text:span><text:span text:style-name="T23_23">Mahoro</text:span><text:span text:style-name="T23_24">’</text:span><text:span text:style-name="T23_25">e</text:span><text:span text:style-name="T23_26">’</text:span><text:span text:style-name="T23_27">o</text:span><text:span text:style-name="T23_28"><text:s/>–,<text:s/></text:span><text:span text:style-name="T23_29">que</text:span><text:span text:style-name="T23_30"><text:s/></text:span><text:span text:style-name="T23_31">me</text:span><text:span text:style-name="T23_32"><text:s/></text:span><text:span text:style-name="T23_33">convidou</text:span><text:span text:style-name="T23_34"><text:s/></text:span><text:span text:style-name="T23_35">para</text:span><text:span text:style-name="T23_36"><text:s/></text:span><text:span text:style-name="T23_37">visitar</text:span><text:span text:style-name="T23_38"><text:s/></text:span><text:span text:style-name="T23_39">sua</text:span><text:span text:style-name="T23_40"><text:s/></text:span><text:span text:style-name="T23_41">aldeia</text:span><text:span text:style-name="T23_42">.<text:s/></text:span><text:span text:style-name="T23_43">Então</text:span><text:span text:style-name="T23_44">,<text:s/></text:span><text:span text:style-name="T23_45">finalmente</text:span><text:span text:style-name="T23_46"><text:s/></text:span><text:span text:style-name="T23_47">comecei</text:span><text:span text:style-name="T23_48"><text:s/></text:span><text:span text:style-name="T23_49">a</text:span><text:span text:style-name="T23_50"><text:s/></text:span><text:span text:style-name="T23_51">fazer</text:span><text:span text:style-name="T23_52"><text:s/></text:span><text:span text:style-name="T23_53">pesquisas</text:span><text:span text:style-name="T23_54"><text:s/></text:span><text:span text:style-name="T23_55">indígenas</text:span><text:span text:style-name="T23_56"><text:s/></text:span><text:span text:style-name="T23_57">no</text:span><text:span text:style-name="T23_58"><text:s/></text:span><text:span text:style-name="T23_59">Mato</text:span><text:span text:style-name="T23_60"><text:s/></text:span><text:span text:style-name="T23_61">Grosso</text:span><text:span text:style-name="T23_62">,<text:s/></text:span><text:span text:style-name="T23_63">entre</text:span><text:span text:style-name="T23_64"><text:s/></text:span><text:span text:style-name="T23_65">os</text:span><text:span text:style-name="T23_66"><text:s/></text:span><text:span text:style-name="T23_67">Xavantes</text:span><text:span text:style-name="T23_68"><text:s/></text:span><text:span text:style-name="T23_69">e</text:span><text:span text:style-name="T23_70"><text:s/></text:span><text:span text:style-name="T23_71">depois</text:span><text:span text:style-name="T23_72"><text:s/></text:span><text:span text:style-name="T23_73">entre</text:span><text:span text:style-name="T23_74"><text:s/></text:span><text:span text:style-name="T23_75">os</text:span><text:span text:style-name="T23_76"><text:s/></text:span><text:span text:style-name="T23_77">Bororos</text:span><text:span text:style-name="T23_78">.<text:s/></text:span><text:span text:style-name="T23_79">A</text:span><text:span text:style-name="T23_80"><text:s/></text:span><text:span text:style-name="T23_81">participação</text:span><text:span text:style-name="T23_82"><text:s/></text:span><text:span text:style-name="T23_83">nos</text:span><text:span text:style-name="T23_84"><text:s/></text:span><text:span text:style-name="T23_85">rituais</text:span><text:span text:style-name="T23_86"><text:s/></text:span><text:span text:style-name="T23_87">xavantes</text:span><text:span text:style-name="T23_88"><text:s/></text:span><text:span text:style-name="T23_89">de</text:span><text:span text:style-name="T23_90"><text:s/></text:span><text:span text:style-name="T23_91">furação</text:span><text:span text:style-name="T23_92"><text:s/></text:span><text:span text:style-name="T23_93">das</text:span><text:span text:style-name="T23_94"><text:s/></text:span><text:span text:style-name="T23_95">orelhas</text:span><text:span text:style-name="T23_96"><text:s/></text:span><text:span text:style-name="T23_97">e</text:span><text:span text:style-name="T23_98"><text:s/></text:span><text:span text:style-name="T23_99">no</text:span><text:span text:style-name="T23_100"><text:s/></text:span><text:span text:style-name="T23_101">funeral</text:span><text:span text:style-name="T23_102"><text:s/></text:span><text:span text:style-name="T23_103">bororo</text:span><text:span text:style-name="T23_104"><text:s/></text:span><text:span text:style-name="T23_105">foram</text:span><text:span text:style-name="T23_106"><text:s/></text:span><text:span text:style-name="T23_107">as</text:span><text:span text:style-name="T23_108"><text:s/></text:span><text:span text:style-name="T23_109">experiências</text:span><text:span text:style-name="T23_110"><text:s/></text:span><text:span text:style-name="T23_111">da</text:span><text:span text:style-name="T23_112"><text:s/></text:span><text:span text:style-name="T23_113">minha</text:span><text:span text:style-name="T23_114"><text:s/></text:span><text:span text:style-name="T23_115">vida</text:span><text:span text:style-name="T23_116">.<text:s/></text:span><text:span text:style-name="T23_117">As</text:span><text:span text:style-name="T23_118"><text:s/></text:span><text:span text:style-name="T23_119">imagens</text:span><text:span text:style-name="T23_120"><text:s/></text:span><text:span text:style-name="T23_121">foram</text:span><text:span text:style-name="T23_122"><text:s/></text:span><text:span text:style-name="T23_123">sempre</text:span><text:span text:style-name="T23_124"><text:s/></text:span><text:span text:style-name="T23_125">decisivas</text:span><text:span text:style-name="T23_126">,<text:s/></text:span><text:span text:style-name="T23_127">mas</text:span><text:span text:style-name="T23_128">,<text:s/></text:span><text:span text:style-name="T23_129">para</text:span><text:span text:style-name="T23_130"><text:s/></text:span><text:span text:style-name="T23_131">minha</text:span><text:span text:style-name="T23_132"><text:s/></text:span><text:span text:style-name="T23_133">grande</text:span><text:span text:style-name="T23_134"><text:s/></text:span><text:span text:style-name="T23_135">surpresa</text:span><text:span text:style-name="T23_136">,<text:s/></text:span><text:span text:style-name="T23_137">no</text:span><text:span text:style-name="T23_138"><text:s/></text:span><text:span text:style-name="T23_139">começo</text:span><text:span text:style-name="T23_140"><text:s/></text:span><text:span text:style-name="T23_141">eram</text:span><text:span text:style-name="T23_142"><text:s/></text:span><text:span text:style-name="T23_143">como</text:span><text:span text:style-name="T23_144"><text:s/></text:span><text:span text:style-name="T23_145">um</text:span><text:span text:style-name="T23_146"><text:s/></text:span><text:span text:style-name="T23_147">desafio</text:span><text:span text:style-name="T23_148"><text:s/></text:span><text:span text:style-name="T23_149">e</text:span><text:span text:style-name="T23_150"><text:s/></text:span><text:span text:style-name="T23_151">se</text:span><text:span text:style-name="T23_152"><text:s/></text:span><text:span text:style-name="T23_153">transformaram</text:span><text:span text:style-name="T23_154"><text:s/></text:span><text:span text:style-name="T23_155">em</text:span><text:span text:style-name="T23_156"><text:s/></text:span><text:span text:style-name="T23_157">um</text:span><text:span text:style-name="T23_158"><text:s/></text:span><text:span text:style-name="T23_159">prazer</text:span><text:span text:style-name="T23_160">.<text:s/></text:span><text:span text:style-name="T23_161">Entre</text:span><text:span text:style-name="T23_162"><text:s/></text:span><text:span text:style-name="T23_163">essas</text:span><text:span text:style-name="T23_164"><text:s/></text:span><text:span text:style-name="T23_165">duas</text:span><text:span text:style-name="T23_166"><text:s/></text:span><text:span text:style-name="T23_167">culturas</text:span><text:span text:style-name="T23_168">,<text:s/></text:span><text:span text:style-name="T23_169">havia</text:span><text:span text:style-name="T23_170"><text:s/></text:span><text:span text:style-name="T23_171">pessoas</text:span><text:span text:style-name="T23_172"><text:s/></text:span><text:span text:style-name="T23_173">como</text:span><text:span text:style-name="T23_174"><text:s/></text:span><text:span text:style-name="T23_175">Divino</text:span><text:span text:style-name="T23_176"><text:s/>(</text:span><text:span text:style-name="T23_177">xavante</text:span><text:span text:style-name="T23_178">)<text:s/></text:span><text:span text:style-name="T23_179">e</text:span><text:span text:style-name="T23_180"><text:s/></text:span><text:span text:style-name="T23_181">Paulinho</text:span><text:span text:style-name="T23_182"><text:s/>(<text:s/></text:span><text:span text:style-name="T23_183">bororo</text:span><text:span text:style-name="T23_184">)<text:s/></text:span><text:span text:style-name="T23_185">que</text:span><text:span text:style-name="T23_186"><text:s/></text:span><text:span text:style-name="T23_187">usaram</text:span><text:span text:style-name="T23_188"><text:s/></text:span><text:span text:style-name="T23_189">o</text:span><text:span text:style-name="T23_190"><text:s/></text:span><text:span text:style-name="T23_191">vídeo</text:span><text:span text:style-name="T23_192">.<text:s/></text:span><text:span text:style-name="T23_193">Daí</text:span><text:span text:style-name="T23_194"><text:s/></text:span><text:span text:style-name="T23_195">a</text:span><text:span text:style-name="T23_196"><text:s/></text:span><text:span text:style-name="T23_197">minha</text:span><text:span text:style-name="T23_198"><text:s/></text:span><text:span text:style-name="T23_199">posição</text:span><text:span text:style-name="T23_200"><text:s/></text:span><text:span text:style-name="T23_201">atual</text:span><text:span text:style-name="T23_202"><text:s/></text:span><text:span text:style-name="T23_203">com</text:span><text:span text:style-name="T23_204"><text:s/></text:span><text:span text:style-name="T23_205">base</text:span><text:span text:style-name="T23_206"><text:s/></text:span><text:span text:style-name="T23_207">na</text:span><text:span text:style-name="T23_208"><text:s/></text:span><text:span text:style-name="T23_209">autorrepresentação</text:span><text:span text:style-name="T23_210"><text:s/>(2),<text:s/></text:span><text:span text:style-name="T23_211">ou</text:span><text:span text:style-name="T23_212"><text:s/></text:span><text:span text:style-name="T23_213">melhor</text:span><text:span text:style-name="T23_214">,<text:s/></text:span><text:span text:style-name="T23_215">uma</text:span><text:span text:style-name="T23_216"><text:s/></text:span><text:span text:style-name="T23_217">tensão</text:span><text:span text:style-name="T23_218"><text:s/></text:span><text:span text:style-name="T23_219">dialógica</text:span><text:span text:style-name="T23_220"><text:s/></text:span><text:span text:style-name="T23_221">e</text:span><text:span text:style-name="T23_222"><text:s/></text:span><text:span text:style-name="T23_223">até</text:span><text:span text:style-name="T23_224"><text:s/></text:span><text:span text:style-name="T23_225">conflitos</text:span><text:span text:style-name="T23_226"><text:s/></text:span><text:span text:style-name="T23_227">entre</text:span><text:span text:style-name="T23_228"><text:s/></text:span><text:span text:style-name="T23_229"><office:annotation><dc:creator/><text:p text:style-name="P24"><text:span text:style-name="T24_1">representacao</text:span><text:span text:style-name="T24_2"><text:s/></text:span><text:span text:style-name="T24_3">de</text:span><text:span text:style-name="T24_4"><text:s/></text:span><text:span text:style-name="T24_5">si</text:span><text:span text:style-name="T24_6"><text:s/></text:span><text:span text:style-name="T24_7">e</text:span><text:span text:style-name="T24_8"><text:s/></text:span><text:span text:style-name="T24_9">do</text:span><text:span text:style-name="T24_10"><text:s/></text:span><text:span text:style-name="T24_11">que</text:span><text:span text:style-name="T24_12"><text:s/></text:span><text:span text:style-name="T24_13">é</text:span><text:span text:style-name="T24_14"><text:s/></text:span><text:span text:style-name="T24_15">diferente</text:span><text:span text:style-name="T24_16"><text:s/></text:span><text:span text:style-name="T24_17">de</text:span><text:span text:style-name="T24_18"><text:s/></text:span><text:span text:style-name="T24_19">si</text:span><text:span text:style-name="T24_20">?</text:span></text:p></office:annotation></text:span><text:span text:style-name="T24_21">auto</text:span><text:span text:style-name="T24_22"><text:s/></text:span><text:span text:style-name="T24_23">e</text:span><text:span text:style-name="T24_24"><text:s/></text:span><text:span text:style-name="T24_25">heterorrepresentação</text:span><text:span text:style-name="T24_26">.<text:s/></text:span><text:span text:style-name="T24_27">No</text:span><text:span text:style-name="T24_28"><text:s/></text:span><text:span text:style-name="T24_29">fim</text:span><text:span text:style-name="T24_30"><text:s/></text:span><text:span text:style-name="T24_31">de</text:span><text:span text:style-name="T24_32"><text:s/></text:span><text:span text:style-name="T24_33">meu</text:span><text:span text:style-name="T24_34"><text:s/></text:span><text:span text:style-name="T24_35">atual</text:span><text:span text:style-name="T24_36"><text:s/></text:span><text:span text:style-name="T24_37">projeto</text:span><text:span text:style-name="T24_38">,<text:s/></text:span><text:span text:style-name="T24_39">o</text:span><text:span text:style-name="T24_40"><text:s/></text:span><text:span text:style-name="T24_41">pressuposto</text:span><text:span text:style-name="T24_42"><text:s/></text:span><text:span text:style-name="T24_43">que</text:span><text:span text:style-name="T24_44"><text:s/></text:span><text:span text:style-name="T24_45">considero</text:span><text:span text:style-name="T24_46"><text:s/></text:span><text:span text:style-name="T24_47">fundamental</text:span><text:span text:style-name="T24_48"><text:s/></text:span><text:span text:style-name="T24_49">para</text:span><text:span text:style-name="T24_50"><text:s/></text:span><text:span text:style-name="T24_51">muitos</text:span><text:span text:style-name="T24_52"><text:s/></text:span><text:span text:style-name="T24_53">pontos</text:span><text:span text:style-name="T24_54"><text:s/></text:span><text:span text:style-name="T24_55">de</text:span><text:span text:style-name="T24_56"><text:s/></text:span><text:span text:style-name="T24_57">vista</text:span><text:span text:style-name="T24_58"><text:s/></text:span><text:span text:style-name="T24_59">é</text:span><text:span text:style-name="T24_60"><text:s/></text:span><text:span text:style-name="T24_61">a</text:span><text:span text:style-name="T24_62"><text:s/></text:span><text:span text:style-name="T24_63">relação</text:span><text:span text:style-name="T24_64"><text:s/></text:span><text:span text:style-name="T24_65">aldeia</text:span><text:span text:style-name="T24_66">-</text:span><text:span text:style-name="T24_67">metrópole</text:span><text:span text:style-name="T24_68">.<text:s/></text:span><text:span text:style-name="T24_69">Ou</text:span><text:span text:style-name="T24_70"><text:s/></text:span><text:span text:style-name="T24_71">seja</text:span><text:span text:style-name="T24_72">,<text:s/></text:span><text:span text:style-name="T24_73"><office:annotation><dc:creator/><text:p text:style-name="P25"><text:span text:style-name="T25_1">Excelente</text:span><text:span text:style-name="T25_2"><text:s/></text:span><text:span text:style-name="T25_3">para</text:span><text:span text:style-name="T25_4"><text:s/></text:span><text:span text:style-name="T25_5">citação</text:span><text:span text:style-name="T25_6"><text:s/></text:span><text:span text:style-name="T25_7">na</text:span><text:span text:style-name="T25_8"><text:s/></text:span><text:span text:style-name="T25_9">tese</text:span><text:span text:style-name="T25_10">.</text:span></text:p></office:annotation></text:span><text:span text:style-name="T25_11">uma</text:span><text:span text:style-name="T25_12"><text:s/></text:span><text:span text:style-name="T25_13">etnografia</text:span><text:span text:style-name="T25_14"><text:s/></text:span><text:span text:style-name="T25_15">que</text:span><text:span text:style-name="T25_16"><text:s/></text:span><text:span text:style-name="T25_17">transita</text:span><text:span text:style-name="T25_18"><text:s/></text:span><text:span text:style-name="T25_19">entre</text:span><text:span text:style-name="T25_20"><text:s/></text:span><text:span text:style-name="T25_21">as</text:span><text:span text:style-name="T25_22"><text:s/></text:span><text:span text:style-name="T25_23">culturas</text:span><text:span text:style-name="T25_24"><text:s/></text:span><text:span text:style-name="T25_25">indígenas</text:span><text:span text:style-name="T25_26"><text:s/></text:span><text:span text:style-name="T25_27">e</text:span><text:span text:style-name="T25_28"><text:s/></text:span><text:span text:style-name="T25_29">urbanas</text:span><text:span text:style-name="T25_30"><text:s/></text:span><text:span text:style-name="T25_31">para</text:span><text:span text:style-name="T25_32"><text:s/></text:span><text:span text:style-name="T25_33">encontrar</text:span><text:span text:style-name="T25_34"><text:s/></text:span><text:span text:style-name="T25_35">pontos</text:span><text:span text:style-name="T25_36"><text:s/></text:span><text:span text:style-name="T25_37">de</text:span><text:span text:style-name="T25_38"><text:s/></text:span><text:span text:style-name="T25_39">contato</text:span><text:span text:style-name="T25_40"><text:s/></text:span><text:span text:style-name="T25_41">ou</text:span><text:span text:style-name="T25_42"><text:s/></text:span><text:span text:style-name="T25_43">de</text:span><text:span text:style-name="T25_44"><text:s/></text:span><text:span text:style-name="T25_45">diferença</text:span><text:span text:style-name="T25_46">,<text:s/></text:span><text:span text:style-name="T25_47">de</text:span><text:span text:style-name="T25_48"><text:s/></text:span><text:span text:style-name="T25_49">conflito</text:span><text:span text:style-name="T25_50">,<text:s/></text:span><text:span text:style-name="T25_51">de</text:span><text:span text:style-name="T25_52"><text:s/></text:span><text:span text:style-name="T25_53">sincretismo</text:span><text:span text:style-name="T25_54"><text:s/></text:span><text:span text:style-name="T25_55">cultural</text:span><text:span text:style-name="T25_56">.<text:s/></text:span><text:span text:style-name="T25_57">Assim</text:span><text:span text:style-name="T25_58">,<text:s/></text:span><text:span text:style-name="T25_59"><office:annotation><dc:creator/><text:p text:style-name="P26"><text:span text:style-name="T26_1">Conceituação</text:span><text:span text:style-name="T26_2">-</text:span><text:span text:style-name="T26_3">chave</text:span><text:span text:style-name="T26_4"><text:s/></text:span><text:span text:style-name="T26_5">para</text:span><text:span text:style-name="T26_6"><text:s text:c="2"/></text:span><text:span text:style-name="T26_7">a</text:span><text:span text:style-name="T26_8"><text:s/></text:span><text:span text:style-name="T26_9">transição</text:span><text:span text:style-name="T26_10"><text:s/></text:span><text:span text:style-name="T26_11">que</text:span><text:span text:style-name="T26_12"><text:s/>(</text:span><text:span text:style-name="T26_13">supostamente</text:span><text:span text:style-name="T26_14">)<text:s/></text:span><text:span text:style-name="T26_15">estamos</text:span><text:span text:style-name="T26_16"><text:s/></text:span><text:span text:style-name="T26_17">vivendo</text:span><text:span text:style-name="T26_18">.</text:span></text:p></office:annotation></text:span><text:span text:style-name="T26_19">comunicação</text:span><text:span text:style-name="T26_20">-</text:span><text:span text:style-name="T26_21">cultura</text:span><text:span text:style-name="T26_22">-</text:span><text:span text:style-name="T26_23">consumo</text:span><text:span text:style-name="T26_24"><text:s/></text:span><text:span text:style-name="T26_25">desempenham</text:span><text:span text:style-name="T26_26"><text:s/></text:span><text:span text:style-name="T26_27">um</text:span><text:span text:style-name="T26_28"><text:s/></text:span><text:span text:style-name="T26_29">papel</text:span><text:span text:style-name="T26_30"><text:s/></text:span><text:span text:style-name="T26_31">sempre</text:span><text:span text:style-name="T26_32"><text:s/></text:span><text:span text:style-name="T26_33">mais</text:span><text:span text:style-name="T26_34"><text:s/></text:span><text:span text:style-name="T26_35">importante</text:span><text:span text:style-name="T26_36"><text:s/></text:span><text:span text:style-name="T26_37">na</text:span><text:span text:style-name="T26_38"><text:s/></text:span><text:span text:style-name="T26_39">metrópole</text:span><text:span text:style-name="T26_40"><text:s/></text:span><text:span text:style-name="T26_41">contemporânea</text:span><text:span text:style-name="T26_42"><text:s/></text:span><text:span text:style-name="T26_43">e</text:span><text:span text:style-name="T26_44">,<text:s/></text:span><text:span text:style-name="T26_45">simetricamente</text:span><text:span text:style-name="T26_46">,<text:s/></text:span><text:span text:style-name="T26_47">o</text:span><text:span text:style-name="T26_48"><text:s/></text:span><text:span text:style-name="T26_49">conceito</text:span><text:span text:style-name="T26_50"><text:s/></text:span><text:span text:style-name="T26_51">de</text:span><text:span text:style-name="T26_52"><text:s/></text:span><text:span text:style-name="T26_53">moderno</text:span><text:span text:style-name="T26_54"><text:s/></text:span><text:span text:style-name="T26_55">está</text:span><text:span text:style-name="T26_56"><text:s/></text:span><text:span text:style-name="T26_57">em</text:span><text:span text:style-name="T26_58"><text:s/></text:span><text:span text:style-name="T26_59">evidente</text:span><text:span text:style-name="T26_60"><text:s/></text:span><text:span text:style-name="T26_61">declínio</text:span><text:span text:style-name="T26_62">.</text:span></text:p>
      <text:p text:style-name="P27"/>
      <text:p text:style-name="P28"/>
      <text:p text:style-name="P29"><text:span text:style-name="T29_1">-<text:s/></text:span><text:span text:style-name="T29_2">Gregory</text:span><text:span text:style-name="T29_3"><text:s/></text:span><text:span text:style-name="T29_4">Bateson</text:span><text:span text:style-name="T29_5">:<text:s/></text:span><text:span text:style-name="T29_6">etn</text:span><text:span text:style-name="T29_7">ó</text:span><text:span text:style-name="T29_8">grafo</text:span><text:span text:style-name="T29_9"><text:s/></text:span><text:span text:style-name="T29_10">da</text:span><text:span text:style-name="T29_11"><text:s/></text:span><text:span text:style-name="T29_12">complexidade</text:span></text:p>
      <text:p text:style-name="P30"><text:span text:style-name="T30_1">Por</text:span><text:span text:style-name="T30_2"><text:s/></text:span><text:span text:style-name="T30_3">tudo</text:span><text:span text:style-name="T30_4"><text:s/></text:span><text:span text:style-name="T30_5">isso</text:span><text:span text:style-name="T30_6">,<text:s/></text:span><text:span text:style-name="T30_7">meu</text:span><text:span text:style-name="T30_8"><text:s/></text:span><text:span text:style-name="T30_9">trabalho</text:span><text:span text:style-name="T30_10"><text:s/></text:span><text:span text:style-name="T30_11">é</text:span><text:span text:style-name="T30_12"><text:s/></text:span><text:span text:style-name="T30_13">diretamente</text:span><text:span text:style-name="T30_14"><text:s/></text:span><text:span text:style-name="T30_15">influenciado</text:span><text:span text:style-name="T30_16"><text:s/></text:span><text:span text:style-name="T30_17">por</text:span><text:span text:style-name="T30_18"><text:s/></text:span><text:span text:style-name="T30_19">Gregory</text:span><text:span text:style-name="T30_20"><text:s/></text:span><text:span text:style-name="T30_21">Bateson</text:span><text:span text:style-name="T30_22">.</text:span><text:span text:style-name="T30_23"><text:s/></text:span><text:span text:style-name="T30_24">Admiro</text:span><text:span text:style-name="T30_25">-</text:span><text:span text:style-name="T30_26">o</text:span><text:span text:style-name="T30_27"><text:s/></text:span><text:span text:style-name="T30_28">e</text:span><text:span text:style-name="T30_29">,<text:s/></text:span><text:span text:style-name="T30_30">ao</text:span><text:span text:style-name="T30_31"><text:s/></text:span><text:span text:style-name="T30_32">mesmo</text:span><text:span text:style-name="T30_33"><text:s/></text:span><text:span text:style-name="T30_34">tempo</text:span><text:span text:style-name="T30_35">,<text:s/></text:span><text:span text:style-name="T30_36">tento</text:span><text:span text:style-name="T30_37"><text:s/></text:span><text:span text:style-name="T30_38">identificar</text:span><text:span text:style-name="T30_39"><text:s/></text:span><text:span text:style-name="T30_40">algumas</text:span><text:span text:style-name="T30_41"><text:s/></text:span><text:span text:style-name="T30_42">limitações</text:span><text:span text:style-name="T30_43"><text:s/></text:span><text:span text:style-name="T30_44">em</text:span><text:span text:style-name="T30_45"><text:s/></text:span><text:span text:style-name="T30_46">seu</text:span><text:span text:style-name="T30_47"><text:s/></text:span><text:span text:style-name="T30_48">contexto</text:span><text:span text:style-name="T30_49"><text:s/></text:span><text:span text:style-name="T30_50">histórico</text:span><text:span text:style-name="T30_51"><text:s/></text:span><text:span text:style-name="T30_52">e</text:span><text:span text:style-name="T30_53"><text:s/></text:span><text:span text:style-name="T30_54">cultural</text:span><text:span text:style-name="T30_55">.<text:s/></text:span><text:span text:style-name="T30_56">O</text:span><text:span text:style-name="T30_57"><text:s/></text:span><text:span text:style-name="T30_58">livro</text:span><text:span text:style-name="T30_59"><text:s/></text:span><text:span text:style-name="T30_60">de</text:span><text:span text:style-name="T30_61"><text:s/></text:span><text:span text:style-name="T30_62">autoria</text:span><text:span text:style-name="T30_63"><text:s/></text:span><text:span text:style-name="T30_64">de</text:span><text:span text:style-name="T30_65"><text:s/></text:span><text:span text:style-name="T30_66">Bateson</text:span><text:span text:style-name="T30_67"><text:s/></text:span><text:span text:style-name="T30_68">que</text:span><text:span text:style-name="T30_69"><text:s/></text:span><text:span text:style-name="T30_70">mais</text:span><text:span text:style-name="T30_71"><text:s/></text:span><text:span text:style-name="T30_72">me</text:span><text:span text:style-name="T30_73"><text:s/></text:span><text:span text:style-name="T30_74">impressionou</text:span><text:span text:style-name="T30_75"><text:s/></text:span><text:span text:style-name="T30_76">foi</text:span><text:span text:style-name="T30_77"><text:s/></text:span><text:span text:style-name="T30_78"><office:annotation><dc:creator/><text:p text:style-name="P31"><text:span text:style-name="T31_1">Bela</text:span><text:span text:style-name="T31_2"><text:s/></text:span><text:span text:style-name="T31_3">recomendação</text:span><text:span text:style-name="T31_4"><text:s/></text:span><text:span text:style-name="T31_5">do</text:span><text:span text:style-name="T31_6"><text:s/></text:span><text:span text:style-name="T31_7">livro</text:span><text:span text:style-name="T31_8">.</text:span></text:p></office:annotation></text:span><text:span text:style-name="T31_9">Balinese</text:span><text:span text:style-name="T31_10"><text:s/></text:span><text:span text:style-name="T31_11">Character</text:span><text:span text:style-name="T31_12"><text:s/>(4)<text:s/>–</text:span><text:span text:style-name="T31_13"><text:s/></text:span><text:span text:style-name="T31_14">na</text:span><text:span text:style-name="T31_15"><text:s/></text:span><text:span text:style-name="T31_16">minha</text:span><text:span text:style-name="T31_17"><text:s/></text:span><text:span text:style-name="T31_18">opinião</text:span><text:span text:style-name="T31_19">,<text:s/></text:span><text:span text:style-name="T31_20">a</text:span><text:span text:style-name="T31_21"><text:s/></text:span><text:span text:style-name="T31_22">melhor</text:span><text:span text:style-name="T31_23"><text:s/></text:span><text:span text:style-name="T31_24">pesquisa</text:span><text:span text:style-name="T31_25"><text:s/></text:span><text:span text:style-name="T31_26">etnográfica</text:span><text:span text:style-name="T31_27"><text:s/></text:span><text:span text:style-name="T31_28">já</text:span><text:span text:style-name="T31_29"><text:s/></text:span><text:span text:style-name="T31_30">realizada</text:span><text:span text:style-name="T31_31"><text:s/></text:span><text:span text:style-name="T31_32">com</text:span><text:span text:style-name="T31_33"><text:s/></text:span><text:span text:style-name="T31_34">uma</text:span><text:span text:style-name="T31_35"><text:s/></text:span><text:span text:style-name="T31_36">câmara</text:span><text:span text:style-name="T31_37"><text:s/></text:span><text:span text:style-name="T31_38">de</text:span><text:span text:style-name="T31_39"><text:s/></text:span><text:span text:style-name="T31_40">filmar</text:span><text:span text:style-name="T31_41"><text:s/></text:span><text:span text:style-name="T31_42">e</text:span><text:span text:style-name="T31_43"><text:s/></text:span><text:span text:style-name="T31_44">fotografar</text:span><text:span text:style-name="T31_45">.<text:s/></text:span><text:span text:style-name="T31_46">Insuperável</text:span><text:span text:style-name="T31_47">.<text:s/></text:span><text:span text:style-name="T31_48">O</text:span><text:span text:style-name="T31_49"><text:s/></text:span><text:span text:style-name="T31_50">conceito</text:span><text:span text:style-name="T31_51"><text:s/></text:span><text:span text:style-name="T31_52">de</text:span><text:span text:style-name="T31_53"><text:s/></text:span><text:span text:style-name="T31_54">uma</text:span><text:span text:style-name="T31_55"><text:s/></text:span><text:span text:style-name="T31_56">sequência</text:span><text:span text:style-name="T31_57"><text:s/></text:span><text:span text:style-name="T31_58">que</text:span><text:span text:style-name="T31_59"><text:s/></text:span><text:span text:style-name="T31_60">define</text:span><text:span text:style-name="T31_61"><text:s/></text:span><text:span text:style-name="T31_62">um</text:span><text:span text:style-name="T31_63"><text:s/></text:span><text:span text:style-name="T31_64">traço</text:span><text:span text:style-name="T31_65"><text:s/></text:span><text:span text:style-name="T31_66">cultural</text:span><text:span text:style-name="T31_67"><text:s/>(</text:span><text:span text:style-name="T31_68">por</text:span><text:span text:style-name="T31_69"><text:s/></text:span><text:span text:style-name="T31_70">exemplo</text:span><text:span text:style-name="T31_71">,<text:s/></text:span><text:span text:style-name="T31_72">o</text:span><text:span text:style-name="T31_73"><text:s/></text:span><text:span text:style-name="T31_74">aleitamento</text:span><text:span text:style-name="T31_75"><text:s/></text:span><text:span text:style-name="T31_76">ou</text:span><text:span text:style-name="T31_77"><text:s/></text:span><text:span text:style-name="T31_78">o</text:span><text:span text:style-name="T31_79"><text:s/></text:span><text:span text:style-name="T31_80">transe</text:span><text:span text:style-name="T31_81">)<text:s/></text:span><text:span text:style-name="T31_82">constitui</text:span><text:span text:style-name="T31_83"><text:s/></text:span><text:span text:style-name="T31_84">a</text:span><text:span text:style-name="T31_85"><text:s/></text:span><text:span text:style-name="T31_86">base</text:span><text:span text:style-name="T31_87"><text:s/></text:span><text:span text:style-name="T31_88">para</text:span><text:span text:style-name="T31_89"><text:s/></text:span><text:span text:style-name="T31_90">minha</text:span><text:span text:style-name="T31_91"><text:s/></text:span><text:span text:style-name="T31_92">pesquisa</text:span><text:span text:style-name="T31_93"><text:s/></text:span><text:span text:style-name="T31_94">e</text:span><text:span text:style-name="T31_95"><text:s/></text:span><text:span text:style-name="T31_96">meu</text:span><text:span text:style-name="T31_97"><text:s/></text:span><text:span text:style-name="T31_98">ensino</text:span><text:span text:style-name="T31_99">.<text:s/></text:span><text:span text:style-name="T31_100">Sempre</text:span><text:span text:style-name="T31_101"><text:s/></text:span><text:span text:style-name="T31_102">que</text:span><text:span text:style-name="T31_103"><text:s/></text:span><text:span text:style-name="T31_104">o</text:span><text:span text:style-name="T31_105"><text:s/></text:span><text:span text:style-name="T31_106">mostro</text:span><text:span text:style-name="T31_107"><text:s/></text:span><text:span text:style-name="T31_108">a</text:span><text:span text:style-name="T31_109"><text:s/></text:span><text:span text:style-name="T31_110">sala</text:span><text:span text:style-name="T31_111"><text:s/></text:span><text:span text:style-name="T31_112">de</text:span><text:span text:style-name="T31_113"><text:s/></text:span><text:span text:style-name="T31_114">aula</text:span><text:span text:style-name="T31_115"><text:s/></text:span><text:span text:style-name="T31_116">forma</text:span><text:span text:style-name="T31_117">-</text:span><text:span text:style-name="T31_118">se</text:span><text:span text:style-name="T31_119"><text:s/></text:span><text:span text:style-name="T31_120">um</text:span><text:span text:style-name="T31_121"><text:s/></text:span><text:span text:style-name="T31_122">silêncio</text:span><text:span text:style-name="T31_123"><text:s/></text:span><text:span text:style-name="T31_124">atento</text:span><text:span text:style-name="T31_125"><text:s/></text:span><text:span text:style-name="T31_126">para</text:span><text:span text:style-name="T31_127"><text:s/></text:span><text:span text:style-name="T31_128">o</text:span><text:span text:style-name="T31_129"><text:s/></text:span><text:span text:style-name="T31_130">processo</text:span><text:span text:style-name="T31_131"><text:s/></text:span><text:span text:style-name="T31_132">de</text:span><text:span text:style-name="T31_133"><text:s/></text:span><text:span text:style-name="T31_134">investigação</text:span><text:span text:style-name="T31_135">,<text:s/></text:span><text:span text:style-name="T31_136">ponto</text:span><text:span text:style-name="T31_137"><text:s/></text:span><text:span text:style-name="T31_138">de</text:span><text:span text:style-name="T31_139"><text:s/></text:span><text:span text:style-name="T31_140">partida</text:span><text:span text:style-name="T31_141"><text:s/></text:span><text:span text:style-name="T31_142">para</text:span><text:span text:style-name="T31_143"><text:s/></text:span><text:span text:style-name="T31_144">o</text:span><text:span text:style-name="T31_145"><text:s/></text:span><text:span text:style-name="T31_146">desenvolvimento</text:span><text:span text:style-name="T31_147"><text:s/></text:span><text:span text:style-name="T31_148">posterior</text:span><text:span text:style-name="T31_149"><text:s/></text:span><text:span text:style-name="T31_150">de</text:span><text:span text:style-name="T31_151"><text:s/></text:span><text:span text:style-name="T31_152">conceitos</text:span><text:span text:style-name="T31_153"><text:s/></text:span><text:span text:style-name="T31_154">fundamentais</text:span><text:span text:style-name="T31_155">,<text:s/></text:span><text:span text:style-name="T31_156">como</text:span><text:span text:style-name="T31_157"><text:s/></text:span><text:span text:style-name="T31_158">o</text:span><text:span text:style-name="T31_159"><text:s/></text:span><text:span text:style-name="T31_160"><office:annotation><dc:creator/><text:p text:style-name="P32"><text:span text:style-name="T32_1">procurei</text:span><text:span text:style-name="T32_2"><text:s/></text:span><text:span text:style-name="T32_3">sobre</text:span><text:span text:style-name="T32_4"><text:s/></text:span><text:span text:style-name="T32_5">estes</text:span><text:span text:style-name="T32_6"><text:s/></text:span><text:span text:style-name="T32_7">conceitos</text:span><text:span text:style-name="T32_8">,<text:s/></text:span><text:span text:style-name="T32_9">sobre</text:span><text:span text:style-name="T32_10"><text:s/></text:span><text:span text:style-name="T32_11">os</text:span><text:span text:style-name="T32_12"><text:s/></text:span><text:span text:style-name="T32_13">quais</text:span><text:span text:style-name="T32_14"><text:s/></text:span><text:span text:style-name="T32_15">sei</text:span><text:span text:style-name="T32_16"><text:s/></text:span><text:span text:style-name="T32_17">apenas</text:span><text:span text:style-name="T32_18"><text:s/></text:span><text:span text:style-name="T32_19">superficialmente</text:span><text:span text:style-name="T32_20">.</text:span></text:p></office:annotation></text:span><text:span text:style-name="T32_21">duplo</text:span><text:span text:style-name="T32_22"><text:s/></text:span><text:span text:style-name="T32_23">vínculo</text:span><text:span text:style-name="T32_24"><text:s/>(</text:span><text:span text:style-name="T32_25">double</text:span><text:span text:style-name="T32_26"><text:s/></text:span><text:span text:style-name="T32_27">bind</text:span><text:span text:style-name="T32_28">)<text:s/></text:span><text:span text:style-name="T32_29">e</text:span><text:span text:style-name="T32_30"><text:s/></text:span><text:span text:style-name="T32_31">a</text:span><text:span text:style-name="T32_32"><text:s/></text:span><text:span text:style-name="T32_33">ecologia</text:span><text:span text:style-name="T32_34"><text:s/></text:span><text:span text:style-name="T32_35">da</text:span><text:span text:style-name="T32_36"><text:s/></text:span><text:span text:style-name="T32_37">mente</text:span><text:span text:style-name="T32_38">.<text:s/></text:span><text:span text:style-name="T32_39">O</text:span><text:span text:style-name="T32_40"><text:s/></text:span><text:span text:style-name="T32_41">primeiro</text:span><text:span text:style-name="T32_42"><text:s/></text:span><text:span text:style-name="T32_43">conceito</text:span><text:span text:style-name="T32_44"><text:s/>–<text:s/></text:span><text:span text:style-name="T32_45">o</text:span><text:span text:style-name="T32_46"><text:s/></text:span><text:span text:style-name="T32_47">duplo</text:span><text:span text:style-name="T32_48"><text:s/></text:span><text:span text:style-name="T32_49">vínculo</text:span><text:span text:style-name="T32_50"><text:s/>–<text:s/></text:span><text:span text:style-name="T32_51">foi</text:span><text:span text:style-name="T32_52"><text:s/></text:span><text:span text:style-name="T32_53">especialmente</text:span><text:span text:style-name="T32_54"><text:s/></text:span><text:span text:style-name="T32_55">aplicado</text:span><text:span text:style-name="T32_56"><text:s/></text:span><text:span text:style-name="T32_57">à</text:span><text:span text:style-name="T32_58"><text:s/></text:span><text:span text:style-name="T32_59">comunicação</text:span><text:span text:style-name="T32_60"><text:s/></text:span><text:span text:style-name="T32_61">visual</text:span><text:span text:style-name="T32_62">,<text:s/></text:span><text:span text:style-name="T32_63">por</text:span><text:span text:style-name="T32_64"><text:s/></text:span><text:span text:style-name="T32_65">meio</text:span><text:span text:style-name="T32_66"><text:s/></text:span><text:span text:style-name="T32_67">da</text:span><text:span text:style-name="T32_68"><text:s/></text:span><text:span text:style-name="T32_69">publicidade</text:span><text:span text:style-name="T32_70">,<text:s/></text:span><text:span text:style-name="T32_71">da</text:span><text:span text:style-name="T32_72"><text:s/></text:span><text:span text:style-name="T32_73">internet</text:span><text:span text:style-name="T32_74">,<text:s/></text:span><text:span text:style-name="T32_75">do</text:span><text:span text:style-name="T32_76"><text:s/></text:span><text:span text:style-name="T32_77">cinema</text:span><text:span text:style-name="T32_78"><text:s/></text:span><text:span text:style-name="T32_79">e</text:span><text:span text:style-name="T32_80"><text:s/></text:span><text:span text:style-name="T32_81">da</text:span><text:span text:style-name="T32_82"><text:s/></text:span><text:span text:style-name="T32_83">política</text:span><text:span text:style-name="T32_84">.<text:s/></text:span><text:span text:style-name="T32_85">Trata</text:span><text:span text:style-name="T32_86">-</text:span><text:span text:style-name="T32_87">se</text:span><text:span text:style-name="T32_88"><text:s/></text:span><text:span text:style-name="T32_89">de</text:span><text:span text:style-name="T32_90"><text:s/></text:span><text:span text:style-name="T32_91">um</text:span><text:span text:style-name="T32_92"><text:s/></text:span><text:span text:style-name="T32_93">conceito</text:span><text:span text:style-name="T32_94"><text:s/></text:span><text:span text:style-name="T32_95">que</text:span><text:span text:style-name="T32_96"><text:s/></text:span><text:span text:style-name="T32_97">perpassa</text:span><text:span text:style-name="T32_98"><text:s/></text:span><text:span text:style-name="T32_99">a</text:span><text:span text:style-name="T32_100"><text:s/></text:span><text:span text:style-name="T32_101">psicologia</text:span><text:span text:style-name="T32_102">,<text:s/></text:span><text:span text:style-name="T32_103">a</text:span><text:span text:style-name="T32_104"><text:s/></text:span><text:span text:style-name="T32_105">etnografia</text:span><text:span text:style-name="T32_106">,<text:s/></text:span><text:span text:style-name="T32_107">a</text:span><text:span text:style-name="T32_108"><text:s/></text:span><text:span text:style-name="T32_109">comunicação</text:span><text:span text:style-name="T32_110">,<text:s/></text:span><text:span text:style-name="T32_111">com</text:span><text:span text:style-name="T32_112"><text:s/></text:span><text:span text:style-name="T32_113">um</text:span><text:span text:style-name="T32_114"><text:s/></text:span><text:span text:style-name="T32_115">projeto</text:span><text:span text:style-name="T32_116"><text:s/></text:span><text:span text:style-name="T32_117">de</text:span><text:span text:style-name="T32_118"><text:s/></text:span><text:span text:style-name="T32_119">libertação</text:span><text:span text:style-name="T32_120">.<text:s/></text:span><text:span text:style-name="T32_121">Todos</text:span><text:span text:style-name="T32_122"><text:s/></text:span><text:span text:style-name="T32_123">os</text:span><text:span text:style-name="T32_124"><text:s/></text:span><text:span text:style-name="T32_125">alunos</text:span><text:span text:style-name="T32_126"><text:s/>(</text:span><text:span text:style-name="T32_127">inclusive</text:span><text:span text:style-name="T32_128"><text:s/></text:span><text:span text:style-name="T32_129">eu</text:span><text:span text:style-name="T32_130">)<text:s/></text:span><text:span text:style-name="T32_131">estão</text:span><text:span text:style-name="T32_132"><text:s/></text:span><text:span text:style-name="T32_133">cheios</text:span><text:span text:style-name="T32_134"><text:s/></text:span><text:span text:style-name="T32_135">de</text:span><text:span text:style-name="T32_136"><text:s/></text:span><text:span text:style-name="T32_137">duplos</text:span><text:span text:style-name="T32_138"><text:s/></text:span><text:span text:style-name="T32_139">vínculos</text:span><text:span text:style-name="T32_140">.<text:s/></text:span><text:span text:style-name="T32_141">Fixá</text:span><text:span text:style-name="T32_142">-</text:span><text:span text:style-name="T32_143">los</text:span><text:span text:style-name="T32_144"><text:s/></text:span><text:span text:style-name="T32_145">e</text:span><text:span text:style-name="T32_146"><text:s/></text:span><text:span text:style-name="T32_147">tentar</text:span><text:span text:style-name="T32_148"><text:s/></text:span><text:span text:style-name="T32_149">dissolvê</text:span><text:span text:style-name="T32_150">-</text:span><text:span text:style-name="T32_151">los</text:span><text:span text:style-name="T32_152"><text:s/></text:span><text:span text:style-name="T32_153">criativamente</text:span><text:span text:style-name="T32_154"><text:s/></text:span><text:span text:style-name="T32_155">é</text:span><text:span text:style-name="T32_156"><text:s/></text:span><text:span text:style-name="T32_157">a</text:span><text:span text:style-name="T32_158"><text:s/></text:span><text:span text:style-name="T32_159">grande</text:span><text:span text:style-name="T32_160"><text:s/></text:span><text:span text:style-name="T32_161">lição</text:span><text:span text:style-name="T32_162"><text:s/></text:span><text:span text:style-name="T32_163">de</text:span><text:span text:style-name="T32_164"><text:s/></text:span><text:span text:style-name="T32_165">Gregory</text:span><text:span text:style-name="T32_166"><text:s/></text:span><text:span text:style-name="T32_167">Bateson</text:span><text:span text:style-name="T32_168"><text:s/></text:span><text:span text:style-name="T32_169">que</text:span><text:span text:style-name="T32_170"><text:s/></text:span><text:span text:style-name="T32_171">tento</text:span><text:span text:style-name="T32_172"><text:s/></text:span><text:span text:style-name="T32_173">aplicar</text:span><text:span text:style-name="T32_174"><text:s/></text:span><text:span text:style-name="T32_175">nos</text:span><text:span text:style-name="T32_176"><text:s/></text:span><text:span text:style-name="T32_177">fetichismos</text:span><text:span text:style-name="T32_178"><text:s/></text:span><text:span text:style-name="T32_179">visuais</text:span><text:span text:style-name="T32_180"><text:s/></text:span><text:span text:style-name="T32_181">atuais</text:span><text:span text:style-name="T32_182">.<text:s/></text:span></text:p>
      <text:p text:style-name="P33"><text:span text:style-name="T33_1">Já</text:span><text:span text:style-name="T33_2"><text:s/></text:span><text:span text:style-name="T33_3">Ecologia</text:span><text:span text:style-name="T33_4"><text:s/></text:span><text:span text:style-name="T33_5">da</text:span><text:span text:style-name="T33_6"><text:s/></text:span><text:span text:style-name="T33_7">mente</text:span><text:span text:style-name="T33_8"><text:s/>(5)</text:span><text:span text:style-name="T33_9"><text:s/></text:span><text:span text:style-name="T33_10">é</text:span><text:span text:style-name="T33_11"><text:s/></text:span><text:span text:style-name="T33_12">mais</text:span><text:span text:style-name="T33_13"><text:s/></text:span><text:span text:style-name="T33_14">articulado</text:span><text:span text:style-name="T33_15">:<text:s/></text:span><text:span text:style-name="T33_16">há</text:span><text:span text:style-name="T33_17"><text:s/></text:span><text:span text:style-name="T33_18">muitas</text:span><text:span text:style-name="T33_19"><text:s/></text:span><text:span text:style-name="T33_20">limitações</text:span><text:span text:style-name="T33_21"><text:s/></text:span><text:span text:style-name="T33_22">genéricas</text:span><text:span text:style-name="T33_23"><text:s/></text:span><text:span text:style-name="T33_24">que</text:span><text:span text:style-name="T33_25"><text:s/></text:span><text:span text:style-name="T33_26">se</text:span><text:span text:style-name="T33_27"><text:s/></text:span><text:span text:style-name="T33_28">tornam</text:span><text:span text:style-name="T33_29"><text:s/></text:span><text:span text:style-name="T33_30">estilos</text:span><text:span text:style-name="T33_31"><text:s/></text:span><text:span text:style-name="T33_32">comuns</text:span><text:span text:style-name="T33_33">,<text:s/></text:span><text:span text:style-name="T33_34">como</text:span><text:span text:style-name="T33_35"><text:s/></text:span><text:span text:style-name="T33_36">o</text:span><text:span text:style-name="T33_37"><text:s/></text:span><text:span text:style-name="T33_38">filme</text:span><text:span text:style-name="T33_39"><text:s/></text:span><text:span text:style-name="T33_40">Avatar</text:span><text:span text:style-name="T33_41"><text:s/></text:span><text:span text:style-name="T33_42">(2009),<text:s/></text:span><text:span text:style-name="T33_43">de</text:span><text:span text:style-name="T33_44"><text:s/></text:span><text:span text:style-name="T33_45">James</text:span><text:span text:style-name="T33_46"><text:s/></text:span><text:span text:style-name="T33_47">Cameron</text:span><text:span text:style-name="T33_48">,<text:s/></text:span><text:span text:style-name="T33_49">no</text:span><text:span text:style-name="T33_50"><text:s/></text:span><text:span text:style-name="T33_51">qual</text:span><text:span text:style-name="T33_52"><text:s/></text:span><text:span text:style-name="T33_53">alguns</text:span><text:span text:style-name="T33_54"><text:s/></text:span><text:span text:style-name="T33_55">críticos</text:span><text:span text:style-name="T33_56"><text:s/>(</text:span><text:span text:style-name="T33_57">e</text:span><text:span text:style-name="T33_58"><text:s/></text:span><text:span text:style-name="T33_59">não</text:span><text:span text:style-name="T33_60"><text:s/></text:span><text:span text:style-name="T33_61">só</text:span><text:span text:style-name="T33_62">)<text:s/></text:span><text:span text:style-name="T33_63">conseguiram</text:span><text:span text:style-name="T33_64"><text:s/></text:span><text:span text:style-name="T33_65">enxergar</text:span><text:span text:style-name="T33_66"><text:s/></text:span><text:span text:style-name="T33_67">algo</text:span><text:span text:style-name="T33_68"><text:s/></text:span><text:span text:style-name="T33_69">de</text:span><text:span text:style-name="T33_70"><text:s/></text:span><text:span text:style-name="T33_71">Bateson</text:span><text:span text:style-name="T33_72">.<text:s/></text:span><text:span text:style-name="T33_73">E</text:span><text:span text:style-name="T33_74">,<text:s/></text:span><text:span text:style-name="T33_75">talvez</text:span><text:span text:style-name="T33_76">,<text:s/></text:span><text:span text:style-name="T33_77">estejam</text:span><text:span text:style-name="T33_78"><text:s/></text:span><text:span text:style-name="T33_79">certos</text:span><text:span text:style-name="T33_80">,<text:s/></text:span><text:span text:style-name="T33_81">o</text:span><text:span text:style-name="T33_82"><text:s/></text:span><text:span text:style-name="T33_83">que</text:span><text:span text:style-name="T33_84"><text:s/></text:span><text:span text:style-name="T33_85">se</text:span><text:span text:style-name="T33_86"><text:s/></text:span><text:span text:style-name="T33_87">deve</text:span><text:span text:style-name="T33_88"><text:s/></text:span><text:span text:style-name="T33_89">também</text:span><text:span text:style-name="T33_90"><text:s/></text:span><text:span text:style-name="T33_91">a</text:span><text:span text:style-name="T33_92"><text:s/></text:span><text:span text:style-name="T33_93">ele</text:span><text:span text:style-name="T33_94">.<text:s/></text:span><text:span text:style-name="T33_95">A</text:span><text:span text:style-name="T33_96"><text:s/></text:span><text:span text:style-name="T33_97">trama</text:span><text:span text:style-name="T33_98"><text:s/></text:span><text:span text:style-name="T33_99">que</text:span><text:span text:style-name="T33_100"><text:s/></text:span><text:span text:style-name="T33_101">liga</text:span><text:span text:style-name="T33_102"><text:s/>(</text:span><text:span text:style-name="T33_103">patterns</text:span><text:span text:style-name="T33_104"><text:s/></text:span><text:span text:style-name="T33_105">which</text:span><text:span text:style-name="T33_106"><text:s/></text:span><text:span text:style-name="T33_107">connects</text:span><text:span text:style-name="T33_108">)<text:s/></text:span><text:span text:style-name="T33_109">é</text:span><text:span text:style-name="T33_110"><text:s/></text:span><text:span text:style-name="T33_111">sem</text:span><text:span text:style-name="T33_112"><text:s/></text:span><text:span text:style-name="T33_113">dúvida</text:span><text:span text:style-name="T33_114"><text:s/></text:span><text:span text:style-name="T33_115">importante</text:span><text:span text:style-name="T33_116">,<text:s/></text:span><text:span text:style-name="T33_117">embora</text:span><text:span text:style-name="T33_118"><text:s/></text:span><text:span text:style-name="T33_119">descambe</text:span><text:span text:style-name="T33_120"><text:s/></text:span><text:span text:style-name="T33_121">facilmente</text:span><text:span text:style-name="T33_122"><text:s/></text:span><text:span text:style-name="T33_123">para</text:span><text:span text:style-name="T33_124"><text:s/></text:span><text:span text:style-name="T33_125">um</text:span><text:span text:style-name="T33_126"><text:s/></text:span><text:span text:style-name="T33_127">hippie</text:span><text:span text:style-name="T33_128"><text:s/></text:span><text:span text:style-name="T33_129">místico</text:span><text:span text:style-name="T33_130"><text:s/></text:span><text:span text:style-name="T33_131">zen</text:span><text:span text:style-name="T33_132">,<text:s/></text:span><text:span text:style-name="T33_133">trip</text:span><text:span text:style-name="T33_134">-</text:span><text:span text:style-name="T33_135">ayuasca</text:span><text:span text:style-name="T33_136">,<text:s/></text:span><text:span text:style-name="T33_137">uga</text:span><text:span text:style-name="T33_138">-</text:span><text:span text:style-name="T33_139">uga</text:span><text:span text:style-name="T33_140"><text:s/></text:span><text:span text:style-name="T33_141">e</text:span><text:span text:style-name="T33_142"><text:s/></text:span><text:span text:style-name="T33_143">coisas</text:span><text:span text:style-name="T33_144"><text:s/></text:span><text:span text:style-name="T33_145">do</text:span><text:span text:style-name="T33_146"><text:s/></text:span><text:span text:style-name="T33_147">tipo</text:span><text:span text:style-name="T33_148">.<text:s/></text:span><text:span text:style-name="T33_149"><office:annotation><dc:creator/><text:p text:style-name="P34"><text:span text:style-name="T34_1">importante</text:span><text:span text:style-name="T34_2"><text:s/></text:span><text:span text:style-name="T34_3">em</text:span><text:span text:style-name="T34_4"><text:s/></text:span><text:span text:style-name="T34_5">relação</text:span><text:span text:style-name="T34_6"><text:s/></text:span><text:span text:style-name="T34_7">a</text:span><text:span text:style-name="T34_8"><text:s/></text:span><text:span text:style-name="T34_9">critica</text:span><text:span text:style-name="T34_10"><text:s/></text:span><text:span text:style-name="T34_11">feita</text:span><text:span text:style-name="T34_12"><text:s/></text:span><text:span text:style-name="T34_13">no</text:span><text:span text:style-name="T34_14"><text:s/></text:span><text:span text:style-name="T34_15">ultimo</text:span><text:span text:style-name="T34_16"><text:s/></text:span><text:span text:style-name="T34_17">encontro</text:span><text:span text:style-name="T34_18">.</text:span></text:p><text:p text:style-name="P35"><text:span text:style-name="T35_1">Bom</text:span><text:span text:style-name="T35_2"><text:s/></text:span><text:span text:style-name="T35_3">esse</text:span><text:span text:style-name="T35_4"><text:s/></text:span><text:span text:style-name="T35_5">ponto</text:span><text:span text:style-name="T35_6">,<text:s/></text:span><text:span text:style-name="T35_7">pois</text:span><text:span text:style-name="T35_8"><text:s/></text:span><text:span text:style-name="T35_9">ja</text:span><text:span text:style-name="T35_10"><text:s/></text:span><text:span text:style-name="T35_11">antecipa</text:span><text:span text:style-name="T35_12"><text:s/></text:span><text:span text:style-name="T35_13">a</text:span><text:span text:style-name="T35_14"><text:s/></text:span><text:span text:style-name="T35_15">divergencia</text:span><text:span text:style-name="T35_16"><text:s/></text:span><text:span text:style-name="T35_17">em</text:span><text:span text:style-name="T35_18"><text:s/></text:span><text:span text:style-name="T35_19">relação</text:span><text:span text:style-name="T35_20"><text:s/></text:span><text:span text:style-name="T35_21">ao</text:span><text:span text:style-name="T35_22"><text:s/></text:span><text:span text:style-name="T35_23">Bateson</text:span></text:p></office:annotation></text:span><text:span text:style-name="T35_24"><office:annotation><dc:creator/><text:p text:style-name="P36"><text:span text:style-name="T36_1">Muito</text:span><text:span text:style-name="T36_2"><text:s/></text:span><text:span text:style-name="T36_3">bom</text:span><text:span text:style-name="T36_4">.<text:s/></text:span><text:span text:style-name="T36_5">Tendo</text:span><text:span text:style-name="T36_6"><text:s/></text:span><text:span text:style-name="T36_7">a</text:span><text:span text:style-name="T36_8"><text:s/></text:span><text:span text:style-name="T36_9">concordar</text:span><text:span text:style-name="T36_10"><text:s/></text:span><text:span text:style-name="T36_11">com</text:span><text:span text:style-name="T36_12"><text:s/></text:span><text:span text:style-name="T36_13">Bateson</text:span><text:span text:style-name="T36_14">,<text:s/></text:span><text:span text:style-name="T36_15">mas</text:span><text:span text:style-name="T36_16"><text:s/></text:span><text:span text:style-name="T36_17">tenho</text:span><text:span text:style-name="T36_18"><text:s/></text:span><text:span text:style-name="T36_19">que</text:span><text:span text:style-name="T36_20"><text:s/></text:span><text:span text:style-name="T36_21">ler</text:span><text:span text:style-name="T36_22"><text:s/></text:span><text:span text:style-name="T36_23">melhor</text:span><text:span text:style-name="T36_24"><text:s/></text:span><text:span text:style-name="T36_25">o</text:span><text:span text:style-name="T36_26"><text:s/></text:span><text:span text:style-name="T36_27">autor</text:span><text:span text:style-name="T36_28">.<text:s/></text:span><text:span text:style-name="T36_29">Achei</text:span><text:span text:style-name="T36_30"><text:s/></text:span><text:span text:style-name="T36_31">o</text:span><text:span text:style-name="T36_32"><text:s/></text:span><text:span text:style-name="T36_33">contraponto</text:span><text:span text:style-name="T36_34"><text:s/></text:span><text:span text:style-name="T36_35">da</text:span><text:span text:style-name="T36_36"><text:s/></text:span><text:span text:style-name="T36_37">opinião</text:span><text:span text:style-name="T36_38"><text:s/></text:span><text:span text:style-name="T36_39">do</text:span><text:span text:style-name="T36_40"><text:s/></text:span><text:span text:style-name="T36_41">Massimo</text:span><text:span text:style-name="T36_42"><text:s/></text:span><text:span text:style-name="T36_43">valiosíssimo</text:span><text:span text:style-name="T36_44"><text:s/></text:span><text:span text:style-name="T36_45">para</text:span><text:span text:style-name="T36_46"><text:s/></text:span><text:span text:style-name="T36_47">estabelecer</text:span><text:span text:style-name="T36_48">/</text:span><text:span text:style-name="T36_49">contextualizar</text:span><text:span text:style-name="T36_50"><text:s/></text:span><text:span text:style-name="T36_51">o</text:span><text:span text:style-name="T36_52"><text:s/></text:span><text:span text:style-name="T36_53">vetor</text:span><text:span text:style-name="T36_54">.</text:span></text:p></office:annotation></text:span><text:span text:style-name="T36_55">Isso</text:span><text:span text:style-name="T36_56"><text:s/></text:span><text:span text:style-name="T36_57">me</text:span><text:span text:style-name="T36_58"><text:s/></text:span><text:span text:style-name="T36_59">deixa</text:span><text:span text:style-name="T36_60"><text:s/></text:span><text:span text:style-name="T36_61">desconfiado</text:span><text:span text:style-name="T36_62"><text:s/></text:span><text:span text:style-name="T36_63">em</text:span><text:span text:style-name="T36_64"><text:s/></text:span><text:span text:style-name="T36_65">relação</text:span><text:span text:style-name="T36_66"><text:s/></text:span><text:span text:style-name="T36_67">ao</text:span><text:span text:style-name="T36_68"><text:s/></text:span><text:span text:style-name="T36_69">seu</text:span><text:span text:style-name="T36_70"><text:s/></text:span><text:span text:style-name="T36_71">conceito</text:span><text:span text:style-name="T36_72"><text:s/></text:span><text:span text:style-name="T36_73">de</text:span><text:span text:style-name="T36_74"><text:s/></text:span><text:span text:style-name="T36_75">holístico</text:span><text:span text:style-name="T36_76">,<text:s/></text:span><text:span text:style-name="T36_77">que</text:span><text:span text:style-name="T36_78"><text:s/></text:span><text:span text:style-name="T36_79">considero</text:span><text:span text:style-name="T36_80"><text:s/></text:span><text:span text:style-name="T36_81">perigosíssimo</text:span><text:span text:style-name="T36_82">:<text:s/></text:span><text:span text:style-name="T36_83">a</text:span><text:span text:style-name="T36_84"><text:s/></text:span><text:span text:style-name="T36_85">totalidade</text:span><text:span text:style-name="T36_86"><text:s/></text:span><text:span text:style-name="T36_87">inclui</text:span><text:span text:style-name="T36_88"><text:s/></text:span><text:span text:style-name="T36_89">e</text:span><text:span text:style-name="T36_90"><text:s/></text:span><text:span text:style-name="T36_91">explica</text:span><text:span text:style-name="T36_92"><text:s/></text:span><text:span text:style-name="T36_93">uma</text:span><text:span text:style-name="T36_94"><text:s/></text:span><text:span text:style-name="T36_95">parte</text:span><text:span text:style-name="T36_96"><text:s/></text:span><text:span text:style-name="T36_97">ou</text:span><text:span text:style-name="T36_98"><text:s/></text:span><text:span text:style-name="T36_99">os</text:span><text:span text:style-name="T36_100"><text:s/></text:span><text:span text:style-name="T36_101">diversos</text:span><text:span text:style-name="T36_102"><text:s/></text:span><text:span text:style-name="T36_103">elementos</text:span><text:span text:style-name="T36_104"><text:s/></text:span><text:span text:style-name="T36_105">empíricos</text:span><text:span text:style-name="T36_106">.<text:s/></text:span><text:span text:style-name="T36_107">Em</text:span><text:span text:style-name="T36_108"><text:s/></text:span><text:span text:style-name="T36_109">todo</text:span><text:span text:style-name="T36_110"><text:s/></text:span><text:span text:style-name="T36_111">caso</text:span><text:span text:style-name="T36_112">,<text:s/></text:span><text:span text:style-name="T36_113">reivindico</text:span><text:span text:style-name="T36_114"><text:s/></text:span><text:span text:style-name="T36_115">a</text:span><text:span text:style-name="T36_116"><text:s/></text:span><text:span text:style-name="T36_117">subjetividade</text:span><text:span text:style-name="T36_118"><text:s/>-<text:s/></text:span><text:span text:style-name="T36_119">de</text:span><text:span text:style-name="T36_120"><text:s/></text:span><text:span text:style-name="T36_121">um</text:span><text:span text:style-name="T36_122"><text:s/></text:span><text:span text:style-name="T36_123">novo</text:span><text:span text:style-name="T36_124"><text:s/></text:span><text:span text:style-name="T36_125">tipo</text:span><text:span text:style-name="T36_126"><text:s/></text:span><text:span text:style-name="T36_127">a</text:span><text:span text:style-name="T36_128"><text:s/></text:span><text:span text:style-name="T36_129">que</text:span><text:span text:style-name="T36_130"><text:s/></text:span><text:span text:style-name="T36_131">chamo</text:span><text:span text:style-name="T36_132"><text:s/></text:span><text:span text:style-name="T36_133">de</text:span><text:span text:style-name="T36_134"><text:s/></text:span><text:span text:style-name="T36_135">multivíduo</text:span><text:span text:style-name="T36_136"><text:s/>-<text:s text:c="2"/></text:span><text:span text:style-name="T36_137">como</text:span><text:span text:style-name="T36_138"><text:s/></text:span><text:span text:style-name="T36_139">não</text:span><text:span text:style-name="T36_140"><text:s/></text:span><text:span text:style-name="T36_141">unificável</text:span><text:span text:style-name="T36_142"><text:s/></text:span><text:span text:style-name="T36_143">em</text:span><text:span text:style-name="T36_144"><text:s/></text:span><text:span text:style-name="T36_145">uma</text:span><text:span text:style-name="T36_146"><text:s/></text:span><text:span text:style-name="T36_147">totalidade</text:span><text:span text:style-name="T36_148"><text:s/></text:span><text:span text:style-name="T36_149">ecológica</text:span><text:span text:style-name="T36_150">.<text:s/></text:span><text:span text:style-name="T36_151">Este</text:span><text:span text:style-name="T36_152"><text:s/></text:span><text:span text:style-name="T36_153">é</text:span><text:span text:style-name="T36_154"><text:s/></text:span><text:span text:style-name="T36_155">um</text:span><text:span text:style-name="T36_156"><text:s/></text:span><text:span text:style-name="T36_157">erro</text:span><text:span text:style-name="T36_158"><text:s/></text:span><text:span text:style-name="T36_159">de</text:span><text:span text:style-name="T36_160"><text:s/></text:span><text:span text:style-name="T36_161">Bateson</text:span><text:span text:style-name="T36_162">:<text:s/></text:span><text:span text:style-name="T36_163">a</text:span><text:span text:style-name="T36_164"><text:s/></text:span><text:span text:style-name="T36_165">ansiedade</text:span><text:span text:style-name="T36_166"><text:s/></text:span><text:span text:style-name="T36_167">de</text:span><text:span text:style-name="T36_168"><text:s/></text:span><text:span text:style-name="T36_169">perder</text:span><text:span text:style-name="T36_170"><text:s/></text:span><text:span text:style-name="T36_171">a</text:span><text:span text:style-name="T36_172"><text:s/></text:span><text:span text:style-name="T36_173">si</text:span><text:span text:style-name="T36_174"><text:s/></text:span><text:span text:style-name="T36_175">mesmo</text:span><text:span text:style-name="T36_176"><text:s/></text:span><text:span text:style-name="T36_177">ou</text:span><text:span text:style-name="T36_178"><text:s/></text:span><text:span text:style-name="T36_179">unificá</text:span><text:span text:style-name="T36_180">-</text:span><text:span text:style-name="T36_181">lo</text:span><text:span text:style-name="T36_182"><text:s/></text:span><text:span text:style-name="T36_183">holisticamente</text:span><text:span text:style-name="T36_184"><text:s/></text:span><text:span text:style-name="T36_185">com</text:span><text:span text:style-name="T36_186"><text:s/></text:span><text:span text:style-name="T36_187">o</text:span><text:span text:style-name="T36_188"><text:s/></text:span><text:span text:style-name="T36_189">todo</text:span><text:span text:style-name="T36_190">.<text:s/></text:span></text:p>
      <text:p text:style-name="P37"><text:span text:style-name="T37_1">Bateson</text:span><text:span text:style-name="T37_2"><text:s/></text:span><text:span text:style-name="T37_3">me</text:span><text:span text:style-name="T37_4"><text:s/></text:span><text:span text:style-name="T37_5">influenciou</text:span><text:span text:style-name="T37_6"><text:s/></text:span><text:span text:style-name="T37_7">na</text:span><text:span text:style-name="T37_8"><text:s/></text:span><text:span text:style-name="T37_9">percepção</text:span><text:span text:style-name="T37_10"><text:s/></text:span><text:span text:style-name="T37_11">da</text:span><text:span text:style-name="T37_12"><text:s/></text:span><text:span text:style-name="T37_13">ligação</text:span><text:span text:style-name="T37_14"><text:s/></text:span><text:span text:style-name="T37_15">entre</text:span><text:span text:style-name="T37_16"><text:s/></text:span><text:span text:style-name="T37_17"><office:annotation><dc:creator/><text:p text:style-name="P38"><text:span text:style-name="T38_1">encontrei</text:span><text:span text:style-name="T38_2"><text:s/></text:span><text:span text:style-name="T38_3">este</text:span><text:span text:style-name="T38_4"><text:s/></text:span><text:span text:style-name="T38_5">livro</text:span><text:span text:style-name="T38_6"><text:s/></text:span><text:span text:style-name="T38_7">que</text:span><text:span text:style-name="T38_8"><text:s/></text:span><text:span text:style-name="T38_9">parece</text:span><text:span text:style-name="T38_10"><text:s/></text:span><text:span text:style-name="T38_11">elucidador</text:span><text:span text:style-name="T38_12">,<text:s/></text:span><text:span text:style-name="T38_13">mas</text:span><text:span text:style-name="T38_14"><text:s/></text:span><text:span text:style-name="T38_15">apenas</text:span><text:span text:style-name="T38_16"><text:s/></text:span><text:span text:style-name="T38_17">comecei</text:span><text:span text:style-name="T38_18"><text:s/></text:span><text:span text:style-name="T38_19">a</text:span><text:span text:style-name="T38_20"><text:s/></text:span><text:span text:style-name="T38_21">ler</text:span><text:span text:style-name="T38_22">.<text:s/></text:span><text:span text:style-name="T38_23">guardo</text:span><text:span text:style-name="T38_24"><text:s/></text:span><text:span text:style-name="T38_25">aqui</text:span><text:span text:style-name="T38_26"><text:s/></text:span><text:span text:style-name="T38_27">como</text:span><text:span text:style-name="T38_28"><text:s/></text:span><text:span text:style-name="T38_29">material</text:span><text:span text:style-name="T38_30"><text:s/></text:span><text:span text:style-name="T38_31">de</text:span><text:span text:style-name="T38_32"><text:s/></text:span><text:span text:style-name="T38_33">pesquisa</text:span><text:span text:style-name="T38_34">:<text:s/></text:span></text:p><text:p text:style-name="P39"/><text:p text:style-name="P40"><text:span text:style-name="T40_1">http</text:span><text:span text:style-name="T40_2">://</text:span><text:span text:style-name="T40_3">www</text:span><text:span text:style-name="T40_4">.</text:span><text:span text:style-name="T40_5">livroslabcom</text:span><text:span text:style-name="T40_6">.</text:span><text:span text:style-name="T40_7">ubi</text:span><text:span text:style-name="T40_8">.</text:span><text:span text:style-name="T40_9">pt</text:span><text:span text:style-name="T40_10">/</text:span><text:span text:style-name="T40_11">pdfs</text:span><text:span text:style-name="T40_12">/20110819-</text:span><text:span text:style-name="T40_13">centeno</text:span><text:span text:style-name="T40_14">_</text:span><text:span text:style-name="T40_15">maria</text:span><text:span text:style-name="T40_16">_</text:span><text:span text:style-name="T40_17">joao</text:span><text:span text:style-name="T40_18">_</text:span><text:span text:style-name="T40_19">conceito</text:span><text:span text:style-name="T40_20">_</text:span><text:span text:style-name="T40_21">de</text:span><text:span text:style-name="T40_22">_</text:span><text:span text:style-name="T40_23">comunicacao</text:span><text:span text:style-name="T40_24">.</text:span><text:span text:style-name="T40_25">pdf</text:span></text:p></office:annotation></text:span><text:span text:style-name="T40_26"><office:annotation><dc:creator/><text:p text:style-name="P41"><text:span text:style-name="T41_1">li</text:span><text:span text:style-name="T41_2"><text:s/></text:span><text:span text:style-name="T41_3">uns</text:span><text:span text:style-name="T41_4"><text:s/></text:span><text:span text:style-name="T41_5">pedaços</text:span><text:span text:style-name="T41_6">,<text:s/></text:span><text:span text:style-name="T41_7">talvez</text:span><text:span text:style-name="T41_8"><text:s/></text:span><text:span text:style-name="T41_9">leia</text:span><text:span text:style-name="T41_10"><text:s/></text:span><text:span text:style-name="T41_11">em</text:span><text:span text:style-name="T41_12"><text:s/></text:span><text:span text:style-name="T41_13">breve</text:span><text:span text:style-name="T41_14">.</text:span></text:p></office:annotation></text:span><text:span text:style-name="T41_15">etnografia</text:span><text:span text:style-name="T41_16"><text:s/></text:span><text:span text:style-name="T41_17">e</text:span><text:span text:style-name="T41_18"><text:s/></text:span><text:span text:style-name="T41_19">cultura</text:span><text:span text:style-name="T41_20"><text:s/></text:span><text:span text:style-name="T41_21">digital</text:span><text:span text:style-name="T41_22">:<text:s/></text:span><text:span text:style-name="T41_23">a</text:span><text:span text:style-name="T41_24"><text:s/></text:span><text:span text:style-name="T41_25">sua</text:span><text:span text:style-name="T41_26"><text:s/></text:span><text:span text:style-name="T41_27">participação</text:span><text:span text:style-name="T41_28"><text:s/></text:span><text:span text:style-name="T41_29">no</text:span><text:span text:style-name="T41_30"><text:s/></text:span><text:span text:style-name="T41_31"><office:annotation><dc:creator/><text:p text:style-name="P42"><text:span text:style-name="T42_1">tentarei</text:span><text:span text:style-name="T42_2"><text:s/></text:span><text:span text:style-name="T42_3">guardar</text:span><text:span text:style-name="T42_4"><text:s/></text:span><text:span text:style-name="T42_5">estas</text:span><text:span text:style-name="T42_6"><text:s/></text:span><text:span text:style-name="T42_7">infos</text:span><text:span text:style-name="T42_8"><text:s/></text:span><text:span text:style-name="T42_9">de</text:span><text:span text:style-name="T42_10"><text:s/></text:span><text:span text:style-name="T42_11">cabeça</text:span></text:p></office:annotation></text:span><text:span text:style-name="T42_12">nascimento</text:span><text:span text:style-name="T42_13"><text:s/></text:span><text:span text:style-name="T42_14">da</text:span><text:span text:style-name="T42_15"><text:s/></text:span><text:span text:style-name="T42_16">cibernética</text:span><text:span text:style-name="T42_17"><text:s/></text:span><text:span text:style-name="T42_18">com</text:span><text:span text:style-name="T42_19"><text:s/></text:span><text:span text:style-name="T42_20">Wiener</text:span><text:span text:style-name="T42_21"><text:s/></text:span><text:span text:style-name="T42_22">foi</text:span><text:span text:style-name="T42_23"><text:s/></text:span><text:span text:style-name="T42_24">muito</text:span><text:span text:style-name="T42_25"><text:s/></text:span><text:span text:style-name="T42_26">importante</text:span><text:span text:style-name="T42_27">.<text:s/></text:span><text:span text:style-name="T42_28">Daí</text:span><text:span text:style-name="T42_29"><text:s/></text:span><text:span text:style-name="T42_30">a</text:span><text:span text:style-name="T42_31"><text:s/></text:span><text:span text:style-name="T42_32">minha</text:span><text:span text:style-name="T42_33"><text:s/></text:span><text:span text:style-name="T42_34">pesquisa</text:span><text:span text:style-name="T42_35"><text:s/></text:span><text:span text:style-name="T42_36">sobre</text:span><text:span text:style-name="T42_37"><text:s/></text:span><text:span text:style-name="T42_38">a</text:span><text:span text:style-name="T42_39"><text:s/></text:span><text:span text:style-name="T42_40">internet</text:span><text:span text:style-name="T42_41"><text:s/></text:span><text:span text:style-name="T42_42">e</text:span><text:span text:style-name="T42_43"><text:s/></text:span><text:span text:style-name="T42_44">o</text:span><text:span text:style-name="T42_45"><text:s/></text:span><text:span text:style-name="T42_46">sincretismo</text:span><text:span text:style-name="T42_47"><text:s/></text:span><text:span text:style-name="T42_48">digital</text:span><text:span text:style-name="T42_49">.<text:s/></text:span><text:span text:style-name="T42_50">Queria</text:span><text:span text:style-name="T42_51"><text:s/></text:span><text:span text:style-name="T42_52">sublinhar</text:span><text:span text:style-name="T42_53"><text:s/></text:span><text:span text:style-name="T42_54">que</text:span><text:span text:style-name="T42_55"><text:s/></text:span><text:span text:style-name="T42_56">a</text:span><text:span text:style-name="T42_57"><text:s/></text:span><text:span text:style-name="T42_58">cultura</text:span><text:span text:style-name="T42_59"><text:s/></text:span><text:span text:style-name="T42_60">digital</text:span><text:span text:style-name="T42_61"><text:s/></text:span><text:span text:style-name="T42_62">tem</text:span><text:span text:style-name="T42_63"><text:s/></text:span><text:span text:style-name="T42_64">uma</text:span><text:span text:style-name="T42_65"><text:s/></text:span><text:span text:style-name="T42_66">história</text:span><text:span text:style-name="T42_67"><text:s/></text:span><text:span text:style-name="T42_68">que</text:span><text:span text:style-name="T42_69"><text:s/></text:span><text:span text:style-name="T42_70">sempre</text:span><text:span text:style-name="T42_71"><text:s/></text:span><text:span text:style-name="T42_72">esteve</text:span><text:span text:style-name="T42_73"><text:s/></text:span><text:span text:style-name="T42_74">interligada</text:span><text:span text:style-name="T42_75"><text:s/></text:span><text:span text:style-name="T42_76">à</text:span><text:span text:style-name="T42_77"><text:s/></text:span><text:span text:style-name="T42_78">antropologia</text:span><text:span text:style-name="T42_79">.<text:s/></text:span><text:span text:style-name="T42_80">E</text:span><text:span text:style-name="T42_81"><text:s/></text:span><text:span text:style-name="T42_82">o</text:span><text:span text:style-name="T42_83"><text:s/></text:span><text:span text:style-name="T42_84">autor</text:span><text:span text:style-name="T42_85"><text:s/></text:span><text:span text:style-name="T42_86">de</text:span><text:span text:style-name="T42_87"><text:s/></text:span><text:span text:style-name="T42_88">referência</text:span><text:span text:style-name="T42_89"><text:s/></text:span><text:span text:style-name="T42_90">nessa</text:span><text:span text:style-name="T42_91"><text:s/></text:span><text:span text:style-name="T42_92">conexão</text:span><text:span text:style-name="T42_93"><text:s/></text:span><text:span text:style-name="T42_94">é</text:span><text:span text:style-name="T42_95"><text:s/></text:span><text:span text:style-name="T42_96">Bateson</text:span><text:span text:style-name="T42_97">.</text:span><text:span text:style-name="T42_98"><text:s/></text:span></text:p>
      <text:p text:style-name="P43"><text:span text:style-name="T43_1">Na</text:span><text:span text:style-name="T43_2"><text:s/></text:span><text:span text:style-name="T43_3">entrevista</text:span><text:span text:style-name="T43_4"><text:s/></text:span><text:span text:style-name="T43_5">realizada</text:span><text:span text:style-name="T43_6"><text:s/></text:span><text:span text:style-name="T43_7">por</text:span><text:span text:style-name="T43_8"><text:s/></text:span><text:span text:style-name="T43_9">Steward</text:span><text:span text:style-name="T43_10"><text:s/></text:span><text:span text:style-name="T43_11">Brand</text:span><text:span text:style-name="T43_12">,<text:s/></text:span><text:span text:style-name="T43_13">publicada</text:span><text:span text:style-name="T43_14"><text:s/></text:span><text:span text:style-name="T43_15">em</text:span><text:span text:style-name="T43_16"><text:s/></text:span><text:span text:style-name="T43_17">Per</text:span><text:span text:style-name="T43_18"><text:s/></text:span><text:span text:style-name="T43_19">l</text:span><text:span text:style-name="T43_20">’</text:span><text:span text:style-name="T43_21">amor</text:span><text:span text:style-name="T43_22"><text:s/></text:span><text:span text:style-name="T43_23">di</text:span><text:span text:style-name="T43_24"><text:s/></text:span><text:span text:style-name="T43_25">Dio</text:span><text:span text:style-name="T43_26">,<text:s/></text:span><text:span text:style-name="T43_27">Margaret</text:span><text:span text:style-name="T43_28">!</text:span><text:span text:style-name="T43_29"><text:s/>(6),<text:s/></text:span><text:span text:style-name="T43_30">Bateson</text:span><text:span text:style-name="T43_31"><text:s/></text:span><text:span text:style-name="T43_32">revela</text:span><text:span text:style-name="T43_33"><text:s/></text:span><text:span text:style-name="T43_34">a</text:span><text:span text:style-name="T43_35"><text:s/></text:span><text:span text:style-name="T43_36">escolha</text:span><text:span text:style-name="T43_37"><text:s/></text:span><text:span text:style-name="T43_38">de</text:span><text:span text:style-name="T43_39"><text:s/></text:span><text:span text:style-name="T43_40">colaborar</text:span><text:span text:style-name="T43_41"><text:s/></text:span><text:span text:style-name="T43_42">com</text:span><text:span text:style-name="T43_43"><text:s/></text:span><text:span text:style-name="T43_44">o</text:span><text:span text:style-name="T43_45"><text:s/></text:span><text:span text:style-name="T43_46">fundador</text:span><text:span text:style-name="T43_47"><text:s/></text:span><text:span text:style-name="T43_48">da</text:span><text:span text:style-name="T43_49"><text:s/></text:span><text:span text:style-name="T43_50">cibernética</text:span><text:span text:style-name="T43_51">,<text:s/></text:span><text:span text:style-name="T43_52">Nobert</text:span><text:span text:style-name="T43_53"><text:s/></text:span><text:span text:style-name="T43_54">Wiener</text:span><text:span text:style-name="T43_55">,<text:s/></text:span><text:span text:style-name="T43_56">no</text:span><text:span text:style-name="T43_57"><text:s/></text:span><text:span text:style-name="T43_58">ano</text:span><text:span text:style-name="T43_59"><text:s/></text:span><text:span text:style-name="T43_60">de</text:span><text:span text:style-name="T43_61"><text:s/>1946,<text:s/></text:span><text:span text:style-name="T43_62">quando</text:span><text:span text:style-name="T43_63"><text:s/></text:span><text:span text:style-name="T43_64">então</text:span><text:span text:style-name="T43_65"><text:s/></text:span><text:span text:style-name="T43_66">abandonou</text:span><text:span text:style-name="T43_67"><text:s/></text:span><text:span text:style-name="T43_68">a</text:span><text:span text:style-name="T43_69"><text:s/>“</text:span><text:span text:style-name="T43_70">disciplina</text:span><text:span text:style-name="T43_71">”<text:s/></text:span><text:span text:style-name="T43_72">por</text:span><text:span text:style-name="T43_73"><text:s/></text:span><text:span text:style-name="T43_74">incluir</text:span><text:span text:style-name="T43_75"><text:s/></text:span><text:span text:style-name="T43_76">a</text:span><text:span text:style-name="T43_77"><text:s/></text:span><text:span text:style-name="T43_78">cibernética</text:span><text:span text:style-name="T43_79"><text:s/></text:span><text:span text:style-name="T43_80">na</text:span><text:span text:style-name="T43_81"><text:s/></text:span><text:span text:style-name="T43_82">área</text:span><text:span text:style-name="T43_83"><text:s/></text:span><text:span text:style-name="T43_84">da</text:span><text:span text:style-name="T43_85"><text:s/></text:span><text:span text:style-name="T43_86">antropologia</text:span><text:span text:style-name="T43_87">.<text:s/></text:span></text:p>
      <text:p text:style-name="P44"><text:span text:style-name="T44_1">Bateson</text:span><text:span text:style-name="T44_2"><text:s/></text:span><text:span text:style-name="T44_3">já</text:span><text:span text:style-name="T44_4"><text:s/></text:span><text:span text:style-name="T44_5">tinha</text:span><text:span text:style-name="T44_6"><text:s/></text:span><text:span text:style-name="T44_7">elaborado</text:span><text:span text:style-name="T44_8"><text:s/></text:span><text:span text:style-name="T44_9">nos</text:span><text:span text:style-name="T44_10"><text:s/></text:span><text:span text:style-name="T44_11">anos</text:span><text:span text:style-name="T44_12"><text:s text:c="2"/>’30<text:s/></text:span><text:span text:style-name="T44_13">o</text:span><text:span text:style-name="T44_14"><text:s/></text:span><text:span text:style-name="T44_15">conceito</text:span><text:span text:style-name="T44_16"><text:s/></text:span><text:span text:style-name="T44_17">de</text:span><text:span text:style-name="T44_18"><text:s/></text:span><text:span text:style-name="T44_19">schismogenesis</text:span><text:span text:style-name="T44_20"><text:s/>(</text:span><text:span text:style-name="T44_21">cismogenesis</text:span><text:span text:style-name="T44_22"><text:s/></text:span><text:span text:style-name="T44_23">do</text:span><text:span text:style-name="T44_24"><text:s/></text:span><text:span text:style-name="T44_25">gre</text:span><text:span text:style-name="T44_26">g</text:span><text:span text:style-name="T44_27">o</text:span><text:span text:style-name="T44_28">:<text:s/></text:span><text:span text:style-name="T44_29">schisma</text:span><text:span text:style-name="T44_30"><text:s/>=<text:s/></text:span><text:span text:style-name="T44_31">divisão</text:span><text:span text:style-name="T44_32"><text:s/>+<text:s text:c="2"/></text:span><text:span text:style-name="T44_33">genesis</text:span><text:span text:style-name="T44_34"><text:s/>=<text:s/></text:span><text:span text:style-name="T44_35">nascimento</text:span><text:span text:style-name="T44_36">)<text:s/></text:span><text:span text:style-name="T44_37">durante</text:span><text:span text:style-name="T44_38"><text:s/></text:span><text:span text:style-name="T44_39">suas</text:span><text:span text:style-name="T44_40"><text:s/></text:span><text:span text:style-name="T44_41">primeiras</text:span><text:span text:style-name="T44_42"><text:s/></text:span><text:span text:style-name="T44_43">pesquisas</text:span><text:span text:style-name="T44_44"><text:s/></text:span><text:span text:style-name="T44_45">etnográficas</text:span><text:span text:style-name="T44_46"><text:s/></text:span><text:span text:style-name="T44_47">em</text:span><text:span text:style-name="T44_48"><text:s/></text:span><text:span text:style-name="T44_49">Nova</text:span><text:span text:style-name="T44_50"><text:s/></text:span><text:span text:style-name="T44_51">Guin</text:span><text:span text:style-name="T44_52">é</text:span><text:span text:style-name="T44_53">;<text:s/></text:span><text:span text:style-name="T44_54">para</text:span><text:span text:style-name="T44_55"><text:s/></text:span><text:span text:style-name="T44_56">ele</text:span><text:span text:style-name="T44_57">,<text:s text:c="2"/></text:span><text:span text:style-name="T44_58">os</text:span><text:span text:style-name="T44_59"><text:s/></text:span><text:span text:style-name="T44_60">processos</text:span><text:span text:style-name="T44_61"><text:s/></text:span><text:span text:style-name="T44_62">comportamentais</text:span><text:span text:style-name="T44_63"><text:s/></text:span><text:span text:style-name="T44_64">e</text:span><text:span text:style-name="T44_65"><text:s/></text:span><text:span text:style-name="T44_66">interativos</text:span><text:span text:style-name="T44_67"><text:s/></text:span><text:span text:style-name="T44_68">no</text:span><text:span text:style-name="T44_69"><text:s/></text:span><text:span text:style-name="T44_70">interior</text:span><text:span text:style-name="T44_71"><text:s/></text:span><text:span text:style-name="T44_72">de</text:span><text:span text:style-name="T44_73"><text:s/></text:span><text:span text:style-name="T44_74">um</text:span><text:span text:style-name="T44_75"><text:s/></text:span><text:span text:style-name="T44_76">grupo</text:span><text:span text:style-name="T44_77"><text:s/></text:span><text:span text:style-name="T44_78">em</text:span><text:span text:style-name="T44_79"><text:s/></text:span><text:span text:style-name="T44_80">relaçao</text:span><text:span text:style-name="T44_81"><text:s/></text:span><text:span text:style-name="T44_82">ao</text:span><text:span text:style-name="T44_83"><text:s/></text:span><text:span text:style-name="T44_84">ethos</text:span><text:span text:style-name="T44_85"><text:s/>(</text:span><text:span text:style-name="T44_86">como</text:span><text:span text:style-name="T44_87"><text:s/></text:span><text:span text:style-name="T44_88">uma</text:span><text:span text:style-name="T44_89"><text:s/></text:span><text:span text:style-name="T44_90">cultura</text:span><text:span text:style-name="T44_91"><text:s/></text:span><text:span text:style-name="T44_92">enfrenta</text:span><text:span text:style-name="T44_93"><text:s/></text:span><text:span text:style-name="T44_94">e</text:span><text:span text:style-name="T44_95"><text:s/></text:span><text:span text:style-name="T44_96">resolve</text:span><text:span text:style-name="T44_97"><text:s/></text:span><text:span text:style-name="T44_98">as</text:span><text:span text:style-name="T44_99"><text:s/></text:span><text:span text:style-name="T44_100">emoç</text:span><text:span text:style-name="T44_101">õ</text:span><text:span text:style-name="T44_102">es</text:span><text:span text:style-name="T44_103">)<text:s/></text:span><text:span text:style-name="T44_104">podem</text:span><text:span text:style-name="T44_105"><text:s/></text:span><text:span text:style-name="T44_106">favorecer</text:span><text:span text:style-name="T44_107"><text:s/></text:span><text:span text:style-name="T44_108">seja</text:span><text:span text:style-name="T44_109"><text:s/></text:span><text:span text:style-name="T44_110">competição</text:span><text:span text:style-name="T44_111"><text:s/></text:span><text:span text:style-name="T44_112">ou</text:span><text:span text:style-name="T44_113"><text:s/></text:span><text:span text:style-name="T44_114">rivalidade</text:span><text:span text:style-name="T44_115"><text:s/></text:span><text:span text:style-name="T44_116">e</text:span><text:span text:style-name="T44_117"><text:s/></text:span><text:span text:style-name="T44_118">seja</text:span><text:span text:style-name="T44_119"><text:s/></text:span><text:span text:style-name="T44_120">inibição</text:span><text:span text:style-name="T44_121"><text:s/></text:span><text:span text:style-name="T44_122">ou</text:span><text:span text:style-name="T44_123"><text:s/></text:span><text:span text:style-name="T44_124">submição</text:span><text:span text:style-name="T44_125">.<text:s/></text:span><text:span text:style-name="T44_126">Ambas</text:span><text:span text:style-name="T44_127"><text:s text:c="2"/></text:span><text:span text:style-name="T44_128">pode</text:span><text:span text:style-name="T44_129">m</text:span><text:span text:style-name="T44_130"><text:s/></text:span><text:span text:style-name="T44_131">ser</text:span><text:span text:style-name="T44_132"><text:s/></text:span><text:span text:style-name="T44_133">autod</text:span><text:span text:style-name="T44_134">e</text:span><text:span text:style-name="T44_135">strutivas</text:span><text:span text:style-name="T44_136"><text:s/></text:span><text:span text:style-name="T44_137">por</text:span><text:span text:style-name="T44_138"><text:s/></text:span><text:span text:style-name="T44_139">duas</text:span><text:span text:style-name="T44_140"><text:s/></text:span><text:span text:style-name="T44_141">facç</text:span><text:span text:style-name="T44_142">õ</text:span><text:span text:style-name="T44_143">es</text:span><text:span text:style-name="T44_144"><text:s/></text:span><text:span text:style-name="T44_145">internas</text:span><text:span text:style-name="T44_146"><text:s/></text:span><text:span text:style-name="T44_147">ao</text:span><text:span text:style-name="T44_148"><text:s/></text:span><text:span text:style-name="T44_149">grupo</text:span><text:span text:style-name="T44_150"><text:s/></text:span><text:span text:style-name="T44_151">ou</text:span><text:span text:style-name="T44_152"><text:s/></text:span><text:span text:style-name="T44_153">resolver</text:span><text:span text:style-name="T44_154">-</text:span><text:span text:style-name="T44_155">se</text:span><text:span text:style-name="T44_156"><text:s/></text:span><text:span text:style-name="T44_157">numa</text:span><text:span text:style-name="T44_158"><text:s/></text:span><text:span text:style-name="T44_159">divisão</text:span><text:span text:style-name="T44_160"><text:s/></text:span><text:span text:style-name="T44_161">mais</text:span><text:span text:style-name="T44_162"><text:s/></text:span><text:span text:style-name="T44_163">ou</text:span><text:span text:style-name="T44_164"><text:s/></text:span><text:span text:style-name="T44_165">menos</text:span><text:span text:style-name="T44_166"><text:s/></text:span><text:span text:style-name="T44_167">dram</text:span><text:span text:style-name="T44_168">á</text:span><text:span text:style-name="T44_169">tica</text:span><text:span text:style-name="T44_170">:<text:s/></text:span><text:span text:style-name="T44_171">por</text:span><text:span text:style-name="T44_172"><text:s/></text:span><text:span text:style-name="T44_173">isso</text:span><text:span text:style-name="T44_174">,<text:s/></text:span><text:span text:style-name="T44_175">se</text:span><text:span text:style-name="T44_176"><text:s/></text:span><text:span text:style-name="T44_177">criam</text:span><text:span text:style-name="T44_178"><text:s/></text:span><text:span text:style-name="T44_179">mecanismos</text:span><text:span text:style-name="T44_180"><text:s/></text:span><text:span text:style-name="T44_181">de</text:span><text:span text:style-name="T44_182"><text:s/></text:span><text:span text:style-name="T44_183">autocorreção</text:span><text:span text:style-name="T44_184"><text:s/></text:span><text:span text:style-name="T44_185">que</text:span><text:span text:style-name="T44_186"><text:s/></text:span><text:span text:style-name="T44_187">freiam</text:span><text:span text:style-name="T44_188"><text:s/></text:span><text:span text:style-name="T44_189">as</text:span><text:span text:style-name="T44_190"><text:s/></text:span><text:span text:style-name="T44_191">relações</text:span><text:span text:style-name="T44_192"><text:s/></text:span><text:span text:style-name="T44_193">de</text:span><text:span text:style-name="T44_194"><text:s/></text:span><text:span text:style-name="T44_195">tipo</text:span><text:span text:style-name="T44_196"><text:s/></text:span><text:span text:style-name="T44_197">conflitual</text:span><text:span text:style-name="T44_198">.<text:s/></text:span><text:span text:style-name="T44_199">Quero</text:span><text:span text:style-name="T44_200"><text:s/></text:span><text:span text:style-name="T44_201">sublinhar</text:span><text:span text:style-name="T44_202"><text:s/></text:span><text:span text:style-name="T44_203">a</text:span><text:span text:style-name="T44_204"><text:s/></text:span><text:span text:style-name="T44_205">import</text:span><text:span text:style-name="T44_206">â</text:span><text:span text:style-name="T44_207">ncia</text:span><text:span text:style-name="T44_208"><text:s/></text:span><text:span text:style-name="T44_209">n</text:span><text:span text:style-name="T44_210">ã</text:span><text:span text:style-name="T44_211">o</text:span><text:span text:style-name="T44_212"><text:s/></text:span><text:span text:style-name="T44_213">s</text:span><text:span text:style-name="T44_214">ó</text:span><text:span text:style-name="T44_215"><text:s/></text:span><text:span text:style-name="T44_216">conceitual</text:span><text:span text:style-name="T44_217"><text:s/></text:span><text:span text:style-name="T44_218">mas</text:span><text:span text:style-name="T44_219"><text:s/></text:span><text:span text:style-name="T44_220">tambén</text:span><text:span text:style-name="T44_221"><text:s/></text:span><text:span text:style-name="T44_222">pragm</text:span><text:span text:style-name="T44_223">á</text:span><text:span text:style-name="T44_224">tica</text:span><text:span text:style-name="T44_225"><text:s/></text:span><text:span text:style-name="T44_226">da</text:span><text:span text:style-name="T44_227"><text:s/></text:span><text:span text:style-name="T44_228">relação</text:span><text:span text:style-name="T44_229"><text:s/></text:span><text:span text:style-name="T44_230">entre</text:span><text:span text:style-name="T44_231"><text:s/></text:span><text:span text:style-name="T44_232">schismogenesis</text:span><text:span text:style-name="T44_233"><text:s/></text:span><text:span text:style-name="T44_234">e</text:span><text:span text:style-name="T44_235"><text:s/></text:span><text:span text:style-name="T44_236">autocorreção</text:span><text:span text:style-name="T44_237"><text:s/></text:span><text:span text:style-name="T44_238">por</text:span><text:span text:style-name="T44_239"><text:s/></text:span><text:span text:style-name="T44_240">este</text:span><text:span text:style-name="T44_241"><text:s/></text:span><text:span text:style-name="T44_242">motivo</text:span><text:span text:style-name="T44_243">:<text:s/></text:span><text:span text:style-name="T44_244">de</text:span><text:span text:style-name="T44_245">z</text:span><text:span text:style-name="T44_246"><text:s/></text:span><text:span text:style-name="T44_247">anos</text:span><text:span text:style-name="T44_248"><text:s/></text:span><text:span text:style-name="T44_249">depois</text:span><text:span text:style-name="T44_250"><text:s/></text:span><text:span text:style-name="T44_251">e</text:span><text:span text:style-name="T44_252"><text:s/></text:span><text:span text:style-name="T44_253">por</text:span><text:span text:style-name="T44_254"><text:s/></text:span><text:span text:style-name="T44_255">outros</text:span><text:span text:style-name="T44_256"><text:s/></text:span><text:span text:style-name="T44_257">itinerários</text:span><text:span text:style-name="T44_258"><text:s/></text:span><text:span text:style-name="T44_259">epistemol</text:span><text:span text:style-name="T44_260">ó</text:span><text:span text:style-name="T44_261">gicos</text:span><text:span text:style-name="T44_262">,<text:s/></text:span><text:span text:style-name="T44_263">Norbert</text:span><text:span text:style-name="T44_264"><text:s/></text:span><text:span text:style-name="T44_265">Wiener</text:span><text:span text:style-name="T44_266"><text:s/></text:span><text:span text:style-name="T44_267">elabora</text:span><text:span text:style-name="T44_268"><text:s/></text:span><text:span text:style-name="T44_269">o</text:span><text:span text:style-name="T44_270"><text:s/></text:span><text:span text:style-name="T44_271">modelo</text:span><text:span text:style-name="T44_272"><text:s/></text:span><text:span text:style-name="T44_273">de</text:span><text:span text:style-name="T44_274"><text:s/></text:span><text:span text:style-name="T44_275">retroação</text:span><text:span text:style-name="T44_276"><text:s/>–<text:s/></text:span><text:span text:style-name="T44_277">o</text:span><text:span text:style-name="T44_278"><text:s/></text:span><text:span text:style-name="T44_279">feedback</text:span><text:span text:style-name="T44_280"><text:s/>–<text:s/></text:span><text:span text:style-name="T44_281">como</text:span><text:span text:style-name="T44_282"><text:s/></text:span><text:span text:style-name="T44_283">afi</text:span><text:span text:style-name="T44_284">m</text:span><text:span text:style-name="T44_285"><text:s/></text:span><text:span text:style-name="T44_286">ao</text:span><text:span text:style-name="T44_287"><text:s/></text:span><text:span text:style-name="T44_288">modelo</text:span><text:span text:style-name="T44_289"><text:s/></text:span><text:span text:style-name="T44_290">de</text:span><text:span text:style-name="T44_291"><text:s/></text:span><text:span text:style-name="T44_292">autocorreção</text:span><text:span text:style-name="T44_293"><text:s/></text:span><text:span text:style-name="T44_294">cismogen</text:span><text:span text:style-name="T44_295">é</text:span><text:span text:style-name="T44_296">tica</text:span><text:span text:style-name="T44_297">.<text:s/></text:span><text:span text:style-name="T44_298">Tudo</text:span><text:span text:style-name="T44_299"><text:s/></text:span><text:span text:style-name="T44_300">isso</text:span><text:span text:style-name="T44_301"><text:s/></text:span><text:span text:style-name="T44_302">significa</text:span><text:span text:style-name="T44_303"><text:s/></text:span><text:span text:style-name="T44_304">uma</text:span><text:span text:style-name="T44_305"><text:s/></text:span><text:span text:style-name="T44_306">aliança</text:span><text:span text:style-name="T44_307"><text:s/></text:span><text:span text:style-name="T44_308">profunda</text:span><text:span text:style-name="T44_309"><text:s/>(</text:span><text:span text:style-name="T44_310">ou</text:span><text:span text:style-name="T44_311"><text:s/></text:span><text:span text:style-name="T44_312">cone</text:span><text:span text:style-name="T44_313">x</text:span><text:span text:style-name="T44_314">õ</text:span><text:span text:style-name="T44_315">es</text:span><text:span text:style-name="T44_316"><text:s/></text:span><text:span text:style-name="T44_317">psicoculturais</text:span><text:span text:style-name="T44_318">)<text:s/></text:span><text:span text:style-name="T44_319">entre</text:span><text:span text:style-name="T44_320"><text:s/></text:span><text:span text:style-name="T44_321">feedback</text:span><text:span text:style-name="T44_322"><text:s/></text:span><text:span text:style-name="T44_323">e</text:span><text:span text:style-name="T44_324"><text:s/></text:span><text:span text:style-name="T44_325">schismogenesis</text:span><text:span text:style-name="T44_326"><text:s/></text:span><text:span text:style-name="T44_327">em</text:span><text:span text:style-name="T44_328"><text:s/></text:span><text:span text:style-name="T44_329">direção</text:span><text:span text:style-name="T44_330"><text:s/></text:span><text:span text:style-name="T44_331">de</text:span><text:span text:style-name="T44_332"><text:s/></text:span><text:span text:style-name="T44_333">verificar</text:span><text:span text:style-name="T44_334"><text:s/></text:span><text:span text:style-name="T44_335">como</text:span><text:span text:style-name="T44_336"><text:s/></text:span><text:span text:style-name="T44_337">as</text:span><text:span text:style-name="T44_338"><text:s/></text:span><text:span text:style-name="T44_339">tecnologias</text:span><text:span text:style-name="T44_340"><text:s/></text:span><text:span text:style-name="T44_341">podem</text:span><text:span text:style-name="T44_342"><text:s/></text:span><text:span text:style-name="T44_343">ser</text:span><text:span text:style-name="T44_344"><text:s/></text:span><text:span text:style-name="T44_345">aplicadas</text:span><text:span text:style-name="T44_346"><text:s/></text:span><text:span text:style-name="T44_347">na</text:span><text:span text:style-name="T44_348"><text:s/></text:span><text:span text:style-name="T44_349">cr</text:span><text:span text:style-name="T44_350">i</text:span><text:span text:style-name="T44_351">ação</text:span><text:span text:style-name="T44_352"><text:s/></text:span><text:span text:style-name="T44_353">pro</text:span><text:span text:style-name="T44_354">j</text:span><text:span text:style-name="T44_355">etual</text:span><text:span text:style-name="T44_356"><text:s/></text:span><text:span text:style-name="T44_357">da</text:span><text:span text:style-name="T44_358"><text:s/></text:span><text:span text:style-name="T44_359">primeira</text:span><text:span text:style-name="T44_360"><text:s/></text:span><text:span text:style-name="T44_361">intelig</text:span><text:span text:style-name="T44_362">ê</text:span><text:span text:style-name="T44_363">ncia</text:span><text:span text:style-name="T44_364"><text:s/></text:span><text:span text:style-name="T44_365">artificial</text:span><text:span text:style-name="T44_366">.<text:s/></text:span><text:span text:style-name="T44_367">E</text:span><text:span text:style-name="T44_368"><text:s/></text:span><text:span text:style-name="T44_369">justamente</text:span><text:span text:style-name="T44_370"><text:s/></text:span><text:span text:style-name="T44_371">a</text:span><text:span text:style-name="T44_372"><text:s/></text:span><text:span text:style-name="T44_373">cibern</text:span><text:span text:style-name="T44_374">é</text:span><text:span text:style-name="T44_375">tica</text:span><text:span text:style-name="T44_376"><text:s/></text:span><text:span text:style-name="T44_377">nasce</text:span><text:span text:style-name="T44_378"><text:s/></text:span><text:span text:style-name="T44_379">no</text:span><text:span text:style-name="T44_380"><text:s/></text:span><text:span text:style-name="T44_381">encontro</text:span><text:span text:style-name="T44_382"><text:s/></text:span><text:span text:style-name="T44_383">entre</text:span><text:span text:style-name="T44_384"><text:s/></text:span><text:span text:style-name="T44_385">um</text:span><text:span text:style-name="T44_386"><text:s/></text:span><text:span text:style-name="T44_387">pesquisador</text:span><text:span text:style-name="T44_388"><text:s/></text:span><text:span text:style-name="T44_389">etnogr</text:span><text:span text:style-name="T44_390">á</text:span><text:span text:style-name="T44_391">fico</text:span><text:span text:style-name="T44_392"><text:s/></text:span><text:span text:style-name="T44_393">isolado</text:span><text:span text:style-name="T44_394"><text:s/>(</text:span><text:span text:style-name="T44_395">Bateson</text:span><text:span text:style-name="T44_396">)<text:s/></text:span><text:span text:style-name="T44_397">e</text:span><text:span text:style-name="T44_398"><text:s/></text:span><text:span text:style-name="T44_399">uma</text:span><text:span text:style-name="T44_400"><text:s/></text:span><text:span text:style-name="T44_401">equipe</text:span><text:span text:style-name="T44_402"><text:s/></text:span><text:span text:style-name="T44_403">de</text:span><text:span text:style-name="T44_404"><text:s/></text:span><text:span text:style-name="T44_405">pesquisadores</text:span><text:span text:style-name="T44_406"><text:s/></text:span><text:span text:style-name="T44_407">inform</text:span><text:span text:style-name="T44_408">á</text:span><text:span text:style-name="T44_409">ticos</text:span><text:span text:style-name="T44_410"><text:s/>(</text:span><text:span text:style-name="T44_411">Wiener</text:span><text:span text:style-name="T44_412">).<text:s/></text:span><text:span text:style-name="T44_413">Tal</text:span><text:span text:style-name="T44_414"><text:s/></text:span><text:span text:style-name="T44_415">aliança</text:span><text:span text:style-name="T44_416"><text:s/></text:span><text:span text:style-name="T44_417">entre</text:span><text:span text:style-name="T44_418"><text:s/></text:span><text:span text:style-name="T44_419">as</text:span><text:span text:style-name="T44_420"><text:s/></text:span><text:span text:style-name="T44_421">chamadas</text:span><text:span text:style-name="T44_422"><text:s/></text:span><text:span text:style-name="T44_423">duas</text:span><text:span text:style-name="T44_424"><text:s/></text:span><text:span text:style-name="T44_425">culturas</text:span><text:span text:style-name="T44_426"><text:s/>(</text:span><text:span text:style-name="T44_427">científica</text:span><text:span text:style-name="T44_428"><text:s/></text:span><text:span text:style-name="T44_429">e</text:span><text:span text:style-name="T44_430"><text:s/></text:span><text:span text:style-name="T44_431">humanística</text:span><text:span text:style-name="T44_432"><text:s/></text:span><text:span text:style-name="T44_433">segundo</text:span><text:span text:style-name="T44_434"><text:s/></text:span><text:span text:style-name="T44_435">Egdar</text:span><text:span text:style-name="T44_436"><text:s/></text:span><text:span text:style-name="T44_437">Snow</text:span><text:span text:style-name="T44_438">)<text:s/></text:span><text:span text:style-name="T44_439">torna</text:span><text:span text:style-name="T44_440">-</text:span><text:span text:style-name="T44_441">se</text:span><text:span text:style-name="T44_442"><text:s/></text:span><text:span text:style-name="T44_443">ainda</text:span><text:span text:style-name="T44_444"><text:s/></text:span><text:span text:style-name="T44_445">mais</text:span><text:span text:style-name="T44_446"><text:s/></text:span><text:span text:style-name="T44_447">significativa</text:span><text:span text:style-name="T44_448">,<text:s/></text:span><text:span text:style-name="T44_449">enquanto</text:span><text:span text:style-name="T44_450"><text:s/></text:span><text:span text:style-name="T44_451">Bateson</text:span><text:span text:style-name="T44_452"><text:s/></text:span><text:span text:style-name="T44_453">e</text:span><text:span text:style-name="T44_454"><text:s/></text:span><text:span text:style-name="T44_455">Wiener</text:span><text:span text:style-name="T44_456"><text:s/></text:span><text:span text:style-name="T44_457">criticam</text:span><text:span text:style-name="T44_458"><text:s/></text:span><text:span text:style-name="T44_459">os</text:span><text:span text:style-name="T44_460"><text:s/></text:span><text:span text:style-name="T44_461">cientistas</text:span><text:span text:style-name="T44_462"><text:s/></text:span><text:span text:style-name="T44_463">que</text:span><text:span text:style-name="T44_464"><text:s/></text:span><text:span text:style-name="T44_465">isolam</text:span><text:span text:style-name="T44_466"><text:s/></text:span><text:span text:style-name="T44_467">o</text:span><text:span text:style-name="T44_468"><text:s/></text:span><text:span text:style-name="T44_469">input</text:span><text:span text:style-name="T44_470">-</text:span><text:span text:style-name="T44_471">output</text:span><text:span text:style-name="T44_472"><text:s/></text:span><text:span text:style-name="T44_473">sem</text:span><text:span text:style-name="T44_474"><text:s/></text:span><text:span text:style-name="T44_475">reatroação</text:span><text:span text:style-name="T44_476">,<text:s/></text:span><text:span text:style-name="T44_477">analizando</text:span><text:span text:style-name="T44_478"><text:s/></text:span><text:span text:style-name="T44_479">o</text:span><text:span text:style-name="T44_480"><text:s/>“</text:span><text:span text:style-name="T44_481">objeto</text:span><text:span text:style-name="T44_482">”<text:s/></text:span><text:span text:style-name="T44_483">enquanto</text:span><text:span text:style-name="T44_484"><text:s/></text:span><text:span text:style-name="T44_485">ficam</text:span><text:span text:style-name="T44_486"><text:s/></text:span><text:span text:style-name="T44_487">fora</text:span><text:span text:style-name="T44_488"><text:s/></text:span><text:span text:style-name="T44_489">dele</text:span><text:span text:style-name="T44_490">.<text:s/></text:span><text:span text:style-name="T44_491">Wiener</text:span><text:span text:style-name="T44_492"><text:s/></text:span><text:span text:style-name="T44_493">e</text:span><text:span text:style-name="T44_494"><text:s/></text:span><text:span text:style-name="T44_495">Bateson</text:span><text:span text:style-name="T44_496"><text:s/></text:span><text:span text:style-name="T44_497">utilizam</text:span><text:span text:style-name="T44_498"><text:s/></text:span><text:span text:style-name="T44_499">a</text:span><text:span text:style-name="T44_500"><text:s/></text:span><text:span text:style-name="T44_501">metafora</text:span><text:span text:style-name="T44_502"><text:s/></text:span><text:span text:style-name="T44_503">da</text:span><text:span text:style-name="T44_504"><text:s/></text:span><text:span text:style-name="T44_505">caixa</text:span><text:span text:style-name="T44_506"><text:s/>(</text:span><text:span text:style-name="T44_507">box</text:span><text:span text:style-name="T44_508">):<text:s/></text:span><text:span text:style-name="T44_509">o</text:span><text:span text:style-name="T44_510"><text:s/></text:span><text:span text:style-name="T44_511">cientísta</text:span><text:span text:style-name="T44_512"><text:s/></text:span><text:span text:style-name="T44_513">precisa</text:span><text:span text:style-name="T44_514"><text:s/></text:span><text:span text:style-name="T44_515">ficar</text:span><text:span text:style-name="T44_516"><text:s/></text:span><text:span text:style-name="T44_517">dentro</text:span><text:span text:style-name="T44_518"><text:s/></text:span><text:span text:style-name="T44_519">da</text:span><text:span text:style-name="T44_520"><text:s/></text:span><text:span text:style-name="T44_521">caixa</text:span><text:span text:style-name="T44_522">,<text:s/></text:span><text:span text:style-name="T44_523">isto</text:span><text:span text:style-name="T44_524"><text:s/></text:span><text:span text:style-name="T44_525">é</text:span><text:span text:style-name="T44_526">,<text:s/></text:span><text:span text:style-name="T44_527">fora</text:span><text:span text:style-name="T44_528"><text:s/></text:span><text:span text:style-name="T44_529">da</text:span><text:span text:style-name="T44_530"><text:s/></text:span><text:span text:style-name="T44_531">met</text:span><text:span text:style-name="T44_532">á</text:span><text:span text:style-name="T44_533">fora</text:span><text:span text:style-name="T44_534">,<text:s/></text:span><text:span text:style-name="T44_535">no</text:span><text:span text:style-name="T44_536"><text:s/></text:span><text:span text:style-name="T44_537">interior</text:span><text:span text:style-name="T44_538"><text:s/></text:span><text:span text:style-name="T44_539">do</text:span><text:span text:style-name="T44_540"><text:s/></text:span><text:span text:style-name="T44_541">fieldwork</text:span><text:span text:style-name="T44_542"><text:s/></text:span><text:span text:style-name="T44_543">etnogr</text:span><text:span text:style-name="T44_544">á</text:span><text:span text:style-name="T44_545">fico</text:span><text:span text:style-name="T44_546">.<text:s/></text:span><text:span text:style-name="T44_547">E</text:span><text:span text:style-name="T44_548"><text:s/></text:span><text:span text:style-name="T44_549">este</text:span><text:span text:style-name="T44_550"><text:s/></text:span><text:span text:style-name="T44_551">fieldwork</text:span><text:span text:style-name="T44_552"><text:s/></text:span><text:span text:style-name="T44_553">presenta</text:span><text:span text:style-name="T44_554"><text:s/></text:span><text:span text:style-name="T44_555">afinidades</text:span><text:span text:style-name="T44_556"><text:s/>(</text:span><text:span text:style-name="T44_557">não</text:span><text:span text:style-name="T44_558"><text:s/></text:span><text:span text:style-name="T44_559">identitade</text:span><text:span text:style-name="T44_560">!),<text:s/></text:span><text:span text:style-name="T44_561">entre</text:span><text:span text:style-name="T44_562"><text:s/></text:span><text:span text:style-name="T44_563">o</text:span><text:span text:style-name="T44_564"><text:s/></text:span><text:span text:style-name="T44_565">ethos</text:span><text:span text:style-name="T44_566"><text:s/></text:span><text:span text:style-name="T44_567">do</text:span><text:span text:style-name="T44_568"><text:s/></text:span><text:span text:style-name="T44_569">Iatmul</text:span><text:span text:style-name="T44_570"><text:s/></text:span><text:span text:style-name="T44_571">na</text:span><text:span text:style-name="T44_572"><text:s/></text:span><text:span text:style-name="T44_573">Nova</text:span><text:span text:style-name="T44_574"><text:s/></text:span><text:span text:style-name="T44_575">Guin</text:span><text:span text:style-name="T44_576">é</text:span><text:span text:style-name="T44_577"><text:s/></text:span><text:span text:style-name="T44_578">e</text:span><text:span text:style-name="T44_579"><text:s text:c="2"/></text:span><text:span text:style-name="T44_580">a</text:span><text:span text:style-name="T44_581"><text:s/></text:span><text:span text:style-name="T44_582">intelig</text:span><text:span text:style-name="T44_583">ê</text:span><text:span text:style-name="T44_584">ncia</text:span><text:span text:style-name="T44_585"><text:s/></text:span><text:span text:style-name="T44_586">artificial</text:span><text:span text:style-name="T44_587"><text:s/></text:span><text:span text:style-name="T44_588">na</text:span><text:span text:style-name="T44_589"><text:s/></text:span><text:span text:style-name="T44_590">cibern</text:span><text:span text:style-name="T44_591">é</text:span><text:span text:style-name="T44_592">tica</text:span><text:span text:style-name="T44_593">,</text:span><text:span text:style-name="T44_594"><text:s/></text:span><text:span text:style-name="T44_595">baseadas</text:span><text:span text:style-name="T44_596"><text:s/></text:span><text:span text:style-name="T44_597">sobre</text:span><text:span text:style-name="T44_598"><text:s/></text:span><text:span text:style-name="T44_599">autocorreção</text:span><text:span text:style-name="T44_600">.</text:span><text:span text:style-name="T44_601"><text:s/></text:span><text:span text:style-name="T44_602">Quero</text:span><text:span text:style-name="T44_603"><text:s/></text:span><text:span text:style-name="T44_604">sublinhar</text:span><text:span text:style-name="T44_605"><text:s/></text:span><text:span text:style-name="T44_606">de</text:span><text:span text:style-name="T44_607"><text:s/></text:span><text:span text:style-name="T44_608">novo</text:span><text:span text:style-name="T44_609"><text:s/></text:span><text:span text:style-name="T44_610">como</text:span><text:span text:style-name="T44_611"><text:s/></text:span><text:span text:style-name="T44_612">estas</text:span><text:span text:style-name="T44_613"><text:s/></text:span><text:span text:style-name="T44_614">metodologias</text:span><text:span text:style-name="T44_615"><text:s/></text:span><text:span text:style-name="T44_616">etnogr</text:span><text:span text:style-name="T44_617">á</text:span><text:span text:style-name="T44_618">ficas</text:span><text:span text:style-name="T44_619"><text:s text:c="2"/></text:span><text:span text:style-name="T44_620">são</text:span><text:span text:style-name="T44_621"><text:s/></text:span><text:span text:style-name="T44_622">muito</text:span><text:span text:style-name="T44_623"><text:s/></text:span><text:span text:style-name="T44_624">similares</text:span><text:span text:style-name="T44_625"><text:s/></text:span><text:span text:style-name="T44_626">à</text:span><text:span text:style-name="T44_627">quela</text:span><text:span text:style-name="T44_628"><text:s/></text:span><text:span text:style-name="T44_629">da</text:span><text:span text:style-name="T44_630"><text:s/></text:span><text:span text:style-name="T44_631">psican</text:span><text:span text:style-name="T44_632">á</text:span><text:span text:style-name="T44_633">lis</text:span><text:span text:style-name="T44_634">e</text:span><text:span text:style-name="T44_635">.<text:s/></text:span><text:span text:style-name="T44_636">O</text:span><text:span text:style-name="T44_637">/</text:span><text:span text:style-name="T44_638">a</text:span><text:span text:style-name="T44_639"><text:s/></text:span><text:span text:style-name="T44_640">psicanalista</text:span><text:span text:style-name="T44_641"><text:s/></text:span><text:span text:style-name="T44_642">precisa</text:span><text:span text:style-name="T44_643"><text:s/></text:span><text:span text:style-name="T44_644">ficar</text:span><text:span text:style-name="T44_645"><text:s/></text:span><text:span text:style-name="T44_646">dentro</text:span><text:span text:style-name="T44_647"><text:s/></text:span><text:span text:style-name="T44_648">da</text:span><text:span text:style-name="T44_649"><text:s/></text:span><text:span text:style-name="T44_650">relação</text:span><text:span text:style-name="T44_651"><text:s/></text:span><text:span text:style-name="T44_652">com</text:span><text:span text:style-name="T44_653"><text:s/></text:span><text:span text:style-name="T44_654">o</text:span><text:span text:style-name="T44_655"><text:s/></text:span><text:span text:style-name="T44_656">paciente</text:span><text:span text:style-name="T44_657">,<text:s/></text:span><text:span text:style-name="T44_658">n</text:span><text:span text:style-name="T44_659">ã</text:span><text:span text:style-name="T44_660">o</text:span><text:span text:style-name="T44_661"><text:s/></text:span><text:span text:style-name="T44_662">pode</text:span><text:span text:style-name="T44_663"><text:s/></text:span><text:span text:style-name="T44_664">ficar</text:span><text:span text:style-name="T44_665"><text:s/></text:span><text:span text:style-name="T44_666">observando</text:span><text:span text:style-name="T44_667">-</text:span><text:span text:style-name="T44_668">o</text:span><text:span text:style-name="T44_669"><text:s/></text:span><text:span text:style-name="T44_670">ou</text:span><text:span text:style-name="T44_671"><text:s/></text:span><text:span text:style-name="T44_672">escutando</text:span><text:span text:style-name="T44_673">-</text:span><text:span text:style-name="T44_674">o</text:span><text:span text:style-name="T44_675"><text:s/></text:span><text:span text:style-name="T44_676">d</text:span><text:span text:style-name="T44_677">e</text:span><text:span text:style-name="T44_678"><text:s/></text:span><text:span text:style-name="T44_679">fora</text:span><text:span text:style-name="T44_680">.<text:s/></text:span><text:span text:style-name="T44_681">A</text:span><text:span text:style-name="T44_682"><text:s/></text:span><text:span text:style-name="T44_683">caixa</text:span><text:span text:style-name="T44_684"><text:s/></text:span><text:span text:style-name="T44_685">è</text:span><text:span text:style-name="T44_686"><text:s/></text:span><text:span text:style-name="T44_687">também</text:span><text:span text:style-name="T44_688"><text:s/></text:span><text:span text:style-name="T44_689">o</text:span><text:span text:style-name="T44_690"><text:s/></text:span><text:span text:style-name="T44_691">set</text:span><text:span text:style-name="T44_692"><text:s/></text:span><text:span text:style-name="T44_693">psicanal</text:span><text:span text:style-name="T44_694">í</text:span><text:span text:style-name="T44_695">tico</text:span><text:span text:style-name="T44_696"><text:s/></text:span><text:span text:style-name="T44_697">onde</text:span><text:span text:style-name="T44_698"><text:s/></text:span><text:span text:style-name="T44_699">se</text:span><text:span text:style-name="T44_700"><text:s/></text:span><text:span text:style-name="T44_701">cr</text:span><text:span text:style-name="T44_702">i</text:span><text:span text:style-name="T44_703">a</text:span><text:span text:style-name="T44_704"><text:s/></text:span><text:span text:style-name="T44_705">uma</text:span><text:span text:style-name="T44_706"><text:s/></text:span><text:span text:style-name="T44_707">cont</text:span><text:span text:style-name="T44_708">í</text:span><text:span text:style-name="T44_709">nua</text:span><text:span text:style-name="T44_710"><text:s/></text:span><text:span text:style-name="T44_711">retroação</text:span><text:span text:style-name="T44_712"><text:s/></text:span><text:span text:style-name="T44_713">autocorretiva</text:span><text:span text:style-name="T44_714"><text:s/></text:span><text:span text:style-name="T44_715">entre</text:span><text:span text:style-name="T44_716"><text:s/></text:span><text:span text:style-name="T44_717">os</text:span><text:span text:style-name="T44_718"><text:s/></text:span><text:span text:style-name="T44_719">dois</text:span><text:span text:style-name="T44_720"><text:s/></text:span><text:span text:style-name="T44_721">sujeitos</text:span><text:span text:style-name="T44_722"><text:s/></text:span><text:span text:style-name="T44_723">involvidos</text:span><text:span text:style-name="T44_724">.<text:s/></text:span><text:span text:style-name="T44_725">O</text:span><text:span text:style-name="T44_726"><text:s/></text:span><text:span text:style-name="T44_727">feedback</text:span><text:span text:style-name="T44_728"><text:s/></text:span><text:span text:style-name="T44_729">involve</text:span><text:span text:style-name="T44_730"><text:s/></text:span><text:span text:style-name="T44_731">o</text:span><text:span text:style-name="T44_732"><text:s/></text:span><text:span text:style-name="T44_733">psicanalista</text:span><text:span text:style-name="T44_734"><text:s/></text:span><text:span text:style-name="T44_735">o</text:span><text:span text:style-name="T44_736"><text:s/></text:span><text:span text:style-name="T44_737">pa</text:span><text:span text:style-name="T44_738">c</text:span><text:span text:style-name="T44_739">iente</text:span><text:span text:style-name="T44_740"><text:s/></text:span><text:span text:style-name="T44_741">e</text:span><text:span text:style-name="T44_742"><text:s/></text:span><text:span text:style-name="T44_743">as</text:span><text:span text:style-name="T44_744"><text:s/></text:span><text:span text:style-name="T44_745">metodologias</text:span><text:span text:style-name="T44_746"><text:s/></text:span><text:span text:style-name="T44_747">psicanal</text:span><text:span text:style-name="T44_748">í</text:span><text:span text:style-name="T44_749">ticas</text:span><text:span text:style-name="T44_750"><text:s/></text:span><text:span text:style-name="T44_751">traduzem</text:span><text:span text:style-name="T44_752"><text:s/></text:span><text:span text:style-name="T44_753">este</text:span><text:span text:style-name="T44_754"><text:s/></text:span><text:span text:style-name="T44_755">feedback</text:span><text:span text:style-name="T44_756"><text:s/></text:span><text:span text:style-name="T44_757">nos</text:span><text:span text:style-name="T44_758"><text:s/></text:span><text:span text:style-name="T44_759">se</text:span><text:span text:style-name="T44_760">u</text:span><text:span text:style-name="T44_761">s</text:span><text:span text:style-name="T44_762"><text:s/></text:span><text:span text:style-name="T44_763">pr</text:span><text:span text:style-name="T44_764">ó</text:span><text:span text:style-name="T44_765">prios</text:span><text:span text:style-name="T44_766"><text:s/></text:span><text:span text:style-name="T44_767">conceitos</text:span><text:span text:style-name="T44_768"><text:s/>(</text:span><text:span text:style-name="T44_769">i</text:span><text:span text:style-name="T44_770">.</text:span><text:span text:style-name="T44_771">e</text:span><text:span text:style-name="T44_772">.</text:span><text:span text:style-name="T44_773"><text:s/></text:span><text:span text:style-name="T44_774">transfer</text:span><text:span text:style-name="T44_775"><text:s/></text:span><text:span text:style-name="T44_776">e</text:span><text:span text:style-name="T44_777"><text:s/></text:span><text:span text:style-name="T44_778">contra</text:span><text:span text:style-name="T44_779">-</text:span><text:span text:style-name="T44_780">transfer</text:span><text:span text:style-name="T44_781">).<text:s/></text:span><text:span text:style-name="T44_782">Rec</text:span><text:span text:style-name="T44_783">í</text:span><text:span text:style-name="T44_784">procas</text:span><text:span text:style-name="T44_785"><text:s/></text:span><text:span text:style-name="T44_786">autocorreç</text:span><text:span text:style-name="T44_787">õ</text:span><text:span text:style-name="T44_788">es</text:span><text:span text:style-name="T44_789"><text:s/></text:span><text:span text:style-name="T44_790">cr</text:span><text:span text:style-name="T44_791">i</text:span><text:span text:style-name="T44_792">am</text:span><text:span text:style-name="T44_793"><text:s/></text:span><text:span text:style-name="T44_794">um</text:span><text:span text:style-name="T44_795"><text:s/></text:span><text:span text:style-name="T44_796">complexo</text:span><text:span text:style-name="T44_797"><text:s/></text:span><text:span text:style-name="T44_798">v</text:span><text:span text:style-name="T44_799">í</text:span><text:span text:style-name="T44_800">nculo</text:span><text:span text:style-name="T44_801"><text:s/></text:span><text:span text:style-name="T44_802">entre</text:span><text:span text:style-name="T44_803"><text:s/></text:span><text:span text:style-name="T44_804">os</text:span><text:span text:style-name="T44_805"><text:s/></text:span><text:span text:style-name="T44_806">dois</text:span><text:span text:style-name="T44_807"><text:s/></text:span><text:span text:style-name="T44_808">durante</text:span><text:span text:style-name="T44_809"><text:s/></text:span><text:span text:style-name="T44_810">a</text:span><text:span text:style-name="T44_811"><text:s/>“</text:span><text:span text:style-name="T44_812">intermin</text:span><text:span text:style-name="T44_813">á</text:span><text:span text:style-name="T44_814">vel</text:span><text:span text:style-name="T44_815">”<text:s/></text:span><text:span text:style-name="T44_816">terapia</text:span><text:span text:style-name="T44_817"><text:s/></text:span><text:span text:style-name="T44_818">e</text:span><text:span text:style-name="T44_819"><text:s/></text:span><text:span text:style-name="T44_820">assim</text:span><text:span text:style-name="T44_821"><text:s/></text:span><text:span text:style-name="T44_822">se</text:span><text:span text:style-name="T44_823"><text:s/></text:span><text:span text:style-name="T44_824">apresenta</text:span><text:span text:style-name="T44_825"><text:s/></text:span><text:span text:style-name="T44_826">o</text:span><text:span text:style-name="T44_827"><text:s/></text:span><text:span text:style-name="T44_828">novo</text:span><text:span text:style-name="T44_829"><text:s/></text:span><text:span text:style-name="T44_830">conceito</text:span><text:span text:style-name="T44_831"><text:s/></text:span><text:span text:style-name="T44_832">elaborado</text:span><text:span text:style-name="T44_833"><text:s/></text:span><text:span text:style-name="T44_834">mais</text:span><text:span text:style-name="T44_835"><text:s/></text:span><text:span text:style-name="T44_836">recentemente</text:span><text:span text:style-name="T44_837"><text:s/></text:span><text:span text:style-name="T44_838">onde</text:span><text:span text:style-name="T44_839"><text:s/></text:span><text:span text:style-name="T44_840">o</text:span><text:span text:style-name="T44_841"><text:s/></text:span><text:span text:style-name="T44_842">pensamento</text:span><text:span text:style-name="T44_843"><text:s/></text:span><text:span text:style-name="T44_844">de</text:span><text:span text:style-name="T44_845"><text:s/></text:span><text:span text:style-name="T44_846">Bateson</text:span><text:span text:style-name="T44_847"><text:s/></text:span><text:span text:style-name="T44_848">virou</text:span><text:span text:style-name="T44_849"><text:s/></text:span><text:span text:style-name="T44_850">fundamental</text:span><text:span text:style-name="T44_851">:<text:s/></text:span><text:span text:style-name="T44_852">aquele</text:span><text:span text:style-name="T44_853"><text:s/></text:span><text:span text:style-name="T44_854">de</text:span><text:span text:style-name="T44_855"><text:s/></text:span><text:span text:style-name="T44_856">complexidade</text:span><text:span text:style-name="T44_857">.</text:span></text:p>
      <text:p text:style-name="P45"><text:span text:style-name="T45_1">Von</text:span><text:span text:style-name="T45_2"><text:s/></text:span><text:span text:style-name="T45_3">Foerster</text:span><text:span text:style-name="T45_4"><text:s/></text:span><text:span text:style-name="T45_5">explica</text:span><text:span text:style-name="T45_6">:<text:s/>“</text:span><text:span text:style-name="T45_7">O</text:span><text:span text:style-name="T45_8"><text:s/></text:span><text:span text:style-name="T45_9">que</text:span><text:span text:style-name="T45_10"><text:s/></text:span><text:span text:style-name="T45_11">se</text:span><text:span text:style-name="T45_12"><text:s/></text:span><text:span text:style-name="T45_13">precisa</text:span><text:span text:style-name="T45_14"><text:s/></text:span><text:span text:style-name="T45_15">agora</text:span><text:span text:style-name="T45_16"><text:s/></text:span><text:span text:style-name="T45_17">é</text:span><text:span text:style-name="T45_18"><text:s/></text:span><text:span text:style-name="T45_19">uma</text:span><text:span text:style-name="T45_20"><text:s/></text:span><text:span text:style-name="T45_21">descrição</text:span><text:span text:style-name="T45_22"><text:s/></text:span><text:span text:style-name="T45_23">do</text:span><text:span text:style-name="T45_24"><text:s/></text:span><text:span text:style-name="T45_25">descritor</text:span><text:span text:style-name="T45_26">;<text:s/></text:span><text:span text:style-name="T45_27">ou</text:span><text:span text:style-name="T45_28">,<text:s/></text:span><text:span text:style-name="T45_29">em</text:span><text:span text:style-name="T45_30"><text:s/></text:span><text:span text:style-name="T45_31">outras</text:span><text:span text:style-name="T45_32"><text:s/></text:span><text:span text:style-name="T45_33">palavras</text:span><text:span text:style-name="T45_34">,<text:s/></text:span><text:span text:style-name="T45_35">precisamos</text:span><text:span text:style-name="T45_36"><text:s/></text:span><text:span text:style-name="T45_37">de</text:span><text:span text:style-name="T45_38"><text:s/></text:span><text:span text:style-name="T45_39">uma</text:span><text:span text:style-name="T45_40"><text:s/></text:span><text:span text:style-name="T45_41">teoria</text:span><text:span text:style-name="T45_42"><text:s/></text:span><text:span text:style-name="T45_43">do</text:span><text:span text:style-name="T45_44"><text:s/></text:span><text:span text:style-name="T45_45">observador</text:span><text:span text:style-name="T45_46">”<text:s/>(</text:span><text:span text:style-name="T45_47">em</text:span><text:span text:style-name="T45_48"><text:s/></text:span><text:span text:style-name="T45_49">Brand</text:span><text:span text:style-name="T45_50">,<text:s/>2004:152);<text:s/></text:span><text:span text:style-name="T45_51">isso</text:span><text:span text:style-name="T45_52"><text:s/></text:span><text:span text:style-name="T45_53">significa</text:span><text:span text:style-name="T45_54"><text:s/></text:span><text:span text:style-name="T45_55">uma</text:span><text:span text:style-name="T45_56"><text:s/></text:span><text:span text:style-name="T45_57">aliança</text:span><text:span text:style-name="T45_58"><text:s/></text:span><text:span text:style-name="T45_59">necess</text:span><text:span text:style-name="T45_60">á</text:span><text:span text:style-name="T45_61">ria</text:span><text:span text:style-name="T45_62"><text:s/></text:span><text:span text:style-name="T45_63">ainda</text:span><text:span text:style-name="T45_64"><text:s/></text:span><text:span text:style-name="T45_65">mais</text:span><text:span text:style-name="T45_66"><text:s/></text:span><text:span text:style-name="T45_67">profunda</text:span><text:span text:style-name="T45_68"><text:s/></text:span><text:span text:style-name="T45_69">e</text:span><text:span text:style-name="T45_70"><text:s/></text:span><text:span text:style-name="T45_71">complexa</text:span><text:span text:style-name="T45_72"><text:s/></text:span><text:span text:style-name="T45_73">entre</text:span><text:span text:style-name="T45_74"><text:s/></text:span><text:span text:style-name="T45_75">antropologia</text:span><text:span text:style-name="T45_76"><text:s/></text:span><text:span text:style-name="T45_77">e</text:span><text:span text:style-name="T45_78"><text:s/></text:span><text:span text:style-name="T45_79">psican</text:span><text:span text:style-name="T45_80">á</text:span><text:span text:style-name="T45_81">lis</text:span><text:span text:style-name="T45_82">e</text:span><text:span text:style-name="T45_83">,<text:s/></text:span><text:span text:style-name="T45_84">no</text:span><text:span text:style-name="T45_85"><text:s/></text:span><text:span text:style-name="T45_86">contexto</text:span><text:span text:style-name="T45_87"><text:s/></text:span><text:span text:style-name="T45_88">do</text:span><text:span text:style-name="T45_89"><text:s/></text:span><text:span text:style-name="T45_90">desafio</text:span><text:span text:style-name="T45_91"><text:s text:c="2"/></text:span><text:span text:style-name="T45_92">transdisciplinar</text:span><text:span text:style-name="T45_93"><text:s/></text:span><text:span text:style-name="T45_94">da</text:span><text:span text:style-name="T45_95"><text:s/></text:span><text:span text:style-name="T45_96">complexidade</text:span><text:span text:style-name="T45_97">.<text:s/></text:span><text:span text:style-name="T45_98">Descrever</text:span><text:span text:style-name="T45_99">,<text:s/></text:span><text:span text:style-name="T45_100">interpretar</text:span><text:span text:style-name="T45_101"><text:s/></text:span><text:span text:style-name="T45_102">e</text:span><text:span text:style-name="T45_103"><text:s/></text:span><text:span text:style-name="T45_104">transformar</text:span><text:span text:style-name="T45_105"><text:s/></text:span><text:span text:style-name="T45_106">o</text:span><text:span text:style-name="T45_107"><text:s/></text:span><text:span text:style-name="T45_108">descritor</text:span><text:span text:style-name="T45_109">.<text:s/></text:span><text:span text:style-name="T45_110">E</text:span><text:span text:style-name="T45_111"><text:s/></text:span><text:span text:style-name="T45_112">se</text:span><text:span text:style-name="T45_113"><text:s/></text:span><text:span text:style-name="T45_114">um</text:span><text:span text:style-name="T45_115"><text:s/></text:span><text:span text:style-name="T45_116">cientista</text:span><text:span text:style-name="T45_117"><text:s/>“</text:span><text:span text:style-name="T45_118">exato</text:span><text:span text:style-name="T45_119">”<text:s/></text:span><text:span text:style-name="T45_120">fala</text:span><text:span text:style-name="T45_121"><text:s/></text:span><text:span text:style-name="T45_122">assim</text:span><text:span text:style-name="T45_123">,<text:s/></text:span><text:span text:style-name="T45_124">me</text:span><text:span text:style-name="T45_125"><text:s/></text:span><text:span text:style-name="T45_126">parece</text:span><text:span text:style-name="T45_127"><text:s/></text:span><text:span text:style-name="T45_128">que</text:span><text:span text:style-name="T45_129"><text:s/></text:span><text:span text:style-name="T45_130">esta</text:span><text:span text:style-name="T45_131"><text:s/></text:span><text:span text:style-name="T45_132">aliança</text:span><text:span text:style-name="T45_133"><text:s/></text:span><text:span text:style-name="T45_134">est</text:span><text:span text:style-name="T45_135">á</text:span><text:span text:style-name="T45_136"><text:s/></text:span><text:span text:style-name="T45_137">j</text:span><text:span text:style-name="T45_138">á</text:span><text:span text:style-name="T45_139"><text:s/></text:span><text:span text:style-name="T45_140">profunda</text:span><text:span text:style-name="T45_141"><text:s/></text:span><text:span text:style-name="T45_142">e</text:span><text:span text:style-name="T45_143"><text:s/></text:span><text:span text:style-name="T45_144">praticada</text:span><text:span text:style-name="T45_145">.<text:s/></text:span><text:span text:style-name="T45_146">O</text:span><text:span text:style-name="T45_147"><text:s/></text:span><text:span text:style-name="T45_148">que</text:span><text:span text:style-name="T45_149"><text:s/></text:span><text:span text:style-name="T45_150">ainda</text:span><text:span text:style-name="T45_151"><text:s/></text:span><text:span text:style-name="T45_152">hoje</text:span><text:span text:style-name="T45_153"><text:s/></text:span><text:span text:style-name="T45_154">precisa</text:span><text:span text:style-name="T45_155"><text:s/></text:span><text:span text:style-name="T45_156">de</text:span><text:span text:style-name="T45_157"><text:s/></text:span><text:span text:style-name="T45_158">ser</text:span><text:span text:style-name="T45_159"><text:s/></text:span><text:span text:style-name="T45_160">colocado</text:span><text:span text:style-name="T45_161"><text:s/></text:span><text:span text:style-name="T45_162">na</text:span><text:span text:style-name="T45_163"><text:s/></text:span><text:span text:style-name="T45_164">caixa</text:span><text:span text:style-name="T45_165"><text:s/></text:span><text:span text:style-name="T45_166">é</text:span><text:span text:style-name="T45_167"><text:s/></text:span><text:span text:style-name="T45_168">a</text:span><text:span text:style-name="T45_169"><text:s/></text:span><text:span text:style-name="T45_170">descriç</text:span><text:span text:style-name="T45_171">ã</text:span><text:span text:style-name="T45_172">o</text:span><text:span text:style-name="T45_173"><text:s/></text:span><text:span text:style-name="T45_174">do</text:span><text:span text:style-name="T45_175"><text:s/></text:span><text:span text:style-name="T45_176">observador</text:span><text:span text:style-name="T45_177">,<text:s/></text:span><text:span text:style-name="T45_178">tanto</text:span><text:span text:style-name="T45_179"><text:s/></text:span><text:span text:style-name="T45_180">etnógrafo</text:span><text:span text:style-name="T45_181"><text:s/></text:span><text:span text:style-name="T45_182">como</text:span><text:span text:style-name="T45_183"><text:s/></text:span><text:span text:style-name="T45_184">psicanalista</text:span><text:span text:style-name="T45_185"><text:s/></text:span><text:span text:style-name="T45_186">ou</text:span><text:span text:style-name="T45_187"><text:s/></text:span><text:span text:style-name="T45_188">epistem</text:span><text:span text:style-name="T45_189">ó</text:span><text:span text:style-name="T45_190">logo</text:span><text:span text:style-name="T45_191">:<text:s/></text:span><text:span text:style-name="T45_192">isto</text:span><text:span text:style-name="T45_193"><text:s/></text:span><text:span text:style-name="T45_194">pra</text:span><text:span text:style-name="T45_195"><text:s/></text:span><text:span text:style-name="T45_196">m</text:span><text:span text:style-name="T45_197">im</text:span><text:span text:style-name="T45_198"><text:s/></text:span><text:span text:style-name="T45_199">significa</text:span><text:span text:style-name="T45_200"><text:s/></text:span><text:span text:style-name="T45_201">aprender</text:span><text:span text:style-name="T45_202"><text:s/></text:span><text:span text:style-name="T45_203">a</text:span><text:span text:style-name="T45_204"><text:s/></text:span><text:span text:style-name="T45_205">fazer</text:span><text:span text:style-name="T45_206"><text:s/></text:span><text:span text:style-name="T45_207">pesquisa</text:span><text:span text:style-name="T45_208"><text:s/></text:span><text:span text:style-name="T45_209">com</text:span><text:span text:style-name="T45_210"><text:s/>(</text:span><text:span text:style-name="T45_211">e</text:span><text:span text:style-name="T45_212"><text:s/></text:span><text:span text:style-name="T45_213">não</text:span><text:span text:style-name="T45_214"><text:s/></text:span><text:span text:style-name="T45_215">sobre</text:span><text:span text:style-name="T45_216">)<text:s/></text:span><text:span text:style-name="T45_217">os</text:span><text:span text:style-name="T45_218"><text:s/></text:span><text:span text:style-name="T45_219">sujeitos</text:span><text:span text:style-name="T45_220"><text:s/></text:span><text:span text:style-name="T45_221">envolvidos</text:span><text:span text:style-name="T45_222"><text:s/></text:span><text:span text:style-name="T45_223">no</text:span><text:span text:style-name="T45_224"><text:s/></text:span><text:span text:style-name="T45_225">processo</text:span><text:span text:style-name="T45_226"><text:s/></text:span><text:span text:style-name="T45_227">emp</text:span><text:span text:style-name="T45_228">í</text:span><text:span text:style-name="T45_229">rico</text:span><text:span text:style-name="T45_230">,<text:s/></text:span><text:span text:style-name="T45_231">seja</text:span><text:span text:style-name="T45_232"><text:s/></text:span><text:span text:style-name="T45_233">nativo</text:span><text:span text:style-name="T45_234">,<text:s/></text:span><text:span text:style-name="T45_235">pa</text:span><text:span text:style-name="T45_236">c</text:span><text:span text:style-name="T45_237">iente</text:span><text:span text:style-name="T45_238"><text:s/></text:span><text:span text:style-name="T45_239">ou</text:span><text:span text:style-name="T45_240"><text:s/></text:span><text:span text:style-name="T45_241">um</text:span><text:span text:style-name="T45_242"><text:s/></text:span><text:span text:style-name="T45_243"><office:annotation><dc:creator/><text:p text:style-name="P46"><text:span text:style-name="T46_1">O</text:span><text:span text:style-name="T46_2"><text:s/></text:span><text:span text:style-name="T46_3">que</text:span><text:span text:style-name="T46_4"><text:s/></text:span><text:span text:style-name="T46_5">é</text:span><text:span text:style-name="T46_6">?</text:span></text:p></office:annotation></text:span><text:span text:style-name="T46_7">sincrotone</text:span><text:span text:style-name="T46_8">.<text:s/></text:span><text:span text:style-name="T46_9">A</text:span><text:span text:style-name="T46_10"><text:s/>“</text:span><text:span text:style-name="T46_11">descrição</text:span><text:span text:style-name="T46_12"><text:s/></text:span><text:span text:style-name="T46_13">do</text:span><text:span text:style-name="T46_14"><text:s/></text:span><text:span text:style-name="T46_15">descritor</text:span><text:span text:style-name="T46_16">”<text:s/></text:span><text:span text:style-name="T46_17">é</text:span><text:span text:style-name="T46_18"><text:s/></text:span><text:span text:style-name="T46_19">uma</text:span><text:span text:style-name="T46_20"><text:s/></text:span><text:span text:style-name="T46_21">mudança</text:span><text:span text:style-name="T46_22"><text:s/></text:span><text:span text:style-name="T46_23">de</text:span><text:span text:style-name="T46_24"><text:s/></text:span><text:span text:style-name="T46_25">cultura</text:span><text:span text:style-name="T46_26"><text:s/></text:span><text:span text:style-name="T46_27">epistemológica</text:span><text:span text:style-name="T46_28">,<text:s/></text:span><text:span text:style-name="T46_29">comunicacional</text:span><text:span text:style-name="T46_30"><text:s/></text:span><text:span text:style-name="T46_31">e</text:span><text:span text:style-name="T46_32"><text:s/></text:span><text:span text:style-name="T46_33">política</text:span><text:span text:style-name="T46_34"><text:s/></text:span><text:span text:style-name="T46_35">que</text:span><text:span text:style-name="T46_36"><text:s/></text:span><text:span text:style-name="T46_37">envolve</text:span><text:span text:style-name="T46_38"><text:s/></text:span><text:span text:style-name="T46_39">no</text:span><text:span text:style-name="T46_40"><text:s/></text:span><text:span text:style-name="T46_41">processo</text:span><text:span text:style-name="T46_42"><text:s/></text:span><text:span text:style-name="T46_43">compositivo</text:span><text:span text:style-name="T46_44"><text:s/></text:span><text:span text:style-name="T46_45">ou</text:span><text:span text:style-name="T46_46"><text:s/></text:span><text:span text:style-name="T46_47">terap</text:span><text:span text:style-name="T46_48">ê</text:span><text:span text:style-name="T46_49">utico</text:span><text:span text:style-name="T46_50"><text:s/></text:span><text:span text:style-name="T46_51">cada</text:span><text:span text:style-name="T46_52"><text:s/></text:span><text:span text:style-name="T46_53">sujeito</text:span><text:span text:style-name="T46_54"><text:s/></text:span><text:span text:style-name="T46_55">da</text:span><text:span text:style-name="T46_56"><text:s/></text:span><text:span text:style-name="T46_57">pesquisa</text:span><text:span text:style-name="T46_58">.<text:s/></text:span></text:p>
      <text:p text:style-name="P47"><text:span text:style-name="T47_1"><office:annotation><dc:creator/><text:p text:style-name="P48"><text:span text:style-name="T48_1">o</text:span><text:span text:style-name="T48_2"><text:s/></text:span><text:span text:style-name="T48_3">parágrafo</text:span><text:span text:style-name="T48_4"><text:s/></text:span><text:span text:style-name="T48_5">do</text:span><text:span text:style-name="T48_6"><text:s/></text:span><text:span text:style-name="T48_7">texto</text:span><text:span text:style-name="T48_8">,<text:s/></text:span><text:span text:style-name="T48_9">para</text:span><text:span text:style-name="T48_10"><text:s/></text:span><text:span text:style-name="T48_11">mim</text:span><text:span text:style-name="T48_12">.</text:span></text:p></office:annotation></text:span><text:span text:style-name="T48_13">Tudo</text:span><text:span text:style-name="T48_14"><text:s/></text:span><text:span text:style-name="T48_15">isso</text:span><text:span text:style-name="T48_16"><text:s/></text:span><text:span text:style-name="T48_17">precisa</text:span><text:span text:style-name="T48_18"><text:s/></text:span><text:span text:style-name="T48_19">de</text:span><text:span text:style-name="T48_20"><text:s/></text:span><text:span text:style-name="T48_21">ser</text:span><text:span text:style-name="T48_22"><text:s/></text:span><text:span text:style-name="T48_23">aplicado</text:span><text:span text:style-name="T48_24"><text:s/></text:span><text:span text:style-name="T48_25">també</text:span><text:span text:style-name="T48_26">m</text:span><text:span text:style-name="T48_27"><text:s/></text:span><text:span text:style-name="T48_28">na</text:span><text:span text:style-name="T48_29"><text:s/></text:span><text:span text:style-name="T48_30">cultura</text:span><text:span text:style-name="T48_31"><text:s/></text:span><text:span text:style-name="T48_32">digital</text:span><text:span text:style-name="T48_33">.<text:s text:c="2"/></text:span><text:span text:style-name="T48_34">Nas</text:span><text:span text:style-name="T48_35"><text:s/></text:span><text:span text:style-name="T48_36">conex</text:span><text:span text:style-name="T48_37">õ</text:span><text:span text:style-name="T48_38">es</text:span><text:span text:style-name="T48_39"><text:s text:c="2"/></text:span><text:span text:style-name="T48_40">e</text:span><text:span text:style-name="T48_41"><text:s/></text:span><text:span text:style-name="T48_42"><office:annotation><dc:creator/><text:p text:style-name="P49"><text:span text:style-name="T49_1">infunções</text:span><text:span text:style-name="T49_2">??<text:s/></text:span><text:span text:style-name="T49_3">Seriam</text:span><text:span text:style-name="T49_4"><text:s/>"</text:span><text:span text:style-name="T49_5">desfunções</text:span><text:span text:style-name="T49_6">"?</text:span></text:p></office:annotation></text:span><text:span text:style-name="T49_7">infunç</text:span><text:span text:style-name="T49_8">õ</text:span><text:span text:style-name="T49_9">es</text:span><text:span text:style-name="T49_10"><text:s/></text:span><text:span text:style-name="T49_11">entre</text:span><text:span text:style-name="T49_12"><text:s/></text:span><text:span text:style-name="T49_13">etnografia</text:span><text:span text:style-name="T49_14">,<text:s/></text:span><text:span text:style-name="T49_15">psican</text:span><text:span text:style-name="T49_16">á</text:span><text:span text:style-name="T49_17">lis</text:span><text:span text:style-name="T49_18">e</text:span><text:span text:style-name="T49_19"><text:s/></text:span><text:span text:style-name="T49_20">e</text:span><text:span text:style-name="T49_21"><text:s/></text:span><text:span text:style-name="T49_22">cibernética</text:span><text:span text:style-name="T49_23"><text:s/>–<text:s/></text:span><text:span text:style-name="T49_24">uma</text:span><text:span text:style-name="T49_25"><text:s/></text:span><text:span text:style-name="T49_26">psico</text:span><text:span text:style-name="T49_27">-</text:span><text:span text:style-name="T49_28">etnografia</text:span><text:span text:style-name="T49_29"><text:s/></text:span><text:span text:style-name="T49_30">d</text:span><text:span text:style-name="T49_31">a</text:span><text:span text:style-name="T49_32"><text:s/></text:span><text:span text:style-name="T49_33">web</text:span><text:span text:style-name="T49_34"><text:s/>–<text:s/></text:span><text:span text:style-name="T49_35">nascem</text:span><text:span text:style-name="T49_36"><text:s/></text:span><text:span text:style-name="T49_37">as</text:span><text:span text:style-name="T49_38"><text:s/></text:span><text:span text:style-name="T49_39">possibilidades</text:span><text:span text:style-name="T49_40"><text:s/></text:span><text:span text:style-name="T49_41">de</text:span><text:span text:style-name="T49_42"><text:s/></text:span><text:span text:style-name="T49_43">mudar</text:span><text:span text:style-name="T49_44"><text:s/></text:span><text:span text:style-name="T49_45">a</text:span><text:span text:style-name="T49_46"><text:s/></text:span><text:span text:style-name="T49_47">internet</text:span><text:span text:style-name="T49_48"><text:s/></text:span><text:span text:style-name="T49_49">e</text:span><text:span text:style-name="T49_50"><text:s/></text:span><text:span text:style-name="T49_51">uma</text:span><text:span text:style-name="T49_52"><text:s/>“</text:span><text:span text:style-name="T49_53">coisa</text:span><text:span text:style-name="T49_54">”<text:s/></text:span><text:span text:style-name="T49_55">ainda</text:span><text:span text:style-name="T49_56"><text:s/></text:span><text:span text:style-name="T49_57">mais</text:span><text:span text:style-name="T49_58"><text:s/></text:span><text:span text:style-name="T49_59">ampla</text:span><text:span text:style-name="T49_60">:<text:s/></text:span><text:span text:style-name="T49_61">a</text:span><text:span text:style-name="T49_62"><text:s/></text:span><text:span text:style-name="T49_63">composição</text:span><text:span text:style-name="T49_64"><text:s/></text:span><text:span text:style-name="T49_65">do</text:span><text:span text:style-name="T49_66"><text:s/></text:span><text:span text:style-name="T49_67">sujeto</text:span><text:span text:style-name="T49_68"><text:s/></text:span><text:span text:style-name="T49_69">contempor</text:span><text:span text:style-name="T49_70">â</text:span><text:span text:style-name="T49_71">neo</text:span><text:span text:style-name="T49_72">.<text:s/></text:span><text:span text:style-name="T49_73">Assim</text:span><text:span text:style-name="T49_74">,<text:s/></text:span><text:span text:style-name="T49_75">agora</text:span><text:span text:style-name="T49_76"><text:s/></text:span><text:span text:style-name="T49_77">se</text:span><text:span text:style-name="T49_78"><text:s/></text:span><text:span text:style-name="T49_79">apresenta</text:span><text:span text:style-name="T49_80"><text:s/></text:span><text:span text:style-name="T49_81">o</text:span><text:span text:style-name="T49_82"><text:s/></text:span><text:span text:style-name="T49_83">problema</text:span><text:span text:style-name="T49_84"><text:s/></text:span><text:span text:style-name="T49_85">não</text:span><text:span text:style-name="T49_86"><text:s/></text:span><text:span text:style-name="T49_87">resolvido</text:span><text:span text:style-name="T49_88"><text:s/>–<text:s/></text:span><text:span text:style-name="T49_89">político</text:span><text:span text:style-name="T49_90"><text:s/></text:span><text:span text:style-name="T49_91">e</text:span><text:span text:style-name="T49_92"><text:s/></text:span><text:span text:style-name="T49_93">epistêmico</text:span><text:span text:style-name="T49_94"><text:s/>–<text:s/></text:span><text:span text:style-name="T49_95">dos</text:span><text:span text:style-name="T49_96"><text:s/></text:span><text:span text:style-name="T49_97">softwares</text:span><text:span text:style-name="T49_98"><text:s/></text:span><text:span text:style-name="T49_99">produzidos</text:span><text:span text:style-name="T49_100"><text:s/></text:span><text:span text:style-name="T49_101">como</text:span><text:span text:style-name="T49_102"><text:s/></text:span><text:span text:style-name="T49_103">resultado</text:span><text:span text:style-name="T49_104"><text:s/></text:span><text:span text:style-name="T49_105">de</text:span><text:span text:style-name="T49_106"><text:s/></text:span><text:span text:style-name="T49_107">elaborações</text:span><text:span text:style-name="T49_108"><text:s/></text:span><text:span text:style-name="T49_109">informáticas</text:span><text:span text:style-name="T49_110">.<text:s/></text:span><text:span text:style-name="T49_111">Uma</text:span><text:span text:style-name="T49_112"><text:s/></text:span><text:span text:style-name="T49_113">nova</text:span><text:span text:style-name="T49_114"><text:s/></text:span><text:span text:style-name="T49_115">elaboraç</text:span><text:span text:style-name="T49_116">ã</text:span><text:span text:style-name="T49_117">o</text:span><text:span text:style-name="T49_118"><text:s/></text:span><text:span text:style-name="T49_119">de</text:span><text:span text:style-name="T49_120"><text:s/></text:span><text:span text:style-name="T49_121">software</text:span><text:span text:style-name="T49_122"><text:s/></text:span><text:span text:style-name="T49_123">não</text:span><text:span text:style-name="T49_124"><text:s/></text:span><text:span text:style-name="T49_125">baseada</text:span><text:span text:style-name="T49_126"><text:s/></text:span><text:span text:style-name="T49_127">sobre</text:span><text:span text:style-name="T49_128"><text:s/></text:span><text:span text:style-name="T49_129">a</text:span><text:span text:style-name="T49_130"><text:s/></text:span><text:span text:style-name="T49_131">l</text:span><text:span text:style-name="T49_132">ó</text:span><text:span text:style-name="T49_133">gica</text:span><text:span text:style-name="T49_134"><text:s/></text:span><text:span text:style-name="T49_135">bin</text:span><text:span text:style-name="T49_136">á</text:span><text:span text:style-name="T49_137">ria</text:span><text:span text:style-name="T49_138"><text:s/></text:span><text:span text:style-name="T49_139">poderia</text:span><text:span text:style-name="T49_140"><text:s/></text:span><text:span text:style-name="T49_141">ser</text:span><text:span text:style-name="T49_142"><text:s/></text:span><text:span text:style-name="T49_143">produzida</text:span><text:span text:style-name="T49_144"><text:s/></text:span><text:span text:style-name="T49_145">a</text:span><text:span text:style-name="T49_146"><text:s/></text:span><text:span text:style-name="T49_147">partir</text:span><text:span text:style-name="T49_148"><text:s/></text:span><text:span text:style-name="T49_149">desta</text:span><text:span text:style-name="T49_150"><text:s/></text:span><text:span text:style-name="T49_151">aliança</text:span><text:span text:style-name="T49_152"><text:s/></text:span><text:span text:style-name="T49_153">da</text:span><text:span text:style-name="T49_154"><text:s/></text:span><text:span text:style-name="T49_155">complexidade</text:span><text:span text:style-name="T49_156"><text:s/></text:span><text:span text:style-name="T49_157">trandisciplinar</text:span><text:span text:style-name="T49_158">.<text:s/></text:span><text:span text:style-name="T49_159">E</text:span><text:span text:style-name="T49_160"><text:s/></text:span><text:span text:style-name="T49_161">o</text:span><text:span text:style-name="T49_162"><text:s/></text:span><text:span text:style-name="T49_163">digital</text:span><text:span text:style-name="T49_164"><text:s/></text:span><text:span text:style-name="T49_165">cruza</text:span><text:span text:style-name="T49_166"><text:s/></text:span><text:span text:style-name="T49_167">etnografia</text:span><text:span text:style-name="T49_168">,<text:s/></text:span><text:span text:style-name="T49_169">psican</text:span><text:span text:style-name="T49_170">á</text:span><text:span text:style-name="T49_171">lis</text:span><text:span text:style-name="T49_172">e</text:span><text:span text:style-name="T49_173"><text:s/></text:span><text:span text:style-name="T49_174">e</text:span><text:span text:style-name="T49_175"><text:s/></text:span><text:span text:style-name="T49_176">comunicação</text:span><text:span text:style-name="T49_177">.</text:span></text:p>
      <text:p text:style-name="P50"><text:span text:style-name="T50_1">Por</text:span><text:span text:style-name="T50_2"><text:s/></text:span><text:span text:style-name="T50_3">isso</text:span><text:span text:style-name="T50_4">,<text:s/></text:span><text:span text:style-name="T50_5">precisamos</text:span><text:span text:style-name="T50_6"><text:s/></text:span><text:span text:style-name="T50_7">que</text:span><text:span text:style-name="T50_8"><text:s/></text:span><text:span text:style-name="T50_9">as</text:span><text:span text:style-name="T50_10"><text:s/></text:span><text:span text:style-name="T50_11">disciplinas</text:span><text:span text:style-name="T50_12"><text:s/></text:span><text:span text:style-name="T50_13">se</text:span><text:span text:style-name="T50_14"><text:s/></text:span><text:span text:style-name="T50_15">conectam</text:span><text:span text:style-name="T50_16">,<text:s/></text:span><text:span text:style-name="T50_17">por</text:span><text:span text:style-name="T50_18"><text:s/></text:span><text:span text:style-name="T50_19">meio</text:span><text:span text:style-name="T50_20"><text:s/></text:span><text:span text:style-name="T50_21">dos</text:span><text:span text:style-name="T50_22"><text:s/></text:span><text:span text:style-name="T50_23">fluxos</text:span><text:span text:style-name="T50_24"><text:s/></text:span><text:span text:style-name="T50_25">da</text:span><text:span text:style-name="T50_26"><text:s/></text:span><text:span text:style-name="T50_27">comunicação</text:span><text:span text:style-name="T50_28"><text:s/></text:span><text:span text:style-name="T50_29">digital</text:span><text:span text:style-name="T50_30">,<text:s/></text:span><text:span text:style-name="T50_31">cuja</text:span><text:span text:style-name="T50_32"><text:s/></text:span><text:span text:style-name="T50_33">aliança</text:span><text:span text:style-name="T50_34"><text:s/></text:span><text:span text:style-name="T50_35">com</text:span><text:span text:style-name="T50_36"><text:s/></text:span><text:span text:style-name="T50_37">os</text:span><text:span text:style-name="T50_38"><text:s/></text:span><text:span text:style-name="T50_39">profissionais</text:span><text:span text:style-name="T50_40"><text:s/></text:span><text:span text:style-name="T50_41">da</text:span><text:span text:style-name="T50_42"><text:s/></text:span><text:span text:style-name="T50_43">informática</text:span><text:span text:style-name="T50_44"><text:s/>–<text:s/></text:span><text:span text:style-name="T50_45">frequentemente</text:span><text:span text:style-name="T50_46"><text:s/></text:span><text:span text:style-name="T50_47">fechados</text:span><text:span text:style-name="T50_48"><text:s/></text:span><text:span text:style-name="T50_49">como</text:span><text:span text:style-name="T50_50"><text:s/></text:span><text:span text:style-name="T50_51">muitos</text:span><text:span text:style-name="T50_52"><text:s/></text:span><text:span text:style-name="T50_53">cientistas</text:span><text:span text:style-name="T50_54"><text:s/></text:span><text:span text:style-name="T50_55">sociais</text:span><text:span text:style-name="T50_56"><text:s/></text:span><text:span text:style-name="T50_57">em</text:span><text:span text:style-name="T50_58"><text:s/></text:span><text:span text:style-name="T50_59">mundos</text:span><text:span text:style-name="T50_60"><text:s/></text:span><text:span text:style-name="T50_61">encastelados</text:span><text:span text:style-name="T50_62"><text:s/>–<text:s/></text:span><text:span text:style-name="T50_63">poderia</text:span><text:span text:style-name="T50_64"><text:s/></text:span><text:span text:style-name="T50_65">favorecer</text:span><text:span text:style-name="T50_66"><text:s/></text:span><text:span text:style-name="T50_67">soluções</text:span><text:span text:style-name="T50_68"><text:s/></text:span><text:span text:style-name="T50_69">progressivas</text:span><text:span text:style-name="T50_70"><text:s/></text:span><text:span text:style-name="T50_71">além</text:span><text:span text:style-name="T50_72"><text:s/></text:span><text:span text:style-name="T50_73">d</text:span><text:span text:style-name="T50_74">a</text:span><text:span text:style-name="T50_75"><text:s/></text:span><text:span text:style-name="T50_76">web</text:span><text:span text:style-name="T50_77"><text:s/>2.0<text:s/>(</text:span><text:span text:style-name="T50_78">importante</text:span><text:span text:style-name="T50_79"><text:s/></text:span><text:span text:style-name="T50_80">pelo</text:span><text:span text:style-name="T50_81"><text:s/></text:span><text:span text:style-name="T50_82">social</text:span><text:span text:style-name="T50_83"><text:s/></text:span><text:span text:style-name="T50_84">network</text:span><text:span text:style-name="T50_85"><text:s/></text:span><text:span text:style-name="T50_86">mas</text:span><text:span text:style-name="T50_87"><text:s/></text:span><text:span text:style-name="T50_88">ainda</text:span><text:span text:style-name="T50_89"><text:s/></text:span><text:span text:style-name="T50_90">centralista</text:span><text:span text:style-name="T50_91">)<text:s/></text:span><text:span text:style-name="T50_92">em</text:span><text:span text:style-name="T50_93"><text:s/></text:span><text:span text:style-name="T50_94">direção</text:span><text:span text:style-name="T50_95"><text:s/></text:span><text:span text:style-name="T50_96">à</text:span><text:span text:style-name="T50_97"><text:s/></text:span><text:span text:style-name="T50_98">web</text:span><text:span text:style-name="T50_99"><text:s/>3.0,<text:s/></text:span><text:span text:style-name="T50_100">um</text:span><text:span text:style-name="T50_101"><text:s/></text:span><text:span text:style-name="T50_102">software</text:span><text:span text:style-name="T50_103"><text:s text:c="2"/></text:span><text:span text:style-name="T50_104">mais</text:span><text:span text:style-name="T50_105"><text:s/></text:span><text:span text:style-name="T50_106">de</text:span><text:span text:style-name="T50_107">s</text:span><text:span text:style-name="T50_108">centra</text:span><text:span text:style-name="T50_109">liza</text:span><text:span text:style-name="T50_110">do</text:span><text:span text:style-name="T50_111"><text:s/></text:span><text:span text:style-name="T50_112">e</text:span><text:span text:style-name="T50_113"><text:s/></text:span><text:span text:style-name="T50_114">pluralista</text:span><text:span text:style-name="T50_115">.<text:s/></text:span><text:span text:style-name="T50_116">É</text:span><text:span text:style-name="T50_117"><text:s/></text:span><text:span text:style-name="T50_118">necessário</text:span><text:span text:style-name="T50_119">,<text:s/></text:span><text:span text:style-name="T50_120">portanto</text:span><text:span text:style-name="T50_121">,<text:s/></text:span><text:span text:style-name="T50_122">dissolver</text:span><text:span text:style-name="T50_123"><text:s/></text:span><text:span text:style-name="T50_124">os</text:span><text:span text:style-name="T50_125"><text:s/></text:span><text:span text:style-name="T50_126">poderes</text:span><text:span text:style-name="T50_127"><text:s/></text:span><text:span text:style-name="T50_128">econômicos</text:span><text:span text:style-name="T50_129"><text:s/></text:span><text:span text:style-name="T50_130">d</text:span><text:span text:style-name="T50_131">a</text:span><text:span text:style-name="T50_132"><text:s/></text:span><text:span text:style-name="T50_133">web</text:span><text:span text:style-name="T50_134"><text:s/>2.0;<text:s/></text:span><text:span text:style-name="T50_135">envolver</text:span><text:span text:style-name="T50_136"><text:s/></text:span><text:span text:style-name="T50_137">cada</text:span><text:span text:style-name="T50_138"><text:s/></text:span><text:span text:style-name="T50_139">cibernauta</text:span><text:span text:style-name="T50_140"><text:s/></text:span><text:span text:style-name="T50_141">nos</text:span><text:span text:style-name="T50_142"><text:s/></text:span><text:span text:style-name="T50_143">procesos</text:span><text:span text:style-name="T50_144"><text:s/></text:span><text:span text:style-name="T50_145">elaborativos</text:span><text:span text:style-name="T50_146"><text:s/></text:span><text:span text:style-name="T50_147">multilógicos</text:span><text:span text:style-name="T50_148"><text:s/></text:span><text:span text:style-name="T50_149">e</text:span><text:span text:style-name="T50_150"><text:s/></text:span><text:span text:style-name="T50_151">multissensoriais</text:span><text:span text:style-name="T50_152">;<text:s/></text:span><text:span text:style-name="T50_153">favorecer</text:span><text:span text:style-name="T50_154"><text:s/></text:span><text:span text:style-name="T50_155">um</text:span><text:span text:style-name="T50_156"><text:s/></text:span><text:span text:style-name="T50_157">proceso</text:span><text:span text:style-name="T50_158"><text:s/></text:span><text:span text:style-name="T50_159">de</text:span><text:span text:style-name="T50_160"><text:s/></text:span><text:span text:style-name="T50_161">autopoies</text:span><text:span text:style-name="T50_162"><text:s/></text:span><text:span text:style-name="T50_163">por</text:span><text:span text:style-name="T50_164"><text:s/></text:span><text:span text:style-name="T50_165">cada</text:span><text:span text:style-name="T50_166"><text:s/></text:span><text:span text:style-name="T50_167">sujeito</text:span><text:span text:style-name="T50_168"><text:s/></text:span><text:span text:style-name="T50_169">multividual</text:span><text:span text:style-name="T50_170">.<text:s/></text:span><text:span text:style-name="T50_171">A</text:span><text:span text:style-name="T50_172"><text:s/></text:span><text:span text:style-name="T50_173">aliança</text:span><text:span text:style-name="T50_174"><text:s/></text:span><text:span text:style-name="T50_175">entre</text:span><text:span text:style-name="T50_176"><text:s/></text:span><text:span text:style-name="T50_177">etnografia</text:span><text:span text:style-name="T50_178"><text:s/></text:span><text:span text:style-name="T50_179">e</text:span><text:span text:style-name="T50_180"><text:s/></text:span><text:span text:style-name="T50_181">psican</text:span><text:span text:style-name="T50_182">á</text:span><text:span text:style-name="T50_183">lis</text:span><text:span text:style-name="T50_184">e</text:span><text:span text:style-name="T50_185"><text:s/></text:span><text:span text:style-name="T50_186">atual</text:span><text:span text:style-name="T50_187"><text:s/></text:span><text:span text:style-name="T50_188">precisa</text:span><text:span text:style-name="T50_189"><text:s/></text:span><text:span text:style-name="T50_190">de</text:span><text:span text:style-name="T50_191"><text:s/></text:span><text:span text:style-name="T50_192">enfrentar</text:span><text:span text:style-name="T50_193"><text:s/></text:span><text:span text:style-name="T50_194">també</text:span><text:span text:style-name="T50_195">m</text:span><text:span text:style-name="T50_196"><text:s/>–<text:s/></text:span><text:span text:style-name="T50_197">as</text:span><text:span text:style-name="T50_198"><text:s/></text:span><text:span text:style-name="T50_199">vezes</text:span><text:span text:style-name="T50_200"><text:s/></text:span><text:span text:style-name="T50_201">principalmente</text:span><text:span text:style-name="T50_202"><text:s text:c="2"/>-<text:s/></text:span><text:span text:style-name="T50_203">esta</text:span><text:span text:style-name="T50_204"><text:s/></text:span><text:span text:style-name="T50_205">nova</text:span><text:span text:style-name="T50_206"><text:s/></text:span><text:span text:style-name="T50_207">composição</text:span><text:span text:style-name="T50_208"><text:s/></text:span><text:span text:style-name="T50_209">do</text:span><text:span text:style-name="T50_210"><text:s/></text:span><text:span text:style-name="T50_211">multiv</text:span><text:span text:style-name="T50_212">í</text:span><text:span text:style-name="T50_213">duo</text:span><text:span text:style-name="T50_214"><text:s/></text:span><text:span text:style-name="T50_215">digital</text:span><text:span text:style-name="T50_216">,<text:s/></text:span><text:span text:style-name="T50_217">entre</text:span><text:span text:style-name="T50_218"><text:s/></text:span><text:span text:style-name="T50_219">novas</text:span><text:span text:style-name="T50_220"><text:s/></text:span><text:span text:style-name="T50_221">patologias</text:span><text:span text:style-name="T50_222"><text:s/></text:span><text:span text:style-name="T50_223">e</text:span><text:span text:style-name="T50_224"><text:s/></text:span><text:span text:style-name="T50_225">inovaç</text:span><text:span text:style-name="T50_226">õ</text:span><text:span text:style-name="T50_227">es</text:span><text:span text:style-name="T50_228"><text:s/></text:span><text:span text:style-name="T50_229">comunicacionais</text:span><text:span text:style-name="T50_230"><text:s/></text:span><text:span text:style-name="T50_231">libertadoras</text:span><text:span text:style-name="T50_232">.</text:span></text:p>
      <text:p text:style-name="P51"/>
      <text:p text:style-name="P52"><text:span text:style-name="T52_1">Enfim</text:span><text:span text:style-name="T52_2">,<text:s/></text:span><text:span text:style-name="T52_3">e</text:span><text:span text:style-name="T52_4">u</text:span><text:span text:style-name="T52_5"><text:s/></text:span><text:span text:style-name="T52_6">li</text:span><text:span text:style-name="T52_7"><text:s/></text:span><text:span text:style-name="T52_8">Naven</text:span><text:span text:style-name="T52_9"><text:s/></text:span><text:span text:style-name="T52_10">(7),<text:s/></text:span><text:span text:style-name="T52_11">outro</text:span><text:span text:style-name="T52_12"><text:s/></text:span><text:span text:style-name="T52_13">livro</text:span><text:span text:style-name="T52_14"><text:s/></text:span><text:span text:style-name="T52_15">de</text:span><text:span text:style-name="T52_16"><text:s/></text:span><text:span text:style-name="T52_17">Bateson</text:span><text:span text:style-name="T52_18">,<text:s/></text:span><text:span text:style-name="T52_19">em</text:span><text:span text:style-name="T52_20"><text:s/>1988<text:s/></text:span><text:span text:style-name="T52_21">e</text:span><text:span text:style-name="T52_22"><text:s/></text:span><text:span text:style-name="T52_23">desde</text:span><text:span text:style-name="T52_24"><text:s/></text:span><text:span text:style-name="T52_25">o</text:span><text:span text:style-name="T52_26"><text:s/></text:span><text:span text:style-name="T52_27">início</text:span><text:span text:style-name="T52_28"><text:s/></text:span><text:span text:style-name="T52_29">essa</text:span><text:span text:style-name="T52_30"><text:s/></text:span><text:span text:style-name="T52_31">obra</text:span><text:span text:style-name="T52_32"><text:s/></text:span><text:span text:style-name="T52_33">influenciou</text:span><text:span text:style-name="T52_34"><text:s/></text:span><text:span text:style-name="T52_35">minha</text:span><text:span text:style-name="T52_36"><text:s/></text:span><text:span text:style-name="T52_37">cidade</text:span><text:span text:style-name="T52_38"><text:s/></text:span><text:span text:style-name="T52_39">polifônica</text:span><text:span text:style-name="T52_40">:<text:s/></text:span><text:span text:style-name="T52_41">sua</text:span><text:span text:style-name="T52_42"><text:s/></text:span><text:span text:style-name="T52_43">escolha</text:span><text:span text:style-name="T52_44"><text:s/></text:span><text:span text:style-name="T52_45">metodológica</text:span><text:span text:style-name="T52_46"><text:s/></text:span><text:span text:style-name="T52_47">foi</text:span><text:span text:style-name="T52_48"><text:s/></text:span><text:span text:style-name="T52_49">voltar</text:span><text:span text:style-name="T52_50"><text:s/></text:span><text:span text:style-name="T52_51">ao</text:span><text:span text:style-name="T52_52"><text:s/></text:span><text:span text:style-name="T52_53">mesmo</text:span><text:span text:style-name="T52_54"><text:s/></text:span><text:span text:style-name="T52_55">ritual</text:span><text:span text:style-name="T52_56"><text:s/></text:span><text:span text:style-name="T52_57">com</text:span><text:span text:style-name="T52_58"><text:s/></text:span><text:span text:style-name="T52_59">pontos</text:span><text:span text:style-name="T52_60"><text:s/></text:span><text:span text:style-name="T52_61">de</text:span><text:span text:style-name="T52_62"><text:s/></text:span><text:span text:style-name="T52_63">vista</text:span><text:span text:style-name="T52_64"><text:s/></text:span><text:span text:style-name="T52_65">disciplinar</text:span><text:span text:style-name="T52_66"><text:s/></text:span><text:span text:style-name="T52_67">e</text:span><text:span text:style-name="T52_68"><text:s/></text:span><text:span text:style-name="T52_69">ó</text:span><text:span text:style-name="T52_70">tica</text:span><text:span text:style-name="T52_71">s</text:span><text:span text:style-name="T52_72"><text:s/></text:span><text:span text:style-name="T52_73">diferenciad</text:span><text:span text:style-name="T52_74">a</text:span><text:span text:style-name="T52_75">s</text:span><text:span text:style-name="T52_76">,<text:s/></text:span><text:span text:style-name="T52_77">numa</text:span><text:span text:style-name="T52_78"><text:s/></text:span><text:span text:style-name="T52_79">diferenciação</text:span><text:span text:style-name="T52_80"><text:s/></text:span><text:span text:style-name="T52_81">epistêmica</text:span><text:span text:style-name="T52_82"><text:s/></text:span><text:span text:style-name="T52_83">sem</text:span><text:span text:style-name="T52_84">-</text:span><text:span text:style-name="T52_85">fim</text:span><text:span text:style-name="T52_86">,<text:s/></text:span><text:span text:style-name="T52_87">enquanto</text:span><text:span text:style-name="T52_88"><text:s/></text:span><text:span text:style-name="T52_89">um</text:span><text:span text:style-name="T52_90"><text:s/></text:span><text:span text:style-name="T52_91">fato</text:span><text:span text:style-name="T52_92"><text:s/></text:span><text:span text:style-name="T52_93">empírico</text:span><text:span text:style-name="T52_94"><text:s/></text:span><text:span text:style-name="T52_95">como</text:span><text:span text:style-name="T52_96"><text:s/></text:span><text:span text:style-name="T52_97">um</text:span><text:span text:style-name="T52_98"><text:s/></text:span><text:span text:style-name="T52_99">ritual</text:span><text:span text:style-name="T52_100"><text:s/></text:span><text:span text:style-name="T52_101">nunca</text:span><text:span text:style-name="T52_102"><text:s/></text:span><text:span text:style-name="T52_103">poderia</text:span><text:span text:style-name="T52_104"><text:s/></text:span><text:span text:style-name="T52_105">ser</text:span><text:span text:style-name="T52_106"><text:s/></text:span><text:span text:style-name="T52_107">compreendido</text:span><text:span text:style-name="T52_108"><text:s/></text:span><text:span text:style-name="T52_109">em</text:span><text:span text:style-name="T52_110"><text:s/></text:span><text:span text:style-name="T52_111">sua</text:span><text:span text:style-name="T52_112"><text:s/></text:span><text:span text:style-name="T52_113">totalidade</text:span><text:span text:style-name="T52_114"><text:s/></text:span><text:span text:style-name="T52_115">através</text:span><text:span text:style-name="T52_116"><text:s/></text:span><text:span text:style-name="T52_117">de</text:span><text:span text:style-name="T52_118"><text:s/></text:span><text:span text:style-name="T52_119">um</text:span><text:span text:style-name="T52_120"><text:s/></text:span><text:span text:style-name="T52_121">método</text:span><text:span text:style-name="T52_122"><text:s/></text:span><text:span text:style-name="T52_123">ou</text:span><text:span text:style-name="T52_124"><text:s/></text:span><text:span text:style-name="T52_125">uma</text:span><text:span text:style-name="T52_126"><text:s/></text:span><text:span text:style-name="T52_127">monoescritura</text:span><text:span text:style-name="T52_128">.<text:s/></text:span><text:span text:style-name="T52_129">Em</text:span><text:span text:style-name="T52_130"><text:s/></text:span><text:span text:style-name="T52_131">suma</text:span><text:span text:style-name="T52_132">,<text:s/></text:span><text:span text:style-name="T52_133">a</text:span><text:span text:style-name="T52_134"><text:s/></text:span><text:span text:style-name="T52_135">multiplicação</text:span><text:span text:style-name="T52_136"><text:s/></text:span><text:span text:style-name="T52_137">de</text:span><text:span text:style-name="T52_138"><text:s/></text:span><text:span text:style-name="T52_139">pontos</text:span><text:span text:style-name="T52_140"><text:s/></text:span><text:span text:style-name="T52_141">de</text:span><text:span text:style-name="T52_142"><text:s/></text:span><text:span text:style-name="T52_143">vista</text:span><text:span text:style-name="T52_144"><text:s/></text:span><text:span text:style-name="T52_145">dos</text:span><text:span text:style-name="T52_146"><text:s/></text:span><text:span text:style-name="T52_147">pesquisadores</text:span><text:span text:style-name="T52_148"><text:s/></text:span><text:span text:style-name="T52_149">sobre</text:span><text:span text:style-name="T52_150"><text:s/></text:span><text:span text:style-name="T52_151">o</text:span><text:span text:style-name="T52_152"><text:s/></text:span><text:span text:style-name="T52_153">próprio</text:span><text:span text:style-name="T52_154"><text:s/></text:span><text:span text:style-name="T52_155">objeto</text:span><text:span text:style-name="T52_156"><text:s/></text:span><text:span text:style-name="T52_157">de</text:span><text:span text:style-name="T52_158"><text:s/></text:span><text:span text:style-name="T52_159">pesquisa</text:span><text:span text:style-name="T52_160"><text:s/></text:span><text:span text:style-name="T52_161">tem</text:span><text:span text:style-name="T52_162"><text:s/></text:span><text:span text:style-name="T52_163">sido</text:span><text:span text:style-name="T52_164"><text:s/></text:span><text:span text:style-name="T52_165">decisiva</text:span><text:span text:style-name="T52_166">.<text:s/></text:span></text:p>
      <text:p text:style-name="P53"><text:span text:style-name="T53_1">Devo</text:span><text:span text:style-name="T53_2"><text:s/></text:span><text:span text:style-name="T53_3">dizer</text:span><text:span text:style-name="T53_4"><text:s/></text:span><text:span text:style-name="T53_5">que</text:span><text:span text:style-name="T53_6">,<text:s/></text:span><text:span text:style-name="T53_7">devido</text:span><text:span text:style-name="T53_8"><text:s/></text:span><text:span text:style-name="T53_9">a</text:span><text:span text:style-name="T53_10"><text:s/></text:span><text:span text:style-name="T53_11">isso</text:span><text:span text:style-name="T53_12">,<text:s/></text:span><text:span text:style-name="T53_13">se</text:span><text:span text:style-name="T53_14"><text:s/></text:span><text:span text:style-name="T53_15">desenvolveu</text:span><text:span text:style-name="T53_16"><text:s/></text:span><text:span text:style-name="T53_17">em</text:span><text:span text:style-name="T53_18"><text:s/></text:span><text:span text:style-name="T53_19">mim</text:span><text:span text:style-name="T53_20"><text:s/></text:span><text:span text:style-name="T53_21">a</text:span><text:span text:style-name="T53_22"><text:s/></text:span><text:span text:style-name="T53_23">necessidade</text:span><text:span text:style-name="T53_24"><text:s/></text:span><text:span text:style-name="T53_25">de</text:span><text:span text:style-name="T53_26"><text:s/></text:span><text:span text:style-name="T53_27">ver</text:span><text:span text:style-name="T53_28"><text:s/></text:span><text:span text:style-name="T53_29">a</text:span><text:span text:style-name="T53_30"><text:s/></text:span><text:span text:style-name="T53_31">dimensão</text:span><text:span text:style-name="T53_32"><text:s/></text:span><text:span text:style-name="T53_33">subjetiva</text:span><text:span text:style-name="T53_34"><text:s/></text:span><text:span text:style-name="T53_35">do</text:span><text:span text:style-name="T53_36"><text:s/></text:span><text:span text:style-name="T53_37">objeto</text:span><text:span text:style-name="T53_38">,<text:s/></text:span><text:span text:style-name="T53_39">para</text:span><text:span text:style-name="T53_40"><text:s/></text:span><text:span text:style-name="T53_41">dar</text:span><text:span text:style-name="T53_42"><text:s/></text:span><text:span text:style-name="T53_43">voz</text:span><text:span text:style-name="T53_44"><text:s/></text:span><text:span text:style-name="T53_45">à</text:span><text:span text:style-name="T53_46"><text:s/></text:span><text:span text:style-name="T53_47">individualidade</text:span><text:span text:style-name="T53_48"><text:s/></text:span><text:span text:style-name="T53_49">que</text:span><text:span text:style-name="T53_50"><text:s/></text:span><text:span text:style-name="T53_51">a</text:span><text:span text:style-name="T53_52"><text:s/></text:span><text:span text:style-name="T53_53">antropologia</text:span><text:span text:style-name="T53_54"><text:s/></text:span><text:span text:style-name="T53_55">cultural</text:span><text:span text:style-name="T53_56">,<text:s/></text:span><text:span text:style-name="T53_57">mesmo</text:span><text:span text:style-name="T53_58"><text:s/></text:span><text:span text:style-name="T53_59">que</text:span><text:span text:style-name="T53_60"><text:s/></text:span><text:span text:style-name="T53_61">batesoniana</text:span><text:span text:style-name="T53_62">,<text:s/></text:span><text:span text:style-name="T53_63">silencia</text:span><text:span text:style-name="T53_64">,<text:s/></text:span><text:span text:style-name="T53_65">ignora</text:span><text:span text:style-name="T53_66"><text:s/></text:span><text:span text:style-name="T53_67">ou</text:span><text:span text:style-name="T53_68"><text:s/></text:span><text:span text:style-name="T53_69">até</text:span><text:span text:style-name="T53_70"><text:s/></text:span><text:span text:style-name="T53_71">mesmo</text:span><text:span text:style-name="T53_72"><text:s/></text:span><text:span text:style-name="T53_73">remove</text:span><text:span text:style-name="T53_74">.<text:s/></text:span><text:span text:style-name="T53_75">Minha</text:span><text:span text:style-name="T53_76"><text:s/></text:span><text:span text:style-name="T53_77">intenção</text:span><text:span text:style-name="T53_78"><text:s/></text:span><text:span text:style-name="T53_79">é</text:span><text:span text:style-name="T53_80"><text:s/></text:span><text:span text:style-name="T53_81">encontrar</text:span><text:span text:style-name="T53_82"><text:s/></text:span><text:span text:style-name="T53_83">a</text:span><text:span text:style-name="T53_84"><text:s/></text:span><text:span text:style-name="T53_85">individualidade</text:span><text:span text:style-name="T53_86"><text:s/></text:span><text:span text:style-name="T53_87">no</text:span><text:span text:style-name="T53_88"><text:s/></text:span><text:span text:style-name="T53_89">trabalho</text:span><text:span text:style-name="T53_90"><text:s/></text:span><text:span text:style-name="T53_91">de</text:span><text:span text:style-name="T53_92"><text:s/></text:span><text:span text:style-name="T53_93">campo</text:span><text:span text:style-name="T53_94">,<text:s/></text:span><text:span text:style-name="T53_95">ainda</text:span><text:span text:style-name="T53_96"><text:s/></text:span><text:span text:style-name="T53_97">que</text:span><text:span text:style-name="T53_98"><text:s/></text:span><text:span text:style-name="T53_99">sem</text:span><text:span text:style-name="T53_100"><text:s/></text:span><text:span text:style-name="T53_101">nome</text:span><text:span text:style-name="T53_102"><text:s/></text:span><text:span text:style-name="T53_103">e</text:span><text:span text:style-name="T53_104"><text:s/></text:span><text:span text:style-name="T53_105">voz</text:span><text:span text:style-name="T53_106">.<text:s/></text:span><text:span text:style-name="T53_107">Neste</text:span><text:span text:style-name="T53_108"><text:s/></text:span><text:span text:style-name="T53_109">sentido</text:span><text:span text:style-name="T53_110">,<text:s/></text:span><text:span text:style-name="T53_111">o</text:span><text:span text:style-name="T53_112"><text:s/></text:span><text:span text:style-name="T53_113">excesso</text:span><text:span text:style-name="T53_114"><text:s/></text:span><text:span text:style-name="T53_115">de</text:span><text:span text:style-name="T53_116"><text:s/>“</text:span><text:span text:style-name="T53_117">objetivismo</text:span><text:span text:style-name="T53_118">”<text:s/></text:span><text:span text:style-name="T53_119">ligado</text:span><text:span text:style-name="T53_120"><text:s/></text:span><text:span text:style-name="T53_121">ao</text:span><text:span text:style-name="T53_122"><text:s/></text:span><text:span text:style-name="T53_123">excesso</text:span><text:span text:style-name="T53_124"><text:s/></text:span><text:span text:style-name="T53_125">de</text:span><text:span text:style-name="T53_126"><text:s/></text:span><text:span text:style-name="T53_127">um</text:span><text:span text:style-name="T53_128"><text:s/></text:span><text:span text:style-name="T53_129">naturalismo</text:span><text:span text:style-name="T53_130"><text:s/></text:span><text:span text:style-name="T53_131">transcendente</text:span><text:span text:style-name="T53_132"><text:s/></text:span><text:span text:style-name="T53_133">é</text:span><text:span text:style-name="T53_134"><text:s/></text:span><text:span text:style-name="T53_135">o</text:span><text:span text:style-name="T53_136"><text:s/></text:span><text:span text:style-name="T53_137">seu</text:span><text:span text:style-name="T53_138"><text:s/></text:span><text:span text:style-name="T53_139">limite</text:span><text:span text:style-name="T53_140">.<text:s/></text:span><text:span text:style-name="T53_141">Como</text:span><text:span text:style-name="T53_142"><text:s/></text:span><text:span text:style-name="T53_143">j</text:span><text:span text:style-name="T53_144">á</text:span><text:span text:style-name="T53_145"><text:s/></text:span><text:span text:style-name="T53_146">i</text:span><text:span text:style-name="T53_147">ntr</text:span><text:span text:style-name="T53_148">o</text:span><text:span text:style-name="T53_149">duzi</text:span><text:span text:style-name="T53_150">,<text:s/></text:span><text:span text:style-name="T53_151">o</text:span><text:span text:style-name="T53_152"><text:s/></text:span><text:span text:style-name="T53_153">conceito</text:span><text:span text:style-name="T53_154"><text:s/></text:span><text:span text:style-name="T53_155">de</text:span><text:span text:style-name="T53_156"><text:s/></text:span><text:span text:style-name="T53_157">ethos</text:span><text:span text:style-name="T53_158"><text:s/>–<text:s/></text:span><text:span text:style-name="T53_159">de</text:span><text:span text:style-name="T53_160"><text:s/></text:span><text:span text:style-name="T53_161">que</text:span><text:span text:style-name="T53_162"><text:s/></text:span><text:span text:style-name="T53_163">forma</text:span><text:span text:style-name="T53_164"><text:s/></text:span><text:span text:style-name="T53_165">as</text:span><text:span text:style-name="T53_166"><text:s/></text:span><text:span text:style-name="T53_167">emoções</text:span><text:span text:style-name="T53_168"><text:s/></text:span><text:span text:style-name="T53_169">são</text:span><text:span text:style-name="T53_170"><text:s/></text:span><text:span text:style-name="T53_171">produzidas</text:span><text:span text:style-name="T53_172">,<text:s/></text:span><text:span text:style-name="T53_173">fixadas</text:span><text:span text:style-name="T53_174"><text:s/></text:span><text:span text:style-name="T53_175">e</text:span><text:span text:style-name="T53_176"><text:s/></text:span><text:span text:style-name="T53_177">modificadas</text:span><text:span text:style-name="T53_178"><text:s/></text:span><text:span text:style-name="T53_179">culturalmente</text:span><text:span text:style-name="T53_180"><text:s/>–<text:s/></text:span><text:span text:style-name="T53_181">é</text:span><text:span text:style-name="T53_182"><text:s/></text:span><text:span text:style-name="T53_183">outra</text:span><text:span text:style-name="T53_184"><text:s/></text:span><text:span text:style-name="T53_185">importante</text:span><text:span text:style-name="T53_186"><text:s/></text:span><text:span text:style-name="T53_187">categoria</text:span><text:span text:style-name="T53_188"><text:s/></text:span><text:span text:style-name="T53_189">aplicada</text:span><text:span text:style-name="T53_190"><text:s/></text:span><text:span text:style-name="T53_191">à</text:span><text:span text:style-name="T53_192"><text:s/></text:span><text:span text:style-name="T53_193">pesquisa</text:span><text:span text:style-name="T53_194"><text:s/></text:span><text:span text:style-name="T53_195">e</text:span><text:span text:style-name="T53_196"><text:s/></text:span><text:span text:style-name="T53_197">ao</text:span><text:span text:style-name="T53_198"><text:s/></text:span><text:span text:style-name="T53_199">pesquisador</text:span><text:span text:style-name="T53_200">.</text:span><text:span text:style-name="T53_201"><text:s/></text:span><text:span text:style-name="T53_202">O</text:span><text:span text:style-name="T53_203"><text:s/></text:span><text:span text:style-name="T53_204">estudo</text:span><text:span text:style-name="T53_205"><text:s/></text:span><text:span text:style-name="T53_206">etnográfico</text:span><text:span text:style-name="T53_207"><text:s/></text:span><text:span text:style-name="T53_208">das</text:span><text:span text:style-name="T53_209"><text:s/></text:span><text:span text:style-name="T53_210">emoções</text:span><text:span text:style-name="T53_211"><text:s/></text:span><text:span text:style-name="T53_212">e</text:span><text:span text:style-name="T53_213"><text:s/></text:span><text:span text:style-name="T53_214">dos</text:span><text:span text:style-name="T53_215"><text:s/></text:span><text:span text:style-name="T53_216">desvios</text:span><text:span text:style-name="T53_217"><text:s/></text:span><text:span text:style-name="T53_218">patológicos</text:span><text:span text:style-name="T53_219"><text:s/></text:span><text:span text:style-name="T53_220">comunicacionais</text:span><text:span text:style-name="T53_221"><text:s/></text:span><text:span text:style-name="T53_222">é</text:span><text:span text:style-name="T53_223"><text:s/></text:span><text:span text:style-name="T53_224">um</text:span><text:span text:style-name="T53_225"><text:s/></text:span><text:span text:style-name="T53_226">dos</text:span><text:span text:style-name="T53_227"><text:s/></text:span><text:span text:style-name="T53_228">grandes</text:span><text:span text:style-name="T53_229"><text:s/></text:span><text:span text:style-name="T53_230">méritos</text:span><text:span text:style-name="T53_231"><text:s/></text:span><text:span text:style-name="T53_232">de</text:span><text:span text:style-name="T53_233"><text:s/></text:span><text:span text:style-name="T53_234">Bateson</text:span><text:span text:style-name="T53_235">,<text:s/></text:span><text:span text:style-name="T53_236">fato</text:span><text:span text:style-name="T53_237"><text:s/></text:span><text:span text:style-name="T53_238">que</text:span><text:span text:style-name="T53_239"><text:s/></text:span><text:span text:style-name="T53_240">provocou</text:span><text:span text:style-name="T53_241"><text:s/></text:span><text:span text:style-name="T53_242">a</text:span><text:span text:style-name="T53_243"><text:s/></text:span><text:span text:style-name="T53_244">dura</text:span><text:span text:style-name="T53_245"><text:s/></text:span><text:span text:style-name="T53_246">crítica</text:span><text:span text:style-name="T53_247"><text:s/></text:span><text:span text:style-name="T53_248">de</text:span><text:span text:style-name="T53_249"><text:s/></text:span><text:span text:style-name="T53_250">um</text:span><text:span text:style-name="T53_251"><text:s/></text:span><text:span text:style-name="T53_252">Malinowski</text:span><text:span text:style-name="T53_253"><text:s/></text:span><text:span text:style-name="T53_254">bloqueado</text:span><text:span text:style-name="T53_255"><text:s/></text:span><text:span text:style-name="T53_256">no</text:span><text:span text:style-name="T53_257"><text:s/></text:span><text:span text:style-name="T53_258">funcionalismo</text:span><text:span text:style-name="T53_259"><text:s/></text:span><text:span text:style-name="T53_260">e</text:span><text:span text:style-name="T53_261"><text:s/></text:span><text:span text:style-name="T53_262">que</text:span><text:span text:style-name="T53_263"><text:s/></text:span><text:span text:style-name="T53_264">favoreceu</text:span><text:span text:style-name="T53_265"><text:s/></text:span><text:span text:style-name="T53_266">a</text:span><text:span text:style-name="T53_267"><text:s/></text:span><text:span text:style-name="T53_268">sucessiva</text:span><text:span text:style-name="T53_269"><text:s/></text:span><text:span text:style-name="T53_270">pesquisa</text:span><text:span text:style-name="T53_271"><text:s/></text:span><text:span text:style-name="T53_272">sobre</text:span><text:span text:style-name="T53_273"><text:s/></text:span><text:span text:style-name="T53_274">o</text:span><text:span text:style-name="T53_275"><text:s/></text:span><text:span text:style-name="T53_276">duplo</text:span><text:span text:style-name="T53_277"><text:s/></text:span><text:span text:style-name="T53_278">v</text:span><text:span text:style-name="T53_279">í</text:span><text:span text:style-name="T53_280">nculo</text:span><text:span text:style-name="T53_281"><text:s/></text:span><text:span text:style-name="T53_282">e</text:span><text:span text:style-name="T53_283"><text:s/></text:span><text:span text:style-name="T53_284">a</text:span><text:span text:style-name="T53_285"><text:s/></text:span><text:span text:style-name="T53_286">es</text:span><text:span text:style-name="T53_287">qu</text:span><text:span text:style-name="T53_288">izofrenia</text:span><text:span text:style-name="T53_289">.</text:span></text:p>
      <text:p text:style-name="P54"><text:span text:style-name="T54_1">Naven</text:span><text:span text:style-name="T54_2"><text:s/></text:span><text:span text:style-name="T54_3">contribuiu</text:span><text:span text:style-name="T54_4"><text:s/></text:span><text:span text:style-name="T54_5">para</text:span><text:span text:style-name="T54_6"><text:s/></text:span><text:span text:style-name="T54_7">a</text:span><text:span text:style-name="T54_8"><text:s/></text:span><text:span text:style-name="T54_9">crise</text:span><text:span text:style-name="T54_10"><text:s/></text:span><text:span text:style-name="T54_11">da</text:span><text:span text:style-name="T54_12"><text:s/></text:span><text:span text:style-name="T54_13">objetividade</text:span><text:span text:style-name="T54_14"><text:s/></text:span><text:span text:style-name="T54_15">na</text:span><text:span text:style-name="T54_16"><text:s/></text:span><text:span text:style-name="T54_17">pesquisa</text:span><text:span text:style-name="T54_18">,<text:s/></text:span><text:span text:style-name="T54_19">para</text:span><text:span text:style-name="T54_20"><text:s/></text:span><text:span text:style-name="T54_21">a</text:span><text:span text:style-name="T54_22"><text:s/></text:span><text:span text:style-name="T54_23">aproximação</text:span><text:span text:style-name="T54_24"><text:s/></text:span><text:span text:style-name="T54_25">constante</text:span><text:span text:style-name="T54_26"><text:s/></text:span><text:span text:style-name="T54_27">a</text:span><text:span text:style-name="T54_28"><text:s/></text:span><text:span text:style-name="T54_29">um</text:span><text:span text:style-name="T54_30"><text:s/></text:span><text:span text:style-name="T54_31">núcleo</text:span><text:span text:style-name="T54_32"><text:s/></text:span><text:span text:style-name="T54_33">de</text:span><text:span text:style-name="T54_34"><text:s/></text:span><text:span text:style-name="T54_35">verdade</text:span><text:span text:style-name="T54_36"><text:s/></text:span><text:span text:style-name="T54_37">etnográfica</text:span><text:span text:style-name="T54_38"><text:s/></text:span><text:span text:style-name="T54_39">que</text:span><text:span text:style-name="T54_40"><text:s/></text:span><text:span text:style-name="T54_41">sempre</text:span><text:span text:style-name="T54_42"><text:s/></text:span><text:span text:style-name="T54_43">foge</text:span><text:span text:style-name="T54_44">,<text:s/></text:span><text:span text:style-name="T54_45">que</text:span><text:span text:style-name="T54_46"><text:s/></text:span><text:span text:style-name="T54_47">irá</text:span><text:span text:style-name="T54_48"><text:s/></text:span><text:span text:style-name="T54_49">se</text:span><text:span text:style-name="T54_50"><text:s/></text:span><text:span text:style-name="T54_51">mover</text:span><text:span text:style-name="T54_52"><text:s/></text:span><text:span text:style-name="T54_53">cada</text:span><text:span text:style-name="T54_54"><text:s/></text:span><text:span text:style-name="T54_55">vez</text:span><text:span text:style-name="T54_56"><text:s/></text:span><text:span text:style-name="T54_57">para</text:span><text:span text:style-name="T54_58"><text:s/></text:span><text:span text:style-name="T54_59">mais</text:span><text:span text:style-name="T54_60"><text:s/></text:span><text:span text:style-name="T54_61">longe</text:span><text:span text:style-name="T54_62">,<text:s/></text:span><text:span text:style-name="T54_63">enquanto</text:span><text:span text:style-name="T54_64"><text:s/></text:span><text:span text:style-name="T54_65">o</text:span><text:span text:style-name="T54_66"><text:s/></text:span><text:span text:style-name="T54_67">mesmo</text:span><text:span text:style-name="T54_68"><text:s/></text:span><text:span text:style-name="T54_69">ritual</text:span><text:span text:style-name="T54_70"><text:s/></text:span><text:span text:style-name="T54_71">e</text:span><text:span text:style-name="T54_72"><text:s/></text:span><text:span text:style-name="T54_73">as</text:span><text:span text:style-name="T54_74"><text:s/></text:span><text:span text:style-name="T54_75">pessoas</text:span><text:span text:style-name="T54_76"><text:s/></text:span><text:span text:style-name="T54_77">que</text:span><text:span text:style-name="T54_78"><text:s/></text:span><text:span text:style-name="T54_79">o</text:span><text:span text:style-name="T54_80"><text:s/></text:span><text:span text:style-name="T54_81">praticam</text:span><text:span text:style-name="T54_82"><text:s/></text:span><text:span text:style-name="T54_83">mudam</text:span><text:span text:style-name="T54_84">,<text:s/></text:span><text:span text:style-name="T54_85">assim</text:span><text:span text:style-name="T54_86"><text:s/></text:span><text:span text:style-name="T54_87">como</text:span><text:span text:style-name="T54_88"><text:s/></text:span><text:span text:style-name="T54_89">o</text:span><text:span text:style-name="T54_90"><text:s/></text:span><text:span text:style-name="T54_91">sujeito</text:span><text:span text:style-name="T54_92"><text:s/></text:span><text:span text:style-name="T54_93">que</text:span><text:span text:style-name="T54_94"><text:s/></text:span><text:span text:style-name="T54_95">faz</text:span><text:span text:style-name="T54_96"><text:s/></text:span><text:span text:style-name="T54_97">a</text:span><text:span text:style-name="T54_98"><text:s/></text:span><text:span text:style-name="T54_99">pesquisa</text:span><text:span text:style-name="T54_100"><text:s/></text:span><text:span text:style-name="T54_101">é</text:span><text:span text:style-name="T54_102"><text:s/></text:span><text:span text:style-name="T54_103">sempre</text:span><text:span text:style-name="T54_104"><text:s/></text:span><text:span text:style-name="T54_105">diferente</text:span><text:span text:style-name="T54_106">.</text:span></text:p>
      <text:p text:style-name="P55"><text:span text:style-name="T55_1">Enfim</text:span><text:span text:style-name="T55_2">,<text:s/></text:span><text:span text:style-name="T55_3">a</text:span><text:span text:style-name="T55_4"><text:s/></text:span><text:span text:style-name="T55_5">etnografia</text:span><text:span text:style-name="T55_6"><text:s/></text:span><text:span text:style-name="T55_7">é</text:span><text:span text:style-name="T55_8"><text:s/></text:span><text:span text:style-name="T55_9"><office:annotation><dc:creator/><text:p text:style-name="P56"><text:span text:style-name="T56_1">buscarei</text:span><text:span text:style-name="T56_2"><text:s/></text:span><text:span text:style-name="T56_3">mais</text:span><text:span text:style-name="T56_4"><text:s/></text:span><text:span text:style-name="T56_5">sobre</text:span><text:span text:style-name="T56_6">.</text:span></text:p></office:annotation></text:span><text:span text:style-name="T56_7">acabável</text:span><text:span text:style-name="T56_8"><text:s/></text:span><text:span text:style-name="T56_9">e</text:span><text:span text:style-name="T56_10"><text:s/></text:span><text:span text:style-name="T56_11">inacabável</text:span><text:span text:style-name="T56_12">,<text:s/></text:span><text:span text:style-name="T56_13">como</text:span><text:span text:style-name="T56_14"><text:s/></text:span><text:span text:style-name="T56_15">diria</text:span><text:span text:style-name="T56_16"><text:s/></text:span><text:span text:style-name="T56_17">Freud</text:span><text:span text:style-name="T56_18"><text:s/></text:span><text:span text:style-name="T56_19">para</text:span><text:span text:style-name="T56_20"><text:s/></text:span><text:span text:style-name="T56_21">a</text:span><text:span text:style-name="T56_22"><text:s/></text:span><text:span text:style-name="T56_23">análise</text:span><text:span text:style-name="T56_24">.<text:s/></text:span><text:span text:style-name="T56_25">Talvez</text:span><text:span text:style-name="T56_26"><text:s/></text:span><text:span text:style-name="T56_27">se</text:span><text:span text:style-name="T56_28"><text:s/></text:span><text:span text:style-name="T56_29">possa</text:span><text:span text:style-name="T56_30"><text:s/></text:span><text:span text:style-name="T56_31">afirmar</text:span><text:span text:style-name="T56_32"><text:s/></text:span><text:span text:style-name="T56_33">que</text:span><text:span text:style-name="T56_34"><text:s/></text:span><text:span text:style-name="T56_35">Bateson</text:span><text:span text:style-name="T56_36"><text:s/></text:span><text:span text:style-name="T56_37">se</text:span><text:span text:style-name="T56_38"><text:s/></text:span><text:span text:style-name="T56_39">sentisse</text:span><text:span text:style-name="T56_40"><text:s/></text:span><text:span text:style-name="T56_41">limitado</text:span><text:span text:style-name="T56_42"><text:s/></text:span><text:span text:style-name="T56_43">pela</text:span><text:span text:style-name="T56_44"><text:s/></text:span><text:span text:style-name="T56_45">disciplina</text:span><text:span text:style-name="T56_46">,<text:s/></text:span><text:span text:style-name="T56_47">motivo</text:span><text:span text:style-name="T56_48"><text:s/></text:span><text:span text:style-name="T56_49">pelo</text:span><text:span text:style-name="T56_50"><text:s/></text:span><text:span text:style-name="T56_51">qual</text:span><text:span text:style-name="T56_52"><text:s/></text:span><text:span text:style-name="T56_53">teria</text:span><text:span text:style-name="T56_54"><text:s/></text:span><text:span text:style-name="T56_55">influenciado</text:span><text:span text:style-name="T56_56"><text:s/></text:span><text:span text:style-name="T56_57">muitas</text:span><text:span text:style-name="T56_58"><text:s/></text:span><text:span text:style-name="T56_59">pessoas</text:span><text:span text:style-name="T56_60"><text:s/></text:span><text:span text:style-name="T56_61">que</text:span><text:span text:style-name="T56_62"><text:s/></text:span><text:span text:style-name="T56_63">não</text:span><text:span text:style-name="T56_64"><text:s/></text:span><text:span text:style-name="T56_65">se</text:span><text:span text:style-name="T56_66"><text:s/></text:span><text:span text:style-name="T56_67">tornaram</text:span><text:span text:style-name="T56_68"><text:s/></text:span><text:span text:style-name="T56_69">antropólogas</text:span><text:span text:style-name="T56_70"><text:s/></text:span><text:span text:style-name="T56_71">no</text:span><text:span text:style-name="T56_72"><text:s/></text:span><text:span text:style-name="T56_73">sentido</text:span><text:span text:style-name="T56_74"><text:s/></text:span><text:span text:style-name="T56_75">restrito</text:span><text:span text:style-name="T56_76">.<text:s/></text:span><text:span text:style-name="T56_77">Na</text:span><text:span text:style-name="T56_78"><text:s/></text:span><text:span text:style-name="T56_79">minha</text:span><text:span text:style-name="T56_80"><text:s/></text:span><text:span text:style-name="T56_81">experiência</text:span><text:span text:style-name="T56_82">,<text:s/></text:span><text:span text:style-name="T56_83">posso</text:span><text:span text:style-name="T56_84"><text:s/></text:span><text:span text:style-name="T56_85">dizer</text:span><text:span text:style-name="T56_86"><text:s/></text:span><text:span text:style-name="T56_87">que</text:span><text:span text:style-name="T56_88"><text:s/></text:span><text:span text:style-name="T56_89">ele</text:span><text:span text:style-name="T56_90"><text:s/></text:span><text:span text:style-name="T56_91">me</text:span><text:span text:style-name="T56_92"><text:s/></text:span><text:span text:style-name="T56_93">influenciou</text:span><text:span text:style-name="T56_94"><text:s/></text:span><text:span text:style-name="T56_95">profundamente</text:span><text:span text:style-name="T56_96">,<text:s/></text:span><text:span text:style-name="T56_97">que</text:span><text:span text:style-name="T56_98"><text:s/></text:span><text:span text:style-name="T56_99">a</text:span><text:span text:style-name="T56_100"><text:s/></text:span><text:span text:style-name="T56_101">leitura</text:span><text:span text:style-name="T56_102"><text:s/></text:span><text:span text:style-name="T56_103">e</text:span><text:span text:style-name="T56_104"><text:s/></text:span><text:span text:style-name="T56_105">a</text:span><text:span text:style-name="T56_106"><text:s/></text:span><text:span text:style-name="T56_107">visão</text:span><text:span text:style-name="T56_108"><text:s/></text:span><text:span text:style-name="T56_109">atenta</text:span><text:span text:style-name="T56_110"><text:s/></text:span><text:span text:style-name="T56_111">de</text:span><text:span text:style-name="T56_112"><text:s/></text:span><text:span text:style-name="T56_113">Naven</text:span><text:span text:style-name="T56_114">,<text:s/></text:span><text:span text:style-name="T56_115">de</text:span><text:span text:style-name="T56_116"><text:s/></text:span><text:span text:style-name="T56_117">Balinese</text:span><text:span text:style-name="T56_118"><text:s/></text:span><text:span text:style-name="T56_119">character</text:span><text:span text:style-name="T56_120"><text:s/></text:span><text:span text:style-name="T56_121">e</text:span><text:span text:style-name="T56_122"><text:s/></text:span><text:span text:style-name="T56_123">de</text:span><text:span text:style-name="T56_124"><text:s/></text:span><text:span text:style-name="T56_125">Ecologia</text:span><text:span text:style-name="T56_126"><text:s/></text:span><text:span text:style-name="T56_127">da</text:span><text:span text:style-name="T56_128"><text:s/></text:span><text:span text:style-name="T56_129">mente</text:span><text:span text:style-name="T56_130"><text:s/></text:span><text:span text:style-name="T56_131">me</text:span><text:span text:style-name="T56_132"><text:s/></text:span><text:span text:style-name="T56_133">formaram</text:span><text:span text:style-name="T56_134">.</text:span></text:p>
      <text:p text:style-name="P57"><text:span text:style-name="T57_1">Devo</text:span><text:span text:style-name="T57_2"><text:s/></text:span><text:span text:style-name="T57_3">mencionar</text:span><text:span text:style-name="T57_4"><text:s/></text:span><text:span text:style-name="T57_5">também</text:span><text:span text:style-name="T57_6"><text:s/></text:span><text:span text:style-name="T57_7">um</text:span><text:span text:style-name="T57_8"><text:s/></text:span><text:span text:style-name="T57_9">autor</text:span><text:span text:style-name="T57_10"><text:s/></text:span><text:span text:style-name="T57_11">contemporâneo</text:span><text:span text:style-name="T57_12"><text:s/></text:span><text:span text:style-name="T57_13">de</text:span><text:span text:style-name="T57_14"><text:s/></text:span><text:span text:style-name="T57_15">Bateson</text:span><text:span text:style-name="T57_16">,<text:s/></text:span><text:span text:style-name="T57_17">totalmente</text:span><text:span text:style-name="T57_18"><text:s/></text:span><text:span text:style-name="T57_19">diferente</text:span><text:span text:style-name="T57_20"><text:s/></text:span><text:span text:style-name="T57_21">dele</text:span><text:span text:style-name="T57_22">,<text:s/></text:span><text:span text:style-name="T57_23">formando</text:span><text:span text:style-name="T57_24"><text:s/></text:span><text:span text:style-name="T57_25">um</text:span><text:span text:style-name="T57_26"><text:s/></text:span><text:span text:style-name="T57_27">par</text:span><text:span text:style-name="T57_28"><text:s/></text:span><text:span text:style-name="T57_29">que</text:span><text:span text:style-name="T57_30"><text:s/></text:span><text:span text:style-name="T57_31">nunca</text:span><text:span text:style-name="T57_32"><text:s/></text:span><text:span text:style-name="T57_33">se</text:span><text:span text:style-name="T57_34"><text:s/></text:span><text:span text:style-name="T57_35">encontr</text:span><text:span text:style-name="T57_36">ou</text:span><text:span text:style-name="T57_37"><text:s/></text:span><text:span text:style-name="T57_38">física</text:span><text:span text:style-name="T57_39"><text:s/></text:span><text:span text:style-name="T57_40">ou</text:span><text:span text:style-name="T57_41"><text:s/></text:span><text:span text:style-name="T57_42">cientificamente</text:span><text:span text:style-name="T57_43">;<text:s/></text:span><text:span text:style-name="T57_44">refiro</text:span><text:span text:style-name="T57_45">-</text:span><text:span text:style-name="T57_46">me</text:span><text:span text:style-name="T57_47"><text:s/></text:span><text:span text:style-name="T57_48">a</text:span><text:span text:style-name="T57_49"><text:s/></text:span><text:span text:style-name="T57_50">Walter</text:span><text:span text:style-name="T57_51"><text:s/></text:span><text:span text:style-name="T57_52">Benjamin</text:span><text:span text:style-name="T57_53">.<text:s/></text:span><text:span text:style-name="T57_54">Aqui</text:span><text:span text:style-name="T57_55"><text:s/></text:span><text:span text:style-name="T57_56">sinalizo</text:span><text:span text:style-name="T57_57"><text:s/></text:span><text:span text:style-name="T57_58">outro</text:span><text:span text:style-name="T57_59"><text:s/></text:span><text:span text:style-name="T57_60">aspecto</text:span><text:span text:style-name="T57_61"><text:s/></text:span><text:span text:style-name="T57_62">metodológico</text:span><text:span text:style-name="T57_63"><text:s/></text:span><text:span text:style-name="T57_64">inerente</text:span><text:span text:style-name="T57_65"><text:s/></text:span><text:span text:style-name="T57_66">a</text:span><text:span text:style-name="T57_67"><text:s/></text:span><text:span text:style-name="T57_68">ambos</text:span><text:span text:style-name="T57_69"><text:s/></text:span><text:span text:style-name="T57_70">além</text:span><text:span text:style-name="T57_71"><text:s/></text:span><text:span text:style-name="T57_72">de</text:span><text:span text:style-name="T57_73"><text:s/></text:span><text:span text:style-name="T57_74">um</text:span><text:span text:style-name="T57_75"><text:s/></text:span><text:span text:style-name="T57_76">certo</text:span><text:span text:style-name="T57_77"><text:s/>“</text:span><text:span text:style-name="T57_78">misticismo</text:span><text:span text:style-name="T57_79"><text:s/></text:span><text:span text:style-name="T57_80">imanente</text:span><text:span text:style-name="T57_81">”.<text:s/></text:span><text:span text:style-name="T57_82">Bateson</text:span><text:span text:style-name="T57_83"><text:s/></text:span><text:span text:style-name="T57_84">diz</text:span><text:span text:style-name="T57_85"><text:s/></text:span><text:span text:style-name="T57_86">no</text:span><text:span text:style-name="T57_87"><text:s/></text:span><text:span text:style-name="T57_88">célebre</text:span><text:span text:style-name="T57_89"><text:s/></text:span><text:span text:style-name="T57_90">posfácio</text:span><text:span text:style-name="T57_91"><text:s/></text:span><text:span text:style-name="T57_92">de</text:span><text:span text:style-name="T57_93"><text:s/></text:span><text:span text:style-name="T57_94">Naven</text:span><text:span text:style-name="T57_95"><text:s/></text:span><text:span text:style-name="T57_96">que</text:span><text:span text:style-name="T57_97"><text:s/></text:span><text:span text:style-name="T57_98">o</text:span><text:span text:style-name="T57_99"><text:s/></text:span><text:span text:style-name="T57_100">método</text:span><text:span text:style-name="T57_101"><text:s/></text:span><text:span text:style-name="T57_102">está</text:span><text:span text:style-name="T57_103"><text:s/></text:span><text:span text:style-name="T57_104">em</text:span><text:span text:style-name="T57_105"><text:s/></text:span><text:span text:style-name="T57_106">colocar</text:span><text:span text:style-name="T57_107"><text:s/></text:span><text:span text:style-name="T57_108">junto</text:span><text:span text:style-name="T57_109"><text:s/></text:span><text:span text:style-name="T57_110">os</text:span><text:span text:style-name="T57_111"><text:s/></text:span><text:span text:style-name="T57_112">dados</text:span><text:span text:style-name="T57_113"><text:s/>–<text:s/></text:span><text:span text:style-name="T57_114">o</text:span><text:span text:style-name="T57_115"><text:s/></text:span><text:span text:style-name="T57_116">que</text:span><text:span text:style-name="T57_117"><text:s/></text:span><text:span text:style-name="T57_118">é</text:span><text:span text:style-name="T57_119"><text:s/></text:span><text:span text:style-name="T57_120">fundamental</text:span><text:span text:style-name="T57_121"><text:s/></text:span><text:span text:style-name="T57_122">em</text:span><text:span text:style-name="T57_123"><text:s/></text:span><text:span text:style-name="T57_124">toda</text:span><text:span text:style-name="T57_125"><text:s/></text:span><text:span text:style-name="T57_126">pesquisa</text:span><text:span text:style-name="T57_127"><text:s/></text:span><text:span text:style-name="T57_128">contemporânea</text:span><text:span text:style-name="T57_129">,<text:s/></text:span><text:span text:style-name="T57_130">eu</text:span><text:span text:style-name="T57_131"><text:s/></text:span><text:span text:style-name="T57_132">acho</text:span><text:span text:style-name="T57_133">.<text:s/></text:span><text:span text:style-name="T57_134">Benjamin</text:span><text:span text:style-name="T57_135">,<text:s/></text:span><text:span text:style-name="T57_136">mais</text:span><text:span text:style-name="T57_137"><text:s/></text:span><text:span text:style-name="T57_138">sensível</text:span><text:span text:style-name="T57_139"><text:s/></text:span><text:span text:style-name="T57_140">ao</text:span><text:span text:style-name="T57_141"><text:s/></text:span><text:span text:style-name="T57_142">cinema</text:span><text:span text:style-name="T57_143"><text:s/></text:span><text:span text:style-name="T57_144">e</text:span><text:span text:style-name="T57_145"><text:s/></text:span><text:span text:style-name="T57_146">à</text:span><text:span text:style-name="T57_147"><text:s/></text:span><text:span text:style-name="T57_148">tecnologia</text:span><text:span text:style-name="T57_149"><text:s/></text:span><text:span text:style-name="T57_150">reproduzível</text:span><text:span text:style-name="T57_151">,<text:s/></text:span><text:span text:style-name="T57_152">afirmava</text:span><text:span text:style-name="T57_153"><text:s/></text:span><text:span text:style-name="T57_154">que</text:span><text:span text:style-name="T57_155"><text:s/></text:span><text:span text:style-name="T57_156">o</text:span><text:span text:style-name="T57_157"><text:s/></text:span><text:span text:style-name="T57_158">método</text:span><text:span text:style-name="T57_159"><text:s/></text:span><text:span text:style-name="T57_160">está</text:span><text:span text:style-name="T57_161"><text:s/></text:span><text:span text:style-name="T57_162">na</text:span><text:span text:style-name="T57_163"><text:s/></text:span><text:span text:style-name="T57_164">montagem</text:span><text:span text:style-name="T57_165">.<text:s/></text:span><text:span text:style-name="T57_166">Portanto</text:span><text:span text:style-name="T57_167">,<text:s/></text:span><text:span text:style-name="T57_168">a</text:span><text:span text:style-name="T57_169"><text:s/></text:span><text:span text:style-name="T57_170">composição</text:span><text:span text:style-name="T57_171"><text:s/></text:span><text:span text:style-name="T57_172">é</text:span><text:span text:style-name="T57_173"><text:s/></text:span><text:span text:style-name="T57_174">para</text:span><text:span text:style-name="T57_175"><text:s/></text:span><text:span text:style-name="T57_176">mim</text:span><text:span text:style-name="T57_177"><text:s/></text:span><text:span text:style-name="T57_178">o</text:span><text:span text:style-name="T57_179"><text:s/></text:span><text:span text:style-name="T57_180">conceito</text:span><text:span text:style-name="T57_181"><text:s/></text:span><text:span text:style-name="T57_182">mais</text:span><text:span text:style-name="T57_183"><text:s/></text:span><text:span text:style-name="T57_184">adequado</text:span><text:span text:style-name="T57_185"><text:s/></text:span><text:span text:style-name="T57_186">ao</text:span><text:span text:style-name="T57_187"><text:s/></text:span><text:span text:style-name="T57_188">lugar</text:span><text:span text:style-name="T57_189"><text:s/></text:span><text:span text:style-name="T57_190">da</text:span><text:span text:style-name="T57_191"><text:s/></text:span><text:span text:style-name="T57_192">escrita</text:span><text:span text:style-name="T57_193">,<text:s/></text:span><text:span text:style-name="T57_194">a</text:span><text:span text:style-name="T57_195"><text:s/></text:span><text:span text:style-name="T57_196">fim</text:span><text:span text:style-name="T57_197"><text:s/></text:span><text:span text:style-name="T57_198">de</text:span><text:span text:style-name="T57_199"><text:s/></text:span><text:span text:style-name="T57_200">dar</text:span><text:span text:style-name="T57_201"><text:s/></text:span><text:span text:style-name="T57_202">sentido</text:span><text:span text:style-name="T57_203"><text:s/></text:span><text:span text:style-name="T57_204">à</text:span><text:span text:style-name="T57_205"><text:s/></text:span><text:span text:style-name="T57_206">pesquisa</text:span><text:span text:style-name="T57_207"><text:s/></text:span><text:span text:style-name="T57_208">de</text:span><text:span text:style-name="T57_209"><text:s/></text:span><text:span text:style-name="T57_210">campo</text:span><text:span text:style-name="T57_211">:<text:s/></text:span><text:span text:style-name="T57_212">uma</text:span><text:span text:style-name="T57_213"><text:s/></text:span><text:span text:style-name="T57_214">montagem</text:span><text:span text:style-name="T57_215"><text:s/></text:span><text:span text:style-name="T57_216">de</text:span><text:span text:style-name="T57_217"><text:s/></text:span><text:span text:style-name="T57_218">fragmentos</text:span><text:span text:style-name="T57_219"><text:s/></text:span><text:span text:style-name="T57_220">escritos</text:span><text:span text:style-name="T57_221">,<text:s/></text:span><text:span text:style-name="T57_222">ensaísticos</text:span><text:span text:style-name="T57_223">,<text:s/></text:span><text:span text:style-name="T57_224">literários</text:span><text:span text:style-name="T57_225">,<text:s/></text:span><text:span text:style-name="T57_226">poéticos</text:span><text:span text:style-name="T57_227">,<text:s/></text:span><text:span text:style-name="T57_228">icônicos</text:span><text:span text:style-name="T57_229">,<text:s/></text:span><text:span text:style-name="T57_230">sônicos</text:span><text:span text:style-name="T57_231"><text:s/></text:span><text:span text:style-name="T57_232">para</text:span><text:span text:style-name="T57_233"><text:s/></text:span><text:span text:style-name="T57_234">a</text:span><text:span text:style-name="T57_235"><text:s/></text:span><text:span text:style-name="T57_236">qual</text:span><text:span text:style-name="T57_237"><text:s/></text:span><text:span text:style-name="T57_238">uma</text:span><text:span text:style-name="T57_239"><text:s/></text:span><text:span text:style-name="T57_240">composiçao</text:span><text:span text:style-name="T57_241"><text:s/></text:span><text:span text:style-name="T57_242">fluida</text:span><text:span text:style-name="T57_243"><text:s/></text:span><text:span text:style-name="T57_244">consegue</text:span><text:span text:style-name="T57_245"><text:s/></text:span><text:span text:style-name="T57_246">dar</text:span><text:span text:style-name="T57_247"><text:s/></text:span><text:span text:style-name="T57_248">um</text:span><text:span text:style-name="T57_249"><text:s/></text:span><text:span text:style-name="T57_250">sentido</text:span><text:span text:style-name="T57_251"><text:s/></text:span><text:span text:style-name="T57_252">parcial</text:span><text:span text:style-name="T57_253"><text:s/></text:span><text:span text:style-name="T57_254">e</text:span><text:span text:style-name="T57_255"><text:s/></text:span><text:span text:style-name="T57_256"><office:annotation><dc:creator/><text:p text:style-name="P58"><text:span text:style-name="T58_1">contemporâneo</text:span><text:span text:style-name="T58_2">?</text:span></text:p></office:annotation></text:span><text:span text:style-name="T58_3">temporâneo</text:span><text:span text:style-name="T58_4">,<text:s/></text:span><text:span text:style-name="T58_5">oblíquo</text:span><text:span text:style-name="T58_6"><text:s/></text:span><text:span text:style-name="T58_7">e</text:span><text:span text:style-name="T58_8"><text:s/></text:span><text:span text:style-name="T58_9">profundo</text:span><text:span text:style-name="T58_10">.<text:s/></text:span></text:p>
      <text:p text:style-name="P59"/>
      <text:p text:style-name="P60"/>
      <text:p text:style-name="P61"><text:span text:style-name="T61_1">Massimo</text:span><text:span text:style-name="T61_2"><text:s/></text:span><text:span text:style-name="T61_3">Canevacci</text:span><text:span text:style-name="T61_4"><text:s/></text:span><text:span text:style-name="T61_5">é</text:span><text:span text:style-name="T61_6"><text:s/></text:span><text:span text:style-name="T61_7">professor</text:span><text:span text:style-name="T61_8"><text:s/></text:span><text:span text:style-name="T61_9">de</text:span><text:span text:style-name="T61_10"><text:s/></text:span><text:span text:style-name="T61_11">Antropologia</text:span><text:span text:style-name="T61_12"><text:s/></text:span><text:span text:style-name="T61_13">Cultural</text:span><text:span text:style-name="T61_14"><text:s/></text:span><text:span text:style-name="T61_15">e</text:span><text:span text:style-name="T61_16"><text:s/></text:span><text:span text:style-name="T61_17">de</text:span><text:span text:style-name="T61_18"><text:s/></text:span><text:span text:style-name="T61_19">Arte</text:span><text:span text:style-name="T61_20"><text:s/></text:span><text:span text:style-name="T61_21">e</text:span><text:span text:style-name="T61_22"><text:s/></text:span><text:span text:style-name="T61_23">Culturas</text:span><text:span text:style-name="T61_24"><text:s/></text:span><text:span text:style-name="T61_25">Digitais</text:span><text:span text:style-name="T61_26"><text:s/></text:span><text:span text:style-name="T61_27">na</text:span><text:span text:style-name="T61_28"><text:s/></text:span><text:span text:style-name="T61_29">Faculdade</text:span><text:span text:style-name="T61_30"><text:s/></text:span><text:span text:style-name="T61_31">de</text:span><text:span text:style-name="T61_32"><text:s/></text:span><text:span text:style-name="T61_33">Ciências</text:span><text:span text:style-name="T61_34"><text:s/></text:span><text:span text:style-name="T61_35">da</text:span><text:span text:style-name="T61_36"><text:s/></text:span><text:span text:style-name="T61_37">Comunicação</text:span><text:span text:style-name="T61_38">,<text:s/></text:span><text:span text:style-name="T61_39">Universidade</text:span><text:span text:style-name="T61_40"><text:s/></text:span><text:span text:style-name="T61_41">de</text:span><text:span text:style-name="T61_42"><text:s/></text:span><text:span text:style-name="T61_43">Roma</text:span><text:span text:style-name="T61_44"><text:s/>“</text:span><text:span text:style-name="T61_45">La</text:span><text:span text:style-name="T61_46"><text:s/></text:span><text:span text:style-name="T61_47">Sapienza</text:span><text:span text:style-name="T61_48">”.<text:s/></text:span><text:span text:style-name="T61_49">Atualmente</text:span><text:span text:style-name="T61_50"><text:s/></text:span><text:span text:style-name="T61_51">professor</text:span><text:span text:style-name="T61_52"><text:s/></text:span><text:span text:style-name="T61_53">visitante</text:span><text:span text:style-name="T61_54"><text:s/></text:span><text:span text:style-name="T61_55">no</text:span><text:span text:style-name="T61_56"><text:s/></text:span><text:span text:style-name="T61_57">IEA</text:span><text:span text:style-name="T61_58">/</text:span><text:span text:style-name="T61_59">USP</text:span><text:span text:style-name="T61_60">,<text:s/></text:span><text:span text:style-name="T61_61">integra</text:span><text:span text:style-name="T61_62"><text:s/></text:span><text:span text:style-name="T61_63">a</text:span><text:span text:style-name="T61_64"><text:s/></text:span><text:span text:style-name="T61_65">Comissão</text:span><text:span text:style-name="T61_66"><text:s/></text:span><text:span text:style-name="T61_67">Científica</text:span><text:span text:style-name="T61_68"><text:s/></text:span><text:span text:style-name="T61_69">do</text:span><text:span text:style-name="T61_70"><text:s/></text:span><text:span text:style-name="T61_71">IEA</text:span><text:span text:style-name="T61_72">-</text:span><text:span text:style-name="T61_73">USP</text:span><text:span text:style-name="T61_74"><text:s/></text:span><text:span text:style-name="T61_75">na</text:span><text:span text:style-name="T61_76"><text:s/></text:span><text:span text:style-name="T61_77">Academia</text:span><text:span text:style-name="T61_78"><text:s/></text:span><text:span text:style-name="T61_79">Intercontinental</text:span><text:span text:style-name="T61_80">.</text:span></text:p>
      <text:p text:style-name="P62"/>
      <text:p text:style-name="P63"><text:span text:style-name="T63_1">NOTAS</text:span><text:span text:style-name="T63_2"><text:s/></text:span><text:span text:style-name="T63_3">E</text:span><text:span text:style-name="T63_4"><text:s/></text:span><text:span text:style-name="T63_5">REFERÊNCIAS</text:span><text:span text:style-name="T63_6"><text:s/></text:span><text:span text:style-name="T63_7">BIBLIOGRÁFICAS</text:span></text:p>
      <text:p text:style-name="P64"><text:span text:style-name="T64_1">1.<text:s/></text:span><text:span text:style-name="T64_2">Canevacci</text:span><text:span text:style-name="T64_3">,<text:s/></text:span><text:span text:style-name="T64_4">M</text:span><text:span text:style-name="T64_5">.<text:s/></text:span><text:span text:style-name="T64_6">A</text:span><text:span text:style-name="T64_7"><text:s/></text:span><text:span text:style-name="T64_8">cidade</text:span><text:span text:style-name="T64_9"><text:s/></text:span><text:span text:style-name="T64_10">polifônica</text:span><text:span text:style-name="T64_11">.<text:s/></text:span><text:span text:style-name="T64_12">São</text:span><text:span text:style-name="T64_13"><text:s/></text:span><text:span text:style-name="T64_14">Paulo</text:span><text:span text:style-name="T64_15">:<text:s/></text:span><text:span text:style-name="T64_16">Nobel</text:span><text:span text:style-name="T64_17">.<text:s/>2004.</text:span></text:p>
      <text:p text:style-name="P65"><text:span text:style-name="T65_1">2.</text:span><text:span text:style-name="T65_2"><text:s/></text:span><text:span text:style-name="T65_3">Canevacci</text:span><text:span text:style-name="T65_4">,<text:s/></text:span><text:span text:style-name="T65_5">M</text:span><text:span text:style-name="T65_6">.<text:s/></text:span><text:span text:style-name="T65_7">Comunicação</text:span><text:span text:style-name="T65_8"><text:s/></text:span><text:span text:style-name="T65_9">visual</text:span><text:span text:style-name="T65_10">.<text:s/></text:span><text:span text:style-name="T65_11">São</text:span><text:span text:style-name="T65_12"><text:s/></text:span><text:span text:style-name="T65_13">Paulo</text:span><text:span text:style-name="T65_14">:<text:s/></text:span><text:span text:style-name="T65_15">Brasiliense</text:span><text:span text:style-name="T65_16">.<text:s/>2009.</text:span></text:p>
      <text:p text:style-name="P66"><text:span text:style-name="T66_1">3.<text:s/></text:span><text:span text:style-name="T66_2">Canevacci</text:span><text:span text:style-name="T66_3">,<text:s/></text:span><text:span text:style-name="T66_4">M</text:span><text:span text:style-name="T66_5">.<text:s/></text:span><text:span text:style-name="T66_6">Fetichismos</text:span><text:span text:style-name="T66_7"><text:s/></text:span><text:span text:style-name="T66_8">Visuais</text:span><text:span text:style-name="T66_9">.<text:s/></text:span><text:span text:style-name="T66_10">São</text:span><text:span text:style-name="T66_11"><text:s/></text:span><text:span text:style-name="T66_12">Paulo</text:span><text:span text:style-name="T66_13">:<text:s/>2009</text:span></text:p>
      <text:p text:style-name="P67"><text:span text:style-name="T67_1">4.<text:s/></text:span><text:span text:style-name="T67_2">Bateson</text:span><text:span text:style-name="T67_3">,<text:s/></text:span><text:span text:style-name="T67_4">G</text:span><text:span text:style-name="T67_5">.<text:s/>&amp;<text:s/></text:span><text:span text:style-name="T67_6">Mead</text:span><text:span text:style-name="T67_7">,<text:s/></text:span><text:span text:style-name="T67_8">M</text:span><text:span text:style-name="T67_9">.<text:s/></text:span><text:span text:style-name="T67_10">Balinese</text:span><text:span text:style-name="T67_11"><text:s/></text:span><text:span text:style-name="T67_12">character</text:span><text:span text:style-name="T67_13">.<text:s/></text:span><text:span text:style-name="T67_14">A</text:span><text:span text:style-name="T67_15"><text:s/></text:span><text:span text:style-name="T67_16">photographic</text:span><text:span text:style-name="T67_17"><text:s/></text:span><text:span text:style-name="T67_18">analysis</text:span><text:span text:style-name="T67_19">.<text:s/></text:span><text:span text:style-name="T67_20">New</text:span><text:span text:style-name="T67_21"><text:s/></text:span><text:span text:style-name="T67_22">York</text:span><text:span text:style-name="T67_23">:<text:s/></text:span><text:span text:style-name="T67_24">Academy</text:span><text:span text:style-name="T67_25"><text:s/></text:span><text:span text:style-name="T67_26">of</text:span><text:span text:style-name="T67_27"><text:s/></text:span><text:span text:style-name="T67_28">Sciences</text:span><text:span text:style-name="T67_29">.<text:s/>1942.</text:span></text:p>
      <text:p text:style-name="P68"><text:span text:style-name="T68_1">5.<text:s/></text:span><text:span text:style-name="T68_2">Bateson</text:span><text:span text:style-name="T68_3">,<text:s/></text:span><text:span text:style-name="T68_4">G</text:span><text:span text:style-name="T68_5">.<text:s/></text:span><text:span text:style-name="T68_6">Steps</text:span><text:span text:style-name="T68_7"><text:s/></text:span><text:span text:style-name="T68_8">to</text:span><text:span text:style-name="T68_9"><text:s/></text:span><text:span text:style-name="T68_10">an</text:span><text:span text:style-name="T68_11"><text:s/></text:span><text:span text:style-name="T68_12">ecology</text:span><text:span text:style-name="T68_13"><text:s/></text:span><text:span text:style-name="T68_14">of</text:span><text:span text:style-name="T68_15"><text:s/></text:span><text:span text:style-name="T68_16">mind</text:span><text:span text:style-name="T68_17">.<text:s/></text:span><text:span text:style-name="T68_18">New</text:span><text:span text:style-name="T68_19"><text:s/></text:span><text:span text:style-name="T68_20">York</text:span><text:span text:style-name="T68_21">:<text:s/></text:span><text:span text:style-name="T68_22">Ballantine</text:span><text:span text:style-name="T68_23">.<text:s/>1972.</text:span></text:p>
      <text:p text:style-name="P69"><text:span text:style-name="T69_1">6.<text:s/></text:span><text:span text:style-name="T69_2">Brand</text:span><text:span text:style-name="T69_3">,<text:s/></text:span><text:span text:style-name="T69_4">S</text:span><text:span text:style-name="T69_5">.<text:s/></text:span><text:span text:style-name="T69_6">Per</text:span><text:span text:style-name="T69_7"><text:s/></text:span><text:span text:style-name="T69_8">l</text:span><text:span text:style-name="T69_9">’</text:span><text:span text:style-name="T69_10">amor</text:span><text:span text:style-name="T69_11"><text:s/></text:span><text:span text:style-name="T69_12">di</text:span><text:span text:style-name="T69_13"><text:s/></text:span><text:span text:style-name="T69_14">Dio</text:span><text:span text:style-name="T69_15">,<text:s/></text:span><text:span text:style-name="T69_16">Margaret</text:span><text:span text:style-name="T69_17">!<text:s/></text:span><text:span text:style-name="T69_18">Intervista</text:span><text:span text:style-name="T69_19"><text:s/></text:span><text:span text:style-name="T69_20">a</text:span><text:span text:style-name="T69_21"><text:s/></text:span><text:span text:style-name="T69_22">Bateson</text:span><text:span text:style-name="T69_23"><text:s/></text:span><text:span text:style-name="T69_24">e</text:span><text:span text:style-name="T69_25"><text:s/></text:span><text:span text:style-name="T69_26">Mead</text:span><text:span text:style-name="T69_27">.<text:s/></text:span><text:span text:style-name="T69_28">In</text:span><text:span text:style-name="T69_29"><text:s/></text:span><text:span text:style-name="T69_30">Studi</text:span><text:span text:style-name="T69_31"><text:s/></text:span><text:span text:style-name="T69_32">Culturali</text:span><text:span text:style-name="T69_33">,<text:s/></text:span><text:span text:style-name="T69_34">nº</text:span><text:span text:style-name="T69_35"><text:s/>1,<text:s/>2004.</text:span></text:p>
      <text:p text:style-name="P70"><text:span text:style-name="T70_1">7.<text:s/></text:span><text:span text:style-name="T70_2">Bateson</text:span><text:span text:style-name="T70_3">,<text:s/></text:span><text:span text:style-name="T70_4">G</text:span><text:span text:style-name="T70_5">.<text:s/></text:span><text:span text:style-name="T70_6">Naven</text:span><text:span text:style-name="T70_7">.<text:s/></text:span><text:span text:style-name="T70_8">A</text:span><text:span text:style-name="T70_9"><text:s/></text:span><text:span text:style-name="T70_10">survey</text:span><text:span text:style-name="T70_11"><text:s/></text:span><text:span text:style-name="T70_12">of</text:span><text:span text:style-name="T70_13"><text:s/></text:span><text:span text:style-name="T70_14">the</text:span><text:span text:style-name="T70_15"><text:s/></text:span><text:span text:style-name="T70_16">problems</text:span><text:span text:style-name="T70_17"><text:s/></text:span><text:span text:style-name="T70_18">suggested</text:span><text:span text:style-name="T70_19"><text:s/></text:span><text:span text:style-name="T70_20">by</text:span><text:span text:style-name="T70_21"><text:s/></text:span><text:span text:style-name="T70_22">a</text:span><text:span text:style-name="T70_23"><text:s/></text:span><text:span text:style-name="T70_24">compositive</text:span><text:span text:style-name="T70_25"><text:s/></text:span><text:span text:style-name="T70_26">picture</text:span><text:span text:style-name="T70_27"><text:s/></text:span><text:span text:style-name="T70_28">of</text:span><text:span text:style-name="T70_29"><text:s/></text:span><text:span text:style-name="T70_30">the</text:span><text:span text:style-name="T70_31"><text:s/></text:span><text:span text:style-name="T70_32">culture</text:span><text:span text:style-name="T70_33"><text:s/></text:span><text:span text:style-name="T70_34">of</text:span><text:span text:style-name="T70_35"><text:s/></text:span><text:span text:style-name="T70_36">a</text:span><text:span text:style-name="T70_37"><text:s/></text:span><text:span text:style-name="T70_38">new</text:span><text:span text:style-name="T70_39"><text:s/></text:span><text:span text:style-name="T70_40">guinea</text:span><text:span text:style-name="T70_41"><text:s/></text:span><text:span text:style-name="T70_42">tribe</text:span><text:span text:style-name="T70_43"><text:s/></text:span><text:span text:style-name="T70_44">drawn</text:span><text:span text:style-name="T70_45"><text:s/></text:span><text:span text:style-name="T70_46">from</text:span><text:span text:style-name="T70_47"><text:s/></text:span><text:span text:style-name="T70_48">three</text:span><text:span text:style-name="T70_49"><text:s/></text:span><text:span text:style-name="T70_50">points</text:span><text:span text:style-name="T70_51"><text:s/></text:span><text:span text:style-name="T70_52">of</text:span><text:span text:style-name="T70_53"><text:s/></text:span><text:span text:style-name="T70_54">views</text:span><text:span text:style-name="T70_55">.<text:s/></text:span><text:span text:style-name="T70_56">Standford</text:span><text:span text:style-name="T70_57"><text:s/></text:span><text:span text:style-name="T70_58">University</text:span><text:span text:style-name="T70_59"><text:s/></text:span><text:span text:style-name="T70_60">Press</text:span><text:span text:style-name="T70_61">.<text:s/>1936<text:s/>(1985<text:s/></text:span><text:span text:style-name="T70_62">ed</text:span><text:span text:style-name="T70_63">.<text:s/></text:span><text:span text:style-name="T70_64">italiana</text:span><text:span text:style-name="T70_65">).</text:span></text:p>
      <text:p text:style-name="P71"/>
      <text:p text:style-name="P7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Liberation Serif" svg:font-family="Liberation Serif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0.999cm" fo:page-height="29.699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1_1" style:family="text"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2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